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Svesa, Shalyhyne, Bunyaky...</text:span>
</text:h>
      <text:p text:style-name="P4">
Authors: liveuamap (Language: en)</text:p>
      <text:p text:style-name="P4">
Time: 2023-04-17T-61:19:00</text:p>
      <text:p text:style-name="P4">
Location: Vovchansk (Latitude:50.01215 Longtitude:37.91725)</text:p>
      <text:p text:style-name="P4">
Videos: []</text:p>
      <text:p text:style-name="P4">
Images: []</text:p>
      <text:p text:style-name="P4">
Tags: ["Russia"]</text:p>
      <text:p text:style-name="P4">
ID: 22556701</text:p>
      <!--METADATA-->
      <text:p text:style-name="P4">
At Sivershchyna and Slobozhanschyna directions Russian army shelled Svesa,Shalyhyne, Bunyakyne, Bilopillya, Iskryskivschyna, Shpyl, Volfyne, Yunakivka,Basivka and Velyka Pysarivka of Sumy region, also Veterynarne, Neskuchne,Ohirtseve, Vovchansk, Bochkove, Mala Vovcha, Zemlyanky and Topoli of Kharkivregion, - General Staff of Armed Forces of Ukraine says in the morning report</text:p>
      <text:p text:style-name="P4">
News Collection Link: <text:a xlink:type="simple" xlink:href="https://liveuamap.com/en/2023/17-april-at-sivershchyna-and-slobozhanschyna-directions-russian" text:style-name="Internet_20_link" text:visited-style-name="Visited_20_Internet_20_Link">
https://liveuamap.com/en/2023/17-april-at-sivershchyna-and-slobozhanschyna-directions-russian</text:a>
</text:p>
      <text:p text:style-name="P4">
Source: <text:a xlink:type="simple" xlink:href="https://t.me/lumsrc/4513" text:style-name="Internet_20_link" text:visited-style-name="Visited_20_Internet_20_Link">
https://t.me/lumsrc/4513</text:a>
</text:p>
      <!--NEWS-->
      <text:h text:style-name="P10" text:outline-level="1">
<text:span text:style-name="T4">
At Kupiansk direction Russian army shelled Novomlynsk, Dvorichna, Zapadne and Kindrashivka of...</text:span>
</text:h>
      <text:p text:style-name="P4">
Authors: liveuamap (Language: en)</text:p>
      <text:p text:style-name="P4">
Time: 2023-04-17T-63:19:00</text:p>
      <text:p text:style-name="P4">
Location: Kupiansk (Latitude:49.77118 Longtitude:37.58663)</text:p>
      <text:p text:style-name="P4">
Videos: []</text:p>
      <text:p text:style-name="P4">
Images: []</text:p>
      <text:p text:style-name="P4">
Tags: ["Russia"]</text:p>
      <text:p text:style-name="P4">
ID: 22556700</text:p>
      <!--METADATA-->
      <text:p text:style-name="P4">
At Kupiansk direction Russian army shelled Novomlynsk, Dvorichna, Zapadne andKindrashivka of Kharkiv region, - General Staff of Armed Forces of Ukrainesays in the morning report</text:p>
      <text:p text:style-name="P4">
News Collection Link: <text:a xlink:type="simple" xlink:href="https://liveuamap.com/en/2023/17-april-at-kupiansk-direction-russian-army-shelled-novomlynsk" text:style-name="Internet_20_link" text:visited-style-name="Visited_20_Internet_20_Link">
https://liveuamap.com/en/2023/17-april-at-kupiansk-direction-russian-army-shelled-novomlynsk</text:a>
</text:p>
      <text:p text:style-name="P4">
Source: <text:a xlink:type="simple" xlink:href="https://t.me/lumsrc/4514" text:style-name="Internet_20_link" text:visited-style-name="Visited_20_Internet_20_Link">
https://t.me/lumsrc/4514</text:a>
</text:p>
      <!--NEWS-->
      <text:h text:style-name="P10" text:outline-level="1">
<text:span text:style-name="T4">
Donetsk Oblast(21:57). Red Alert: aerial threat. Sirens sounding. Take cover now!</text:span>
</text:h>
      <text:p text:style-name="P4">
Authors: liveuamap (Language: en)</text:p>
      <text:p text:style-name="P4">
Time: 2023-04-17T15:58:00</text:p>
      <text:p text:style-name="P4">
Location: Donetsk Oblast (Latitude:48.72769 Longtitude:37.57862)</text:p>
      <text:p text:style-name="P4">
Videos: []</text:p>
      <text:p text:style-name="P4">
Images: []</text:p>
      <text:p text:style-name="P4">
Tags: ["Europe", "Central and Eastern Europe"]</text:p>
      <text:p text:style-name="P4">
ID: 22556819</text:p>
      <!--METADATA-->
      <text:p text:style-name="P4">
Donetsk Oblast(21:57). Red Alert: aerial threat. Sirens sounding. Take covernow!</text:p>
      <text:p text:style-name="P4">
News Collection Link: <text:a xlink:type="simple" xlink:href="https://liveuamap.com/en/2023/17-april-donetsk-oblast2157-red-alert-aerial-g" text:style-name="Internet_20_link" text:visited-style-name="Visited_20_Internet_20_Link">
https://liveuamap.com/en/2023/17-april-donetsk-oblast2157-red-alert-aerial-g</text:a>
</text:p>
      <text:p text:style-name="P4">
Source: <text:a xlink:type="simple" xlink:href="https://t.me/air_alert_ua/43232" text:style-name="Internet_20_link" text:visited-style-name="Visited_20_Internet_20_Link">
https://t.me/air_alert_ua/43232</text:a>
</text:p>
      <!--NEWS-->
      <text:h text:style-name="P10" text:outline-level="1">
<text:span text:style-name="T4">
Kharkiv, Kharkivska Oblast(22:17). Red Alert: aerial threat. Sirens sounding. Take cover now!</text:span>
</text:h>
      <text:p text:style-name="P4">
Authors: liveuamap (Language: en)</text:p>
      <text:p text:style-name="P4">
Time: 2023-04-17T16:18:00</text:p>
      <text:p text:style-name="P4">
Location: Kharkiv (Latitude:49.97975 Longtitude:36.25301)</text:p>
      <text:p text:style-name="P4">
Videos: []</text:p>
      <text:p text:style-name="P4">
Images: []</text:p>
      <text:p text:style-name="P4">
Tags: ["Europe", "Central and Eastern Europe"]</text:p>
      <text:p text:style-name="P4">
ID: 22556821</text:p>
      <!--METADATA-->
      <text:p text:style-name="P4">
Kharkiv, Kharkivska Oblast(22:17). Red Alert: aerial threat. Sirens sounding.Take cover now!</text:p>
      <text:p text:style-name="P4">
News Collection Link: <text:a xlink:type="simple" xlink:href="https://liveuamap.com/en/2023/17-april-kharkiv-kharkivska-oblast2217-red-alg" text:style-name="Internet_20_link" text:visited-style-name="Visited_20_Internet_20_Link">
https://liveuamap.com/en/2023/17-april-kharkiv-kharkivska-oblast2217-red-alg</text:a>
</text:p>
      <text:p text:style-name="P4">
Source: <text:a xlink:type="simple" xlink:href="https://t.me/air_alert_ua/43233" text:style-name="Internet_20_link" text:visited-style-name="Visited_20_Internet_20_Link">
https://t.me/air_alert_ua/43233</text:a>
</text:p>
      <!--NEWS-->
      <text:h text:style-name="P10" text:outline-level="1">
<text:span text:style-name="T4">
Sumska Oblast(22:18). Red Alert: aerial threat. Sirens sounding. Take cover now!</text:span>
</text:h>
      <text:p text:style-name="P4">
Authors: liveuamap (Language: en)</text:p>
      <text:p text:style-name="P4">
Time: 2023-04-17T16:20:00</text:p>
      <text:p text:style-name="P4">
Location: Sumska Oblast (Latitude:51.00000000 Longtitude:34.00000000)</text:p>
      <text:p text:style-name="P4">
Videos: []</text:p>
      <text:p text:style-name="P4">
Images: []</text:p>
      <text:p text:style-name="P4">
Tags: ["Europe", "Central and Eastern Europe"]</text:p>
      <text:p text:style-name="P4">
ID: 22556822</text:p>
      <!--METADATA-->
      <text:p text:style-name="P4">
Sumska Oblast(22:18). Red Alert: aerial threat. Sirens sounding. Take covernow!</text:p>
      <text:p text:style-name="P4">
News Collection Link: <text:a xlink:type="simple" xlink:href="https://liveuamap.com/en/2023/17-april-sumska-oblast2218-red-alert-aerial-tg" text:style-name="Internet_20_link" text:visited-style-name="Visited_20_Internet_20_Link">
https://liveuamap.com/en/2023/17-april-sumska-oblast2218-red-alert-aerial-tg</text:a>
</text:p>
      <text:p text:style-name="P4">
Source: <text:a xlink:type="simple" xlink:href="https://t.me/air_alert_ua/43234" text:style-name="Internet_20_link" text:visited-style-name="Visited_20_Internet_20_Link">
https://t.me/air_alert_ua/43234</text:a>
</text:p>
      <!--NEWS-->
      <text:h text:style-name="P10" text:outline-level="1">
<text:span text:style-name="T4">
Poltavska Oblast(22:48). Red Alert: aerial threat. Sirens sounding. Take cover now!</text:span>
</text:h>
      <text:p text:style-name="P4">
Authors: liveuamap (Language: en)</text:p>
      <text:p text:style-name="P4">
Time: 2023-04-17T16:48:00</text:p>
      <text:p text:style-name="P4">
Location: Poltavska Oblast (Latitude:49.47705000 Longtitude:33.81866000)</text:p>
      <text:p text:style-name="P4">
Videos: []</text:p>
      <text:p text:style-name="P4">
Images: []</text:p>
      <text:p text:style-name="P4">
Tags: ["Europe", "Central and Eastern Europe"]</text:p>
      <text:p text:style-name="P4">
ID: 22556824</text:p>
      <!--METADATA-->
      <text:p text:style-name="P4">
Poltavska Oblast(22:48). Red Alert: aerial threat. Sirens sounding. Take covernow!</text:p>
      <text:p text:style-name="P4">
News Collection Link: <text:a xlink:type="simple" xlink:href="https://liveuamap.com/en/2023/17-april-poltavska-oblast2248-red-alert-aeriag" text:style-name="Internet_20_link" text:visited-style-name="Visited_20_Internet_20_Link">
https://liveuamap.com/en/2023/17-april-poltavska-oblast2248-red-alert-aeriag</text:a>
</text:p>
      <text:p text:style-name="P4">
Source: <text:a xlink:type="simple" xlink:href="https://t.me/air_alert_ua/43235" text:style-name="Internet_20_link" text:visited-style-name="Visited_20_Internet_20_Link">
https://t.me/air_alert_ua/43235</text:a>
</text:p>
      <!--NEWS-->
      <text:h text:style-name="P10" text:outline-level="1">
<text:span text:style-name="T4">
Zaporizka Oblast(00:19). Red Alert: aerial threat. Sirens sounding. Take cover now!</text:span>
</text:h>
      <text:p text:style-name="P4">
Authors: liveuamap (Language: en)</text:p>
      <text:p text:style-name="P4">
Time: 2023-04-17T18:20:00</text:p>
      <text:p text:style-name="P4">
Location: Zaporizka Oblast (Latitude:47.612801 Longtitude:35.765691)</text:p>
      <text:p text:style-name="P4">
Videos: []</text:p>
      <text:p text:style-name="P4">
Images: []</text:p>
      <text:p text:style-name="P4">
Tags: ["Europe", "Central and Eastern Europe"]</text:p>
      <text:p text:style-name="P4">
ID: 22556827</text:p>
      <!--METADATA-->
      <text:p text:style-name="P4">
Zaporizka Oblast(00:19). Red Alert: aerial threat. Sirens sounding. Take covernow!</text:p>
      <text:p text:style-name="P4">
News Collection Link: <text:a xlink:type="simple" xlink:href="https://liveuamap.com/en/2023/17-april-zaporizka-oblast0019-red-alert-aeriag" text:style-name="Internet_20_link" text:visited-style-name="Visited_20_Internet_20_Link">
https://liveuamap.com/en/2023/17-april-zaporizka-oblast0019-red-alert-aeriag</text:a>
</text:p>
      <text:p text:style-name="P4">
Source: <text:a xlink:type="simple" xlink:href="https://t.me/air_alert_ua/43236" text:style-name="Internet_20_link" text:visited-style-name="Visited_20_Internet_20_Link">
https://t.me/air_alert_ua/43236</text:a>
</text:p>
      <!--NEWS-->
      <text:h text:style-name="P10" text:outline-level="1">
<text:span text:style-name="T4">
Dnipro, Dnipropetrovska Oblast(00:26). Red Alert: aerial threat. Sirens sounding. Take cover ...</text:span>
</text:h>
      <text:p text:style-name="P4">
Authors: liveuamap (Language: en)</text:p>
      <text:p text:style-name="P4">
Time: 2023-04-17T18:27:00</text:p>
      <text:p text:style-name="P4">
Location: Dnipro (Latitude:48.45930000 Longtitude:35.03865000)</text:p>
      <text:p text:style-name="P4">
Videos: []</text:p>
      <text:p text:style-name="P4">
Images: []</text:p>
      <text:p text:style-name="P4">
Tags: ["Europe", "Central and Eastern Europe"]</text:p>
      <text:p text:style-name="P4">
ID: 22556828</text:p>
      <!--METADATA-->
      <text:p text:style-name="P4">
Dnipro, Dnipropetrovska Oblast(00:26). Red Alert: aerial threat. Sirenssounding. Take cover now!</text:p>
      <text:p text:style-name="P4">
News Collection Link: <text:a xlink:type="simple" xlink:href="https://liveuamap.com/en/2023/17-april-dnipro-dnipropetrovska-oblast0026-reg" text:style-name="Internet_20_link" text:visited-style-name="Visited_20_Internet_20_Link">
https://liveuamap.com/en/2023/17-april-dnipro-dnipropetrovska-oblast0026-reg</text:a>
</text:p>
      <text:p text:style-name="P4">
Source: <text:a xlink:type="simple" xlink:href="https://t.me/air_alert_ua/43237" text:style-name="Internet_20_link" text:visited-style-name="Visited_20_Internet_20_Link">
https://t.me/air_alert_ua/43237</text:a>
</text:p>
      <!--NEWS-->
      <text:h text:style-name="P10" text:outline-level="1">
<text:span text:style-name="T4">
Mykolaiv, Mykolayivska Oblast(00:35). Red Alert: aerial threat. Sirens sounding. Take cover now!</text:span>
</text:h>
      <text:p text:style-name="P4">
Authors: liveuamap (Language: en)</text:p>
      <text:p text:style-name="P4">
Time: 2023-04-17T18:35:00</text:p>
      <text:p text:style-name="P4">
Location: Mykolaiv (Latitude:46.94866 Longtitude:32.00639)</text:p>
      <text:p text:style-name="P4">
Videos: []</text:p>
      <text:p text:style-name="P4">
Images: []</text:p>
      <text:p text:style-name="P4">
Tags: ["Europe", "Central and Eastern Europe"]</text:p>
      <text:p text:style-name="P4">
ID: 22556829</text:p>
      <!--METADATA-->
      <text:p text:style-name="P4">
Mykolaiv, Mykolayivska Oblast(00:35). Red Alert: aerial threat. Sirenssounding. Take cover now!</text:p>
      <text:p text:style-name="P4">
News Collection Link: <text:a xlink:type="simple" xlink:href="https://liveuamap.com/en/2023/17-april-mykolaiv-mykolayivska-oblast0035-redg" text:style-name="Internet_20_link" text:visited-style-name="Visited_20_Internet_20_Link">
https://liveuamap.com/en/2023/17-april-mykolaiv-mykolayivska-oblast0035-redg</text:a>
</text:p>
      <text:p text:style-name="P4">
Source: <text:a xlink:type="simple" xlink:href="https://t.me/air_alert_ua/43238" text:style-name="Internet_20_link" text:visited-style-name="Visited_20_Internet_20_Link">
https://t.me/air_alert_ua/43238</text:a>
</text:p>
      <!--NEWS-->
      <text:h text:style-name="P10" text:outline-level="1">
<text:span text:style-name="T4">
Kherson, Khersonska Oblast(00:53). Red Alert: aerial threat. Sirens sounding. Take cover now!</text:span>
</text:h>
      <text:p text:style-name="P4">
Authors: liveuamap (Language: en)</text:p>
      <text:p text:style-name="P4">
Time: 2023-04-17T18:53:00</text:p>
      <text:p text:style-name="P4">
Location: Kherson (Latitude:46.65602 Longtitude:32.61679)</text:p>
      <text:p text:style-name="P4">
Videos: []</text:p>
      <text:p text:style-name="P4">
Images: []</text:p>
      <text:p text:style-name="P4">
Tags: ["Europe", "Central and Eastern Europe"]</text:p>
      <text:p text:style-name="P4">
ID: 22556830</text:p>
      <!--METADATA-->
      <text:p text:style-name="P4">
Kherson, Khersonska Oblast(00:53). Red Alert: aerial threat. Sirens sounding.Take cover now!</text:p>
      <text:p text:style-name="P4">
News Collection Link: <text:a xlink:type="simple" xlink:href="https://liveuamap.com/en/2023/17-april-kherson-khersonska-oblast0053-red-alg" text:style-name="Internet_20_link" text:visited-style-name="Visited_20_Internet_20_Link">
https://liveuamap.com/en/2023/17-april-kherson-khersonska-oblast0053-red-alg</text:a>
</text:p>
      <text:p text:style-name="P4">
Source: <text:a xlink:type="simple" xlink:href="https://t.me/air_alert_ua/43239" text:style-name="Internet_20_link" text:visited-style-name="Visited_20_Internet_20_Link">
https://t.me/air_alert_ua/43239</text:a>
</text:p>
      <!--NEWS-->
      <text:h text:style-name="P10" text:outline-level="1">
<text:span text:style-name="T4">
Zaporizka Oblast, Donetsk Oblast(04:57). Red Alert: aerial threat. Sirens sounding. Take cove...</text:span>
</text:h>
      <text:p text:style-name="P4">
Authors: liveuamap (Language: en)</text:p>
      <text:p text:style-name="P4">
Time: 2023-04-17T22:57:00</text:p>
      <text:p text:style-name="P4">
Location: Zaporizka Oblast (Latitude:47.610821 Longtitude:35.764401)</text:p>
      <text:p text:style-name="P4">
Videos: []</text:p>
      <text:p text:style-name="P4">
Images: []</text:p>
      <text:p text:style-name="P4">
Tags: ["Europe", "Central and Eastern Europe"]</text:p>
      <text:p text:style-name="P4">
ID: 22556832</text:p>
      <!--METADATA-->
      <text:p text:style-name="P4">
Zaporizka Oblast, Donetsk Oblast(04:57). Red Alert: aerial threat. Sirenssounding. Take cover now!</text:p>
      <text:p text:style-name="P4">
News Collection Link: <text:a xlink:type="simple" xlink:href="https://liveuamap.com/en/2023/18-april-zaporizka-oblast-donetsk-oblast0457-g" text:style-name="Internet_20_link" text:visited-style-name="Visited_20_Internet_20_Link">
https://liveuamap.com/en/2023/18-april-zaporizka-oblast-donetsk-oblast0457-g</text:a>
</text:p>
      <text:p text:style-name="P4">
Source: <text:a xlink:type="simple" xlink:href="https://t.me/air_alert_ua/43249" text:style-name="Internet_20_link" text:visited-style-name="Visited_20_Internet_20_Link">
https://t.me/air_alert_ua/43249</text:a>
</text:p>
      <!--NEWS-->
      <text:h text:style-name="P10" text:outline-level="1">
<text:span text:style-name="T4">
Безпека перш за все: як наші воїни навчаються, щоб не допускати помилок</text:span>
</text:h>
      <text:p text:style-name="P4">
Author: ['АРМІЯINFORM']</text:p>
      <text:p text:style-name="P4">
Time: 2023-04-17T38:00:00-04:00</text:p>
      <text:p text:style-name="P4">
Description: Наші воїни говорять, що постійний розвиток та передача досвіду — це нова реаль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678969_627493832069929_5148567550107735089_n.jpg" text:style-name="Internet_20_link" text:visited-style-name="Visited_20_Internet_20_Link">
336678969_627493832069929_5148567550107735089_n.jpg</text:a>
', '<text:a xlink:type="simple" xlink:href="https://armyinform.com.ua/wp-content/uploads/2023/04/336675115_1019471552360962_96303350838287847_n-150x150.jpg" text:style-name="Internet_20_link" text:visited-style-name="Visited_20_Internet_20_Link">
336675115_1019471552360962_96303350838287847_n-150x150.jpg</text:a>
', '<text:a xlink:type="simple" xlink:href="https://armyinform.com.ua/wp-content/uploads/2023/04/336681444_802617214077686_5728714152765575396_n-150x150.jpg" text:style-name="Internet_20_link" text:visited-style-name="Visited_20_Internet_20_Link">
336681444_802617214077686_5728714152765575396_n-150x150.jpg</text:a>
', '<text:a xlink:type="simple" xlink:href="https://armyinform.com.ua/wp-content/uploads/2023/04/336689654_597973842264156_3466042690449563749_n-150x150.jpg" text:style-name="Internet_20_link" text:visited-style-name="Visited_20_Internet_20_Link">
336689654_597973842264156_3466042690449563749_n-150x150.jpg</text:a>
', '<text:a xlink:type="simple" xlink:href="https://armyinform.com.ua/wp-content/uploads/2023/04/336681054_216171301058305_5144797056928692989_n-150x150.jpg" text:style-name="Internet_20_link" text:visited-style-name="Visited_20_Internet_20_Link">
336681054_216171301058305_5144797056928692989_n-150x150.jpg</text:a>
', '<text:a xlink:type="simple" xlink:href="https://armyinform.com.ua/wp-content/uploads/2023/04/336684226_2547131365442888_3431754666898405789_n-150x150.jpg" text:style-name="Internet_20_link" text:visited-style-name="Visited_20_Internet_20_Link">
336684226_2547131365442888_3431754666898405789_n-150x150.jpg</text:a>
']</text:p>
      <text:p text:style-name="P4">
Tags: ['STOPRUSSIA', 'АГРЕСІЯ РФ', 'ВІЙНА', 'ВТОРГНЕННЯ РФ']</text:p>
      <text:p text:style-name="P4">
Category: News</text:p>
      <!--METADATA-->
      <text:p text:style-name="P4">
<draw:frame draw:style-name="fr1" draw:name="Image2" text:anchor-type="as-char" svg:width="6.9236in" svg:height="6.9236in" draw:z-index="0">
<draw:image xlink:href="../Images/AРМІЯINFORM/2023-04-17T38-00-00-04-00/336678969_627493832069929_5148567550107735089_n.jpg" xlink:type="simple" xlink:show="embed" xlink:actuate="onLoad" draw:mime-type="image/jpeg"/>
</draw:frame>
</text:p>
      <text:p text:style-name="P4">
Наші воїни говорять, що постійний розвиток та передача досвіду — це новареальність та критична необхідність сьогодення. Менше помилок — більшеврятованих життів, і щоб їх не допускати, вони багато та наполегливотренуються.</text:p>
      <text:p text:style-name="P4">
<text:a xlink:type="simple" xlink:href="https://armyinform.com.ua/wp-content/uploads/2023/04/336675115_1019471552360962_96303350838287847_n.jpg" text:style-name="Internet_20_link" text:visited-style-name="Visited_20_Internet_20_Link">
<draw:frame draw:style-name="fr1" draw:name="Image3" text:anchor-type="as-char" svg:width="6.9236in" svg:height="6.9236in" draw:z-index="0">
<draw:image xlink:href="../Images/AРМІЯINFORM/2023-04-17T38-00-00-04-00/336675115_1019471552360962_96303350838287847_n-150x150.jpg" xlink:type="simple" xlink:show="embed" xlink:actuate="onLoad" draw:mime-type="image/jpeg"/>
</draw:frame>
</text:a>
</text:p>
      <text:p text:style-name="P4">
<text:a xlink:type="simple" xlink:href="https://armyinform.com.ua/wp-content/uploads/2023/04/336681444_802617214077686_5728714152765575396_n.jpg" text:style-name="Internet_20_link" text:visited-style-name="Visited_20_Internet_20_Link">
<draw:frame draw:style-name="fr1" draw:name="Image4" text:anchor-type="as-char" svg:width="6.9236in" svg:height="6.9236in" draw:z-index="0">
<draw:image xlink:href="../Images/AРМІЯINFORM/2023-04-17T38-00-00-04-00/336681444_802617214077686_5728714152765575396_n-150x150.jpg" xlink:type="simple" xlink:show="embed" xlink:actuate="onLoad" draw:mime-type="image/jpeg"/>
</draw:frame>
</text:a>
</text:p>
      <text:p text:style-name="P4">
<text:a xlink:type="simple" xlink:href="https://armyinform.com.ua/wp-content/uploads/2023/04/336689654_597973842264156_3466042690449563749_n.jpg" text:style-name="Internet_20_link" text:visited-style-name="Visited_20_Internet_20_Link">
<draw:frame draw:style-name="fr1" draw:name="Image5" text:anchor-type="as-char" svg:width="6.9236in" svg:height="6.9236in" draw:z-index="0">
<draw:image xlink:href="../Images/AРМІЯINFORM/2023-04-17T38-00-00-04-00/336689654_597973842264156_3466042690449563749_n-150x150.jpg" xlink:type="simple" xlink:show="embed" xlink:actuate="onLoad" draw:mime-type="image/jpeg"/>
</draw:frame>
</text:a>
</text:p>
      <text:p text:style-name="P4">
<text:a xlink:type="simple" xlink:href="https://armyinform.com.ua/wp-content/uploads/2023/04/336681054_216171301058305_5144797056928692989_n.jpg" text:style-name="Internet_20_link" text:visited-style-name="Visited_20_Internet_20_Link">
<draw:frame draw:style-name="fr1" draw:name="Image6" text:anchor-type="as-char" svg:width="6.9236in" svg:height="6.9236in" draw:z-index="0">
<draw:image xlink:href="../Images/AРМІЯINFORM/2023-04-17T38-00-00-04-00/336681054_216171301058305_5144797056928692989_n-150x150.jpg" xlink:type="simple" xlink:show="embed" xlink:actuate="onLoad" draw:mime-type="image/jpeg"/>
</draw:frame>
</text:a>
</text:p>
      <text:p text:style-name="P4">
<text:a xlink:type="simple" xlink:href="https://armyinform.com.ua/wp-content/uploads/2023/04/336684226_2547131365442888_3431754666898405789_n.jpg" text:style-name="Internet_20_link" text:visited-style-name="Visited_20_Internet_20_Link">
<draw:frame draw:style-name="fr1" draw:name="Image7" text:anchor-type="as-char" svg:width="6.9236in" svg:height="6.9236in" draw:z-index="0">
<draw:image xlink:href="../Images/AРМІЯINFORM/2023-04-17T38-00-00-04-00/336684226_2547131365442888_3431754666898405789_n-150x150.jpg" xlink:type="simple" xlink:show="embed" xlink:actuate="onLoad" draw:mime-type="image/jpeg"/>
</draw:frame>
</text:a>
</text:p>
      <text:p text:style-name="P4">
<text:span text:style-name="T4">
Джерело:</text:span>
 <text:span text:style-name="T5">
<text:a xlink:type="simple" xlink:href="https://www.facebook.com/JointForcesCommandAFU/posts/pfbid02CsGRm9Qt4QpLWTU6Zmq2UaYxDBaky4oGyiMM7ewtBA9eYHKDkHWVhTnNnVG2AD8Fl" text:style-name="Internet_20_link" text:visited-style-name="Visited_20_Internet_20_Link">
Командування Об'єднаних Сил ЗСУкраїни</text:a>
</text:span>
</text:p>
      <text:p text:style-name="P4">
Source: <text:a xlink:type="simple" xlink:href="https://armyinform.com.ua/2023/04/17/bezpeka-persh-za-vse-yak-nashi-voyiny-navchayutsya-shhob-ne-dopuskaty-pomylok/" text:style-name="Internet_20_link" text:visited-style-name="Visited_20_Internet_20_Link">
https://armyinform.com.ua/2023/04/17/bezpeka-persh-za-vse-yak-nashi-voyiny-navchayutsya-shhob-ne-dopuskaty-pomylok/</text:a>
</text:p>
      <!--NEWS-->
      <text:h text:style-name="P10" text:outline-level="1">
<text:span text:style-name="T4">
За рік війни Польща надала Україні допомогу на суму майже 11 мільярдів євро</text:span>
</text:h>
      <text:p text:style-name="P4">
Author: ['АРМІЯINFORM']</text:p>
      <text:p text:style-name="P4">
Time: 2023-04-17T39:00:00-04:00</text:p>
      <text:p text:style-name="P4">
Description: Про це повідомляє Служба зовнішньої розвідки України на своїй офіційній сторінц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lyustratyvne-foto_large-2.jpg" text:style-name="Internet_20_link" text:visited-style-name="Visited_20_Internet_20_Link">
ilyustratyvne-foto_large-2.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8" text:anchor-type="as-char" svg:width="6.9236in" svg:height="3.893007in" draw:z-index="0">
<draw:image xlink:href="../Images/AРМІЯINFORM/2023-04-17T39-00-00-04-00/ilyustratyvne-foto_large-2.jpg" xlink:type="simple" xlink:show="embed" xlink:actuate="onLoad" draw:mime-type="image/jpeg"/>
</draw:frame>
</text:p>
      <text:p text:style-name="P4">
Про це<text:a xlink:type="simple" xlink:href="https://www.facebook.com/SZRUkraine/posts/pfbid02wCdwMj7pbL1EooAv2omnpRfY5o62oVQvbQRTDDREJrMxtijvXdazSWxAUp1eokF9l" text:style-name="Internet_20_link" text:visited-style-name="Visited_20_Internet_20_Link">
повідомляє</text:a>
Служба зовнішньої розвідки України на своїй офіційній сторінці в Facebook.</text:p>
      <text:p text:style-name="P4">
Кількість країн-учасниць групи, що працює над створенням спецтрибуналу щодоросійського злочину агресії, зросла до 34. Коста-Ріка заявила про готовністьприєднатися до роботи Core Group.</text:p>
      <text:p text:style-name="P4">
Члени спільної слідчої групи з розслідування тяжких міжнародних злочинів вУкраїні (JIT) підписали угоду щодо розслідування не лише воєнних злочинів, а йзлочину геноциду.</text:p>
      <text:p text:style-name="P4">
За рік війни Польща надала Україні допомогу на суму майже 11 мільярдів євро.</text:p>
      <text:p text:style-name="P4">
У Польщу доставили всі вісім танків Leopard 2, які Канада обіцяла передатиУкраїні.</text:p>
      <text:p text:style-name="P4">
Канада розгортає у Польщі три симулятори для тренування українських екіпажівтанків Leopard 2.</text:p>
      <text:p text:style-name="P4">
«Я не маю жодного сумніву й повністю впевнений, що Україна переможе», — заявивпрем’єр-міністр Канади Джастін Трюдо.</text:p>
      <text:p text:style-name="P4">
Міністерство оборони США уклало з виробником ракетних двигунів «AerojetRocketdyne» угоду на $ 215,6 млн на розширення та модернізацію підприємствцієї компанії. «Кошти будуть спрямовані на модернізацію виробничих процесів напідприємствах компанії, консолідацію виробничих ліній, закупівлю обладнання,створення систем обробки даних та збільшення швидкості виробництва та поставокJavelin, Stinger та керованих ракет GMLRS», — повідомляють у міноборони США.Зазначається, що цю роботу профінансували програмою про додаткові асигнуваннядля України.</text:p>
      <text:p text:style-name="P4">
Source: <text:a xlink:type="simple" xlink:href="https://armyinform.com.ua/2023/04/17/svit-prodovzhuye-dopomagaty-ukrayini-sluzhba-zovnishnoyi-rozvidky-ukrayiny/" text:style-name="Internet_20_link" text:visited-style-name="Visited_20_Internet_20_Link">
https://armyinform.com.ua/2023/04/17/svit-prodovzhuye-dopomagaty-ukrayini-sluzhba-zovnishnoyi-rozvidky-ukrayiny/</text:a>
</text:p>
      <!--NEWS-->
      <text:h text:style-name="P10" text:outline-level="1">
<text:span text:style-name="T4">
Королівська бригада продовжує нищити окупантів на Донеччині</text:span>
</text:h>
      <text:p text:style-name="P4">
Author: ['АРМІЯINFORM']</text:p>
      <text:p text:style-name="P4">
Time: 2023-04-17T40:00:00-04:00</text:p>
      <text:p text:style-name="P4">
Description: Окрема механізована бригада імені короля Данила перебуває серед тих підрозді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255089_756943109437075_3215551481657333043_n.jpg" text:style-name="Internet_20_link" text:visited-style-name="Visited_20_Internet_20_Link">
341255089_756943109437075_3215551481657333043_n.jpg</text:a>
', '<text:a xlink:type="simple" xlink:href="https://armyinform.com.ua/wp-content/uploads/2023/04/341553540_196165706505928_4493266587395166238_n-150x150.jpg" text:style-name="Internet_20_link" text:visited-style-name="Visited_20_Internet_20_Link">
341553540_196165706505928_4493266587395166238_n-150x150.jpg</text:a>
', '<text:a xlink:type="simple" xlink:href="https://armyinform.com.ua/wp-content/uploads/2023/04/341663191_778935996771494_8934684155082143708_n-150x150.jpg" text:style-name="Internet_20_link" text:visited-style-name="Visited_20_Internet_20_Link">
341663191_778935996771494_8934684155082143708_n-150x150.jpg</text:a>
', '<text:a xlink:type="simple" xlink:href="https://armyinform.com.ua/wp-content/uploads/2023/04/341886616_1249318662375736_1891754088083619452_n-150x150.jpg" text:style-name="Internet_20_link" text:visited-style-name="Visited_20_Internet_20_Link">
341886616_1249318662375736_1891754088083619452_n-150x150.jpg</text:a>
']</text:p>
      <text:p text:style-name="P4">
Tags: ['STOPRUSSIA', 'АГРЕСІЯ РФ', 'ВІЙНА', 'ВТОРГНЕННЯ РФ']</text:p>
      <text:p text:style-name="P4">
Category: News</text:p>
      <!--METADATA-->
      <text:p text:style-name="P4">
<draw:frame draw:style-name="fr1" draw:name="Image9" text:anchor-type="as-char" svg:width="6.9236in" svg:height="4.615733in" draw:z-index="0">
<draw:image xlink:href="../Images/AРМІЯINFORM/2023-04-17T40-00-00-04-00/341255089_756943109437075_3215551481657333043_n.jpg" xlink:type="simple" xlink:show="embed" xlink:actuate="onLoad" draw:mime-type="image/jpeg"/>
</draw:frame>
</text:p>
      <text:p text:style-name="P4">
Окрема механізована бригада імені короля Данила перебуває серед тихпідрозділів Збройних Сил України, які продовжують захищати територіальнуцілісність країни на сході України.</text:p>
      <text:p text:style-name="P4">
Вважається одним із найбільш ефективних підрозділів ЗСУ, що беруть участь увійні проти російського агресора. Батальйон здобув численні перемоги надпротивником та завдав значних втрат російським окупаційним військам.</text:p>
      <text:p text:style-name="P4">
<text:a xlink:type="simple" xlink:href="https://armyinform.com.ua/wp-content/uploads/2023/04/341553540_196165706505928_4493266587395166238_n.jpg" text:style-name="Internet_20_link" text:visited-style-name="Visited_20_Internet_20_Link">
<draw:frame draw:style-name="fr1" draw:name="Image10" text:anchor-type="as-char" svg:width="6.9236in" svg:height="6.9236in" draw:z-index="0">
<draw:image xlink:href="../Images/AРМІЯINFORM/2023-04-17T40-00-00-04-00/341553540_196165706505928_4493266587395166238_n-150x150.jpg" xlink:type="simple" xlink:show="embed" xlink:actuate="onLoad" draw:mime-type="image/jpeg"/>
</draw:frame>
</text:a>
</text:p>
      <text:p text:style-name="P4">
<text:a xlink:type="simple" xlink:href="https://armyinform.com.ua/wp-content/uploads/2023/04/341663191_778935996771494_8934684155082143708_n.jpg" text:style-name="Internet_20_link" text:visited-style-name="Visited_20_Internet_20_Link">
<draw:frame draw:style-name="fr1" draw:name="Image11" text:anchor-type="as-char" svg:width="6.9236in" svg:height="6.9236in" draw:z-index="0">
<draw:image xlink:href="../Images/AРМІЯINFORM/2023-04-17T40-00-00-04-00/341663191_778935996771494_8934684155082143708_n-150x150.jpg" xlink:type="simple" xlink:show="embed" xlink:actuate="onLoad" draw:mime-type="image/jpeg"/>
</draw:frame>
</text:a>
</text:p>
      <text:p text:style-name="P4">
<text:a xlink:type="simple" xlink:href="https://armyinform.com.ua/wp-content/uploads/2023/04/341886616_1249318662375736_1891754088083619452_n.jpg" text:style-name="Internet_20_link" text:visited-style-name="Visited_20_Internet_20_Link">
<draw:frame draw:style-name="fr1" draw:name="Image12" text:anchor-type="as-char" svg:width="6.9236in" svg:height="6.9236in" draw:z-index="0">
<draw:image xlink:href="../Images/AРМІЯINFORM/2023-04-17T40-00-00-04-00/341886616_1249318662375736_1891754088083619452_n-150x150.jpg" xlink:type="simple" xlink:show="embed" xlink:actuate="onLoad" draw:mime-type="image/jpeg"/>
</draw:frame>
</text:a>
</text:p>
      <text:p text:style-name="P4">
У складі бригади служать досвідчені та професійні військові, багато з якихмають бойовий досвід у районі проведення АТО/ООС. Вони проходять регулярнупідготовку та навчання, щоб бути готовими до будь-яких викликів та завдань.</text:p>
      <text:p text:style-name="P4">
Протягом багатьох місяців бригада активно брала участь у бойових діях наДонбасі, здійснюючи бойові завдання та забезпечуючи безпеку населення врайонах бойових дій.</text:p>
      <text:p text:style-name="P4">
Досягнення бригади імені короля Данила у боротьбі з окупантами є вагомимвнеском у захист України.</text:p>
      <text:p text:style-name="P4">
<text:span text:style-name="T4">
Джерело:</text:span>
<text:a xlink:type="simple" xlink:href="https://www.facebook.com/24th.brigade/posts/pfbid0XReFb6csLnkVFrnzZyKDUBdtiPvsDpsUv6ajPHSMm97aujUa1Jo6kkAiML9KNu6Pl" text:style-name="Internet_20_link" text:visited-style-name="Visited_20_Internet_20_Link">
 <text:span text:style-name="T5">
Окрема механізованабригада</text:span>
</text:a>
</text:p>
      <text:p text:style-name="P4">
Source: <text:a xlink:type="simple" xlink:href="https://armyinform.com.ua/2023/04/17/brygada-imeni-korolya-danyla-trymaye-strij-ta-prodovzhuye-nyshhyty-okupantiv-na-donechchyni/" text:style-name="Internet_20_link" text:visited-style-name="Visited_20_Internet_20_Link">
https://armyinform.com.ua/2023/04/17/brygada-imeni-korolya-danyla-trymaye-strij-ta-prodovzhuye-nyshhyty-okupantiv-na-donechchyni/</text:a>
</text:p>
      <!--NEWS-->
      <text:h text:style-name="P10" text:outline-level="1">
<text:span text:style-name="T4">
рф втрачає доходи від продажу нафти та газу</text:span>
</text:h>
      <text:p text:style-name="P4">
Author: ['АРМІЯINFORM']</text:p>
      <text:p text:style-name="P4">
Time: 2023-04-17T41:00:00-04:00</text:p>
      <text:p text:style-name="P4">
Description: Про це повідомляє Служба зовнішньої розвідки України на своїй офіційній сторінц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ntyrosijski-sankcziyi.jpg" text:style-name="Internet_20_link" text:visited-style-name="Visited_20_Internet_20_Link">
antyrosijski-sankcziyi.jpg</text:a>
']</text:p>
      <text:p text:style-name="P4">
Tags: ['STOPRUSSIA', 'АГРЕСІЯ РФ', 'ВІЙНА', 'ВТОРГНЕННЯ РФ', 'ЕКОНОМІКА РФ', 'КРАХ РОСІЙСЬКОЇ ЕКОНОМІКИ', 'САНКЦІЇ']</text:p>
      <text:p text:style-name="P4">
Category: News</text:p>
      <!--METADATA-->
      <text:p text:style-name="P4">
<draw:frame draw:style-name="fr1" draw:name="Image13" text:anchor-type="as-char" svg:width="6.9236in" svg:height="3.894525in" draw:z-index="0">
<draw:image xlink:href="../Images/AРМІЯINFORM/2023-04-17T41-00-00-04-00/antyrosijski-sankcziyi.jpg" xlink:type="simple" xlink:show="embed" xlink:actuate="onLoad" draw:mime-type="image/jpeg"/>
</draw:frame>
</text:p>
      <text:p text:style-name="P4">
Про це<text:a xlink:type="simple" xlink:href="https://www.facebook.com/SZRUkraine/posts/pfbid02wCdwMj7pbL1EooAv2omnpRfY5o62oVQvbQRTDDREJrMxtijvXdazSWxAUp1eokF9l" text:style-name="Internet_20_link" text:visited-style-name="Visited_20_Internet_20_Link">
повідомляє</text:a>
Служба зовнішньої розвідки України на своїй офіційній сторінці в Facebook.</text:p>
      <text:p text:style-name="P4">
Компанія «одк-сатурн», яка має 50 % прав на сертифікат типу SaM146 СП PowerJet(інша частина належить французькій компанії Safran Aircraft Engines),відмовляється брати на себе відповідальність і статус розробника двигунаSaM146 виробництва російсько-французького спільного підприємства PowerJet.Через це неможливе проведення на рф капітальних ремонтів і погодження змін додокументації літака. Наразі російське одк визнане лише розробникоммодифікацій, який може оновлювати сервісні бюлетені та «доводити їх доперевізників». одк категорично не хоче брати на себе відповідальність запродовження ресурсу та серйозні ремонти двигунів, без яких парк російськихцивільних літаків почне скорочуватись уже найближчим часом.</text:p>
      <text:p text:style-name="P4">
За даними мінфіну, дохід рф від продажу нафти та газу у першому кварталістановив 1,635 трлн руб, що на 45 % менше, ніж рік тому.</text:p>
      <text:p text:style-name="P4">
За підсумками першого кварталу 2023 року на онлайн-майданчиках із продажупростроченої заборгованості банки рф виставили 202,2 тис. позичок росіян насуму 32,6 млрд руб; порівняно з минулим роком у грошах обсяг зріс на 6,5 %.</text:p>
      <text:p text:style-name="P4">
Впливовий російський підприємець євтушенков мусив залишити раду директорівкомпанії Ozon після того, як Сполучене Королівство запровадило проти ньогосанкції.</text:p>
      <text:p text:style-name="P4">
путін підписав закон, згідно з яким термін визнання окупантів зниклимибезвісти на війні проти України скорочується з 12 до 6 місяців; померлими вониможуть бути визнані через три місяці після визнання зниклими безвісти, а заособливих обставин — через півроку з моменту зникнення.</text:p>
      <text:p text:style-name="P4">
Source: <text:a xlink:type="simple" xlink:href="https://armyinform.com.ua/2023/04/17/rf-zaznala-45-zmenshennya-dohodiv-vid-prodazhu-nafty-ta-gazu-v-pershomu-kvartali-sankcziyi-v-diyi/" text:style-name="Internet_20_link" text:visited-style-name="Visited_20_Internet_20_Link">
https://armyinform.com.ua/2023/04/17/rf-zaznala-45-zmenshennya-dohodiv-vid-prodazhu-nafty-ta-gazu-v-pershomu-kvartali-sankcziyi-v-diyi/</text:a>
</text:p>
      <!--NEWS-->
      <text:h text:style-name="P10" text:outline-level="1">
<text:span text:style-name="T4">
Україна і світ — проти російської агресії</text:span>
</text:h>
      <text:p text:style-name="P4">
Author: ['АРМІЯINFORM']</text:p>
      <text:p text:style-name="P4">
Time: 2023-04-17T42:00:00-04:00</text:p>
      <text:p text:style-name="P4">
Description: Про це повідомляє Служба зовнішньої розвідки України на своїй офіційній сторінц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14" text:anchor-type="as-char" svg:width="6.9236in" svg:height="6.820353in" draw:z-index="0">
<draw:image xlink:href="../Images/AРМІЯINFORM/2023-04-17T42-00-00-04-00/golovna-37.jpg" xlink:type="simple" xlink:show="embed" xlink:actuate="onLoad" draw:mime-type="image/jpeg"/>
</draw:frame>
</text:p>
      <text:p text:style-name="P4">
Про це<text:a xlink:type="simple" xlink:href="https://www.facebook.com/SZRUkraine/posts/pfbid02wCdwMj7pbL1EooAv2omnpRfY5o62oVQvbQRTDDREJrMxtijvXdazSWxAUp1eokF9l" text:style-name="Internet_20_link" text:visited-style-name="Visited_20_Internet_20_Link">
повідомляє</text:a>
Служба зовнішньої розвідки України на своїй офіційній сторінці в Facebook.</text:p>
      <text:p text:style-name="P4">
Країни G7 надають додаткову фінансову допомогу Україні на суму понад 5 млрддоларів.</text:p>
      <text:p text:style-name="P4">
Країни G7 занепокоєні лазівками у законодавстві Швейцарії, через які росіяможе ухилятися від санкцій.</text:p>
      <text:p text:style-name="P4">
Міністр з європейських питань уряду Швеції Джессіка Росвалл закликала Іспанію,яка головуватиме в Раді Європейського Союзу в другій половині 2023 року,приділяти особливу увагу викликам через війну в Україні.</text:p>
      <text:p text:style-name="P4">
У Чехії загальні витрати на українських біженців з початку розв`язаної росієювійни становлять 33,5 мільярда чеських крон (понад 1,2 мільярда євро).</text:p>
      <text:p text:style-name="P4">
Україна 17 квітня може розпочати експорт електроенергії до Словаччини в обсязі200 МВт щогодини.</text:p>
      <text:p text:style-name="P4">
Уряд Німеччини виступає за включення російського атомного сектора до 11-гопакета санкцій Євросоюзу, — заявив віце-канцлер, міністр у справах економікита захисту клімату ФРН Роберт Хабек.</text:p>
      <text:p text:style-name="P4">
Лише за один рік країни Європи майже повністю позбавились 50-річної залежностівід російського газу. За прогнозами експертів, співпраця ЄС із «газпромом»може остаточно закінчитись до 2025 року.</text:p>
      <text:p text:style-name="P4">
Фінляндія розпочала будівництво першої ділянки паркану на кордоні з росією.</text:p>
      <text:p text:style-name="P4">
Source: <text:a xlink:type="simple" xlink:href="https://armyinform.com.ua/2023/04/17/ukrayina-i-svit-proty-rosijskoyi-agresiyi-sluzhba-zovnishnoyi-rozvidky-ukrayiny-3/" text:style-name="Internet_20_link" text:visited-style-name="Visited_20_Internet_20_Link">
https://armyinform.com.ua/2023/04/17/ukrayina-i-svit-proty-rosijskoyi-agresiyi-sluzhba-zovnishnoyi-rozvidky-ukrayiny-3/</text:a>
</text:p>
      <!--NEWS-->
      <text:h text:style-name="P10" text:outline-level="1">
<text:span text:style-name="T4">
На Харківщині прикордонники приземлили «шахед»</text:span>
</text:h>
      <text:p text:style-name="P4">
Author: ['АРМІЯINFORM']</text:p>
      <text:p text:style-name="P4">
Time: 2023-04-17T43:00:00-04:00</text:p>
      <text:p text:style-name="P4">
Description: Про це повідомляє Державна прикордонна служба України.          Прикордо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ews_20230416_120125_16816356854.jpeg" text:style-name="Internet_20_link" text:visited-style-name="Visited_20_Internet_20_Link">
news_20230416_120125_16816356854.jpeg</text:a>
', '<text:a xlink:type="simple" xlink:href="https://armyinform.com.ua/wp-content/uploads/2023/04/news_20230416_120122_16816356821-150x150.jpeg" text:style-name="Internet_20_link" text:visited-style-name="Visited_20_Internet_20_Link">
news_20230416_120122_16816356821-150x150.jpeg</text:a>
', '<text:a xlink:type="simple" xlink:href="https://armyinform.com.ua/wp-content/uploads/2023/04/news_20230416_120122_16816356821-1-150x150.jpeg" text:style-name="Internet_20_link" text:visited-style-name="Visited_20_Internet_20_Link">
news_20230416_120122_16816356821-1-150x150.jpeg</text:a>
', '<text:a xlink:type="simple" xlink:href="https://armyinform.com.ua/wp-content/uploads/2023/04/news_20230416_120124_16816356843-150x150.jpeg" text:style-name="Internet_20_link" text:visited-style-name="Visited_20_Internet_20_Link">
news_20230416_120124_16816356843-150x150.jpeg</text:a>
']</text:p>
      <text:p text:style-name="P4">
Tags: ['SHAHED', 'STOPRUSSIA', 'АГРЕСІЯ РФ', 'ВІЙНА', 'ВТОРГНЕННЯ РФ', 'ДЕРЖПРИКОРДОНСЛУЖБА']</text:p>
      <text:p text:style-name="P4">
Category: News</text:p>
      <!--METADATA-->
      <text:p text:style-name="P4">
<draw:frame draw:style-name="fr1" draw:name="Image15" text:anchor-type="as-char" svg:width="6.9236in" svg:height="3.894525in" draw:z-index="0">
<draw:image xlink:href="../Images/AРМІЯINFORM/2023-04-17T43-00-00-04-00/news_20230416_120125_16816356854.jpeg" xlink:type="simple" xlink:show="embed" xlink:actuate="onLoad" draw:mime-type="image/jpeg"/>
</draw:frame>
</text:p>
      <text:p text:style-name="P4">
Про це <text:a xlink:type="simple" xlink:href="https://dpsu.gov.ua/ua/news/Na-Harkivshchini-prikordonniki-prizemlili-moped/" text:style-name="Internet_20_link" text:visited-style-name="Visited_20_Internet_20_Link">
повідомляє</text:a>
 Державна прикордонна служба України.</text:p>
      <text:p text:style-name="P4">
Прикордонні підрозділи на Харківщині в складі Сил оборони України разом зіншими українськими захисниками продовжують боронити Батьківщину.</text:p>
      <text:p text:style-name="P4">
Бійці активно протидіють повітряним цілям противника, які останнім часомактивізувалися.</text:p>
      <text:p text:style-name="P4">
<text:a xlink:type="simple" xlink:href="https://armyinform.com.ua/wp-content/uploads/2023/04/news_20230416_120122_16816356821.jpeg" text:style-name="Internet_20_link" text:visited-style-name="Visited_20_Internet_20_Link">
<draw:frame draw:style-name="fr1" draw:name="Image16" text:anchor-type="as-char" svg:width="6.9236in" svg:height="6.9236in" draw:z-index="0">
<draw:image xlink:href="../Images/AРМІЯINFORM/2023-04-17T43-00-00-04-00/news_20230416_120122_16816356821-150x150.jpeg" xlink:type="simple" xlink:show="embed" xlink:actuate="onLoad" draw:mime-type="image/jpeg"/>
</draw:frame>
</text:a>
</text:p>
      <text:p text:style-name="P4">
<text:a xlink:type="simple" xlink:href="https://armyinform.com.ua/wp-content/uploads/2023/04/news_20230416_120122_16816356821-1.jpeg" text:style-name="Internet_20_link" text:visited-style-name="Visited_20_Internet_20_Link">
<draw:frame draw:style-name="fr1" draw:name="Image17" text:anchor-type="as-char" svg:width="6.9236in" svg:height="6.9236in" draw:z-index="0">
<draw:image xlink:href="../Images/AРМІЯINFORM/2023-04-17T43-00-00-04-00/news_20230416_120122_16816356821-1-150x150.jpeg" xlink:type="simple" xlink:show="embed" xlink:actuate="onLoad" draw:mime-type="image/jpeg"/>
</draw:frame>
</text:a>
</text:p>
      <text:p text:style-name="P4">
<text:a xlink:type="simple" xlink:href="https://armyinform.com.ua/wp-content/uploads/2023/04/news_20230416_120124_16816356843.jpeg" text:style-name="Internet_20_link" text:visited-style-name="Visited_20_Internet_20_Link">
<draw:frame draw:style-name="fr1" draw:name="Image18" text:anchor-type="as-char" svg:width="6.9236in" svg:height="6.9236in" draw:z-index="0">
<draw:image xlink:href="../Images/AРМІЯINFORM/2023-04-17T43-00-00-04-00/news_20230416_120124_16816356843-150x150.jpeg" xlink:type="simple" xlink:show="embed" xlink:actuate="onLoad" draw:mime-type="image/jpeg"/>
</draw:frame>
</text:a>
</text:p>
      <text:p text:style-name="P4">
Днями під час виконання бойових завдань прикордонники зафіксували безпілотнийлітальний апарат типу shahed. Він перетнув державний кордон та летів у глибтериторії України. Але це було не надовго. Прикордонники перетворили shahed накупу вуглепластикового мотлоху, влучно поціливши в нього з автоматичної зброї.</text:p>
      <text:p text:style-name="P4">
Все буде Перемога!</text:p>
      <text:p text:style-name="P4">
Source: <text:a xlink:type="simple" xlink:href="https://armyinform.com.ua/2023/04/17/na-harkivshhyni-prykordonnyky-pryzemlyly-shahed/" text:style-name="Internet_20_link" text:visited-style-name="Visited_20_Internet_20_Link">
https://armyinform.com.ua/2023/04/17/na-harkivshhyni-prykordonnyky-pryzemlyly-shahed/</text:a>
</text:p>
      <!--NEWS-->
      <text:h text:style-name="P10" text:outline-level="1">
<text:span text:style-name="T4">
Огляд фейків та дезінформаційних кампаній, які поширювали змі рф</text:span>
</text:h>
      <text:p text:style-name="P4">
Author: ['АРМІЯINFORM']</text:p>
      <text:p text:style-name="P4">
Time: 2023-04-17T44:00:00-04:00</text:p>
      <text:p text:style-name="P4">
Description: Центр протидії дезінформації на своїй сторінці у Facebook повідомив про фейки, пошир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fejk-nyus-6.jpg" text:style-name="Internet_20_link" text:visited-style-name="Visited_20_Internet_20_Link">
fejk-nyus-6.jpg</text:a>
']</text:p>
      <text:p text:style-name="P4">
Tags: ['STOPRUSSIA', 'АГРЕСІЯ РФ', 'ВІЙНА', 'ВТОРГНЕННЯ РФ', 'РОСІЙСЬКІ ФЕЙКИ', 'ЦЕНТР ПРОТИДІЇ ДЕЗІНФОРМАЦІЇ']</text:p>
      <text:p text:style-name="P4">
Category: News</text:p>
      <!--METADATA-->
      <text:p text:style-name="P4">
<draw:frame draw:style-name="fr1" draw:name="Image19" text:anchor-type="as-char" svg:width="6.9236in" svg:height="4.615733in" draw:z-index="0">
<draw:image xlink:href="../Images/AРМІЯINFORM/2023-04-17T44-00-00-04-00/fejk-nyus-6.jpg" xlink:type="simple" xlink:show="embed" xlink:actuate="onLoad" draw:mime-type="image/jpeg"/>
</draw:frame>
</text:p>
      <text:p text:style-name="P4">
<text:span text:style-name="T4">
Центр протидії дезінформації на своїй сторінці уFacebook<text:a xlink:type="simple" xlink:href="https://www.facebook.com/protydiyadezinformatsiyi.cpd/posts/pfbid0xNErnQCUgdWsPug2snf3eHua3vtrWMpXke8uv7v1XZB1gK1GfWD3Xvo2vh13S24Sl" text:style-name="Internet_20_link" text:visited-style-name="Visited_20_Internet_20_Link">
повідомив</text:a>
про фейки, поширені ворожими пропагандистами, виявлені з 10.04 по 16.04.</text:span>
</text:p>
      <text:p text:style-name="P4">
В. Зеленський пообіцяв Польщі західні території України в обмін на допомогупід час здійснення контрнаступу.</text:p>
      <text:p text:style-name="P4">
Обкладинка іспанського видання El Jueves, на якій під центральним заголовкомномера «Їхній останній Великдень» зображено Президента України В. Зеленськогота українських військових.</text:p>
      <text:p text:style-name="P4">
Сайти-клони рейтингових ЗМІ України, що імітують справжню вебсторінку медіа,можуть мати подібний інтерфейс і логотипи.</text:p>
      <text:p text:style-name="P4">
Обкладинка британської щотижневої газети The New European із зображеннямПрезидента України, який сидить на колінах у Далай-лами, та невдоволеногопрем’єр-міністра Великої Британії.</text:p>
      <text:p text:style-name="P4">
Source: <text:a xlink:type="simple" xlink:href="https://armyinform.com.ua/2023/04/17/informaczijna-vijna-oglyad-fejkiv-ta-dezinformaczijnyh-kampanij/" text:style-name="Internet_20_link" text:visited-style-name="Visited_20_Internet_20_Link">
https://armyinform.com.ua/2023/04/17/informaczijna-vijna-oglyad-fejkiv-ta-dezinformaczijnyh-kampanij/</text:a>
</text:p>
      <!--NEWS-->
      <text:h text:style-name="P10" text:outline-level="1">
<text:span text:style-name="T4">
Розвідники показали, як використовують американський вертоліт Black Hawk</text:span>
</text:h>
      <text:p text:style-name="P4">
Author: ['АРМІЯINFORM']</text:p>
      <text:p text:style-name="P4">
Time: 2023-04-17T45:00:00-04:00</text:p>
      <text:p text:style-name="P4">
Description: Днями на одному з напрямків фронту відбулися чергові тренування спецпідрозділів ГУ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16-2-2.jpg" text:style-name="Internet_20_link" text:visited-style-name="Visited_20_Internet_20_Link">
20230416-2-2.jpg</text:a>
']</text:p>
      <text:p text:style-name="P4">
Tags: ['STOPRUSSIA', 'АГРЕСІЯ РФ', 'ВЕРТОЛІТ BLACK HAWK', 'ВТОРГНЕННЯ РФ', 'ГУР МОУ']</text:p>
      <text:p text:style-name="P4">
Category: News</text:p>
      <!--METADATA-->
      <text:p text:style-name="P4">
<draw:frame draw:style-name="fr1" draw:name="Image20" text:anchor-type="as-char" svg:width="6.9236in" svg:height="3.894525in" draw:z-index="0">
<draw:image xlink:href="../Images/AРМІЯINFORM/2023-04-17T45-00-00-04-00/20230416-2-2.jpg" xlink:type="simple" xlink:show="embed" xlink:actuate="onLoad" draw:mime-type="image/jpeg"/>
</draw:frame>
</text:p>
      <text:p text:style-name="P4">
Днями на одному з напрямків фронту відбулися чергові тренуванняспецпідрозділів ГУР МО зі взаємодії з багатоцільовим вертольотом Black Hawk.Спецпризначенці відпрацювали десантування бойових груп на поле бою, евакуацію,висадку з десантних тросів, а також нічні польоти. Як відзначають і бійці, іпілоти вертольота, ця бойова машина значно випереджає радянські аналоги Мі-8та Мі-24 практично за всіма характеристиками.</text:p>
      <text:p text:style-name="P4">
«Вертоліт вражає своєю надійністю, легкістю в експлуатації та бойовоюживучістю», — розповідає бортінженер. За його словами, українські екіпажіосвоїли Black Hawk надзвичайно швидко — за лічені години. «Маючи досвідексплуатації Мі-8 та Мі-24, на „Чорному яструбі“ ми полетіли в перший день, якйого отримали. Просто сіли і виконали переліт», — розповідає льотчик.</text:p>
      <text:p text:style-name="P4">
Як відзначають оборонці, Black hawk в рази маневреніший за Мі-8, значно кращийу керованості, виграє за швидкістю горизонтального польоту. Вертоліт здатенперебувати в польоті безперервно близько трьох годин, з легкістю може подолативідстань понад 600 кілометрів.</text:p>
      <text:p text:style-name="P4">
Цей тип вертольота призначений для стрільби керованими і некерованими ракетамитипу Hellfire, а також призначений для підтримки піхоти та перевезеннярізноманітних вантажів. Для розвантаження групи з 12 бійців та евакуації іншоїз поля бою вертольота потрібно 3-4 секунди.</text:p>
      <text:p text:style-name="P4">
«За останній рік рівень наших пілотів колосально виріс. Нині Україна злегкістю може прийняти близько сотні багатоцільових вертольотів типу Blackhawk, близько 50 ударних вертольотів типу Apache, а також близько 40-60вантажних вертольотів типу Chinook. Таку кількість ми могли би прийняти змінімальним часом на перенавчання наших пілотів», — запевняє перший пілотвертольота з позивним «Маестро».</text:p>
      <text:p text:style-name="P4">
Як зазначив Маестро, цей Black Hawk уже бере активну участь у бойових діях, утому числі на території ворога.</text:p>
      <text:p text:style-name="P4">
<text:span text:style-name="T4">
Джерело:</text:span>
 <text:span text:style-name="T5">
<text:a xlink:type="simple" xlink:href="https://gur.gov.ua/content/biitsi-holovnoho-upravlinnia-rozvidky-opanuvaly-ta-vykorystovuiut-v-boiovykh-diiakh-lehendarnyi-amerykanskyi-vertolit-black-hawk---chornyi-iastrub.html" text:style-name="Internet_20_link" text:visited-style-name="Visited_20_Internet_20_Link">
ГУР МОУ</text:a>
</text:span>
</text:p>
      <text:p text:style-name="P4">
Source: <text:a xlink:type="simple" xlink:href="https://armyinform.com.ua/2023/04/17/rozvidnyky-pokazaly-yak-vykorystovuyut-amerykanskyj-vertolit-black-hawk/" text:style-name="Internet_20_link" text:visited-style-name="Visited_20_Internet_20_Link">
https://armyinform.com.ua/2023/04/17/rozvidnyky-pokazaly-yak-vykorystovuyut-amerykanskyj-vertolit-black-hawk/</text:a>
</text:p>
      <!--NEWS-->
      <text:h text:style-name="P10" text:outline-level="1">
<text:span text:style-name="T4">
Авіація Сил оборони України завдала 5 ударів по районах зосередження окупантів</text:span>
</text:h>
      <text:p text:style-name="P4">
Author: ['АРМІЯINFORM']</text:p>
      <text:p text:style-name="P4">
Time: 2023-04-17T46:00:00-04:00</text:p>
      <text:p text:style-name="P4">
Description: Про це повідомляє Генеральний штаб ЗС України.  — Авіація Сил оборони України за мину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АГРЕСІЯ РФ', 'ВТОРГНЕННЯ РФ', 'ГШ ЗСУ', 'ХРОНІКА ОБОРОНИ']</text:p>
      <text:p text:style-name="P4">
Category: News</text:p>
      <!--METADATA-->
      <text:p text:style-name="P4">
<draw:frame draw:style-name="fr1" draw:name="Image21" text:anchor-type="as-char" svg:width="6.9236in" svg:height="5.185007in" draw:z-index="0">
<draw:image xlink:href="../Images/AРМІЯINFORM/2023-04-17T46-00-00-04-00/ukrayinska-aviacziya.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rkFH5T49udhEEjZMStx3WPAKp1RJTokEBREVG8ffquY1EjdUJMHwZr4KtC6qPCPal" text:style-name="Internet_20_link" text:visited-style-name="Visited_20_Internet_20_Link">
повідомляє</text:a>
Генеральний штаб ЗС України.</text:p>
      <text:p text:style-name="P4">
— Авіація Сил оборони України за минулу добу завдала 5 ударів по районахзосередження особового складу та зенітно-ракетному комплексу окупантів, —йдеться у зведенні.</text:p>
      <text:p text:style-name="P4">
Source: <text:a xlink:type="simple" xlink:href="https://armyinform.com.ua/2023/04/17/aviacziya-syl-oborony-ukrayiny-zavdala-5-udariv-po-rajonah-zoseredzhennya-okupantiv/" text:style-name="Internet_20_link" text:visited-style-name="Visited_20_Internet_20_Link">
https://armyinform.com.ua/2023/04/17/aviacziya-syl-oborony-ukrayiny-zavdala-5-udariv-po-rajonah-zoseredzhennya-okupantiv/</text:a>
</text:p>
      <!--NEWS-->
      <text:h text:style-name="P10" text:outline-level="1">
<text:span text:style-name="T4">
Наша артилерія уразила пункт управління, ЗРК та 2 склади боєприпасів окупантів</text:span>
</text:h>
      <text:p text:style-name="P4">
Author: ['АРМІЯINFORM']</text:p>
      <text:p text:style-name="P4">
Time: 2023-04-17T47:00:00-04:00</text:p>
      <text:p text:style-name="P4">
Description: Про це повідомляє Генеральний штаб ЗС України.    —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STOPRUSSIA', 'АГРЕСІЯ РФ', 'ВТОРГНЕННЯ РФ', 'ГШ ЗСУ']</text:p>
      <text:p text:style-name="P4">
Category: News</text:p>
      <!--METADATA-->
      <text:p text:style-name="P4">
<draw:frame draw:style-name="fr1" draw:name="Image22" text:anchor-type="as-char" svg:width="6.9236in" svg:height="4.622144in" draw:z-index="0">
<draw:image xlink:href="../ConvertedIMGs/AРМІЯINFORM/2023-04-17T47-00-00-04-00/323438263_687407886219153_7819518616379973794_n.png" xlink:type="simple" xlink:show="embed" xlink:actuate="onLoad" draw:mime-type="image/png"/>
</draw:frame>
Ілюстративне фото <text:span text:style-name="T4">
🔥 Ситуація щодо російського вторгнення</text:span>
</text:p>
      <text:p text:style-name="P4">
Про це<text:a xlink:type="simple" xlink:href="https://www.facebook.com/GeneralStaff.ua/posts/pfbid02rkFH5T49udhEEjZMStx3WPAKp1RJTokEBREVG8ffquY1EjdUJMHwZr4KtC6qPCPal" text:style-name="Internet_20_link" text:visited-style-name="Visited_20_Internet_20_Link">
повідомляє</text:a>
Генеральний штаб ЗС України.</text:p>
      <text:p text:style-name="P4">
— Підрозділи ракетних військ і артилерії уразили пункт управління, зенітно-ракетний комплекс, район зосередження живої сили, склад пально-мастильнихматеріалів та 2 склади боєприпасів окупантів, — зазначається у зведенні.</text:p>
      <text:p text:style-name="P4">
Також збито 4 ворожих БпЛА (2 — типу «Орлан-10», 1 розвідувальний «Елерон» та1 дрон-камікадзе «Ланцет».</text:p>
      <text:p text:style-name="P4">
Source: <text:a xlink:type="simple" xlink:href="https://armyinform.com.ua/2023/04/17/nasha-artyleriya-urazyla-punkt-upravlinnya-zrk-ta-2-sklady-boyeprypasiv-okupantiv/" text:style-name="Internet_20_link" text:visited-style-name="Visited_20_Internet_20_Link">
https://armyinform.com.ua/2023/04/17/nasha-artyleriya-urazyla-punkt-upravlinnya-zrk-ta-2-sklady-boyeprypasiv-okupantiv/</text:a>
</text:p>
      <!--NEWS-->
      <text:h text:style-name="P10" text:outline-level="1">
<text:span text:style-name="T4">
ЗСУ відбили понад 60 атак противника на Донеччині</text:span>
</text:h>
      <text:p text:style-name="P4">
Author: ['АРМІЯINFORM']</text:p>
      <text:p text:style-name="P4">
Time: 2023-04-17T48:00:00-04:00</text:p>
      <text:p text:style-name="P4">
Description: Противник зазнає чималих втрат, проте продовжує зосереджувати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Tags: ['STOPRUSSIA', 'АГРЕСІЯ РФ', 'ВТОРГНЕННЯ РФ', 'ГШ ЗСУ', 'ХРОНІКА ОБОРОНИ']</text:p>
      <text:p text:style-name="P4">
Category: News</text:p>
      <!--METADATA-->
      <text:p text:style-name="P4">
<draw:frame draw:style-name="fr1" draw:name="Image23" text:anchor-type="as-char" svg:width="6.9236in" svg:height="4.603112in" draw:z-index="0">
<draw:image xlink:href="../Images/AРМІЯINFORM/2023-04-17T48-00-00-04-00/316291145_461855632794187_3997898045081184413_n.jpg" xlink:type="simple" xlink:show="embed" xlink:actuate="onLoad" draw:mime-type="image/jpeg"/>
</draw:frame>
Ілюстративне фото <text:span text:style-name="T4">
🔥 Ситуація щодо російського вторгнення</text:span>
</text:p>
      <text:p text:style-name="P4">
Противник зазнає чималих втрат, проте продовжує зосереджувати основні зусилляна веденні наступальних дій на Лиманському, Бахмутському, Авдіївському таМар’їнському напрямках.</text:p>
      <text:p text:style-name="P4">
Про це<text:a xlink:type="simple" xlink:href="https://www.facebook.com/GeneralStaff.ua/posts/pfbid02rkFH5T49udhEEjZMStx3WPAKp1RJTokEBREVG8ffquY1EjdUJMHwZr4KtC6qPCPal" text:style-name="Internet_20_link" text:visited-style-name="Visited_20_Internet_20_Link">
повідомляє</text:a>
Генеральний штаб ЗС України.</text:p>
      <text:p text:style-name="P4">
— Активно застосовує оперативно-тактичну та армійську авіацію на зазначенихнапрямках. В епіцентрі бойових дій залишаються Бахмут та Мар’їнка. Протягомдоби, на зазначених ділянках фронту, наші воїни відбили понад 60 атакпротивника, — йдеться у повідомленні.</text:p>
      <text:p text:style-name="P4">
Source: <text:a xlink:type="simple" xlink:href="https://armyinform.com.ua/2023/04/17/zsu-vidbyly-ponad-60-atak-protyvnyka-na-donechchyni/" text:style-name="Internet_20_link" text:visited-style-name="Visited_20_Internet_20_Link">
https://armyinform.com.ua/2023/04/17/zsu-vidbyly-ponad-60-atak-protyvnyka-na-donechchyni/</text:a>
</text:p>
      <!--NEWS-->
      <text:h text:style-name="P10" text:outline-level="1">
<text:span text:style-name="T4">
Втрати ворога за добу: ліквідовано майже 600 окупантів, знищено 3 танки і 9 артсистем</text:span>
</text:h>
      <text:p text:style-name="P4">
Author: ['АРМІЯINFORM']</text:p>
      <text:p text:style-name="P4">
Time: 2023-04-17T49:00:00-04:00</text:p>
      <text:p text:style-name="P4">
Description: Загальні бойові втрати противника з 24.02.22 по 17.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2c67f32-0d3b-44ab-8a68-4d8be3fa6fc8-scaled.jpg" text:style-name="Internet_20_link" text:visited-style-name="Visited_20_Internet_20_Link">
62c67f32-0d3b-44ab-8a68-4d8be3fa6fc8-scaled.jpg</text:a>
']</text:p>
      <text:p text:style-name="P4">
Tags: ['STOPRUSSIA', 'АГРЕСІЯ РФ', 'ВТОРГНЕННЯ РФ', 'ВТРАТИ ВОРОГА', 'ГШ ЗСУ']</text:p>
      <text:p text:style-name="P4">
Category: News</text:p>
      <!--METADATA-->
      <text:p text:style-name="P4">
<draw:frame draw:style-name="fr1" draw:name="Image24" text:anchor-type="as-char" svg:width="6.9236in" svg:height="6.987066in" draw:z-index="0">
<draw:image xlink:href="../Images/AРМІЯINFORM/2023-04-17T49-00-00-04-00/62c67f32-0d3b-44ab-8a68-4d8be3fa6fc8-scaled.jpg" xlink:type="simple" xlink:show="embed" xlink:actuate="onLoad" draw:mime-type="image/jpeg"/>
</draw:frame>
</text:p>
      <text:p text:style-name="P4">
Загальні бойові втрати противника з 24.02.22 по 17.04.23 орієнтовностановлять:</text:p>
      <ul>
        <li>
<text:span text:style-name="T4">
особового складу ‒</text:span>
 182660 (+590) осіб ліквідовано  * <text:span text:style-name="T4">
танків ‒</text:span>
 3660 (+3)  * <text:span text:style-name="T4">
бойових броньованих машин ‒</text:span>
 7087 (+4)  * <text:span text:style-name="T4">
артилерійських систем ‒</text:span>
 2804 (+9)  * <text:span text:style-name="T4">
РСЗВ ‒</text:span>
 538 (0)  * <text:span text:style-name="T4">
засоби ППО ‒</text:span>
 285 (+1)  * <text:span text:style-name="T4">
літаків ‒</text:span>
 308 (0)  * <text:span text:style-name="T4">
гелікоптерів ‒</text:span>
 293 (0)  * <text:span text:style-name="T4">
БПЛА оперативно-тактичного рівня ‒</text:span>
 2347 (+8)  * <text:span text:style-name="T4">
крилаті ракети ‒</text:span>
 911 (0)  * <text:span text:style-name="T4">
кораблі / катери ‒</text:span>
 18 (0)  * <text:span text:style-name="T4">
автомобільної техніки та автоцистерн ‒</text:span>
 5672 (+14)  * <text:span text:style-name="T4">
спеціальна техніка ‒</text:span>
 328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7.04.23.</text:p>
      <text:p text:style-name="P4">
Source: <text:a xlink:type="simple" xlink:href="https://armyinform.com.ua/2023/04/17/vtraty-voroga-za-dobu-likvidovano-majzhe-600-okupantiv-znyshheno-3-tanky-i-9-artsystem/" text:style-name="Internet_20_link" text:visited-style-name="Visited_20_Internet_20_Link">
https://armyinform.com.ua/2023/04/17/vtraty-voroga-za-dobu-likvidovano-majzhe-600-okupantiv-znyshheno-3-tanky-i-9-artsystem/</text:a>
</text:p>
      <!--NEWS-->
      <text:h text:style-name="P10" text:outline-level="1">
<text:span text:style-name="T4">
Армієць Ілля Ковтун став чемпіоном Європи зі спортивної гімнастики</text:span>
</text:h>
      <text:p text:style-name="P4">
Author: ['АРМІЯINFORM']</text:p>
      <text:p text:style-name="P4">
Time: 2023-04-17T50:00:00-04:00</text:p>
      <text:p text:style-name="P4">
Description: Український гімнаст, армієць Ілля Ковтун виборов «золото» на паралельних брусах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133902_3509466286044416_321153054224096190_n.jpg" text:style-name="Internet_20_link" text:visited-style-name="Visited_20_Internet_20_Link">
341133902_3509466286044416_321153054224096190_n.jpg</text:a>
']</text:p>
      <text:p text:style-name="P4">
Tags: ['STOPRUSSIA', 'АРМІЙСЬКІ СПОРТСМЕНКИ', 'ЦСК ЗСУ']</text:p>
      <text:p text:style-name="P4">
Category: News</text:p>
      <!--METADATA-->
      <text:p text:style-name="P4">
<draw:frame draw:style-name="fr1" draw:name="Image25" text:anchor-type="as-char" svg:width="6.9236in" svg:height="4.617987in" draw:z-index="0">
<draw:image xlink:href="../Images/AРМІЯINFORM/2023-04-17T50-00-00-04-00/341133902_3509466286044416_321153054224096190_n.jpg" xlink:type="simple" xlink:show="embed" xlink:actuate="onLoad" draw:mime-type="image/jpeg"/>
</draw:frame>
</text:p>
      <text:p text:style-name="P4">
Український гімнаст, армієць Ілля Ковтун виборов «золото» на паралельнихбрусах на чемпіонаті Європи зі спортивної гімнастики у турецькій Анталії.</text:p>
      <text:p text:style-name="P4">
Про це<text:a xlink:type="simple" xlink:href="https%3A%2F%2Fwww.facebook.com%2FCSKA1992%2Fposts%2Fpfbid033zn3LPbYvAa5S5qM7WoWoFPvaf6CtfZ5Q4uGRYfhuXKm65WpScmM5sQaEfQqdHgtl&amp;show_text=true&amp;width=500" text:style-name="Internet_20_link" text:visited-style-name="Visited_20_Internet_20_Link">
повідомляє</text:a>
Центральний спортивний клуб ЗСУ.</text:p>
      <text:p text:style-name="P4">
Виступ 19-річного гімнаста судді оцінили у 15,166 бала.</text:p>
      <text:p text:style-name="P4">
Зазначається, що для нього це перше «золото» в кар'єрі на чемпіонаті Європи згімнастики.</text:p>
      <text:p text:style-name="P4">
Як відомо, раніше армієць Ілля Ковтун у турецькій Анталії виборов «бронзу» начемпіонаті Європи зі спортивної гімнастики в особистому багатоборстві.</text:p>
      <text:p text:style-name="P4">
Source: <text:a xlink:type="simple" xlink:href="https://armyinform.com.ua/2023/04/17/armiyecz-illya-kovtun-stav-chempionom-yevropy-zi-sportyvnoyi-gimnastyky/" text:style-name="Internet_20_link" text:visited-style-name="Visited_20_Internet_20_Link">
https://armyinform.com.ua/2023/04/17/armiyecz-illya-kovtun-stav-chempionom-yevropy-zi-sportyvnoyi-gimnastyky/</text:a>
</text:p>
      <!--NEWS-->
      <text:h text:style-name="P10" text:outline-level="1">
<text:span text:style-name="T4">
Швеція розпочинає найбільші за 25 років військові навчання Aurora 23. Україна теж братиме участь</text:span>
</text:h>
      <text:p text:style-name="P4">
Author: ['АРМІЯINFORM']</text:p>
      <text:p text:style-name="P4">
Time: 2023-04-17T51:00:00-04:00</text:p>
      <text:p text:style-name="P4">
Description: Сьогодні, 17 квітня 2023 року, Швеція розпочинає масштабні військові навчання Aurora 2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urora23.jpg" text:style-name="Internet_20_link" text:visited-style-name="Visited_20_Internet_20_Link">
aurora23.jpg</text:a>
']</text:p>
      <text:p text:style-name="P4">
Tags: ['AURORA 23', 'ВІЙСЬКОВІ НАВЧАННЯ', 'ЗС ШВЕЦІЇ']</text:p>
      <text:p text:style-name="P4">
Category: News</text:p>
      <!--METADATA-->
      <text:p text:style-name="P4">
<draw:frame draw:style-name="fr1" draw:name="Image26" text:anchor-type="as-char" svg:width="6.9236in" svg:height="3.894525in" draw:z-index="0">
<draw:image xlink:href="../Images/AРМІЯINFORM/2023-04-17T51-00-00-04-00/aurora23.jpg" xlink:type="simple" xlink:show="embed" xlink:actuate="onLoad" draw:mime-type="image/jpeg"/>
</draw:frame>
</text:p>
      <text:p text:style-name="P4">
Сьогодні, 17 квітня 2023 року, Швеція розпочинає масштабні військові навчанняAurora 23. У них візьмуть участь армія, військово-морський флот, авіація танаціональна гвардія спільно з міжнародними партнерами. Окрім Швеції будутьпредставлені військові США, Великої Британії, Фінляндії, Польщі, України,Норвегії, Естонії, Латвії, Литви, Данії, Австрії, Німеччини та Франції.</text:p>
      <text:p text:style-name="P4">
Про це йдеться у<text:a xlink:type="simple" xlink:href="https://www.forsvarsmakten.se/en/news/2023/04/armed-forces-exercise-aurora-23-about-to-start/" text:style-name="Internet_20_link" text:visited-style-name="Visited_20_Internet_20_Link">
повідомленні</text:a>
 пресслужби Збройних сил Швеції.</text:p>
      <text:p text:style-name="P4">
Метою навчань є посилення зібраного потенціалу протидії збройному нападу наШвецію.</text:p>
      <text:p text:style-name="P4">
Навчання проводяться в повітрі, на землі та на морі в багатьох частинахкраїни. Найбільша увага приділятиметься південній Швеції, Готланду тапівнічній частині країни.</text:p>
      <text:p text:style-name="P4">
<text:span text:style-name="T4">
Aurora 23</text:span>
 є найбільшими національними навчаннями такого роду за більш ніж25 років. У них візьмуть участь 14 країн і близько 26 000 жінок і чоловіків.</text:p>
      <text:p text:style-name="P4">
Source: <text:a xlink:type="simple" xlink:href="https://armyinform.com.ua/2023/04/17/shvecziya-rozpochynaye-najbilshi-za-25-rokiv-vijskovi-navchannya-aurora-23-ukrayina-tezh-bratyme-uchast/" text:style-name="Internet_20_link" text:visited-style-name="Visited_20_Internet_20_Link">
https://armyinform.com.ua/2023/04/17/shvecziya-rozpochynaye-najbilshi-za-25-rokiv-vijskovi-navchannya-aurora-23-ukrayina-tezh-bratyme-uchast/</text:a>
</text:p>
      <!--NEWS-->
      <text:h text:style-name="P10" text:outline-level="1">
<text:span text:style-name="T4">
Чим окупанти обстрілювали Україну на Великдень</text:span>
</text:h>
      <text:p text:style-name="P4">
Author: ['Олексій Тригуб']</text:p>
      <text:p text:style-name="P4">
Time: 2023-04-17T52:00:00-04:00</text:p>
      <text:p text:style-name="P4">
Description: У прямому ефірі телемарафону «Єдині новини» речник Повітрян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АГРЕСІЯ РФ', 'БПЛА', 'ВЕЛИКДЕНЬ', 'ВТОРГНЕННЯ РФ', 'ЄДИНІ НОВИНИ', 'ЛАНЦЕТ', 'ЮРІЙ ІГНАТ']</text:p>
      <text:p text:style-name="P4">
Category: News</text:p>
      <!--METADATA-->
      <text:p text:style-name="P4">
<draw:frame draw:style-name="fr1" draw:name="Image27" text:anchor-type="as-char" svg:width="6.9236in" svg:height="4.612849in" draw:z-index="0">
<draw:image xlink:href="../Images/AРМІЯINFORM/2023-04-17T52-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У прямому <text:a xlink:type="simple" xlink:href="https://www.youtube.com/watch" text:style-name="Internet_20_link" text:visited-style-name="Visited_20_Internet_20_Link">
ефірі</text:a>
 телемарафону«Єдині новини» речник Повітряних Сил Збройних Сил України полковник Юрій Ігнатрозповів, зокрема, про те, чим минулої доби російська авіація завдавала ударівпо території України.</text:p>
      <text:p text:style-name="P4">
— Учора ворог застосовував ударні безпілотні літальні апарати типу «Ланцет» іспостерігалася значна авіаційна активність противника, — зауважив Юрій Ігнат.— Так, у повітрі було щонайменше 20 російських літаків, які завдавали поУкраїні бомбових і ракетних ударів з використанням керованих авіаційних бомбта крилатих ракет.</text:p>
      <text:p text:style-name="P4">
Частину безпілотних літальних апаратів, які вчора застосовував ворог, булозбито, серед них — баражуючий боєприпас типу «Ланцет». За словами Юрія Ігната,останнім часом противник дедалі частіше застосовує ці БПЛА, до того ж різнихтипів.</text:p>
      <text:p text:style-name="P4">
— Є «Ланцет-1», «Ланцет-2» та «Ланцет-3», — зазначив полковник Юрій Ігнат. —Це безпілотні літальні апарати з різною бойовою частиною.</text:p>
      <text:p text:style-name="P4">
Речник Командування Повітряних Сил додав, що «Ланцети» не є цілковиторосійською розробкою: щось у їхній технології крадене, щось куплене в обхідсанкцій як товари подвійного призначення. Тож санкції потрібно постійнопосилювати, не допускаючи надалі можливості виготовлення росіянами озброєння звикористанням іноземних, зокрема західних, технологій.</text:p>
      <text:p text:style-name="P4">
Source: <text:a xlink:type="simple" xlink:href="https://armyinform.com.ua/2023/04/17/chym-okupanty-obstrilyuvaly-ukrayinu-na-velykden/" text:style-name="Internet_20_link" text:visited-style-name="Visited_20_Internet_20_Link">
https://armyinform.com.ua/2023/04/17/chym-okupanty-obstrilyuvaly-ukrayinu-na-velykden/</text:a>
</text:p>
      <!--NEWS-->
      <text:h text:style-name="P10" text:outline-level="1">
<text:span text:style-name="T4">
Надання Україні літаків F-16 — це, зокрема, питання ядерної безпеки Європи — Юрій Ігнат</text:span>
</text:h>
      <text:p text:style-name="P4">
Author: ['Олексій Тригуб']</text:p>
      <text:p text:style-name="P4">
Time: 2023-04-17T53:00:00-04:00</text:p>
      <text:p text:style-name="P4">
Description: Відповідаючи в прямому ефірі телемарафону «Єдині новини» на запитання журналістів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pdwhavxeaelq-j-scaled-1.jpg" text:style-name="Internet_20_link" text:visited-style-name="Visited_20_Internet_20_Link">
fpdwhavxeaelq-j-scaled-1.jpg</text:a>
']</text:p>
      <text:p text:style-name="P4">
Tags: ['F-16', 'ВТОРГНЕННЯ РФ', 'ЄДИНІ НОВИНИ', 'ЮРІЙ ІГНАТ']</text:p>
      <text:p text:style-name="P4">
Category: News</text:p>
      <!--METADATA-->
      <text:p text:style-name="P4">
<draw:frame draw:style-name="fr1" draw:name="Image28" text:anchor-type="as-char" svg:width="6.9236in" svg:height="3.894525in" draw:z-index="0">
<draw:image xlink:href="../Images/AРМІЯINFORM/2023-04-17T53-00-00-04-00/fpdwhavxeaelq-j-scaled-1.jpg" xlink:type="simple" xlink:show="embed" xlink:actuate="onLoad" draw:mime-type="image/jpeg"/>
</draw:frame>
</text:p>
      <text:p text:style-name="P4">
Відповідаючи в прямому <text:a xlink:type="simple" xlink:href="https://www.youtube.com/watch" text:style-name="Internet_20_link" text:visited-style-name="Visited_20_Internet_20_Link">
ефірі</text:a>
телемарафону «Єдині новини» на запитання журналістів щодо необхідностіпостачання Україні літаків F-16, речник Повітряних Сил Збройних Сил Україниполковник Юрій Ігнат зауважив, що це, зокрема, питання ядерної безпекиєвропейського континенту.</text:p>
      <text:p text:style-name="P4">
— Захід повинен розуміти, що літаки F-16 нам потрібні не лише для прикриттялінії фронту, не лише для завоювання переваги в повітрі — вони необхідні втому числі й для захисту об’єктів критичної інфраструктури України, а середних — і п’ять об’єктів атомної енергетики, — говорить Юрій Ігнат. — Як усі мизнаємо, росіяни вже неодноразово обстрілювали деякі з них, також убезпосередній близькості з цими атомними електростанціями пролітали ворожіракети. Таким чином росія може спровокувати техногенну катастрофу, врезультаті якої постраждає не лише Україна. Тож нашим партнерам потрібнопостійно нагадувати про те, що ми потребуємо літаків F-16, які здатні збивати«Калібри», «Шахеди» й інші боєприпаси, що застосовує ворог.</text:p>
      <text:p text:style-name="P4">
Source: <text:a xlink:type="simple" xlink:href="https://armyinform.com.ua/2023/04/17/nadannya-ukrayini-litakiv-f-16-cze-zokrema-pytannya-yadernoyi-bezpeky-yevropy-yurij-ignat/" text:style-name="Internet_20_link" text:visited-style-name="Visited_20_Internet_20_Link">
https://armyinform.com.ua/2023/04/17/nadannya-ukrayini-litakiv-f-16-cze-zokrema-pytannya-yadernoyi-bezpeky-yevropy-yurij-ignat/</text:a>
</text:p>
      <!--NEWS-->
      <text:h text:style-name="P10" text:outline-level="1">
<text:span text:style-name="T4">
Міністри G7 домовилися посилити контроль за дотриманням антиросійських санкцій</text:span>
</text:h>
      <text:p text:style-name="P4">
Author: ['АРМІЯINFORM']</text:p>
      <text:p text:style-name="P4">
Time: 2023-04-17T54:00:00-04:00</text:p>
      <text:p text:style-name="P4">
Description: Міністри закордонних справ країн «Групи семи» (G7) на зустрічі домовилися посил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528600995-9562.jpg" text:style-name="Internet_20_link" text:visited-style-name="Visited_20_Internet_20_Link">
630_360_1528600995-9562.jpg</text:a>
']</text:p>
      <text:p text:style-name="P4">
Tags: ['МЗС', 'ЯПОНІЯ']</text:p>
      <text:p text:style-name="P4">
Category: News</text:p>
      <!--METADATA-->
      <text:p text:style-name="P4">
<draw:frame draw:style-name="fr1" draw:name="Image29" text:anchor-type="as-char" svg:width="6.9236in" svg:height="3.956343in" draw:z-index="0">
<draw:image xlink:href="../Images/AРМІЯINFORM/2023-04-17T54-00-00-04-00/630_360_1528600995-9562.jpg" xlink:type="simple" xlink:show="embed" xlink:actuate="onLoad" draw:mime-type="image/jpeg"/>
</draw:frame>
</text:p>
      <text:p text:style-name="P4">
Міністри закордонних справ країн «Групи семи» (G7) на зустрічі домовилисяпосилити контроль за дотриманням антиросійських санкцій і краще реагувати напостачання зброї третіми країнами до росії.</text:p>
      <text:p text:style-name="P4">
Про це <text:a xlink:type="simple" xlink:href="https://www.mofa.go.jp/ms/g7hs_s/page1e_000624.html" text:style-name="Internet_20_link" text:visited-style-name="Visited_20_Internet_20_Link">
йдеться</text:a>
 у заявіна сайті Міністерства закордонних справ Японії.</text:p>
      <text:p text:style-name="P4">
«Міністри домовилися про посилення координації для запобігання та реагуванняна ухилення від санкцій, а також на постачання зброї третіми сторонами доросії», – йдеться у повідомленні.</text:p>
      <text:p text:style-name="P4">
Крім того, міністри закордонних справ G7 підтвердили, що вони залишаютьсявідданими посиленню, повній координації та застосуванню санкцій проти росії, атакож продовженню рішучої підтримки України.</text:p>
      <text:p text:style-name="P4">
Вони підкреслили, що росія повинна негайно і беззастережно вивести всі сили ітехніку з України.</text:p>
      <text:p text:style-name="P4">
Також міністри закордонних справ G7 засудили заяву президента росії володимирапутіна про розгортання тактичної ядерної зброї у білорусі та наголосили, щобезвідповідальна ядерна риторика росії є неприйнятною.</text:p>
      <text:p text:style-name="P4">
Source: <text:a xlink:type="simple" xlink:href="https://armyinform.com.ua/2023/04/17/ministry-g7-domovylysya-posylyty-kontrol-za-dotrymannyam-antyrosijskyh-sankczij/" text:style-name="Internet_20_link" text:visited-style-name="Visited_20_Internet_20_Link">
https://armyinform.com.ua/2023/04/17/ministry-g7-domovylysya-posylyty-kontrol-za-dotrymannyam-antyrosijskyh-sankczij/</text:a>
</text:p>
      <!--NEWS-->
      <text:h text:style-name="P10" text:outline-level="1">
<text:span text:style-name="T4">
В умовах санкційного тиску росіяни намагаються реанімувати старі проєкти — Юрій Ігнат</text:span>
</text:h>
      <text:p text:style-name="P4">
Author: ['Олексій Тригуб']</text:p>
      <text:p text:style-name="P4">
Time: 2023-04-17T55:00:00-04:00</text:p>
      <text:p text:style-name="P4">
Description: Сьогодні у прямому ефірі телемарафону «Єдині новини» речник Повітряних Сил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9edtgtxsaabczd-scaled-e1681713444679.jpg" text:style-name="Internet_20_link" text:visited-style-name="Visited_20_Internet_20_Link">
e9edtgtxsaabczd-scaled-e1681713444679.jpg</text:a>
']</text:p>
      <text:p text:style-name="P4">
Tags: ['ЮРІЙ ІГНАТ']</text:p>
      <text:p text:style-name="P4">
Category: News</text:p>
      <!--METADATA-->
      <text:p text:style-name="P4">
<draw:frame draw:style-name="fr1" draw:name="Image30" text:anchor-type="as-char" svg:width="6.9236in" svg:height="4.517649in" draw:z-index="0">
<draw:image xlink:href="../Images/AРМІЯINFORM/2023-04-17T55-00-00-04-00/e9edtgtxsaabczd-scaled-e1681713444679.jpg" xlink:type="simple" xlink:show="embed" xlink:actuate="onLoad" draw:mime-type="image/jpeg"/>
</draw:frame>
</text:p>
      <text:p text:style-name="P4">
Сьогодні у прямому <text:a xlink:type="simple" xlink:href="https://www.youtube.com/watch" text:style-name="Internet_20_link" text:visited-style-name="Visited_20_Internet_20_Link">
ефірі</text:a>
телемарафону «Єдині новини» речник Повітряних Сил Збройних Сил Україниполковник Юрій Ігнат розповів про те, як росіяни намагаються в умовахсанкційного тиску реанімувати свої старі проєкти з виготовлення озброєння.</text:p>
      <text:p text:style-name="P4">
— Нині в різних медіа та пабліках обговорюється питання виготовленняросійською федерацією ракет Х-50, — зазначив офіцер. — Це проєкт не новий, алесвого часу він був визнаний недоречним, і замість цих ракет росіяни вироблялиракети типу Х-101. Нині ж вони намагаються все ж таки запустити у виробництворакети Х-50. Ці ракети також можуть летіти доволі далеко, вражаючи різні точкина території України. Втім, ще не факт, що російська промисловість ще здатнареалізувати такий проєкт.</text:p>
      <text:p text:style-name="P4">
Зараз, за словами полковника Юрія Ігната, найбільша увага ворога прикута допитання збільшення застосування керованих авіаційних бомб. Ба більше, утематичних пабліках активно обговорюється можливість перероблення всіх безвинятку авіаційних бомб із боєприпасів вільного падіння у керовані авіаційнізасоби враження. Зробити це та ще й у таких обсягах, адже росія досі маєвеличезні запаси радянських авіаційних засобів ураження, дуже непросто. Часпокаже, наскільки російська «оборонка» зможе впоратися з таким завданням.</text:p>
      <text:p text:style-name="P4">
Поки ж росіяни нарощують темпи виробництва безпілотних літальних апаратів,адже досвід бойових дій показав перспективи їхнього застосування. Деякіпідприємства російської оборонної промисловості навіть перепрофілюються самена виготовлення БПЛА різних типів.</text:p>
      <text:p text:style-name="P4">
Відповідаючи на запитання журналістів щодо зменшення інтенсивностізастосування противником іранських «шахедів», полковник Юрій Ігнат зауважив,що, як відомо, тиждень тому до росії прилетів вантажний літак з Ірану —можливо, якраз привіз нову партію цих баражуючих боєприпасів. Тож у такомуразі слід чекати на збільшення ворожої активності. Втім, не «шахедами»єдиними. Сьогодні росіяни дедалі частіше застосовують і ударні БПЛА власноговиробництва, як-от «Ланцет». Наші фахівці вже виробили тактику протидії цимзасобам ураження, і їх дедалі успішніше збивають українські захисники.</text:p>
      <text:p text:style-name="P4">
Source: <text:a xlink:type="simple" xlink:href="https://armyinform.com.ua/2023/04/17/v-umovah-sankczijnogo-tysku-rosiyany-namagayutsya-reanimuvaty-stari-proyekty-yurij-ignat/" text:style-name="Internet_20_link" text:visited-style-name="Visited_20_Internet_20_Link">
https://armyinform.com.ua/2023/04/17/v-umovah-sankczijnogo-tysku-rosiyany-namagayutsya-reanimuvaty-stari-proyekty-yurij-ignat/</text:a>
</text:p>
      <!--NEWS-->
      <text:h text:style-name="P10" text:outline-level="1">
<text:span text:style-name="T4">
Оперативна інформація ДСНС щодо наслідків ведення бойових дій російською федерацією</text:span>
</text:h>
      <text:p text:style-name="P4">
Author: ['АРМІЯINFORM']</text:p>
      <text:p text:style-name="P4">
Time: 2023-04-17T56:00:00-04:00</text:p>
      <text:p text:style-name="P4">
Description: Протягом минулої доби, 16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1" text:anchor-type="as-char" svg:width="6.9236in" svg:height="3.888597in" draw:z-index="0">
<draw:image xlink:href="../Images/AРМІЯINFORM/2023-04-17T56-00-00-04-00/xzvev8dxadlvsx-pozhezha.jpg" xlink:type="simple" xlink:show="embed" xlink:actuate="onLoad" draw:mime-type="image/jpeg"/>
</draw:frame>
 Ілюстративне фото</text:p>
      <text:p text:style-name="P4">
Протягом минулої доби, <text:span text:style-name="T4">
16 квітня,</text:span>
 підрозділи Державної служби України знадзвичайних ситуацій <text:span text:style-name="T4">
здійснили 22 виїзди</text:span>
 на ліквідацію наслідківобстрілів окупантами населених пунктів та об’єктів інфраструктури. Ліквідовано7 пожеж. Надано психологічну допомогу 33 особам.</text:p>
      <text:p text:style-name="P4">
Про це йдеться у <text:a xlink:type="simple" xlink:href="https://dsns.gov.ua/uk/news/nadzvicaini-podiyi/operativna-informaciia-dsns-shhodo-naslidkiv-vedennia-boiovix-dii-rosiiskoiu-federacijeiu-129" text:style-name="Internet_20_link" text:visited-style-name="Visited_20_Internet_20_Link">
повідомленні</text:a>
 ДСНС України.</text:p>
      <text:p text:style-name="P4">
З початку війни здійснено 89 490 виїздів на ліквідацію наслідків обстрілів,ліквідовано 14 301 пожежа, врятовано 3 999 осіб, надано психологічну допомогу210 230 особам.</text:p>
      <text:p text:style-name="P4">
Source: <text:a xlink:type="simple" xlink:href="https://armyinform.com.ua/2023/04/17/operatyvna-informacziya-dsns-shhodo-naslidkiv-vedennya-bojovyh-dij-rosijskoyu-federacziyeyu-3/" text:style-name="Internet_20_link" text:visited-style-name="Visited_20_Internet_20_Link">
https://armyinform.com.ua/2023/04/17/operatyvna-informacziya-dsns-shhodo-naslidkiv-vedennya-bojovyh-dij-rosijskoyu-federacziyeyu-3/</text:a>
</text:p>
      <!--NEWS-->
      <text:h text:style-name="P10" text:outline-level="1">
<text:span text:style-name="T4">
Про обставини зникнення захисника інформацію надають терцентри комплектування</text:span>
</text:h>
      <text:p text:style-name="P4">
Author: ['АРМІЯINFORM']</text:p>
      <text:p text:style-name="P4">
Time: 2023-04-17T57:00:00-04:00</text:p>
      <text:p text:style-name="P4">
Description: У Координаційному штабі відбулася онлайн-зустріч з родинами оборонців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sh5.jpg" text:style-name="Internet_20_link" text:visited-style-name="Visited_20_Internet_20_Link">
ksh5.jpg</text:a>
', '<text:a xlink:type="simple" xlink:href="https://armyinform.com.ua/wp-content/uploads/2023/04/bez-imeni-7.jpg" text:style-name="Internet_20_link" text:visited-style-name="Visited_20_Internet_20_Link">
bez-imeni-7.jpg</text:a>
']</text:p>
      <text:p text:style-name="P4">
Tags: ['БАГАТОНАЦІОНАЛЬНИЙ ОБ’ЄДНАНИЙ КООРДИНАЦІЙНИЙ КОМІТЕТ', 'ВІЙСЬКОВОПОЛОНЕНІ', 'ОБМІН ПОЛОНЕНИМИ']</text:p>
      <text:p text:style-name="P4">
Category: News</text:p>
      <!--METADATA-->
      <text:p text:style-name="P4">
<draw:frame draw:style-name="fr1" draw:name="Image32" text:anchor-type="as-char" svg:width="6.9236in" svg:height="4.011043in" draw:z-index="0">
<draw:image xlink:href="../Images/AРМІЯINFORM/2023-04-17T57-00-00-04-00/ksh5.jpg" xlink:type="simple" xlink:show="embed" xlink:actuate="onLoad" draw:mime-type="image/jpeg"/>
</draw:frame>
</text:p>
      <text:p text:style-name="P4">
У Координаційному штабі відбулася онлайн-зустріч з родинами оборонців окремоїмеханізованої бригади Львівщини, під час якої говорили про можливостіотримання інформації про обставини зникнення військовослужбовця.</text:p>
      <text:p text:style-name="P4">
Про це <text:a xlink:type="simple" xlink:href="https://t.me/Koord_shtab/841" text:style-name="Internet_20_link" text:visited-style-name="Visited_20_Internet_20_Link">
повідомляє</text:a>
 Координаційний штаб з питаньповодження з військовополоненими.</text:p>
      <text:p text:style-name="P4">
Як зазначив представник військової частини, усі документи, які не маютьобмежень у доступі, у тому числі витяги з матеріалів службового розслідування,можна отримати у передбачений законом спосіб.</text:p>
      <text:p text:style-name="P4">
Родичі повинні звернутися до територіальних центрів комплектування тасоціальної підтримки (ТЦК та СП — колишніх військкоматів) з відповіднимзапитом. Також він додав, що військова частина участі в обмінах не бере, алеподає усі необхідні документи до компетентних органів.</text:p>
      <text:p text:style-name="P4">
Представник Штабу зауважив, що важливим джерелом інформації є свідченнязвільнених з полону. Вони надають цінні відомості: про стан здоров’я, умовиутримання в полоні, імовірне місцезнаходження. Певну кількість інформації, якот фото- чи відеоматеріали з відкритих джерел, знаходять і передають доКоординаційного штабу родичі військовослужбовця.</text:p>
      <text:p text:style-name="P4">
<draw:frame draw:style-name="fr1" draw:name="Image33" text:anchor-type="as-char" svg:width="6.9236in" svg:height="3.822762in" draw:z-index="0">
<draw:image xlink:href="../Images/AРМІЯINFORM/2023-04-17T57-00-00-04-00/bez-imeni-7.jpg" xlink:type="simple" xlink:show="embed" xlink:actuate="onLoad" draw:mime-type="image/jpeg"/>
</draw:frame>
</text:p>
      <text:p text:style-name="P4">
Source: <text:a xlink:type="simple" xlink:href="https://armyinform.com.ua/2023/04/17/pro-obstavyny-znyknennya-zahysnyka-informacziyu-nadayut-terczentry-komplektuvannya/" text:style-name="Internet_20_link" text:visited-style-name="Visited_20_Internet_20_Link">
https://armyinform.com.ua/2023/04/17/pro-obstavyny-znyknennya-zahysnyka-informacziyu-nadayut-terczentry-komplektuvannya/</text:a>
</text:p>
      <!--NEWS-->
      <text:h text:style-name="P10" text:outline-level="1">
<text:span text:style-name="T4">
росіяни з мінометів двічі обстріляли прикордоння Чернігівщини</text:span>
</text:h>
      <text:p text:style-name="P4">
Author: ['АРМІЯINFORM']</text:p>
      <text:p text:style-name="P4">
Time: 2023-04-17T58:00:00-04:00</text:p>
      <text:p text:style-name="P4">
Description: Уранці, 17 квітня, російські війська двічі обстріляли прикордоння Чернігівської област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43449_mines_reuters-1.png" text:style-name="Internet_20_link" text:visited-style-name="Visited_20_Internet_20_Link">
243449_mines_reuters-1.png</text:a>
']</text:p>
      <text:p text:style-name="P4">
Tags: ['STOPRUSSIA', 'ОБСТРІЛИ РФ', 'ЧЕРНІГІВЩИНА']</text:p>
      <text:p text:style-name="P4">
Category: News</text:p>
      <!--METADATA-->
      <text:p text:style-name="P4">
<draw:frame draw:style-name="fr1" draw:name="Image34" text:anchor-type="as-char" svg:width="6.9236in" svg:height="3.606042in" draw:z-index="0">
<draw:image xlink:href="../Images/AРМІЯINFORM/2023-04-17T58-00-00-04-00/243449_mines_reuters-1.png" xlink:type="simple" xlink:show="embed" xlink:actuate="onLoad" draw:mime-type="image/png"/>
</draw:frame>
</text:p>
      <text:p text:style-name="P4">
Уранці, 17 квітня, російські війська двічі обстріляли прикордонняЧернігівської області.</text:p>
      <text:p text:style-name="P4">
Про це <text:a xlink:type="simple" xlink:href="https://t.me/ok_pivnich1/1837" text:style-name="Internet_20_link" text:visited-style-name="Visited_20_Internet_20_Link">
повідомляє</text:a>
 Оперативне комнадування«Північ».</text:p>
      <text:p text:style-name="P4">
«З <text:span text:style-name="T4">
06:45 до 07:15</text:span>
 зафіксовано 6 приходів, ймовірно з міномету 120 мм, врайон населеного пункту Карповичі.</text:p>
      <text:p text:style-name="P4">
З <text:span text:style-name="T4">
06:50 до 06:52</text:span>
 зафіксовано 2 приходи, ймовірно з міномету 120 мм, внаселеного пункту Леонівка», — йдеться у повідомленні.</text:p>
      <text:p text:style-name="P4">
Зазначається, що про втрати серед місцевого населення чи пошкодження цивільноїінфраструктури інформація не надходила.</text:p>
      <text:p text:style-name="P4">
Source: <text:a xlink:type="simple" xlink:href="https://armyinform.com.ua/2023/04/17/rosiyany-z-minometiv-dvichi-obstrilyaly-prykordonnya-chernigivshhyny/" text:style-name="Internet_20_link" text:visited-style-name="Visited_20_Internet_20_Link">
https://armyinform.com.ua/2023/04/17/rosiyany-z-minometiv-dvichi-obstrilyaly-prykordonnya-chernigivshhyny/</text:a>
</text:p>
      <!--NEWS-->
      <text:h text:style-name="P10" text:outline-level="1">
<text:span text:style-name="T4">
Канада передасть Україні конфіскований у росії літак Ан-124</text:span>
</text:h>
      <text:p text:style-name="P4">
Author: ['АРМІЯINFORM']</text:p>
      <text:p text:style-name="P4">
Time: 2023-04-17T59:00:00-04:00</text:p>
      <text:p text:style-name="P4">
Description: Канада передасть Україні конфіскований в рамках санкцій російський літак Ан-124 «Русла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7490899141_faf54fd36d_k_1300x820.jpg" text:style-name="Internet_20_link" text:visited-style-name="Visited_20_Internet_20_Link">
47490899141_faf54fd36d_k_1300x820.jpg</text:a>
']</text:p>
      <text:p text:style-name="P4">
Tags: ['STOPRUSSIA', 'АН-124 «РУСЛАН»', 'ДЕНИС ШМИГАЛЬ', 'ДОПОМОГА ПАРТНЕРІВ', 'КАНАДА', 'САНКЦІЇ РФ', 'СВІТ ПІДТРИМУЄ УКРАЇНУ']</text:p>
      <text:p text:style-name="P4">
Category: News</text:p>
      <!--METADATA-->
      <text:p text:style-name="P4">
<draw:frame draw:style-name="fr1" draw:name="Image35" text:anchor-type="as-char" svg:width="6.9236in" svg:height="4.367638in" draw:z-index="0">
<draw:image xlink:href="../Images/AРМІЯINFORM/2023-04-17T59-00-00-04-00/47490899141_faf54fd36d_k_1300x820.jpg" xlink:type="simple" xlink:show="embed" xlink:actuate="onLoad" draw:mime-type="image/jpeg"/>
</draw:frame>
</text:p>
      <text:p text:style-name="P4">
Канада передасть Україні конфіскований в рамках санкцій російський літакАн-124 «Руслан».</text:p>
      <text:p text:style-name="P4">
Про це <text:a xlink:type="simple" xlink:href="https://t.me/Denys_Smyhal/5028" text:style-name="Internet_20_link" text:visited-style-name="Visited_20_Internet_20_Link">
повідомив</text:a>
 Прем’єр-міністр УкраїниДенис Шмигаль за результатами візиту до Канади.</text:p>
      <text:p text:style-name="P4">
«Новий пакет санкцій проти росії від Канади. Зокрема, проти компанії «волга-днепр». Готуємося до конфіскації літака Ан-124 та інших активів агресора вКанаді й передачу їх на користь України», — зазначив Денис Шмигаль.</text:p>
      <text:p text:style-name="P4">
Нагадаємо, раніше Канада<text:a xlink:type="simple" xlink:href="https://armyinform.com.ua/2023/04/12/kanada-ogolosyla-novi-sankcziyi-proty-bilorusi-ta-vagnerivcziv/" text:style-name="Internet_20_link" text:visited-style-name="Visited_20_Internet_20_Link">
оголосила</text:a>
 про нові санкції проти 14російських фізичних осіб і 34 організацій, причетних до війни росії в Україні.Зокрема проти пвк «вагнер» та російського авіаційного сектора.</text:p>
      <text:p text:style-name="P4">
Source: <text:a xlink:type="simple" xlink:href="https://armyinform.com.ua/2023/04/17/kanada-peredast-ukrayini-konfiskovanyj-u-rosiyi-litak-an-124/" text:style-name="Internet_20_link" text:visited-style-name="Visited_20_Internet_20_Link">
https://armyinform.com.ua/2023/04/17/kanada-peredast-ukrayini-konfiskovanyj-u-rosiyi-litak-an-124/</text:a>
</text:p>
      <!--NEWS-->
      <text:h text:style-name="P10" text:outline-level="1">
<text:span text:style-name="T4">
Оперативна інформація щодо роботи піротехнічних підрозділів ДСНС України</text:span>
</text:h>
      <text:p text:style-name="P4">
Author: ['АРМІЯINFORM']</text:p>
      <text:p text:style-name="P4">
Time: 2023-04-17T60:00:00-04:00</text:p>
      <text:p text:style-name="P4">
Description: Протягом минулої доби, 16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9a5a7db791be056-1.jpg" text:style-name="Internet_20_link" text:visited-style-name="Visited_20_Internet_20_Link">
29a5a7db791be056-1.jpg</text:a>
', '<text:a xlink:type="simple" xlink:href="https://armyinform.com.ua/wp-content/uploads/2023/04/336900705_985068789284730_1599085499996417371_n.jpg" text:style-name="Internet_20_link" text:visited-style-name="Visited_20_Internet_20_Link">
336900705_985068789284730_1599085499996417371_n.jpg</text:a>
']</text:p>
      <text:p text:style-name="P4">
Tags: ['STOPRUSSIA', 'АГРЕСІЯ РФ', 'ВІЙНА', 'ВТОРГНЕННЯ РФ', 'ДСНС УКРАЇНИ', 'РОЗМІНУВАННЯ']</text:p>
      <text:p text:style-name="P4">
Category: News</text:p>
      <!--METADATA-->
      <text:p text:style-name="P4">
<draw:frame draw:style-name="fr1" draw:name="Image36" text:anchor-type="as-char" svg:width="6.9236in" svg:height="3.892602in" draw:z-index="0">
<draw:image xlink:href="../Images/AРМІЯINFORM/2023-04-17T60-00-00-04-00/29a5a7db791be056-1.jpg" xlink:type="simple" xlink:show="embed" xlink:actuate="onLoad" draw:mime-type="image/jpeg"/>
</draw:frame>
 Ілюстративне фото</text:p>
      <text:p text:style-name="P4">
<text:span text:style-name="T4">
Протягом минулої доби,</text:span>
 <text:span text:style-name="T4">
16 квітня</text:span>
 <text:span text:style-name="T4">
,</text:span>
 піротехнічні підрозділиДержавної служби України з надзвичайних ситуацій <text:span text:style-name="T4">
5 разів</text:span>
 залучалися довиконання завдань з розмінування.</text:p>
      <text:p text:style-name="P4">
Про це <text:span text:style-name="T5">
<text:a xlink:type="simple" xlink:href="https://dsns.gov.ua/uk/news/nadzvicaini-podiyi/operativna-informaciia-shhodo-roboti-pirotexnicnix-pidrozdiliv-dsns-ukrayini-32"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10вибухонебезпечних</text:span>
 <text:span text:style-name="T4">
предметів.</text:span>
 Обстежено (очищено) територію площею <text:span text:style-name="T4">
6гектарів</text:span>
.</text:p>
      <text:p text:style-name="P4">
Найчастіше піротехнічні підрозділи працювали: в Харківській області 16 827разів, Київщині — 7437, Донеччині — 4703, Чернігівщині — 4446, Миколаївщині —4419, Херсонщині — 4160, Сумщині — 1 814, Черкащині — 1085.</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51 054рази</text:span>
 до виконання завдань з розмінування. Знешкоджено <text:span text:style-name="T4">
345 461вибухонебезпечний предмет</text:span>
 , зокрема <text:span text:style-name="T4">
2206 авіаційних бомб</text:span>
. Обстежено(очищено) територію площею <text:span text:style-name="T4">
82 307 гектарів</text:span>
.</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37" text:anchor-type="as-char" svg:width="6.9236in" svg:height="5.804039in" draw:z-index="0">
<draw:image xlink:href="../Images/AРМІЯINFORM/2023-04-17T60-00-00-04-00/336900705_985068789284730_1599085499996417371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17/operatyvna-informacziya-shhodo-roboty-pirotehnichnyh-pidrozdiliv-dsns-ukrayiny/" text:style-name="Internet_20_link" text:visited-style-name="Visited_20_Internet_20_Link">
https://armyinform.com.ua/2023/04/17/operatyvna-informacziya-shhodo-roboty-pirotehnichnyh-pidrozdiliv-dsns-ukrayiny/</text:a>
</text:p>
      <!--NEWS-->
      <text:h text:style-name="P10" text:outline-level="1">
<text:span text:style-name="T4">
Словаччина завершила передачу Україні 13 винищувачів МіГ-29</text:span>
</text:h>
      <text:p text:style-name="P4">
Author: ['АРМІЯINFORM']</text:p>
      <text:p text:style-name="P4">
Time: 2023-04-17T61:00:00-04:00</text:p>
      <text:p text:style-name="P4">
Description: Словаччина вже передала Україні всі 13 винищувачів МіГ-29. Після чотирьох одиниць,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g29.jpg" text:style-name="Internet_20_link" text:visited-style-name="Visited_20_Internet_20_Link">
mig29.jpg</text:a>
']</text:p>
      <text:p text:style-name="P4">
Tags: ['STOPRUSSIA', 'АГРЕСІЯ РФ', 'ВИНИЩУВАЧ МІГ-29', 'ДОПОМОГА ПАРТНЕРІВ', 'СВІТ ПІДТРИМУЄ УКРАЇНУ', 'СЛОВАЧЧИНИ']</text:p>
      <text:p text:style-name="P4">
Category: News</text:p>
      <!--METADATA-->
      <text:p text:style-name="P4">
<draw:frame draw:style-name="fr1" draw:name="Image38" text:anchor-type="as-char" svg:width="6.9236in" svg:height="3.894525in" draw:z-index="0">
<draw:image xlink:href="../Images/AРМІЯINFORM/2023-04-17T61-00-00-04-00/mig29.jpg" xlink:type="simple" xlink:show="embed" xlink:actuate="onLoad" draw:mime-type="image/jpeg"/>
</draw:frame>
</text:p>
      <text:p text:style-name="P4">
Словаччина вже передала Україні всі 13 винищувачів МіГ-29. Після чотирьоходиниць, які <text:a xlink:type="simple" xlink:href="https://armyinform.com.ua/2023/03/23/slovachchyna-peredala-ukrayini-pershi-chotyry-mig-29/" text:style-name="Internet_20_link" text:visited-style-name="Visited_20_Internet_20_Link">
булипереправлені</text:a>
 українськими пілотами у березні цього року,інші 9 одиниць також були успішно передані українським силам.</text:p>
      <text:p text:style-name="P4">
Про це повідомив міністр оборони Словаччини Ярослав Надь, чиї слова<text:a xlink:type="simple" xlink:href="https://www.mosr.sk/52733-sk/vsetky-stihacie-lietadla-mig-29-su-uz-na-ukrajine/" text:style-name="Internet_20_link" text:visited-style-name="Visited_20_Internet_20_Link">
наводить</text:a>
 пресслужба словацького оборонного відомства.</text:p>
      <text:p text:style-name="P4">
«Ця передача була здійснена наземним шляхом з огляду на найбільшу можливубезпеку, знову ж таки величезна подяка всім залученим, тому що в такихвипадках це справді важлива та складна логістична операція», — підкресливЯрослав Надь.</text:p>
      <text:p text:style-name="P4">
Водночас він нагадав, що літаки МіГ-29 є суттєвою опорою для України в їїзахисті від російської військової агресії та у захисті людських життів.</text:p>
      <text:p text:style-name="P4">
Нагадаємо, раніше Польща вже<text:a xlink:type="simple" xlink:href="https://armyinform.com.ua/2023/04/05/polshha-peredala-ukrayini-8-vynyshhuvachiv-mig-29-ta-gotova-nadaty-shhe-6/" text:style-name="Internet_20_link" text:visited-style-name="Visited_20_Internet_20_Link">
передала</text:a>
 Україні чотиривинищувачі МіГ-29, ще стільки ж — доставлять найближчим часом. Крім того,Польща готова надіслати Україні ще шість таких літаків.</text:p>
      <text:p text:style-name="P4">
Source: <text:a xlink:type="simple" xlink:href="https://armyinform.com.ua/2023/04/17/slovachchyna-zavershyla-peredachu-ukrayini-13-vynyshhuvachiv-mig-29/" text:style-name="Internet_20_link" text:visited-style-name="Visited_20_Internet_20_Link">
https://armyinform.com.ua/2023/04/17/slovachchyna-zavershyla-peredachu-ukrayini-13-vynyshhuvachiv-mig-29/</text:a>
</text:p>
      <!--NEWS-->
      <text:h text:style-name="P10" text:outline-level="1">
<text:span text:style-name="T4">
Олексій Дмитрашківський розповів про маневри росіян на Таврійському напрямку</text:span>
</text:h>
      <text:p text:style-name="P4">
Author: ['Олексій Тригуб']</text:p>
      <text:p text:style-name="P4">
Time: 2023-04-17T62:00:00-04:00</text:p>
      <text:p text:style-name="P4">
Description: У прямому ефірі телемарафону «Єдині новини» начальник об’єднаного пресцентру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ТОРГНЕННЯ РФ', 'ЄДИНІ НОВИНИ', 'ОЛЕКСІЙ ДМИТРАШКІВСЬКИЙ', 'ТАВРІЙСЬКИЙ НАПРЯМОК']</text:p>
      <text:p text:style-name="P4">
Category: News</text:p>
      <!--METADATA-->
      <text:p text:style-name="P4">
У прямому ефірі <text:a xlink:type="simple" xlink:href="https://www.youtube.com/watch" text:style-name="Internet_20_link" text:visited-style-name="Visited_20_Internet_20_Link">
телемарафону</text:a>
«Єдині новини» начальник об’єднаного пресцентру Сил оборони Таврійськогонапрямку полковник Олексій Дмитрашківський розповів, що відомо щодо пересуваньта активності окупаційних військ у районі відповідальності угруповання.</text:p>
      <text:p text:style-name="P4">
— За даними розвідки, з району Мар’їнки ворог відвів для відновлення двідесантні військові частини, що зазнали втрат, одна з них — це 95-й десантнийполк, — розповів Олексій Дмитрашківський. — Також відомо про переміщення двохколон у райони Бердянська та Мелітополя. Ми контролюємо ситуацію і, думаю, щонайближчим часом почуємо зовсім інші новини про ці колони.</text:p>
      <text:p text:style-name="P4">
Щодо Запорізького напрямку, то полковник Олексій Дмитрашківський такожпідтвердив, що противник продовжує будувати там фортифікаційні споруди,створює оборонні рубежі, не зупиняючись ні на день.</text:p>
      <text:p text:style-name="P4">
Source: <text:a xlink:type="simple" xlink:href="https://armyinform.com.ua/2023/04/17/oleksij-dmytrashkivskyj-rozpoviv-pro-manevry-rosiyan-na-tavrijskomu-napryamku/" text:style-name="Internet_20_link" text:visited-style-name="Visited_20_Internet_20_Link">
https://armyinform.com.ua/2023/04/17/oleksij-dmytrashkivskyj-rozpoviv-pro-manevry-rosiyan-na-tavrijskomu-napryamku/</text:a>
</text:p>
      <!--NEWS-->
      <text:h text:style-name="P10" text:outline-level="1">
<text:span text:style-name="T4">
У районі Мар’їнки ворог активізував застосування авіації — Олексій Дмитрашківський</text:span>
</text:h>
      <text:p text:style-name="P4">
Author: ['Олексій Тригуб']</text:p>
      <text:p text:style-name="P4">
Time: 2023-04-17T63:00:00-04:00</text:p>
      <text:p text:style-name="P4">
Description: У районі Мар’їнки поблизу Донецька загалом ворожа активність та якість атак противн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fueling2018-04-e1681719512500.jpg" text:style-name="Internet_20_link" text:visited-style-name="Visited_20_Internet_20_Link">
refueling2018-04-e1681719512500.jpg</text:a>
']</text:p>
      <text:p text:style-name="P4">
Tags: []</text:p>
      <text:p text:style-name="P4">
Category: News</text:p>
      <!--METADATA-->
      <text:p text:style-name="P4">
<draw:frame draw:style-name="fr1" draw:name="Image39" text:anchor-type="as-char" svg:width="6.9236in" svg:height="4.292632in" draw:z-index="0">
<draw:image xlink:href="../Images/AРМІЯINFORM/2023-04-17T63-00-00-04-00/refueling2018-04-e1681719512500.jpg" xlink:type="simple" xlink:show="embed" xlink:actuate="onLoad" draw:mime-type="image/jpeg"/>
</draw:frame>
</text:p>
      <text:p text:style-name="P4">
У районі Мар’їнки поблизу Донецька загалом ворожа активність та якість атакпротивника знизилися. Про це в прямому ефірі<text:a xlink:type="simple" xlink:href="https://www.youtube.com/watch" text:style-name="Internet_20_link" text:visited-style-name="Visited_20_Internet_20_Link">
телемарафону</text:a>
 «Єдині новини»розповів начальник об’єднаного пресцентру Сил оборони Таврійського напрямкуполковник Олексій Дмитрашківський.</text:p>
      <text:p text:style-name="P4">
— За вчорашній день ворог атакував наші позиції в цьому районі 20 разів, такождвічі атакував уночі, — зазначив офіцер. — Спроби противника не увінчалисяуспіхом: він отримав відсіч та відійшов.</text:p>
      <text:p text:style-name="P4">
Активізувалася в цьому районі ворожа авіації. Так, учора росіяни завдавалиударів з літаків — 15 разів удень та двічі атакували позиції Сил оборониУкраїни вночі. На щастя, обійшлося без втрат.</text:p>
      <text:p text:style-name="P4">
Також на театрі бойових дій з’явилися так звані штурмові підрозділи z. Вониукомплектовані людьми з кримінальним минулим.</text:p>
      <text:p text:style-name="P4">
— Цей факт підкреслює наявність конфлікту між власником пвк «вагнер»пригожиним та верхівкою міноборони росії, які наразі також почаликомплектувати військові частини та підрозділи кримінальним елементом,остаточно перетворюючи російську армію на кримінальне військо, — пояснивОлексій Дмитрашківський. — Потрапляючи в полон, бійці цих штурмовихпідрозділів z розповідають, що мають дуже стару зброю та погане забезпечення,а також украй низьку мотивацію. Втім, ми розуміємо, що навіть найстарішарушниця становить небезпеку.</text:p>
      <text:p text:style-name="P4">
Source: <text:a xlink:type="simple" xlink:href="https://armyinform.com.ua/2023/04/17/u-rajoni-maryinky-vorog-aktyvizuvav-zastosuvannya-aviacziyi-oleksij-dmytrashkivskyj/" text:style-name="Internet_20_link" text:visited-style-name="Visited_20_Internet_20_Link">
https://armyinform.com.ua/2023/04/17/u-rajoni-maryinky-vorog-aktyvizuvav-zastosuvannya-aviacziyi-oleksij-dmytrashkivskyj/</text:a>
</text:p>
      <!--NEWS-->
      <text:h text:style-name="P10" text:outline-level="1">
<text:span text:style-name="T4">
За добу ворог обстріляв 7 областей України, четверо цивільних поранено</text:span>
</text:h>
      <text:p text:style-name="P4">
Author: ['АРМІЯINFORM']</text:p>
      <text:p text:style-name="P4">
Time: 2023-04-17T64:00:00-04:00</text:p>
      <text:p text:style-name="P4">
Description: Протягом минулої доби російські війська обстріляли територію 7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25755504716271069_y.jpg" text:style-name="Internet_20_link" text:visited-style-name="Visited_20_Internet_20_Link">
photo_5325755504716271069_y.jpg</text:a>
']</text:p>
      <text:p text:style-name="P4">
Tags: ['MILITARY MEDIA CENTER', 'ОБСТРІЛИ РФ']</text:p>
      <text:p text:style-name="P4">
Category: News</text:p>
      <!--METADATA-->
      <text:p text:style-name="P4">
<draw:frame draw:style-name="fr1" draw:name="Image40" text:anchor-type="as-char" svg:width="6.9236in" svg:height="5.213388in" draw:z-index="0">
<draw:image xlink:href="../Images/AРМІЯINFORM/2023-04-17T64-00-00-04-00/photo_5325755504716271069_y.jpg" xlink:type="simple" xlink:show="embed" xlink:actuate="onLoad" draw:mime-type="image/jpeg"/>
</draw:frame>
</text:p>
      <text:p text:style-name="P4">
Протягом минулої доби російські війська обстріляли територію 7 областейУкраїни.</text:p>
      <text:p text:style-name="P4">
Про це <text:a xlink:type="simple" xlink:href="https://t.me/militarymediacenter/1727" text:style-name="Internet_20_link" text:visited-style-name="Visited_20_Internet_20_Link">
повідомляє</text:a>
 Military MediaCenter.</text:p>
      <text:p text:style-name="P4">
«Загалом із різних видів озброєння (міномети, танки, артилерія, РСЗВ, БПЛА,тактична авіація) здійснено обстріли 95 населених пунктів, підтвердженоураження 63 об’єктів інфраструктури», — йдеться у повідомленні.</text:p>
      <text:p text:style-name="P4">
За попередньою інформацією, чотири особи поранено.</text:p>
      <text:p text:style-name="P4">
Source: <text:a xlink:type="simple" xlink:href="https://armyinform.com.ua/2023/04/17/za-dobu-vorog-obstrilyav-7-oblastej-ukrayiny-chetvero-czyvilnyh-poraneno/" text:style-name="Internet_20_link" text:visited-style-name="Visited_20_Internet_20_Link">
https://armyinform.com.ua/2023/04/17/za-dobu-vorog-obstrilyav-7-oblastej-ukrayiny-chetvero-czyvilnyh-poraneno/</text:a>
</text:p>
      <!--NEWS-->
      <text:h text:style-name="P10" text:outline-level="1">
<text:span text:style-name="T4">
Фінляндія розпочала зведення загороджувального паркану на кордоні з росією</text:span>
</text:h>
      <text:p text:style-name="P4">
Author: ['АРМІЯINFORM']</text:p>
      <text:p text:style-name="P4">
Time: 2023-04-17T65:00:00-04:00</text:p>
      <text:p text:style-name="P4">
Description: Фінляндія розпочала зведення першої ділянки загороджувального паркану на кордон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inland01.jpg" text:style-name="Internet_20_link" text:visited-style-name="Visited_20_Internet_20_Link">
finland01.jpg</text:a>
', '<text:a xlink:type="simple" xlink:href="https://armyinform.com.ua/wp-content/uploads/2023/04/finland03.jpg" text:style-name="Internet_20_link" text:visited-style-name="Visited_20_Internet_20_Link">
finland03.jpg</text:a>
']</text:p>
      <text:p text:style-name="P4">
Tags: ['STOPRUSSIA', 'АГРЕСІЯ РФ', 'ДЕРЖАВНИЙ КОРДОН', 'ФІНЛЯНДІЯ']</text:p>
      <text:p text:style-name="P4">
Category: News</text:p>
      <!--METADATA-->
      <text:p text:style-name="P4">
<draw:frame draw:style-name="fr1" draw:name="Image41" text:anchor-type="as-char" svg:width="6.9236in" svg:height="3.894525in" draw:z-index="0">
<draw:image xlink:href="../Images/AРМІЯINFORM/2023-04-17T65-00-00-04-00/finland01.jpg" xlink:type="simple" xlink:show="embed" xlink:actuate="onLoad" draw:mime-type="image/jpeg"/>
</draw:frame>
</text:p>
      <text:p text:style-name="P4">
Фінляндія розпочала зведення першої ділянки загороджувального паркану накордоні з росією.</text:p>
      <text:p text:style-name="P4">
Про це йдеться у <text:a xlink:type="simple" xlink:href="https://raja.fi/en/-/the-construction-of-the-eastern-border-barrier-fence-has-commenced" text:style-name="Internet_20_link" text:visited-style-name="Visited_20_Internet_20_Link">
повідомленні</text:a>
 пресслужби фінської прикордонноїслужби.</text:p>
      <text:p text:style-name="P4">
Будівництво пілотної версії бар'єрної огорожі в Пелколі є важливим етапом уреалізації проєкту. Передбачається, що експериментальна огорожа довжиноюблизько 3 кілометрів, розташована поруч із прикордонним пунктом Іматра, будезавершена у червні 2023 року.</text:p>
      <text:p text:style-name="P4">
«Пілотний проєкт дає нам можливість ознайомитися з найкращими практикамиуправління, реалізації, рівня витрат та фактичного будівництва огорожі.Завдяки цьому ми можемо забезпечити успіх на наступних етапах цього проєкту»,— сказав начальник технічного відділу головного управління прикордонної службиФінляндії бригадний генерал Ярі Толппанен.</text:p>
      <text:p text:style-name="P4">
<draw:frame draw:style-name="fr1" draw:name="Image42" text:anchor-type="as-char" svg:width="6.9236in" svg:height="3.894525in" draw:z-index="0">
<draw:image xlink:href="../Images/AРМІЯINFORM/2023-04-17T65-00-00-04-00/finland03.jpg" xlink:type="simple" xlink:show="embed" xlink:actuate="onLoad" draw:mime-type="image/jpeg"/>
</draw:frame>
</text:p>
      <text:p text:style-name="P4">
Спорудження огорожі заввишки три метри з колючим дротом коштуватиме близько380 мільйонів євро і має бути завершене до 2026 року.</text:p>
      <text:p text:style-name="P4">
Кордон Фінляндії з росією протяжністю 1340 кілометрів є найдовшим з усіхчленів Європейського Союзу.</text:p>
      <text:p text:style-name="P4">
Source: <text:a xlink:type="simple" xlink:href="https://armyinform.com.ua/2023/04/17/finlyandiya-rozpochala-zvedennya-zagorodzhuvalnogo-parkanu-na-kordoni-z-rosiyeyu/" text:style-name="Internet_20_link" text:visited-style-name="Visited_20_Internet_20_Link">
https://armyinform.com.ua/2023/04/17/finlyandiya-rozpochala-zvedennya-zagorodzhuvalnogo-parkanu-na-kordoni-z-rosiyeyu/</text:a>
</text:p>
      <!--NEWS-->
      <text:h text:style-name="P10" text:outline-level="1">
<text:span text:style-name="T4">
ДНК захисника оцифровуватимуть та зберігатимуть в особовій справі військового — Мінреінтеграції</text:span>
</text:h>
      <text:p text:style-name="P4">
Author: ['АРМІЯINFORM']</text:p>
      <text:p text:style-name="P4">
Time: 2023-04-17T66:00:00-04:00</text:p>
      <text:p text:style-name="P4">
Description: У Мінреінтеграції відбулася нарада з регіональними координаторами Офісу Уповноваженого з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ckphotoselectivefocusmulticulturalbiologistslooking.jpg" text:style-name="Internet_20_link" text:visited-style-name="Visited_20_Internet_20_Link">
stockphotoselectivefocusmulticulturalbiologistslooking.jpg</text:a>
']</text:p>
      <text:p text:style-name="P4">
Tags: ['ДНК', 'МІНРЕІНТЕГРАЦІЇ']</text:p>
      <text:p text:style-name="P4">
Category: News</text:p>
      <!--METADATA-->
      <text:p text:style-name="P4">
<draw:frame draw:style-name="fr1" draw:name="Image43" text:anchor-type="as-char" svg:width="6.9236in" svg:height="4.2817in" draw:z-index="0">
<draw:image xlink:href="../Images/AРМІЯINFORM/2023-04-17T66-00-00-04-00/stockphotoselectivefocusmulticulturalbiologistslooking.jpg" xlink:type="simple" xlink:show="embed" xlink:actuate="onLoad" draw:mime-type="image/jpeg"/>
</draw:frame>
Ілюстративне фото</text:p>
      <text:p text:style-name="P4">
У Мінреінтеграції відбулася нарада з регіональними координаторами ОфісуУповноваженого зі зниклих безвісти, під час якої обговорили найактуальнішіпитання, що стосуються взаємодії координаторів із Нацполіцією, СБУ,військовими частинами й Територіальними центрами комплектування та соціальноїпідтримки (ТЦК та СП).</text:p>
      <text:p text:style-name="P4">
Про це <text:a xlink:type="simple" xlink:href="https://minre.gov.ua/2023/04/17/neobhidno-nalagodyty-proczes-poperednogo-vidboru-dnk-materialu-v-zahysnykiv/" text:style-name="Internet_20_link" text:visited-style-name="Visited_20_Internet_20_Link">
повідомляє</text:a>
 Міністерство з питаньреінтеграції тимчасово окупованих територій України.</text:p>
      <text:p text:style-name="P4">
Одне з надважливих питань, яке було розглянуто, — це попередній відбіргенетичного ДНК-матеріалу у військових, які йдуть на службу до ЗСУ, іправоохоронців.</text:p>
      <text:p text:style-name="P4">
Законодавством передбачено обов’язкове відібрання біологічного матеріалу увійськовослужбовців, а також членів добровольчих формувань територіальнихгромад. На виконання відповідного закону вже розроблено порядок відібраннязразків геномної інформації людини. Документ наразі погоджується центральнимиорганами виконавчої влади.</text:p>
      <text:p text:style-name="P4">
Згідно з цим порядком ДНК людини буде оцифровуватися та зберігатися в особовійсправі військового. Нині вже закуплено відповідне обладнання для відбору,оцифровування й зберігання ДНК-зразків.</text:p>
      <text:p text:style-name="P4">
«Безперечно, під час війни це надважливо. Генетичний матеріал усіх нашихзахисників повинен зберігатися в єдиній базі генетичних ознак. Саме завдякинаявності генетичних зразків буде спрощено процес ідентифікації. Сподіваюся,що відповідні органи прискорять процес запуску цієї процедури», — наголосилавіцепрем’єр-міністр Ірина Верещук.</text:p>
      <text:p text:style-name="P4">
Source: <text:a xlink:type="simple" xlink:href="https://armyinform.com.ua/2023/04/17/dnk-zahysnyka-oczyfrovuvatymut-ta-zberigatymut-v-osobovij-spravi-vijskovogo-minreintegracziyi/" text:style-name="Internet_20_link" text:visited-style-name="Visited_20_Internet_20_Link">
https://armyinform.com.ua/2023/04/17/dnk-zahysnyka-oczyfrovuvatymut-ta-zberigatymut-v-osobovij-spravi-vijskovogo-minreintegracziyi/</text:a>
</text:p>
      <!--NEWS-->
      <text:h text:style-name="P10" text:outline-level="1">
<text:span text:style-name="T4">
Офіс Генпрокурора України: задокументовано понад 80 тисяч воєнних злочинів</text:span>
</text:h>
      <text:p text:style-name="P4">
Author: ['АРМІЯINFORM']</text:p>
      <text:p text:style-name="P4">
Time: 2023-04-17T67: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17042023ua.jpg" text:style-name="Internet_20_link" text:visited-style-name="Visited_20_Internet_20_Link">
warcrime-17042023ua.jpg</text:a>
', '<text:a xlink:type="simple" xlink:href="https://armyinform.com.ua/wp-content/uploads/2023/04/warcrime-17042023en.jpg" text:style-name="Internet_20_link" text:visited-style-name="Visited_20_Internet_20_Link">
warcrime-17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44" text:anchor-type="as-char" svg:width="6.9236in" svg:height="4.448413in" draw:z-index="0">
<draw:image xlink:href="../Images/AРМІЯINFORM/2023-04-17T67-00-00-04-00/warcrime-17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7 квітня</text:span>
 зареєстровано:</text:p>
      <ul>
        <li>
80 840 воєнних злочинів,  * 17 040 злочинів проти національної безпеки України.</li>
      </ul>
      <text:p text:style-name="P4">
Крім того, за офіційними даними ювенальних прокурорів, <text:span text:style-name="T4">
1418 дітейпостраждали</text:span>
 внаслідок агресії рф, з них:</text:p>
      <ul>
        <li>
470 — дітей загинули,  * 948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45" text:anchor-type="as-char" svg:width="6.9236in" svg:height="4.448413in" draw:z-index="0">
<draw:image xlink:href="../Images/AРМІЯINFORM/2023-04-17T67-00-00-04-00/warcrime-17042023en.jpg" xlink:type="simple" xlink:show="embed" xlink:actuate="onLoad" draw:mime-type="image/jpeg"/>
</draw:frame>
</text:p>
      <text:p text:style-name="P4">
Source: <text:a xlink:type="simple" xlink:href="https://armyinform.com.ua/2023/04/17/ofis-genprokurora-ukrayiny-zadokumentovano-ponad-80-tysyach-voyennyh-zlochyniv-2/" text:style-name="Internet_20_link" text:visited-style-name="Visited_20_Internet_20_Link">
https://armyinform.com.ua/2023/04/17/ofis-genprokurora-ukrayiny-zadokumentovano-ponad-80-tysyach-voyennyh-zlochyniv-2/</text:a>
</text:p>
      <!--NEWS-->
      <text:h text:style-name="P10" text:outline-level="1">
<text:span text:style-name="T4">
П’ять країн G7 підписали угоду про ядерне паливо, яка має на меті ізолювати путінську росію</text:span>
</text:h>
      <text:p text:style-name="P4">
Author: ['АРМІЯINFORM']</text:p>
      <text:p text:style-name="P4">
Time: 2023-04-17T68:00:00-04:00</text:p>
      <text:p text:style-name="P4">
Description: Під час Форуму з ядерної енергетики на полях саміту G7 у Саппоро США, Велика Британ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3c53f04c199.jpeg" text:style-name="Internet_20_link" text:visited-style-name="Visited_20_Internet_20_Link">
643c53f04c199.jpeg</text:a>
']</text:p>
      <text:p text:style-name="P4">
Tags: ['G7', 'STOPRUSSIA', 'АГРЕСІЯ РФ', 'УГОДА ПРО ЯДЕРНЕ ПАЛИВО', 'ФОРУМ З ЯДЕРНОЇ ЕНЕРГЕТИКИ']</text:p>
      <text:p text:style-name="P4">
Category: News</text:p>
      <!--METADATA-->
      <text:p text:style-name="P4">
<draw:frame draw:style-name="fr1" draw:name="Image46" text:anchor-type="as-char" svg:width="6.9236in" svg:height="4.32725in" draw:z-index="0">
<draw:image xlink:href="../Images/AРМІЯINFORM/2023-04-17T68-00-00-04-00/643c53f04c199.jpeg" xlink:type="simple" xlink:show="embed" xlink:actuate="onLoad" draw:mime-type="image/jpeg"/>
</draw:frame>
</text:p>
      <text:p text:style-name="P4">
Під час Форуму з ядерної енергетики на полях саміту G7 у Саппоро США, ВеликаБританія, Франція, Канада і Японія оголосили про створення альянсу длявитіснення росії зі світового ринку ядерного палива.</text:p>
      <text:p text:style-name="P4">
Про це <text:a xlink:type="simple" xlink:href="https://www.gov.uk/government/news/new-nuclear-fuel-agreement-alongside-g7-seeks-to-isolate-putins-russia" text:style-name="Internet_20_link" text:visited-style-name="Visited_20_Internet_20_Link">
повідомляє</text:a>
 Уряд Великої Британії.</text:p>
      <text:p text:style-name="P4">
«П’ять країн використовуватимуть відповідні ресурси та можливості секторівцивільної ядерної енергетики кожної країни, щоб підірвати контроль росії надланцюжками постачання», — йдеться в повідомленні.</text:p>
      <text:p text:style-name="P4">
Крім цього, ця угода підтримуватиме стабільне постачання палива для потребсьогодення, а також гарантуватиме безпечну та надійну розробку та розгортанняпалива для передових реакторів завтрашнього дня.</text:p>
      <text:p text:style-name="P4">
«Ця угода буде використана як основа для того, щоб повністю витіснити путіна зринку ядерного палива, і зробити це якомога швидше, щоб відрізати для нього щеодне джерело фінансування свого варварського нападу на Україну та фактичнозалишити росію осторонь», — зазначено в тексті заяви.</text:p>
      <text:p text:style-name="P4">
Виступаючи на зустрічі міністрів енергетики країн G7, глава британськогоенергетичного відомства Грант Шаппс сказав, що дешевші та безпечнішівідновлювані джерела енергії стануть ключовою частиною енергетичноїнезалежності Британії.</text:p>
      <text:p text:style-name="P4">
«Об’єднання зусиль з іншими країнами має показати путіну, що росії більше нераді, а також зміцнити глобальну енергетичну безпеку завдяки надійномуміжнародному постачанню ядерного палива з надійних джерел», — заявив він.</text:p>
      <text:p text:style-name="P4">
Source: <text:a xlink:type="simple" xlink:href="https://armyinform.com.ua/2023/04/17/pyat-krayin-g7-pidpysaly-ugodu-pro-yaderne-palyvo-yaka-maye-na-meti-izolyuvaty-putinsku-rosiyu/" text:style-name="Internet_20_link" text:visited-style-name="Visited_20_Internet_20_Link">
https://armyinform.com.ua/2023/04/17/pyat-krayin-g7-pidpysaly-ugodu-pro-yaderne-palyvo-yaka-maye-na-meti-izolyuvaty-putinsku-rosiyu/</text:a>
</text:p>
      <!--NEWS-->
      <text:h text:style-name="P10" text:outline-level="1">
<text:span text:style-name="T4">
У Чорному морі на бойовому чергуванні перебуває 7 ворожих кораблів</text:span>
</text:h>
      <text:p text:style-name="P4">
Author: ['АРМІЯINFORM']</text:p>
      <text:p text:style-name="P4">
Time: 2023-04-17T69:00:00-04:00</text:p>
      <text:p text:style-name="P4">
Description: —Станом на 17 квітня в акваторіях Чорного, Азовського та Середземного морів на бой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maxresdefault-1.jpg" text:style-name="Internet_20_link" text:visited-style-name="Visited_20_Internet_20_Link">
maxresdefault-1.jpg</text:a>
', '<text:a xlink:type="simple" xlink:href="https://armyinform.com.ua/wp-content/uploads/2023/04/photo_2023-04-17_11-30-54.jpg" text:style-name="Internet_20_link" text:visited-style-name="Visited_20_Internet_20_Link">
photo_2023-04-17_11-30-54.jpg</text:a>
']</text:p>
      <text:p text:style-name="P4">
Tags: ['STOPRUSSIA', 'АГРЕСІЯ РФ', 'ВМС ЗС УКРАЇНИ', 'ВТОРГНЕННЯ РФ']</text:p>
      <text:p text:style-name="P4">
Category: News</text:p>
      <!--METADATA-->
      <text:p text:style-name="P4">
<draw:frame draw:style-name="fr1" draw:name="Image47" text:anchor-type="as-char" svg:width="6.9236in" svg:height="3.894525in" draw:z-index="0">
<draw:image xlink:href="../Images/AРМІЯINFORM/2023-04-17T69-00-00-04-00/maxresdefault-1.jpg" xlink:type="simple" xlink:show="embed" xlink:actuate="onLoad" draw:mime-type="image/jpeg"/>
</draw:frame>
Ілюстративне фото</text:p>
      <text:p text:style-name="P4">
—Станом на 17 квітня в акваторіях Чорного, Азовського та Середземного морів набойовому чергуванні перебувають 15 ворожих кораблів, з них 6 носії крилатихракет «Калібр». Загальний залп складає — 36 ракет.</text:p>
      <text:p text:style-name="P4">
Про це йдеться у<text:a xlink:type="simple" xlink:href="https://www.facebook.com/navy.mil.gov.ua/posts/pfbid0TZmCGs3z2PYT8B7e5Ae3HUrLgjg3FqumyNMJjhQCKL1Kd1WzudHdpiN4Z1BvaUGrl" text:style-name="Internet_20_link" text:visited-style-name="Visited_20_Internet_20_Link">
повідомленні</text:a>
Командування Військово-Морських Сил ЗС України.</text:p>
      <text:p text:style-name="P4">
З них:</text:p>
      <ul>
        <li>
у Чорному морі на бойовому чергуванні перебувають 7 ворожих кораблів, з них 3 носії крилатих ракет «Калібр», загальний залп складає — 16 ракет;  * в Азовському морі ворог продовжує контролювати морські комунікації, утримуючи на бойовому чергуванні 1 корабель;  * у Середземному морі — 7 ворожих кораблів, з них 3 носії крилатих ракет «Калібр», загальний залп складає — 20 ракет.</li>
      </ul>
      <text:p text:style-name="P4">
рф продовжує порушувати Міжнародну конвенцію з охорони людського життя на морі1974 року (SOLAS), вимикаючи системи автоматичної ідентифікації (AIS) нацивільних суднах в акваторії Азовського моря.</text:p>
      <text:p text:style-name="P4">
<draw:frame draw:style-name="fr1" draw:name="Image48" text:anchor-type="as-char" svg:width="6.9236in" svg:height="6.9236in" draw:z-index="0">
<draw:image xlink:href="../Images/AРМІЯINFORM/2023-04-17T69-00-00-04-00/photo_2023-04-17_11-30-54.jpg" xlink:type="simple" xlink:show="embed" xlink:actuate="onLoad" draw:mime-type="image/jpeg"/>
</draw:frame>
</text:p>
      <text:p text:style-name="P4">
Source: <text:a xlink:type="simple" xlink:href="https://armyinform.com.ua/2023/04/17/u-chornomu-mori-na-bojovomu-cherguvanni-perebuvaye-7-vorozhyh-korabliv/" text:style-name="Internet_20_link" text:visited-style-name="Visited_20_Internet_20_Link">
https://armyinform.com.ua/2023/04/17/u-chornomu-mori-na-bojovomu-cherguvanni-perebuvaye-7-vorozhyh-korabliv/</text:a>
</text:p>
      <!--NEWS-->
      <text:h text:style-name="P10" text:outline-level="1">
<text:span text:style-name="T4">
Забезпечував переправлення окупантів та техніки з рф — затримано колишнього «начальника вокзалу Херсон»</text:span>
</text:h>
      <text:p text:style-name="P4">
Author: ['АРМІЯINFORM']</text:p>
      <text:p text:style-name="P4">
Time: 2023-04-17T70:00:00-04:00</text:p>
      <text:p text:style-name="P4">
Description: Під час стабілізаційних заходів у звільненому Херсоні затримано ще одного пособн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vantazhennya-1-e1681717594170.jpg" text:style-name="Internet_20_link" text:visited-style-name="Visited_20_Internet_20_Link">
zavantazhennya-1-e1681717594170.jpg</text:a>
']</text:p>
      <text:p text:style-name="P4">
Tags: ['STOPRUSSIA', 'АГРЕСІЯ РФ', 'КОЛАБОРАНТИ', 'СБУ']</text:p>
      <text:p text:style-name="P4">
Category: News</text:p>
      <!--METADATA-->
      <text:p text:style-name="P4">
<draw:frame draw:style-name="fr1" draw:name="Image49" text:anchor-type="as-char" svg:width="6.9236in" svg:height="4.569576in" draw:z-index="0">
<draw:image xlink:href="../Images/AРМІЯINFORM/2023-04-17T70-00-00-04-00/zavantazhennya-1-e1681717594170.jpg" xlink:type="simple" xlink:show="embed" xlink:actuate="onLoad" draw:mime-type="image/jpeg"/>
</draw:frame>
</text:p>
      <text:p text:style-name="P4">
Під час стабілізаційних заходів у звільненому Херсоні затримано ще одногопособника агресора. Ним виявився місцевий житель, який на початкуширокомасштабного вторгнення підтримав російських загарбників. Післязахоплення обласного центру він добровільно пішов на співпрацю з ворогом івступив до лав місцевої окупаційної адміністрації рф.</text:p>
      <text:p text:style-name="P4">
Його призначили очільником вокзалу міської станції, яка входила до складуствореного агресором «унітарного підприємства Херсонська залізниця».</text:p>
      <text:p text:style-name="P4">
«На цій „посаді“ він допомагав загарбникам налагодити залізничне сполученнядля потреб окупаційних угруповань на південному фронті. Брав участь ворганізації безперешкодного транспортування військової техніки, озброєння табоєприпасів з території рф до захопленого на той час Херсона», — йдеться вповідомленні.</text:p>
      <text:p text:style-name="P4">
Для цього зловмисник віддавав злочинні розпорядження своїм підлеглим. У разівідмови або невиконання незаконних вказівок — погрожував «здати» людейкаральним органам рашистів.</text:p>
      <text:p text:style-name="P4">
Після звільнення південного міста фігурант намагався «залягти на дно» тауникнути правосуддя. Однак співробітники СБУ встановили його місцеперебуванняі затримали.</text:p>
      <text:p text:style-name="P4">
На підставі зібраних доказів слідчі Служби безпеки повідомили зловмиснику пропідозру за пособництво державі-агресору. Вирішується питання щодо обраннязапобіжного заходу — тримання під вартою. Тривають слідчі дії для встановленнявсіх обставин злочину.</text:p>
      <text:p text:style-name="P4">
<text:span text:style-name="T4">
Джерело:</text:span>
 <text:span text:style-name="T5">
<text:a xlink:type="simple" xlink:href="https://ssu.gov.ua/novyny/sbu-zatrymala-kolyshnoho-nachalnyka-rosiiskoho-vokzalu-kherson-yakyi-dopomahav-rf-perekydaty-viiskovi-eshelony-v-ukrainu" text:style-name="Internet_20_link" text:visited-style-name="Visited_20_Internet_20_Link">
СБУ</text:a>
</text:span>
</text:p>
      <text:p text:style-name="P4">
Source: <text:a xlink:type="simple" xlink:href="https://armyinform.com.ua/2023/04/17/zabezpechuvav-perepravlennya-okupantiv-ta-tehniky-z-rf-zatrymano-kolyshnogo-nachalnyka-vokzalu-herson/" text:style-name="Internet_20_link" text:visited-style-name="Visited_20_Internet_20_Link">
https://armyinform.com.ua/2023/04/17/zabezpechuvav-perepravlennya-okupantiv-ta-tehniky-z-rf-zatrymano-kolyshnogo-nachalnyka-vokzalu-herson/</text:a>
</text:p>
      <!--NEWS-->
      <text:h text:style-name="P10" text:outline-level="1">
<text:span text:style-name="T4">
Повідомлено про підозру інтернет-агітатору із Закарпаття, який поширював дописи на підтримку рф</text:span>
</text:h>
      <text:p text:style-name="P4">
Author: ['АРМІЯINFORM']</text:p>
      <text:p text:style-name="P4">
Time: 2023-04-17T71:00:00-04:00</text:p>
      <text:p text:style-name="P4">
Description: За процесуального керівництва Закарпатської обласної прокуратури місцевому жител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782643_639982377967129_2533926704940018194_n.jpg" text:style-name="Internet_20_link" text:visited-style-name="Visited_20_Internet_20_Link">
336782643_639982377967129_2533926704940018194_n.jpg</text:a>
']</text:p>
      <text:p text:style-name="P4">
Tags: ['STOPRUSSIA', 'АГРЕСІЯ РФ']</text:p>
      <text:p text:style-name="P4">
Category: News</text:p>
      <!--METADATA-->
      <text:p text:style-name="P4">
<draw:frame draw:style-name="fr1" draw:name="Image50" text:anchor-type="as-char" svg:width="6.9236in" svg:height="6.9236in" draw:z-index="0">
<draw:image xlink:href="../Images/AРМІЯINFORM/2023-04-17T71-00-00-04-00/336782643_639982377967129_2533926704940018194_n.jpg" xlink:type="simple" xlink:show="embed" xlink:actuate="onLoad" draw:mime-type="image/jpeg"/>
</draw:frame>
</text:p>
      <text:p text:style-name="P4">
За процесуального керівництва Закарпатської обласної прокуратури місцевомужителю повідомлено про підозру у розповсюдженні матеріалів, що містятьвиправдовування, заперечення збройної агресії рф проти України, а такожзаклики до зміни меж державного кордону (ч. 2 ст. 436-2, ч. 1 ст. 110 ККУкраїни).</text:p>
      <text:p text:style-name="P4">
Про це<text:a xlink:type="simple" xlink:href="https://www.facebook.com/pgo.gov.ua/posts/pfbid02hc9ANwDDSm5t9TGanTe9DAKhQFi2K9NWTovCFWZoXKr4FrmHvCfyc3WrDjxFpsXwl" text:style-name="Internet_20_link" text:visited-style-name="Visited_20_Internet_20_Link">
повідомляє</text:a>
Офіс Генерального прокурора України.</text:p>
      <text:p text:style-name="P4">
За даними слідства, упродовж 2022 року чоловік систематично розміщував усоцмережі публікації з наративами російської пропаганди.</text:p>
      <text:p text:style-name="P4">
Він зазначав про українців як про «нацистів», розповідав про «заводибіологічної зброї та офіцерів НАТО», які нібито базувалися на «Азовсталі».</text:p>
      <text:p text:style-name="P4">
Підозрюваний прославляв росію та військове командування її збройних сил.Наголошував, що країна-агресор незабаром «законно поверне собі» частинуукраїнських територій.</text:p>
      <text:p text:style-name="P4">
Інтернет-агітатор стверджував, що Закарпаття — це не Україна.</text:p>
      <text:p text:style-name="P4">
Також фігурант підтримував проведені на тимчасово окупованих територіяхпсевдореферендуми та визнавав їх «результати».</text:p>
      <text:p text:style-name="P4">
За результатами судово-лінгвістичної експертизи встановлено, що дописи маютьознаки вчинення кримінальних правопорушень.</text:p>
      <text:p text:style-name="P4">
Під час обшуків помешкання чоловіка вилучено технічні засоби, які є доказамипротиправної діяльності.</text:p>
      <text:p text:style-name="P4">
Досудове розслідування — СБУ.</text:p>
      <text:p text:style-name="P4">
Source: <text:a xlink:type="simple" xlink:href="https://armyinform.com.ua/2023/04/17/povidomleno-pro-pidozru-internet-agitatoru-iz-zakarpattya-yakyj-poshyryuvav-dopysy-na-pidtrymku-rf/" text:style-name="Internet_20_link" text:visited-style-name="Visited_20_Internet_20_Link">
https://armyinform.com.ua/2023/04/17/povidomleno-pro-pidozru-internet-agitatoru-iz-zakarpattya-yakyj-poshyryuvav-dopysy-na-pidtrymku-rf/</text:a>
</text:p>
      <!--NEWS-->
      <text:h text:style-name="P10" text:outline-level="1">
<text:span text:style-name="T4">
Сухопутні війська показали, як наші артилеристи знищили ворожий ЗРК</text:span>
</text:h>
      <text:p text:style-name="P4">
Author: ['АРМІЯINFORM']</text:p>
      <text:p text:style-name="P4">
Time: 2023-04-17T72:00:00-04:00</text:p>
      <text:p text:style-name="P4">
Description: Відео розміщено на Facebook-сторінці Сухопутних військ ЗС України.    «У Луганс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Відео<text:a xlink:type="simple" xlink:href="https://www.facebook.com/UALandForces/videos/2363208677190388/" text:style-name="Internet_20_link" text:visited-style-name="Visited_20_Internet_20_Link">
розміщено</text:a>
 наFacebook-сторінці Сухопутних військ ЗС України.</text:p>
      <text:p text:style-name="P4">
«У Луганській області артилерійська бригада ім. генерал-хорунжого РоманаДашкевича вражає ворожий ЗРК», — йдеться у повідомленні.</text:p>
      <text:p text:style-name="P4">
Source: <text:a xlink:type="simple" xlink:href="https://armyinform.com.ua/2023/04/17/suhoputni-vijska-pokazaly-yak-nashi-artylerysty-znyshhyly-vorozhyj-zrk/" text:style-name="Internet_20_link" text:visited-style-name="Visited_20_Internet_20_Link">
https://armyinform.com.ua/2023/04/17/suhoputni-vijska-pokazaly-yak-nashi-artylerysty-znyshhyly-vorozhyj-zrk/</text:a>
</text:p>
      <!--NEWS-->
      <text:h text:style-name="P10" text:outline-level="1">
<text:span text:style-name="T4">
У Польщі розпочинаються навчання Anakonda-23, в яких братимуть участь понад 13 тисяч військових</text:span>
</text:h>
      <text:p text:style-name="P4">
Author: ['АРМІЯINFORM']</text:p>
      <text:p text:style-name="P4">
Time: 2023-04-17T73:00:00-04:00</text:p>
      <text:p text:style-name="P4">
Description: У східній та північній частині Польщі розпочалася підготовка та переміщення військ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nakonda23.jpg" text:style-name="Internet_20_link" text:visited-style-name="Visited_20_Internet_20_Link">
anakonda23.jpg</text:a>
']</text:p>
      <text:p text:style-name="P4">
Tags: ['ВІЙСЬКОВІ НАВЧАННЯ', 'НАВЧАННЯ «АНАКОНДА»', 'ПОЛЬЩА']</text:p>
      <text:p text:style-name="P4">
Category: News</text:p>
      <!--METADATA-->
      <text:p text:style-name="P4">
<draw:frame draw:style-name="fr1" draw:name="Image51" text:anchor-type="as-char" svg:width="6.9236in" svg:height="3.894525in" draw:z-index="0">
<draw:image xlink:href="../Images/AРМІЯINFORM/2023-04-17T73-00-00-04-00/anakonda23.jpg" xlink:type="simple" xlink:show="embed" xlink:actuate="onLoad" draw:mime-type="image/jpeg"/>
</draw:frame>
</text:p>
      <text:p text:style-name="P4">
У східній та північній частині Польщі розпочалася підготовка та переміщеннявійськ до активної частини військових навчань Anakonda-23, які триватимуть з17 квітня до 16 травня 2023 року.</text:p>
      <text:p text:style-name="P4">
Про це <text:a xlink:type="simple" xlink:href="https://twitter.com/mblaszczak/status/1647854488194088962" text:style-name="Internet_20_link" text:visited-style-name="Visited_20_Internet_20_Link">
повідомив</text:a>
міністр національної оборони Польщі Маріуш Блащак.</text:p>
      <text:p text:style-name="P4">
Циклічні тренування відбуваються вдев’яте, цього разу за участі понад 10тисячі військових польської армії і майже 3 тисяч солдатів із країн-союзниківНАТО — військові зі США, Румунії, Словенії, Швеції, Франції, Литви, Латвії,Естонії та Туреччини.</text:p>
      <text:p text:style-name="P4">
Тренування проходитимуть на ключових польських полігонах: у Дравсько-Поморському, Бемово Піске, Устці та Новій Дембі. А також на полігонах уШвеції, Литві, Латвії та Естонії. Крім того, в районах за межами полігонів.</text:p>
      <text:p text:style-name="P4">
Планується використовувати танки <text:a xlink:type="simple" xlink:href="https://armyinform.com.ua/2023/01/06/chomu-polshha-popovnyuye-svij-vijskovyj-arsenal-amerykanskymy-m1-abrams/" text:style-name="Internet_20_link" text:visited-style-name="Visited_20_Internet_20_Link">
M1Abrams</text:a>
, БМП <text:a xlink:type="simple" xlink:href="https://armyinform.com.ua/2023/01/03/m2-bradley-shho-vidomo-pro-legendarnu-bmp/" text:style-name="Internet_20_link" text:visited-style-name="Visited_20_Internet_20_Link">
M2Bradley</text:a>
, гаубиці <text:a xlink:type="simple" xlink:href="https://armyinform.com.ua/2022/08/02/pivdennokorejskyj-grim-shho-vidomo-pro-sau-k9-thunder/" text:style-name="Internet_20_link" text:visited-style-name="Visited_20_Internet_20_Link">
K9Thunder</text:a>
 і <text:a xlink:type="simple" xlink:href="https://armyinform.com.ua/2022/08/07/shho-yavlyaye-soboyu-komandyrska-mashyna-upravlinnya-ahs-krab/" text:style-name="Internet_20_link" text:visited-style-name="Visited_20_Internet_20_Link">
AHSKrab</text:a>
 і реактивні установки Langusta. Також арміяпередбачає використання протикорабельних крилатих ракет <text:a xlink:type="simple" xlink:href="https://armyinform.com.ua/2022/09/29/protykorabelna-raketa-nsm-shho-pro-neyi-vidomo/" text:style-name="Internet_20_link" text:visited-style-name="Visited_20_Internet_20_Link">
Naval StrikeMissile</text:a>
 (NSM).</text:p>
      <text:p text:style-name="P4">
<text:span text:style-name="T4">
Навчання «Анаконда»</text:span>
 — наймасштабніші навчання збройних сил, що проводятьсяз 2006 року. З того часу вони перетворилися з національних на навчання заактивної участі держав-членів НАТО та партнерів поза Альянсом.</text:p>
      <text:p text:style-name="P4">
Source: <text:a xlink:type="simple" xlink:href="https://armyinform.com.ua/2023/04/17/u-polshhi-rozpochynayutsya-navchannya-anakonda-23-v-yakyh-bratymut-uchast-ponad-13-tysyach-vijskovyh/" text:style-name="Internet_20_link" text:visited-style-name="Visited_20_Internet_20_Link">
https://armyinform.com.ua/2023/04/17/u-polshhi-rozpochynayutsya-navchannya-anakonda-23-v-yakyh-bratymut-uchast-ponad-13-tysyach-vijskovyh/</text:a>
</text:p>
      <!--NEWS-->
      <text:h text:style-name="P10" text:outline-level="1">
<text:span text:style-name="T4">
Володимир Зеленський: В українців одна велика мета — Перемога</text:span>
</text:h>
      <text:p text:style-name="P4">
Author: ['АРМІЯINFORM']</text:p>
      <text:p text:style-name="P4">
Time: 2023-04-17T74:00:00-04:00</text:p>
      <text:p text:style-name="P4">
Description: Президент України Володимир Зеленський написав про це у Телеграм-каналі.    «Ми од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98ab210-6ed8-48e3-bf0f-d859ff81dbb9.jpg" text:style-name="Internet_20_link" text:visited-style-name="Visited_20_Internet_20_Link">
598ab210-6ed8-48e3-bf0f-d859ff81dbb9.jpg</text:a>
', '<text:a xlink:type="simple" xlink:href="https://armyinform.com.ua/wp-content/uploads/2023/04/3e85c953-9bff-465c-9590-e588d0dd0a68-150x150.jpg" text:style-name="Internet_20_link" text:visited-style-name="Visited_20_Internet_20_Link">
3e85c953-9bff-465c-9590-e588d0dd0a68-150x150.jpg</text:a>
', '<text:a xlink:type="simple" xlink:href="https://armyinform.com.ua/wp-content/uploads/2023/04/photo_5325614543889613777_y-150x150.jpg" text:style-name="Internet_20_link" text:visited-style-name="Visited_20_Internet_20_Link">
photo_5325614543889613777_y-150x150.jpg</text:a>
', '<text:a xlink:type="simple" xlink:href="https://armyinform.com.ua/wp-content/uploads/2023/04/photo_5325614543889613783_y-150x150.jpg" text:style-name="Internet_20_link" text:visited-style-name="Visited_20_Internet_20_Link">
photo_5325614543889613783_y-150x150.jpg</text:a>
', '<text:a xlink:type="simple" xlink:href="https://armyinform.com.ua/wp-content/uploads/2023/04/photo_5325614543889613782_y-150x150.jpg" text:style-name="Internet_20_link" text:visited-style-name="Visited_20_Internet_20_Link">
photo_5325614543889613782_y-150x150.jpg</text:a>
', '<text:a xlink:type="simple" xlink:href="https://armyinform.com.ua/wp-content/uploads/2023/04/photo_5325614543889613781_x-150x150.jpg" text:style-name="Internet_20_link" text:visited-style-name="Visited_20_Internet_20_Link">
photo_5325614543889613781_x-150x150.jpg</text:a>
']</text:p>
      <text:p text:style-name="P4">
Tags: ['STOPRUSSIA', 'АГРЕСІЯ РФ', 'ВОЛОДИМИР ЗЕЛЕНСЬКИЙ', 'ВТОРГНЕННЯ РФ', 'ПРЕЗИДЕНТ УКРАЇНИ']</text:p>
      <text:p text:style-name="P4">
Category: News</text:p>
      <!--METADATA-->
      <text:p text:style-name="P4">
<draw:frame draw:style-name="fr1" draw:name="Image52" text:anchor-type="as-char" svg:width="6.9236in" svg:height="4.61393in" draw:z-index="0">
<draw:image xlink:href="../Images/AРМІЯINFORM/2023-04-17T74-00-00-04-00/598ab210-6ed8-48e3-bf0f-d859ff81dbb9.jpg" xlink:type="simple" xlink:show="embed" xlink:actuate="onLoad" draw:mime-type="image/jpeg"/>
</draw:frame>
</text:p>
      <text:p text:style-name="P4">
Президент України Володимир Зеленський<text:a xlink:type="simple" xlink:href="https://t.me/V_Zelenskiy_official/5882" text:style-name="Internet_20_link" text:visited-style-name="Visited_20_Internet_20_Link">
написав</text:a>
 про це у Телеграм-каналі.</text:p>
      <text:p text:style-name="P4">
«Ми одна велика сім’я. Українці. У нас одна велика домівка. Україна. У насодна велика мета. Перемога. Для всіх», — наголосив глава держави.</text:p>
      <text:p text:style-name="P4">
<text:a xlink:type="simple" xlink:href="https://armyinform.com.ua/wp-content/uploads/2023/04/3e85c953-9bff-465c-9590-e588d0dd0a68.jpg" text:style-name="Internet_20_link" text:visited-style-name="Visited_20_Internet_20_Link">
<draw:frame draw:style-name="fr1" draw:name="Image53" text:anchor-type="as-char" svg:width="6.9236in" svg:height="6.9236in" draw:z-index="0">
<draw:image xlink:href="../Images/AРМІЯINFORM/2023-04-17T74-00-00-04-00/3e85c953-9bff-465c-9590-e588d0dd0a68-150x150.jpg" xlink:type="simple" xlink:show="embed" xlink:actuate="onLoad" draw:mime-type="image/jpeg"/>
</draw:frame>
</text:a>
</text:p>
      <text:p text:style-name="P4">
<text:a xlink:type="simple" xlink:href="https://armyinform.com.ua/wp-content/uploads/2023/04/photo_5325614543889613777_y.jpg" text:style-name="Internet_20_link" text:visited-style-name="Visited_20_Internet_20_Link">
<draw:frame draw:style-name="fr1" draw:name="Image54" text:anchor-type="as-char" svg:width="6.9236in" svg:height="6.9236in" draw:z-index="0">
<draw:image xlink:href="../Images/AРМІЯINFORM/2023-04-17T74-00-00-04-00/photo_5325614543889613777_y-150x150.jpg" xlink:type="simple" xlink:show="embed" xlink:actuate="onLoad" draw:mime-type="image/jpeg"/>
</draw:frame>
</text:a>
</text:p>
      <text:p text:style-name="P4">
<text:a xlink:type="simple" xlink:href="https://armyinform.com.ua/wp-content/uploads/2023/04/photo_5325614543889613783_y.jpg" text:style-name="Internet_20_link" text:visited-style-name="Visited_20_Internet_20_Link">
<draw:frame draw:style-name="fr1" draw:name="Image55" text:anchor-type="as-char" svg:width="6.9236in" svg:height="6.9236in" draw:z-index="0">
<draw:image xlink:href="../Images/AРМІЯINFORM/2023-04-17T74-00-00-04-00/photo_5325614543889613783_y-150x150.jpg" xlink:type="simple" xlink:show="embed" xlink:actuate="onLoad" draw:mime-type="image/jpeg"/>
</draw:frame>
</text:a>
</text:p>
      <text:p text:style-name="P4">
<text:a xlink:type="simple" xlink:href="https://armyinform.com.ua/wp-content/uploads/2023/04/photo_5325614543889613782_y.jpg" text:style-name="Internet_20_link" text:visited-style-name="Visited_20_Internet_20_Link">
<draw:frame draw:style-name="fr1" draw:name="Image56" text:anchor-type="as-char" svg:width="6.9236in" svg:height="6.9236in" draw:z-index="0">
<draw:image xlink:href="../Images/AРМІЯINFORM/2023-04-17T74-00-00-04-00/photo_5325614543889613782_y-150x150.jpg" xlink:type="simple" xlink:show="embed" xlink:actuate="onLoad" draw:mime-type="image/jpeg"/>
</draw:frame>
</text:a>
</text:p>
      <text:p text:style-name="P4">
<text:a xlink:type="simple" xlink:href="https://armyinform.com.ua/wp-content/uploads/2023/04/photo_5325614543889613781_x.jpg" text:style-name="Internet_20_link" text:visited-style-name="Visited_20_Internet_20_Link">
<draw:frame draw:style-name="fr1" draw:name="Image57" text:anchor-type="as-char" svg:width="6.9236in" svg:height="6.9236in" draw:z-index="0">
<draw:image xlink:href="../Images/AРМІЯINFORM/2023-04-17T74-00-00-04-00/photo_5325614543889613781_x-150x150.jpg" xlink:type="simple" xlink:show="embed" xlink:actuate="onLoad" draw:mime-type="image/jpeg"/>
</draw:frame>
</text:a>
</text:p>
      <text:p text:style-name="P4">
Source: <text:a xlink:type="simple" xlink:href="https://armyinform.com.ua/2023/04/17/volodymyr-zelenskyj-v-ukrayincziv-odna-velyka-meta-peremoga/" text:style-name="Internet_20_link" text:visited-style-name="Visited_20_Internet_20_Link">
https://armyinform.com.ua/2023/04/17/volodymyr-zelenskyj-v-ukrayincziv-odna-velyka-meta-peremoga/</text:a>
</text:p>
      <!--NEWS-->
      <text:h text:style-name="P10" text:outline-level="1">
<text:span text:style-name="T4">
Забезпечення ЗСУ озброєнням та ситуація на передовій: Президент провів Ставку</text:span>
</text:h>
      <text:p text:style-name="P4">
Author: ['АРМІЯINFORM']</text:p>
      <text:p text:style-name="P4">
Time: 2023-04-17T75:00:00-04:00</text:p>
      <text:p text:style-name="P4">
Description: Президент України Володимир Зеленський сьогодні, 17 квітня, провів чергове засі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77264925-963.jpg" text:style-name="Internet_20_link" text:visited-style-name="Visited_20_Internet_20_Link">
630_360_1677264925-963.jpg</text:a>
']</text:p>
      <text:p text:style-name="P4">
Tags: ['СТАВКА ВЕРХОВНОГО ГОЛОВНОКОМАНДУВАЧА']</text:p>
      <text:p text:style-name="P4">
Category: News</text:p>
      <!--METADATA-->
      <text:p text:style-name="P4">
<draw:frame draw:style-name="fr1" draw:name="Image58" text:anchor-type="as-char" svg:width="6.9236in" svg:height="3.956343in" draw:z-index="0">
<draw:image xlink:href="../Images/AРМІЯINFORM/2023-04-17T75-00-00-04-00/630_360_1677264925-963.jpg" xlink:type="simple" xlink:show="embed" xlink:actuate="onLoad" draw:mime-type="image/jpeg"/>
</draw:frame>
</text:p>
      <text:p text:style-name="P4">
Президент України Володимир Зеленський сьогодні, 17 квітня, провів черговезасідання Ставки Верховного Головнокомандувача.</text:p>
      <text:p text:style-name="P4">
Як <text:a xlink:type="simple" xlink:href="https://www.president.gov.ua/news/prezident-proviv-zasidannya-stavki-verhovnogo-golovnokomandu-82297" text:style-name="Internet_20_link" text:visited-style-name="Visited_20_Internet_20_Link">
інформує</text:a>
 Офіс Президента України, учасникизаслухали інформацію про оперативну обстановку на передовій.</text:p>
      <text:p text:style-name="P4">
Командувачі оперативно-стратегічних угруповань військ «Хортиця», «Таврія»,«Одеса», «Північ» доповіли про перебіг бойових дій на ділянках фронту в межахїхньої відповідальності.</text:p>
      <text:p text:style-name="P4">
Розвідка поінформувала про ймовірні дії противника у найближчий період.</text:p>
      <text:p text:style-name="P4">
Також члени Ставки розглянули питання щодо забезпечення Сил оборони Україниозброєнням та боєприпасами, зокрема власного виробництва. Учасники засіданняпроаналізували стан виконання контрактів з українськими виробниками таперспективи нарощування власного виробництва всіх типів ракет і боєприпасів.</text:p>
      <text:p text:style-name="P4">
Крім того, продовжили розгляд питання про комплектування особовим складом ітехнікою новостворених бригад.</text:p>
      <text:p text:style-name="P4">
У засіданні взяли участь: керівник Офісу Президента Андрій Єрмак, начальникГоловного управління розвідки Міноборони Кирило Буданов, ГоловнокомандувачЗбройних Сил України Валерій Залужний, Прем’єр-міністр Денис Шмигаль, СекретарРади національної безпеки і оборони Олексій Данілов, командувачі родів військта оперативних напрямків. До засідання Ставки також долучилися члени уряду,очільники силових відомств і правоохоронних органів.</text:p>
      <text:p text:style-name="P4">
Source: <text:a xlink:type="simple" xlink:href="https://armyinform.com.ua/2023/04/17/zabezpechennya-zsu-ozbroyennyam-ta-sytuacziya-na-peredovij-prezydent-proviv-stavku/" text:style-name="Internet_20_link" text:visited-style-name="Visited_20_Internet_20_Link">
https://armyinform.com.ua/2023/04/17/zabezpechennya-zsu-ozbroyennyam-ta-sytuacziya-na-peredovij-prezydent-proviv-stavku/</text:a>
</text:p>
      <!--NEWS-->
      <text:h text:style-name="P10" text:outline-level="1">
<text:span text:style-name="T4">
Армійка Олена Старікова завоювала «золото» на міжнародному турнірі у Бельгії</text:span>
</text:h>
      <text:p text:style-name="P4">
Author: ['АРМІЯINFORM']</text:p>
      <text:p text:style-name="P4">
Time: 2023-04-17T76:00:00-04:00</text:p>
      <text:p text:style-name="P4">
Description: Армійка Олена Старікова здобула золоту медаль у спринті на міжнародному рейтинг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0975e97be883619ec6c6c2e7dea4777-scaled.webp" text:style-name="Internet_20_link" text:visited-style-name="Visited_20_Internet_20_Link">
00975e97be883619ec6c6c2e7dea4777-scaled.webp</text:a>
']</text:p>
      <text:p text:style-name="P4">
Tags: ['STOPRUSSIA', 'АРМІЙСЬКИЙ СПОРТ', 'БЕЛЬГІЯ', 'СПОРТСМЕНКА']</text:p>
      <text:p text:style-name="P4">
Category: News</text:p>
      <!--METADATA-->
      <text:p text:style-name="P4">
<draw:frame draw:style-name="fr1" draw:name="Image59" text:anchor-type="as-char" svg:width="6.9236in" svg:height="3.891144in" draw:z-index="0">
<draw:image xlink:href="../ConvertedIMGs/AРМІЯINFORM/2023-04-17T76-00-00-04-00/00975e97be883619ec6c6c2e7dea4777-scaled.png" xlink:type="simple" xlink:show="embed" xlink:actuate="onLoad" draw:mime-type="image/png"/>
</draw:frame>
</text:p>
      <text:p text:style-name="P4">
Армійка Олена Старікова здобула золоту медаль у спринті на міжнародномурейтинговому турнірі з велотреку International Belgian Track Meeting убельгійському місті Гент.</text:p>
      <text:p text:style-name="P4">
Про це<text:a xlink:type="simple" xlink:href="https%3A%2F%2Fwww.facebook.com%2Folympicua%2Fposts%2Fpfbid0Nu2kJT4gbNwEojRXfj4K1NGYYVD36ekVV6votMyfMHVSiJUBjqmYhY3pyn8M3wasl&amp;show_text=true&amp;width=500" text:style-name="Internet_20_link" text:visited-style-name="Visited_20_Internet_20_Link">
повідомляє</text:a>
Національний олімпійський комітет України.</text:p>
      <text:p text:style-name="P4">
Зазначається, що у півфіналі спортсменка упевнено перемогла титулованугосподарку треку Нікі Дегренделе.</text:p>
      <text:p text:style-name="P4">
У фіналі для визначення переможниці знадобилося три заїзди. Олена виявиласясильнішою за чинну чемпіонку світу у гіті на 500 м Такі Марі-Дівін Куаме зФранції.</text:p>
      <text:p text:style-name="P4">
Source: <text:a xlink:type="simple" xlink:href="https://armyinform.com.ua/2023/04/17/armijka-olena-starikova-zavoyuvala-zoloto-na-mizhnarodnomu-turniri-v-belgiyi/" text:style-name="Internet_20_link" text:visited-style-name="Visited_20_Internet_20_Link">
https://armyinform.com.ua/2023/04/17/armijka-olena-starikova-zavoyuvala-zoloto-na-mizhnarodnomu-turniri-v-belgiyi/</text:a>
</text:p>
      <!--NEWS-->
      <text:h text:style-name="P10" text:outline-level="1">
<text:span text:style-name="T4">
Україна під час нещодавнього обміну полоненими передала рф п’ятьох мусульман</text:span>
</text:h>
      <text:p text:style-name="P4">
Author: ['АРМІЯINFORM']</text:p>
      <text:p text:style-name="P4">
Time: 2023-04-17T77:00:00-04:00</text:p>
      <text:p text:style-name="P4">
Description: Під час нещодавнього обміну Україна з нагоди священного місяця Рамадану виступила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25544888110007854_y.jpg" text:style-name="Internet_20_link" text:visited-style-name="Visited_20_Internet_20_Link">
photo_5325544888110007854_y.jpg</text:a>
']</text:p>
      <text:p text:style-name="P4">
Tags: ['КООРДИНАЦІЙНИЙ ШТАБ З ПИТАНЬ ПОВОДЖЕННЯ З ВІЙСЬКОВОПОЛОНЕНИМИ']</text:p>
      <text:p text:style-name="P4">
Category: News</text:p>
      <!--METADATA-->
      <text:p text:style-name="P4">
<draw:frame draw:style-name="fr1" draw:name="Image60" text:anchor-type="as-char" svg:width="6.9236in" svg:height="4.611226in" draw:z-index="0">
<draw:image xlink:href="../Images/AРМІЯINFORM/2023-04-17T77-00-00-04-00/photo_5325544888110007854_y.jpg" xlink:type="simple" xlink:show="embed" xlink:actuate="onLoad" draw:mime-type="image/jpeg"/>
</draw:frame>
</text:p>
      <text:p text:style-name="P4">
Під час <text:a xlink:type="simple" xlink:href="https://armyinform.com.ua/2023/04/16/shhe-130-ukrayinskyh-oboroncziv-vdalosya-vyzvolyty-z-rosijskogo-polonu-na-velykden/" text:style-name="Internet_20_link" text:visited-style-name="Visited_20_Internet_20_Link">
нещодавньогообміну</text:a>
 Україна з нагодисвященного місяця Рамадану виступила з ініціативою повернути всіх полоненихмусульман з обох сторін. Проте реакції з боку росії у відповідь не було.Жодного українського військовополоненого мусульманина не повернуто. Натомістьукраїнська сторона передала росії п'ятьох осіб.</text:p>
      <text:p text:style-name="P4">
Про це <text:a xlink:type="simple" xlink:href="https://t.me/Koord_shtab/855" text:style-name="Internet_20_link" text:visited-style-name="Visited_20_Internet_20_Link">
повідомляє</text:a>
 Координаційний штаб з питаньповодження з військовополоненими.</text:p>
      <text:p text:style-name="P4">
Зазначається, що на батьківщині російських мусульман, прийняли не надтогостинно та без належної поваги.</text:p>
      <text:p text:style-name="P4">
«Зокрема, рамзан кадиров відмовився зустрітися зі звільненими та заявив, щовсі, хто був у полоні, мають повернутися на фронт. Це зайвий раз демонструєзневажливе ставлення держави-агресора до своїх військових», — йдеться вповідомленні.</text:p>
      <text:p text:style-name="P4">
У Штабі нагадали, що 10 квітня з нагоди Рамадану, який завершується цього року21 квітня, Україна вже передала двох полонених військових держави-агресорамусульман. Такий акт засвідчує повагу до цієї релігії та гуманне ставлення довійськовополонених.</text:p>
      <text:p text:style-name="P4">
Source: <text:a xlink:type="simple" xlink:href="https://armyinform.com.ua/2023/04/17/ukrayina-pid-chas-neshhodavnogo-obminu-polonenymy-peredala-rf-pyatoh-musulman/" text:style-name="Internet_20_link" text:visited-style-name="Visited_20_Internet_20_Link">
https://armyinform.com.ua/2023/04/17/ukrayina-pid-chas-neshhodavnogo-obminu-polonenymy-peredala-rf-pyatoh-musulman/</text:a>
</text:p>
      <!--NEWS-->
      <text:h text:style-name="P10" text:outline-level="1">
<text:span text:style-name="T4">
Представниця ЗСУ Ангеліна Ломачинська виграла дві медалі чемпіонату Європи з важкої атлетики</text:span>
</text:h>
      <text:p text:style-name="P4">
Author: ['АРМІЯINFORM']</text:p>
      <text:p text:style-name="P4">
Time: 2023-04-17T78:00:00-04:00</text:p>
      <text:p text:style-name="P4">
Description: Армійка Ангеліна Ломачинська виборола дві нагороди чемпіонату Європи з важкої атлет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296853_522229096786836_6413953734944641057_n-e1681719294777.jpg" text:style-name="Internet_20_link" text:visited-style-name="Visited_20_Internet_20_Link">
341296853_522229096786836_6413953734944641057_n-e1681719294777.jpg</text:a>
']</text:p>
      <text:p text:style-name="P4">
Tags: ['АРМІЙСЬКИЙ СПОРТСМЕН', 'ВАЖКА АТЛЕТИКА']</text:p>
      <text:p text:style-name="P4">
Category: News</text:p>
      <!--METADATA-->
      <text:p text:style-name="P4">
<draw:frame draw:style-name="fr1" draw:name="Image61" text:anchor-type="as-char" svg:width="6.9236in" svg:height="5.952678in" draw:z-index="0">
<draw:image xlink:href="../Images/AРМІЯINFORM/2023-04-17T78-00-00-04-00/341296853_522229096786836_6413953734944641057_n-e1681719294777.jpg" xlink:type="simple" xlink:show="embed" xlink:actuate="onLoad" draw:mime-type="image/jpeg"/>
</draw:frame>
</text:p>
      <text:p text:style-name="P4">
Армійка Ангеліна Ломачинська виборола дві нагороди чемпіонату Європи з важкоїатлетики, що триває у столиці Вірменії Єревані.</text:p>
      <text:p text:style-name="P4">
Про це<text:a xlink:type="simple" xlink:href="https%3A%2F%2Fwww.facebook.com%2Folympicua%2Fposts%2Fpfbid0QVRU9ua1zgJFc1Ztx2Wfrf3HMuEo1qipdLFKtVHW3LFKb6NKmvwGme6K4TKrUfnMl&amp;show_text=true&amp;width=500" text:style-name="Internet_20_link" text:visited-style-name="Visited_20_Internet_20_Link">
повідомляє</text:a>
Національний олімпійський комітет України.</text:p>
      <text:p text:style-name="P4">
У ваговій категорії до 49 кг вона виграла дві бронзи.</text:p>
      <text:p text:style-name="P4">
Ангеліна стала третьою у ривку з результатом 81 кг і за сумою двоборства – 176кг. У поштовху українка була п’ятою, після того як у третій спробі взяла 95кг.</text:p>
      <text:p text:style-name="P4">
Попри цей результат, за сумою двох видів спортсменка виборола бронзову медаль.</text:p>
      <text:p text:style-name="P4">
Source: <text:a xlink:type="simple" xlink:href="https://armyinform.com.ua/2023/04/17/predstavnyczya-zsu-angelina-lomachynska-vygrala-dvi-medali-chempionatu-yevropy-z-vazhkoyi-atletyky/" text:style-name="Internet_20_link" text:visited-style-name="Visited_20_Internet_20_Link">
https://armyinform.com.ua/2023/04/17/predstavnyczya-zsu-angelina-lomachynska-vygrala-dvi-medali-chempionatu-yevropy-z-vazhkoyi-atletyky/</text:a>
</text:p>
      <!--NEWS-->
      <text:h text:style-name="P10" text:outline-level="1">
<text:span text:style-name="T4">
Фонд Spirit of America передав українським воїнам перші 4 позашляховики Ford Ranger</text:span>
</text:h>
      <text:p text:style-name="P4">
Author: ['АРМІЯINFORM']</text:p>
      <text:p text:style-name="P4">
Time: 2023-04-17T79:00:00-04:00</text:p>
      <text:p text:style-name="P4">
Description: Благодійний фонд Spirit of America (США) передав перші 4 позашляховики Ford Ranger...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25862153049195943_y.jpg" text:style-name="Internet_20_link" text:visited-style-name="Visited_20_Internet_20_Link">
photo_5325862153049195943_y.jpg</text:a>
', '<text:a xlink:type="simple" xlink:href="https://armyinform.com.ua/wp-content/uploads/2023/04/photo_5325862153049195945_y-e1681733547846.jpg" text:style-name="Internet_20_link" text:visited-style-name="Visited_20_Internet_20_Link">
photo_5325862153049195945_y-e1681733547846.jpg</text:a>
']</text:p>
      <text:p text:style-name="P4">
Tags: ['SPIRIT OF AMERICA', 'STOPRUSSIA', 'АГРЕСІЯ РФ', 'ВТОРГНЕННЯ РФ', 'СИЛИ ТРО']</text:p>
      <text:p text:style-name="P4">
Category: News</text:p>
      <!--METADATA-->
      <text:p text:style-name="P4">
<draw:frame draw:style-name="fr1" draw:name="Image62" text:anchor-type="as-char" svg:width="6.9236in" svg:height="4.617987in" draw:z-index="0">
<draw:image xlink:href="../Images/AРМІЯINFORM/2023-04-17T79-00-00-04-00/photo_5325862153049195943_y.jpg" xlink:type="simple" xlink:show="embed" xlink:actuate="onLoad" draw:mime-type="image/jpeg"/>
</draw:frame>
</text:p>
      <text:p text:style-name="P4">
Благодійний фонд Spirit of America (США) передав перші 4 позашляховики FordRanger українським підрозділам, що виконують завдання на Слобожанськомунапрямку.</text:p>
      <text:p text:style-name="P4">
Як повідомили у фонді, всього в рамках цього проєкту закуплено 32 авто цьогокласу, які незабаром надійдуть у розпорядження українських військових.</text:p>
      <text:p text:style-name="P4">
<draw:frame draw:style-name="fr1" draw:name="Image63" text:anchor-type="as-char" svg:width="6.9236in" svg:height="3.684924in" draw:z-index="0">
<draw:image xlink:href="../Images/AРМІЯINFORM/2023-04-17T79-00-00-04-00/photo_5325862153049195945_y-e1681733547846.jpg" xlink:type="simple" xlink:show="embed" xlink:actuate="onLoad" draw:mime-type="image/jpeg"/>
</draw:frame>
</text:p>
      <text:p text:style-name="P4">
<text:span text:style-name="T4">
<text:a xlink:type="simple" xlink:href="https://spiritofamerica.org/" text:style-name="Internet_20_link" text:visited-style-name="Visited_20_Internet_20_Link">
БФ Spirit of America</text:a>
</text:span>
 здійснює підтримкуУкраїни з 2014 року. З початку широкомасштабного вторгнення фонд забезпечивпостачання в Україну 200 тонн захисного спорядження (бронежилети, шоломи) дляукраїнських воїнів на суму більш як $25 млн.</text:p>
      <text:p text:style-name="P4">
Наразі фонд також реалізує проєкт з відновлення старих армійських вантажівокдля передачі їх підрозділам Сил Територіальної оборони ЗСУ.</text:p>
      <text:p text:style-name="P4">
Source: <text:a xlink:type="simple" xlink:href="https://armyinform.com.ua/2023/04/17/fond-spirit-of-america-peredav-ukrayinskym-voyinam-pershi-4-pozashlyahovyky-ford-ranger/" text:style-name="Internet_20_link" text:visited-style-name="Visited_20_Internet_20_Link">
https://armyinform.com.ua/2023/04/17/fond-spirit-of-america-peredav-ukrayinskym-voyinam-pershi-4-pozashlyahovyky-ford-ranger/</text:a>
</text:p>
      <!--NEWS-->
      <text:h text:style-name="P10" text:outline-level="1">
<text:span text:style-name="T4">
Дмитро Кулеба у Багдаді: Україна та Ірак відкривають нову сторінку двосторонніх відносин</text:span>
</text:h>
      <text:p text:style-name="P4">
Author: ['АРМІЯINFORM']</text:p>
      <text:p text:style-name="P4">
Time: 2023-04-17T80:00:00-04:00</text:p>
      <text:p text:style-name="P4">
Description: Україна та Ірак домовилися відкрити нову сторінку двосторонніх відносин.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3d2c539d039481958489_730x360.jpeg" text:style-name="Internet_20_link" text:visited-style-name="Visited_20_Internet_20_Link">
643d2c539d039481958489_730x360.jpeg</text:a>
']</text:p>
      <text:p text:style-name="P4">
Tags: ['STOPRUSSIA', 'ДМИТРО КУЛЕБА', 'ІРАК']</text:p>
      <text:p text:style-name="P4">
Category: News</text:p>
      <!--METADATA-->
      <text:p text:style-name="P4">
<draw:frame draw:style-name="fr1" draw:name="Image64" text:anchor-type="as-char" svg:width="6.9236in" svg:height="4.656832in" draw:z-index="0">
<draw:image xlink:href="../Images/AРМІЯINFORM/2023-04-17T80-00-00-04-00/643d2c539d039481958489_730x360.jpeg" xlink:type="simple" xlink:show="embed" xlink:actuate="onLoad" draw:mime-type="image/jpeg"/>
</draw:frame>
</text:p>
      <text:p text:style-name="P4">
Україна та Ірак домовилися відкрити нову сторінку двосторонніх відносин.</text:p>
      <text:p text:style-name="P4">
Про це <text:a xlink:type="simple" xlink:href="https://mfa.gov.ua/news/dmitro-kuleba-ukrayina-ta-irak-domovilisya-vidkriti-novu-storinku-dvostoronnih-vidnosin" text:style-name="Internet_20_link" text:visited-style-name="Visited_20_Internet_20_Link">
повідомив</text:a>
 міністр закордоннихсправ України Дмитро Кулеба, який перебуває з робочим візитом у столиці ІракуБагдаді.</text:p>
      <text:p text:style-name="P4">
Глава української дипломатії провів в Багдаді переговори із віцепрем’єр-міністром, міністром закордонних справ Іраку Фуадом Хусейном. Дмитро Кулебарозповів іракському колезі про зусилля українських Сил оборони із відбиттяросійської агресії та звільнення окупованих територій.</text:p>
      <text:p text:style-name="P4">
Окрему увагу глава МЗС України приділив Формулі миру Президента ВолодимираЗеленського.</text:p>
      <text:p text:style-name="P4">
«Свого часу українські військовослужбовці допомагали нормалізувати ситуацію наіракській території. Нині уряд Іраку підтримує суверенітет та територіальнуцілісність України на тлі широкомасштабного вторгнення росії», — зазначивДмитро Кулеба.</text:p>
      <text:p text:style-name="P4">
Глави МЗС окремо обговорили питання експорту українських зернових.</text:p>
      <text:p text:style-name="P4">
Дмитро Кулеба запросив Фуада Хусейна здійснити візит до України.</text:p>
      <text:p text:style-name="P4">
Source: <text:a xlink:type="simple" xlink:href="https://armyinform.com.ua/2023/04/17/dmytro-kuleba-ukrayina-ta-irak-vidkryvayut-novu-storinku-dvostoronnih-vidnosyn/" text:style-name="Internet_20_link" text:visited-style-name="Visited_20_Internet_20_Link">
https://armyinform.com.ua/2023/04/17/dmytro-kuleba-ukrayina-ta-irak-vidkryvayut-novu-storinku-dvostoronnih-vidnosyn/</text:a>
</text:p>
      <!--NEWS-->
      <text:h text:style-name="P10" text:outline-level="1">
<text:span text:style-name="T4">
Три армійські спортсменки вибороли медалі на змаганнях з фехтування</text:span>
</text:h>
      <text:p text:style-name="P4">
Author: ['АРМІЯINFORM']</text:p>
      <text:p text:style-name="P4">
Time: 2023-04-17T81:00:00-04:00</text:p>
      <text:p text:style-name="P4">
Description: Три спортсменки, представниці ЦСК ЗСУ, вибороли медалі на змаганнях Кубку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666002_3350840961823856_3555902844604624447_n.jpg" text:style-name="Internet_20_link" text:visited-style-name="Visited_20_Internet_20_Link">
336666002_3350840961823856_3555902844604624447_n.jpg</text:a>
', '<text:a xlink:type="simple" xlink:href="https://armyinform.com.ua/wp-content/uploads/2023/04/336913915_3168147010155676_4329531469027805146_n-150x150.jpg" text:style-name="Internet_20_link" text:visited-style-name="Visited_20_Internet_20_Link">
336913915_3168147010155676_4329531469027805146_n-150x150.jpg</text:a>
', '<text:a xlink:type="simple" xlink:href="https://armyinform.com.ua/wp-content/uploads/2023/04/336783222_245541111214186_1867282255701144805_n-150x150.jpg" text:style-name="Internet_20_link" text:visited-style-name="Visited_20_Internet_20_Link">
336783222_245541111214186_1867282255701144805_n-150x150.jpg</text:a>
']</text:p>
      <text:p text:style-name="P4">
Tags: ['STOPRUSSIA', 'АРМІЙСЬКИЙ СПОРТ', 'ФЕХТУВАННЯ', 'ЦСК ЗСУ']</text:p>
      <text:p text:style-name="P4">
Category: News</text:p>
      <!--METADATA-->
      <text:p text:style-name="P4">
<draw:frame draw:style-name="fr1" draw:name="Image65" text:anchor-type="as-char" svg:width="6.9236in" svg:height="4.615733in" draw:z-index="0">
<draw:image xlink:href="../Images/AРМІЯINFORM/2023-04-17T81-00-00-04-00/336666002_3350840961823856_3555902844604624447_n.jpg" xlink:type="simple" xlink:show="embed" xlink:actuate="onLoad" draw:mime-type="image/jpeg"/>
</draw:frame>
</text:p>
      <text:p text:style-name="P4">
Три спортсменки, представниці ЦСК ЗСУ, вибороли медалі на змаганнях КубкуУкраїни з фехтування на шпагах серед жінок.</text:p>
      <text:p text:style-name="P4">
Про це<text:a xlink:type="simple" xlink:href="https://www.facebook.com/CSKA1992/posts/pfbid0EsJi4nhRihqTTPkuMYFb1dH8hMRxbJKhPoYWGKxs6HcqyTrHtzJXTEd2yZANGyj9l" text:style-name="Internet_20_link" text:visited-style-name="Visited_20_Internet_20_Link">
повідомляє</text:a>
Центральний спортивний клуб ЗСУ.</text:p>
      <text:p text:style-name="P4">
Переможницею змагань стала спортсменка <text:span text:style-name="T4">
Влада Харькова</text:span>
.</text:p>
      <text:p text:style-name="P4">
Бронзові нагороди здобули <text:span text:style-name="T4">
Інна Бровко</text:span>
 та <text:span text:style-name="T4">
Дар’я Варфоломеєва</text:span>
.</text:p>
      <text:p text:style-name="P4">
Зазначається, що Кубок України зібрав понад 60 спортсменок з різних куточківУкраїни.</text:p>
      <text:p text:style-name="P4">
<text:a xlink:type="simple" xlink:href="https://armyinform.com.ua/wp-content/uploads/2023/04/336913915_3168147010155676_4329531469027805146_n.jpg" text:style-name="Internet_20_link" text:visited-style-name="Visited_20_Internet_20_Link">
<draw:frame draw:style-name="fr1" draw:name="Image66" text:anchor-type="as-char" svg:width="6.9236in" svg:height="6.9236in" draw:z-index="0">
<draw:image xlink:href="../Images/AРМІЯINFORM/2023-04-17T81-00-00-04-00/336913915_3168147010155676_4329531469027805146_n-150x150.jpg" xlink:type="simple" xlink:show="embed" xlink:actuate="onLoad" draw:mime-type="image/jpeg"/>
</draw:frame>
</text:a>
</text:p>
      <text:p text:style-name="P4">
<text:a xlink:type="simple" xlink:href="https://armyinform.com.ua/wp-content/uploads/2023/04/336783222_245541111214186_1867282255701144805_n.jpg" text:style-name="Internet_20_link" text:visited-style-name="Visited_20_Internet_20_Link">
<draw:frame draw:style-name="fr1" draw:name="Image67" text:anchor-type="as-char" svg:width="6.9236in" svg:height="6.9236in" draw:z-index="0">
<draw:image xlink:href="../Images/AРМІЯINFORM/2023-04-17T81-00-00-04-00/336783222_245541111214186_1867282255701144805_n-150x150.jpg" xlink:type="simple" xlink:show="embed" xlink:actuate="onLoad" draw:mime-type="image/jpeg"/>
</draw:frame>
</text:a>
</text:p>
      <text:p text:style-name="P4">
Source: <text:a xlink:type="simple" xlink:href="https://armyinform.com.ua/2023/04/17/try-armijski-sportsmenky-vyboroly-medali-na-zmagannyah-z-fehtuvannya/" text:style-name="Internet_20_link" text:visited-style-name="Visited_20_Internet_20_Link">
https://armyinform.com.ua/2023/04/17/try-armijski-sportsmenky-vyboroly-medali-na-zmagannyah-z-fehtuvannya/</text:a>
</text:p>
      <!--NEWS-->
      <text:h text:style-name="P10" text:outline-level="1">
<text:span text:style-name="T4">
У Британії інструктори нацгвардії Норвегії проводять вогневу підготовку українських військових</text:span>
</text:h>
      <text:p text:style-name="P4">
Author: ['АРМІЯINFORM']</text:p>
      <text:p text:style-name="P4">
Time: 2023-04-17T82:00:00-04:00</text:p>
      <text:p text:style-name="P4">
Description: Інструктори норвезької національної гвардії у Великій Британії проводять на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orway01.jpg" text:style-name="Internet_20_link" text:visited-style-name="Visited_20_Internet_20_Link">
norway01.jpg</text:a>
', '<text:a xlink:type="simple" xlink:href="https://armyinform.com.ua/wp-content/uploads/2023/04/norway03-150x150.jpg" text:style-name="Internet_20_link" text:visited-style-name="Visited_20_Internet_20_Link">
norway03-150x150.jpg</text:a>
', '<text:a xlink:type="simple" xlink:href="https://armyinform.com.ua/wp-content/uploads/2023/04/norway02-150x150.jpg" text:style-name="Internet_20_link" text:visited-style-name="Visited_20_Internet_20_Link">
norway02-150x150.jpg</text:a>
']</text:p>
      <text:p text:style-name="P4">
Tags: ['STOPRUSSIA', 'АГРЕСІЯ РФ', 'ВЕЛИКА БРИТАНІЯ', 'ВТОРГНЕННЯ РФ', 'НАВЧАННЯ ВІЙСЬКОВИХ']</text:p>
      <text:p text:style-name="P4">
Category: News</text:p>
      <!--METADATA-->
      <text:p text:style-name="P4">
<draw:frame draw:style-name="fr1" draw:name="Image68" text:anchor-type="as-char" svg:width="6.9236in" svg:height="3.894525in" draw:z-index="0">
<draw:image xlink:href="../Images/AРМІЯINFORM/2023-04-17T82-00-00-04-00/norway01.jpg" xlink:type="simple" xlink:show="embed" xlink:actuate="onLoad" draw:mime-type="image/jpeg"/>
</draw:frame>
</text:p>
      <text:p text:style-name="P4">
Інструктори норвезької національної гвардії у Великій Британії проводятьнавчання українських військовослужбовців з ведення вогню відділенням зістрілецької зброї в оборонному бою.</text:p>
      <text:p text:style-name="P4">
Про це<text:a xlink:type="simple" xlink:href="https://www.facebook.com/GeneralStaff.ua/posts/pfbid02qoRYLwpPhvNafrGiHj8sm6kCtvVhcywNPbWVze32CZk4nhh7tKGRMT8LPcimcCSLl" text:style-name="Internet_20_link" text:visited-style-name="Visited_20_Internet_20_Link">
повідомляє</text:a>
Генеральний штаб ЗСУ.</text:p>
      <text:p text:style-name="P4">
Ця підготовка дає змогу оволодіти бойовими навичками, аби солдати-добровольці,які не мають практично жодного або мінімальний військовий досвід, моглизахищати Україну.</text:p>
      <text:p text:style-name="P4">
Масштабне навчання спрямоване на підвищення безпеки та спроможностей ЗСУкраїни в бойових діях на передовій.</text:p>
      <text:p text:style-name="P4">
<text:a xlink:type="simple" xlink:href="https://armyinform.com.ua/wp-content/uploads/2023/04/norway03.jpg" text:style-name="Internet_20_link" text:visited-style-name="Visited_20_Internet_20_Link">
<draw:frame draw:style-name="fr1" draw:name="Image69" text:anchor-type="as-char" svg:width="6.9236in" svg:height="6.9236in" draw:z-index="0">
<draw:image xlink:href="../Images/AРМІЯINFORM/2023-04-17T82-00-00-04-00/norway03-150x150.jpg" xlink:type="simple" xlink:show="embed" xlink:actuate="onLoad" draw:mime-type="image/jpeg"/>
</draw:frame>
</text:a>
</text:p>
      <text:p text:style-name="P4">
<text:a xlink:type="simple" xlink:href="https://armyinform.com.ua/wp-content/uploads/2023/04/norway02.jpg" text:style-name="Internet_20_link" text:visited-style-name="Visited_20_Internet_20_Link">
<draw:frame draw:style-name="fr1" draw:name="Image70" text:anchor-type="as-char" svg:width="6.9236in" svg:height="6.9236in" draw:z-index="0">
<draw:image xlink:href="../Images/AРМІЯINFORM/2023-04-17T82-00-00-04-00/norway02-150x150.jpg" xlink:type="simple" xlink:show="embed" xlink:actuate="onLoad" draw:mime-type="image/jpeg"/>
</draw:frame>
</text:a>
</text:p>
      <text:p text:style-name="P4">
Норвегія продовжує підтримувати народ України та надає постійну підтримку увідповідь на триваючі порушення росією міжнародного права.</text:p>
      <text:p text:style-name="P4">
Source: <text:a xlink:type="simple" xlink:href="https://armyinform.com.ua/2023/04/17/u-brytaniyi-instruktory-naczgvardiyi-norvegiyi-provodyat-vognevu-pidgotovku-ukrayinskyh-vijskovyh/" text:style-name="Internet_20_link" text:visited-style-name="Visited_20_Internet_20_Link">
https://armyinform.com.ua/2023/04/17/u-brytaniyi-instruktory-naczgvardiyi-norvegiyi-provodyat-vognevu-pidgotovku-ukrayinskyh-vijskovyh/</text:a>
</text:p>
      <!--NEWS-->
      <text:h text:style-name="P10" text:outline-level="1">
<text:span text:style-name="T4">
На Миколаївщині близькі полонених захисників зустрілися з представниками Координаційного штабу</text:span>
</text:h>
      <text:p text:style-name="P4">
Author: ['АРМІЯINFORM']</text:p>
      <text:p text:style-name="P4">
Time: 2023-04-17T83:00:00-04:00</text:p>
      <text:p text:style-name="P4">
Description: Фахівці Південного регіонального центру Координаційного штабу провели виїзну зустріч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af949c3-005c-4709-b797-7349fc73f355-e1681731201993.jpg" text:style-name="Internet_20_link" text:visited-style-name="Visited_20_Internet_20_Link">
8af949c3-005c-4709-b797-7349fc73f355-e1681731201993.jpg</text:a>
']</text:p>
      <text:p text:style-name="P4">
Tags: ['ВІЙСЬКОВОПОЛОНЕНІ', 'КООРДИНАЦІЙНИЙ ШТАБ З ПИТАНЬ ПОВОДЖЕННЯ З ВІЙСЬКОВОПОЛОНЕНИМИ', 'МИКОЛАЇВЩИНА']</text:p>
      <text:p text:style-name="P4">
Category: News</text:p>
      <!--METADATA-->
      <text:p text:style-name="P4">
<draw:frame draw:style-name="fr1" draw:name="Image71" text:anchor-type="as-char" svg:width="6.9236in" svg:height="4.171469in" draw:z-index="0">
<draw:image xlink:href="../Images/AРМІЯINFORM/2023-04-17T83-00-00-04-00/8af949c3-005c-4709-b797-7349fc73f355-e1681731201993.jpg" xlink:type="simple" xlink:show="embed" xlink:actuate="onLoad" draw:mime-type="image/jpeg"/>
</draw:frame>
</text:p>
      <text:p text:style-name="P4">
Фахівці Південного регіонального центру Координаційного штабу провели виїзнузустріч з родинами полонених захисників, які проживають у Первомайськомурайоні Миколаївської області.</text:p>
      <text:p text:style-name="P4">
Про це <text:a xlink:type="simple" xlink:href="https://t.me/Koord_shtab/857" text:style-name="Internet_20_link" text:visited-style-name="Visited_20_Internet_20_Link">
повідомляє</text:a>
 Координаційний штаб з питаньповодження з військовополоненими.</text:p>
      <text:p text:style-name="P4">
У заході взяли участь представники Первомайської районної адміністрації таміської ради, органів поліції та обласного і районного територіальних центрівкомплектування та соціальної підтримки.</text:p>
      <text:p text:style-name="P4">
Під час зустрічі обговорили питання взаємодії та співпраці органів влади зіШтабом, а також:</text:p>
      <ul>
        <li>
надання соціальної та юридичної підтримки родинам захисників;  * порядок та механізми внесення інформації до реєстру оборонців;  * реалізацію державних та обласної програм фінансової допомоги родинам військовослужбовців, які перебувають у полоні;  * підстави та порядок надання безоплатної правової допомоги;  * комунікацію з міжнародними організаціями.</li>
      </ul>
      <text:p text:style-name="P4">
В рамках заходу фахівці Центру надали індивідуальні консультації та відповідіна особисті питання родин захисників.</text:p>
      <text:p text:style-name="P4">
Координаційний штаб закликає у випадках, коли близька людина потрапила у полонабо зникла безвісти, звертатися по допомогу до найближчого до васрегіонального представництва Коордштабу з питань поводження звійськовополоненими:</text:p>
      <ul>
        <li>
Східний регіональний центр – м. Харків, вул. Космічна, 21, тел. 0 800 300 176;  * Південний регіональний центр – м. Миколаїв, вул. Нікольська, 37, тел. 0 800 200 202;  * Центральний регіональний центр – м. Вінниця, вул. Театральна, 15, тел. 0 800 200 606;  * Західний регіональний центр – м. Львів, вул. Коперника, 17, тел. 0 800 300 541.</li>
      </ul>
      <text:p text:style-name="P4">
Source: <text:a xlink:type="simple" xlink:href="https://armyinform.com.ua/2023/04/17/na-mykolayivshhyni-blyzki-polonenyh-zahysnykiv-zustrilysya-z-predstavnykamy-koordynaczijnogo-shtabu/" text:style-name="Internet_20_link" text:visited-style-name="Visited_20_Internet_20_Link">
https://armyinform.com.ua/2023/04/17/na-mykolayivshhyni-blyzki-polonenyh-zahysnykiv-zustrilysya-z-predstavnykamy-koordynaczijnogo-shtabu/</text:a>
</text:p>
      <!--NEWS-->
      <text:h text:style-name="P10" text:outline-level="1">
<text:span text:style-name="T4">
Повідомлено про підозру кадровому співробітнику фсб рф, який катував херсонців</text:span>
</text:h>
      <text:p text:style-name="P4">
Author: ['АРМІЯINFORM']</text:p>
      <text:p text:style-name="P4">
Time: 2023-04-17T84:00:00-04:00</text:p>
      <text:p text:style-name="P4">
Description: Заочно повідомлено про підозру кадровому співробітнику фсб рф у віддані наказ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18-na-rivnenshhyni-sudytymut.jpg" text:style-name="Internet_20_link" text:visited-style-name="Visited_20_Internet_20_Link">
2022-10-18-na-rivnenshhyni-sudytymut.jpg</text:a>
']</text:p>
      <text:p text:style-name="P4">
Tags: ['STOPRUSSIA', 'АГРЕСІЯ РФ', 'ОФІС ГЕНЕРАЛЬНОГО ПРОКУРОРА УКРАЇНИ']</text:p>
      <text:p text:style-name="P4">
Category: News</text:p>
      <!--METADATA-->
      <text:p text:style-name="P4">
<draw:frame draw:style-name="fr1" draw:name="Image72" text:anchor-type="as-char" svg:width="6.9236in" svg:height="5.006295in" draw:z-index="0">
<draw:image xlink:href="../Images/AРМІЯINFORM/2023-04-17T84-00-00-04-00/2022-10-18-na-rivnenshhyni-sudytymut.jpg" xlink:type="simple" xlink:show="embed" xlink:actuate="onLoad" draw:mime-type="image/jpeg"/>
</draw:frame>
</text:p>
      <text:p text:style-name="P4">
Заочно повідомлено про підозру кадровому співробітнику фсб рф у віддані наказупро жорстоке поводження з цивільним населенням та вчинення інших порушеньзаконів та звичаїв війни.</text:p>
      <text:p text:style-name="P4">
За даними слідства, підозрюваний, перебуваючи на тимчасово окупованійтериторії Херсонщини, з іншими військовими підрозділами рф керував процесамивстановлення та утвердження окупаційної влади на території області.</text:p>
      <text:p text:style-name="P4">
Він віддавав накази підлеглим про застосування фізичної сили, затримання таув’язнення цивільного населення.</text:p>
      <text:p text:style-name="P4">
Під примусом та погрозами людей вивозили до захопленої окупантами будівліГУНП, де їх незаконно утримували та застосовували тортури.</text:p>
      <text:p text:style-name="P4">
За вказівкою підозрюваного у червні 2022 року працівники фсб та інші військовіпідрозділи рф проникли на дачну ділянку місцевого мешканця, де він проживав ізсім’єю.</text:p>
      <text:p text:style-name="P4">
Провівши обшук будинку і прилеглої території, представники рф, погрожуючивбивством рідних, затримали чоловіка.</text:p>
      <text:p text:style-name="P4">
Після цього потерпілого помістили до захопленої будівлі. Там чоловікаутримували в нелюдських умовах, допитували, систематично били та катувалиелектрострумом, аби схилити до співпраці.</text:p>
      <text:p text:style-name="P4">
В таких умовах потерпілого утримували близько 10 діб.</text:p>
      <text:p text:style-name="P4">
<text:span text:style-name="T4">
Джерело:</text:span>
 <text:span text:style-name="T5">
<text:a xlink:type="simple" xlink:href="https://www.gp.gov.ua/ua/posts/povidomleno-pro-pidozru-kadrovomu-spivrobitniku-fsb-rf-pricetnomu-do-zorstoko-povodzennya-z-civilnimi-na-xersonshhini" text:style-name="Internet_20_link" text:visited-style-name="Visited_20_Internet_20_Link">
Офіс Генерального прокурораУкраїни</text:a>
</text:span>
</text:p>
      <text:p text:style-name="P4">
Source: <text:a xlink:type="simple" xlink:href="https://armyinform.com.ua/2023/04/17/povidomleno-pro-pidozru-kadrovomu-spivrobitnyku-fsb-rf-yakyj-katuvav-hersoncziv/" text:style-name="Internet_20_link" text:visited-style-name="Visited_20_Internet_20_Link">
https://armyinform.com.ua/2023/04/17/povidomleno-pro-pidozru-kadrovomu-spivrobitnyku-fsb-rf-yakyj-katuvav-hersoncziv/</text:a>
</text:p>
      <!--NEWS-->
      <text:h text:style-name="P10" text:outline-level="1">
<text:span text:style-name="T4">
До 12 років ув’язнення загрожує журналістці прокремлівської газети: викривляє події на користь рф</text:span>
</text:h>
      <text:p text:style-name="P4">
Author: ['АРМІЯINFORM']</text:p>
      <text:p text:style-name="P4">
Time: 2023-04-17T85:00:00-04:00</text:p>
      <text:p text:style-name="P4">
Description: До 12 років ув’язнення загрожує колишній вінницькій журналістці Юлії Тарапатій, я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l4lbne-c16x9x50px50p-c16x9x50px50p-c37b8af03188781e15de6319f0d6e9d6-e1681730762537.jpg" text:style-name="Internet_20_link" text:visited-style-name="Visited_20_Internet_20_Link">
l4lbne-c16x9x50px50p-c16x9x50px50p-c37b8af03188781e15de6319f0d6e9d6-e1681730762537.jpg</text:a>
']</text:p>
      <text:p text:style-name="P4">
Tags: ['КОЛАБОРАНТКА', 'СБУ']</text:p>
      <text:p text:style-name="P4">
Category: News</text:p>
      <!--METADATA-->
      <text:p text:style-name="P4">
<draw:frame draw:style-name="fr1" draw:name="Image73" text:anchor-type="as-char" svg:width="6.9236in" svg:height="3.209377in" draw:z-index="0">
<draw:image xlink:href="../Images/AРМІЯINFORM/2023-04-17T85-00-00-04-00/l4lbne-c16x9x50px50p-c16x9x50px50p-c37b8af03188781e15de6319f0d6e9d6-e1681730762537.jpg" xlink:type="simple" xlink:show="embed" xlink:actuate="onLoad" draw:mime-type="image/jpeg"/>
</draw:frame>
</text:p>
      <text:p text:style-name="P4">
До 12 років ув’язнення загрожує колишній вінницькій журналістці ЮліїТарапатій, яка наразі є заступником головного редактора прокремлівськоговидання «Вечірня москва».</text:p>
      <text:p text:style-name="P4">
Про це <text:a xlink:type="simple" xlink:href="https://ssu.gov.ua/novyny/sbu-povidomyla-pro-pidozru-zastupnytsi-holovreda-vechirnoi-moskvy" text:style-name="Internet_20_link" text:visited-style-name="Visited_20_Internet_20_Link">
повідомляє</text:a>
 Служба безпеки України.</text:p>
      <text:p text:style-name="P4">
«На підставі зібраних доказів слідчі СБУ повідомили фігурантці про підозру уколабораційній діяльності у формі здійснення інформаційної діяльності успівпраці з державою-агресором та її окупаційною адміністрацією», — йдеться уповідомленні.</text:p>
      <text:p text:style-name="P4">
За матеріалами слідства, після захоплення Криму та частини східних регіонівУкраїни у 2014 році журналістка переїхала до країни-агресора, де влаштуваласядо редакції газети «Вечірня москва».</text:p>
      <text:p text:style-name="P4">
Згодом за публічну підтримку російських окупантів та підготовкуантиукраїнських публікацій її призначили заступником головного редакторамосковського видання.</text:p>
      <text:p text:style-name="P4">
«На цій посаді вона також координує редакційний відділ «московська влада» таведе авторський блог на інтернет-ресурсі газети. З 24 лютого 2022 року вонавиконує вказівки кремля щодо поширення публікацій, де виправдовує збройнуагресію рф і заперечує причетність окупантів до масових вбивств мирних жителівна Київщині.</text:p>
      <text:p text:style-name="P4">
Встановлено, що колаборантка називає «постановочними» катівні та масовізахоронення в Бучі та Ірпіні. За це Тарапата регулярно отримує нагороди відкремля та міської адміністрації москви», — ззаначила в СБУ.</text:p>
      <text:p text:style-name="P4">
Ініційовані СБУ експертизи підтвердили факти підривної діяльності зловмисниціпроти України.</text:p>
      <text:p text:style-name="P4">
Наразі підозрювана перебуває на території росії. Тривають заходи щодо їїпритягнення до відповідальності за злочини проти нашої держави.</text:p>
      <text:p text:style-name="P4">
Source: <text:a xlink:type="simple" xlink:href="https://armyinform.com.ua/2023/04/17/do-12-rokiv-uvyaznennya-zagrozhuye-zastupnyczi-golovreda-prokremlivskoyi-gazety-zaperechuye-zbrojnu-agresiyu-rf/" text:style-name="Internet_20_link" text:visited-style-name="Visited_20_Internet_20_Link">
https://armyinform.com.ua/2023/04/17/do-12-rokiv-uvyaznennya-zagrozhuye-zastupnyczi-golovreda-prokremlivskoyi-gazety-zaperechuye-zbrojnu-agresiyu-rf/</text:a>
</text:p>
      <!--NEWS-->
      <text:h text:style-name="P10" text:outline-level="1">
<text:span text:style-name="T4">
Воєнним розвідникам України передали обладнання на суму понад 11 млн грн</text:span>
</text:h>
      <text:p text:style-name="P4">
Author: ['АРМІЯINFORM']</text:p>
      <text:p text:style-name="P4">
Time: 2023-04-17T86:00:00-04:00</text:p>
      <text:p text:style-name="P4">
Description: Благодійний фонд «Повернись живим» передав воєнним розвідникам України чергову парт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17-01.jpg" text:style-name="Internet_20_link" text:visited-style-name="Visited_20_Internet_20_Link">
20230417-01.jpg</text:a>
']</text:p>
      <text:p text:style-name="P4">
Tags: ['STOPRUSSIA', 'АГРЕСІЯ РФ', 'ГУР МІНОБОРОНИ УКРАЇНИ']</text:p>
      <text:p text:style-name="P4">
Category: News</text:p>
      <!--METADATA-->
      <text:p text:style-name="P4">
<draw:frame draw:style-name="fr1" draw:name="Image74" text:anchor-type="as-char" svg:width="6.9236in" svg:height="3.894525in" draw:z-index="0">
<draw:image xlink:href="../Images/AРМІЯINFORM/2023-04-17T86-00-00-04-00/20230417-01.jpg" xlink:type="simple" xlink:show="embed" xlink:actuate="onLoad" draw:mime-type="image/jpeg"/>
</draw:frame>
</text:p>
      <text:p text:style-name="P4">
Благодійний фонд «Повернись живим» передав воєнним розвідникам України черговупартію допомоги на загальну суму понад 11 000 000 гривень!</text:p>
      <text:p text:style-name="P4">
Про це <text:a xlink:type="simple" xlink:href="https://gur.gov.ua/content/blahodiinyi-fond-povernys-zhyvym-peredav-voiennym-rozvidnykam-ukrainy-cherhovu-partiiu-dopomohy-na-zahalnu-sumu-ponad-11-000-000-hryven.html" text:style-name="Internet_20_link" text:visited-style-name="Visited_20_Internet_20_Link">
повідомляє</text:a>
 ГУР Міноборони.</text:p>
      <text:p text:style-name="P4">
Завдяки волонтерам Воїни окремого спецпідрозділу ГУР відтепер посилені:</text:p>
      <text:p text:style-name="P4">
зарядними станціями;</text:p>
      <text:p text:style-name="P4">
планшетами;</text:p>
      <text:p text:style-name="P4">
засобами зв′язку різної специфікації та обладнанням до них;</text:p>
      <text:p text:style-name="P4">
накопичувачами та модулями пам′яті;</text:p>
      <text:p text:style-name="P4">
проєкторами та екранами до них.</text:p>
      <text:p text:style-name="P4">
Закуплене та вже передане обладнання дозволить розвідникам розгортатиавтономні командні пункти в будь-якій точці фронту, акумулювати й аналізуватирозвіддані, оперативно обмінюватись інформацією з підрозділами.</text:p>
      <text:p text:style-name="P4">
Якісний зв′язок та швидкий обмін даними — одна з критично необхідних умовуспіху під час бойових дій. Тож висловлюємо подяку фонду «Повернись живим» таусім громадянам, які продовжують підтримувати українську армію!</text:p>
      <text:p text:style-name="P4">
Source: <text:a xlink:type="simple" xlink:href="https://armyinform.com.ua/2023/04/17/voyennym-rozvidnykam-ukrayiny-peredaly-partiyu-dopomogy-na-sumu-ponad-11-mln-grn/" text:style-name="Internet_20_link" text:visited-style-name="Visited_20_Internet_20_Link">
https://armyinform.com.ua/2023/04/17/voyennym-rozvidnykam-ukrayiny-peredaly-partiyu-dopomogy-na-sumu-ponad-11-mln-grn/</text:a>
</text:p>
      <!--NEWS-->
      <text:h text:style-name="P10" text:outline-level="1">
<text:span text:style-name="T4">
На Київщині військові спільно з органами місцевої влади оперативно навели понтонну переправу</text:span>
</text:h>
      <text:p text:style-name="P4">
Author: ['АРМІЯINFORM']</text:p>
      <text:p text:style-name="P4">
Time: 2023-04-17T87:00:00-04:00</text:p>
      <text:p text:style-name="P4">
Description: Про усунення наслідків негоди в Київський області розповів командувач Об’єднаних Сил З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7174098_1590287518138411_7247560271016112497_n.jpg" text:style-name="Internet_20_link" text:visited-style-name="Visited_20_Internet_20_Link">
337174098_1590287518138411_7247560271016112497_n.jpg</text:a>
', '<text:a xlink:type="simple" xlink:href="https://armyinform.com.ua/wp-content/uploads/2023/04/336887899_788673876162026_6391357069767770614_n-150x150.jpg" text:style-name="Internet_20_link" text:visited-style-name="Visited_20_Internet_20_Link">
336887899_788673876162026_6391357069767770614_n-150x150.jpg</text:a>
', '<text:a xlink:type="simple" xlink:href="https://armyinform.com.ua/wp-content/uploads/2023/04/336899733_789384225892897_2327877227311182016_n-150x150.jpg" text:style-name="Internet_20_link" text:visited-style-name="Visited_20_Internet_20_Link">
336899733_789384225892897_2327877227311182016_n-150x150.jpg</text:a>
', '<text:a xlink:type="simple" xlink:href="https://armyinform.com.ua/wp-content/uploads/2023/04/337161525_6158855367503808_2439225611361632167_n-150x150.jpg" text:style-name="Internet_20_link" text:visited-style-name="Visited_20_Internet_20_Link">
337161525_6158855367503808_2439225611361632167_n-150x150.jpg</text:a>
']</text:p>
      <text:p text:style-name="P4">
Tags: ['STOPRUSSIA', 'АГРЕСІЯ РФ', 'КОМАНДУВАННЯ ОБ’ЄДНАНИХ СИЛ ЗСУ']</text:p>
      <text:p text:style-name="P4">
Category: News</text:p>
      <!--METADATA-->
      <text:p text:style-name="P4">
<draw:frame draw:style-name="fr1" draw:name="Image75" text:anchor-type="as-char" svg:width="6.9236in" svg:height="5.1927in" draw:z-index="0">
<draw:image xlink:href="../Images/AРМІЯINFORM/2023-04-17T87-00-00-04-00/337174098_1590287518138411_7247560271016112497_n.jpg" xlink:type="simple" xlink:show="embed" xlink:actuate="onLoad" draw:mime-type="image/jpeg"/>
</draw:frame>
</text:p>
      <text:p text:style-name="P4">
Про усунення наслідків негоди в Київський області<text:a xlink:type="simple" xlink:href="https://www.facebook.com/JointForcesCommandAFU/posts/617515617071161" text:style-name="Internet_20_link" text:visited-style-name="Visited_20_Internet_20_Link">
розповів</text:a>
командувач Об’єднаних Сил ЗС України генерал-лейтенант Сергій Наєв:</text:p>
      <text:p text:style-name="P4">
«Тривалі опади спричинили повінь у частині Київської області. Через руйнуваннядамби місцевого ставка в Іванкові підтоплена тимчасова переправа.</text:p>
      <text:p text:style-name="P4">
Але, незважаючи на природні перешкоди, в підрозділах Угрупування військ, щоборонять Північний напрямок, є достатньо сил та засобів для їх подолання унайкоротші терміни.</text:p>
      <text:p text:style-name="P4">
На даний час інженерними підрозділами ЗС України спільно з органами місцевоївлади оперативно наведено понтонну переправу. Наразі тривають роботи зобладнання зручних під’їздів до неї.</text:p>
      <text:p text:style-name="P4">
Слід зазначити, що природні катаклізми не є перешкодою для виконаннявійськовими поставлених завдань на прикордонні Київщини. Підпорядковані нашомуугрупуванню військ підрозділи у разі необхідності здатні в стислі термінивиконати завдання щодо підвищення мобільності військ та своєчасно забезпечитипереміщення особового складу, боєприпасів і військової техніки».</text:p>
      <text:p text:style-name="P4">
<text:a xlink:type="simple" xlink:href="https://armyinform.com.ua/wp-content/uploads/2023/04/336887899_788673876162026_6391357069767770614_n.jpg" text:style-name="Internet_20_link" text:visited-style-name="Visited_20_Internet_20_Link">
<draw:frame draw:style-name="fr1" draw:name="Image76" text:anchor-type="as-char" svg:width="6.9236in" svg:height="6.9236in" draw:z-index="0">
<draw:image xlink:href="../Images/AРМІЯINFORM/2023-04-17T87-00-00-04-00/336887899_788673876162026_6391357069767770614_n-150x150.jpg" xlink:type="simple" xlink:show="embed" xlink:actuate="onLoad" draw:mime-type="image/jpeg"/>
</draw:frame>
</text:a>
</text:p>
      <text:p text:style-name="P4">
<text:a xlink:type="simple" xlink:href="https://armyinform.com.ua/wp-content/uploads/2023/04/336899733_789384225892897_2327877227311182016_n.jpg" text:style-name="Internet_20_link" text:visited-style-name="Visited_20_Internet_20_Link">
<draw:frame draw:style-name="fr1" draw:name="Image77" text:anchor-type="as-char" svg:width="6.9236in" svg:height="6.9236in" draw:z-index="0">
<draw:image xlink:href="../Images/AРМІЯINFORM/2023-04-17T87-00-00-04-00/336899733_789384225892897_2327877227311182016_n-150x150.jpg" xlink:type="simple" xlink:show="embed" xlink:actuate="onLoad" draw:mime-type="image/jpeg"/>
</draw:frame>
</text:a>
</text:p>
      <text:p text:style-name="P4">
<text:a xlink:type="simple" xlink:href="https://armyinform.com.ua/wp-content/uploads/2023/04/337161525_6158855367503808_2439225611361632167_n.jpg" text:style-name="Internet_20_link" text:visited-style-name="Visited_20_Internet_20_Link">
<draw:frame draw:style-name="fr1" draw:name="Image78" text:anchor-type="as-char" svg:width="6.9236in" svg:height="6.9236in" draw:z-index="0">
<draw:image xlink:href="../Images/AРМІЯINFORM/2023-04-17T87-00-00-04-00/337161525_6158855367503808_2439225611361632167_n-150x150.jpg" xlink:type="simple" xlink:show="embed" xlink:actuate="onLoad" draw:mime-type="image/jpeg"/>
</draw:frame>
</text:a>
</text:p>
      <text:p text:style-name="P4">
Source: <text:a xlink:type="simple" xlink:href="https://armyinform.com.ua/2023/04/17/na-kyyivshhyni-inzhenerni-pidrozdily-zsu-ta-organy-misczevoyi-vlady-operatyvno-navely-pontonnu-perepravu/" text:style-name="Internet_20_link" text:visited-style-name="Visited_20_Internet_20_Link">
https://armyinform.com.ua/2023/04/17/na-kyyivshhyni-inzhenerni-pidrozdily-zsu-ta-organy-misczevoyi-vlady-operatyvno-navely-pontonnu-perepravu/</text:a>
</text:p>
      <!--NEWS-->
      <text:h text:style-name="P10" text:outline-level="1">
<text:span text:style-name="T4">
Підрозділи ракетних військ і артилерії вразили 2 райони зосередження ворога</text:span>
</text:h>
      <text:p text:style-name="P4">
Author: ['АРМІЯINFORM']</text:p>
      <text:p text:style-name="P4">
Time: 2023-04-17T88:00:00-04:00</text:p>
      <text:p text:style-name="P4">
Description: Авіація Сил оборони за добу завдала 12 ударів по районах зосередження окуп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 'ХРОНІКА ОБОРОНИ']</text:p>
      <text:p text:style-name="P4">
Category: News</text:p>
      <!--METADATA-->
      <text:p text:style-name="P4">
<draw:frame draw:style-name="fr1" draw:name="Image79" text:anchor-type="as-char" svg:width="6.9236in" svg:height="4.615733in" draw:z-index="0">
<draw:image xlink:href="../Images/AРМІЯINFORM/2023-04-17T88-00-00-04-00/artyler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12 ударів по районах зосередженняокупантів. Також збито ворожий розвідувальний БПЛА типу «Мерлін».</text:p>
      <text:p text:style-name="P4">
Про це у Facebook<text:a xlink:type="simple" xlink:href="https://www.facebook.com/GeneralStaff.ua/posts/pfbid0ouT5L5hWGcgyiwxZrb1RHVg9XxG4EaMUSH9BoFf5BQYEJiMyZwwsjzjqcmJLgQQsl" text:style-name="Internet_20_link" text:visited-style-name="Visited_20_Internet_20_Link">
повідомляє</text:a>
Генеральний штаб ЗСУ.</text:p>
      <text:p text:style-name="P4">
Підрозділи ракетних військ і артилерії протягом доби уразили 2 районизосередження живої сили противника, а також 1 ворожу станцію радіоелектронноїборотьби.</text:p>
      <text:p text:style-name="P4">
Source: <text:a xlink:type="simple" xlink:href="https://armyinform.com.ua/2023/04/17/pidrozdily-raketnyh-vijsk-i-artyleriyi-urazyly-2-rajony-zoseredzhennya-voroga/" text:style-name="Internet_20_link" text:visited-style-name="Visited_20_Internet_20_Link">
https://armyinform.com.ua/2023/04/17/pidrozdily-raketnyh-vijsk-i-artyleriyi-urazyly-2-rajony-zoseredzhennya-voroga/</text:a>
</text:p>
      <!--NEWS-->
      <text:h text:style-name="P10" text:outline-level="1">
<text:span text:style-name="T4">
Угруповання Об’єднаних сил стало Східним щитом на початку широкомасштабного вторгнення — Олександр Павлюк</text:span>
</text:h>
      <text:p text:style-name="P4">
Author: ['АРМІЯINFORM']</text:p>
      <text:p text:style-name="P4">
Time: 2023-04-17T89:00:00-04:00</text:p>
      <text:p text:style-name="P4">
Description: https://www.youtube.com/watch?v=oVh9lWbxouc    Про це йдеться у повідомленні у Facebook...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text:a xlink:type="simple" xlink:href="https://www.facebook.com/General.Pavlyuk/posts/pfbid02WKY3r9L6o94NDBEJAGMaCUXMqNZvvLqZuriU2pVrwzDxSu8CF87TGAZLpF3NMHrSl" text:style-name="Internet_20_link" text:visited-style-name="Visited_20_Internet_20_Link">
йдеться</text:a>
у повідомленні у Facebook першого заступника Міністра оборони України генерал-лейтенанта Олександра Павлюка:</text:p>
      <text:p text:style-name="P4">
«На початку широкомасштабного вторгнення окупантів Угруповання Об’єднаних силстало Східним щитом, який змусив агресора докорінно змінити свої плани.</text:p>
      <text:p text:style-name="P4">
Більше — у документальному фільмі ICTV».</text:p>
      <text:p text:style-name="P4">
Source: <text:a xlink:type="simple" xlink:href="https://armyinform.com.ua/2023/04/17/ugrupovannya-obyednanyh-syl-stalo-shidnym-shhytom-na-pochatku-shyrokomasshtabnogo-vtorgnennya-oleksandr-pavlyuk/" text:style-name="Internet_20_link" text:visited-style-name="Visited_20_Internet_20_Link">
https://armyinform.com.ua/2023/04/17/ugrupovannya-obyednanyh-syl-stalo-shidnym-shhytom-na-pochatku-shyrokomasshtabnogo-vtorgnennya-oleksandr-pavlyuk/</text:a>
</text:p>
      <!--NEWS-->
      <text:h text:style-name="P10" text:outline-level="1">
<text:span text:style-name="T4">
Готуємося до чергової зустрічі у форматі «Рамштайн» — Президент України</text:span>
</text:h>
      <text:p text:style-name="P4">
Author: ['АРМІЯINFORM']</text:p>
      <text:p text:style-name="P4">
Time: 2023-04-17T90:00:00-04:00</text:p>
      <text:p text:style-name="P4">
Description: https://www.youtube.com/watch?v=2IkrPkY5L1s    Про це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text:p>
      <text:p text:style-name="P4">
Category: News</text:p>
      <!--METADATA-->
      <text:p text:style-name="P4">
Про це Президент України Володимир Зеленський<text:a xlink:type="simple" xlink:href="https://www.president.gov.ua/news/gotuyemosya-do-chergovoyi-zustrichi-u-formati-ramshtajn-ochi-82301" text:style-name="Internet_20_link" text:visited-style-name="Visited_20_Internet_20_Link">
повідомив</text:a>
 під час свого відеозвернення:</text:p>
      <text:p text:style-name="P4">
«Бажаю здоровʼя, шановні українці!</text:p>
      <text:p text:style-name="P4">
Почав сьогоднішній день із засідання Ставки. Багато питань.</text:p>
      <text:p text:style-name="P4">
Передова — дії наших сил оборони, те, що вдається, і те, чого маємо досягнути.</text:p>
      <text:p text:style-name="P4">
Командувачі напрямків — «Хортиці», «Таврії», «Одеси», «Півночі», — ГоловкомЗалужний — усі доповіли про актуальну ситуацію.</text:p>
      <text:p text:style-name="P4">
Окремо на Ставці — постачання боєприпасів для наших воїнів. Сьогодні булобільш детально щодо цього: не лише постачання, а й усе те, що стосуєтьсявиробництва — і державою, і приватними компаніями. Були доповіді міністра зпитань стратегічних галузей промисловості Камишіна, міністра оборониРезнікова, командувача Сил логістики Гуляка.</text:p>
      <text:p text:style-name="P4">
Провів нараду з головою уряду Шмигалем щодо підсумків його поїздки в Канаду таСполучені Штати, зустрічей — передусім задля фінансової підтримки Українипартнерами. Результати вагомі. Це стосується і відносин з МВФ, і з іншимиміжнародними інституціями, двосторонніх відносин із Канадою та Америкою.</text:p>
      <text:p text:style-name="P4">
Дякую всім нашим партнерам, які незмінно допомагають!</text:p>
      <text:p text:style-name="P4">
До речі, вже готуємось і до чергової зустрічі у форматі «Рамштайн». Провівпідготовчі наради. І очікуємо ґрунтовних рішень, які відповідатимутьперспективам на полі бою. Доволі амбітним перспективам, які ми всіма силаминаближаємо. Причому наближаємо не лише для себе, не лише для України, а й длявсієї нашої антивоєнної коаліції.</text:p>
      <text:p text:style-name="P4">
Агресор має програти. І це наша спільна відповідальність із партнерами —виграти більше часу для миру, тобто бути зараз максимально активними взабезпеченні зброєю та снарядами, щоб нашу спільну перемогу прискорити.</text:p>
      <text:p text:style-name="P4">
Підписав указ про відзначення державними нагородами наших воїнів. 127 бійцівЗСУ… З них 68 — посмертно.</text:p>
      <text:p text:style-name="P4">
Дуже важливо це розуміти: щоразу, коли ми чуємо, що обіцяне постачання зброїзатримується, щоразу, коли виникають сумніви щодо типу зброї для України, щододалекобійності чи інших якісних характеристик — щоразу це означає, щоукраїнські воїни віддають своє життя, щоб був цей час… Час, який витрачається,щоб переконати і щоб усе ж таки відбулося постачання необхідної зброї.</text:p>
      <text:p text:style-name="P4">
Хочу сьогодні особливо відзначити наших воїнів із 5-ї окремої штурмовоїбригади та 80-ї окремої десантно-штурмової бригади — за активні й успішніштурмові дії в Бахмуті. Дякую 214-му стрілецькому батальйону за потужні ударипо ворогу під Бахмутом!</text:p>
      <text:p text:style-name="P4">
92-га окрема механізована бригада — дякую за результат на Луганщині!</text:p>
      <text:p text:style-name="P4">
Донецький напрямок… Бійці 35-ї та 36-ї окремих бригад морської піхоти, 55-їокремої артилерійської бригади. Десантники «Сімдесятдевʼятки». Воїни 74-гоокремого розвідбату, 59-ї окремої мотопіхотної бригади імені Якова Гандзюка…Дякую всім вам!</text:p>
      <text:p text:style-name="P4">
На Запоріжжі є за що відзначити воїнів 128-ї окремої штурмової Закарпатськоїбригади. Молодці!</text:p>
      <text:p text:style-name="P4">
Кожен знищений ворог зараз — це звільнений метр української землі завтра.</text:p>
      <text:p text:style-name="P4">
І ще одне.</text:p>
      <text:p text:style-name="P4">
Вчора у Словʼянську завершилася пошуково-рятувальна операція після ударуросійських терористів по житлових будинках. Я хочу відзначити наших людей, якіразом із колегами на місці робили все можливе… Попри загрозу повторних ударів,попри всі складнощі робили все можливе, щоб урятувати якнайбільше життів.</text:p>
      <text:p text:style-name="P4">
Дякую сержанту Ярославу Плецькому, старшому сержанту Віктору Гергелю, старшомулейтенанту Богдану Гаврилову та підполковнику Михайлу Загнітку, усім, хто бравучасть у цій операції.</text:p>
      <text:p text:style-name="P4">
Дякую кожному й кожній у великому колективі ДСНС України, хто працює зарадилюдей!</text:p>
      <text:p text:style-name="P4">
Слава нашим воїнам!</text:p>
      <text:p text:style-name="P4">
Вічна памʼять усім, чиє життя забрав російський терор!</text:p>
      <text:p text:style-name="P4">
Слава Україні!».</text:p>
      <text:p text:style-name="P4">
Source: <text:a xlink:type="simple" xlink:href="https://armyinform.com.ua/2023/04/17/gotuyemosya-do-chergovoyi-zustrichi-u-formati-ramshtajn-prezydent-ukrayiny/" text:style-name="Internet_20_link" text:visited-style-name="Visited_20_Internet_20_Link">
https://armyinform.com.ua/2023/04/17/gotuyemosya-do-chergovoyi-zustrichi-u-formati-ramshtajn-prezydent-ukrayiny/</text:a>
</text:p>
      <!--NEWS-->
      <text:h text:style-name="P10" text:outline-level="1">
<text:span text:style-name="T4">
Артилеристи показали, як знищують ворога з гармати L119</text:span>
</text:h>
      <text:p text:style-name="P4">
Author: ['Євген Тристан']</text:p>
      <text:p text:style-name="P4">
Time: 2023-04-17T91:00:00-04:00</text:p>
      <text:p text:style-name="P4">
Description: https://youtu.be/LE9SnZbFU2I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L119', 'STOPRUSSIA']</text:p>
      <text:p text:style-name="P4">
Category: News</text:p>
      <!--METADATA-->
      <text:p text:style-name="P4">
Source: <text:a xlink:type="simple" xlink:href="https://armyinform.com.ua/2023/04/17/artylerysty-pokazaly-yak-znyshhuyut-voroga-z-garmaty-l119/" text:style-name="Internet_20_link" text:visited-style-name="Visited_20_Internet_20_Link">
https://armyinform.com.ua/2023/04/17/artylerysty-pokazaly-yak-znyshhuyut-voroga-z-garmaty-l119/</text:a>
</text:p>
      <!--NEWS-->
      <text:h text:style-name="P10" text:outline-level="1">
<text:span text:style-name="T4">
Наші захисники відбили понад 50 атак противника на 5 напрямках</text:span>
</text:h>
      <text:p text:style-name="P4">
Author: ['АРМІЯINFORM']</text:p>
      <text:p text:style-name="P4">
Time: 2023-04-17T92:00:00-04:00</text:p>
      <text:p text:style-name="P4">
Description: Про це у Facebook повідомляє Генеральний штаб ЗСУ.    Противник зазнає чималих втр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text:p>
      <text:p text:style-name="P4">
Category: News</text:p>
      <!--METADATA-->
      <text:p text:style-name="P4">
<draw:frame draw:style-name="fr1" draw:name="Image80" text:anchor-type="as-char" svg:width="6.9236in" svg:height="4.615733in" draw:z-index="0">
<draw:image xlink:href="../Images/AРМІЯINFORM/2023-04-17T92-00-00-04-00/artylerys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ouT5L5hWGcgyiwxZrb1RHVg9XxG4EaMUSH9BoFf5BQYEJiMyZwwsjzjqcmJLgQQsl" text:style-name="Internet_20_link" text:visited-style-name="Visited_20_Internet_20_Link">
повідомляє</text:a>
Генеральний штаб ЗСУ.</text:p>
      <text:p text:style-name="P4">
Противник зазнає чималих втрат та зосереджує основні зусилля на веденнінаступальних дій на Куп’янському, Лиманському, Бахмутському, Авдіївському таМар’їнському напрямках. Протягом доби, на зазначених ділянках фронту, нашимизахисниками відбито понад 50 атак противника. В епіцентрі бойових дійзалишаються Бахмут та Мар’їнка.</text:p>
      <text:p text:style-name="P4">
Source: <text:a xlink:type="simple" xlink:href="https://armyinform.com.ua/2023/04/17/na-5-napryamkah-nashi-zahysnyky-vidbyly-ponad-50-atak-protyvnyka/" text:style-name="Internet_20_link" text:visited-style-name="Visited_20_Internet_20_Link">
https://armyinform.com.ua/2023/04/17/na-5-napryamkah-nashi-zahysnyky-vidbyly-ponad-50-atak-protyvnyka/</text:a>
</text:p>
      <!--NEWS-->
      <text:h text:style-name="P10" text:outline-level="1">
<text:span text:style-name="T4">
Сьогодні ворог інформаційно робив акцент на наших втратах — Ганна Маляр</text:span>
</text:h>
      <text:p text:style-name="P4">
Author: ['АРМІЯINFORM']</text:p>
      <text:p text:style-name="P4">
Time: 2023-04-17T93:00:00-04:00</text:p>
      <text:p text:style-name="P4">
Description: Про це заступник Міністра оборони України Ганна Маляр написала у Telegram: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anna-malyar-778-1.jpg" text:style-name="Internet_20_link" text:visited-style-name="Visited_20_Internet_20_Link">
ganna-malyar-778-1.jpg</text:a>
']</text:p>
      <text:p text:style-name="P4">
Tags: ['STOPRUSSIA', 'АГРЕСІЯ РФ', 'ГАННА МАЛЯР']</text:p>
      <text:p text:style-name="P4">
Category: News</text:p>
      <!--METADATA-->
      <text:p text:style-name="P4">
<draw:frame draw:style-name="fr1" draw:name="Image81" text:anchor-type="as-char" svg:width="6.9236in" svg:height="3.894525in" draw:z-index="0">
<draw:image xlink:href="../Images/AРМІЯINFORM/2023-04-17T93-00-00-04-00/ganna-malyar-778-1.jpg" xlink:type="simple" xlink:show="embed" xlink:actuate="onLoad" draw:mime-type="image/jpeg"/>
</draw:frame>
</text:p>
      <text:p text:style-name="P4">
Про це заступник Міністра оборони України Ганна Маляр<text:a xlink:type="simple" xlink:href="https://t.me/annamaliar/655" text:style-name="Internet_20_link" text:visited-style-name="Visited_20_Internet_20_Link">
написала</text:a>
 у Telegram:</text:p>
      <text:p text:style-name="P4">
«Новини російських ІПСО.</text:p>
      <text:p text:style-name="P4">
Сьогодні ворог інформаційно робив акцент на наших втратах, в тому числі у бояхза Бахмут та в передмісті.</text:p>
      <text:p text:style-name="P4">
▪️Мета</text:p>
      <text:p text:style-name="P4">
використати емоційно чутливу тему, щоб:</text:p>
      <text:p text:style-name="P4">
✔️сформувати недовіру до рішень військового керівництва</text:p>
      <text:p text:style-name="P4">
✔️перекласти провину за вбитих українців з себе на нас</text:p>
      <text:p text:style-name="P4">
Вони і цифри фейкові поширювали, і кладовища наші показували, і нашими словамипро них переказували як нібито в нас байдуже ставляться до тіл загиблих.</text:p>
      <text:p text:style-name="P4">
Ще один марно створений російський наратив.</text:p>
      <text:p text:style-name="P4">
Річ у тім, що такі кричущі факти війни неможливо перебити перекручуваннямреальності у соцмережах чи ЗМІ.</text:p>
      <text:p text:style-name="P4">
Факти надто очевидні:</text:p>
      <text:p text:style-name="P4">
➖кожна смерть українського військового або цивільного — це прямий наслідокросійської агресії</text:p>
      <text:p text:style-name="P4">
➖у ворога є вибір — він може забратись з нашої землі. У нас вибору немає — мизахищаємо свою державу</text:p>
      <text:p text:style-name="P4">
➖втрати ворога неспівмірно вищі</text:p>
      <text:p text:style-name="P4">
На жаль, ціна свободи нашої держави висока — це загиблі герої. Ми завершимоте, що вони не встигли, — знищимо ворога і звільнимо наші землі.</text:p>
      <text:p text:style-name="P4">
Вічна шана та пам’ять кожному полеглому захиснику».</text:p>
      <text:p text:style-name="P4">
Source: <text:a xlink:type="simple" xlink:href="https://armyinform.com.ua/2023/04/17/sogodni-vorog-informaczijno-robyv-akczent-na-nashyh-vtratah-ganna-malyar/" text:style-name="Internet_20_link" text:visited-style-name="Visited_20_Internet_20_Link">
https://armyinform.com.ua/2023/04/17/sogodni-vorog-informaczijno-robyv-akczent-na-nashyh-vtratah-ganna-malyar/</text:a>
</text:p>
      <!--NEWS-->
      <text:h text:style-name="P10" text:outline-level="1">
<text:span text:style-name="T4">
Ворог знизив штурмову активність на Вугледарському напрямку — Олексій Дмитрашківський</text:span>
</text:h>
      <text:p text:style-name="P4">
Author: ['Олексій Тригуб']</text:p>
      <text:p text:style-name="P4">
Time: 2023-04-17T94:00:00-04:00</text:p>
      <text:p text:style-name="P4">
Description: Про це у вечірньому ефірі телемарафону «Єдині новини» розповів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mytrashkivskyj.png" text:style-name="Internet_20_link" text:visited-style-name="Visited_20_Internet_20_Link">
dmytrashkivskyj.png</text:a>
']</text:p>
      <text:p text:style-name="P4">
Tags: ['STOPRUSSIA', 'ВТОРГНЕННЯ_РФ', 'НАРОДНА_ВІЙНА', 'НАЦІОНАЛЬНИЙ_СПРОТИВ']</text:p>
      <text:p text:style-name="P4">
Category: News</text:p>
      <!--METADATA-->
      <text:p text:style-name="P4">
<draw:frame draw:style-name="fr1" draw:name="Image82" text:anchor-type="as-char" svg:width="6.9236in" svg:height="4.096023in" draw:z-index="0">
<draw:image xlink:href="../Images/AРМІЯINFORM/2023-04-17T94-00-00-04-00/dmytrashkivskyj.png" xlink:type="simple" xlink:show="embed" xlink:actuate="onLoad" draw:mime-type="image/png"/>
</draw:frame>
</text:p>
      <text:p text:style-name="P4">
Про це у вечірньому ефірі<text:a xlink:type="simple" xlink:href="https://www.youtube.com/watch" text:style-name="Internet_20_link" text:visited-style-name="Visited_20_Internet_20_Link">
телемарафону</text:a>
 «Єдині новини»розповів начальник об’єднаного пресцентру Сил оборони Таврійського напрямкуполковник Олексій Дмитрашківський.</text:p>
      <text:p text:style-name="P4">
Водночас традиційно залишаються дуже гарячими Авдіївський та Мар’їнськийнапрямки. Втім, незважаючи на велику інтенсивність штурмових дій, тут ворогостаннім часом не застосовує техніку. Це, на думку начальника об’єднаногопресцентру Сил оборони Таврійського напрямку, пов’язано не лише з погоднимиумовами, а й з проблемами логістичного характеру.</text:p>
      <text:p text:style-name="P4">
Коментуючи появу в районі відповідальності так званих штурмових підрозділів z,полковник Олексій Дмитрашківський зазначив, що вони змінили на позиціяхпідрозділи двох повітрянодесантних полків, що зазнали значних втрат.Десантники ж, зі свого боку, кілька місяців тому замінили розбиті 155-ту та40-ву бригади морської піхоти противника, що нині перебувають на відновленні йніяк не можуть оговтатися від втрат. Тож зараз замість цих регулярних військукраїнські позиції штурмують вчорашні в’язні, які належать не до приватноївійськової компанії «вагнер», а до частин росармії.</text:p>
      <text:p text:style-name="P4">
— Це — армія боягузів та зеків у буквальному значенні цих слів, — констатуєофіцер, — шойгу зараз відбирає хліб у пригожина, зараховуючи криміналітет долав російського війська.</text:p>
      <text:p text:style-name="P4">
За словами полковника Олексія Дмитрашківського, ці підрозділи z мають своїметодичні рекомендації, відмінні від статутів росармії. Вони потрапили до рукукраїнських оборонців разом із 15 полоненими штурмовиками. Методички та дані,отримані від полонених, свідчать про низький морально-психологічний стан у цихпідрозділах. Зокрема, зневажливе ставлення командирів до підлеглих, а такожзнущання і навіть імітації розстрілів за відмову брати участь у бойових діях.Звісно, все це не сприяє успіху на полі бою, на який розраховує противник.</text:p>
      <text:p text:style-name="P4">
Source: <text:a xlink:type="simple" xlink:href="https://armyinform.com.ua/2023/04/17/vorog-znyzyv-shturmovu-aktyvnist-na-vugledarskomu-napryamku-oleksij-dmytrashkivskyj/" text:style-name="Internet_20_link" text:visited-style-name="Visited_20_Internet_20_Link">
https://armyinform.com.ua/2023/04/17/vorog-znyzyv-shturmovu-aktyvnist-na-vugledarskomu-napryamku-oleksij-dmytrashkivskyj/</text:a>
</text:p>
      <!--NEWS-->
      <text:h text:style-name="P10" text:outline-level="1">
<text:span text:style-name="T4">
На Донеччині 200 новоявлених окупантів шукають привід уникнути участі у бойових діях</text:span>
</text:h>
      <text:p text:style-name="P4">
Author: ['АРМІЯINFORM']</text:p>
      <text:p text:style-name="P4">
Time: 2023-04-17T95:00:00-04:00</text:p>
      <text:p text:style-name="P4">
Description: Про це у Facebook повідомляє Генеральний штаб ЗСУ.    Для поповнення власних втр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kupanty-plachut.jpg" text:style-name="Internet_20_link" text:visited-style-name="Visited_20_Internet_20_Link">
okupanty-plachut.jpg</text:a>
']</text:p>
      <text:p text:style-name="P4">
Tags: ['STOPRUSSIA', 'АГРЕСІЯ РФ']</text:p>
      <text:p text:style-name="P4">
Category: News</text:p>
      <!--METADATA-->
      <text:p text:style-name="P4">
<draw:frame draw:style-name="fr1" draw:name="Image83" text:anchor-type="as-char" svg:width="6.9236in" svg:height="4.424613in" draw:z-index="0">
<draw:image xlink:href="../Images/AРМІЯINFORM/2023-04-17T95-00-00-04-00/okupanty-plachut.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ouT5L5hWGcgyiwxZrb1RHVg9XxG4EaMUSH9BoFf5BQYEJiMyZwwsjzjqcmJLgQQsl" text:style-name="Internet_20_link" text:visited-style-name="Visited_20_Internet_20_Link">
повідомляє</text:a>
Генеральний штаб ЗСУ.</text:p>
      <text:p text:style-name="P4">
Для поповнення власних втрат у живій силі, зі складу резерву російськихокупаційних військ, до Зайцевого Донецької області, прибули близько 200нещодавно мобілізованих російських військовослужбовців. Встановлено, що, черезвідсутність чітких вказівок щодо їх подальшого застосування, малий термініндивідуальної і колективної підготовки та незадовільний рівеньукомплектованості речовим майном, дані військовослужбовці мають низький рівеньморально-психологічного стану. Тому новоявлені окупанти всіляко шукаютьприводу уникнути участі у бойових діях.</text:p>
      <text:p text:style-name="P4">
Source: <text:a xlink:type="simple" xlink:href="https://armyinform.com.ua/2023/04/17/na-donechchyni-200-novoyavlenyh-okupantiv-shukayut-pryvid-unyknuty-uchasti-u-bojovyh-diyah/" text:style-name="Internet_20_link" text:visited-style-name="Visited_20_Internet_20_Link">
https://armyinform.com.ua/2023/04/17/na-donechchyni-200-novoyavlenyh-okupantiv-shukayut-pryvid-unyknuty-uchasti-u-bojovyh-diyah/</text:a>
</text:p>
      <!--NEWS-->
      <text:h text:style-name="P10" text:outline-level="1">
<text:span text:style-name="T4">
Українці придбали понад 700 тисяч військових облігацій у Дії</text:span>
</text:h>
      <text:p text:style-name="P4">
Author: ['АРМІЯINFORM']</text:p>
      <text:p text:style-name="P4">
Time: 2023-04-17T96:00:00-04:00</text:p>
      <text:p text:style-name="P4">
Description: «За 7 місяців користувачі Дії підтримали державу на 700 мільйонів гривень. Пишаємос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897444_1399048417602030_985972846638800443_n.jpg" text:style-name="Internet_20_link" text:visited-style-name="Visited_20_Internet_20_Link">
336897444_1399048417602030_985972846638800443_n.jpg</text:a>
']</text:p>
      <text:p text:style-name="P4">
Tags: ['STOPRUSSIA', 'АГРЕСІЯ РФ', 'ДІЯ', 'УКРАЇНСЬКИЙ НАРОД НЕПЕРЕМОЖНИЙ']</text:p>
      <text:p text:style-name="P4">
Category: News</text:p>
      <!--METADATA-->
      <text:p text:style-name="P4">
<draw:frame draw:style-name="fr1" draw:name="Image84" text:anchor-type="as-char" svg:width="6.9236in" svg:height="6.9236in" draw:z-index="0">
<draw:image xlink:href="../Images/AРМІЯINFORM/2023-04-17T96-00-00-04-00/336897444_1399048417602030_985972846638800443_n.jpg" xlink:type="simple" xlink:show="embed" xlink:actuate="onLoad" draw:mime-type="image/jpeg"/>
</draw:frame>
</text:p>
      <text:p text:style-name="P4">
«За 7 місяців користувачі Дії підтримали державу на 700 мільйонів гривень.Пишаємося!</text:p>
      <text:p text:style-name="P4">
Військові облігації — це як депозит, але не в банк, а на перемогу. Купуючиоблігації, ви робите внесок у деокупацію наших міст, підтримуєте економіку таотримуєте гарантований прибуток», — про це<text:a xlink:type="simple" xlink:href="https://www.facebook.com/diia.gov.ua/posts/pfbid02dhrjD1QBryS3UMJiwJrX61pBCS1qdTr4YTt7vT16Ra3gZ7mLdfn2y5BmXhotoLcZl" text:style-name="Internet_20_link" text:visited-style-name="Visited_20_Internet_20_Link">
йдеться</text:a>
у повідомленні порталу «Дія».</text:p>
      <text:p text:style-name="P4">
«Як придбати облігації в Дії в кілька кліків з будь-якої банківської картки?</text:p>
      <text:p text:style-name="P4">
Зайдіть у Дію, на головному екрані виберіть Військові облігації, натиснітьПочати, виберіть облігацію, партнера та кількість, введіть контактні дані тавиберіть картку єПідтримка, підпишіть та сплатіть будь-якою карткою. Облігаціяпротягом 3-х днів з’явиться поруч із документами</text:p>
      <text:p text:style-name="P4">
Ось і все! Ви інвестор.</text:p>
      <text:p text:style-name="P4">
Тішимося, що вам сподобалася облігація Ялта. Ви придбали її в Дії 45+ тисячразів», — наголошується у повідомленні.</text:p>
      <text:p text:style-name="P4">
Source: <text:a xlink:type="simple" xlink:href="https://armyinform.com.ua/2023/04/17/ukrayinczi-prydbaly-ponad-700-tysyach-vijskovyh-obligaczij-u-diyi/" text:style-name="Internet_20_link" text:visited-style-name="Visited_20_Internet_20_Link">
https://armyinform.com.ua/2023/04/17/ukrayinczi-prydbaly-ponad-700-tysyach-vijskovyh-obligaczij-u-diyi/</text:a>
</text:p>
      <!--NEWS-->
      <text:h text:style-name="P10" text:outline-level="1">
<text:span text:style-name="T4">
російські військові справжні нелюди, які готові вбивати дітей і жінок — перехоплення СБУ</text:span>
</text:h>
      <text:p text:style-name="P4">
Author: ['АРМІЯINFORM']</text:p>
      <text:p text:style-name="P4">
Time: 2023-04-17T97:00:00-04:00</text:p>
      <text:p text:style-name="P4">
Description: Про це свідчить нове перехоплення, яке нещодавно зробила СБУ на сході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свідчить нове<text:a xlink:type="simple" xlink:href="https://www.facebook.com/watch/" text:style-name="Internet_20_link" text:visited-style-name="Visited_20_Internet_20_Link">
перехоплення</text:a>
, якенещодавно зробила СБУ на сході України.</text:p>
      <text:p text:style-name="P4">
«Нам надо убивать несовершеннолетних, женщин, всех. Прикинь? Уничтожениеполное сразу, вообще просто: „стреляйте, нах<text:span text:style-name="T5">
й“. Я готов, но я, если честно,подох</text:span>
ел. Нам все объяснили: четырнадцати, восемнадцати, девушка, пох*й —просто наповал. Идем в зачистку», — розповідає своїй дружині російськийвійськовий, якого відправили в Україну у грудні 2022 року.</text:p>
      <text:p text:style-name="P4">
На його дружину кремлівська пропаганда впливає ще ефективніше. Вона зовсім недивується новині про звірячі вбивства, скоєні чоловіком, і навпаки,виправдовує дії рашистів: «Мы когда дома были, смотрели новости, с тобойговорили на эту тему. Кто был мирный — все уехали».</text:p>
      <text:p text:style-name="P4">
Зі свого боку українські захисники докладуть максимум зусиль, аби росіяни«уєхалі» додому якомога швидше і виключно в чорних пакетах.</text:p>
      <text:p text:style-name="P4">
Робимо все, щоб притягнути всіх російських воєнних злочинців довідповідальності.</text:p>
      <text:p text:style-name="P4">
Наразі слідчі СБУ розслідують понад 34 тис. проваджень за статтею 438Кримінального кодексу України (порушення законів та звичаїв війни).</text:p>
      <text:p text:style-name="P4">
Source: <text:a xlink:type="simple" xlink:href="https://armyinform.com.ua/2023/04/17/rosijski-vijskovi-spravzhni-nelyudy-yaki-gotovi-vbyvaty-ditej-i-zhinok-perehoplennya-sbu/" text:style-name="Internet_20_link" text:visited-style-name="Visited_20_Internet_20_Link">
https://armyinform.com.ua/2023/04/17/rosijski-vijskovi-spravzhni-nelyudy-yaki-gotovi-vbyvaty-ditej-i-zhinok-perehoplennya-sbu/</text:a>
</text:p>
      <!--NEWS-->
      <text:h text:style-name="P10" text:outline-level="1">
<text:span text:style-name="T4">
російські війська двічі обстріляли прикордоння Сумщини</text:span>
</text:h>
      <text:p text:style-name="P4">
Author: ['АРМІЯINFORM']</text:p>
      <text:p text:style-name="P4">
Time: 2023-04-17T98:00:00-04:00</text:p>
      <text:p text:style-name="P4">
Description: Про це повідомляє оперативне командування «Північ»:    «Станом на 18:00 російські вій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text:p>
      <text:p text:style-name="P4">
Category: News</text:p>
      <!--METADATA-->
      <text:p text:style-name="P4">
<draw:frame draw:style-name="fr1" draw:name="Image85" text:anchor-type="as-char" svg:width="6.9236in" svg:height="4.615733in" draw:z-index="0">
<draw:image xlink:href="../Images/AРМІЯINFORM/2023-04-17T98-00-00-04-00/obstril-harkova-8.jpg" xlink:type="simple" xlink:show="embed" xlink:actuate="onLoad" draw:mime-type="image/jpeg"/>
</draw:frame>
 Ілюстративне фото</text:p>
      <text:p text:style-name="P4">
Про це<text:a xlink:type="simple" xlink:href="https://www.facebook.com/kommander.nord/posts/pfbid0cdAxwu5iQf5FQbDwxZEysB9kLhgne62R2DdacnfWtVGg9YkduyuZVDCneFeZoAHtl" text:style-name="Internet_20_link" text:visited-style-name="Visited_20_Internet_20_Link">
повідомляє</text:a>
оперативне командування «Північ»:</text:p>
      <text:p text:style-name="P4">
«Станом на 18:00 російські війська двічі обстріляли прикордоння Сумськоїобласті.</text:p>
      <text:p text:style-name="P4">
З 13:42 до 13:55 зафіксовано 9 приходів, ймовірно зі ствольної артилерії, врайоні н.п. Катеринівка. Про втрати серед місцевого населення чи пошкодженняцивільної інфраструктури інформація не надходила.</text:p>
      <text:p text:style-name="P4">
З 16:05 до 16:50 зафіксовано 27 приходів, ймовірно зі ствольної артилерії, врайоні н.п. Ясна Поляна. Про втрати серед місцевого населення чи пошкодженняцивільної інфраструктури інформація не надходила».</text:p>
      <text:p text:style-name="P4">
Source: <text:a xlink:type="simple" xlink:href="https://armyinform.com.ua/2023/04/17/rosijski-vijska-dvichi-obstrilyaly-prykordonnya-sumskoyi-oblasti/" text:style-name="Internet_20_link" text:visited-style-name="Visited_20_Internet_20_Link">
https://armyinform.com.ua/2023/04/17/rosijski-vijska-dvichi-obstrilyaly-prykordonnya-sumskoyi-oblasti/</text:a>
</text:p>
      <!--NEWS-->
      <text:h text:style-name="P10" text:outline-level="1">
<text:span text:style-name="T4">
Коротко. Війна. День 418. Відеодайджест</text:span>
</text:h>
      <text:p text:style-name="P4">
Author: ['АРМІЯINFORM']</text:p>
      <text:p text:style-name="P4">
Time: 2023-04-17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ДАЙДЖЕСТ']</text:p>
      <text:p text:style-name="P4">
Category: News</text:p>
      <!--METADATA-->
      <text:p text:style-name="P4">
<text:span text:style-name="T4">
Джерело:</text:span>
<text:a xlink:type="simple" xlink:href="https://www.facebook.com/watch/" text:style-name="Internet_20_link" text:visited-style-name="Visited_20_Internet_20_Link">
 <text:span text:style-name="T5">
ГШ ЗСУ</text:span>
</text:a>
</text:p>
      <text:p text:style-name="P4">
Source: <text:a xlink:type="simple" xlink:href="https://armyinform.com.ua/2023/04/17/korotko-vijna-den-418-videodajdzhest/" text:style-name="Internet_20_link" text:visited-style-name="Visited_20_Internet_20_Link">
https://armyinform.com.ua/2023/04/17/korotko-vijna-den-418-videodajdzhest/</text:a>
</text:p>
      <!--NEWS-->
      <text:h text:style-name="P10" text:outline-level="1">
<text:span text:style-name="T4">
Столтенберг закликає світ посилити підтримку України</text:span>
</text:h>
      <text:p text:style-name="P4">
Authors: Ukrinform (Person)</text:p>
      <text:p text:style-name="P4">
Publisher: Укринформ (Organization)</text:p>
      <text:p text:style-name="P4">
Published Time: 2023-04-18T-12:58:00+03:00</text:p>
      <text:p text:style-name="P4">
Modified Time: 2023-04-18T23:58:00+03:00</text:p>
      <text:p text:style-name="P4">
Description: Міжнародним союзникам України варто наростити обсяги оборонної допомоги Україні для підтримки майбутнього контрнаступу. — Укрінформ.</text:p>
      <text:p text:style-name="P4">
Images: ["<text:a xlink:type="simple" xlink:href="https://static.ukrinform.com/photos/2023_01/thumb_files/630_360_1673203716-174.jpg" text:style-name="Internet_20_link" text:visited-style-name="Visited_20_Internet_20_Link">
630_360_16732...</text:a>
"]</text:p>
      <text:p text:style-name="P4">
Tags: ['НАТО', 'Столтенберг', 'Україна', 'Війна з росією']</text:p>
      <text:p text:style-name="P4">
Type: Article</text:p>
      <!--METADATA-->
      <text:p text:style-name="P4">
<draw:frame draw:style-name="fr1" draw:name="Image86" text:anchor-type="as-char" svg:width="6.9236in" svg:height="3.956343in" draw:z-index="0">
<draw:image xlink:href="../Images/yкринформ/2023-04-18T-12-58-00-03-00/630_360_1673203716-174.jpg" xlink:type="simple" xlink:show="embed" xlink:actuate="onLoad" draw:mime-type="image/jpeg"/>
</draw:frame>
Міжнародним союзникам України варто наростити обсяги оборонної допомогиУкраїні для підтримки майбутнього контрнаступу.</text:p>
      <text:p text:style-name="P4">
Як повідомляє Укрінформ, про це заявив генеральний секретар НАТО ЄнсСтолтенберг, пише <text:a xlink:type="simple" xlink:href="https://www.cnn.com/europe/live-news/russia-ukraine-war-news-04-18-23/index.html" text:style-name="Internet_20_link" text:visited-style-name="Visited_20_Internet_20_Link">
 </text:a>
 .</text:p>
      <text:p text:style-name="P4">
“Ми відзначаємо величезну кількість зброї, боєприпасів та інших поставок, щовже були надані Україні, але необхідно робити ще більше. Тому що нам вартозробити так, аби українці були спроможні прорвати російські лінії й пройтичерез мінні поля, та мали змогу звільнити й повернути свої території”, -сказав Столтенберг.</text:p>
      <text:p text:style-name="P4">
<text:span text:style-name="T4">
Читайте також:</text:span>
 <text:span text:style-name="T4">
<text:a xlink:type="simple" xlink:href="https://www.ukrinform.ua/rubric-world/3697679-u-derzdumi-rf-nataknuli-na-mozlivist-zagalnoi-mobilizacii.html" text:style-name="Internet_20_link" text:visited-style-name="Visited_20_Internet_20_Link">
 </text:a>
</text:span>
</text:p>
      <text:p text:style-name="P4">
Окрім цього він підтвердив, що досі Китай не надавав росії жодного летальногоозброєння.</text:p>
      <text:p text:style-name="P4">
“Ми дуже уважно стежимо і поки не бачили жодних свідчень, що Китай надає росіїлетальну військову допомогу. Ми чітко говоримо: підтримка незаконної війниволодимира путіна буде великою помилкою”, - зазначив генсек.</text:p>
      <text:p text:style-name="P4">
<text:span text:style-name="T4">
Читайте також:</text:span>
 <text:span text:style-name="T4">
<text:a xlink:type="simple" xlink:href="https://www.ukrinform.ua/rubric-world/3697646-stati-j-nato-poki-ne-bacili-oznak-peremisenna-adernoi-zbroi-z-rosii-v-bilorus.html" text:style-name="Internet_20_link" text:visited-style-name="Visited_20_Internet_20_Link">
 </text:a>
</text:span>
</text:p>
      <text:p text:style-name="P4">
Як повідомлялося, тиждень тому президент Європейської Комісії Урсула фон дерЛяєн разом із президентом Франції Емануелем Макроном здійснили візити доКитаю, де, зокрема, виклали позицію європейської сторони щодо шляхів зупиненняросійської агресивної війни проти України на основі поваги до Хартії ООН ташляхом повного виведення російських військ з території України в межах їїміжнародно визнаних кордонів.</text:p>
      <text:p text:style-name="P4">
Source: <text:a xlink:type="simple" xlink:href="https://www.ukrinform.ua/rubric-ato/3697684-stoltenberg-zaklikae-svit-posiliti-pidtrimku-ukraini.html" text:style-name="Internet_20_link" text:visited-style-name="Visited_20_Internet_20_Link">
https://www.ukrinform.ua/rubric-ato/3697684-stoltenberg-zaklikae-svit-posiliti-pidtrimku-ukraini.html</text:a>
</text:p>
      <!--NEWS-->
      <text:h text:style-name="P10" text:outline-level="1">
<text:span text:style-name="T4">
Позиція Бразилії щодо війни рф проти України не відповідає нейтралітету – Білий дім</text:span>
</text:h>
      <text:p text:style-name="P4">
Authors: Ukrinform (Person)</text:p>
      <text:p text:style-name="P4">
Publisher: Укринформ (Organization)</text:p>
      <text:p text:style-name="P4">
Published Time: 2023-04-18T-14:45:00+03:00</text:p>
      <text:p text:style-name="P4">
Modified Time: 2023-04-18T23:45:00+03:00</text:p>
      <text:p text:style-name="P4">
Description: Сполучені Штати назвали позицію міністра закордонних справ Бразилії Мауери Віейри щодо війни рф, розв’язаної проти України, а також ролі США і Європи в протистоянні російській агресії, такою, що не відповідає тону нейтральної держави. — Укрінформ.</text:p>
      <text:p text:style-name="P4">
Images: ["<text:a xlink:type="simple" xlink:href="https://static.ukrinform.com/photos/2022_06/thumb_files/630_360_1655161613-389.jpg" text:style-name="Internet_20_link" text:visited-style-name="Visited_20_Internet_20_Link">
630_360_16551...</text:a>
"]</text:p>
      <text:p text:style-name="P4">
Tags: ['Бразилія', 'США', 'Україна', 'Агресія РФ', 'Білий дім', 'Війна з росією']</text:p>
      <text:p text:style-name="P4">
Type: Article</text:p>
      <!--METADATA-->
      <text:p text:style-name="P4">
<draw:frame draw:style-name="fr1" draw:name="Image87" text:anchor-type="as-char" svg:width="6.9236in" svg:height="3.956343in" draw:z-index="0">
<draw:image xlink:href="../Images/yкринформ/2023-04-18T-14-45-00-03-00/630_360_1655161613-389.jpg" xlink:type="simple" xlink:show="embed" xlink:actuate="onLoad" draw:mime-type="image/jpeg"/>
</draw:frame>
 СполученіШтати назвали позицію міністра закордонних справ Бразилії Мауери Віейри щодовійни рф, розв’язаної проти України, а також ролі США і Європи в протистоянніросійській агресії, такою, що не відповідає тону нейтральної держави.</text:p>
      <text:p text:style-name="P4">
Про це заявила в вівторок під час пресбрифінгу в Вашингтоні речниця Білогодому Карін Жан-П’єр, повідомляє власний кореспондент Укрінформу.</text:p>
      <text:p text:style-name="P4">
«Нас вразив тон учорашньої пресконференції міністра закордонних справ(Бразилії – ред.), який не відповідав тону нейтралітету й натякав на те, щоСполучені Штати і Європа _<text:span text:style-name="T4">
<text:a xlink:type="simple" xlink:href="https://www.ukrinform.ua/rubric-polytics/3696326-prezident-brazilii-zaklikav-ssa-pripiniti-zaohocuvati-vijnu-v-ukraini.html" text:style-name="Internet_20_link" text:visited-style-name="Visited_20_Internet_20_Link">
 </text:a>
 </text:span>
 _ І ми вважаємо, по-правді, що це явно невірна позиція», -зауважила представниця адміністрації.</text:p>
      <text:p text:style-name="P4">
<text:span text:style-name="T4">
Читайте також:</text:span>
 <text:span text:style-name="T4">
<text:a xlink:type="simple" xlink:href="https://www.ukrinform.ua/rubric-world/3697247-stati-zvinuvatili-braziliu-u-povtorenni-rosijskoi-propagandi.html" text:style-name="Internet_20_link" text:visited-style-name="Visited_20_Internet_20_Link">
 </text:a>
 </text:span>
</text:p>
      <text:p text:style-name="P4">
Вона підкреслила, що Сполучені Штати прагнуть, аби війна за вибором путіназакінчилася, та підтримують заклик президента Зеленського про справедливий іміцний мир на основі Статуту ООН, а також принципів суверенітету йтериторіальної цілісності. Речниця Білого дому також наголосила, що Америка іЄвросоюз активно закликали путіна утриматися від повномасштабної агресії,принаймні з середини 2021 року, і докладали відповідних зусиль після початкуцієї <text:span text:style-name="T4">
<text:a xlink:type="simple" xlink:href="https://www.ukrinform.ua/tag-vijna-z-rosieu" text:style-name="Internet_20_link" text:visited-style-name="Visited_20_Internet_20_Link">
 </text:a>
 </text:span>
 .</text:p>
      <text:p text:style-name="P4">
«На жаль, росія не виявила зацікавленості у припиненні свого неспровокованоговторгнення»,- підкреслила Жан-П’єр.</text:p>
      <text:p text:style-name="P4">
<text:span text:style-name="T4">
Читайте також:</text:span>
 <text:span text:style-name="T4">
<text:a xlink:type="simple" xlink:href="https://www.ukrinform.ua/rubric-polytics/3697370-mzs-zaprosue-prezidenta-brazilii-do-ukraini.html" text:style-name="Internet_20_link" text:visited-style-name="Visited_20_Internet_20_Link">
 </text:a>
 </text:span>
</text:p>
      <text:p text:style-name="P4">
Вона наголосила, що США продовжать працювати із союзниками й партнерами, «щобдопомогти Україні захиститися від російської агресії».</text:p>
      <text:p text:style-name="P4">
Як повідомляв Укрінформ, напередодні президент Бразилії Луїс Інасіо Лула даСілва звинуватив США в «заохоченні війни в Україні». Білий дім відповів тим,що офіційна Бразиліа таким чином повторює російську й китайську пропаганду.Після цього глава МЗС Бразилії Мауеро Віейра під час пресконференції заявив,що не згоден із позицією офіційного Вашингтона.</text:p>
      <text:p text:style-name="P4">
<text:span text:style-name="T4">
Читайте також:</text:span>
 <text:span text:style-name="T4">
<text:a xlink:type="simple" xlink:href="https://www.ukrinform.ua/rubric-polytics/3697366-klimkin-porivnav-ideu-prezidenta-brazilii-pro-poserednictvo-nejtralnih-krain-z-minnim-polem.html" text:style-name="Internet_20_link" text:visited-style-name="Visited_20_Internet_20_Link">
 </text:a>
 </text:span>
</text:p>
      <text:p text:style-name="P4">
У МЗС України назвали підхід президента Бразилії Лули да Сілви таким, що невідповідає реальному стану речей, та _<text:span text:style-name="T4">
<text:a xlink:type="simple" xlink:href="https://www.ukrinform.ua/rubric-polytics/3697370-mzs-zaprosue-prezidenta-brazilii-do-ukraini.html" text:style-name="Internet_20_link" text:visited-style-name="Visited_20_Internet_20_Link">
 </text:a>
 </text:span>
 _ , щобзрозуміти справжню сутність російської агресії.</text:p>
      <text:p text:style-name="P4">
Source: <text:a xlink:type="simple" xlink:href="https://www.ukrinform.ua/rubric-polytics/3697682-pozicia-brazilii-sodo-vijni-rf-proti-ukraini-ne-vidpovidae-nejtralitetu-bilij-dim.html" text:style-name="Internet_20_link" text:visited-style-name="Visited_20_Internet_20_Link">
https://www.ukrinform.ua/rubric-polytics/3697682-pozicia-brazilii-sodo-vijni-rf-proti-ukraini-ne-vidpovidae-nejtralitetu-bilij-dim.html</text:a>
</text:p>
      <!--NEWS-->
      <text:h text:style-name="P10" text:outline-level="1">
<text:span text:style-name="T4">
Оголосили підозру чоловіку, який зламав журналістам камеру на території Лаври</text:span>
</text:h>
      <text:p text:style-name="P4">
Authors: Ukrinform (Person)</text:p>
      <text:p text:style-name="P4">
Publisher: Укринформ (Organization)</text:p>
      <text:p text:style-name="P4">
Published Time: 2023-04-18T-154:55:00+03:00</text:p>
      <text:p text:style-name="P4">
Modified Time: 2023-04-18T14:55:00+03:00</text:p>
      <text:p text:style-name="P4">
Description: Правоохоронці повідомили про підозру чоловіку за перешкоджання роботі журналістів на території Києво-Печерської Лаври. — Укрінформ.</text:p>
      <text:p text:style-name="P4">
Images: ["<text:a xlink:type="simple" xlink:href="https://static.ukrinform.com/photos/2023_03/thumb_files/630_360_1677825304-294.jpg" text:style-name="Internet_20_link" text:visited-style-name="Visited_20_Internet_20_Link">
630_360_16778...</text:a>
", "<text:a xlink:type="simple" xlink:href="https://static.ukrinform.com/photos/2023_04/1681819621-456.jpg" text:style-name="Internet_20_link" text:visited-style-name="Visited_20_Internet_20_Link">
1681819621-45...</text:a>
"]</text:p>
      <text:p text:style-name="P4">
Tags: ['Прокуратура', 'УПЦ МП', 'Журналіст', 'Київська Лавра']</text:p>
      <text:p text:style-name="P4">
Type: Article</text:p>
      <!--METADATA-->
      <text:p text:style-name="P4">
<draw:frame draw:style-name="fr1" draw:name="Image88" text:anchor-type="as-char" svg:width="6.9236in" svg:height="3.956343in" draw:z-index="0">
<draw:image xlink:href="../Images/yкринформ/2023-04-18T-154-55-00-03-00/630_360_1677825304-294.jpg" xlink:type="simple" xlink:show="embed" xlink:actuate="onLoad" draw:mime-type="image/jpeg"/>
</draw:frame>
Правоохоронці повідомили про підозру чоловіку за перешкоджання роботіжурналістів на території Києво-Печерської Лаври.</text:p>
      <text:p text:style-name="P4">
Як передає Укрінформ, про це Київська міська прокуратура повідомляє у <text:a xlink:type="simple" xlink:href="https://t.me/kyiv_pro_office/1890" text:style-name="Internet_20_link" text:visited-style-name="Visited_20_Internet_20_Link">
</text:a>
 .</text:p>
      <text:p text:style-name="P4">
За процесуального керівництва Печерської окружної прокуратури міста Києвагромадянину України повідомлено про підозру за фактом умисного перешкоджаннязаконній професійній діяльності журналістів (ч. 1 ст. 171 Кримінальногокодексу України).</text:p>
      <text:p text:style-name="P4">
Згідно із матеріалами кримінального провадження, 17 квітня журналіст одного зінтернет-видань проводив зйомку у приміщенні церковного магазину,розташованого території Свято-Успенської Києво-Печерської Лаври.</text:p>
      <text:p text:style-name="P4">
<draw:frame draw:style-name="fr1" draw:name="Image89" text:anchor-type="as-char" svg:width="6.9236in" svg:height="4.653017in" draw:z-index="0">
<draw:image xlink:href="../Images/yкринформ/2023-04-18T-154-55-00-03-00/1681819621-456.jpg" xlink:type="simple" xlink:show="embed" xlink:actuate="onLoad" draw:mime-type="image/jpeg"/>
</draw:frame>
</text:p>
      <text:p text:style-name="P4">
«У цей час до журналіста підійшов 48-річний чоловік, який на добровільнихзасадах здійснює охорону вказаного приміщення. При цьому він намагавсявідібрати у журналіста обладнання для відеозйомки та в подальшому,застосовуючи фізичний вплив, відламав кріплення до відеокамери та пошкодивсвітлодіодну лампу», - ідеться в повідомленні.</text:p>
      <text:p text:style-name="P4">
В результаті вказаних протиправних дій <text:a xlink:type="simple" xlink:href="https://www.ukrinform.ua/tag-zurnalist" text:style-name="Internet_20_link" text:visited-style-name="Visited_20_Internet_20_Link">
 </text:a>
 не міг продовжувати свою законну професійну діяльність.</text:p>
      <text:p text:style-name="P4">
<text:span text:style-name="T4">
Читайте також:</text:span>
 <text:a xlink:type="simple" xlink:href="https://www.ukrinform.ua/rubric-society/3695600-monahi-upc-mp-u-kiivskij-lavri-poskarzilisa-na-diskriminaciu-lubinec-vidkriv-provadzenna.html" text:style-name="Internet_20_link" text:visited-style-name="Visited_20_Internet_20_Link">
 <text:span text:style-name="T4">
лаврі</text:span>
 </text:a>
</text:p>
      <text:p text:style-name="P4">
Досудове розслідування здійснюється дізнавачами Печерського УП ГУ НП у містіКиєві.</text:p>
      <text:p text:style-name="P4">
Санкція статті передбачає штраф до 50 неоподатковуваних мінімумів доходівгромадян або арешт на строк до шести місяців, або обмеження волі на строк до 3років.</text:p>
      <text:p text:style-name="P4">
Як повідомляв Укрінформ, архідиякона Києво-Печерської Лаври <text:a xlink:type="simple" xlink:href="https://www.ukrinform.ua/rubric-society/3694786-arhidiakona-kievopecerskoi-lavri-suditimut-za-pereskodzanna-zurnalistskij-dialnosti.html" text:style-name="Internet_20_link" text:visited-style-name="Visited_20_Internet_20_Link">
</text:a>
 заперешкоджання журналістській діяльності.</text:p>
      <text:p text:style-name="P4">
Source: <text:a xlink:type="simple" xlink:href="https://www.ukrinform.ua/rubric-kyiv/3697486-ogolosili-pidozru-coloviku-akij-zlamav-zurnalistam-kameru-na-teritorii-lavri.html" text:style-name="Internet_20_link" text:visited-style-name="Visited_20_Internet_20_Link">
https://www.ukrinform.ua/rubric-kyiv/3697486-ogolosili-pidozru-coloviku-akij-zlamav-zurnalistam-kameru-na-teritorii-lavri.html</text:a>
</text:p>
      <!--NEWS-->
      <text:h text:style-name="P10" text:outline-level="1">
<text:span text:style-name="T4">
В ООН кажуть, що готові згорнути свою діяльність в Афганістані</text:span>
</text:h>
      <text:p text:style-name="P4">
Authors: Ukrinform (Person)</text:p>
      <text:p text:style-name="P4">
Publisher: Укринформ (Organization)</text:p>
      <text:p text:style-name="P4">
Published Time: 2023-04-18T-16:36:00+03:00</text:p>
      <text:p text:style-name="P4">
Modified Time: 2023-04-18T23:36:00+03:00</text:p>
      <text:p text:style-name="P4">
Description: Організація Об’єднаних Націй готова наступного місяця згорнути свої проєкти і вивезти іноземний персонал з Афганістану, якщо їй не вдасться переконати талібів дозволити місцевим жінкам працювати в організації. — Укрінформ.</text:p>
      <text:p text:style-name="P4">
Images: ["<text:a xlink:type="simple" xlink:href="https://static.ukrinform.com/photos/2019_11/thumb_files/630_360_1574638900-725.jpg" text:style-name="Internet_20_link" text:visited-style-name="Visited_20_Internet_20_Link">
630_360_15746...</text:a>
"]</text:p>
      <text:p text:style-name="P4">
Tags: ['Афганістан', 'ООН', 'Права людини', 'Ісламісти']</text:p>
      <text:p text:style-name="P4">
Type: Article</text:p>
      <!--METADATA-->
      <text:p text:style-name="P4">
<draw:frame draw:style-name="fr1" draw:name="Image90" text:anchor-type="as-char" svg:width="6.9236in" svg:height="3.956343in" draw:z-index="0">
<draw:image xlink:href="../Images/yкринформ/2023-04-18T-16-36-00-03-00/630_360_1574638900-725.jpg" xlink:type="simple" xlink:show="embed" xlink:actuate="onLoad" draw:mime-type="image/jpeg"/>
</draw:frame>
Організація Об’єднаних Націй готова наступного місяця згорнути свої проєкти івивезти іноземний персонал з Афганістану, якщо їй не вдасться переконатиталібів дозволити місцевим жінкам працювати в організації.</text:p>
      <text:p text:style-name="P4">
Про це заявив керівник Програми розвитку ООН Акім Стайнер, передає Укрінформіз посиланням на <text:a xlink:type="simple" xlink:href="https://www.radiosvoboda.org/a/news-afganistan-oon-programy/32369325.html" text:style-name="Internet_20_link" text:visited-style-name="Visited_20_Internet_20_Link">
 </text:a>
 .</text:p>
      <text:p text:style-name="P4">
На початку місяця стало відомо, що таліби заборонили співробітницям-афганкам,які працюють у місії ООН в Афганістані, виходити на роботу. 5 квітня ООНповідомила, що таліби офіційно висунули вимогу, щоб афганські співробітниці непрацювали у складі місії ООН на території Афганістану.</text:p>
      <text:p text:style-name="P4">
<text:span text:style-name="T4">
Читайте також:</text:span>
 <text:span text:style-name="T4">
<text:a xlink:type="simple" xlink:href="https://www.ukrinform.ua/rubric-world/3696778-gensek-oon-zaklikav-pokarati-vinnih-u-zagibeli-jogo-pidleglih-u-sudani.html" text:style-name="Internet_20_link" text:visited-style-name="Visited_20_Internet_20_Link">
 </text:a>
 </text:span>
</text:p>
      <text:p text:style-name="P4">
Голова Програми розвитку ООН повідомив агенції Associated Press, що наразіпредставники організації ведуть з талібами переговори, сподіваючись, що тіскасують заборону на роботу афганок у гуманітарних місіях ООН.</text:p>
      <text:p text:style-name="P4">
Таліби після приходу до влади у 2021 році послідовно обмежили афганок управах, попри попередні обіцянки дотримуватися прав жінок. Ісламістиліквідували міністерство у справах жінок, обмежили доступ до шкільної та вищоїосвіти для студенток, заборонили жінкам займатися спортом, жінок-телеведучихзобов’язали носити хіджаб.</text:p>
      <text:p text:style-name="P4">
<text:span text:style-name="T4">
Читайте також:</text:span>
 <text:span text:style-name="T4">
<text:a xlink:type="simple" xlink:href="https://www.ukrinform.ua/rubric-world/3691806-talibi-zaboronili-zinkam-v-afganistani-pracuvati-v-ustanovah-oon.html" text:style-name="Internet_20_link" text:visited-style-name="Visited_20_Internet_20_Link">
 </text:a>
 </text:span>
</text:p>
      <text:p text:style-name="P4">
В оприлюдненому у вівторок звіті <text:span text:style-name="T4">
<text:a xlink:type="simple" xlink:href="https://www.ukrinform.ua/tag-oon" text:style-name="Internet_20_link" text:visited-style-name="Visited_20_Internet_20_Link">
 </text:a>
 </text:span>
йдеться, що Афганістан, економіка якого значною мірою залежить від зовнішньоїфінансової підтримки, гостро потребує більшої кількості працюючих жінок табезперервної освіти дівчаток.</text:p>
      <text:p text:style-name="P4">
Source: <text:a xlink:type="simple" xlink:href="https://www.ukrinform.ua/rubric-world/3697680-v-oon-kazut-so-gotovi-zgornuti-svou-dialnist-v-afganistani.html" text:style-name="Internet_20_link" text:visited-style-name="Visited_20_Internet_20_Link">
https://www.ukrinform.ua/rubric-world/3697680-v-oon-kazut-so-gotovi-zgornuti-svou-dialnist-v-afganistani.html</text:a>
</text:p>
      <!--NEWS-->
      <text:h text:style-name="P10" text:outline-level="1">
<text:span text:style-name="T4">
At Kupiansk direction Russian army shelled Topoli, Krasne Pershe, Novomlynsk, Dvorichna and Z...</text:span>
</text:h>
      <text:p text:style-name="P4">
Authors: liveuamap (Language: en)</text:p>
      <text:p text:style-name="P4">
Time: 2023-04-18T-17:53:00</text:p>
      <text:p text:style-name="P4">
Location: Kharkiv (Latitude:49.93841 Longtitude:37.74851)</text:p>
      <text:p text:style-name="P4">
Videos: []</text:p>
      <text:p text:style-name="P4">
Images: []</text:p>
      <text:p text:style-name="P4">
Tags: ["Russia"]</text:p>
      <text:p text:style-name="P4">
ID: 22556945</text:p>
      <!--METADATA-->
      <text:p text:style-name="P4">
At Kupiansk direction Russian army shelled Topoli, Krasne Pershe, Novomlynsk,Dvorichna and Zapadne of Kharkiv region, - General Staff of Armed Forces ofUkraine says in the morning report</text:p>
      <text:p text:style-name="P4">
News Collection Link: <text:a xlink:type="simple" xlink:href="https://liveuamap.com/en/2023/18-april-at-kupiansk-direction-russian-army-shelled-topoli" text:style-name="Internet_20_link" text:visited-style-name="Visited_20_Internet_20_Link">
https://liveuamap.com/en/2023/18-april-at-kupiansk-direction-russian-army-shelled-topoli</text:a>
</text:p>
      <text:p text:style-name="P4">
Source: <text:a xlink:type="simple" xlink:href="https://t.me/lumsrc/4523" text:style-name="Internet_20_link" text:visited-style-name="Visited_20_Internet_20_Link">
https://t.me/lumsrc/4523</text:a>
</text:p>
      <!--NEWS-->
      <text:h text:style-name="P10" text:outline-level="1">
<text:span text:style-name="T4">
У держдумі рф натякнули на можливість загальної мобілізації</text:span>
</text:h>
      <text:p text:style-name="P4">
Authors: Ukrinform (Person)</text:p>
      <text:p text:style-name="P4">
Publisher: Укринформ (Organization)</text:p>
      <text:p text:style-name="P4">
Published Time: 2023-04-18T-18:24:00+03:00</text:p>
      <text:p text:style-name="P4">
Modified Time: 2023-04-18T23:24:00+03:00</text:p>
      <text:p text:style-name="P4">
Description: Депутат російської думи від окупованого Криму Михайло Шеремет заявив, що для перемоги над Україною у росії необхідно провести загальну мобілізацію.</text:p>
      <text:p text:style-name="P4">
— Укрінформ.</text:p>
      <text:p text:style-name="P4">
Images: ["<text:a xlink:type="simple" xlink:href="https://static.ukrinform.com/photos/2022_09/thumb_files/630_360_1663576850-585.jpg" text:style-name="Internet_20_link" text:visited-style-name="Visited_20_Internet_20_Link">
630_360_16635...</text:a>
"]</text:p>
      <text:p text:style-name="P4">
Tags: ['Мобілізація', 'Держдума РФ', 'Війна з росією']</text:p>
      <text:p text:style-name="P4">
Type: Article</text:p>
      <!--METADATA-->
      <text:p text:style-name="P4">
<draw:frame draw:style-name="fr1" draw:name="Image91" text:anchor-type="as-char" svg:width="6.9236in" svg:height="3.956343in" draw:z-index="0">
<draw:image xlink:href="../Images/yкринформ/2023-04-18T-18-24-00-03-00/630_360_1663576850-585.jpg" xlink:type="simple" xlink:show="embed" xlink:actuate="onLoad" draw:mime-type="image/jpeg"/>
</draw:frame>
 Депутатросійської думи від окупованого Криму Михайло Шеремет заявив, що для перемогинад Україною у росії необхідно провести загальну мобілізацію.</text:p>
      <text:p text:style-name="P4">
Про це повідомляє Укрінформ з посиланням на <text:a xlink:type="simple" xlink:href="https://t.me/moscowtimes_ru/12332" text:style-name="Internet_20_link" text:visited-style-name="Visited_20_Internet_20_Link">
</text:a>
 самого Шеремета.</text:p>
      <text:p text:style-name="P4">
"Має бути загальна мобілізація... Ми повинні воювати "всім світом", як кажуть,і кожен має відчувати свою причетність разом із країною... Зараз цілкомможлива ( <text:a xlink:type="simple" xlink:href="https://www.ukrinform.ua/tag-mobilizacia" text:style-name="Internet_20_link" text:visited-style-name="Visited_20_Internet_20_Link">
 </text:a>
 )", - заявив він.</text:p>
      <text:p text:style-name="P4">
У 2022 році Шеремет вже заявляв про мобілізацію у РФ 12 вересня і черезтиждень її оголосили.</text:p>
      <text:p text:style-name="P4">
Окрім цього про проведення мобілізації в росії заявляв і депутат держдумиОлександр Бородай. Свою заяву він обґрунтував тим, що Україна буде йти вконтрнаступ.</text:p>
      <text:p text:style-name="P4">
<text:span text:style-name="T4">
Читайте також:</text:span>
 <text:span text:style-name="T4">
<text:a xlink:type="simple" xlink:href="https://www.ukrinform.ua/rubric-crimea/3697136-cubarov-rozpoviv-pro-zirvani-plani-rf-sodo-mobilizacii-krimskih-tatar.html" text:style-name="Internet_20_link" text:visited-style-name="Visited_20_Internet_20_Link">
 </text:a>
 </text:span>
</text:p>
      <text:p text:style-name="P4">
"Не відкидаю ще однієї хвилі мобілізації. Щобільше, вважаю, що це правильно...З'явилося багато народу, але цього може виявитися недостатньо", - зазначивБородай.</text:p>
      <text:p text:style-name="P4">
Він вважає, що армії рф необхідно досягти "перелому" під час бойових дій "занайближчі п'ять-шість місяців".</text:p>
      <text:p text:style-name="P4">
Source: <text:a xlink:type="simple" xlink:href="https://www.ukrinform.ua/rubric-world/3697679-u-derzdumi-rf-nataknuli-na-mozlivist-zagalnoi-mobilizacii.html" text:style-name="Internet_20_link" text:visited-style-name="Visited_20_Internet_20_Link">
https://www.ukrinform.ua/rubric-world/3697679-u-derzdumi-rf-nataknuli-na-mozlivist-zagalnoi-mobilizacii.html</text:a>
</text:p>
      <!--NEWS-->
      <text:h text:style-name="P10" text:outline-level="1">
<text:span text:style-name="T4">
At Lyman direction Russian army shelled Stelmakhivka, Nevske, Bilohorivka of Luhansk region a...</text:span>
</text:h>
      <text:p text:style-name="P4">
Authors: liveuamap (Language: en)</text:p>
      <text:p text:style-name="P4">
Time: 2023-04-18T-19:53:00</text:p>
      <text:p text:style-name="P4">
Location: Bakhmut (Latitude:48.80551 Longtitude:38.24203)</text:p>
      <text:p text:style-name="P4">
Videos: []</text:p>
      <text:p text:style-name="P4">
Images: []</text:p>
      <text:p text:style-name="P4">
Tags: ["Russia"]</text:p>
      <text:p text:style-name="P4">
ID: 22556944</text:p>
      <!--METADATA-->
      <text:p text:style-name="P4">
At Lyman direction Russian army shelled Stelmakhivka, Nevske, Bilohorivka ofLuhansk region and Ivanivka and Spirne of Donetsk region, - General Staff ofArmed Forces of Ukraine says in the morning report</text:p>
      <text:p text:style-name="P4">
News Collection Link: <text:a xlink:type="simple" xlink:href="https://liveuamap.com/en/2023/18-april-at-lyman-direction-russian-army-shelled-stelmakhivka" text:style-name="Internet_20_link" text:visited-style-name="Visited_20_Internet_20_Link">
https://liveuamap.com/en/2023/18-april-at-lyman-direction-russian-army-shelled-stelmakhivka</text:a>
</text:p>
      <text:p text:style-name="P4">
Source: <text:a xlink:type="simple" xlink:href="https://t.me/lumsrc/4524" text:style-name="Internet_20_link" text:visited-style-name="Visited_20_Internet_20_Link">
https://t.me/lumsrc/4524</text:a>
</text:p>
      <!--NEWS-->
      <text:h text:style-name="P10" text:outline-level="1">
<text:span text:style-name="T4">
Президент відзначив бійців, які виявляють і знищують ворожі позиції</text:span>
</text:h>
      <text:p text:style-name="P4">
Authors: Ukrinform (Person)</text:p>
      <text:p text:style-name="P4">
Publisher: Укринформ (Organization)</text:p>
      <text:p text:style-name="P4">
Published Time: 2023-04-18T-20:13:00+03:00</text:p>
      <text:p text:style-name="P4">
Modified Time: 2023-04-18T23:13:00+03:00</text:p>
      <text:p text:style-name="P4">
Description: Президент України Володимир Зеленський відзначив тих бійців, які виявляють і знищують позиції ворога з яких він обстрілює українські міста та села. — Укрінформ.</text:p>
      <text:p text:style-name="P4">
Images: ["<text:a xlink:type="simple" xlink:href="https://static.ukrinform.com/photos/2023_04/thumb_files/630_360_1681822616-6315.jpeg" text:style-name="Internet_20_link" text:visited-style-name="Visited_20_Internet_20_Link">
630_360_16818...</text:a>
"]</text:p>
      <text:p text:style-name="P4">
Tags: ['ЗСУ', 'Зеленський']</text:p>
      <text:p text:style-name="P4">
Type: Article</text:p>
      <!--METADATA-->
      <text:p text:style-name="P4">
<draw:frame draw:style-name="fr1" draw:name="Image92" text:anchor-type="as-char" svg:width="6.9236in" svg:height="3.956343in" draw:z-index="0">
<draw:image xlink:href="../Images/yкринформ/2023-04-18T-20-13-00-03-00/630_360_1681822616-6315.jpeg" xlink:type="simple" xlink:show="embed" xlink:actuate="onLoad" draw:mime-type="image/jpeg"/>
</draw:frame>
Президент України Володимир Зеленський відзначив тих бійців, які виявляють ізнищують позиції ворога з яких він обстрілює українські міста та села.</text:p>
      <text:p text:style-name="P4">
Про це Зеленський сказав у своєму <text:a xlink:type="simple" xlink:href="https://www.ukrinform.ua/rubric-ato/3697675-zelenskij-nadihae-koli-bacis-ukrainsku-risucist-i-znaes-so-peremoga-bude.html" text:style-name="Internet_20_link" text:visited-style-name="Visited_20_Internet_20_Link">
 </text:a>
 , передає Укрінформ.</text:p>
      <text:p text:style-name="P4">
"Всім дякую, хто працює заради нашої перемоги! Слава кожному й кожній, хтозараз у бою, на бойових постах, на бойових завданнях! І окремо хочу сьогоднівідзначити тих наших бійців, які виявляють і знищують ворожі позиції, тіпозиції, із яких окупант обстрілює наші міста й села. російські удари поХерсону, по Бериславському району, по містах Донеччини", - сказав Президент.</text:p>
      <text:p text:style-name="P4">
<text:span text:style-name="T4">
Читайте також:</text:span>
 <text:span text:style-name="T4">
<text:a xlink:type="simple" xlink:href="https://www.ukrinform.ua/rubric-ato/3697670-zelenskij-vidvidav-medicnij-zaklad-na-poltavsini-de-likuutsa-poraneni-vijskovi-zsu.html" text:style-name="Internet_20_link" text:visited-style-name="Visited_20_Internet_20_Link">
 </text:a>
 </text:span>
</text:p>
      <text:p text:style-name="P4">
Він наголосив, що всі удари ворога отримають відчутну відповідь.</text:p>
      <text:p text:style-name="P4">
Як повідомлялося, 18 квітня Президент Володимир Зеленський _<text:span text:style-name="T4">
<text:a xlink:type="simple" xlink:href="https://www.ukrinform.ua/rubric-ato/3697487-zelenskij-vidvidav-peredovi-pozicii-v-avdiivci.html" text:style-name="Internet_20_link" text:visited-style-name="Visited_20_Internet_20_Link">
</text:a>
 </text:span>
 _ на Донеччині та Полтавщині.</text:p>
      <text:p text:style-name="P4">
Source: <text:a xlink:type="simple" xlink:href="https://www.ukrinform.ua/rubric-ato/3697678-prezident-vidznaciv-bijciv-aki-viavlaut-i-znisuut-vorozi-pozicii.html" text:style-name="Internet_20_link" text:visited-style-name="Visited_20_Internet_20_Link">
https://www.ukrinform.ua/rubric-ato/3697678-prezident-vidznaciv-bijciv-aki-viavlaut-i-znisuut-vorozi-pozicii.html</text:a>
</text:p>
      <!--NEWS-->
      <text:h text:style-name="P10" text:outline-level="1">
<text:span text:style-name="T4">
At Bakhmut direction Russian army shelled Vasukivka, Minkivka, Orikhovo-Vasylivka, Novomarkov...</text:span>
</text:h>
      <text:p text:style-name="P4">
Authors: liveuamap (Language: en)</text:p>
      <text:p text:style-name="P4">
Time: 2023-04-18T-21:53:00</text:p>
      <text:p text:style-name="P4">
Location: Kostiantynivka, Donetsk Oblast (Latitude:48.45141 Longtitude:37.7825)</text:p>
      <text:p text:style-name="P4">
Videos: []</text:p>
      <text:p text:style-name="P4">
Images: []</text:p>
      <text:p text:style-name="P4">
Tags: ["Russia"]</text:p>
      <text:p text:style-name="P4">
ID: 22556943</text:p>
      <!--METADATA-->
      <text:p text:style-name="P4">
At Bakhmut direction Russian army shelled Vasukivka, Minkivka, Orikhovo-Vasylivka, Novomarkove, Bakhmut, Ivanivske, Chasiv Yar, Novodmytrivka,Pleschiyivka, Scherbynivka and Toretsk of Donetsk region, - General Staff ofArmed Forces of Ukraine says in the morning report</text:p>
      <text:p text:style-name="P4">
News Collection Link: <text:a xlink:type="simple" xlink:href="https://liveuamap.com/en/2023/18-april-at-bakhmut-direction-russian-army-shelled-vasukivka" text:style-name="Internet_20_link" text:visited-style-name="Visited_20_Internet_20_Link">
https://liveuamap.com/en/2023/18-april-at-bakhmut-direction-russian-army-shelled-vasukivka</text:a>
</text:p>
      <text:p text:style-name="P4">
Source: <text:a xlink:type="simple" xlink:href="https://t.me/lumsrc/4525" text:style-name="Internet_20_link" text:visited-style-name="Visited_20_Internet_20_Link">
https://t.me/lumsrc/4525</text:a>
</text:p>
      <!--NEWS-->
      <text:h text:style-name="P10" text:outline-level="1">
<text:span text:style-name="T4">
At Avdiyivka directions Russian army shelled Keramik, Novokalynove, Berdychi, Avdiyivka, Tone...</text:span>
</text:h>
      <text:p text:style-name="P4">
Authors: liveuamap (Language: en)</text:p>
      <text:p text:style-name="P4">
Time: 2023-04-18T-23:53:00</text:p>
      <text:p text:style-name="P4">
Location: Donetsk Oblast (Latitude:48.10732 Longtitude:37.49273)</text:p>
      <text:p text:style-name="P4">
Videos: []</text:p>
      <text:p text:style-name="P4">
Images: []</text:p>
      <text:p text:style-name="P4">
Tags: ["Russia"]</text:p>
      <text:p text:style-name="P4">
ID: 22556942</text:p>
      <!--METADATA-->
      <text:p text:style-name="P4">
At Avdiyivka directions Russian army shelled Keramik, Novokalynove, Berdychi,Avdiyivka, Tonenke, Netaylove, Pervomayske and Karlivka of Donetsk region, -General Staff of Armed Forces of Ukraine says in the morning report</text:p>
      <text:p text:style-name="P4">
News Collection Link: <text:a xlink:type="simple" xlink:href="https://liveuamap.com/en/2023/18-april-at-avdiyivka-directions-russian-army-shelled-keramik" text:style-name="Internet_20_link" text:visited-style-name="Visited_20_Internet_20_Link">
https://liveuamap.com/en/2023/18-april-at-avdiyivka-directions-russian-army-shelled-keramik</text:a>
</text:p>
      <text:p text:style-name="P4">
Source: <text:a xlink:type="simple" xlink:href="https://t.me/lumsrc/4526" text:style-name="Internet_20_link" text:visited-style-name="Visited_20_Internet_20_Link">
https://t.me/lumsrc/4526</text:a>
</text:p>
      <!--NEWS-->
      <text:h text:style-name="P10" text:outline-level="1">
<text:span text:style-name="T4">
ППО збила п'ять дронів-камікадзе над Запоріжжям - Єрмак</text:span>
</text:h>
      <text:p text:style-name="P4">
Authors: Ukrinform (Person)</text:p>
      <text:p text:style-name="P4">
Publisher: Укринформ (Organization)</text:p>
      <text:p text:style-name="P4">
Published Time: 2023-04-18T-23:54:00+03:00</text:p>
      <text:p text:style-name="P4">
Modified Time: 2023-04-18T22:54:00+03:00</text:p>
      <text:p text:style-name="P4">
Description: ППО збила п'ять дронів-камікадзе над Запорізькою областю. — Укрінформ.</text:p>
      <text:p text:style-name="P4">
Images: ["<text:a xlink:type="simple" xlink:href="https://static.ukrinform.com/photos/2022_09/thumb_files/630_360_1663073594-382.jpg" text:style-name="Internet_20_link" text:visited-style-name="Visited_20_Internet_20_Link">
630_360_16630...</text:a>
"]</text:p>
      <text:p text:style-name="P4">
Tags: ['Єрмак', 'Запоріжжя', 'Війна з росією', 'Дрон-камікадзе']</text:p>
      <text:p text:style-name="P4">
Type: Article</text:p>
      <!--METADATA-->
      <text:p text:style-name="P4">
<draw:frame draw:style-name="fr1" draw:name="Image93" text:anchor-type="as-char" svg:width="6.9236in" svg:height="3.956343in" draw:z-index="0">
<draw:image xlink:href="../Images/yкринформ/2023-04-18T-23-54-00-03-00/630_360_1663073594-382.jpg" xlink:type="simple" xlink:show="embed" xlink:actuate="onLoad" draw:mime-type="image/jpeg"/>
</draw:frame>
 ППО збилап'ять дронів-камікадзе над Запорізькою областю.</text:p>
      <text:p text:style-name="P4">
Як передає Укрінформ, про це повідомляє керівник Офісу президента Андрій Єрмаку <text:a xlink:type="simple" xlink:href="https://t.me/ermaka2022/2469" text:style-name="Internet_20_link" text:visited-style-name="Visited_20_Internet_20_Link">
 </text:a>
 .</text:p>
      <text:p text:style-name="P4">
«В Запорізькій області було збито 5 <text:a xlink:type="simple" xlink:href="https://www.ukrinform.ua/tag-bezpilotnik" text:style-name="Internet_20_link" text:visited-style-name="Visited_20_Internet_20_Link">
 </text:a>
 », - йдеться у повідомленні.</text:p>
      <text:p text:style-name="P4">
Голова Запорізької ОВА Юрій Малашко у <text:a xlink:type="simple" xlink:href="https://t.me/zoda_gov_ua/18333" text:style-name="Internet_20_link" text:visited-style-name="Visited_20_Internet_20_Link">
 </text:a>
повідомив про ефективну роботу ППО, однак не зазначив кількість збитих дронів.</text:p>
      <text:p text:style-name="P4">
«Свою майстерність сили ППО показали над запорізькою землею: ворожі "бляшанки"сьогодні успішно приземлені. Дякуємо нашим військовим, які захистили мирніоселі», - зазначив Малашко.</text:p>
      <text:p text:style-name="P4">
<text:span text:style-name="T4">
Читайте також:</text:span>
 <text:a xlink:type="simple" xlink:href="https://www.ukrinform.ua/rubric-ato/3696711-vorog-z-vesni-zminiv-taktiku-obstriliv-ignat.html" text:style-name="Internet_20_link" text:visited-style-name="Visited_20_Internet_20_Link">
 </text:a>
</text:p>
      <text:p text:style-name="P4">
Як повідомляв <text:a xlink:type="simple" xlink:href="https://www.ukrinform.ua/rubric-ato/3695537-rosiani-modernizuut-droni-shahed-starimi-rele-akim-po-30-rokiv-genstab.html" text:style-name="Internet_20_link" text:visited-style-name="Visited_20_Internet_20_Link">
 </text:a>
 , росіяни«модернізують» дрони Shahed старими реле, яким по 30 років.</text:p>
      <text:p text:style-name="P4">
Source: <text:a xlink:type="simple" xlink:href="https://www.ukrinform.ua/rubric-regions/3697676-ppo-zbila-pat-dronivkamikadze-nad-zaporizzam-ermak.html" text:style-name="Internet_20_link" text:visited-style-name="Visited_20_Internet_20_Link">
https://www.ukrinform.ua/rubric-regions/3697676-ppo-zbila-pat-dronivkamikadze-nad-zaporizzam-ermak.html</text:a>
</text:p>
      <!--NEWS-->
      <text:h text:style-name="P10" text:outline-level="1">
<text:span text:style-name="T4">
Президент провів нараду щодо безпекової та соціально-економічної ситуації на Полтавщині</text:span>
</text:h>
      <text:p text:style-name="P4">
Authors: Ukrinform (Person)</text:p>
      <text:p text:style-name="P4">
Publisher: Укринформ (Organization)</text:p>
      <text:p text:style-name="P4">
Published Time: 2023-04-18T-25:40:00+03:00</text:p>
      <text:p text:style-name="P4">
Modified Time: 2023-04-18T22:40:00+03:00</text:p>
      <text:p text:style-name="P4">
Description: Президент України Володимир Зеленський провів нараду на Полтавщині щодо безпекової, соціально-економічної та суспільно-політичної ситуації в регіоні. — Укрінформ.</text:p>
      <text:p text:style-name="P4">
Images: ["<text:a xlink:type="simple" xlink:href="https://static.ukrinform.com/photos/2023_04/thumb_files/630_360_1681846351-599.jpeg" text:style-name="Internet_20_link" text:visited-style-name="Visited_20_Internet_20_Link">
630_360_16818...</text:a>
", "<text:a xlink:type="simple" xlink:href="https://static.ukrinform.com/photos/2023_04/1681846352-378.jpeg" text:style-name="Internet_20_link" text:visited-style-name="Visited_20_Internet_20_Link">
1681846352-37...</text:a>
"]</text:p>
      <text:p text:style-name="P4">
Tags: ['Економіка', 'Полтавщина', 'Зеленський', 'Безпека']</text:p>
      <text:p text:style-name="P4">
Type: Article</text:p>
      <!--METADATA-->
      <text:p text:style-name="P4">
<draw:frame draw:style-name="fr1" draw:name="Image94" text:anchor-type="as-char" svg:width="6.9236in" svg:height="3.956343in" draw:z-index="0">
<draw:image xlink:href="../Images/yкринформ/2023-04-18T-25-40-00-03-00/630_360_1681846351-599.jpeg" xlink:type="simple" xlink:show="embed" xlink:actuate="onLoad" draw:mime-type="image/jpeg"/>
</draw:frame>
Президент України Володимир Зеленський провів нараду на Полтавщині щодобезпекової, соціально-економічної та суспільно-політичної ситуації в регіоні.</text:p>
      <text:p text:style-name="P4">
Як передає Укрінформ, про це повідомляє <text:a xlink:type="simple" xlink:href="https://www.president.gov.ua/news/prezident-proviv-naradu-shodo-bezpekovoyi-ta-socialno-ekonom-82345" text:style-name="Internet_20_link" text:visited-style-name="Visited_20_Internet_20_Link">
</text:a>
 .</text:p>
      <text:p text:style-name="P4">
"Учасники заслухали інформацію від начальника Полтавської обласної військовоїадміністрації Дмитра Луніна про соціально-економічне становище в області.Такожбуло розглянуто питання щодо обстановки на <text:a xlink:type="simple" xlink:href="https://www.ukrinform.ua/tag-poltavsina" text:style-name="Internet_20_link" text:visited-style-name="Visited_20_Internet_20_Link">
 </text:a>
 в операційній зоні відповідальності оперативно-тактичногоугруповання «Суми» та щодо готовності військових підрозділів до виконаннязавдань", - йдеться у повідомленні.</text:p>
      <text:p text:style-name="P4">
<text:span text:style-name="T5">
Відео: ОП</text:span>
</text:p>
      <text:p text:style-name="P4">
Крім того, під час наради учасники заслухали інформацію про оперативну такриміногенну ситуацію в регіоні.</text:p>
      <text:p text:style-name="P4">
<draw:frame draw:style-name="fr1" draw:name="Image95" text:anchor-type="as-char" svg:width="6.9236in" svg:height="4.617948in" draw:z-index="0">
<draw:image xlink:href="../Images/yкринформ/2023-04-18T-25-40-00-03-00/1681846352-378.jpeg" xlink:type="simple" xlink:show="embed" xlink:actuate="onLoad" draw:mime-type="image/jpeg"/>
</draw:frame>
</text:p>
      <text:p text:style-name="P4">
<text:span text:style-name="T4">
Читайте також:</text:span>
 <text:a xlink:type="simple" xlink:href="https://www.ukrinform.ua/rubric-ato/3697521-zelenskij-na-doneccini-vidvidav-gospital-i-vruciv-bijcam-nagorodi.html" text:style-name="Internet_20_link" text:visited-style-name="Visited_20_Internet_20_Link">
 <text:span text:style-name="T4">
Зеленський</text:span>
 </text:a>
</text:p>
      <text:p text:style-name="P4">
Як повідомлялося, Президент <text:a xlink:type="simple" xlink:href="https://www.ukrinform.ua/rubric-ato/3697670-zelenskij-vidvidav-medicnij-zaklad-na-poltavsini-de-likuutsa-poraneni-vijskovi-zsu.html" text:style-name="Internet_20_link" text:visited-style-name="Visited_20_Internet_20_Link">
 </text:a>
 , де лікуються поранені українські захисники.</text:p>
      <text:p text:style-name="P4">
<text:span text:style-name="T5">
Фото: ОП</text:span>
</text:p>
      <text:p text:style-name="P4">
Source: <text:a xlink:type="simple" xlink:href="https://www.ukrinform.ua/rubric-regions/3697674-zelenskij-proviv-naradu-sodo-bezpekovoi-ta-socialnoekonomicnoi-situacii-na-poltavsini.html" text:style-name="Internet_20_link" text:visited-style-name="Visited_20_Internet_20_Link">
https://www.ukrinform.ua/rubric-regions/3697674-zelenskij-proviv-naradu-sodo-bezpekovoi-ta-socialnoekonomicnoi-situacii-na-poltavsini.html</text:a>
</text:p>
      <!--NEWS-->
      <text:h text:style-name="P10" text:outline-level="1">
<text:span text:style-name="T4">
At Maryinka direction Russian army shelled Krasnohorivka, Pobyeda and Novomykhaylivka, - Gene...</text:span>
</text:h>
      <text:p text:style-name="P4">
Authors: liveuamap (Language: en)</text:p>
      <text:p text:style-name="P4">
Time: 2023-04-18T-25:53:00</text:p>
      <text:p text:style-name="P4">
Location: Donetsk (Latitude:47.8498 Longtitude:37.48158)</text:p>
      <text:p text:style-name="P4">
Videos: []</text:p>
      <text:p text:style-name="P4">
Images: []</text:p>
      <text:p text:style-name="P4">
Tags: ["Russia"]</text:p>
      <text:p text:style-name="P4">
ID: 22556941</text:p>
      <!--METADATA-->
      <text:p text:style-name="P4">
At Maryinka direction Russian army shelled Krasnohorivka, Pobyeda andNovomykhaylivka, - General Staff of Armed Forces of Ukraine says in themorning report</text:p>
      <text:p text:style-name="P4">
News Collection Link: <text:a xlink:type="simple" xlink:href="https://liveuamap.com/en/2023/18-april-at-maryinka-direction-russian-army-shelled-krasnohorivka" text:style-name="Internet_20_link" text:visited-style-name="Visited_20_Internet_20_Link">
https://liveuamap.com/en/2023/18-april-at-maryinka-direction-russian-army-shelled-krasnohorivka</text:a>
</text:p>
      <text:p text:style-name="P4">
Source: <text:a xlink:type="simple" xlink:href="https://t.me/lumsrc/4527" text:style-name="Internet_20_link" text:visited-style-name="Visited_20_Internet_20_Link">
https://t.me/lumsrc/4527</text:a>
</text:p>
      <!--NEWS-->
      <text:h text:style-name="P10" text:outline-level="1">
<text:span text:style-name="T4">
Зеленський: Надихає, коли бачиш українську рішучість і знаєш, що перемога буде</text:span>
</text:h>
      <text:p text:style-name="P4">
Authors: Ukrinform (Person)</text:p>
      <text:p text:style-name="P4">
Publisher: Укринформ (Organization)</text:p>
      <text:p text:style-name="P4">
Published Time: 2023-04-18T-27:32:00+03:00</text:p>
      <text:p text:style-name="P4">
Modified Time: 2023-04-18T22:32:00+03:00</text:p>
      <text:p text:style-name="P4">
Description: Ми разом робимо вільний світ міцнішим, і кожен долар інвестицій у таку міцність є абсолютно зрозумілим та підзвітним для наших партнерів. — Укрінформ.</text:p>
      <text:p text:style-name="P4">
Images: ["<text:a xlink:type="simple" xlink:href="https://static.ukrinform.com/photos/2023_03/thumb_files/630_360_1678738078-322.jpeg" text:style-name="Internet_20_link" text:visited-style-name="Visited_20_Internet_20_Link">
630_360_16787...</text:a>
"]</text:p>
      <text:p text:style-name="P4">
Tags: ['Агресія РФ', 'Зеленський', 'Війна з росією']</text:p>
      <text:p text:style-name="P4">
Type: Article</text:p>
      <!--METADATA-->
      <text:p text:style-name="P4">
<draw:frame draw:style-name="fr1" draw:name="Image96" text:anchor-type="as-char" svg:width="6.9236in" svg:height="3.956343in" draw:z-index="0">
<draw:image xlink:href="../Images/yкринформ/2023-04-18T-27-32-00-03-00/630_360_1678738078-322.jpeg" xlink:type="simple" xlink:show="embed" xlink:actuate="onLoad" draw:mime-type="image/jpeg"/>
</draw:frame>
 Ми разомробимо вільний світ міцнішим, і кожен долар інвестицій у таку міцність єабсолютно зрозумілим та підзвітним для наших партнерів.</text:p>
      <text:p text:style-name="P4">
Про це у своєму <text:a xlink:type="simple" xlink:href="https://www.youtube.com/watch" text:style-name="Internet_20_link" text:visited-style-name="Visited_20_Internet_20_Link">
 </text:a>
 наприкінці419-го дня повномасштабної війни з рф сказав Президент України ВолодимирЗеленський, передає Укрінформ.</text:p>
      <text:p text:style-name="P4">
_Відео:<text:a xlink:type="simple" xlink:href="https://www.youtube.com/watch" text:style-name="Internet_20_link" text:visited-style-name="Visited_20_Internet_20_Link">
 </text:a>
 _</text:p>
      <text:p text:style-name="P4">
<text:span text:style-name="T4">
<text:span text:style-name="T5">
Бажаю здоровʼя, шановні українці!</text:span>
 </text:span>
</text:p>
      <text:p text:style-name="P4">
Завершуємо цей день у Полтаві. Доволі довгий день та емоційний.</text:p>
      <text:p text:style-name="P4">
Вранці був на Донеччині, у нашій Авдіївці. Важко бачити те, що російськітерористи зробили з цим містом...</text:p>
      <text:p text:style-name="P4">
І шана кожному нашому воїну, усім українцям і українкам, які вже 419 днів ідевʼять років стримують і поступово знищують це російське зло.</text:p>
      <text:p text:style-name="P4">
Мав честь привітати українських солдатів та офіцерів із Великоднем, вручитинагороди. Я часто у вечірніх зверненнях дякую саме їм за влучність іхоробрість, за знищення окупантів.</text:p>
      <text:p text:style-name="P4">
55-та окрема артилерійська бригада, морпіхи 35-ї й 36-ї окремих бригад,десантники 79-ї окремої бригади, воїни 110-ї окремої механізованої бригади...501-й окремий батальйон морської піхоти… Окрема президентська бригада іменіБогдана Хмельницького... Дякую всім вам за службу! І дякую вам всім зашеврони, які ви мені дали сьогодні, це справді почесно. Дякую, хлопці!</text:p>
      <text:p text:style-name="P4">
Особливо хочу подякувати нашим Медичним силам, усім лікарям, медичним сестрамі братам, які повертають наших захисників і захисниць до життя після поранень.І на Донеччині, і тут, у Полтаві, відвідав шпиталі. Гордість за наших людей,сильних навіть тоді, коли вони ще відновлюють свої сили. Честь і шана всім,хто лікує наших воїнів!</text:p>
      <text:p text:style-name="P4">
Провів у Полтаві тривалу, змістовну нараду щодо ситуації в регіоні. Військовекерівництво, місцева влада... Першочергово – безпекові та соціальні питання,безпека для закладів освіти, відбудова, забезпечення переселенців.</text:p>
      <text:p text:style-name="P4">
Є рішення щодо відновлення енергетики – генерації та мереж. Є різні дорученняробочого рівня – те, чим маємо підтримати Полтавщину. І обов’язково цезробимо.</text:p>
      <text:p text:style-name="P4">
Важливо, що жодного дня не втрачаємо у спілкуванні з нашими партнерами. І самезвідси, з Полтави, провів розмову зі спікером Палати представників КонгресуСША Кевіном Маккарті. Подякував за незмінну двопартійну підтримку. Щойно післяпоїздки на передову поінформував пана Маккарті про те, що відбувається заразна фронті, про наші оборонні потреби й можливості. Порушив питання F-16,далекобійної зброї, додаткової артилерії й трибуналу – трибуналу щодо агресіїросії проти нашої держави.</text:p>
      <text:p text:style-name="P4">
Ми разом робимо вільний світ міцнішим, і кожен долар інвестицій у такуміцність є абсолютно зрозумілим та підзвітним для наших партнерів. Запросивпана спікера відвідати Україну.</text:p>
      <text:p text:style-name="P4">
Це справді дуже надихає та підтримує – коли бачиш нашу українську рішучість ізнаєш, що перемога буде.</text:p>
      <text:p text:style-name="P4">
Дякую Донеччині й Полтавщині за сьогоднішній день!</text:p>
      <text:p text:style-name="P4">
Всім дякую, хто працює заради нашої перемоги! Слава кожному й кожній, хтозараз у бою, на бойових постах, на бойових завданнях!</text:p>
      <text:p text:style-name="P4">
І окремо хочу сьогодні відзначити тих наших бійців, які виявляють і знищуютьворожі позиції, ті позиції, із яких окупант обстрілює наші міста й села.Російські удари по Херсону, по Бериславському району, по містах Донеччини –усі удари ворога отримають нашу відповідь. Відчутну відповідь.</text:p>
      <text:p text:style-name="P4">
<text:span text:style-name="T4">
<text:span text:style-name="T5">
Слава Україні!</text:span>
 </text:span>
</text:p>
      <text:p text:style-name="P4">
Source: <text:a xlink:type="simple" xlink:href="https://www.ukrinform.ua/rubric-ato/3697675-zelenskij-nadihae-koli-bacis-ukrainsku-risucist-i-znaes-so-peremoga-bude.html" text:style-name="Internet_20_link" text:visited-style-name="Visited_20_Internet_20_Link">
https://www.ukrinform.ua/rubric-ato/3697675-zelenskij-nadihae-koli-bacis-ukrainsku-risucist-i-znaes-so-peremoga-bude.html</text:a>
</text:p>
      <!--NEWS-->
      <text:h text:style-name="P10" text:outline-level="1">
<text:span text:style-name="T4">
At Shaktarske direction Russian army shelled Shakhtarske, Novoukrayinka, Velyka Novosilka, Ne...</text:span>
</text:h>
      <text:p text:style-name="P4">
Authors: liveuamap (Language: en)</text:p>
      <text:p text:style-name="P4">
Time: 2023-04-18T-27:53:00</text:p>
      <text:p text:style-name="P4">
Location: Vuhledar, Donetsk Oblast (Latitude:47.77856 Longtitude:37.2452)</text:p>
      <text:p text:style-name="P4">
Videos: []</text:p>
      <text:p text:style-name="P4">
Images: []</text:p>
      <text:p text:style-name="P4">
Tags: ["Russia"]</text:p>
      <text:p text:style-name="P4">
ID: 22556940</text:p>
      <!--METADATA-->
      <text:p text:style-name="P4">
At Shaktarske direction Russian army shelled Shakhtarske, Novoukrayinka,Velyka Novosilka, Neskuchne, Zolota Nyva, Prechystivka and Vuhledar, - GeneralStaff of Armed Forces of Ukraine says in the morning report</text:p>
      <text:p text:style-name="P4">
News Collection Link: <text:a xlink:type="simple" xlink:href="https://liveuamap.com/en/2023/18-april-at-shaktarske-direction-russian-army-shelled-shakhtarske" text:style-name="Internet_20_link" text:visited-style-name="Visited_20_Internet_20_Link">
https://liveuamap.com/en/2023/18-april-at-shaktarske-direction-russian-army-shelled-shakhtarske</text:a>
</text:p>
      <text:p text:style-name="P4">
Source: <text:a xlink:type="simple" xlink:href="https://t.me/lumsrc/4528" text:style-name="Internet_20_link" text:visited-style-name="Visited_20_Internet_20_Link">
https://t.me/lumsrc/4528</text:a>
</text:p>
      <!--NEWS-->
      <text:h text:style-name="P10" text:outline-level="1">
<text:span text:style-name="T4">
Ворог за добу чотири рази обстріляв прикордоння Сумщини та Чернігівщини</text:span>
</text:h>
      <text:p text:style-name="P4">
Authors: Ukrinform (Person)</text:p>
      <text:p text:style-name="P4">
Publisher: Укринформ (Organization)</text:p>
      <text:p text:style-name="P4">
Published Time: 2023-04-18T-29:28:00+03:00</text:p>
      <text:p text:style-name="P4">
Modified Time: 2023-04-18T22:28:00+03:00</text:p>
      <text:p text:style-name="P4">
Description: Станом на 21: 00 годину російські війська обстріляли 4 рази прикордонні території Сумської та Чернігівської областей.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97" text:anchor-type="as-char" svg:width="6.9236in" svg:height="3.956343in" draw:z-index="0">
<draw:image xlink:href="../Images/yкринформ/2023-04-18T-29-28-00-03-00/630_360_1667124180-530.jpg" xlink:type="simple" xlink:show="embed" xlink:actuate="onLoad" draw:mime-type="image/jpeg"/>
</draw:frame>
 Станом на21: 00 годину російські війська обстріляли 4 рази прикордонні територіїСумської та Чернігівської областей.</text:p>
      <text:p text:style-name="P4">
Як передає Укрінформ, про це інформує Оперативне командування “Північ” у <text:a xlink:type="simple" xlink:href="https://t.me/ok_pivnich1/1890" text:style-name="Internet_20_link" text:visited-style-name="Visited_20_Internet_20_Link">
</text:a>
 .</text:p>
      <text:p text:style-name="P4">
“Станом на 21:00 російські війська 4 рази <text:a xlink:type="simple" xlink:href="https://www.ukrinform.ua/tag-obstril" text:style-name="Internet_20_link" text:visited-style-name="Visited_20_Internet_20_Link">
 </text:a>
 прикордоння Сумської та Чернігівської областей”, - ідеться вповідомленні.</text:p>
      <text:p text:style-name="P4">
Зокрема зазначається, що з 11:35 до 11:50 зафіксовано 9 приходів, ймовірно зміномету 82 мм, в районі населеного пункту Бунякіне Сумської області. Окрімтого, в районі цього ж населеного пункту зафіксовано 2 приходи, ймовірно зіствольної артилерії, із 13:10 до 13:15 години. в обох випадках за інформацієюОК “Північ” інформація про втрати серед місцевого населення чи пошкодженняцивільної інфраструктури інформація не надходила.</text:p>
      <text:p text:style-name="P4">
Також повідомляється, що з 16:00 до 16:30 зафіксовано 4 приходи, ймовірно зміномету 120 мм, в населеного пункту Гремячка Чернігівської області. Провтрати серед місцевого населення чи пошкодження цивільної інфраструктуриінформація не надходила.</text:p>
      <text:p text:style-name="P4">
<text:span text:style-name="T4">
Читайте також:</text:span>
 <text:a xlink:type="simple" xlink:href="https://www.ukrinform.ua/rubric-ato/3697550-rosiani-obstrilali-sumsinu-z-artilerii-na-vlasnomu-podviri-zaginula-zinka.html" text:style-name="Internet_20_link" text:visited-style-name="Visited_20_Internet_20_Link">
 <text:span text:style-name="T4">
обстріл</text:span>
 </text:a>
</text:p>
      <text:p text:style-name="P4">
“З 16:00 до 16:47 зафіксовано 20 приходів, ймовірно зі ствольної артилерії, врайоні н.п. Велика Берізка. В результаті обстрілу зазнали пошкоджень 3приватні будинки”, - інформують в ОК “Північ”.</text:p>
      <text:p text:style-name="P4">
Як повідомлялося, російські війська у вівторок, 18 квітня, <text:a xlink:type="simple" xlink:href="https://www.ukrinform.ua/rubric-ato/3697664-rosiani-protagom-dobi-obstrilali-sist-gromad-sumsini.html" text:style-name="Internet_20_link" text:visited-style-name="Visited_20_Internet_20_Link">
</text:a>
 .</text:p>
      <text:p text:style-name="P4">
Source: <text:a xlink:type="simple" xlink:href="https://www.ukrinform.ua/rubric-ato/3697673-vorog-za-dobu-cotiri-razi-obstrilav-prikordonna-sumsini-ta-cernigivsini.html" text:style-name="Internet_20_link" text:visited-style-name="Visited_20_Internet_20_Link">
https://www.ukrinform.ua/rubric-ato/3697673-vorog-za-dobu-cotiri-razi-obstrilav-prikordonna-sumsini-ta-cernigivsini.html</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8T-29:53:00</text:p>
      <text:p text:style-name="P4">
Location: Kherson, Khersons'ka oblast (Latitude:46.61879 Longtitude:32.59077)</text:p>
      <text:p text:style-name="P4">
Videos: []</text:p>
      <text:p text:style-name="P4">
Images: []</text:p>
      <text:p text:style-name="P4">
Tags: ["Russia"]</text:p>
      <text:p text:style-name="P4">
ID: 22556939</text:p>
      <!--METADATA-->
      <text:p text:style-name="P4">
At Zaporizhzhia and Kherson directions Russian army shelled Vremivka, Novopilof Donetsk region; Malynivka, Chervone, Huliaipole, Charivne, Mala Tokmachka,Orikhiv of Zaporizhzhia region, Nikopol of Dnipropetrovsk region; ZolotaBalka, Beryslav, Lvove, Ivanivka, Mykilske, Antonivka of Kherson region andKherson city, - General Staff of Armed Forces of Ukraine says in the morningreport</text:p>
      <text:p text:style-name="P4">
News Collection Link: <text:a xlink:type="simple" xlink:href="https://liveuamap.com/en/2023/18-april-at-zaporizhzhia-and-kherson-directions-russian-army" text:style-name="Internet_20_link" text:visited-style-name="Visited_20_Internet_20_Link">
https://liveuamap.com/en/2023/18-april-at-zaporizhzhia-and-kherson-directions-russian-army</text:a>
</text:p>
      <text:p text:style-name="P4">
Source: <text:a xlink:type="simple" xlink:href="https://t.me/lumsrc/4529" text:style-name="Internet_20_link" text:visited-style-name="Visited_20_Internet_20_Link">
https://t.me/lumsrc/4529</text:a>
</text:p>
      <!--NEWS-->
      <text:h text:style-name="P10" text:outline-level="1">
<text:span text:style-name="T4">
Зеленський відвідав медичний заклад на Полтавщині, де лікуються поранені військові ЗСУ</text:span>
</text:h>
      <text:p text:style-name="P4">
Authors: Ukrinform (Person)</text:p>
      <text:p text:style-name="P4">
Publisher: Укринформ (Organization)</text:p>
      <text:p text:style-name="P4">
Published Time: 2023-04-18T-31:16:00+03:00</text:p>
      <text:p text:style-name="P4">
Modified Time: 2023-04-18T22:16:00+03:00</text:p>
      <text:p text:style-name="P4">
Description: Президент Володимир Зеленський відвідав медичний заклад на Полтавщині, де лікуються поранені українські захисники. — Укрінформ.</text:p>
      <text:p text:style-name="P4">
Images: ["<text:a xlink:type="simple" xlink:href="https://static.ukrinform.com/photos/2023_04/thumb_files/630_360_1681844870-371.jpeg" text:style-name="Internet_20_link" text:visited-style-name="Visited_20_Internet_20_Link">
630_360_16818...</text:a>
"]</text:p>
      <text:p text:style-name="P4">
Tags: ['Донеччина', 'Візит', 'Зеленський', 'Війна з росією']</text:p>
      <text:p text:style-name="P4">
Type: Article</text:p>
      <!--METADATA-->
      <text:p text:style-name="P4">
<draw:frame draw:style-name="fr1" draw:name="Image98" text:anchor-type="as-char" svg:width="6.9236in" svg:height="3.956343in" draw:z-index="0">
<draw:image xlink:href="../Images/yкринформ/2023-04-18T-31-16-00-03-00/630_360_1681844870-371.jpeg" xlink:type="simple" xlink:show="embed" xlink:actuate="onLoad" draw:mime-type="image/jpeg"/>
</draw:frame>
Президент Володимир Зеленський відвідав медичний заклад на Полтавщині, делікуються поранені українські захисники.</text:p>
      <text:p text:style-name="P4">
Про це Глава держави написав у <text:a xlink:type="simple" xlink:href="https://t.me/V_Zelenskiy_official/5908" text:style-name="Internet_20_link" text:visited-style-name="Visited_20_Internet_20_Link">
 </text:a>
 ,передає Укрінформ.</text:p>
      <text:p text:style-name="P4">
"Відвідав один із медичних закладів, у якому проходять лікування українськівійськовослужбовці на Полтавщині. Поспілкувався з пораненими бійцями та вручивїм нагороди", - написав Зеленський.</text:p>
      <text:p text:style-name="P4">
Крім того, Президент вручив нагороди представникам медичних сил ЗСУ.</text:p>
      <text:p text:style-name="P4">
<text:span text:style-name="T4">
Читайте також:</text:span>
 <text:span text:style-name="T4">
<text:a xlink:type="simple" xlink:href="https://www.ukrinform.ua/rubric-ato/3697487-zelenskij-vidvidav-peredovi-pozicii-v-avdiivci.html" text:style-name="Internet_20_link" text:visited-style-name="Visited_20_Internet_20_Link">
 </text:a>
 </text:span>
</text:p>
      <text:p text:style-name="P4">
"Хочу подякувати вам. Ви робите велику роботу, яку цінують не лише хлопці тадівчата, які лікуються тут, а й усі громадяни України", - додав Зеленський.</text:p>
      <text:p text:style-name="P4">
У пресслужбі ОП <text:a xlink:type="simple" xlink:href="https://www.president.gov.ua/news/na-poltavshini-prezident-vidvidav-u-likarni-poranenih-vijsko-82333" text:style-name="Internet_20_link" text:visited-style-name="Visited_20_Internet_20_Link">
 </text:a>
 , що Глава держави такожоглянув рентгенологічне й нейрохірургічне відділення лікарні та ознайомився зроботою центру реабілітаційної медицини. Президенту показали сучаснеобладнання, яке допомагає провести якісну реабілітацію пацієнтів.</text:p>
      <text:p text:style-name="P4">
<text:span text:style-name="T4">
Читайте також:</text:span>
 <text:span text:style-name="T4">
<text:a xlink:type="simple" xlink:href="https://www.ukrinform.ua/rubric-ato/3697521-zelenskij-na-doneccini-vidvidav-gospital-i-vruciv-bijcam-nagorodi.html" text:style-name="Internet_20_link" text:visited-style-name="Visited_20_Internet_20_Link">
 </text:a>
 </text:span>
</text:p>
      <text:p text:style-name="P4">
Як повідомлялося, під час робочої поїздки в Донецьку область ПрезидентВолодимир <text:span text:style-name="T4">
<text:a xlink:type="simple" xlink:href="https://www.ukrinform.ua/tag-zelenskij" text:style-name="Internet_20_link" text:visited-style-name="Visited_20_Internet_20_Link">
 </text:a>
 </text:span>
 відвідав госпіталь,де лікуються українські захисники.</text:p>
      <text:p text:style-name="P4">
<text:span text:style-name="T5">
Фото: ОП</text:span>
</text:p>
      <text:p text:style-name="P4">
Source: <text:a xlink:type="simple" xlink:href="https://www.ukrinform.ua/rubric-ato/3697670-zelenskij-vidvidav-medicnij-zaklad-na-poltavsini-de-likuutsa-poraneni-vijskovi-zsu.html" text:style-name="Internet_20_link" text:visited-style-name="Visited_20_Internet_20_Link">
https://www.ukrinform.ua/rubric-ato/3697670-zelenskij-vidvidav-medicnij-zaklad-na-poltavsini-de-likuutsa-poraneni-vijskovi-zsu.html</text:a>
</text:p>
      <!--NEWS-->
      <text:h text:style-name="P10" text:outline-level="1">
<text:span text:style-name="T4">
Представники посольства Франції відвідали військове містечко в Гостомелі</text:span>
</text:h>
      <text:p text:style-name="P4">
Authors: Ukrinform (Person)</text:p>
      <text:p text:style-name="P4">
Publisher: Укринформ (Organization)</text:p>
      <text:p text:style-name="P4">
Published Time: 2023-04-18T-33:04:00+03:00</text:p>
      <text:p text:style-name="P4">
Modified Time: 2023-04-18T22:04:00+03:00</text:p>
      <text:p text:style-name="P4">
Description: Посол Франції в Україні Етьєн де Понсен, один із засновників компанії Neo-Eco Бенджамін Констант та генеральний директор Кирило Чернишук відвідали військове містечко в Гостомелі Київської області. — Укрінформ.</text:p>
      <text:p text:style-name="P4">
Images: ["<text:a xlink:type="simple" xlink:href="https://static.ukrinform.com/photos/2023_04/thumb_files/630_360_1681844547-739.jpg" text:style-name="Internet_20_link" text:visited-style-name="Visited_20_Internet_20_Link">
630_360_16818...</text:a>
"]</text:p>
      <text:p text:style-name="P4">
Tags: ['Франція', 'Посольство', 'Візит', 'Гостомель']</text:p>
      <text:p text:style-name="P4">
Type: Article</text:p>
      <!--METADATA-->
      <text:p text:style-name="P4">
<draw:frame draw:style-name="fr1" draw:name="Image99" text:anchor-type="as-char" svg:width="6.9236in" svg:height="3.956343in" draw:z-index="0">
<draw:image xlink:href="../Images/yкринформ/2023-04-18T-33-04-00-03-00/630_360_1681844547-739.jpg" xlink:type="simple" xlink:show="embed" xlink:actuate="onLoad" draw:mime-type="image/jpeg"/>
</draw:frame>
 ПосолФранції в Україні Етьєн де Понсен, один із засновників компанії Neo-EcoБенджамін Констант та генеральний директор Кирило Чернишук відвідали військовемістечко в Гостомелі Київської області.</text:p>
      <text:p text:style-name="P4">
Як передає Укрінформ, про це Київська обласна військова адміністраціяповідомляє у <text:a xlink:type="simple" xlink:href="https://t.me/kyivoda/9330" text:style-name="Internet_20_link" text:visited-style-name="Visited_20_Internet_20_Link">
 </text:a>
 .</text:p>
      <text:p text:style-name="P4">
Представники посольства <text:a xlink:type="simple" xlink:href="https://www.ukrinform.ua/tag-francia" text:style-name="Internet_20_link" text:visited-style-name="Visited_20_Internet_20_Link">
 </text:a>
 разом ізголовою Київської ОВА Русланом Кравченком та заступником Миколою Бойкомоглянули роботи з відновлення за принципами економіки замкненого циклу, щопроводить компанія Neo-Eco Ukraine.</text:p>
      <text:p text:style-name="P4">
Загалом у військовому містечку демонтовано 5 багатоповерхівок.</text:p>
      <text:p text:style-name="P4">
У КОВА зазначили, що «демонтажні роботи вже на завершальному етапі. Матеріалипрямо на місці сортують, переробляють та будуть використовувати при відбудовіжитла».</text:p>
      <text:p text:style-name="P4">
«Міжнародна підтримка України сьогодні у світі безпрецедентна й цінна якніколи. За дорученням Президента робимо на рівні області все, щоб залучатиякомога більше партнерів до відновлення Київщини. Вірю, що завдяки спільнимзусиллям ми подолаємо страшні наслідки російської агресії на нашій землі.Київщина буде відновлена», - заявив Кравченко.</text:p>
      <text:p text:style-name="P4">
<text:span text:style-name="T4">
Читайте також:</text:span>
 <text:a xlink:type="simple" xlink:href="https://www.ukrinform.ua/rubric-society/3683149-francia-peredast-ukraini-pozezni-masini-ta-mobilnu-dnklaboratoriu.html" text:style-name="Internet_20_link" text:visited-style-name="Visited_20_Internet_20_Link">
 </text:a>
</text:p>
      <text:p text:style-name="P4">
Як повідомляв Укрінформ, на Київщині до кінця поточного року Київська ОВАспільно з «Фондом енергоефективності» планує відновити та енергомодернізуватищонайменше 150 багатоквартирних будинків, які постраждали внаслідокповномасштабної війни з рф.</text:p>
      <text:p text:style-name="P4">
<text:span text:style-name="T5">
Фото: Київська обласна військова адміністрація</text:span>
</text:p>
      <text:p text:style-name="P4">
Source: <text:a xlink:type="simple" xlink:href="https://www.ukrinform.ua/rubric-regions/3697669-predstavniki-posolstva-francii-vidvidali-vijskove-mistecko-v-gostomeli.html" text:style-name="Internet_20_link" text:visited-style-name="Visited_20_Internet_20_Link">
https://www.ukrinform.ua/rubric-regions/3697669-predstavniki-posolstva-francii-vidvidali-vijskove-mistecko-v-gostomeli.html</text:a>
</text:p>
      <!--NEWS-->
      <text:h text:style-name="P10" text:outline-level="1">
<text:span text:style-name="T4">
У США висунули звинувачення кільком росіянам за поширення пропаганди в країні</text:span>
</text:h>
      <text:p text:style-name="P4">
Authors: Ukrinform (Person)</text:p>
      <text:p text:style-name="P4">
Publisher: Укринформ (Organization)</text:p>
      <text:p text:style-name="P4">
Published Time: 2023-04-18T-36:53:00+03:00</text:p>
      <text:p text:style-name="P4">
Modified Time: 2023-04-18T21:53:00+03:00</text:p>
      <text:p text:style-name="P4">
Description: Мін'юст США висунув звинувачення чотирьом громадянам США та трьом росіянам за роботу від імені російського уряду та спільно з фсб для здійснення багаторічного зловмисного впливу у Штатах. — Укрінформ.</text:p>
      <text:p text:style-name="P4">
Images: ["<text:a xlink:type="simple" xlink:href="https://static.ukrinform.com/photos/2019_09/thumb_files/630_360_1569437400-879.jpg" text:style-name="Internet_20_link" text:visited-style-name="Visited_20_Internet_20_Link">
630_360_15694...</text:a>
"]</text:p>
      <text:p text:style-name="P4">
Tags: ['Пропаганда', 'США', 'росія']</text:p>
      <text:p text:style-name="P4">
Type: Article</text:p>
      <!--METADATA-->
      <text:p text:style-name="P4">
<draw:frame draw:style-name="fr1" draw:name="Image100" text:anchor-type="as-char" svg:width="6.9236in" svg:height="3.956343in" draw:z-index="0">
<draw:image xlink:href="../Images/yкринформ/2023-04-18T-36-53-00-03-00/630_360_1569437400-879.jpg" xlink:type="simple" xlink:show="embed" xlink:actuate="onLoad" draw:mime-type="image/jpeg"/>
</draw:frame>
 Мін'юстСША висунув звинувачення чотирьом громадянам США та трьом росіянам за роботувід імені російського уряду та спільно з фсб для здійснення багаторічногозловмисного впливу у Штатах.</text:p>
      <text:p text:style-name="P4">
Як передає Укрінформ, про це йдеться у <text:a xlink:type="simple" xlink:href="https://www.justice.gov/opa/pr/us-citizens-and-russian-intelligence-officers-charged-conspiring-use-us-citizens-illegal" text:style-name="Internet_20_link" text:visited-style-name="Visited_20_Internet_20_Link">
 </text:a>
 відомства.</text:p>
      <text:p text:style-name="P4">
Американські правоохоронці серед іншого підозрюють, що росіяни вербували,фінансували та керували американськими політичними групами, які діяли якнезареєстровані агенти російського уряду, сіяли ворожнечу і поширювалипроросійську <text:span text:style-name="T4">
<text:a xlink:type="simple" xlink:href="https://www.ukrinform.ua/tag-propaganda" text:style-name="Internet_20_link" text:visited-style-name="Visited_20_Internet_20_Link">
 </text:a>
 </text:span>
 .</text:p>
      <text:p text:style-name="P4">
Також обвинувачені офіцери розвідки, зокрема, брали участь у таємномуфінансуванні та керуванні кандидатами на місцеві посади в Сполучених Штатах.</text:p>
      <text:p text:style-name="P4">
<text:span text:style-name="T4">
Читайте також:</text:span>
 <text:span text:style-name="T4">
<text:a xlink:type="simple" xlink:href="https://www.ukrinform.ua/rubric-world/3697247-stati-zvinuvatili-braziliu-u-povtorenni-rosijskoi-propagandi.html" text:style-name="Internet_20_link" text:visited-style-name="Visited_20_Internet_20_Link">
 </text:a>
 </text:span>
</text:p>
      <text:p text:style-name="P4">
Крім того, в окремій справі американські правоохоронці звинувачують росіянкуНаталю Бурлінову у змові з офіцером фсб з метою діяти як незареєстрованийагент росії в Сполучених Штатах.</text:p>
      <text:p text:style-name="P4">
Як повідомляв Укрінформ, у США _<text:span text:style-name="T4">
<text:a xlink:type="simple" xlink:href="https://www.ukrinform.ua/rubric-world/3677517-u-statah-arestuvali-dvoh-colovikiv-aki-nelegalno-postacali-do-rf-aviaobladnanna.html" text:style-name="Internet_20_link" text:visited-style-name="Visited_20_Internet_20_Link">
 </text:a>
 </text:span>
 _ , які допомагали росії обходити західні санкціїта постачали електроніку для авіації країні-агресору.</text:p>
      <text:p text:style-name="P4">
Source: <text:a xlink:type="simple" xlink:href="https://www.ukrinform.ua/rubric-world/3697666-u-ssa-visunuli-zvinuvacenna-kilkom-rosianam-za-posirenna-propagandi-v-kraini.html" text:style-name="Internet_20_link" text:visited-style-name="Visited_20_Internet_20_Link">
https://www.ukrinform.ua/rubric-world/3697666-u-ssa-visunuli-zvinuvacenna-kilkom-rosianam-za-posirenna-propagandi-v-kraini.html</text:a>
</text:p>
      <!--NEWS-->
      <text:h text:style-name="P10" text:outline-level="1">
<text:span text:style-name="T4">
росіяни протягом доби обстріляли шість громад Сумщини</text:span>
</text:h>
      <text:p text:style-name="P4">
Authors: Ukrinform (Person)</text:p>
      <text:p text:style-name="P4">
Publisher: Укринформ (Organization)</text:p>
      <text:p text:style-name="P4">
Published Time: 2023-04-18T-38:43:00+03:00</text:p>
      <text:p text:style-name="P4">
Modified Time: 2023-04-18T21:43:00+03:00</text:p>
      <text:p text:style-name="P4">
Description: російські війська у вівторок, 18 квітня, обстріляли шість територіальних громад Сумської області.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101" text:anchor-type="as-char" svg:width="6.9236in" svg:height="3.956343in" draw:z-index="0">
<draw:image xlink:href="../Images/yкринформ/2023-04-18T-38-43-00-03-00/630_360_1640330796-210.jpeg" xlink:type="simple" xlink:show="embed" xlink:actuate="onLoad" draw:mime-type="image/jpeg"/>
</draw:frame>
російські війська у вівторок, 18 квітня, обстріляли шість територіальнихгромад Сумської області.</text:p>
      <text:p text:style-name="P4">
Як передає Укрінформ, про це Сумська обласна військова адміністраціяповідомляє у <text:a xlink:type="simple" xlink:href="https://t.me/Sumy_news_ODA/15503" text:style-name="Internet_20_link" text:visited-style-name="Visited_20_Internet_20_Link">
 </text:a>
 .</text:p>
      <text:p text:style-name="P4">
«Протягом дня росіяни здійснили <text:a xlink:type="simple" xlink:href="https://www.ukrinform.ua/tag-obstril" text:style-name="Internet_20_link" text:visited-style-name="Visited_20_Internet_20_Link">
 </text:a>
 6прикордонних громад - Річківської, Юнаківської, Новослобідської,Білопільської, Есманської, Середино-Будської. Зафіксовано 165 прильотів змінометів, артилерії, гранатометів. На жаль, є загибла, поранені та значніруйнування», - ідеться в повідомленні.</text:p>
      <text:p text:style-name="P4">
По селу Річки Річківської громади росіяни били з артилерії (7 влучань зіствольної артилерії та 5 влучань із РСЗВ). Внаслідок ворожих обстрілів однажінка дістала поранення, ще одна жінка від отриманих поранень померла у каретішвидкої допомоги. Пошкоджено житловий будинок та господарчі споруди. Через двігодини ворог ще раз вдарив по селу із РСЗВ - 5 влучань.</text:p>
      <text:p text:style-name="P4">
По території Юнаківської громади росіяни здійснили гранатометний обстріл (одинпостріл). Чоловік дістав поранення.</text:p>
      <text:p text:style-name="P4">
Крім того, ворог скинув вісім мін на територію Новослобідської громади,пошкоджено приватне домогосподарство. В інший населений пункт громади булискинуті ще 11 мін.</text:p>
      <text:p text:style-name="P4">
По Середино-Будській громаді зафіксовано 20 влучань з артилерії, пошкодженочотири домоволодіння.</text:p>
      <text:p text:style-name="P4">
<text:span text:style-name="T4">
Читайте також:</text:span>
 <text:a xlink:type="simple" xlink:href="https://www.ukrinform.ua/rubric-ato/3697513-rosiani-obstrilali-selo-na-harkivsini-poranena-18ricna-divcina.html" text:style-name="Internet_20_link" text:visited-style-name="Visited_20_Internet_20_Link">
 <text:span text:style-name="T4">
обстріл</text:span>
 </text:a>
</text:p>
      <text:p text:style-name="P4">
По Есманській громаді ворог також здійснив мінометний обстріл - 5 влучань.</text:p>
      <text:p text:style-name="P4">
По території Білопільської громади росіяни гатили з АГС - 40 влучань,артилерії - 8 влучань та мінометів - 55 влучань.</text:p>
      <text:p text:style-name="P4">
Як повідомляв <text:a xlink:type="simple" xlink:href="https://www.ukrinform.ua/rubric-ato/3697550-rosiani-obstrilali-sumsinu-z-artilerii-na-vlasnomu-podviri-zaginula-zinka.html" text:style-name="Internet_20_link" text:visited-style-name="Visited_20_Internet_20_Link">
 </text:a>
 , 18квітня у селі Річки Сумської області внаслідок ворожого артилерійськогообстрілу на власному подвір'ї загинула жінка.</text:p>
      <text:p text:style-name="P4">
Source: <text:a xlink:type="simple" xlink:href="https://www.ukrinform.ua/rubric-ato/3697664-rosiani-protagom-dobi-obstrilali-sist-gromad-sumsini.html" text:style-name="Internet_20_link" text:visited-style-name="Visited_20_Internet_20_Link">
https://www.ukrinform.ua/rubric-ato/3697664-rosiani-protagom-dobi-obstrilali-sist-gromad-sumsini.html</text:a>
</text:p>
      <!--NEWS-->
      <text:h text:style-name="P10" text:outline-level="1">
<text:span text:style-name="T4">
Під час бойових дій загинув колишній народний депутат Олег Барна</text:span>
</text:h>
      <text:p text:style-name="P4">
Authors: Ukrinform (Person)</text:p>
      <text:p text:style-name="P4">
Publisher: Укринформ (Organization)</text:p>
      <text:p text:style-name="P4">
Published Time: 2023-04-18T-40:32:00+03:00</text:p>
      <text:p text:style-name="P4">
Modified Time: 2023-04-18T21:32:00+03:00</text:p>
      <text:p text:style-name="P4">
Description: Народний депутат 8 скликання Олег Барна загинув 17 квітня під час бойових дій. — Укрінформ.</text:p>
      <text:p text:style-name="P4">
Images: ["<text:a xlink:type="simple" xlink:href="https://static.ukrinform.com/photos/2023_04/thumb_files/630_360_1681843131-684.jpg" text:style-name="Internet_20_link" text:visited-style-name="Visited_20_Internet_20_Link">
630_360_16818...</text:a>
"]</text:p>
      <text:p text:style-name="P4">
Tags: ['Барна', 'Смерть', 'Війна з росією']</text:p>
      <text:p text:style-name="P4">
Type: Article</text:p>
      <!--METADATA-->
      <text:p text:style-name="P4">
<draw:frame draw:style-name="fr1" draw:name="Image102" text:anchor-type="as-char" svg:width="6.9236in" svg:height="3.956343in" draw:z-index="0">
<draw:image xlink:href="../Images/yкринформ/2023-04-18T-40-32-00-03-00/630_360_1681843131-684.jpg" xlink:type="simple" xlink:show="embed" xlink:actuate="onLoad" draw:mime-type="image/jpeg"/>
</draw:frame>
 Народнийдепутат 8 скликання Олег Барна загинув 17 квітня під час бойових дій.</text:p>
      <text:p text:style-name="P4">
Про це повідомив у <text:a xlink:type="simple" xlink:href="https://www.facebook.com/Svetlyi/videos/587993636615391/" text:style-name="Internet_20_link" text:visited-style-name="Visited_20_Internet_20_Link">
</text:a>
 керівникоб'єднаного пресцентру Сил оборони Таврійського напрямку ОлексійДмитрашківський, передає Укрінформ.</text:p>
      <text:p text:style-name="P4">
“Вчора, підчас бойових дій загинув Олег Барна. Так сталось, що ми малиможливість поспілкуватися на минулому тижні”, - написав Дмитрашківський 18квітня.</text:p>
      <text:p text:style-name="P4">
Про загибель Барни повідомив також народний депутат партії “Європейськасолідарність” Володимир В’ятрович.</text:p>
      <text:p text:style-name="P4">
“Олег Барна нині, у день народження мав чути «Многії літа», але звучитьзаслужене - «Вічна памʼять!», - написав В’ятрович.</text:p>
      <text:p text:style-name="P4">
Як відомо, Олег Барна - народний депутат 8 скликання від партії “Блок ПетраПорошенка”. Він народився 18 квітня 1967 року на Тернопільщині.</text:p>
      <text:p text:style-name="P4">
<text:span text:style-name="T5">
Фото: facebook.com/oleg.barna.75</text:span>
</text:p>
      <text:p text:style-name="P4">
Source: <text:a xlink:type="simple" xlink:href="https://www.ukrinform.ua/rubric-ato/3697662-pid-cas-bojovih-dij-zaginuv-eksnardep-oleg-barna.html" text:style-name="Internet_20_link" text:visited-style-name="Visited_20_Internet_20_Link">
https://www.ukrinform.ua/rubric-ato/3697662-pid-cas-bojovih-dij-zaginuv-eksnardep-oleg-barna.html</text:a>
</text:p>
      <!--NEWS-->
      <text:h text:style-name="P10" text:outline-level="1">
<text:span text:style-name="T4">
Суд збільшив заставу для ще одного організатора «блогерських вечірок»</text:span>
</text:h>
      <text:p text:style-name="P4">
Authors: Ukrinform (Person)</text:p>
      <text:p text:style-name="P4">
Publisher: Укринформ (Organization)</text:p>
      <text:p text:style-name="P4">
Published Time: 2023-04-18T-42:29:00+03:00</text:p>
      <text:p text:style-name="P4">
Modified Time: 2023-04-18T21:29:00+03:00</text:p>
      <text:p text:style-name="P4">
Description: Київський апеляційний суд у вівторок, 18 квітня, збільшив розмір застави та взяв під варту ще одного організатора так званих «блогерських вечірок». — Укрінформ.</text:p>
      <text:p text:style-name="P4">
Images: ["<text:a xlink:type="simple" xlink:href="https://static.ukrinform.com/photos/2017_05/thumb_files/630_360_1494432026-9526.jpg" text:style-name="Internet_20_link" text:visited-style-name="Visited_20_Internet_20_Link">
630_360_14944...</text:a>
"]</text:p>
      <text:p text:style-name="P4">
Tags: ['Блогер', 'Суд', 'Застава']</text:p>
      <text:p text:style-name="P4">
Type: Article</text:p>
      <!--METADATA-->
      <text:p text:style-name="P4">
<draw:frame draw:style-name="fr1" draw:name="Image103" text:anchor-type="as-char" svg:width="6.9236in" svg:height="3.956343in" draw:z-index="0">
<draw:image xlink:href="../Images/yкринформ/2023-04-18T-42-29-00-03-00/630_360_1494432026-9526.jpg" xlink:type="simple" xlink:show="embed" xlink:actuate="onLoad" draw:mime-type="image/jpeg"/>
</draw:frame>
Київський апеляційний суд у вівторок, 18 квітня, збільшив розмір застави тавзяв під варту ще одного організатора так званих «блогерських вечірок».</text:p>
      <text:p text:style-name="P4">
Як передає Укрінформ, про це начальник поліції Київщини Андрій Нєбитовповідомив у <text:a xlink:type="simple" xlink:href="https://t.me/andrii_nebytov/1212" text:style-name="Internet_20_link" text:visited-style-name="Visited_20_Internet_20_Link">
 </text:a>
 .</text:p>
      <text:p text:style-name="P4">
«Знову у кайданках: другому організатору п’яних вечірок у столиці призначили600 тисяч <text:a xlink:type="simple" xlink:href="https://www.ukrinform.ua/tag-zastava" text:style-name="Internet_20_link" text:visited-style-name="Visited_20_Internet_20_Link">
 </text:a>
 », - заявив Нєбитов.</text:p>
      <text:p text:style-name="P4">
Він повідомив, що «сьогодні Київський апеляційний суд збільшив заставу та взявпід варту ще одного учасника групи, що чинила сексуальне насильство наддівчатами, знімали непристойності на відео і поширювали в мережі».</text:p>
      <text:p text:style-name="P4">
22-річного уродженця Івано-Франківщини доставили в СІЗО.</text:p>
      <text:p text:style-name="P4">
Нєбитов також нагадав, що 1 лютого поліція Київщини оголосила про підозрумолодикам, які доводили дівчат до стану безпорадності та змушували виконуватинепристойні дії.</text:p>
      <text:p text:style-name="P4">
Досудове розслідування триває.</text:p>
      <text:p text:style-name="P4">
Як повідомляв Укрінформ, група молодих людей створювала контент сексуально-насильницького характеру за участю дівчат. На вечірках в алкогольні напоїдівчат молодики додавали транквілізатори і користуючись їхнім безпораднимстаном, здійснювали дії сексуального характеру, знімаючи це на мобільнітелефони.</text:p>
      <text:p text:style-name="P4">
<text:span text:style-name="T4">
Читайте також:</text:span>
 <text:a xlink:type="simple" xlink:href="https://www.ukrinform.ua/rubric-kyiv/3689150-sud-prodovziv-zapobizni-zahodi-pidozruvanim-u-spravi-blogerskih-vecirok.html" text:style-name="Internet_20_link" text:visited-style-name="Visited_20_Internet_20_Link">
 <text:span text:style-name="T4">
вечірок</text:span>
 </text:a>
</text:p>
      <text:p text:style-name="P4">
Відео викладали у телеграм-канал і соціальні мережі, залишаючи принизливідописи та коментарі.</text:p>
      <text:p text:style-name="P4">
У березні Шевченківський районний суд Києва продовжив до 1 травня запобіжнізаходи двом підозрюваним у справі так званих «блогерських вечірок».</text:p>
      <text:p text:style-name="P4">
17 квітня одному з організаторів «блогерських вечірок» суд призначив заставу впонад 500 тис. грн.</text:p>
      <text:p text:style-name="P4">
Source: <text:a xlink:type="simple" xlink:href="https://www.ukrinform.ua/rubric-kyiv/3697660-sud-zbilsiv-zastavu-dla-se-odnogo-organizatora-blogerskih-vecirok.html" text:style-name="Internet_20_link" text:visited-style-name="Visited_20_Internet_20_Link">
https://www.ukrinform.ua/rubric-kyiv/3697660-sud-zbilsiv-zastavu-dla-se-odnogo-organizatora-blogerskih-vecirok.html</text:a>
</text:p>
      <!--NEWS-->
      <text:h text:style-name="P10" text:outline-level="1">
<text:span text:style-name="T4">
В Україні у середу - короткочасні дощі, вдень прогріє до +17°</text:span>
</text:h>
      <text:p text:style-name="P4">
Authors: Ukrinform (Person)</text:p>
      <text:p text:style-name="P4">
Publisher: Укринформ (Organization)</text:p>
      <text:p text:style-name="P4">
Published Time: 2023-04-18T-44:28:00+03:00</text:p>
      <text:p text:style-name="P4">
Modified Time: 2023-04-18T21:28:00+03:00</text:p>
      <text:p text:style-name="P4">
Description: У середу, 19 квітня, в Україні очікуються короткочасні дощі, температура повітря вдень становитиме 12-17° тепла. — Укрінформ.</text:p>
      <text:p text:style-name="P4">
Images: ["<text:a xlink:type="simple" xlink:href="https://static.ukrinform.com/photos/2020_08/thumb_files/630_360_1598336932-278.jpg" text:style-name="Internet_20_link" text:visited-style-name="Visited_20_Internet_20_Link">
630_360_15983...</text:a>
"]</text:p>
      <text:p text:style-name="P4">
Tags: ['Дощ', 'Погода', 'Прогноз', 'Весна']</text:p>
      <text:p text:style-name="P4">
Type: Article</text:p>
      <!--METADATA-->
      <text:p text:style-name="P4">
<draw:frame draw:style-name="fr1" draw:name="Image104" text:anchor-type="as-char" svg:width="6.9236in" svg:height="3.956343in" draw:z-index="0">
<draw:image xlink:href="../Images/yкринформ/2023-04-18T-44-28-00-03-00/630_360_1598336932-278.jpg" xlink:type="simple" xlink:show="embed" xlink:actuate="onLoad" draw:mime-type="image/jpeg"/>
</draw:frame>
 У середу,19 квітня, в Україні очікуються короткочасні дощі, температура повітря вденьстановитиме 12-17° тепла.</text:p>
      <text:p text:style-name="P4">
Про це Укрінформу повідомили в Українському гідрометцентрі.</text:p>
      <text:p text:style-name="P4">
“19 квітня хмарно з проясненнями. Вночі у західній частині, місцями упівденних областях та Криму невеликі <text:a xlink:type="simple" xlink:href="https://www.ukrinform.ua/tag-dos" text:style-name="Internet_20_link" text:visited-style-name="Visited_20_Internet_20_Link">
 </text:a>
 , уКарпатах з мокрим снігом, на решті території без істотних опадів; вдень вУкраїні, крім північної частини, місцями короткочасні дощі, у південнійчастині з грозами”, - йдеться в повідомленні.</text:p>
      <text:p text:style-name="P4">
Вітер східний, 7-12 м/с. Температура вночі 5-10°, вдень 12-17°; у Карпатахпротягом доби 2-7° тепла.</text:p>
      <text:p text:style-name="P4">
У Києві та Київській області 19 квітня без істотних опадів. Температура устолиці вночі 7-9°, вдень 13-15°; по області вночі 5-10°, вдень 12-17°.</text:p>
      <text:p text:style-name="P4">
Впродовж 20-21 квітня синоптики прогнозують в Україні хмарну з дощами погоду.Зокрема, очікуються помірні, у більшості західних, 21 квітня і північнихобластей невеликі дощі, у південній частині місцями грози. Вітер переважнопівнічно-східний, 7-12 м/с.</text:p>
      <text:p text:style-name="P4">
Температура вночі 3-8°, у південній частині до 11°; вдень 8-13°, на півднікраїни, в західних, 21 квітня і в північних областях 11-16°, та Закарпатті до18°.</text:p>
      <text:p text:style-name="P4">
На високогір'ї Карпат невеликий дощ, місцями з мокрим снігом; температуравночі 0-5° тепла, вдень 4-9° тепла.</text:p>
      <text:p text:style-name="P4">
<text:span text:style-name="T4">
Читайте також:</text:span>
 <text:a xlink:type="simple" xlink:href="https://www.ukrinform.ua/rubric-regions/3697459-ratuvalniki-poperedzaut-pro-zatoplenna-u-sesti-oblastah-1819-kvitna.html" text:style-name="Internet_20_link" text:visited-style-name="Visited_20_Internet_20_Link">
 <text:span text:style-name="T4">
попереджають</text:span>
 </text:a>
</text:p>
      <text:p text:style-name="P4">
У столичному регіоні 20 квітня помірний, 21 квітня невеликий дощ. Температурау Києві вночі 6-8°; вдень 20 квітня близько 10°, 21 квітня 13-15°. По областівночі 3-8°; вдень 20 квітня 8-13°, 21 квітня 11-16°.</text:p>
      <text:p text:style-name="P4">
У вихідні, 22-23 квітня, невеликий дощ очікується у центральних, південних тасхідних областях України; на решті території без істотних опадів.</text:p>
      <text:p text:style-name="P4">
Температура вночі 3-9°, вдень 11-17°, на Закарпатті до 20°.</text:p>
      <text:p text:style-name="P4">
В Києві та області 22-23 квітня без істотних опадів. Температура у столицівночі 5-7°, вдень 14-16°; по області вночі 3-8°, вдень 12-17°.</text:p>
      <text:p text:style-name="P4">
Source: <text:a xlink:type="simple" xlink:href="https://www.ukrinform.ua/rubric-regions/3697508-v-ukraini-u-seredu-korotkocasni-dosi-vden-progrie-do-17.html" text:style-name="Internet_20_link" text:visited-style-name="Visited_20_Internet_20_Link">
https://www.ukrinform.ua/rubric-regions/3697508-v-ukraini-u-seredu-korotkocasni-dosi-vden-progrie-do-17.html</text:a>
</text:p>
      <!--NEWS-->
      <text:h text:style-name="P10" text:outline-level="1">
<text:span text:style-name="T4">
Пентагон підтвердив: перші БМП «Bradley» вже в Україні</text:span>
</text:h>
      <text:p text:style-name="P4">
Authors: Ukrinform (Person)</text:p>
      <text:p text:style-name="P4">
Publisher: Укринформ (Organization)</text:p>
      <text:p text:style-name="P4">
Published Time: 2023-04-18T-46:10:00+03:00</text:p>
      <text:p text:style-name="P4">
Modified Time: 2023-04-18T21:10:00+03:00</text:p>
      <text:p text:style-name="P4">
Description: Частина американських бойових машин піхоти M2 "Bradley "вже прибула в країну. — Укрінформ.</text:p>
      <text:p text:style-name="P4">
Images: ["<text:a xlink:type="simple" xlink:href="https://static.ukrinform.com/photos/2023_04/thumb_files/630_360_1681841544-296.jpg" text:style-name="Internet_20_link" text:visited-style-name="Visited_20_Internet_20_Link">
630_360_16818...</text:a>
"]</text:p>
      <text:p text:style-name="P4">
Tags: ['Міноборони', 'Пентагон', 'Україна', 'Війна з росією']</text:p>
      <text:p text:style-name="P4">
Type: Article</text:p>
      <!--METADATA-->
      <text:p text:style-name="P4">
<draw:frame draw:style-name="fr1" draw:name="Image105" text:anchor-type="as-char" svg:width="6.9236in" svg:height="3.956343in" draw:z-index="0">
<draw:image xlink:href="../Images/yкринформ/2023-04-18T-46-10-00-03-00/630_360_1681841544-296.jpg" xlink:type="simple" xlink:show="embed" xlink:actuate="onLoad" draw:mime-type="image/jpeg"/>
</draw:frame>
 Частинаамериканських бойових машин піхоти M2 "Bradley "вже прибула в країну.</text:p>
      <text:p text:style-name="P4">
Як передає Укрінформ, про це <text:a xlink:type="simple" xlink:href="https://www.thedrive.com/the-war-zone/bradley-fighting-vehicles-have-officially-arrived-in-ukraine" text:style-name="Internet_20_link" text:visited-style-name="Visited_20_Internet_20_Link">
 </text:a>
 заявивречник Пентагону Чарлі Дітц.</text:p>
      <text:p text:style-name="P4">
«Так, ми можемо підтвердити, що частина «Bradley» прибула (в Україну – ред.)», - сказав він.</text:p>
      <text:p text:style-name="P4">
При цьому Дітц не уточнив, коли вони прибули та в якій кількості, додавши, щоці запитання слід перенаправити до Міністерства оборони України.</text:p>
      <text:p text:style-name="P4">
<text:span text:style-name="T4">
Читайте також:</text:span>
 <text:a xlink:type="simple" xlink:href="https://www.ukrinform.ua/rubric-world/3697213-pentagon-poasniv-metu-perebuvanna-amerikanskih-vijskovih-v-ukraini.html" text:style-name="Internet_20_link" text:visited-style-name="Visited_20_Internet_20_Link">
 <text:span text:style-name="T4">
Пентагон</text:span>
 </text:a>
</text:p>
      <text:p text:style-name="P4">
У понеділок Міністерство оборони України опублікувало в Твіттері фотографіїперефарбованих «Bradley».</text:p>
      <text:p text:style-name="Quotations">

<text:p text:style-name="P4">
Bradley IFVs try on a new outfit. <text:a xlink:type="simple" xlink:href="https://t.co/OzMAF2d5tV" text:style-name="Internet_20_link" text:visited-style-name="Visited_20_Internet_20_Link">
 </text:a>
&gt;
&gt;
 — Defense of Ukraine (@DefenceU) <text:a xlink:type="simple" xlink:href="https://twitter.com/DefenceU/status/1647945825186619393" text:style-name="Internet_20_link" text:visited-style-name="Visited_20_Internet_20_Link">
&gt;
 </text:a>
</text:p>

</text:p>
      <text:p text:style-name="P4">
Як повідомляв Укрінформ, раніше в <text:a xlink:type="simple" xlink:href="https://www.ukrinform.ua/tag-pentagon" text:style-name="Internet_20_link" text:visited-style-name="Visited_20_Internet_20_Link">
 </text:a>
повідомляли, що Україна отримає модернізований варіант БМП Bradley, якіназивають «вбивцями танків».</text:p>
      <text:p text:style-name="P4">
Бойові машини Bradley є частиною концепції «мережевої війни», яка вжезасвідчила свою ефективність у боях з російською армією.</text:p>
      <text:p text:style-name="P4">
<text:span text:style-name="T4">
Читайте також:</text:span>
 <text:a xlink:type="simple" xlink:href="https://www.ukrinform.ua/rubric-polytics/3694702-moraveckij-u-vasingtoni-ssa-robitimut-dodatkovi-postavki-ozbroenna-v-ukrainu.html" text:style-name="Internet_20_link" text:visited-style-name="Visited_20_Internet_20_Link">
 </text:a>
</text:p>
      <text:p text:style-name="P4">
До нового пакета військової допомоги від США увійшли 50 американських бойовихмашин піхоти M2 Bradley. Останній пакет допомоги також передбачає передачубоєзапасу для M2 Bradley із 500 протитанкових ракет TOW та 250 тисяч 25-ммпострілів до автоматичної гармати цієї БМП.</text:p>
      <text:p text:style-name="P4">
<text:span text:style-name="T5">
Фото: Defense of Ukraine / Twitter</text:span>
</text:p>
      <text:p text:style-name="P4">
Source: <text:a xlink:type="simple" xlink:href="https://www.ukrinform.ua/rubric-ato/3697658-pentagon-pidtverdiv-persi-bmp-bradley-vze-v-ukraini.html" text:style-name="Internet_20_link" text:visited-style-name="Visited_20_Internet_20_Link">
https://www.ukrinform.ua/rubric-ato/3697658-pentagon-pidtverdiv-persi-bmp-bradley-vze-v-ukraini.html</text:a>
</text:p>
      <!--NEWS-->
      <text:h text:style-name="P10" text:outline-level="1">
<text:span text:style-name="T4">
Зеленський обговорив зі спікером Палати представників США посилення санкційного тиску на рф</text:span>
</text:h>
      <text:p text:style-name="P4">
Authors: Ukrinform (Person)</text:p>
      <text:p text:style-name="P4">
Publisher: Укринформ (Organization)</text:p>
      <text:p text:style-name="P4">
Published Time: 2023-04-18T-48:08:00+03:00</text:p>
      <text:p text:style-name="P4">
Modified Time: 2023-04-18T21:08:00+03:00</text:p>
      <text:p text:style-name="P4">
Description: Президент Володимир Зеленський обговорив зі спікером Палати представників Конгресу США Кевіном Маккарті посилення санкційного тиску на росію, зокрема, у нафтогазовій сфері. — Укрінформ.</text:p>
      <text:p text:style-name="P4">
Images: ["<text:a xlink:type="simple" xlink:href="https://static.ukrinform.com/photos/2023_04/thumb_files/630_360_1681842677-287.jpeg" text:style-name="Internet_20_link" text:visited-style-name="Visited_20_Internet_20_Link">
630_360_16818...</text:a>
"]</text:p>
      <text:p text:style-name="P4">
Tags: ['Антиросійські санкції', 'США', 'Зеленський', 'Війна з росією']</text:p>
      <text:p text:style-name="P4">
Type: Article</text:p>
      <!--METADATA-->
      <text:p text:style-name="P4">
<draw:frame draw:style-name="fr1" draw:name="Image106" text:anchor-type="as-char" svg:width="6.9236in" svg:height="3.956343in" draw:z-index="0">
<draw:image xlink:href="../Images/yкринформ/2023-04-18T-48-08-00-03-00/630_360_1681842677-287.jpeg" xlink:type="simple" xlink:show="embed" xlink:actuate="onLoad" draw:mime-type="image/jpeg"/>
</draw:frame>
Президент Володимир Зеленський обговорив зі спікером Палати представниківКонгресу США Кевіном Маккарті посилення санкційного тиску на росію, зокрема, унафтогазовій сфері.</text:p>
      <text:p text:style-name="P4">
Про це Зеленський написав у <text:a xlink:type="simple" xlink:href="https://twitter.com/ZelenskyyUa/status/1648380274760204297" text:style-name="Internet_20_link" text:visited-style-name="Visited_20_Internet_20_Link">
</text:a>
 , передає Укрінформ.</text:p>
      <text:p text:style-name="P4">
"Провів телефонну розмову з Кевіном Маккарті. Подякував за двопартійнупідтримку України з боку Конгресу. Розповів про ситуацію на фронті й нагальніоборонні потреби України в техніці, артилерії, ППО й авіації. Обговорилипосилення <text:a xlink:type="simple" xlink:href="https://www.ukrinform.ua/tag-sankcii" text:style-name="Internet_20_link" text:visited-style-name="Visited_20_Internet_20_Link">
 </text:a>
 тиску на рф, зокрема унафтогазовій сфері", - написав Зеленський.</text:p>
      <text:p text:style-name="P4">
<text:span text:style-name="T4">
Читайте також:</text:span>
 <text:a xlink:type="simple" xlink:href="https://www.ukrinform.ua/rubric-polytics/3695067-zelenskij-zustrivsa-iz-dvopartijnou-delegacieu-senatu-kongresu-ssa.html" text:style-name="Internet_20_link" text:visited-style-name="Visited_20_Internet_20_Link">
 </text:a>
</text:p>
      <text:p text:style-name="P4">
У <text:a xlink:type="simple" xlink:href="https://www.president.gov.ua/news/volodimir-zelenskij-proviv-telefonnu-rozmovu-zi-spikerom-pal-82329" text:style-name="Internet_20_link" text:visited-style-name="Visited_20_Internet_20_Link">
 </text:a>
 інформують, що Зеленський під час телефонноїрозмови запросив Маккарті відвідати Україну з візитом.</text:p>
      <text:p text:style-name="P4">
Як повідомлялося, Міністерство фінансів США оприлюднило попередження щодоможливих незаконних оборудок із продажами російської нафти через тихоокеанськіпорти рф, що порушує запроваджені цінові обмеження.</text:p>
      <text:p text:style-name="P4">
<text:span text:style-name="T5">
Фото: ОП</text:span>
</text:p>
      <text:p text:style-name="P4">
Source: <text:a xlink:type="simple" xlink:href="https://www.ukrinform.ua/rubric-polytics/3697656-zelenskij-obgovoriv-zi-spikerom-palati-predstavnikiv-ssa-posilenna-sankcijnogo-tisku-na-rf.html" text:style-name="Internet_20_link" text:visited-style-name="Visited_20_Internet_20_Link">
https://www.ukrinform.ua/rubric-polytics/3697656-zelenskij-obgovoriv-zi-spikerom-palati-predstavnikiv-ssa-posilenna-sankcijnogo-tisku-na-rf.html</text:a>
</text:p>
      <!--NEWS-->
      <text:h text:style-name="P10" text:outline-level="1">
<text:span text:style-name="T4">
Уряд обмежив доступ російських компаній на український ринок надрокористування</text:span>
</text:h>
      <text:p text:style-name="P4">
Authors: Ukrinform (Person)</text:p>
      <text:p text:style-name="P4">
Publisher: Укринформ (Organization)</text:p>
      <text:p text:style-name="P4">
Published Time: 2023-04-18T-50:04:44+03:00</text:p>
      <text:p text:style-name="P4">
Modified Time: 2023-04-18T21:04:44+03:00</text:p>
      <text:p text:style-name="P4">
Description: Кабінет Міністрів затвердив перелік іноземних фондових бірж, до торгів на яких допущені акції юридичних осіб, крім резидентів держави-агресора. — Укрінформ.</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росія', 'Родовище']</text:p>
      <text:p text:style-name="P4">
Type: Article</text:p>
      <!--METADATA-->
      <text:p text:style-name="P4">
<draw:frame draw:style-name="fr1" draw:name="Image107" text:anchor-type="as-char" svg:width="6.9236in" svg:height="3.956343in" draw:z-index="0">
<draw:image xlink:href="../Images/yкринформ/2023-04-18T-50-04-44-03-00/630_360_1659708198-453.jpg" xlink:type="simple" xlink:show="embed" xlink:actuate="onLoad" draw:mime-type="image/jpeg"/>
</draw:frame>
 КабінетМіністрів затвердив перелік іноземних фондових бірж, до торгів на якихдопущені акції юридичних осіб, крім резидентів держави-агресора.</text:p>
      <text:p text:style-name="P4">
Як передає Укрінформ, про це повідомляє пресслужба Міністерства захистудовкілля та природних ресурсів у <text:a xlink:type="simple" xlink:href="http://t.me/mindovkillia/933" text:style-name="Internet_20_link" text:visited-style-name="Visited_20_Internet_20_Link">
 </text:a>
 .</text:p>
      <text:p text:style-name="P4">
“Сьогодні <text:a xlink:type="simple" xlink:href="https://www.ukrinform.ua/tag-rosia" text:style-name="Internet_20_link" text:visited-style-name="Visited_20_Internet_20_Link">
 </text:a>
 окупувала 740 українськихродовищ корисних копалин. Злочинним шляхом, фактично крадучи те, що їй неналежить. Але у цивілізованих взаємовідносинах немає місця ні цій країні, ніїї компаніям, які безпосередньо чи опосередковано фінансують тероризм тазлочини проти Українського народу. Тому наразі уряд робить черговий крок длязапобігання будь-якій можливості доступу осіб, пов'язаних з агресором, доукраїнських надр”, - прокоментував міністр захисту довкілля та природнихресурсів Руслан Стрілець.</text:p>
      <text:p text:style-name="P4">
Зазначається, що необхідність створення такого переліку є вимогою нещодавноприйнятого Закону України від 01 грудня 2022 р. № 2805–IX «Про внесення зміндо деяких законодавчих актів України щодо удосконалення законодавства у сферікористування надрами». Адже саме цим Законом внесено зміни до Кодексу Українипро надра, зокрема, щодо визначення юридичних осіб, які не можуть бутикористувачами українських ресурсів. Це юридичні особи, в яких: істотну участьмає держава, визнана Верховною Радою України державою-агресором; істотнуучасть мають юридичні особи, зареєстровані у державі-агресорі; істотну участьмають або є кінцевими бенефіціарними власниками фізичні особи – громадяни тарезиденти держави-агресора.</text:p>
      <text:p text:style-name="P4">
«Щоб створити ефективні запобіжники для участі цих осіб у торгах, і виникланеобхідність затвердити у сфері надрокористування перелік іноземних фондовихбірж, до торгів на яких допущені акції юридичних осіб, крім резидентівдержави-агресора», – додали в міністерстві.</text:p>
      <text:p text:style-name="P4">
<text:span text:style-name="T4">
Читайте також:</text:span>
 <text:a xlink:type="simple" xlink:href="https://www.ukrinform.ua/rubric-polytics/3694085-ukraina-rozirvala-ugodu-z-rosieu-pro-poradok-peretinu-kordonu.html" text:style-name="Internet_20_link" text:visited-style-name="Visited_20_Internet_20_Link">
 <text:span text:style-name="T4">
Україна</text:span>
 <text:span text:style-name="T4">
розірвала</text:span>
 <text:span text:style-name="T4">
угоду</text:span>
 <text:span text:style-name="T4">
росією</text:span>
 <text:span text:style-name="T4">
про</text:span>
<text:span text:style-name="T4">
порядок</text:span>
 <text:span text:style-name="T4">
перетину</text:span>
 <text:span text:style-name="T4">
кордону</text:span>
 </text:a>
</text:p>
      <text:p text:style-name="P4">
Як повідомлялося, Кабінет Міністрів підтримав припинення дії угоди міжУкраїною та рф про заохочення та взаємний захист інвестицій.</text:p>
      <text:p text:style-name="P4">
Source: <text:a xlink:type="simple" xlink:href="https://www.ukrinform.ua/rubric-economy/3697654-urad-obmeziv-dostup-rosijskih-kompanij-na-ukrainskij-rinok-nadrokoristuvanna.html" text:style-name="Internet_20_link" text:visited-style-name="Visited_20_Internet_20_Link">
https://www.ukrinform.ua/rubric-economy/3697654-urad-obmeziv-dostup-rosijskih-kompanij-na-ukrainskij-rinok-nadrokoristuvanna.html</text:a>
</text:p>
      <!--NEWS-->
      <text:h text:style-name="P10" text:outline-level="1">
<text:span text:style-name="T4">
Українська важкоатлетка Гангур здобула дві медалі на чемпіонаті Європи</text:span>
</text:h>
      <text:p text:style-name="P4">
Authors: Ukrinform (Person)</text:p>
      <text:p text:style-name="P4">
Publisher: Укринформ (Organization)</text:p>
      <text:p text:style-name="P4">
Published Time: 2023-04-18T-52:03:48+03:00</text:p>
      <text:p text:style-name="P4">
Modified Time: 2023-04-18T21:03:48+03:00</text:p>
      <text:p text:style-name="P4">
Description: Українка Марія Гангур здобула дві медалі на чемпіонаті Європи з важкої атлетики. — Укрінформ.</text:p>
      <text:p text:style-name="P4">
Images: ["<text:a xlink:type="simple" xlink:href="https://static.ukrinform.com/photos/2023_04/thumb_files/630_360_1681840929-449.jpeg" text:style-name="Internet_20_link" text:visited-style-name="Visited_20_Internet_20_Link">
630_360_16818...</text:a>
"]</text:p>
      <text:p text:style-name="P4">
Tags: ['Важка атлетика']</text:p>
      <text:p text:style-name="P4">
Type: Article</text:p>
      <!--METADATA-->
      <text:p text:style-name="P4">
<draw:frame draw:style-name="fr1" draw:name="Image108" text:anchor-type="as-char" svg:width="6.9236in" svg:height="3.956343in" draw:z-index="0">
<draw:image xlink:href="../Images/yкринформ/2023-04-18T-52-03-48-03-00/630_360_1681840929-449.jpeg" xlink:type="simple" xlink:show="embed" xlink:actuate="onLoad" draw:mime-type="image/jpeg"/>
</draw:frame>
 УкраїнкаМарія Гангур здобула дві медалі на чемпіонаті Європи з важкої атлетики.</text:p>
      <text:p text:style-name="P4">
Вона виступила у вазі до 64 кг, передає Укрінформ.</text:p>
      <text:p text:style-name="P4">
Гангур здобула «бронзу» в ривку та «срібло» у двоборстві. У ривку Марія взялавагу 98 кг з третьої спроби. У поштовху українка стала п’ятою (116 кг), протеза сумою двоборства (214 кг) змогла здобути медаль.</text:p>
      <text:p text:style-name="P4">
Ще одна українка Ганна Давидова показала 7-й результат. Перемогу здобула НурайГюнгор з Туреччини.</text:p>
      <text:p text:style-name="P4">
<text:span text:style-name="T4">
Читайте також:</text:span>
 <text:a xlink:type="simple" xlink:href="https://www.ukrinform.ua/rubric-sports/3697157-ukrainka-konotop-stala-absolutnou-cempionkou-evropi-z-vazkoi-atletiki.html" text:style-name="Internet_20_link" text:visited-style-name="Visited_20_Internet_20_Link">
 <text:span text:style-name="T4">
Конотоп</text:span>
 </text:a>
</text:p>
      <text:p text:style-name="P4">
Як повідомлялося, ЧЄ проходить в Єревані, Вірменія.</text:p>
      <text:p text:style-name="P4">
Фото: WeightLifting World</text:p>
      <text:p text:style-name="P4">
Source: <text:a xlink:type="simple" xlink:href="https://www.ukrinform.ua/rubric-sports/3697653-ukrainska-vazkoatletka-gangur-zdobula-dvi-medali-na-cempionati-evropi.html" text:style-name="Internet_20_link" text:visited-style-name="Visited_20_Internet_20_Link">
https://www.ukrinform.ua/rubric-sports/3697653-ukrainska-vazkoatletka-gangur-zdobula-dvi-medali-na-cempionati-evropi.html</text:a>
</text:p>
      <!--NEWS-->
      <text:h text:style-name="P10" text:outline-level="1">
<text:span text:style-name="T4">
Кабмін прийняв постанову про позбавлення спортивної федерації статусу національної у разі участі у змаганнях з росіянами та білорусами</text:span>
</text:h>
      <text:p text:style-name="P4">
Authors: Ukrinform (Person)</text:p>
      <text:p text:style-name="P4">
Publisher: Укринформ (Organization)</text:p>
      <text:p text:style-name="P4">
Published Time: 2023-04-18T-55:44:10+03:00</text:p>
      <text:p text:style-name="P4">
Modified Time: 2023-04-18T20:44:10+03:00</text:p>
      <text:p text:style-name="P4">
Description: Кабінет Міністрів України прийняв постанову про позбавлення спортивної федерації статусу національної у разі участі у змаганнях, де виступають спортсмени з рф та білорусі. — Укрінформ.</text:p>
      <text:p text:style-name="P4">
Images: ["<text:a xlink:type="simple" xlink:href="https://static.ukrinform.com/photos/2023_04/thumb_files/630_360_1681839742-350.jpg" text:style-name="Internet_20_link" text:visited-style-name="Visited_20_Internet_20_Link">
630_360_16818...</text:a>
"]</text:p>
      <text:p text:style-name="P4">
Tags: ['Олімпіада', 'НОК України', 'Міністерство молоді та спорту']</text:p>
      <text:p text:style-name="P4">
Type: Article</text:p>
      <!--METADATA-->
      <text:p text:style-name="P4">
<draw:frame draw:style-name="fr1" draw:name="Image109" text:anchor-type="as-char" svg:width="6.9236in" svg:height="3.956343in" draw:z-index="0">
<draw:image xlink:href="../Images/yкринформ/2023-04-18T-55-44-10-03-00/630_360_1681839742-350.jpg" xlink:type="simple" xlink:show="embed" xlink:actuate="onLoad" draw:mime-type="image/jpeg"/>
</draw:frame>
 КабінетМіністрів України прийняв постанову про позбавлення спортивної федераціїстатусу національної у разі участі у змаганнях, де виступають спортсмени з рфта білорусі.</text:p>
      <text:p text:style-name="P4">
Як передає Укрінформ, з <text:a xlink:type="simple" xlink:href="https://mms.gov.ua/news/vneseno-zminy-do-polozhennia-pro-nadannia-na-konkursnykh-zasadakh-sportyvnii-federatsii-statusu-natsionalnoi-ta-pozbavlennia-takoho-statusu" text:style-name="Internet_20_link" text:visited-style-name="Visited_20_Internet_20_Link">
 </text:a>
 на офіційний сайтМіністерства молоді та спорту України.</text:p>
      <text:p text:style-name="P4">
Кабмін вніс зміни до Положення про надання на конкурсних засадах спортивнійфедерації статусу національної та позбавлення такого статусу.</text:p>
      <text:p text:style-name="P4">
«Постановою, зокрема, передбачається можливість позбавлення всеукраїнськоїспортивної федерації статусу національної у разі участі спортсменів, що єчленами відповідних спортивних федерацій, у міжнародних спортивних змаганнях,в яких беруть участь спортсмени з Російської Федерації та Республіки Білорусь.</text:p>
      <text:p text:style-name="P4">
Слід зазначити, що особливістю статусу «національна» є те, що держава надаєокремі повноваження федераціям щодо розвитку виду спорту, проведення офіційнихчемпіонатів та інших змагань в Україні та можливість представляти Україну наміжнародній спортивній арені.</text:p>
      <text:p text:style-name="P4">
Документом внесено зміни до пункту 15 Положення доповнивши його після абзацутретього новим абзацом такого змісту: «участі спортсменів, що є членамивідповідних спортивних федерацій, у міжнародних спортивних змаганнях, в якихберуть участь спортсмени з Російської Федерації та/або Республіки Білорусь;».</text:p>
      <text:p text:style-name="P4">
Нормативно-правовий акт розроблено з урахуванням рішення Міжнародногоолімпійського комітету, який рекомендував міжнародним спортивним федераціямдопустити атлетів з російської федерації та республіки білорусь до міжнароднихспортивних змагань, організованими міжнародними федераціями та організаторамиміжнародних спортивних подій у нейтральному статусі», – повідомилоМіністерство молоді та спорту України.</text:p>
      <text:p text:style-name="P4">
<text:span text:style-name="T4">
Читайте також:</text:span>
 <text:a xlink:type="simple" xlink:href="https://www.ukrinform.ua/rubric-sports/3695989-bidnij-e-bagato-krain-aki-rozgladaut-varianti-zorstkoi-reakcii-na-dopusk-rosian-i-bilorusiv.html" text:style-name="Internet_20_link" text:visited-style-name="Visited_20_Internet_20_Link">
 <text:span text:style-name="T4">
Бідний</text:span>
 </text:a>
</text:p>
      <text:p text:style-name="P4">
Як повідомлялося, Міністерство молоді та спорту опублікувало наказ, в якомузаборонило українським спортивним делегаціям брати участь у змаганнях, до якихдопущено представників росії й білорусі. Наказ поширюється на офіційніделегації національних збірних України з олімпійських та неолімпійських видівспорту. В разі порушення делегатів відкличуть із таких змагань, а відповіднуфедерацію позбавлять статусу національної.</text:p>
      <text:p text:style-name="P4">
Як повідомляв Укрінформ, раніше Виконком МОК рекомендував повернути російськихта білоруських спортсменів до міжнародних змагань у нейтральному статусі. Прицьому не допускаються до турнірів команди з росії та білорусі, а такожспортсмени, які підтримують війну або мають контракт з арміями росії абобілорусі.</text:p>
      <text:p text:style-name="P4">
Фото: Getty Images</text:p>
      <text:p text:style-name="P4">
Source: <text:a xlink:type="simple" xlink:href="https://www.ukrinform.ua/rubric-sports/3697648-kabmin-prijnav-postanovu-pro-pozbavlenna-sportivnoi-federacii-statusu-nacionalnoi-u-razi-ucasti-u-zmagannah-z-rosianami-ta-bilorusami.html" text:style-name="Internet_20_link" text:visited-style-name="Visited_20_Internet_20_Link">
https://www.ukrinform.ua/rubric-sports/3697648-kabmin-prijnav-postanovu-pro-pozbavlenna-sportivnoi-federacii-statusu-nacionalnoi-u-razi-ucasti-u-zmagannah-z-rosianami-ta-bilorusami.html</text:a>
</text:p>
      <!--NEWS-->
      <text:h text:style-name="P10" text:outline-level="1">
<text:span text:style-name="T4">
У Маріуполі фіксують рух танків у напрямку Новоазовська</text:span>
</text:h>
      <text:p text:style-name="P4">
Authors: Ukrinform (Person)</text:p>
      <text:p text:style-name="P4">
Publisher: Укринформ (Organization)</text:p>
      <text:p text:style-name="P4">
Published Time: 2023-04-18T-57:42:00+03:00</text:p>
      <text:p text:style-name="P4">
Modified Time: 2023-04-18T20:42:00+03:00</text:p>
      <text:p text:style-name="P4">
Description: У тимчасово захопленому російськими військовими Маріуполі фіксують рух танків через центр міста в напрямку Новоазовська.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Танк', 'Російські військові', 'Війна з росією']</text:p>
      <text:p text:style-name="P4">
Type: Article</text:p>
      <!--METADATA-->
      <text:p text:style-name="P4">
<draw:frame draw:style-name="fr1" draw:name="Image110" text:anchor-type="as-char" svg:width="6.9236in" svg:height="3.956343in" draw:z-index="0">
<draw:image xlink:href="../Images/yкринформ/2023-04-18T-57-42-00-03-00/630_360_1680546247-363.jpg" xlink:type="simple" xlink:show="embed" xlink:actuate="onLoad" draw:mime-type="image/jpeg"/>
</draw:frame>
 Утимчасово захопленому російськими військовими Маріуполі фіксують рух танківчерез центр міста в напрямку Новоазовська.</text:p>
      <text:p text:style-name="P4">
Як передає Укрінформ, про це у <text:a xlink:type="simple" xlink:href="https://t.me/andriyshTime/8763" text:style-name="Internet_20_link" text:visited-style-name="Visited_20_Internet_20_Link">
 </text:a>
 повідомиврадник міського голови Маріуполя Петро Андрющенко та опублікував відповідневідео.</text:p>
      <text:p text:style-name="P4">
«Повертаючись до танків на вулицях <text:a xlink:type="simple" xlink:href="https://www.ukrinform.ua/tag-mariupol" text:style-name="Internet_20_link" text:visited-style-name="Visited_20_Internet_20_Link">
 </text:a>
. Фіксуємо черговий зворотній рух танків. З напряму Мангушу через центр містав напрям Новоазовська. Чергове посилення на Вугледарський напрям», - написавАндрющенко.</text:p>
      <text:p text:style-name="P4">
<text:span text:style-name="T4">
Читайте також:</text:span>
 <text:a xlink:type="simple" xlink:href="https://www.ukrinform.ua/rubric-ato/3697428-u-mariupolskij-rajon-pribuli-cergovi-pidrozdili-zagarbnikiv.html" text:style-name="Internet_20_link" text:visited-style-name="Visited_20_Internet_20_Link">
 <text:span text:style-name="T4">
Маріупол</text:span>
 </text:a>
</text:p>
      <text:p text:style-name="P4">
Як повідомлялося, Маріуполь та навколишні селища загарбники перетворюють навійськово-логістичний хаб російської армії.</text:p>
      <text:p text:style-name="P4">
Source: <text:a xlink:type="simple" xlink:href="https://www.ukrinform.ua/rubric-ato/3697647-u-mariupoli-fiksuut-ruh-tankiv-u-napramku-novoazovska.html" text:style-name="Internet_20_link" text:visited-style-name="Visited_20_Internet_20_Link">
https://www.ukrinform.ua/rubric-ato/3697647-u-mariupoli-fiksuut-ruh-tankiv-u-napramku-novoazovska.html</text:a>
</text:p>
      <!--NEWS-->
      <text:h text:style-name="P10" text:outline-level="1">
<text:span text:style-name="T4">
Штати й НАТО поки не бачили ознак переміщення ядерної зброї з росії в білорусь</text:span>
</text:h>
      <text:p text:style-name="P4">
Authors: Ukrinform (Person)</text:p>
      <text:p text:style-name="P4">
Publisher: Укринформ (Organization)</text:p>
      <text:p text:style-name="P4">
Published Time: 2023-04-18T-59:40:53+03:00</text:p>
      <text:p text:style-name="P4">
Modified Time: 2023-04-18T20:40:53+03:00</text:p>
      <text:p text:style-name="P4">
Description: Сполучені Штати й Північноатлантичний альянс станом на зараз не бачили жодних змін у позиціях стратегічних ядерних сил рф, у тому числі переміщення тактичної ядерної зброї на територію республіки білорусь. — Укрінформ.</text:p>
      <text:p text:style-name="P4">
Images: ["<text:a xlink:type="simple" xlink:href="https://static.ukrinform.com/photos/2022_01/thumb_files/630_360_1641836883-328.jpg" text:style-name="Internet_20_link" text:visited-style-name="Visited_20_Internet_20_Link">
630_360_16418...</text:a>
"]</text:p>
      <text:p text:style-name="P4">
Tags: ['білорусь', 'НАТО', 'США', 'Ядерна зброя', 'росія']</text:p>
      <text:p text:style-name="P4">
Type: Article</text:p>
      <!--METADATA-->
      <text:p text:style-name="P4">
<draw:frame draw:style-name="fr1" draw:name="Image111" text:anchor-type="as-char" svg:width="6.9236in" svg:height="3.956343in" draw:z-index="0">
<draw:image xlink:href="../Images/yкринформ/2023-04-18T-59-40-53-03-00/630_360_1641836883-328.jpg" xlink:type="simple" xlink:show="embed" xlink:actuate="onLoad" draw:mime-type="image/jpeg"/>
</draw:frame>
 СполученіШтати й Північноатлантичний альянс станом на зараз не бачили жодних змін упозиціях стратегічних ядерних сил рф, у тому числі переміщення тактичноїядерної зброї на територію республіки білорусь.</text:p>
      <text:p text:style-name="P4">
Про це заявила у вівторок під час конференції НАТО в Вашингтоні першазаступниця держсекретаря США Венді Шерман, передає власний кореспондентУкрінформу.</text:p>
      <text:p text:style-name="P4">
«Ми всі стежили й були занепокоєні, що володимир путін використає те, що вінназиває нестратегічною тактичною ядерною зброєю, або вчинить певні показовідії з метою ескалації, але в умовах керованої ескалації ризику»,- зауважилазаступниця держсекретаря США.</text:p>
      <text:p text:style-name="P4">
Вона підкреслила, що в <text:a xlink:type="simple" xlink:href="https://www.ukrinform.ua/tag-ssa" text:style-name="Internet_20_link" text:visited-style-name="Visited_20_Internet_20_Link">
 </text:a>
 і НАТО уважностежать за розвитком подій. Водночас Шерман погодилася з оцінкою генсека НАТОЄнса Столтенберга, що Альянс поки не побачив «жодних змін у позиціяхстратегічних сил росії», які вимагали би змін у позиції союзниківПівнічноатлантичного альянсу. Вона зазначила, що, за інформацією американськоїсторони, росія поки не перемістила ядерну зброю до білорусі, однак наголосила,що такий крок рф без сумніву вважався би «небезпечною ескалацією».</text:p>
      <text:p text:style-name="P4">
<text:span text:style-name="T4">
Читайте також:</text:span>
 <text:a xlink:type="simple" xlink:href="https://www.ukrinform.ua/rubric-world/3697577-ssa-zaklikali-kraini-nato-posiliti-kontrol-nad-nerozpovsudzennam-adernoi-zbroi.html" text:style-name="Internet_20_link" text:visited-style-name="Visited_20_Internet_20_Link">
 <text:span text:style-name="T4">
США</text:span>
 </text:a>
</text:p>
      <text:p text:style-name="P4">
Як повідомляв Укрінформ, минулого місяця путін заявив, що рф має на метіпобудувати до липня спеціальне сховище для тактичної ядерної зброї в білорусі.Він також зазначив, що росія вже передислокувала в рб ракетний комплекс«Іскандер», здатний нести ядерні боєзаряди.</text:p>
      <text:p text:style-name="P4">
<text:span text:style-name="T5">
Фото: @DeputySecState</text:span>
</text:p>
      <text:p text:style-name="P4">
Source: <text:a xlink:type="simple" xlink:href="https://www.ukrinform.ua/rubric-world/3697646-stati-j-nato-poki-ne-bacili-oznak-peremisenna-adernoi-zbroi-z-rosii-v-bilorus.html" text:style-name="Internet_20_link" text:visited-style-name="Visited_20_Internet_20_Link">
https://www.ukrinform.ua/rubric-world/3697646-stati-j-nato-poki-ne-bacili-oznak-peremisenna-adernoi-zbroi-z-rosii-v-bilorus.html</text:a>
</text:p>
      <!--NEWS-->
      <text:h text:style-name="P10" text:outline-level="1">
<text:span text:style-name="T4">
Ворог ударив по Нікопольському району: пошкоджені будинки й сонячні панелі</text:span>
</text:h>
      <text:p text:style-name="P4">
Authors: Ukrinform (Person)</text:p>
      <text:p text:style-name="P4">
Publisher: Укринформ (Organization)</text:p>
      <text:p text:style-name="P4">
Published Time: 2023-04-18T-61:32:00+03:00</text:p>
      <text:p text:style-name="P4">
Modified Time: 2023-04-18T20:32:00+03:00</text:p>
      <text:p text:style-name="P4">
Description: Ворожа армія вдарила по Нікопольському району, є руйнування на території Червоногригорівської громади. — Укрінформ.</text:p>
      <text:p text:style-name="P4">
Images: ["<text:a xlink:type="simple" xlink:href="https://static.ukrinform.com/photos/2023_04/thumb_files/630_360_1681838994-370.jpg" text:style-name="Internet_20_link" text:visited-style-name="Visited_20_Internet_20_Link">
630_360_16818...</text:a>
"]</text:p>
      <text:p text:style-name="P4">
Tags: None</text:p>
      <text:p text:style-name="P4">
Type: Article</text:p>
      <!--METADATA-->
      <text:p text:style-name="P4">
<draw:frame draw:style-name="fr1" draw:name="Image112" text:anchor-type="as-char" svg:width="6.9236in" svg:height="3.956343in" draw:z-index="0">
<draw:image xlink:href="../Images/yкринформ/2023-04-18T-61-32-00-03-00/630_360_1681838994-370.jpg" xlink:type="simple" xlink:show="embed" xlink:actuate="onLoad" draw:mime-type="image/jpeg"/>
</draw:frame>
 Ворожаармія вдарила по Нікопольському району, є руйнування на територіїЧервоногригорівської громади.</text:p>
      <text:p text:style-name="P4">
Про це в <text:a xlink:type="simple" xlink:href="http://t.me/mykola_lukashuk/4177" text:style-name="Internet_20_link" text:visited-style-name="Visited_20_Internet_20_Link">
 </text:a>
 повідомляє головаДніпропетровської обласної ради Микола Лукашук, передає Укрінформ.</text:p>
      <text:p text:style-name="P4">
«Знову атаки по Нікопольському району. Вдень окупанти били поЧервоногригорівській громаді. Внаслідок обстрілу знищені і пошкоджені сонячніпанелі», - написав він.</text:p>
      <text:p text:style-name="P4">
Зазначається, що пошкоджено приватне підприємство, 6 житлових будинків,господарча споруда, автомобіль та парники. Рятувальники обстежують територію.Травмованих або загиблих немає.</text:p>
      <text:p text:style-name="P4">
<text:span text:style-name="T4">
Читайте також:</text:span>
 <text:a xlink:type="simple" xlink:href="https://www.ukrinform.ua/rubric-regions/3697596-na-hersonsini-vnaslidok-obstriliv-znestrumleni-dva-naseleni-punkti.html" text:style-name="Internet_20_link" text:visited-style-name="Visited_20_Internet_20_Link">
 <text:span text:style-name="T4">
обстріл</text:span>
 </text:a>
</text:p>
      <text:p text:style-name="P4">
Раніше повідомлялось, що вчора агресор також обстрілював Нікопольщину.Поранень зазнав чоловік.</text:p>
      <text:p text:style-name="P4">
Source: <text:a xlink:type="simple" xlink:href="https://www.ukrinform.ua/rubric-ato/3697645-vorog-udariv-po-nikopolskomu-rajonu-poskodzeni-budinki-j-sonacni-paneli.html" text:style-name="Internet_20_link" text:visited-style-name="Visited_20_Internet_20_Link">
https://www.ukrinform.ua/rubric-ato/3697645-vorog-udariv-po-nikopolskomu-rajonu-poskodzeni-budinki-j-sonacni-paneli.html</text:a>
</text:p>
      <!--NEWS-->
      <text:h text:style-name="P10" text:outline-level="1">
<text:span text:style-name="T4">
Німеччина передала Україні систему ППО Patriot</text:span>
</text:h>
      <text:p text:style-name="P4">
Authors: Ukrinform (Person)</text:p>
      <text:p text:style-name="P4">
Publisher: Укринформ (Organization)</text:p>
      <text:p text:style-name="P4">
Published Time: 2023-04-18T-63:23:00+03:00</text:p>
      <text:p text:style-name="P4">
Modified Time: 2023-04-18T20:23:00+03:00</text:p>
      <text:p text:style-name="P4">
Description: Німеччина передала Україні зенітно-ракетний комплекс Patriot. — Укрінформ.</text:p>
      <text:p text:style-name="P4">
Images: ["<text:a xlink:type="simple" xlink:href="https://static.ukrinform.com/photos/2023_02/thumb_files/630_360_1677609021-779.jpg" text:style-name="Internet_20_link" text:visited-style-name="Visited_20_Internet_20_Link">
630_360_16776...</text:a>
", "<text:a xlink:type="simple" xlink:href="https://static.ukrinform.com/photos/2023_04/1681838994-538.jpg" text:style-name="Internet_20_link" text:visited-style-name="Visited_20_Internet_20_Link">
1681838994-53...</text:a>
"]</text:p>
      <text:p text:style-name="P4">
Tags: ['Німеччина', 'Patriot ', 'ППО']</text:p>
      <text:p text:style-name="P4">
Type: Article</text:p>
      <!--METADATA-->
      <text:p text:style-name="P4">
<draw:frame draw:style-name="fr1" draw:name="Image113" text:anchor-type="as-char" svg:width="6.9236in" svg:height="3.956343in" draw:z-index="0">
<draw:image xlink:href="../Images/yкринформ/2023-04-18T-63-23-00-03-00/630_360_1677609021-779.jpg" xlink:type="simple" xlink:show="embed" xlink:actuate="onLoad" draw:mime-type="image/jpeg"/>
</draw:frame>
 Німеччинапередала Україні зенітно-ракетний комплекс Patriot.</text:p>
      <text:p text:style-name="P4">
Про це <text:a xlink:type="simple" xlink:href="https://www.bundesregierung.de/breg-en/news/military-support-ukraine-2054992" text:style-name="Internet_20_link" text:visited-style-name="Visited_20_Internet_20_Link">
 </text:a>
 на сайті німецького уряду, де оприлюднено оновлений списоквійськової допомоги, передає Укрінформ.</text:p>
      <text:p text:style-name="P4">
У списку, зокрема, система Patriot, 16 вантажівок Zetros (загалом їх передановже 76) і два автомобілі для охорони кордону (раніше було передано 122одиниці).</text:p>
      <text:p text:style-name="P4">
<draw:frame draw:style-name="fr1" draw:name="Image114" text:anchor-type="as-char" svg:width="6.9236in" svg:height="5.468362in" draw:z-index="0">
<draw:image xlink:href="../Images/yкринформ/2023-04-18T-63-23-00-03-00/1681838994-538.jpg" xlink:type="simple" xlink:show="embed" xlink:actuate="onLoad" draw:mime-type="image/jpeg"/>
</draw:frame>
</text:p>
      <text:p text:style-name="P4">
Слід зауважити, що німецька сторона повідомляє про передачу систем озброєньтоді, коли вони вже перебувають на території Україні та доставлені до місцядислокації.</text:p>
      <text:p text:style-name="P4">
<text:span text:style-name="T4">
Читайте також:</text:span>
 <text:a xlink:type="simple" xlink:href="https://www.ukrinform.ua/rubric-ato/3693947-ukraina-povidomit-pro-nadhodzenna-patriot-todi-koli-ce-bude-potribno-ignat.html" text:style-name="Internet_20_link" text:visited-style-name="Visited_20_Internet_20_Link">
 <text:span text:style-name="T4">
Patriot</text:span>
 </text:a>
</text:p>
      <text:p text:style-name="P4">
Як повідомляв Укрінформ, <text:a xlink:type="simple" xlink:href="https://www.ukrinform.ua/tag-nimeccina" text:style-name="Internet_20_link" text:visited-style-name="Visited_20_Internet_20_Link">
 </text:a>
 передалаУкраїні танки Leopard 2A6, БМП Marder і танки для розмінування.</text:p>
      <text:p text:style-name="P4">
Source: <text:a xlink:type="simple" xlink:href="https://www.ukrinform.ua/rubric-ato/3697643-nimeccina-peredala-ukraini-sistemu-ppo-patriot.html" text:style-name="Internet_20_link" text:visited-style-name="Visited_20_Internet_20_Link">
https://www.ukrinform.ua/rubric-ato/3697643-nimeccina-peredala-ukraini-sistemu-ppo-patriot.html</text:a>
</text:p>
      <!--NEWS-->
      <text:h text:style-name="P10" text:outline-level="1">
<text:span text:style-name="T4">
According to Kremlin Putin visited military HQs in occupied regions of Ukraine</text:span>
</text:h>
      <text:p text:style-name="P4">
Authors: liveuamap (Language: en)</text:p>
      <text:p text:style-name="P4">
Time: 2023-04-18T01:42:16</text:p>
      <text:p text:style-name="P4">
Location: Rostov (Latitude:47.26432 Longtitude:39.64828)</text:p>
      <text:p text:style-name="P4">
Videos: []</text:p>
      <text:p text:style-name="P4">
Images: []</text:p>
      <text:p text:style-name="P4">
Tags: ["Russia"]</text:p>
      <text:p text:style-name="P4">
ID: 22556844</text:p>
      <!--METADATA-->
      <text:p text:style-name="P4">
According to Kremlin Putin visited military HQs in occupied regions of Ukraine</text:p>
      <text:p text:style-name="P4">
News Collection Link: <text:a xlink:type="simple" xlink:href="https://liveuamap.com/en/2023/18-april-according-to-kremlin-putin-visited-military-hqs" text:style-name="Internet_20_link" text:visited-style-name="Visited_20_Internet_20_Link">
https://liveuamap.com/en/2023/18-april-according-to-kremlin-putin-visited-military-hqs</text:a>
</text:p>
      <text:p text:style-name="P4">
Source: <text:a xlink:type="simple" xlink:href="https://t.me/rian_ru/200117" text:style-name="Internet_20_link" text:visited-style-name="Visited_20_Internet_20_Link">
https://t.me/rian_ru/200117</text:a>
</text:p>
      <!--NEWS-->
      <text:h text:style-name="P10" text:outline-level="1">
<text:span text:style-name="T4">
Poltavska Oblast(07:44). Red Alert: aerial threat. Sirens sounding. Take cover now!</text:span>
</text:h>
      <text:p text:style-name="P4">
Authors: liveuamap (Language: en)</text:p>
      <text:p text:style-name="P4">
Time: 2023-04-18T01:45:00</text:p>
      <text:p text:style-name="P4">
Location: Poltavska Oblast (Latitude:49.47627 Longtitude:33.81773)</text:p>
      <text:p text:style-name="P4">
Videos: []</text:p>
      <text:p text:style-name="P4">
Images: []</text:p>
      <text:p text:style-name="P4">
Tags: ["Europe", "Central and Eastern Europe"]</text:p>
      <text:p text:style-name="P4">
ID: 22556850</text:p>
      <!--METADATA-->
      <text:p text:style-name="P4">
Poltavska Oblast(07:44). Red Alert: aerial threat. Sirens sounding. Take covernow!</text:p>
      <text:p text:style-name="P4">
News Collection Link: <text:a xlink:type="simple" xlink:href="https://liveuamap.com/en/2023/18-april-poltavska-oblast0744-red-alert-aeriag" text:style-name="Internet_20_link" text:visited-style-name="Visited_20_Internet_20_Link">
https://liveuamap.com/en/2023/18-april-poltavska-oblast0744-red-alert-aeriag</text:a>
</text:p>
      <text:p text:style-name="P4">
Source: <text:a xlink:type="simple" xlink:href="https://t.me/suspilnepoltava/10815" text:style-name="Internet_20_link" text:visited-style-name="Visited_20_Internet_20_Link">
https://t.me/suspilnepoltava/10815</text:a>
</text:p>
      <!--NEWS-->
      <text:h text:style-name="P10" text:outline-level="1">
<text:span text:style-name="T4">
Kharkiv, Kharkivska Oblast, Dnipro, Dnipropetrovska Oblast, Zaporizka Oblast, Donetsk Oblast(...</text:span>
</text:h>
      <text:p text:style-name="P4">
Authors: liveuamap (Language: en)</text:p>
      <text:p text:style-name="P4">
Time: 2023-04-18T01:47:00</text:p>
      <text:p text:style-name="P4">
Location: Kharkiv (Latitude:49.98023 Longtitude:36.25234)</text:p>
      <text:p text:style-name="P4">
Videos: []</text:p>
      <text:p text:style-name="P4">
Images: []</text:p>
      <text:p text:style-name="P4">
Tags: ["Europe", "Central and Eastern Europe"]</text:p>
      <text:p text:style-name="P4">
ID: 22556856</text:p>
      <!--METADATA-->
      <text:p text:style-name="P4">
Kharkiv, Kharkivska Oblast, Dnipro, Dnipropetrovska Oblast, Zaporizka Oblast,Donetsk Oblast(07:45). Red Alert: aerial threat. Sirens sounding. Take covernow!</text:p>
      <text:p text:style-name="P4">
News Collection Link: <text:a xlink:type="simple" xlink:href="https://liveuamap.com/en/2023/18-april-kharkiv-kharkivska-oblast-dnipro-dnig" text:style-name="Internet_20_link" text:visited-style-name="Visited_20_Internet_20_Link">
https://liveuamap.com/en/2023/18-april-kharkiv-kharkivska-oblast-dnipro-dnig</text:a>
</text:p>
      <text:p text:style-name="P4">
Source: <text:a xlink:type="simple" xlink:href="https://t.me/air_alert_ua/43258" text:style-name="Internet_20_link" text:visited-style-name="Visited_20_Internet_20_Link">
https://t.me/air_alert_ua/43258</text:a>
</text:p>
      <!--NEWS-->
      <text:h text:style-name="P10" text:outline-level="1">
<text:span text:style-name="T4">
Chernihivska Oblast(08:13). Red Alert: aerial threat. Sirens sounding. Take cover now!</text:span>
</text:h>
      <text:p text:style-name="P4">
Authors: liveuamap (Language: en)</text:p>
      <text:p text:style-name="P4">
Time: 2023-04-18T02:13:00</text:p>
      <text:p text:style-name="P4">
Location: Chernihivska Oblast (Latitude:51.3324 Longtitude:31.99931)</text:p>
      <text:p text:style-name="P4">
Videos: []</text:p>
      <text:p text:style-name="P4">
Images: []</text:p>
      <text:p text:style-name="P4">
Tags: ["Europe", "Central and Eastern Europe"]</text:p>
      <text:p text:style-name="P4">
ID: 22556888</text:p>
      <!--METADATA-->
      <text:p text:style-name="P4">
Chernihivska Oblast(08:13). Red Alert: aerial threat. Sirens sounding. Takecover now!</text:p>
      <text:p text:style-name="P4">
News Collection Link: <text:a xlink:type="simple" xlink:href="https://liveuamap.com/en/2023/18-april-chernihivska-oblast0813-red-alert-aeg" text:style-name="Internet_20_link" text:visited-style-name="Visited_20_Internet_20_Link">
https://liveuamap.com/en/2023/18-april-chernihivska-oblast0813-red-alert-aeg</text:a>
</text:p>
      <text:p text:style-name="P4">
Source: <text:a xlink:type="simple" xlink:href="https://t.me/suspilnechernihiv/17695" text:style-name="Internet_20_link" text:visited-style-name="Visited_20_Internet_20_Link">
https://t.me/suspilnechernihiv/17695</text:a>
</text:p>
      <!--NEWS-->
      <text:h text:style-name="P10" text:outline-level="1">
<text:span text:style-name="T4">
Sumska Oblast(08:14). Red Alert: aerial threat. Sirens sounding. Take cover now!</text:span>
</text:h>
      <text:p text:style-name="P4">
Authors: liveuamap (Language: en)</text:p>
      <text:p text:style-name="P4">
Time: 2023-04-18T02:15:00</text:p>
      <text:p text:style-name="P4">
Location: Sumska Oblast (Latitude:50.99896 Longtitude:33.99908)</text:p>
      <text:p text:style-name="P4">
Videos: []</text:p>
      <text:p text:style-name="P4">
Images: []</text:p>
      <text:p text:style-name="P4">
Tags: ["Europe", "Central and Eastern Europe"]</text:p>
      <text:p text:style-name="P4">
ID: 22556889</text:p>
      <!--METADATA-->
      <text:p text:style-name="P4">
Sumska Oblast(08:14). Red Alert: aerial threat. Sirens sounding. Take covernow!</text:p>
      <text:p text:style-name="P4">
News Collection Link: <text:a xlink:type="simple" xlink:href="https://liveuamap.com/en/2023/18-april-sumska-oblast0814-red-alert-aerial-tg" text:style-name="Internet_20_link" text:visited-style-name="Visited_20_Internet_20_Link">
https://liveuamap.com/en/2023/18-april-sumska-oblast0814-red-alert-aerial-tg</text:a>
</text:p>
      <text:p text:style-name="P4">
Source: <text:a xlink:type="simple" xlink:href="https://t.me/air_alert_ua/43260" text:style-name="Internet_20_link" text:visited-style-name="Visited_20_Internet_20_Link">
https://t.me/air_alert_ua/43260</text:a>
</text:p>
      <!--NEWS-->
      <text:h text:style-name="P10" text:outline-level="1">
<text:span text:style-name="T4">
Chernihivska Oblast(08:58). Red Alert: aerial threat. Sirens sounding. Take cover now!</text:span>
</text:h>
      <text:p text:style-name="P4">
Authors: liveuamap (Language: en)</text:p>
      <text:p text:style-name="P4">
Time: 2023-04-18T03:04:00</text:p>
      <text:p text:style-name="P4">
Location: Chernihivska Oblast (Latitude:51.33312 Longtitude:31.99934)</text:p>
      <text:p text:style-name="P4">
Videos: []</text:p>
      <text:p text:style-name="P4">
Images: []</text:p>
      <text:p text:style-name="P4">
Tags: ["Europe", "Central and Eastern Europe"]</text:p>
      <text:p text:style-name="P4">
ID: 22556911</text:p>
      <!--METADATA-->
      <text:p text:style-name="P4">
Chernihivska Oblast(08:58). Red Alert: aerial threat. Sirens sounding. Takecover now!</text:p>
      <text:p text:style-name="P4">
News Collection Link: <text:a xlink:type="simple" xlink:href="https://liveuamap.com/en/2023/18-april-chernihivska-oblast0858-red-alert-aeg" text:style-name="Internet_20_link" text:visited-style-name="Visited_20_Internet_20_Link">
https://liveuamap.com/en/2023/18-april-chernihivska-oblast0858-red-alert-aeg</text:a>
</text:p>
      <text:p text:style-name="P4">
Source: <text:a xlink:type="simple" xlink:href="https://t.me/air_alert_ua/43269" text:style-name="Internet_20_link" text:visited-style-name="Visited_20_Internet_20_Link">
https://t.me/air_alert_ua/43269</text:a>
</text:p>
      <!--NEWS-->
      <text:h text:style-name="P10" text:outline-level="1">
<text:span text:style-name="T4">
Sumska Oblast(09:29). Red Alert: aerial threat. Sirens sounding. Take cover now!</text:span>
</text:h>
      <text:p text:style-name="P4">
Authors: liveuamap (Language: en)</text:p>
      <text:p text:style-name="P4">
Time: 2023-04-18T03:31:00</text:p>
      <text:p text:style-name="P4">
Location: Sumska Oblast (Latitude:50.99972 Longtitude:34.00057)</text:p>
      <text:p text:style-name="P4">
Videos: []</text:p>
      <text:p text:style-name="P4">
Images: []</text:p>
      <text:p text:style-name="P4">
Tags: ["Europe", "Central and Eastern Europe"]</text:p>
      <text:p text:style-name="P4">
ID: 22556912</text:p>
      <!--METADATA-->
      <text:p text:style-name="P4">
Sumska Oblast(09:29). Red Alert: aerial threat. Sirens sounding. Take covernow!</text:p>
      <text:p text:style-name="P4">
News Collection Link: <text:a xlink:type="simple" xlink:href="https://liveuamap.com/en/2023/18-april-sumska-oblast0929-red-alert-aerial-tg" text:style-name="Internet_20_link" text:visited-style-name="Visited_20_Internet_20_Link">
https://liveuamap.com/en/2023/18-april-sumska-oblast0929-red-alert-aerial-tg</text:a>
</text:p>
      <text:p text:style-name="P4">
Source: <text:a xlink:type="simple" xlink:href="https://t.me/air_alert_ua/43270" text:style-name="Internet_20_link" text:visited-style-name="Visited_20_Internet_20_Link">
https://t.me/air_alert_ua/43270</text:a>
</text:p>
      <!--NEWS-->
      <text:h text:style-name="P10" text:outline-level="1">
<text:span text:style-name="T4">
Lukashenka met with the chief of Russian occupation authorities in Donetsk region of Ukraine ...</text:span>
</text:h>
      <text:p text:style-name="P4">
Authors: liveuamap (Language: en)</text:p>
      <text:p text:style-name="P4">
Time: 2023-04-18T04:31:30</text:p>
      <text:p text:style-name="P4">
Location: Minsk, (Latitude:53.92597 Longtitude:27.52539)</text:p>
      <text:p text:style-name="P4">
Videos: []</text:p>
      <text:p text:style-name="P4">
Images: ["<text:a xlink:type="simple" xlink:href="https://liveuamap.com/pics/2023/04/18/22556928_0.jpg" text:style-name="Internet_20_link" text:visited-style-name="Visited_20_Internet_20_Link">
22556928_0.jpg</text:a>
"]</text:p>
      <text:p text:style-name="P4">
Tags: ["Belarus", "Central and Eastern Europe"]</text:p>
      <text:p text:style-name="P4">
ID: 22556928</text:p>
      <!--METADATA-->
      <text:p text:style-name="P4">
Lukashenka met with the chief of Russian occupation authorities in Donetskregion of Ukraine Pushilin</text:p>
      <text:p text:style-name="P4">
<draw:frame draw:style-name="fr1" draw:name="Image115" text:anchor-type="as-char" svg:width="6.9236in" svg:height="9.231467in" draw:z-index="0">
<draw:image xlink:href="../Images/liveuamap/2023-04-18T04-31-30/22556928_0.jpg" xlink:type="simple" xlink:show="embed" xlink:actuate="onLoad" draw:mime-type="image/jpeg"/>
</draw:frame>
</text:p>
      <text:p text:style-name="P4">
News Collection Link: <text:a xlink:type="simple" xlink:href="https://liveuamap.com/en/2023/18-april-lukashenka-met-with-the-chief-of-russian-occupation" text:style-name="Internet_20_link" text:visited-style-name="Visited_20_Internet_20_Link">
https://liveuamap.com/en/2023/18-april-lukashenka-met-with-the-chief-of-russian-occupation</text:a>
</text:p>
      <text:p text:style-name="P4">
Source: <text:a xlink:type="simple" xlink:href="https://t.me/pul_1/8745" text:style-name="Internet_20_link" text:visited-style-name="Visited_20_Internet_20_Link">
https://t.me/pul_1/8745</text:a>
</text:p>
      <!--NEWS-->
      <text:h text:style-name="P10" text:outline-level="1">
<text:span text:style-name="T4">
At Sivershchyna and Slobozhanschyna directions Russian army shelled Sosnivka, Popivka and Isk...</text:span>
</text:h>
      <text:p text:style-name="P4">
Authors: liveuamap (Language: en)</text:p>
      <text:p text:style-name="P4">
Time: 2023-04-18T04:53:00</text:p>
      <text:p text:style-name="P4">
Location: Vovchansk (Latitude:50.41224 Longtitude:37.38682)</text:p>
      <text:p text:style-name="P4">
Videos: []</text:p>
      <text:p text:style-name="P4">
Images: []</text:p>
      <text:p text:style-name="P4">
Tags: ["Russia"]</text:p>
      <text:p text:style-name="P4">
ID: 22556946</text:p>
      <!--METADATA-->
      <text:p text:style-name="P4">
At Sivershchyna and Slobozhanschyna directions Russian army shelled Sosnivka,Popivka and Iskryskivschyna of Sumy region, also Okip, Bayrak, Vovchansk,Okhrimivka and Nesterne of Kharkiv region, - General Staff of Armed Forces ofUkraine says in the morning report</text:p>
      <text:p text:style-name="P4">
News Collection Link: <text:a xlink:type="simple" xlink:href="https://liveuamap.com/en/2023/18-april-at-sivershchyna-and-slobozhanschyna-directions-russian" text:style-name="Internet_20_link" text:visited-style-name="Visited_20_Internet_20_Link">
https://liveuamap.com/en/2023/18-april-at-sivershchyna-and-slobozhanschyna-directions-russian</text:a>
</text:p>
      <text:p text:style-name="P4">
Source: <text:a xlink:type="simple" xlink:href="https://t.me/lumsrc/4522" text:style-name="Internet_20_link" text:visited-style-name="Visited_20_Internet_20_Link">
https://t.me/lumsrc/4522</text:a>
</text:p>
      <!--NEWS-->
      <text:h text:style-name="P10" text:outline-level="1">
<text:span text:style-name="T4">
Donetsk Oblast(10:55). Red Alert: aerial threat. Sirens sounding. Take cover now!</text:span>
</text:h>
      <text:p text:style-name="P4">
Authors: liveuamap (Language: en)</text:p>
      <text:p text:style-name="P4">
Time: 2023-04-18T04:56:00</text:p>
      <text:p text:style-name="P4">
Location: Donetsk Oblast (Latitude:48.72639 Longtitude:37.57752)</text:p>
      <text:p text:style-name="P4">
Videos: []</text:p>
      <text:p text:style-name="P4">
Images: []</text:p>
      <text:p text:style-name="P4">
Tags: ["Europe", "Central and Eastern Europe"]</text:p>
      <text:p text:style-name="P4">
ID: 22556937</text:p>
      <!--METADATA-->
      <text:p text:style-name="P4">
Donetsk Oblast(10:55). Red Alert: aerial threat. Sirens sounding. Take covernow!</text:p>
      <text:p text:style-name="P4">
News Collection Link: <text:a xlink:type="simple" xlink:href="https://liveuamap.com/en/2023/18-april-donetsk-oblast1055-red-alert-aerial-g" text:style-name="Internet_20_link" text:visited-style-name="Visited_20_Internet_20_Link">
https://liveuamap.com/en/2023/18-april-donetsk-oblast1055-red-alert-aerial-g</text:a>
</text:p>
      <text:p text:style-name="P4">
Source: <text:a xlink:type="simple" xlink:href="https://t.me/air_alert_ua/43271" text:style-name="Internet_20_link" text:visited-style-name="Visited_20_Internet_20_Link">
https://t.me/air_alert_ua/43271</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8T04:59:23</text:p>
      <text:p text:style-name="P4">
Location: Marinka, Donetsk Oblast (Latitude:47.93969 Longtitude:37.50183)</text:p>
      <text:p text:style-name="P4">
Videos: []</text:p>
      <text:p text:style-name="P4">
Images: []</text:p>
      <text:p text:style-name="P4">
Tags: ["Russia"]</text:p>
      <text:p text:style-name="P4">
ID: 22556938</text:p>
      <!--METADATA-->
      <text:p text:style-name="P4">
Russian forces conducting offensive actions at Lyman, Bakhmut, Avdiivka andMaryinka directions. Ukrainian military repelled over 70 Russian attacks.Russian forces attempting to advance near Synkivka, north to Spirne, Bakhmut,Ivanivske and Predtechyne, Novokalynove, Syeverne and Pervomayske, Maryinka, -General Staff of Armed Forces of Ukraine says in the morning report</text:p>
      <text:p text:style-name="P4">
News Collection Link: <text:a xlink:type="simple" xlink:href="https://liveuamap.com/en/2023/18-april-russian-forces-conducting-offensive-actions-at-lyman" text:style-name="Internet_20_link" text:visited-style-name="Visited_20_Internet_20_Link">
https://liveuamap.com/en/2023/18-april-russian-forces-conducting-offensive-actions-at-lyman</text:a>
</text:p>
      <text:p text:style-name="P4">
Source: <text:a xlink:type="simple" xlink:href="https://t.me/lumsrc/4530" text:style-name="Internet_20_link" text:visited-style-name="Visited_20_Internet_20_Link">
https://t.me/lumsrc/4530</text:a>
</text:p>
      <!--NEWS-->
      <text:h text:style-name="P10" text:outline-level="1">
<text:span text:style-name="T4">
Poltavska Oblast(11:21). Red Alert: aerial threat. Sirens sounding. Take cover now!</text:span>
</text:h>
      <text:p text:style-name="P4">
Authors: liveuamap (Language: en)</text:p>
      <text:p text:style-name="P4">
Time: 2023-04-18T05:22:00</text:p>
      <text:p text:style-name="P4">
Location: Poltavska Oblast (Latitude:49.47611 Longtitude:33.81944)</text:p>
      <text:p text:style-name="P4">
Videos: []</text:p>
      <text:p text:style-name="P4">
Images: []</text:p>
      <text:p text:style-name="P4">
Tags: ["Europe", "Central and Eastern Europe"]</text:p>
      <text:p text:style-name="P4">
ID: 22556948</text:p>
      <!--METADATA-->
      <text:p text:style-name="P4">
Poltavska Oblast(11:21). Red Alert: aerial threat. Sirens sounding. Take covernow!</text:p>
      <text:p text:style-name="P4">
News Collection Link: <text:a xlink:type="simple" xlink:href="https://liveuamap.com/en/2023/18-april-poltavska-oblast1121-red-alert-aeriag" text:style-name="Internet_20_link" text:visited-style-name="Visited_20_Internet_20_Link">
https://liveuamap.com/en/2023/18-april-poltavska-oblast1121-red-alert-aeriag</text:a>
</text:p>
      <text:p text:style-name="P4">
Source: <text:a xlink:type="simple" xlink:href="https://t.me/suspilnepoltava/10820" text:style-name="Internet_20_link" text:visited-style-name="Visited_20_Internet_20_Link">
https://t.me/suspilnepoltava/10820</text:a>
</text:p>
      <!--NEWS-->
      <text:h text:style-name="P10" text:outline-level="1">
<text:span text:style-name="T4">
Dnipro, Dnipropetrovska Oblast, Zaporizka Oblast(11:21). Red Alert: aerial threat. Sirens sou...</text:span>
</text:h>
      <text:p text:style-name="P4">
Authors: liveuamap (Language: en)</text:p>
      <text:p text:style-name="P4">
Time: 2023-04-18T05:23:00</text:p>
      <text:p text:style-name="P4">
Location: Dnipro (Latitude:48.46018 Longtitude:35.03788)</text:p>
      <text:p text:style-name="P4">
Videos: []</text:p>
      <text:p text:style-name="P4">
Images: []</text:p>
      <text:p text:style-name="P4">
Tags: []</text:p>
      <text:p text:style-name="P4">
ID: 22556950</text:p>
      <!--METADATA-->
      <text:p text:style-name="P4">
None</text:p>
      <text:p text:style-name="P4">
News Collection Link: <text:a xlink:type="simple" xlink:href="https://liveuamap.com/en/2023/18-april-dnipro-dnipropetrovska-oblast-zaporig" text:style-name="Internet_20_link" text:visited-style-name="Visited_20_Internet_20_Link">
https://liveuamap.com/en/2023/18-april-dnipro-dnipropetrovska-oblast-zaporig</text:a>
</text:p>
      <text:p text:style-name="P4">
Source: <text:a xlink:type="simple" xlink:href="https://liveuamap.com/en/2023/18-april-dnipro-dnipropetrovska-oblast-zaporig" text:style-name="Internet_20_link" text:visited-style-name="Visited_20_Internet_20_Link">
https://liveuamap.com/en/2023/18-april-dnipro-dnipropetrovska-oblast-zaporig</text:a>
</text:p>
      <!--NEWS-->
      <text:h text:style-name="P10" text:outline-level="1">
<text:span text:style-name="T4">
Kharkiv, Kharkivska Oblast(11:25). Red Alert: aerial threat. Sirens sounding. Take cover now!</text:span>
</text:h>
      <text:p text:style-name="P4">
Authors: liveuamap (Language: en)</text:p>
      <text:p text:style-name="P4">
Time: 2023-04-18T05:27:00</text:p>
      <text:p text:style-name="P4">
Location: Kharkiv (Latitude:49.98182 Longtitude:36.25205)</text:p>
      <text:p text:style-name="P4">
Videos: []</text:p>
      <text:p text:style-name="P4">
Images: []</text:p>
      <text:p text:style-name="P4">
Tags: ["Europe", "Central and Eastern Europe"]</text:p>
      <text:p text:style-name="P4">
ID: 22556951</text:p>
      <!--METADATA-->
      <text:p text:style-name="P4">
Kharkiv, Kharkivska Oblast(11:25). Red Alert: aerial threat. Sirens sounding.Take cover now!</text:p>
      <text:p text:style-name="P4">
News Collection Link: <text:a xlink:type="simple" xlink:href="https://liveuamap.com/en/2023/18-april-kharkiv-kharkivska-oblast1125-red-alg" text:style-name="Internet_20_link" text:visited-style-name="Visited_20_Internet_20_Link">
https://liveuamap.com/en/2023/18-april-kharkiv-kharkivska-oblast1125-red-alg</text:a>
</text:p>
      <text:p text:style-name="P4">
Source: <text:a xlink:type="simple" xlink:href="https://t.me/air_alert_ua/43277" text:style-name="Internet_20_link" text:visited-style-name="Visited_20_Internet_20_Link">
https://t.me/air_alert_ua/43277</text:a>
</text:p>
      <!--NEWS-->
      <text:h text:style-name="P10" text:outline-level="1">
<text:span text:style-name="T4">
Chernihivska Oblast(11:59). Red Alert: aerial threat. Sirens sounding. Take cover now!</text:span>
</text:h>
      <text:p text:style-name="P4">
Authors: liveuamap (Language: en)</text:p>
      <text:p text:style-name="P4">
Time: 2023-04-18T06:00:00</text:p>
      <text:p text:style-name="P4">
Location: Chernihivska Oblast (Latitude:51.33322 Longtitude:32.00107)</text:p>
      <text:p text:style-name="P4">
Videos: []</text:p>
      <text:p text:style-name="P4">
Images: []</text:p>
      <text:p text:style-name="P4">
Tags: ["Europe", "Central and Eastern Europe"]</text:p>
      <text:p text:style-name="P4">
ID: 22556953</text:p>
      <!--METADATA-->
      <text:p text:style-name="P4">
Chernihivska Oblast(11:59). Red Alert: aerial threat. Sirens sounding. Takecover now!</text:p>
      <text:p text:style-name="P4">
News Collection Link: <text:a xlink:type="simple" xlink:href="https://liveuamap.com/en/2023/18-april-chernihivska-oblast1159-red-alert-aeg" text:style-name="Internet_20_link" text:visited-style-name="Visited_20_Internet_20_Link">
https://liveuamap.com/en/2023/18-april-chernihivska-oblast1159-red-alert-aeg</text:a>
</text:p>
      <text:p text:style-name="P4">
Source: <text:a xlink:type="simple" xlink:href="https://t.me/air_alert_ua/43284" text:style-name="Internet_20_link" text:visited-style-name="Visited_20_Internet_20_Link">
https://t.me/air_alert_ua/43284</text:a>
</text:p>
      <!--NEWS-->
      <text:h text:style-name="P10" text:outline-level="1">
<text:span text:style-name="T4">
Putin's visit to occupied part of Kherson region of Ukraine geolocated to Schaslyvtseve</text:span>
</text:h>
      <text:p text:style-name="P4">
Authors: liveuamap (Language: en)</text:p>
      <text:p text:style-name="P4">
Time: 2023-04-18T06:27:00</text:p>
      <text:p text:style-name="P4">
Location: Kherson (Latitude:46.0058 Longtitude:34.84474)</text:p>
      <text:p text:style-name="P4">
Videos: []</text:p>
      <text:p text:style-name="P4">
Images: ["<text:a xlink:type="simple" xlink:href="https://liveuamap.com/pics/2023/04/18/22556976_0.png" text:style-name="Internet_20_link" text:visited-style-name="Visited_20_Internet_20_Link">
22556976_0.png</text:a>
"]</text:p>
      <text:p text:style-name="P4">
Tags: ["Europe", "Central and Eastern Europe"]</text:p>
      <text:p text:style-name="P4">
ID: 22556976</text:p>
      <!--METADATA-->
      <text:p text:style-name="P4">
Putin's visit to occupied part of Kherson region of Ukraine geolocated toSchaslyvtseve</text:p>
      <text:p text:style-name="P4">
<draw:frame draw:style-name="fr1" draw:name="Image116" text:anchor-type="as-char" svg:width="6.9236in" svg:height="3.604066in" draw:z-index="0">
<draw:image xlink:href="../Images/liveuamap/2023-04-18T06-27-00/22556976_0.png" xlink:type="simple" xlink:show="embed" xlink:actuate="onLoad" draw:mime-type="image/png"/>
</draw:frame>
</text:p>
      <text:p text:style-name="P4">
News Collection Link: <text:a xlink:type="simple" xlink:href="https://liveuamap.com/en/2023/18-april-putins-visit-to-occupied-part-of-kherson-region" text:style-name="Internet_20_link" text:visited-style-name="Visited_20_Internet_20_Link">
https://liveuamap.com/en/2023/18-april-putins-visit-to-occupied-part-of-kherson-region</text:a>
</text:p>
      <text:p text:style-name="P4">
Source: <text:a xlink:type="simple" xlink:href="https://twitter.com/hochu_dodomu/status/1648257050340741122" text:style-name="Internet_20_link" text:visited-style-name="Visited_20_Internet_20_Link">
https://twitter.com/hochu_dodomu/status/1648257050340741122</text:a>
</text:p>
      <!--NEWS-->
      <text:h text:style-name="P10" text:outline-level="1">
<text:span text:style-name="T4">
1 person killed, 6 wounded as result of shelling in central Kherson</text:span>
</text:h>
      <text:p text:style-name="P4">
Authors: liveuamap (Language: en)</text:p>
      <text:p text:style-name="P4">
Time: 2023-04-18T06:35:00</text:p>
      <text:p text:style-name="P4">
Location: Kherson (Latitude:46.63883 Longtitude:32.6096)</text:p>
      <text:p text:style-name="P4">
Videos: []</text:p>
      <text:p text:style-name="P4">
Images: ["<text:a xlink:type="simple" xlink:href="https://liveuamap.com/pics/2023/04/18/22556970_0.jpg" text:style-name="Internet_20_link" text:visited-style-name="Visited_20_Internet_20_Link">
22556970_0.jpg</text:a>
"]</text:p>
      <text:p text:style-name="P4">
Tags: ["Europe", "Central and Eastern Europe"]</text:p>
      <text:p text:style-name="P4">
ID: 22556970</text:p>
      <!--METADATA-->
      <text:p text:style-name="P4">
1 person killed, 6 wounded as result of shelling in central Kherson</text:p>
      <text:p text:style-name="P4">
<draw:frame draw:style-name="fr1" draw:name="Image117" text:anchor-type="as-char" svg:width="6.9236in" svg:height="3.444462in" draw:z-index="0">
<draw:image xlink:href="../Images/liveuamap/2023-04-18T06-35-00/22556970_0.jpg" xlink:type="simple" xlink:show="embed" xlink:actuate="onLoad" draw:mime-type="image/jpeg"/>
</draw:frame>
</text:p>
      <text:p text:style-name="P4">
News Collection Link: <text:a xlink:type="simple" xlink:href="https://liveuamap.com/en/2023/18-april-1-person-killed-6-wounded-as-result-of-shelling" text:style-name="Internet_20_link" text:visited-style-name="Visited_20_Internet_20_Link">
https://liveuamap.com/en/2023/18-april-1-person-killed-6-wounded-as-result-of-shelling</text:a>
</text:p>
      <text:p text:style-name="P4">
Source: <text:a xlink:type="simple" xlink:href="https://twitter.com/Irina61032137/status/1648259063229054976" text:style-name="Internet_20_link" text:visited-style-name="Visited_20_Internet_20_Link">
https://twitter.com/Irina61032137/status/1648259063229054976</text:a>
</text:p>
      <!--NEWS-->
      <text:h text:style-name="P10" text:outline-level="1">
<text:span text:style-name="T4">
Donetsk Oblast(13:00). Red Alert: aerial threat. Sirens sounding. Take cover now!</text:span>
</text:h>
      <text:p text:style-name="P4">
Authors: liveuamap (Language: en)</text:p>
      <text:p text:style-name="P4">
Time: 2023-04-18T07:01:00</text:p>
      <text:p text:style-name="P4">
Location: Donetsk Oblast (Latitude:48.72817 Longtitude:37.57779)</text:p>
      <text:p text:style-name="P4">
Videos: []</text:p>
      <text:p text:style-name="P4">
Images: []</text:p>
      <text:p text:style-name="P4">
Tags: ["Europe", "Central and Eastern Europe"]</text:p>
      <text:p text:style-name="P4">
ID: 22556961</text:p>
      <!--METADATA-->
      <text:p text:style-name="P4">
Donetsk Oblast(13:00). Red Alert: aerial threat. Sirens sounding. Take covernow!</text:p>
      <text:p text:style-name="P4">
News Collection Link: <text:a xlink:type="simple" xlink:href="https://liveuamap.com/en/2023/18-april-donetsk-oblast1300-red-alert-aerial-g" text:style-name="Internet_20_link" text:visited-style-name="Visited_20_Internet_20_Link">
https://liveuamap.com/en/2023/18-april-donetsk-oblast1300-red-alert-aerial-g</text:a>
</text:p>
      <text:p text:style-name="P4">
Source: <text:a xlink:type="simple" xlink:href="https://t.me/air_alert_ua/43285" text:style-name="Internet_20_link" text:visited-style-name="Visited_20_Internet_20_Link">
https://t.me/air_alert_ua/43285</text:a>
</text:p>
      <!--NEWS-->
      <text:h text:style-name="P10" text:outline-level="1">
<text:span text:style-name="T4">
Flooding in several areas near Dnipro river, red level of emergency declared in several regions</text:span>
</text:h>
      <text:p text:style-name="P4">
Authors: liveuamap (Language: en)</text:p>
      <text:p text:style-name="P4">
Time: 2023-04-18T07:18:46</text:p>
      <text:p text:style-name="P4">
Location: Kyiv (Latitude:50.66894 Longtitude:30.46337)</text:p>
      <text:p text:style-name="P4">
Videos: []</text:p>
      <text:p text:style-name="P4">
Images: ["<text:a xlink:type="simple" xlink:href="https://liveuamap.com/pics/2023/04/18/22556966_0.jpg" text:style-name="Internet_20_link" text:visited-style-name="Visited_20_Internet_20_Link">
22556966_0.jpg</text:a>
"]</text:p>
      <text:p text:style-name="P4">
Tags: ["Disasters", "Central and Eastern Europe"]</text:p>
      <text:p text:style-name="P4">
ID: 22556966</text:p>
      <!--METADATA-->
      <text:p text:style-name="P4">
Flooding in several areas near Dnipro river, red level of emergency declaredin several regions</text:p>
      <text:p text:style-name="P4">
<draw:frame draw:style-name="fr1" draw:name="Image118" text:anchor-type="as-char" svg:width="6.9236in" svg:height="4.615733in" draw:z-index="0">
<draw:image xlink:href="../Images/liveuamap/2023-04-18T07-18-46/22556966_0.jpg" xlink:type="simple" xlink:show="embed" xlink:actuate="onLoad" draw:mime-type="image/jpeg"/>
</draw:frame>
</text:p>
      <text:p text:style-name="P4">
News Collection Link: <text:a xlink:type="simple" xlink:href="https://liveuamap.com/en/2023/18-april-flooding-in-several-areas-near-dnipro-river-red" text:style-name="Internet_20_link" text:visited-style-name="Visited_20_Internet_20_Link">
https://liveuamap.com/en/2023/18-april-flooding-in-several-areas-near-dnipro-river-red</text:a>
</text:p>
      <text:p text:style-name="P4">
Source: <text:a xlink:type="simple" xlink:href="https://twitter.com/UKRINFORM/status/1648283857475518465" text:style-name="Internet_20_link" text:visited-style-name="Visited_20_Internet_20_Link">
https://twitter.com/UKRINFORM/status/1648283857475518465</text:a>
</text:p>
      <!--NEWS-->
      <text:h text:style-name="P10" text:outline-level="1">
<text:span text:style-name="T4">
At least 8 wounded as result of shelling of Ukrainsk in Donetsk region</text:span>
</text:h>
      <text:p text:style-name="P4">
Authors: liveuamap (Language: en)</text:p>
      <text:p text:style-name="P4">
Time: 2023-04-18T07:19:53</text:p>
      <text:p text:style-name="P4">
Location: Ukrainsk, Donetsk region (Latitude:48.09657 Longtitude:37.36197)</text:p>
      <text:p text:style-name="P4">
Videos: []</text:p>
      <text:p text:style-name="P4">
Images: ["<text:a xlink:type="simple" xlink:href="https://liveuamap.com/pics/2023/04/18/22556967_0.jpg" text:style-name="Internet_20_link" text:visited-style-name="Visited_20_Internet_20_Link">
22556967_0.jpg</text:a>
"]</text:p>
      <text:p text:style-name="P4">
Tags: ["Europe", "Central and Eastern Europe"]</text:p>
      <text:p text:style-name="P4">
ID: 22556967</text:p>
      <!--METADATA-->
      <text:p text:style-name="P4">
At least 8 wounded as result of shelling of Ukrainsk in Donetsk region</text:p>
      <text:p text:style-name="P4">
<draw:frame draw:style-name="fr1" draw:name="Image119" text:anchor-type="as-char" svg:width="6.9236in" svg:height="9.231467in" draw:z-index="0">
<draw:image xlink:href="../Images/liveuamap/2023-04-18T07-19-53/22556967_0.jpg" xlink:type="simple" xlink:show="embed" xlink:actuate="onLoad" draw:mime-type="image/jpeg"/>
</draw:frame>
</text:p>
      <text:p text:style-name="P4">
News Collection Link: <text:a xlink:type="simple" xlink:href="https://liveuamap.com/en/2023/18-april-at-least-8-wounded-as-result-of-shelling-of-ukrainsk" text:style-name="Internet_20_link" text:visited-style-name="Visited_20_Internet_20_Link">
https://liveuamap.com/en/2023/18-april-at-least-8-wounded-as-result-of-shelling-of-ukrainsk</text:a>
</text:p>
      <text:p text:style-name="P4">
Source: <text:a xlink:type="simple" xlink:href="https://twitter.com/kava2022/status/1648284770084765697" text:style-name="Internet_20_link" text:visited-style-name="Visited_20_Internet_20_Link">
https://twitter.com/kava2022/status/1648284770084765697</text:a>
</text:p>
      <!--NEWS-->
      <text:h text:style-name="P10" text:outline-level="1">
<text:span text:style-name="T4">
President of Ukraine Zelensky visited frontline in Avdiivka</text:span>
</text:h>
      <text:p text:style-name="P4">
Authors: liveuamap (Language: en)</text:p>
      <text:p text:style-name="P4">
Time: 2023-04-18T08:25:28</text:p>
      <text:p text:style-name="P4">
Location: Donetsk Oblast (Latitude:48.11878 Longtitude:37.78782)</text:p>
      <text:p text:style-name="P4">
Videos: []</text:p>
      <text:p text:style-name="P4">
Images: ["<text:a xlink:type="simple" xlink:href="https://liveuamap.com/pics/2023/04/18/22556972_0.jpg" text:style-name="Internet_20_link" text:visited-style-name="Visited_20_Internet_20_Link">
22556972_0.jpg</text:a>
"]</text:p>
      <text:p text:style-name="P4">
Tags: ["Minsk Monitor", "Europe"]</text:p>
      <text:p text:style-name="P4">
ID: 22556972</text:p>
      <!--METADATA-->
      <text:p text:style-name="P4">
President of Ukraine Zelensky visited frontline in Avdiivka</text:p>
      <text:p text:style-name="P4">
<draw:frame draw:style-name="fr1" draw:name="Image120" text:anchor-type="as-char" svg:width="6.9236in" svg:height="4.617948in" draw:z-index="0">
<draw:image xlink:href="../Images/liveuamap/2023-04-18T08-25-28/22556972_0.jpg" xlink:type="simple" xlink:show="embed" xlink:actuate="onLoad" draw:mime-type="image/jpeg"/>
</draw:frame>
</text:p>
      <text:p text:style-name="P4">
News Collection Link: <text:a xlink:type="simple" xlink:href="https://liveuamap.com/en/2023/18-april-president-of-ukraine-zelensky-visited-frontline" text:style-name="Internet_20_link" text:visited-style-name="Visited_20_Internet_20_Link">
https://liveuamap.com/en/2023/18-april-president-of-ukraine-zelensky-visited-frontline</text:a>
</text:p>
      <text:p text:style-name="P4">
Source: <text:a xlink:type="simple" xlink:href="https://twitter.com/Novynarnia/status/1648301117527261186" text:style-name="Internet_20_link" text:visited-style-name="Visited_20_Internet_20_Link">
https://twitter.com/Novynarnia/status/1648301117527261186</text:a>
</text:p>
      <!--NEWS-->
      <text:h text:style-name="P10" text:outline-level="1">
<text:span text:style-name="T4">
Russian army shelled Orikhiv with incendiary ammunition</text:span>
</text:h>
      <text:p text:style-name="P4">
Authors: liveuamap (Language: en)</text:p>
      <text:p text:style-name="P4">
Time: 2023-04-18T08:29:25</text:p>
      <text:p text:style-name="P4">
Location: Ukraine (Latitude:47.56321 Longtitude:35.78608)</text:p>
      <text:p text:style-name="P4">
Videos: []</text:p>
      <text:p text:style-name="P4">
Images: ["<text:a xlink:type="simple" xlink:href="https://liveuamap.com/pics/2023/04/18/22556973_0.jpg" text:style-name="Internet_20_link" text:visited-style-name="Visited_20_Internet_20_Link">
22556973_0.jpg</text:a>
", "<text:a xlink:type="simple" xlink:href="https://liveuamap.com/pics/2023/04/18/22556973_1.jpg" text:style-name="Internet_20_link" text:visited-style-name="Visited_20_Internet_20_Link">
22556973_1.jpg</text:a>
", "<text:a xlink:type="simple" xlink:href="https://liveuamap.com/pics/2023/04/18/22556973_2.jpg" text:style-name="Internet_20_link" text:visited-style-name="Visited_20_Internet_20_Link">
22556973_2.jpg</text:a>
"]</text:p>
      <text:p text:style-name="P4">
Tags: ["Europe", "Central and Eastern Europe"]</text:p>
      <text:p text:style-name="P4">
ID: 22556973</text:p>
      <!--METADATA-->
      <text:p text:style-name="P4">
Russian army shelled Orikhiv with incendiary ammunition</text:p>
      <text:p text:style-name="P4">
<draw:frame draw:style-name="fr1" draw:name="Image121" text:anchor-type="as-char" svg:width="6.9236in" svg:height="5.1927in" draw:z-index="0">
<draw:image xlink:href="../Images/liveuamap/2023-04-18T08-29-25/22556973_0.jpg" xlink:type="simple" xlink:show="embed" xlink:actuate="onLoad" draw:mime-type="image/jpeg"/>
</draw:frame>
<draw:frame draw:style-name="fr1" draw:name="Image122" text:anchor-type="as-char" svg:width="6.9236in" svg:height="5.1927in" draw:z-index="0">
<draw:image xlink:href="../Images/liveuamap/2023-04-18T08-29-25/22556973_1.jpg" xlink:type="simple" xlink:show="embed" xlink:actuate="onLoad" draw:mime-type="image/jpeg"/>
</draw:frame>
<draw:frame draw:style-name="fr1" draw:name="Image123" text:anchor-type="as-char" svg:width="6.9236in" svg:height="5.1927in" draw:z-index="0">
<draw:image xlink:href="../Images/liveuamap/2023-04-18T08-29-25/22556973_2.jpg" xlink:type="simple" xlink:show="embed" xlink:actuate="onLoad" draw:mime-type="image/jpeg"/>
</draw:frame>
</text:p>
      <text:p text:style-name="P4">
News Collection Link: <text:a xlink:type="simple" xlink:href="https://liveuamap.com/en/2023/18-april-russian-army-shelled-orikhiv-with-incendiary-ammunition" text:style-name="Internet_20_link" text:visited-style-name="Visited_20_Internet_20_Link">
https://liveuamap.com/en/2023/18-april-russian-army-shelled-orikhiv-with-incendiary-ammunition</text:a>
</text:p>
      <text:p text:style-name="P4">
Source: <text:a xlink:type="simple" xlink:href="https://t.me/UkraineNow/31842" text:style-name="Internet_20_link" text:visited-style-name="Visited_20_Internet_20_Link">
https://t.me/UkraineNow/31842</text:a>
</text:p>
      <!--NEWS-->
      <text:h text:style-name="P10" text:outline-level="1">
<text:span text:style-name="T4">
Zaporizka Oblast(18:36). Red Alert: aerial threat. Sirens sounding. Take cover now!</text:span>
</text:h>
      <text:p text:style-name="P4">
Authors: liveuamap (Language: en)</text:p>
      <text:p text:style-name="P4">
Time: 2023-04-18T12:36:00</text:p>
      <text:p text:style-name="P4">
Location: Zaporizka Oblast (Latitude:47.612021 Longtitude:35.765261)</text:p>
      <text:p text:style-name="P4">
Videos: []</text:p>
      <text:p text:style-name="P4">
Images: []</text:p>
      <text:p text:style-name="P4">
Tags: ["Europe", "Central and Eastern Europe"]</text:p>
      <text:p text:style-name="P4">
ID: 22557027</text:p>
      <!--METADATA-->
      <text:p text:style-name="P4">
Zaporizka Oblast(18:36). Red Alert: aerial threat. Sirens sounding. Take covernow!</text:p>
      <text:p text:style-name="P4">
News Collection Link: <text:a xlink:type="simple" xlink:href="https://liveuamap.com/en/2023/18-april-zaporizka-oblast1836-red-alert-aeriag" text:style-name="Internet_20_link" text:visited-style-name="Visited_20_Internet_20_Link">
https://liveuamap.com/en/2023/18-april-zaporizka-oblast1836-red-alert-aeriag</text:a>
</text:p>
      <text:p text:style-name="P4">
Source: <text:a xlink:type="simple" xlink:href="https://t.me/air_alert_ua/43292" text:style-name="Internet_20_link" text:visited-style-name="Visited_20_Internet_20_Link">
https://t.me/air_alert_ua/43292</text:a>
</text:p>
      <!--NEWS-->
      <text:h text:style-name="P10" text:outline-level="1">
<text:span text:style-name="T4">
Donetsk Oblast(19:27). Red Alert: aerial threat. Sirens sounding. Take cover now!</text:span>
</text:h>
      <text:p text:style-name="P4">
Authors: liveuamap (Language: en)</text:p>
      <text:p text:style-name="P4">
Time: 2023-04-18T13:29:00</text:p>
      <text:p text:style-name="P4">
Location: Donetsk Oblast (Latitude:48.72711 Longtitude:37.57926)</text:p>
      <text:p text:style-name="P4">
Videos: []</text:p>
      <text:p text:style-name="P4">
Images: []</text:p>
      <text:p text:style-name="P4">
Tags: ["Europe", "Central and Eastern Europe"]</text:p>
      <text:p text:style-name="P4">
ID: 22557036</text:p>
      <!--METADATA-->
      <text:p text:style-name="P4">
Donetsk Oblast(19:27). Red Alert: aerial threat. Sirens sounding. Take covernow!</text:p>
      <text:p text:style-name="P4">
News Collection Link: <text:a xlink:type="simple" xlink:href="https://liveuamap.com/en/2023/18-april-donetsk-oblast1927-red-alert-aerial-g" text:style-name="Internet_20_link" text:visited-style-name="Visited_20_Internet_20_Link">
https://liveuamap.com/en/2023/18-april-donetsk-oblast1927-red-alert-aerial-g</text:a>
</text:p>
      <text:p text:style-name="P4">
Source: <text:a xlink:type="simple" xlink:href="https://t.me/air_alert_ua/43294" text:style-name="Internet_20_link" text:visited-style-name="Visited_20_Internet_20_Link">
https://t.me/air_alert_ua/43294</text:a>
</text:p>
      <!--NEWS-->
      <text:h text:style-name="P10" text:outline-level="1">
<text:span text:style-name="T4">
Dnipro, Dnipropetrovska Oblast(19:41). Red Alert: aerial threat. Sirens sounding. Take cover ...</text:span>
</text:h>
      <text:p text:style-name="P4">
Authors: liveuamap (Language: en)</text:p>
      <text:p text:style-name="P4">
Time: 2023-04-18T13:42:00</text:p>
      <text:p text:style-name="P4">
Location: Dnipro (Latitude:48.46001 Longtitude:35.03947)</text:p>
      <text:p text:style-name="P4">
Videos: []</text:p>
      <text:p text:style-name="P4">
Images: []</text:p>
      <text:p text:style-name="P4">
Tags: ["Europe", "Central and Eastern Europe"]</text:p>
      <text:p text:style-name="P4">
ID: 22557041</text:p>
      <!--METADATA-->
      <text:p text:style-name="P4">
Dnipro, Dnipropetrovska Oblast(19:41). Red Alert: aerial threat. Sirenssounding. Take cover now!</text:p>
      <text:p text:style-name="P4">
News Collection Link: <text:a xlink:type="simple" xlink:href="https://liveuamap.com/en/2023/18-april-dnipro-dnipropetrovska-oblast1941-reg" text:style-name="Internet_20_link" text:visited-style-name="Visited_20_Internet_20_Link">
https://liveuamap.com/en/2023/18-april-dnipro-dnipropetrovska-oblast1941-reg</text:a>
</text:p>
      <text:p text:style-name="P4">
Source: <text:a xlink:type="simple" xlink:href="https://t.me/air_alert_ua/43295" text:style-name="Internet_20_link" text:visited-style-name="Visited_20_Internet_20_Link">
https://t.me/air_alert_ua/43295</text:a>
</text:p>
      <!--NEWS-->
      <text:h text:style-name="P10" text:outline-level="1">
<text:span text:style-name="T4">
Ворог збільшив кількість носіїв «Калібрів» у Чорному морі - загальний залп 24 ракети</text:span>
</text:h>
      <text:p text:style-name="P4">
Authors: Ukrinform (Person)</text:p>
      <text:p text:style-name="P4">
Publisher: Укринформ (Organization)</text:p>
      <text:p text:style-name="P4">
Published Time: 2023-04-18T14:37:17+03:00</text:p>
      <text:p text:style-name="P4">
Modified Time: 2023-04-18T14:37:17+03:00</text:p>
      <text:p text:style-name="P4">
Description: У Чорному морі росія станом на 13:00 18 квітня тримає чотири носії “Калібрів” із загальним залпом до 24 ракет. — Укрінформ.</text:p>
      <text:p text:style-name="P4">
Images: ["<text:a xlink:type="simple" xlink:href="https://static.ukrinform.com/photos/2021_04/thumb_files/630_360_1617381149-650.jpg" text:style-name="Internet_20_link" text:visited-style-name="Visited_20_Internet_20_Link">
630_360_16173...</text:a>
"]</text:p>
      <text:p text:style-name="P4">
Tags: ['Ракета', ' Чорне море', 'Південь України']</text:p>
      <text:p text:style-name="P4">
Type: Article</text:p>
      <!--METADATA-->
      <text:p text:style-name="P4">
<draw:frame draw:style-name="fr1" draw:name="Image124" text:anchor-type="as-char" svg:width="6.9236in" svg:height="3.956343in" draw:z-index="0">
<draw:image xlink:href="../Images/yкринформ/2023-04-18T14-37-17-03-00/630_360_1617381149-650.jpg" xlink:type="simple" xlink:show="embed" xlink:actuate="onLoad" draw:mime-type="image/jpeg"/>
</draw:frame>
 У Чорномуморі росія станом на 13:00 18 квітня тримає чотири носії “Калібрів” іззагальним залпом до 24 ракет.</text:p>
      <text:p text:style-name="P4">
Як передає Укрінформ, про це Оперативне командування “Південь” повідомляє у <text:a xlink:type="simple" xlink:href="https://www.facebook.com/OperationalCommandSouth/posts/pfbid0a1b93q9dfzXfQDjV2x6hxHCNaJpgnE5n4vFcRZV6pEU2iL8sCwhPJHRyUd4BRUgSl" text:style-name="Internet_20_link" text:visited-style-name="Visited_20_Internet_20_Link">
</text:a>
.</text:p>
      <text:p text:style-name="P4">
“Станом на 13:00 в <text:a xlink:type="simple" xlink:href="https://www.ukrinform.ua/tag-corne-more" text:style-name="Internet_20_link" text:visited-style-name="Visited_20_Internet_20_Link">
 </text:a>
 збільшенакількість ракетоносіїв до чотирьох. Наразі два надводних і два підводнихракетоносії можуть мати загальний залп до 24 "Калібрів”, - йдеться вповідомленні.</text:p>
      <text:p text:style-name="P4">
<text:span text:style-name="T4">
Читайте також:</text:span>
 <text:a xlink:type="simple" xlink:href="https://www.ukrinform.ua/rubric-polytics/3695279-aspekti-bezpeki-v-cornomorskomu-regioni-treba-pereglanuti-reznikov.html" text:style-name="Internet_20_link" text:visited-style-name="Visited_20_Internet_20_Link">
 </text:a>
</text:p>
      <text:p text:style-name="P4">
Як повідомляв Укрінформ, 18 квітня у Чорному морі перебували три <text:a xlink:type="simple" xlink:href="https://www.ukrinform.ua/rubric-ato/3697332-u-cornomu-mori-rosia-trimae-tri-nosii-kalibriv-iz-zagalnim-zalpom-do-16-raket.html" text:style-name="Internet_20_link" text:visited-style-name="Visited_20_Internet_20_Link">
</text:a>
 , сумарний залп “Калібрів”становив 16 одиниць.</text:p>
      <text:p text:style-name="P4">
Source: <text:a xlink:type="simple" xlink:href="https://www.ukrinform.ua/rubric-ato/3697464-vorog-zbilsiv-kilkist-nosiiv-kalibriv-u-cornomu-mori-zagalnij-zalp-24-raketi.html" text:style-name="Internet_20_link" text:visited-style-name="Visited_20_Internet_20_Link">
https://www.ukrinform.ua/rubric-ato/3697464-vorog-zbilsiv-kilkist-nosiiv-kalibriv-u-cornomu-mori-zagalnij-zalp-24-raketi.html</text:a>
</text:p>
      <!--NEWS-->
      <text:h text:style-name="P10" text:outline-level="1">
<text:span text:style-name="T4">
Ізраїль зупинився під звуки сирен, щоб вшанувати пам'ять 6 мільйонів жертв Голокосту</text:span>
</text:h>
      <text:p text:style-name="P4">
Authors: Ukrinform (Person)</text:p>
      <text:p text:style-name="P4">
Publisher: Укринформ (Organization)</text:p>
      <text:p text:style-name="P4">
Published Time: 2023-04-18T14:40:27+03:00</text:p>
      <text:p text:style-name="P4">
Modified Time: 2023-04-18T14:40:27+03:00</text:p>
      <text:p text:style-name="P4">
Description: У День пам'яті жертв Голокосту у вівторок вранці Ізраїль на дві хвилини зупинився під час сигналу сирени в пам'ять про шість мільйонів євреїв, вбитих нацистами під час Другої світової війни. — Укрінформ.</text:p>
      <text:p text:style-name="P4">
Images: ["<text:a xlink:type="simple" xlink:href="https://static.ukrinform.com/photos/2023_04/thumb_files/630_360_1681817760-369.jpg" text:style-name="Internet_20_link" text:visited-style-name="Visited_20_Internet_20_Link">
630_360_16818...</text:a>
", "<text:a xlink:type="simple" xlink:href="https://static.ukrinform.com/photos/2023_04/1681817754-637.jpg" text:style-name="Internet_20_link" text:visited-style-name="Visited_20_Internet_20_Link">
1681817754-63...</text:a>
", "<text:a xlink:type="simple" xlink:href="https://static.ukrinform.com/photos/2023_04/1681817767-397.jpg" text:style-name="Internet_20_link" text:visited-style-name="Visited_20_Internet_20_Link">
1681817767-39...</text:a>
", "<text:a xlink:type="simple" xlink:href="https://static.ukrinform.com/photos/2023_04/1681817775-672.jpg" text:style-name="Internet_20_link" text:visited-style-name="Visited_20_Internet_20_Link">
1681817775-67...</text:a>
"]</text:p>
      <text:p text:style-name="P4">
Tags: ['Голокост']</text:p>
      <text:p text:style-name="P4">
Type: Article</text:p>
      <!--METADATA-->
      <text:p text:style-name="P4">
<draw:frame draw:style-name="fr1" draw:name="Image125" text:anchor-type="as-char" svg:width="6.9236in" svg:height="3.956343in" draw:z-index="0">
<draw:image xlink:href="../Images/yкринформ/2023-04-18T14-40-27-03-00/630_360_1681817760-369.jpg" xlink:type="simple" xlink:show="embed" xlink:actuate="onLoad" draw:mime-type="image/jpeg"/>
</draw:frame>
 У Деньпам'яті жертв Голокосту у вівторок вранці Ізраїль на дві хвилини зупинився підчас сигналу сирени в пам'ять про шість мільйонів євреїв, вбитих нацистами підчас Другої світової війни.</text:p>
      <text:p text:style-name="P4">
Як передає Укрінформ, про це повідомляє <text:a xlink:type="simple" xlink:href="http://www.timesofisrael.com/israel-grinds-to-a-halt-as-siren-wails-to-commemorate-6-million-holocaust-victims/" text:style-name="Internet_20_link" text:visited-style-name="Visited_20_Internet_20_Link">
</text:a>
 .</text:p>
      <text:p text:style-name="P4">
"Сирена зупинила життя: пішоходи завмерли на місці, автобуси зупинилися нажвавих вулицях, автомобілі зупинилися на головних автомагістралях, а водіївийшли і стояли на дорозі, схиливши голови", - йдеться у повідомленні.</text:p>
      <text:p text:style-name="P4">
<draw:frame draw:style-name="fr1" draw:name="Image126" text:anchor-type="as-char" svg:width="6.9236in" svg:height="4.32725in" draw:z-index="0">
<draw:image xlink:href="../Images/yкринформ/2023-04-18T14-40-27-03-00/1681817754-637.jpg" xlink:type="simple" xlink:show="embed" xlink:actuate="onLoad" draw:mime-type="image/jpeg"/>
</draw:frame>
</text:p>
      <text:p text:style-name="P4">
Одразу після сирени в музеї Голокосту "Яд Вашем" в Єрусалимі розпочаласяофіційна державна церемонія вшанування Дня пам'яті мучеників і героїв <text:a xlink:type="simple" xlink:href="https://www.ukrinform.ua/tag-golokost" text:style-name="Internet_20_link" text:visited-style-name="Visited_20_Internet_20_Link">
</text:a>
 , де президент Ісаак Герцог, прем'єр-міністр Бенджамін Нетаньягу, спікер Кнесету Амір Охана, голова Верховного судуЕстер Хают і кілька людей, які пережили Голокост, поклали вінки до пам'ятникана честь повстання у Варшавському гетто в 1943 році.</text:p>
      <text:p text:style-name="P4">
<draw:frame draw:style-name="fr1" draw:name="Image127" text:anchor-type="as-char" svg:width="6.9236in" svg:height="4.32725in" draw:z-index="0">
<draw:image xlink:href="../Images/yкринформ/2023-04-18T14-40-27-03-00/1681817767-397.jpg" xlink:type="simple" xlink:show="embed" xlink:actuate="onLoad" draw:mime-type="image/jpeg"/>
</draw:frame>
</text:p>
      <text:p text:style-name="P4">
<draw:frame draw:style-name="fr1" draw:name="Image128" text:anchor-type="as-char" svg:width="6.9236in" svg:height="4.32725in" draw:z-index="0">
<draw:image xlink:href="../Images/yкринформ/2023-04-18T14-40-27-03-00/1681817775-672.jpg" xlink:type="simple" xlink:show="embed" xlink:actuate="onLoad" draw:mime-type="image/jpeg"/>
</draw:frame>
</text:p>
      <text:p text:style-name="P4">
Сотні менш масштабних церемоній вшанування жертв Голокосту відбудутьсяпротягом дня в багатьох державних закладах країни.</text:p>
      <text:p text:style-name="Quotations">

<text:p text:style-name="P4">
A two-minute siren marks Holocaust Remembrance Day in Israel. Prime Minister&gt;
 Benjamin Netanyahu will attend a wreath-laying ceremony at Yad Vashem&gt;
 Holocaust memorial. <text:a xlink:type="simple" xlink:href="https://twitter.com/hashtag/HolocaustRemembranceDay" text:style-name="Internet_20_link" text:visited-style-name="Visited_20_Internet_20_Link">
&gt;
 </text:a>
&gt;
 <text:a xlink:type="simple" xlink:href="https://twitter.com/hashtag/YadVashem" text:style-name="Internet_20_link" text:visited-style-name="Visited_20_Internet_20_Link">
 </text:a>
 <text:a xlink:type="simple" xlink:href="https://twitter.com/hashtag/Israel" text:style-name="Internet_20_link" text:visited-style-name="Visited_20_Internet_20_Link">
&gt;
 </text:a>
 <text:a xlink:type="simple" xlink:href="https://twitter.com/hashtag/BenjaminNetanyahu" text:style-name="Internet_20_link" text:visited-style-name="Visited_20_Internet_20_Link">
&gt;
 </text:a>
&gt;
 <text:a xlink:type="simple" xlink:href="https://twitter.com/hashtag/live" text:style-name="Internet_20_link" text:visited-style-name="Visited_20_Internet_20_Link">
 </text:a>
 <text:a xlink:type="simple" xlink:href="https://twitter.com/hashtag/Reuters" text:style-name="Internet_20_link" text:visited-style-name="Visited_20_Internet_20_Link">
&gt;
 </text:a>
 <text:a xlink:type="simple" xlink:href="https://twitter.com/hashtag/news" text:style-name="Internet_20_link" text:visited-style-name="Visited_20_Internet_20_Link">
&gt;
 </text:a>
 <text:a xlink:type="simple" xlink:href="https://t.co/q0NdahaznP" text:style-name="Internet_20_link" text:visited-style-name="Visited_20_Internet_20_Link">
&gt;
 </text:a>
&gt;
&gt;
 — Reuters (@Reuters) <text:a xlink:type="simple" xlink:href="https://twitter.com/Reuters/status/1648218463838654464" text:style-name="Internet_20_link" text:visited-style-name="Visited_20_Internet_20_Link">
&gt;
 </text:a>
</text:p>

</text:p>
      <text:p text:style-name="P4">
<text:span text:style-name="T4">
Читайте також:</text:span>
 <text:a xlink:type="simple" xlink:href="https://www.ukrinform.ua/rubric-society/3697403-zelenskij-u-den-pamati-zertv-golokostu-lise-peremoga-zitta-zupinae-zlo.html" text:style-name="Internet_20_link" text:visited-style-name="Visited_20_Internet_20_Link">
 <text:span text:style-name="T4">
Голокост</text:span>
 </text:a>
</text:p>
      <text:p text:style-name="P4">
Як повідомлялося, 18 квітня - День пам’яті жертв Голокосту та героїзмуєвропейського єврейства. У цей день вшановують пам’ять шести мільйонівєвропейських євреїв, убитих нацистами під час Другої світової війни.</text:p>
      <text:p text:style-name="P4">
<text:span text:style-name="T5">
Фото: Flash90</text:span>
</text:p>
      <text:p text:style-name="P4">
Source: <text:a xlink:type="simple" xlink:href="https://www.ukrinform.ua/rubric-world/3697467-izrail-zupinivsa-pid-zvuki-siren-sob-vsanuvati-pamat-6-miljoniv-zertv-golokostu.html" text:style-name="Internet_20_link" text:visited-style-name="Visited_20_Internet_20_Link">
https://www.ukrinform.ua/rubric-world/3697467-izrail-zupinivsa-pid-zvuki-siren-sob-vsanuvati-pamat-6-miljoniv-zertv-golokostu.html</text:a>
</text:p>
      <!--NEWS-->
      <text:h text:style-name="P10" text:outline-level="1">
<text:span text:style-name="T4">
Керівна партія Румунії проситиме уряд призупинити імпорт зерна з України</text:span>
</text:h>
      <text:p text:style-name="P4">
Authors: Ukrinform (Person)</text:p>
      <text:p text:style-name="P4">
Publisher: Укринформ (Organization)</text:p>
      <text:p text:style-name="P4">
Published Time: 2023-04-18T14:44:46+03:00</text:p>
      <text:p text:style-name="P4">
Modified Time: 2023-04-18T14:44:46+03:00</text:p>
      <text:p text:style-name="P4">
Description: Керівна Соціал-демократична партія Румунії проситиме уряд видати надзвичайний указ про запровадження тимчасової заборони на імпорт українського зерна. — Укрінформ.</text:p>
      <text:p text:style-name="P4">
Images: ["<text:a xlink:type="simple" xlink:href="https://static.ukrinform.com/photos/2022_07/thumb_files/630_360_1659092115-815.jpg" text:style-name="Internet_20_link" text:visited-style-name="Visited_20_Internet_20_Link">
630_360_16590...</text:a>
"]</text:p>
      <text:p text:style-name="P4">
Tags: ['Імпорт', 'Румунія', 'Зерно', 'Заборона']</text:p>
      <text:p text:style-name="P4">
Type: Article</text:p>
      <!--METADATA-->
      <text:p text:style-name="P4">
<draw:frame draw:style-name="fr1" draw:name="Image129" text:anchor-type="as-char" svg:width="6.9236in" svg:height="3.956343in" draw:z-index="0">
<draw:image xlink:href="../Images/yкринформ/2023-04-18T14-44-46-03-00/630_360_1659092115-815.jpg" xlink:type="simple" xlink:show="embed" xlink:actuate="onLoad" draw:mime-type="image/jpeg"/>
</draw:frame>
 КерівнаСоціал-демократична партія Румунії проситиме уряд видати надзвичайний указ прозапровадження тимчасової заборони на імпорт українського зерна.</text:p>
      <text:p text:style-name="P4">
Про це йдеться у заяві СДП, передає Укрінформ із посиланням на <text:a xlink:type="simple" xlink:href="http://www.reuters.com/article/ukraine-crisis-romania-grains/romanian-ruling-social-democrat-party-supports-ukrainian-grain-import-ban-idINL8N36L2U9" text:style-name="Internet_20_link" text:visited-style-name="Visited_20_Internet_20_Link">
</text:a>
 .</text:p>
      <text:p text:style-name="P4">
«СДП звернеться до правлячої коаліції з проханням прийняти політичне рішення,щоб дозволити... уряду видати указ», — йдеться у заяві партії, до якоїналежить міністр сільського господарства.</text:p>
      <text:p text:style-name="P4">
<text:span text:style-name="T4">
Читайте також:</text:span>
 <text:a xlink:type="simple" xlink:href="https://www.ukrinform.ua/rubric-economy/3697156-so-robiti-abi-pitanna-zernovogo-eksportu-ne-rozsvarilo-nas-iz-susidami.html" text:style-name="Internet_20_link" text:visited-style-name="Visited_20_Internet_20_Link">
 <text:span text:style-name="T4">
зерно</text:span>
 </text:a>
</text:p>
      <text:p text:style-name="P4">
Водночас у партії наголошують, що Румунія має сприяти транзитусільськогосподарської продукції України до інших країн.</text:p>
      <text:p text:style-name="P4">
«Водночас Румунія мусить продовжувати підтримувати Україну, сприяючи транзитусільськогосподарської продукції до інших країн Європейського Союзу аботорговельними маршрутами Чорного моря», - йдеться у заяві.</text:p>
      <text:p text:style-name="P4">
<text:span text:style-name="T4">
Читайте також:</text:span>
 <text:a xlink:type="simple" xlink:href="https://www.ukrinform.ua/rubric-economy/3697411-u-varsavi-sukaut-risenna-dla-vidnovlenna-tranzitu-ukrainskoi-agroprodukcii-do-evropi.html" text:style-name="Internet_20_link" text:visited-style-name="Visited_20_Internet_20_Link">
 </text:a>
</text:p>
      <text:p text:style-name="P4">
Як повідомлялося, Словаччина, Польща та <text:a xlink:type="simple" xlink:href="https://www.ukrinform.ua/tag-ugorsina" text:style-name="Internet_20_link" text:visited-style-name="Visited_20_Internet_20_Link">
 </text:a>
 заборонили імпорт зерна з України.</text:p>
      <text:p text:style-name="P4">
Єврокомісія заявила, що вважає неприйнятними односторонні торговельні рішенняПольщі й Угорщини, які заборонили імпорт українського зерна та іншоїсільськогосподарської продукції. Міністр з європейських питань Польщі ШимонШинковський вел Сеньк наголосив, що Польща готова розвіяти сумніви Брюсселястосовно цього розпорядження і працювати над додатковими рішеннями длястабілізації ситуації.</text:p>
      <text:p text:style-name="P4">
Source: <text:a xlink:type="simple" xlink:href="https://www.ukrinform.ua/rubric-economy/3697471-kerivna-partia-rumunii-prositime-urad-prizupiniti-import-zerna-z-ukraini.html" text:style-name="Internet_20_link" text:visited-style-name="Visited_20_Internet_20_Link">
https://www.ukrinform.ua/rubric-economy/3697471-kerivna-partia-rumunii-prositime-urad-prizupiniti-import-zerna-z-ukraini.html</text:a>
</text:p>
      <!--NEWS-->
      <text:h text:style-name="P10" text:outline-level="1">
<text:span text:style-name="T4">
Кулеба запросив Кувейт долучитися до відбудови України</text:span>
</text:h>
      <text:p text:style-name="P4">
Authors: Ukrinform (Person)</text:p>
      <text:p text:style-name="P4">
Publisher: Укринформ (Organization)</text:p>
      <text:p text:style-name="P4">
Published Time: 2023-04-18T14:47:52+03:00</text:p>
      <text:p text:style-name="P4">
Modified Time: 2023-04-18T14:47:52+03:00</text:p>
      <text:p text:style-name="P4">
Description: Під час візиту до Кувейту міністр закордонних справ України Дмитро Кулеба зустрівся із керівником Кувейтського фонду арабського економічного розвитку Валідом Аль-Бахаром і запросив його долучитися до відновлення української інфраструктури. — Укрінформ.</text:p>
      <text:p text:style-name="P4">
Images: ["<text:a xlink:type="simple" xlink:href="https://static.ukrinform.com/photos/2023_04/thumb_files/630_360_1681818187-777.jpg" text:style-name="Internet_20_link" text:visited-style-name="Visited_20_Internet_20_Link">
630_360_16818...</text:a>
", "<text:a xlink:type="simple" xlink:href="https://static.ukrinform.com/photos/2023_04/1681818181-498.jpg" text:style-name="Internet_20_link" text:visited-style-name="Visited_20_Internet_20_Link">
1681818181-49...</text:a>
"]</text:p>
      <text:p text:style-name="P4">
Tags: ['Кулеба', 'Кувейт', 'Україна', 'Відбудова']</text:p>
      <text:p text:style-name="P4">
Type: Article</text:p>
      <!--METADATA-->
      <text:p text:style-name="P4">
<draw:frame draw:style-name="fr1" draw:name="Image130" text:anchor-type="as-char" svg:width="6.9236in" svg:height="3.956343in" draw:z-index="0">
<draw:image xlink:href="../Images/yкринформ/2023-04-18T14-47-52-03-00/630_360_1681818187-777.jpg" xlink:type="simple" xlink:show="embed" xlink:actuate="onLoad" draw:mime-type="image/jpeg"/>
</draw:frame>
 Під часвізиту до Кувейту міністр закордонних справ України Дмитро Кулеба зустрівся ізкерівником Кувейтського фонду арабського економічного розвитку Валідом Аль-Бахаром і запросив його долучитися до відновлення української інфраструктури.</text:p>
      <text:p text:style-name="P4">
Про це йдеться у повідомленні <text:a xlink:type="simple" xlink:href="http://mfa.gov.ua/news/dmitro-kuleba-zaprosiv-kuvejt-doluchitisya-do-vidbudovi-ukrayini" text:style-name="Internet_20_link" text:visited-style-name="Visited_20_Internet_20_Link">
 </text:a>
 , передає Укрінформ.</text:p>
      <text:p text:style-name="P4">
Відомство зауважило, що Кувейтський фонд арабського економічного розвитку — цедержавна фінансова установа Кувейту, яка бере участь в проєктах розвитку в 105країнах світу на загальну суму в 21,8 млрд дол. США.</text:p>
      <text:p text:style-name="P4">
Під час зустрічі міністр розповів про зусилля уряду України та міжнароднихпартнерів із відновлення української інфраструктури, пошкодженої внаслідокагресії <text:a xlink:type="simple" xlink:href="https://www.ukrinform.ua/tag-rosia" text:style-name="Internet_20_link" text:visited-style-name="Visited_20_Internet_20_Link">
 </text:a>
 .</text:p>
      <text:p text:style-name="P4">
«російська агресія спричинила чимало руйнувань. Але як наголошує ПрезидентУкраїни Володимир Зеленський, ми обов’язково все відновимо. Є проєкти, якіможна фінансувати вже зараз. У загальній перспективі повоєнної відбудовиУкраїна, ймовірно, стане найбільшим будівельним майданчиком в світі», —наголосив Дмитро Кулеба.</text:p>
      <text:p text:style-name="P4">
Міністр запросив Кувейтський фонд арабського економічного розвитку долучитисядо відновлення української інфраструктури.</text:p>
      <text:p text:style-name="P4">
<draw:frame draw:style-name="fr1" draw:name="Image131" text:anchor-type="as-char" svg:width="6.9236in" svg:height="4.732707in" draw:z-index="0">
<draw:image xlink:href="../Images/yкринформ/2023-04-18T14-47-52-03-00/1681818181-498.jpg" xlink:type="simple" xlink:show="embed" xlink:actuate="onLoad" draw:mime-type="image/jpeg"/>
</draw:frame>
</text:p>
      <text:p text:style-name="P4">
У цьому контексті Валід Аль-Бахар повідомив, що його фонд готовий взяти участьв Міжнародній конференції з відновлення України, яка відбудеться наприкінцічервня в Лондоні. Він також наголосив, що взаємодія з Україною буде одним зпріоритетів діяльності фонду.</text:p>
      <text:p text:style-name="P4">
Міністерство зауважило, що співрозмовники приділили окрему увагу проєктамсоціального спрямування, зокрема, будівництву нових лікарень, шкіл та дитячихсадочків в Україні, а також втіленню програм психологічної підтримки тареабілітації українців, постраждалих під час війни.</text:p>
      <text:p text:style-name="P4">
Міністр та керівник фонду домовилися організувати найближчим часом зустрічекспертів України та Кувейту для детального обговорення перспектив співпраці.</text:p>
      <text:p text:style-name="P4">
<text:span text:style-name="T4">
Читайте також:</text:span>
 <text:a xlink:type="simple" xlink:href="https://www.ukrinform.ua/rubric-polytics/3697030-kuleba-zustrivsa-iz-glavou-mzs-iraku-govorili-pro-eksport-zerna-i-formulu-miru.html" text:style-name="Internet_20_link" text:visited-style-name="Visited_20_Internet_20_Link">
 <text:span text:style-name="T4">
Кулеба</text:span>
 </text:a>
</text:p>
      <text:p text:style-name="P4">
Як повідомлялося, міністр закордонних справ Дмитро Кулеба у вівторок, 18квітня, відвідує Кувейт після візиту до Іраку.</text:p>
      <text:p text:style-name="P4">
Source: <text:a xlink:type="simple" xlink:href="https://www.ukrinform.ua/rubric-vidbudova/3697472-kuleba-zaprosiv-kuvejt-dolucitisa-do-vidbudovi-ukraini.html" text:style-name="Internet_20_link" text:visited-style-name="Visited_20_Internet_20_Link">
https://www.ukrinform.ua/rubric-vidbudova/3697472-kuleba-zaprosiv-kuvejt-dolucitisa-do-vidbudovi-ukraini.html</text:a>
</text:p>
      <!--NEWS-->
      <text:h text:style-name="P10" text:outline-level="1">
<text:span text:style-name="T4">
SpaceX оголосила нову дату запуску ракети Starship</text:span>
</text:h>
      <text:p text:style-name="P4">
Authors: Ukrinform (Person)</text:p>
      <text:p text:style-name="P4">
Publisher: Укринформ (Organization)</text:p>
      <text:p text:style-name="P4">
Published Time: 2023-04-18T14:48:24+03:00</text:p>
      <text:p text:style-name="P4">
Modified Time: 2023-04-18T14:48:24+03:00</text:p>
      <text:p text:style-name="P4">
Description: Компанія Ілона Маска SpaceX планує провести перші льотні випробовування повністю інтегрованого корабля Starship і надважкої ракети вже у четвер, 20 квітня. — Укрінформ.</text:p>
      <text:p text:style-name="P4">
Images: ["<text:a xlink:type="simple" xlink:href="https://static.ukrinform.com/photos/2020_09/thumb_files/630_360_1600085228-358.jpg" text:style-name="Internet_20_link" text:visited-style-name="Visited_20_Internet_20_Link">
630_360_16000...</text:a>
"]</text:p>
      <text:p text:style-name="P4">
Tags: ['Космос', 'SpaceX', 'Starship']</text:p>
      <text:p text:style-name="P4">
Type: Article</text:p>
      <!--METADATA-->
      <text:p text:style-name="P4">
<draw:frame draw:style-name="fr1" draw:name="Image132" text:anchor-type="as-char" svg:width="6.9236in" svg:height="3.956343in" draw:z-index="0">
<draw:image xlink:href="../Images/yкринформ/2023-04-18T14-48-24-03-00/630_360_1600085228-358.jpg" xlink:type="simple" xlink:show="embed" xlink:actuate="onLoad" draw:mime-type="image/jpeg"/>
</draw:frame>
 КомпаніяІлона Маска SpaceX планує провести перші льотні випробовування повністюінтегрованого корабля Starship і надважкої ракети вже у четвер, 20 квітня.</text:p>
      <text:p text:style-name="P4">
Як передає Укрінформ, про це повідомляється <text:a xlink:type="simple" xlink:href="https://www.spacex.com/launches/mission/" text:style-name="Internet_20_link" text:visited-style-name="Visited_20_Internet_20_Link">
</text:a>
компанії.</text:p>
      <text:p text:style-name="P4">
Здійснення запуску відбудеться у Техасі. 62-хвилинне вікно запуску відкриєтьсяо 8:28 і закриється о 9:30 за місцевим часом.</text:p>
      <text:p text:style-name="P4">
«Пряма вебтрансляція тестового польоту розпочнеться приблизно за 45 хвилин достарту», – заявили у <text:a xlink:type="simple" xlink:href="https://www.ukrinform.ua/tag-spacex" text:style-name="Internet_20_link" text:visited-style-name="Visited_20_Internet_20_Link">
 </text:a>
 .</text:p>
      <text:p text:style-name="P4">
<text:span text:style-name="T4">
Читайте також:</text:span>
 <text:a xlink:type="simple" xlink:href="https://www.ukrinform.ua/rubric-technology/3696258-spacex-zapustila-na-orbitu-51-minisuputnik.html" text:style-name="Internet_20_link" text:visited-style-name="Visited_20_Internet_20_Link">
 <text:span text:style-name="T4">
SpaceX</text:span>
 </text:a>
</text:p>
      <text:p text:style-name="P4">
Як повідомлялося, <text:a xlink:type="simple" xlink:href="https://www.ukrinform.ua/rubric-technology/3697081-spacex-perenesla-persij-viprobuvalnij-polit-korabla-starship.html" text:style-name="Internet_20_link" text:visited-style-name="Visited_20_Internet_20_Link">
 </text:a>
 , який був запланований на понеділок, 17 квітня. Компаніязупинила лічильник за 40 секунд до запуску ракети. Причиною перенесенняпольоту стала проблема з пальним.</text:p>
      <text:p text:style-name="P4">
Starship – це велика нова ракета, створена для того, щоб доставляти людей, утому числі астронавтів NASA, у глибокий космос. Вона також має служитивідносно недорогою платформою для запуску супутників та інших вантажів наорбіту.</text:p>
      <text:p text:style-name="P4">
<text:span text:style-name="T4">
Читайте також:</text:span>
 <text:a xlink:type="simple" xlink:href="https://www.ukrinform.ua/rubric-technology/3690941-spacex-zapustila-10-amerikanskih-vijskovih-suputnikiv.html" text:style-name="Internet_20_link" text:visited-style-name="Visited_20_Internet_20_Link">
 <text:span text:style-name="T4">
SpaceX</text:span>
 </text:a>
</text:p>
      <text:p text:style-name="P4">
Уся система Starship має висоту 120 м, що робить її потужнішою за будь-якийпопередній космічний корабель з екіпажем. Ракета призначена для багаторазовоговикористання, що, за прогнозами SpaceX, зменшить витрати.</text:p>
      <text:p text:style-name="P4">
Source: <text:a xlink:type="simple" xlink:href="https://www.ukrinform.ua/rubric-technology/3697473-spacex-ogolosila-novu-datu-zapusku-raketi-starship.html" text:style-name="Internet_20_link" text:visited-style-name="Visited_20_Internet_20_Link">
https://www.ukrinform.ua/rubric-technology/3697473-spacex-ogolosila-novu-datu-zapusku-raketi-starship.html</text:a>
</text:p>
      <!--NEWS-->
      <text:h text:style-name="P10" text:outline-level="1">
<text:span text:style-name="T4">
Правозахисники вимагають негайно звільнити незаконно затриману в рф кримську татарку Умерову</text:span>
</text:h>
      <text:p text:style-name="P4">
Authors: Ukrinform (Person)</text:p>
      <text:p text:style-name="P4">
Publisher: Укринформ (Organization)</text:p>
      <text:p text:style-name="P4">
Published Time: 2023-04-18T14:49:00+03:00</text:p>
      <text:p text:style-name="P4">
Modified Time: 2023-04-18T14:49:00+03:00</text:p>
      <text:p text:style-name="P4">
Description: Правозахисні організації вимагають негайно звільнити незаконно затриману в росії кримську татарку Леніє Умерову, яку утримують в ізоляторі тимчасового тримання у Владикавказі. — Укрінформ.</text:p>
      <text:p text:style-name="P4">
Images: ["<text:a xlink:type="simple" xlink:href="https://static.ukrinform.com/photos/2023_04/thumb_files/630_360_1681818535-884.jpg" text:style-name="Internet_20_link" text:visited-style-name="Visited_20_Internet_20_Link">
630_360_16818...</text:a>
"]</text:p>
      <text:p text:style-name="P4">
Tags: ['Кримські татари', 'Окупація Криму', 'Затримання', 'Війна з росією']</text:p>
      <text:p text:style-name="P4">
Type: Article</text:p>
      <!--METADATA-->
      <text:p text:style-name="P4">
<draw:frame draw:style-name="fr1" draw:name="Image133" text:anchor-type="as-char" svg:width="6.9236in" svg:height="3.956343in" draw:z-index="0">
<draw:image xlink:href="../Images/yкринформ/2023-04-18T14-49-00-03-00/630_360_1681818535-884.jpg" xlink:type="simple" xlink:show="embed" xlink:actuate="onLoad" draw:mime-type="image/jpeg"/>
</draw:frame>
Правозахисні організації вимагають негайно звільнити незаконно затриману вросії кримську татарку Леніє Умерову, яку утримують в ізоляторі тимчасовоготримання у Владикавказі.</text:p>
      <text:p text:style-name="P4">
Відповідну заяву поширила правозахисна організація <text:a xlink:type="simple" xlink:href="https://krymsos.com/zayava-pravozahysnyh-organizaczij-shhodo-nezakonnogo-pozbavlennya-voli-gromadyanky-ukrayiny-krymskoyi-tatarky-leniye-umerovoyi-v-rf/" text:style-name="Internet_20_link" text:visited-style-name="Visited_20_Internet_20_Link">
</text:a>
 , передає Укрінформ.</text:p>
      <text:p text:style-name="P4">
«Ми, представники правозахисних організацій, засуджуємо злочинні діїпредставників влади рф та вимагаємо негайно звільнити громадянку України ЛенієУмерову; провести ефективне та неупереджене розслідування обставин незаконногоув’язнення Леніє Умерової; негайно звільнити всіх політичних в’язнів тацивільних заручників, котрі утримуються в місцях несвободи на території АР <text:a xlink:type="simple" xlink:href="https://www.ukrinform.ua/tag-krim" text:style-name="Internet_20_link" text:visited-style-name="Visited_20_Internet_20_Link">
</text:a>
 та м. Севастополя, інших окупованихтериторіях України або на території російської федерації», - йдеться в дописі.</text:p>
      <text:p text:style-name="P4">
Правозахисники закликали уряди іноземних держав та міжнародних організаційзапровадити персональні санкції проти осіб, причетних до незаконногоув’язнення та позбавлення права на справедливий і офіційний суд Умерової;провести міжнародні консультації задля пошуку механізмів звільнення незаконноув’язнених та моніторингу стану їхнього здоров’я на території рф.</text:p>
      <text:p text:style-name="P4">
Окрім того, правозахисники звертаються до Президента Туреччини Реджепа ТаїпаЕрдогана з проханням шляхом перемовин з президентом рф сприяти скорішомузвільненню Умерової.</text:p>
      <text:p text:style-name="P4">
Заява також містить заклик до органів державної влади України забезпечитиефективне розслідування обставин незаконного ув’язнення Умерової та відкритикримінальне провадження на підставі скоєння щодо неї злочину, передбаченогост. 438 Кримінального кодексу України.</text:p>
      <text:p text:style-name="P4">
Заяву підписали Кримська правозахисна група, правозахисний центр “ДІЯ”, Центрправ людини ZMINA, правозахисна організація КримSOS, Платформа звільненняполітв’язнів, Об’єднання родичів політв’язнів Кремля, Центр громадянськихсвобод, Медійна ініціатива за права людини, Інститут миру та порозуміння,Харківський антикорупційний центр.</text:p>
      <text:p text:style-name="P4">
<text:span text:style-name="T4">
Читайте також:</text:span>
 <text:a xlink:type="simple" xlink:href="https://www.ukrinform.ua/rubric-crimea/3697432-u-radi-evropi-zaavlaut-pro-cislenni-porusennah-prav-krimskih-tatar-na-okupovanomu-pivostrovi.html" text:style-name="Internet_20_link" text:visited-style-name="Visited_20_Internet_20_Link">
 <text:span text:style-name="T4">
татар</text:span>
 </text:a>
</text:p>
      <text:p text:style-name="P4">
Як повідомляв Укрінформ, 4 грудня 2022 року російські силовики затримали25-річну Леніє Умерову після перетину грузинсько-російського кордону, коливона намагалася повернутися до тимчасово окупованого Криму для догляду заонкохворим батьком. Її звинуватили в нібито “порушенні правил режимної зони".</text:p>
      <text:p text:style-name="P4">
Умерову помістили до Центру тимчасового утримання іноземних громадян уВладикавказі. російський суд визнав її винною у “порушенні режиму державногокордону” (ч.1 ст. 18 Кодексу російської федерації про адміністративніправопорушення) та оштрафував на дві тисячі рублів. Умерова нині перебуває візоляторі тимчасового тримання у Владикавказі.</text:p>
      <text:p text:style-name="P4">
<text:span text:style-name="T5">
Фото: facebook.com/umerov.azeez</text:span>
</text:p>
      <text:p text:style-name="P4">
Source: <text:a xlink:type="simple" xlink:href="https://www.ukrinform.ua/rubric-crimea/3697474-pravozahisniki-vimagaut-negajno-zvilniti-nezakonno-zatrimanu-v-rf-krimsku-tatarku-umerovu.html" text:style-name="Internet_20_link" text:visited-style-name="Visited_20_Internet_20_Link">
https://www.ukrinform.ua/rubric-crimea/3697474-pravozahisniki-vimagaut-negajno-zvilniti-nezakonno-zatrimanu-v-rf-krimsku-tatarku-umerovu.html</text:a>
</text:p>
      <!--NEWS-->
      <text:h text:style-name="P10" text:outline-level="1">
<text:span text:style-name="T4">
У росії скасували ходу «Безсмертного полку» на 9 травня</text:span>
</text:h>
      <text:p text:style-name="P4">
Authors: Ukrinform (Person)</text:p>
      <text:p text:style-name="P4">
Publisher: Укринформ (Organization)</text:p>
      <text:p text:style-name="P4">
Published Time: 2023-04-18T14:50:40+03:00</text:p>
      <text:p text:style-name="P4">
Modified Time: 2023-04-18T14:50:40+03:00</text:p>
      <text:p text:style-name="P4">
Description: Цього року в росії не буде традиційної ходи "Безсмертний полк", яка щорічно проводилася в країні 9 травня. — Укрінформ.</text:p>
      <text:p text:style-name="P4">
Images: ["<text:a xlink:type="simple" xlink:href="https://static.ukrinform.com/photos/2023_04/thumb_files/630_360_1681818474-870.jpg" text:style-name="Internet_20_link" text:visited-style-name="Visited_20_Internet_20_Link">
630_360_16818...</text:a>
"]</text:p>
      <text:p text:style-name="P4">
Tags: ['9 травня', 'росія', 'Безсмертний полк']</text:p>
      <text:p text:style-name="P4">
Type: Article</text:p>
      <!--METADATA-->
      <text:p text:style-name="P4">
<draw:frame draw:style-name="fr1" draw:name="Image134" text:anchor-type="as-char" svg:width="6.9236in" svg:height="3.956343in" draw:z-index="0">
<draw:image xlink:href="../Images/yкринформ/2023-04-18T14-50-40-03-00/630_360_1681818474-870.jpg" xlink:type="simple" xlink:show="embed" xlink:actuate="onLoad" draw:mime-type="image/jpeg"/>
</draw:frame>
 Цього рокув росії не буде традиційної ходи "Безсмертний полк", яка щорічно проводилася вкраїні 9 травня.</text:p>
      <text:p text:style-name="P4">
Як передає Укрінформ, про це повідомляється в <text:a xlink:type="simple" xlink:href="http://t.me/tass_agency/188494" text:style-name="Internet_20_link" text:visited-style-name="Visited_20_Internet_20_Link">
</text:a>
 ТАСС.</text:p>
      <text:p text:style-name="P4">
Співголова центрального штабу Загальноросійського громадського руху"Безсмертний полк росії", депутат державної думи Олена Цунаєва зазначила, щозамість скасованої ходи всім охочим пропонується розмістити фотографії своїхродичів-ветеранів у соціальних мережах, на одязі, на автомобілі та на сайтіРуху.</text:p>
      <text:p text:style-name="P4">
Цунаєва додала, що ситуація щодо проведення ходи "Безсмертний полк" закордоном стане зрозумілою ближче до 9 травня, зараз організатори подаютьзаявки на акцію.</text:p>
      <text:p text:style-name="P4">
Рішення скасувати акцію в росії ухвалили "з <text:a xlink:type="simple" xlink:href="http://ria.ru/20230418/polk-1866037271.html" text:style-name="Internet_20_link" text:visited-style-name="Visited_20_Internet_20_Link">
</text:a>
 ".</text:p>
      <text:p text:style-name="P4">
<text:span text:style-name="T4">
Читайте також:</text:span>
 <text:a xlink:type="simple" xlink:href="https://www.ukrinform.ua/rubric-world/3695328-rf-skasuvala-paradi-na-9-travna-u-prikordonnih-z-ukrainou-regionah-z-mirkuvan-bezpeki-rozvidka-britanii.html" text:style-name="Internet_20_link" text:visited-style-name="Visited_20_Internet_20_Link">
 <text:span text:style-name="T4">
парад</text:span>
 </text:a>
</text:p>
      <text:p text:style-name="P4">
Як повідомляв Укрінформ, раніше в російських Курську та Білгороді з міркуваньбезпеки вже відмовилися від <text:a xlink:type="simple" xlink:href="https://www.ukrinform.ua/tag-parad" text:style-name="Internet_20_link" text:visited-style-name="Visited_20_Internet_20_Link">
 </text:a>
 на 9травня.</text:p>
      <text:p text:style-name="P4">
<text:span text:style-name="T5">
Фото: GETTY IMAGES</text:span>
</text:p>
      <text:p text:style-name="P4">
Source: <text:a xlink:type="simple" xlink:href="https://www.ukrinform.ua/rubric-world/3697475-u-rosii-skasuvali-hodu-bezsmertnogo-polku-na-9-travna.html" text:style-name="Internet_20_link" text:visited-style-name="Visited_20_Internet_20_Link">
https://www.ukrinform.ua/rubric-world/3697475-u-rosii-skasuvali-hodu-bezsmertnogo-polku-na-9-travna.html</text:a>
</text:p>
      <!--NEWS-->
      <text:h text:style-name="P10" text:outline-level="1">
<text:span text:style-name="T4">
Український боксер Чухаджян проведе бій 29 квітня в Іспанії</text:span>
</text:h>
      <text:p text:style-name="P4">
Authors: Ukrinform (Person)</text:p>
      <text:p text:style-name="P4">
Publisher: Укринформ (Organization)</text:p>
      <text:p text:style-name="P4">
Published Time: 2023-04-18T14:55:00+03:00</text:p>
      <text:p text:style-name="P4">
Modified Time: 2023-04-18T14:55:00+03:00</text:p>
      <text:p text:style-name="P4">
Description: Стало відомо, коли повернеться в ринг український боксер напівсередньої ваги Карен Чухаджян. — Укрінформ.</text:p>
      <text:p text:style-name="P4">
Images: ["<text:a xlink:type="simple" xlink:href="https://static.ukrinform.com/photos/2023_04/thumb_files/630_360_1681818140-314.jpg" text:style-name="Internet_20_link" text:visited-style-name="Visited_20_Internet_20_Link">
630_360_16818...</text:a>
"]</text:p>
      <text:p text:style-name="P4">
Tags: ['Бокс', 'Україна', 'Венесуела']</text:p>
      <text:p text:style-name="P4">
Type: Article</text:p>
      <!--METADATA-->
      <text:p text:style-name="P4">
<draw:frame draw:style-name="fr1" draw:name="Image135" text:anchor-type="as-char" svg:width="6.9236in" svg:height="3.956343in" draw:z-index="0">
<draw:image xlink:href="../Images/yкринформ/2023-04-18T14-55-00-03-00/630_360_1681818140-314.jpg" xlink:type="simple" xlink:show="embed" xlink:actuate="onLoad" draw:mime-type="image/jpeg"/>
</draw:frame>
 Сталовідомо, коли повернеться в ринг український боксер напівсередньої ваги КаренЧухаджян.</text:p>
      <text:p text:style-name="P4">
Менеджер україннського боксера Максим Міхальов повідомив, що Карен <text:a xlink:type="simple" xlink:href="https://www.facebook.com/luckypunch.net" text:style-name="Internet_20_link" text:visited-style-name="Visited_20_Internet_20_Link">
</text:a>
 проведе 29 квітня у Мадриді протипредставника Венесуели Майкла Маркано, передає Укрінформ.</text:p>
      <text:p text:style-name="P4">
Поєдинок пройде під час шоу промоутера Кермана Леярраги на арені WizinkCenter, передає Укрінформ.</text:p>
      <text:p text:style-name="P4">
Раніше планувалося, що Чухаджян боксуватиме 30 квітня у Гамбургу.</text:p>
      <text:p text:style-name="P4">
<text:span text:style-name="T4">
Читайте також:</text:span>
 <text:a xlink:type="simple" xlink:href="https://www.ukrinform.ua/rubric-sports/3696758-zinoca-zbirna-ukraini-z-boksu-posila-perse-zagalnokomandne-misce-na-turniri-v-finlandii.html" text:style-name="Internet_20_link" text:visited-style-name="Visited_20_Internet_20_Link">
 <text:span text:style-name="T4">
бокс</text:span>
 </text:a>
</text:p>
      <text:p text:style-name="P4">
Карен Чухаджян - 26-річний український боксер-професіонал вірменськогопоходження, який виступає у напівсередній та першій середній ваговихкатегорях.</text:p>
      <text:p text:style-name="P4">
Фото: facebook.com/luckypunch.net.</text:p>
      <text:p text:style-name="P4">
Source: <text:a xlink:type="simple" xlink:href="https://www.ukrinform.ua/rubric-sports/3697477-ukrainskij-bokser-cuhadzan-provede-bij-29-kvitna-v-ispanii.html" text:style-name="Internet_20_link" text:visited-style-name="Visited_20_Internet_20_Link">
https://www.ukrinform.ua/rubric-sports/3697477-ukrainskij-bokser-cuhadzan-provede-bij-29-kvitna-v-ispanii.html</text:a>
</text:p>
      <!--NEWS-->
      <text:h text:style-name="P10" text:outline-level="1">
<text:span text:style-name="T4">
росіяни обстріляли ринок в Українську - щонайменше 10 поранених</text:span>
</text:h>
      <text:p text:style-name="P4">
Authors: Ukrinform (Person)</text:p>
      <text:p text:style-name="P4">
Publisher: Укринформ (Organization)</text:p>
      <text:p text:style-name="P4">
Published Time: 2023-04-18T15:00:00+03:00</text:p>
      <text:p text:style-name="P4">
Modified Time: 2023-04-18T15:00:00+03:00</text:p>
      <text:p text:style-name="P4">
Description: В місті Українськ Донецької області внаслідок обстрілу російськими військами ринку поранено щонайменше 10 людей. — Укрінформ.</text:p>
      <text:p text:style-name="P4">
Images: ["<text:a xlink:type="simple" xlink:href="https://static.ukrinform.com/photos/2023_04/thumb_files/630_360_1681819051-201.jpg" text:style-name="Internet_20_link" text:visited-style-name="Visited_20_Internet_20_Link">
630_360_16818...</text:a>
"]</text:p>
      <text:p text:style-name="P4">
Tags: ['Донеччина', 'Обстріл', 'Війна з росією']</text:p>
      <text:p text:style-name="P4">
Type: Article</text:p>
      <!--METADATA-->
      <text:p text:style-name="P4">
<draw:frame draw:style-name="fr1" draw:name="Image136" text:anchor-type="as-char" svg:width="6.9236in" svg:height="3.956343in" draw:z-index="0">
<draw:image xlink:href="../Images/yкринформ/2023-04-18T15-00-00-03-00/630_360_1681819051-201.jpg" xlink:type="simple" xlink:show="embed" xlink:actuate="onLoad" draw:mime-type="image/jpeg"/>
</draw:frame>
 В містіУкраїнськ Донецької області внаслідок обстрілу російськими військами ринкупоранено щонайменше 10 людей.</text:p>
      <text:p text:style-name="P4">
Як передає Укрінформ, про це Офіс генерального прокурора повідомляє у <text:a xlink:type="simple" xlink:href="https://t.me/pgo_gov_ua/11347" text:style-name="Internet_20_link" text:visited-style-name="Visited_20_Internet_20_Link">
</text:a>
 .</text:p>
      <text:p text:style-name="P4">
За даними слідства, 18 квітня близько 11:30 російська армія обстріляла ринок умісті Українськ. Від снарядів загарбників постраждало щонайменше 10 цивільнихосіб. Восьмеро з них - семеро жінок та один чоловік доставлені до лікарні, деїм надано кваліфіковану медичну допомогу.</text:p>
      <text:p text:style-name="P4">
Крім того, зазнали руйнувань багатоквартирні та приватні будинки, пошкодженоторговельні павільйони.</text:p>
      <text:p text:style-name="P4">
Селідівська міська військова адміністрація (місто Українськ входить доСелидівської міської громади Донецької області – ред.) у <text:a xlink:type="simple" xlink:href="https://t.me/selidyvskamva/7399" text:style-name="Internet_20_link" text:visited-style-name="Visited_20_Internet_20_Link">
</text:a>
 додала, що росіяни поцілили по центральномуринку міста. Серед поранених цивільних осіб, які доставлені в лікарню - двоє вкрай важкому стані, шестеро - в важкому та середньої тяжкості стані.</text:p>
      <text:p text:style-name="P4">
За попередніми даними, війська російської федерації обстріляли місто зіствольної артилерії.</text:p>
      <text:p text:style-name="P4">
<text:span text:style-name="T4">
Читайте також:</text:span>
 <text:a xlink:type="simple" xlink:href="https://www.ukrinform.ua/rubric-ato/3697433-obstril-rinku-v-hersoni-odin-zagiblij-devatero-poranenih.html" text:style-name="Internet_20_link" text:visited-style-name="Visited_20_Internet_20_Link">
 <text:span text:style-name="T4">
Обстр</text:span>
 </text:a>
</text:p>
      <text:p text:style-name="P4">
За процесуального керівництва Донецької обласної прокуратури розпочатодосудове розслідування у кримінальному провадженні за фактом порушення законівта звичаїв війни (ч. 1 ст. 438 Кримінального кодексу України).</text:p>
      <text:p text:style-name="P4">
Прокурори продовжують вживати всі можливі та належні заходи для документуваннявоєнних злочинів, вчинених представниками збройних сил рф.</text:p>
      <text:p text:style-name="P4">
Як повідомляв Укрінформ, місто <text:a xlink:type="simple" xlink:href="https://www.ukrinform.ua/rubric-ato/3697320-rosiani-vnoci-atakuvali-slovansk-raketami-s300-ta-sahedami.html" text:style-name="Internet_20_link" text:visited-style-name="Visited_20_Internet_20_Link">
 </text:a>
вночі зазнало чергового <text:a xlink:type="simple" xlink:href="https://www.ukrinform.ua/tag-obstril" text:style-name="Internet_20_link" text:visited-style-name="Visited_20_Internet_20_Link">
 </text:a>
 ракетамиС-300 та дронами-камікадзе, обійшлося без жертв.</text:p>
      <text:p text:style-name="P4">
Source: <text:a xlink:type="simple" xlink:href="https://www.ukrinform.ua/rubric-ato/3697479-rosiani-obstrilali-rinok-v-ukrainsku-sonajmense-10-poranenih.html" text:style-name="Internet_20_link" text:visited-style-name="Visited_20_Internet_20_Link">
https://www.ukrinform.ua/rubric-ato/3697479-rosiani-obstrilali-rinok-v-ukrainsku-sonajmense-10-poranenih.html</text:a>
</text:p>
      <!--NEWS-->
      <text:h text:style-name="P10" text:outline-level="1">
<text:span text:style-name="T4">
Kharkiv, Kharkivska Oblast(21:01). Red Alert: aerial threat. Sirens sounding. Take cover now!</text:span>
</text:h>
      <text:p text:style-name="P4">
Authors: liveuamap (Language: en)</text:p>
      <text:p text:style-name="P4">
Time: 2023-04-18T15:01:00</text:p>
      <text:p text:style-name="P4">
Location: Kharkiv (Latitude:49.98081000 Longtitude:36.25272000)</text:p>
      <text:p text:style-name="P4">
Videos: []</text:p>
      <text:p text:style-name="P4">
Images: []</text:p>
      <text:p text:style-name="P4">
Tags: ["Europe", "Central and Eastern Europe"]</text:p>
      <text:p text:style-name="P4">
ID: 22557043</text:p>
      <!--METADATA-->
      <text:p text:style-name="P4">
Kharkiv, Kharkivska Oblast(21:01). Red Alert: aerial threat. Sirens sounding.Take cover now!</text:p>
      <text:p text:style-name="P4">
News Collection Link: <text:a xlink:type="simple" xlink:href="https://liveuamap.com/en/2023/18-april-kharkiv-kharkivska-oblast2101-red-alg" text:style-name="Internet_20_link" text:visited-style-name="Visited_20_Internet_20_Link">
https://liveuamap.com/en/2023/18-april-kharkiv-kharkivska-oblast2101-red-alg</text:a>
</text:p>
      <text:p text:style-name="P4">
Source: <text:a xlink:type="simple" xlink:href="https://t.me/suspilnekharkiv/23998" text:style-name="Internet_20_link" text:visited-style-name="Visited_20_Internet_20_Link">
https://t.me/suspilnekharkiv/23998</text:a>
</text:p>
      <!--NEWS-->
      <text:h text:style-name="P10" text:outline-level="1">
<text:span text:style-name="T4">
Псевдодиректору Запорізької АЕС оголосили підозру</text:span>
</text:h>
      <text:p text:style-name="P4">
Authors: Ukrinform (Person)</text:p>
      <text:p text:style-name="P4">
Publisher: Укринформ (Organization)</text:p>
      <text:p text:style-name="P4">
Published Time: 2023-04-18T15:02:00+03:00</text:p>
      <text:p text:style-name="P4">
Modified Time: 2023-04-18T15:02:00+03:00</text:p>
      <text:p text:style-name="P4">
Description: Служба безпеки України оголосила підозру громадянину російської федерації Олегу Романенку, поставленому загарбниками "керувати" Запорізькою АЕС. — Укрінформ.</text:p>
      <text:p text:style-name="P4">
Images: ["<text:a xlink:type="simple" xlink:href="https://static.ukrinform.com/photos/2022_09/thumb_files/630_360_1662657925-767.jpg" text:style-name="Internet_20_link" text:visited-style-name="Visited_20_Internet_20_Link">
630_360_16626...</text:a>
"]</text:p>
      <text:p text:style-name="P4">
Tags: ['Підозра', 'Запорізька АЕС', 'Війна з росією']</text:p>
      <text:p text:style-name="P4">
Type: Article</text:p>
      <!--METADATA-->
      <text:p text:style-name="P4">
<draw:frame draw:style-name="fr1" draw:name="Image137" text:anchor-type="as-char" svg:width="6.9236in" svg:height="3.956343in" draw:z-index="0">
<draw:image xlink:href="../Images/yкринформ/2023-04-18T15-02-00-03-00/630_360_1662657925-767.jpg" xlink:type="simple" xlink:show="embed" xlink:actuate="onLoad" draw:mime-type="image/jpeg"/>
</draw:frame>
 Службабезпеки України оголосила підозру громадянину російської федерації ОлегуРоманенку, поставленому загарбниками "керувати" Запорізькою АЕС.</text:p>
      <text:p text:style-name="P4">
Як передає Укрінформ, про це повідомила <text:a xlink:type="simple" xlink:href="https://ssu.gov.ua/novyny/sbu-povidomyla-pro-pidozru-okupatsiinomu-ochilnyku-zaporizkoi-aes-yakyi-vidiednav-stantsiiu-vid-enerhosystemy-ukrainy" text:style-name="Internet_20_link" text:visited-style-name="Visited_20_Internet_20_Link">
 </text:a>
 .</text:p>
      <text:p text:style-name="P4">
Встановлено, що до свого "призначення" зловмисник був головним інженеромБалаковської атомної електростанції у Саратовській області (рф).</text:p>
      <text:p text:style-name="P4">
Після захоплення російськими військами українського енергооб’єкта Романенкостав так званим директором "експлуатуючої організації Запорізької <text:a xlink:type="simple" xlink:href="https://www.ukrinform.ua/tag-aes" text:style-name="Internet_20_link" text:visited-style-name="Visited_20_Internet_20_Link">
</text:a>
 ", що входить до структури корпорації"росатом".</text:p>
      <text:p text:style-name="P4">
За даними слідства, у період з 11 березня до листопада 2022 року фігурантзабезпечив виконання вказівки москви щодо відключення атомної електростанціївід об’єднаної енергосистеми України. У подальшому він організовував роботуатомного об’єкта в інтересах росії.</text:p>
      <text:p text:style-name="P4">
Зокрема, підозрюваний підбурював працівників АЕС підтримати загарбників іспівпрацювати з ними. У разі незгоди – погрожував "звільненням" іпереслідуваннями з боку російських каральних органів.</text:p>
      <text:p text:style-name="P4">
<text:span text:style-name="T4">
Читайте також:</text:span>
 <text:a xlink:type="simple" xlink:href="https://www.ukrinform.ua/rubric-ato/3695950-sbu-ogolosila-pidozru-rosijskomu-deputatu-akij-komanduvav-obstrilom-pozicij-zsu.html" text:style-name="Internet_20_link" text:visited-style-name="Visited_20_Internet_20_Link">
 <text:span text:style-name="T4">
підозру</text:span>
 </text:a>
</text:p>
      <text:p text:style-name="P4">
Фігуранту інкримінуються порушення законів і звичаїв війни (ч. 2 ст. 28, ч. 1ст. 438) та державна зрада, вчинена в умовах воєнного стану (ч. 4 ст. 27, ч. 2ст. 28, ч. 2 ст. 111) Кримінального кодексу України. Йому загрожує довічнепозбавлення волі.</text:p>
      <text:p text:style-name="P4">
Як повідомляв <text:a xlink:type="simple" xlink:href="https://www.ukrinform.ua/rubric-regions/3697331-na-vinniccini-zatrimali-donku-kolisnogo-gaulajtera-cornobaivki.html" text:style-name="Internet_20_link" text:visited-style-name="Visited_20_Internet_20_Link">
 </text:a>
 , уВінницькій області СБУ затримала колаборантку з Херсонщини – доньку колишнього"голови" загарбницької псевдоадміністрації села Чорнобаївка Юрія Турульова.</text:p>
      <text:p text:style-name="P4">
<text:span text:style-name="T5">
Фото: Fredrik Dahl / IAEA</text:span>
</text:p>
      <text:p text:style-name="P4">
Source: <text:a xlink:type="simple" xlink:href="https://www.ukrinform.ua/rubric-society/3697480-psevdodirektoru-zaporizkoi-aes-ogolosili-pidozru.html" text:style-name="Internet_20_link" text:visited-style-name="Visited_20_Internet_20_Link">
https://www.ukrinform.ua/rubric-society/3697480-psevdodirektoru-zaporizkoi-aes-ogolosili-pidozru.html</text:a>
</text:p>
      <!--NEWS-->
      <text:h text:style-name="P10" text:outline-level="1">
<text:span text:style-name="T4">
Швейцарія допомагатиме Україні, але поки не військово – президент</text:span>
</text:h>
      <text:p text:style-name="P4">
Authors: Ukrinform (Person)</text:p>
      <text:p text:style-name="P4">
Publisher: Укринформ (Organization)</text:p>
      <text:p text:style-name="P4">
Published Time: 2023-04-18T15:03:00+03:00</text:p>
      <text:p text:style-name="P4">
Modified Time: 2023-04-18T15:03:00+03:00</text:p>
      <text:p text:style-name="P4">
Description: Швейцарія надає Україні суттєву підтримку, зокрема, у вигляді гуманітарної допомоги та залучення до планів з відбудови, але не у військовому плані. — Укрінформ.</text:p>
      <text:p text:style-name="P4">
Images: ["<text:a xlink:type="simple" xlink:href="https://static.ukrinform.com/photos/2018_11/thumb_files/630_360_1541287332-983.jpg" text:style-name="Internet_20_link" text:visited-style-name="Visited_20_Internet_20_Link">
630_360_15412...</text:a>
"]</text:p>
      <text:p text:style-name="P4">
Tags: ['Швейцарія', 'Україна', 'Війна з росією']</text:p>
      <text:p text:style-name="P4">
Type: Article</text:p>
      <!--METADATA-->
      <text:p text:style-name="P4">
<draw:frame draw:style-name="fr1" draw:name="Image138" text:anchor-type="as-char" svg:width="6.9236in" svg:height="3.956343in" draw:z-index="0">
<draw:image xlink:href="../Images/yкринформ/2023-04-18T15-03-00-03-00/630_360_1541287332-983.jpg" xlink:type="simple" xlink:show="embed" xlink:actuate="onLoad" draw:mime-type="image/jpeg"/>
</draw:frame>
 Швейцаріянадає Україні суттєву підтримку, зокрема, у вигляді гуманітарної допомоги тазалучення до планів з відбудови, але не у військовому плані.</text:p>
      <text:p text:style-name="P4">
Про це заявив президент Швейцарської конфедерації Алан Берсе під час спільноїз канцлером ФРН Олафом Шольцем пресконференції в Берліні, передає кореспондентУкрінформу.</text:p>
      <text:p text:style-name="P4">
«Ми вирішили сильно підтримати Україну ближчими роками щонайменше 1,8 млрдфранків, з них 300 млн уже цього року… Швейцарія дуже сильно долучилась додопомоги Україні, …до надання гуманітарної допомоги, …до (планів - ред.)відновлення», - підкреслив президент Швейцарії, згадавши міжнароднуконференцію в Лугано 2022 року.</text:p>
      <text:p text:style-name="P4">
Берсе також нагадав, що Швейцарія долучилась до санкцій ЄС, ставиться до них«дуже серйозно та робить все, що можливо, аби це було реалізовано насправді» вцьому зв’язку. Але, зауважив він, це дуже важке завдання, оскільки є «багатоакторів», потрібний обмін великими обсягами інформації. Президент <text:a xlink:type="simple" xlink:href="https://www.ukrinform.ua/tag-svejcaria" text:style-name="Internet_20_link" text:visited-style-name="Visited_20_Internet_20_Link">
</text:a>
 визнав водночас, що його країна має«скорегувати деякі моменти», які повинен схвалити парламент.</text:p>
      <text:p text:style-name="P4">
Наразі швейцарська влада заблокувала російські активи в обсязі 7,5 млрд євро,що Берсе назвав «суттєвою сумою».</text:p>
      <text:p text:style-name="P4">
Відповідаючи на запитання щодо можливості передачі Україні озброєнь,боєприпасів або принаймні надання дозволу іншим країнам передати вироблені вШвейцарії військові матеріали, Берсе знову послався на нейтралітет своєїкраїни.</text:p>
      <text:p text:style-name="P4">
«Нейтралітет означає не надання військової підтримки жодній зі сторін… Мизакликаємо всі сторони до дотримання правил і поважати міжнародне право…Водночас ми не можемо порушувати наші власні закони, ніхто не може вимагатицього від нас», - заявив Берсе. При цьому він не виключив продовженнясерйозної і відкритої дискусії на цю тему.</text:p>
      <text:p text:style-name="P4">
Швейцарський політик повторив, що його країна засуджує війну та вимагаєвиведення російських військ з території України.</text:p>
      <text:p text:style-name="P4">
Шольц підтвердив, що обговорив цю тему зі своїм гостем.</text:p>
      <text:p text:style-name="P4">
«Ми знаємо, що Україна потребує допомоги, в тому числі, зброї та боєприпасів»,- констатував політик. Він додав, що в Німеччині уважно стежать за дужежвавими дебатами в Швейцарії щодо надання дозволу на реекспорт і сподіваютьсяна позитивне рішення.</text:p>
      <text:p text:style-name="P4">
<text:span text:style-name="T4">
Читайте також:</text:span>
 <text:a xlink:type="simple" xlink:href="https://www.ukrinform.ua/rubric-polytics/3692157-svejcaria-oburena-ucastu-v-zahodi-v-oon-ombudsmenki-rosii-aka-perebuvae-pid-slidstvom-mks.html" text:style-name="Internet_20_link" text:visited-style-name="Visited_20_Internet_20_Link">
 <text:span text:style-name="T4">
Швейцарія</text:span>
 </text:a>
</text:p>
      <text:p text:style-name="P4">
Україна стала одною з основних тем переговорів у Берліні. Перед візитомпрезидента Швейцарії низька німецьких політиків розкритикували нейтралітетБерна в питанні російської війни. До цього на адресу Швейцарії лунала такожкритика щодо надто малої суми заморожених російських активів.</text:p>
      <text:p text:style-name="P4">
<text:span text:style-name="T5">
Фото: SWI Swissinfo, Keystone/Peter Schneider</text:span>
</text:p>
      <text:p text:style-name="P4">
Source: <text:a xlink:type="simple" xlink:href="https://www.ukrinform.ua/rubric-world/3697481-svejcaria-dopomagatime-ukraini-ale-poki-ne-vijskovo-prezident.html" text:style-name="Internet_20_link" text:visited-style-name="Visited_20_Internet_20_Link">
https://www.ukrinform.ua/rubric-world/3697481-svejcaria-dopomagatime-ukraini-ale-poki-ne-vijskovo-prezident.html</text:a>
</text:p>
      <!--NEWS-->
      <text:h text:style-name="P10" text:outline-level="1">
<text:span text:style-name="T4">
Ворог тричі обстріляв Оріхів запалювальними снарядами</text:span>
</text:h>
      <text:p text:style-name="P4">
Authors: Ukrinform (Person)</text:p>
      <text:p text:style-name="P4">
Publisher: Укринформ (Organization)</text:p>
      <text:p text:style-name="P4">
Published Time: 2023-04-18T15:04:00+03:00</text:p>
      <text:p text:style-name="P4">
Modified Time: 2023-04-18T15:04:00+03:00</text:p>
      <text:p text:style-name="P4">
Description: російські війська у вівторок вже тричі обстріляли Оріхів, що неподалік Запоріжжя. — Укрінформ.</text:p>
      <text:p text:style-name="P4">
Images: ["<text:a xlink:type="simple" xlink:href="https://static.ukrinform.com/photos/2023_04/thumb_files/630_360_1681819542-164.jpg" text:style-name="Internet_20_link" text:visited-style-name="Visited_20_Internet_20_Link">
630_360_16818...</text:a>
"]</text:p>
      <text:p text:style-name="P4">
Tags: ['Обстріл', 'Запоріжжя', 'Війна з росією']</text:p>
      <text:p text:style-name="P4">
Type: Article</text:p>
      <!--METADATA-->
      <text:p text:style-name="P4">
<draw:frame draw:style-name="fr1" draw:name="Image139" text:anchor-type="as-char" svg:width="6.9236in" svg:height="3.956343in" draw:z-index="0">
<draw:image xlink:href="../Images/yкринформ/2023-04-18T15-04-00-03-00/630_360_1681819542-164.jpg" xlink:type="simple" xlink:show="embed" xlink:actuate="onLoad" draw:mime-type="image/jpeg"/>
</draw:frame>
 російськівійська у вівторок вже тричі обстріляли Оріхів, що неподалік Запоріжжя.</text:p>
      <text:p text:style-name="P4">
Про це в <text:a xlink:type="simple" xlink:href="https://t.me/zoda_gov_ua/18330" text:style-name="Internet_20_link" text:visited-style-name="Visited_20_Internet_20_Link">
 </text:a>
 повідомив головаЗапорізької ОВА Юрій Малашко, передає Укрінформ.</text:p>
      <text:p text:style-name="P4">
"Вже тричі за сьогодні терористичні війська <text:a xlink:type="simple" xlink:href="https://www.ukrinform.ua/tag-obstril" text:style-name="Internet_20_link" text:visited-style-name="Visited_20_Internet_20_Link">
 </text:a>
 по багатостраждальному Оріхову. Забороненими міжнароднимзаконодавством запалювальними снарядами били по приватному сектору", - йдетьсяу дописі.</text:p>
      <text:p text:style-name="P4">
На місці події працюють рятувальники.</text:p>
      <text:p text:style-name="P4">
Жертв та постраждалих немає.</text:p>
      <text:p text:style-name="P4">
<text:span text:style-name="T4">
Читайте також:</text:span>
 <text:a xlink:type="simple" xlink:href="https://www.ukrinform.ua/rubric-ato/3697408-rosiani-vid-pocatku-dobi-trici-obstrilali-prikordonna-sumsini-ta-cernigivsini.html" text:style-name="Internet_20_link" text:visited-style-name="Visited_20_Internet_20_Link">
 <text:span text:style-name="T4">
обстріл</text:span>
 </text:a>
</text:p>
      <text:p text:style-name="P4">
Як повідомлялось, минулої доби ворог понад 60 разів обстріляв міста та селаЗапорізької області.</text:p>
      <text:p text:style-name="P4">
Source: <text:a xlink:type="simple" xlink:href="https://www.ukrinform.ua/rubric-ato/3697482-vorog-trici-obstrilav-orihiv-zapaluvalnimi-snaradami.html" text:style-name="Internet_20_link" text:visited-style-name="Visited_20_Internet_20_Link">
https://www.ukrinform.ua/rubric-ato/3697482-vorog-trici-obstrilav-orihiv-zapaluvalnimi-snaradami.html</text:a>
</text:p>
      <!--NEWS-->
      <text:h text:style-name="P10" text:outline-level="1">
<text:span text:style-name="T4">
Sumska Oblast(21:03). Red Alert: aerial threat. Sirens sounding. Take cover now!</text:span>
</text:h>
      <text:p text:style-name="P4">
Authors: liveuamap (Language: en)</text:p>
      <text:p text:style-name="P4">
Time: 2023-04-18T15:05:00</text:p>
      <text:p text:style-name="P4">
Location: Sumska Oblast (Latitude:51.00033 Longtitude:33.99879)</text:p>
      <text:p text:style-name="P4">
Videos: []</text:p>
      <text:p text:style-name="P4">
Images: []</text:p>
      <text:p text:style-name="P4">
Tags: ["Europe", "Central and Eastern Europe"]</text:p>
      <text:p text:style-name="P4">
ID: 22557044</text:p>
      <!--METADATA-->
      <text:p text:style-name="P4">
Sumska Oblast(21:03). Red Alert: aerial threat. Sirens sounding. Take covernow!</text:p>
      <text:p text:style-name="P4">
News Collection Link: <text:a xlink:type="simple" xlink:href="https://liveuamap.com/en/2023/18-april-sumska-oblast2103-red-alert-aerial-tg" text:style-name="Internet_20_link" text:visited-style-name="Visited_20_Internet_20_Link">
https://liveuamap.com/en/2023/18-april-sumska-oblast2103-red-alert-aerial-tg</text:a>
</text:p>
      <text:p text:style-name="P4">
Source: <text:a xlink:type="simple" xlink:href="https://t.me/air_alert_ua/43299" text:style-name="Internet_20_link" text:visited-style-name="Visited_20_Internet_20_Link">
https://t.me/air_alert_ua/43299</text:a>
</text:p>
      <!--NEWS-->
      <text:h text:style-name="P10" text:outline-level="1">
<text:span text:style-name="T4">
Зеленський відвідав передові позиції в Авдіївці</text:span>
</text:h>
      <text:p text:style-name="P4">
Authors: Ukrinform (Person)</text:p>
      <text:p text:style-name="P4">
Publisher: Укринформ (Organization)</text:p>
      <text:p text:style-name="P4">
Published Time: 2023-04-18T15:17:00+03:00</text:p>
      <text:p text:style-name="P4">
Modified Time: 2023-04-18T15:17:00+03:00</text:p>
      <text:p text:style-name="P4">
Description: Президент Володимир Зеленський у межах робочої поїздки в Донецьку область відвідав передові позиції українських захисників у місті Авдіївка. — Укрінформ.</text:p>
      <text:p text:style-name="P4">
Images: ["<text:a xlink:type="simple" xlink:href="https://static.ukrinform.com/photos/2023_04/thumb_files/630_360_1681820489-3717.jpeg" text:style-name="Internet_20_link" text:visited-style-name="Visited_20_Internet_20_Link">
630_360_16818...</text:a>
", "<text:a xlink:type="simple" xlink:href="https://static.ukrinform.com/photos/2023_04/thumb_files/630_360_1681820488-8273.jpeg" text:style-name="Internet_20_link" text:visited-style-name="Visited_20_Internet_20_Link">
630_360_16818...</text:a>
", "<text:a xlink:type="simple" xlink:href="https://static.ukrinform.com/photos/2023_04/thumb_files/630_360_1681820488-4237.jpeg" text:style-name="Internet_20_link" text:visited-style-name="Visited_20_Internet_20_Link">
630_360_16818...</text:a>
", "<text:a xlink:type="simple" xlink:href="https://static.ukrinform.com/photos/2023_04/thumb_files/630_360_1681820488-4619.jpeg" text:style-name="Internet_20_link" text:visited-style-name="Visited_20_Internet_20_Link">
630_360_16818...</text:a>
", "<text:a xlink:type="simple" xlink:href="https://static.ukrinform.com/photos/2023_04/thumb_files/630_360_1681820488-6724.jpeg" text:style-name="Internet_20_link" text:visited-style-name="Visited_20_Internet_20_Link">
630_360_16818...</text:a>
", "<text:a xlink:type="simple" xlink:href="https://static.ukrinform.com/photos/2023_04/thumb_files/630_360_1681820488-5791.jpeg" text:style-name="Internet_20_link" text:visited-style-name="Visited_20_Internet_20_Link">
630_360_16818...</text:a>
", "<text:a xlink:type="simple" xlink:href="https://static.ukrinform.com/photos/2023_04/thumb_files/630_360_1681820488-8787.jpeg" text:style-name="Internet_20_link" text:visited-style-name="Visited_20_Internet_20_Link">
630_360_16818...</text:a>
", "<text:a xlink:type="simple" xlink:href="https://static.ukrinform.com/photos/2023_04/thumb_files/630_360_1681820489-3481.jpeg" text:style-name="Internet_20_link" text:visited-style-name="Visited_20_Internet_20_Link">
630_360_16818...</text:a>
", "<text:a xlink:type="simple" xlink:href="https://static.ukrinform.com/photos/2023_04/thumb_files/630_360_1681820489-9302.jpeg" text:style-name="Internet_20_link" text:visited-style-name="Visited_20_Internet_20_Link">
630_360_16818...</text:a>
", "<text:a xlink:type="simple" xlink:href="https://static.ukrinform.com/photos/2023_04/thumb_files/630_360_1681820489-5669.jpeg" text:style-name="Internet_20_link" text:visited-style-name="Visited_20_Internet_20_Link">
630_360_16818...</text:a>
", "<text:a xlink:type="simple" xlink:href="https://static.ukrinform.com/photos/2023_04/thumb_files/630_360_1681820489-4698.jpeg" text:style-name="Internet_20_link" text:visited-style-name="Visited_20_Internet_20_Link">
630_360_16818...</text:a>
", "<text:a xlink:type="simple" xlink:href="https://static.ukrinform.com/photos/2023_04/thumb_files/630_360_1681820489-6089.jpeg" text:style-name="Internet_20_link" text:visited-style-name="Visited_20_Internet_20_Link">
630_360_16818...</text:a>
", "<text:a xlink:type="simple" xlink:href="https://static.ukrinform.com/photos/2023_04/thumb_files/630_360_1681820490-3207.jpeg" text:style-name="Internet_20_link" text:visited-style-name="Visited_20_Internet_20_Link">
630_360_16818...</text:a>
", "<text:a xlink:type="simple" xlink:href="https://static.ukrinform.com/photos/2023_04/thumb_files/630_360_1681820490-9958.jpeg" text:style-name="Internet_20_link" text:visited-style-name="Visited_20_Internet_20_Link">
630_360_16818...</text:a>
", "<text:a xlink:type="simple" xlink:href="https://static.ukrinform.com/photos/2023_04/thumb_files/630_360_1681820490-1641.jpeg" text:style-name="Internet_20_link" text:visited-style-name="Visited_20_Internet_20_Link">
630_360_16818...</text:a>
", "<text:a xlink:type="simple" xlink:href="https://static.ukrinform.com/photos/2023_04/thumb_files/630_360_1681820490-6061.jpeg" text:style-name="Internet_20_link" text:visited-style-name="Visited_20_Internet_20_Link">
630_360_16818...</text:a>
", "<text:a xlink:type="simple" xlink:href="https://static.ukrinform.com/photos/2023_04/thumb_files/630_360_1681820490-4710.jpeg" text:style-name="Internet_20_link" text:visited-style-name="Visited_20_Internet_20_Link">
630_360_16818...</text:a>
", "<text:a xlink:type="simple" xlink:href="https://static.ukrinform.com/photos/2023_04/thumb_files/630_360_1681820490-8906.jpeg" text:style-name="Internet_20_link" text:visited-style-name="Visited_20_Internet_20_Link">
630_360_16818...</text:a>
", "<text:a xlink:type="simple" xlink:href="https://static.ukrinform.com/photos/2023_04/thumb_files/630_360_1681820491-2251.jpeg" text:style-name="Internet_20_link" text:visited-style-name="Visited_20_Internet_20_Link">
630_360_16818...</text:a>
"]</text:p>
      <text:p text:style-name="P4">
Tags: ['ЗСУ', 'Авдіївка', 'Зеленський']</text:p>
      <text:p text:style-name="P4">
Type: Article</text:p>
      <!--METADATA-->
      <text:p text:style-name="P4">
<draw:frame draw:style-name="fr1" draw:name="Image140" text:anchor-type="as-char" svg:width="6.9236in" svg:height="3.956343in" draw:z-index="0">
<draw:image xlink:href="../Images/yкринформ/2023-04-18T15-17-00-03-00/630_360_1681820489-3717.jpeg" xlink:type="simple" xlink:show="embed" xlink:actuate="onLoad" draw:mime-type="image/jpeg"/>
</draw:frame>
Президент Володимир Зеленський у межах робочої поїздки в Донецьку областьвідвідав передові позиції українських захисників у місті Авдіївка.</text:p>
      <text:p text:style-name="P4">
Як передає Укрінформ, про це повідомила пресслужба <text:a xlink:type="simple" xlink:href="http://www.president.gov.ua/news/glava-derzhavi-vidvidav-peredovi-poziciyi-ukrayinskih-zahisn-82321" text:style-name="Internet_20_link" text:visited-style-name="Visited_20_Internet_20_Link">
</text:a>
 .</text:p>
      <text:p text:style-name="P4">
Зокрема, глава держави заслухав доповідь командувача оперативно-тактичногоугруповання «Донецьк» щодо ситуації в районі його відповідальності.</text:p>
      <text:p text:style-name="P4">
Президент поспілкувався з військовослужбовцями морської піхоти, десантно-штурмових, механізованих й артилерійських підрозділів та подякував їм заслужбу.</text:p>
      <text:p text:style-name="P4">
<draw:frame draw:style-name="fr1" draw:name="Image141" text:anchor-type="as-char" svg:width="6.9236in" svg:height="3.956343in" draw:z-index="0">
<draw:image xlink:href="../Images/yкринформ/2023-04-18T15-17-00-03-00/630_360_1681820488-8273.jpeg" xlink:type="simple" xlink:show="embed" xlink:actuate="onLoad" draw:mime-type="image/jpeg"/>
</draw:frame>
Зеленський відвідав передові позиції в Авдіївці / Фото: ОПУ  <text:a xlink:type="simple" xlink:href="https://static.ukrinform.com/photos/2023_04/1681820488-8273.jpeg" text:style-name="Internet_20_link" text:visited-style-name="Visited_20_Internet_20_Link">
<draw:frame draw:style-name="fr1" draw:name="Image142" text:anchor-type="as-char" svg:width="6.9236in" svg:height="3.956343in" draw:z-index="0">
<draw:image xlink:href="../Images/yкринформ/2023-04-18T15-17-00-03-00/630_360_1681820488-8273.jpeg" xlink:type="simple" xlink:show="embed" xlink:actuate="onLoad" draw:mime-type="image/jpeg"/>
</draw:frame>
</text:a>
 <text:a xlink:type="simple" xlink:href="https://static.ukrinform.com/photos/2023_04/1681820488-4237.jpeg" text:style-name="Internet_20_link" text:visited-style-name="Visited_20_Internet_20_Link">
<draw:frame draw:style-name="fr1" draw:name="Image143" text:anchor-type="as-char" svg:width="6.9236in" svg:height="3.956343in" draw:z-index="0">
<draw:image xlink:href="../Images/yкринформ/2023-04-18T15-17-00-03-00/630_360_1681820488-4237.jpeg" xlink:type="simple" xlink:show="embed" xlink:actuate="onLoad" draw:mime-type="image/jpeg"/>
</draw:frame>
</text:a>
 <text:a xlink:type="simple" xlink:href="https://static.ukrinform.com/photos/2023_04/1681820488-4619.jpeg" text:style-name="Internet_20_link" text:visited-style-name="Visited_20_Internet_20_Link">
<draw:frame draw:style-name="fr1" draw:name="Image144" text:anchor-type="as-char" svg:width="6.9236in" svg:height="3.956343in" draw:z-index="0">
<draw:image xlink:href="../Images/yкринформ/2023-04-18T15-17-00-03-00/630_360_1681820488-4619.jpeg" xlink:type="simple" xlink:show="embed" xlink:actuate="onLoad" draw:mime-type="image/jpeg"/>
</draw:frame>
</text:a>
 <text:a xlink:type="simple" xlink:href="https://static.ukrinform.com/photos/2023_04/1681820488-6724.jpeg" text:style-name="Internet_20_link" text:visited-style-name="Visited_20_Internet_20_Link">
<draw:frame draw:style-name="fr1" draw:name="Image145" text:anchor-type="as-char" svg:width="6.9236in" svg:height="3.956343in" draw:z-index="0">
<draw:image xlink:href="../Images/yкринформ/2023-04-18T15-17-00-03-00/630_360_1681820488-6724.jpeg" xlink:type="simple" xlink:show="embed" xlink:actuate="onLoad" draw:mime-type="image/jpeg"/>
</draw:frame>
</text:a>
 <text:a xlink:type="simple" xlink:href="https://static.ukrinform.com/photos/2023_04/1681820488-5791.jpeg" text:style-name="Internet_20_link" text:visited-style-name="Visited_20_Internet_20_Link">
<draw:frame draw:style-name="fr1" draw:name="Image146" text:anchor-type="as-char" svg:width="6.9236in" svg:height="3.956343in" draw:z-index="0">
<draw:image xlink:href="../Images/yкринформ/2023-04-18T15-17-00-03-00/630_360_1681820488-5791.jpeg" xlink:type="simple" xlink:show="embed" xlink:actuate="onLoad" draw:mime-type="image/jpeg"/>
</draw:frame>
</text:a>
 <text:a xlink:type="simple" xlink:href="https://static.ukrinform.com/photos/2023_04/1681820488-8787.jpeg" text:style-name="Internet_20_link" text:visited-style-name="Visited_20_Internet_20_Link">
<draw:frame draw:style-name="fr1" draw:name="Image147" text:anchor-type="as-char" svg:width="6.9236in" svg:height="3.956343in" draw:z-index="0">
<draw:image xlink:href="../Images/yкринформ/2023-04-18T15-17-00-03-00/630_360_1681820488-8787.jpeg" xlink:type="simple" xlink:show="embed" xlink:actuate="onLoad" draw:mime-type="image/jpeg"/>
</draw:frame>
</text:a>
 <text:a xlink:type="simple" xlink:href="https://static.ukrinform.com/photos/2023_04/1681820489-3481.jpeg" text:style-name="Internet_20_link" text:visited-style-name="Visited_20_Internet_20_Link">
<draw:frame draw:style-name="fr1" draw:name="Image148" text:anchor-type="as-char" svg:width="6.9236in" svg:height="3.956343in" draw:z-index="0">
<draw:image xlink:href="../Images/yкринформ/2023-04-18T15-17-00-03-00/630_360_1681820489-3481.jpeg" xlink:type="simple" xlink:show="embed" xlink:actuate="onLoad" draw:mime-type="image/jpeg"/>
</draw:frame>
</text:a>
 <text:a xlink:type="simple" xlink:href="https://static.ukrinform.com/photos/2023_04/1681820489-9302.jpeg" text:style-name="Internet_20_link" text:visited-style-name="Visited_20_Internet_20_Link">
<draw:frame draw:style-name="fr1" draw:name="Image149" text:anchor-type="as-char" svg:width="6.9236in" svg:height="3.956343in" draw:z-index="0">
<draw:image xlink:href="../Images/yкринформ/2023-04-18T15-17-00-03-00/630_360_1681820489-9302.jpeg" xlink:type="simple" xlink:show="embed" xlink:actuate="onLoad" draw:mime-type="image/jpeg"/>
</draw:frame>
</text:a>
 <text:a xlink:type="simple" xlink:href="https://static.ukrinform.com/photos/2023_04/1681820489-5669.jpeg" text:style-name="Internet_20_link" text:visited-style-name="Visited_20_Internet_20_Link">
<draw:frame draw:style-name="fr1" draw:name="Image150" text:anchor-type="as-char" svg:width="6.9236in" svg:height="3.956343in" draw:z-index="0">
<draw:image xlink:href="../Images/yкринформ/2023-04-18T15-17-00-03-00/630_360_1681820489-5669.jpeg" xlink:type="simple" xlink:show="embed" xlink:actuate="onLoad" draw:mime-type="image/jpeg"/>
</draw:frame>
</text:a>
 <text:a xlink:type="simple" xlink:href="https://static.ukrinform.com/photos/2023_04/1681820489-4698.jpeg" text:style-name="Internet_20_link" text:visited-style-name="Visited_20_Internet_20_Link">
<draw:frame draw:style-name="fr1" draw:name="Image151" text:anchor-type="as-char" svg:width="6.9236in" svg:height="3.956343in" draw:z-index="0">
<draw:image xlink:href="../Images/yкринформ/2023-04-18T15-17-00-03-00/630_360_1681820489-4698.jpeg" xlink:type="simple" xlink:show="embed" xlink:actuate="onLoad" draw:mime-type="image/jpeg"/>
</draw:frame>
</text:a>
 <text:a xlink:type="simple" xlink:href="https://static.ukrinform.com/photos/2023_04/1681820489-3717.jpeg" text:style-name="Internet_20_link" text:visited-style-name="Visited_20_Internet_20_Link">
<draw:frame draw:style-name="fr1" draw:name="Image152" text:anchor-type="as-char" svg:width="6.9236in" svg:height="3.956343in" draw:z-index="0">
<draw:image xlink:href="../Images/yкринформ/2023-04-18T15-17-00-03-00/630_360_1681820489-3717.jpeg" xlink:type="simple" xlink:show="embed" xlink:actuate="onLoad" draw:mime-type="image/jpeg"/>
</draw:frame>
</text:a>
 <text:a xlink:type="simple" xlink:href="https://static.ukrinform.com/photos/2023_04/1681820489-6089.jpeg" text:style-name="Internet_20_link" text:visited-style-name="Visited_20_Internet_20_Link">
<draw:frame draw:style-name="fr1" draw:name="Image153" text:anchor-type="as-char" svg:width="6.9236in" svg:height="3.956343in" draw:z-index="0">
<draw:image xlink:href="../Images/yкринформ/2023-04-18T15-17-00-03-00/630_360_1681820489-6089.jpeg" xlink:type="simple" xlink:show="embed" xlink:actuate="onLoad" draw:mime-type="image/jpeg"/>
</draw:frame>
</text:a>
 <text:a xlink:type="simple" xlink:href="https://static.ukrinform.com/photos/2023_04/1681820490-3207.jpeg" text:style-name="Internet_20_link" text:visited-style-name="Visited_20_Internet_20_Link">
<draw:frame draw:style-name="fr1" draw:name="Image154" text:anchor-type="as-char" svg:width="6.9236in" svg:height="3.956343in" draw:z-index="0">
<draw:image xlink:href="../Images/yкринформ/2023-04-18T15-17-00-03-00/630_360_1681820490-3207.jpeg" xlink:type="simple" xlink:show="embed" xlink:actuate="onLoad" draw:mime-type="image/jpeg"/>
</draw:frame>
</text:a>
 <text:a xlink:type="simple" xlink:href="https://static.ukrinform.com/photos/2023_04/1681820490-9958.jpeg" text:style-name="Internet_20_link" text:visited-style-name="Visited_20_Internet_20_Link">
<draw:frame draw:style-name="fr1" draw:name="Image155" text:anchor-type="as-char" svg:width="6.9236in" svg:height="3.956343in" draw:z-index="0">
<draw:image xlink:href="../Images/yкринформ/2023-04-18T15-17-00-03-00/630_360_1681820490-9958.jpeg" xlink:type="simple" xlink:show="embed" xlink:actuate="onLoad" draw:mime-type="image/jpeg"/>
</draw:frame>
</text:a>
 <text:a xlink:type="simple" xlink:href="https://static.ukrinform.com/photos/2023_04/1681820490-1641.jpeg" text:style-name="Internet_20_link" text:visited-style-name="Visited_20_Internet_20_Link">
<draw:frame draw:style-name="fr1" draw:name="Image156" text:anchor-type="as-char" svg:width="6.9236in" svg:height="3.956343in" draw:z-index="0">
<draw:image xlink:href="../Images/yкринформ/2023-04-18T15-17-00-03-00/630_360_1681820490-1641.jpeg" xlink:type="simple" xlink:show="embed" xlink:actuate="onLoad" draw:mime-type="image/jpeg"/>
</draw:frame>
</text:a>
 <text:a xlink:type="simple" xlink:href="https://static.ukrinform.com/photos/2023_04/1681820490-6061.jpeg" text:style-name="Internet_20_link" text:visited-style-name="Visited_20_Internet_20_Link">
<draw:frame draw:style-name="fr1" draw:name="Image157" text:anchor-type="as-char" svg:width="6.9236in" svg:height="3.956343in" draw:z-index="0">
<draw:image xlink:href="../Images/yкринформ/2023-04-18T15-17-00-03-00/630_360_1681820490-6061.jpeg" xlink:type="simple" xlink:show="embed" xlink:actuate="onLoad" draw:mime-type="image/jpeg"/>
</draw:frame>
</text:a>
 <text:a xlink:type="simple" xlink:href="https://static.ukrinform.com/photos/2023_04/1681820490-4710.jpeg" text:style-name="Internet_20_link" text:visited-style-name="Visited_20_Internet_20_Link">
<draw:frame draw:style-name="fr1" draw:name="Image158" text:anchor-type="as-char" svg:width="6.9236in" svg:height="3.956343in" draw:z-index="0">
<draw:image xlink:href="../Images/yкринформ/2023-04-18T15-17-00-03-00/630_360_1681820490-4710.jpeg" xlink:type="simple" xlink:show="embed" xlink:actuate="onLoad" draw:mime-type="image/jpeg"/>
</draw:frame>
</text:a>
 <text:a xlink:type="simple" xlink:href="https://static.ukrinform.com/photos/2023_04/1681820490-8906.jpeg" text:style-name="Internet_20_link" text:visited-style-name="Visited_20_Internet_20_Link">
<draw:frame draw:style-name="fr1" draw:name="Image159" text:anchor-type="as-char" svg:width="6.9236in" svg:height="3.956343in" draw:z-index="0">
<draw:image xlink:href="../Images/yкринформ/2023-04-18T15-17-00-03-00/630_360_1681820490-8906.jpeg" xlink:type="simple" xlink:show="embed" xlink:actuate="onLoad" draw:mime-type="image/jpeg"/>
</draw:frame>
</text:a>
 <text:a xlink:type="simple" xlink:href="https://static.ukrinform.com/photos/2023_04/1681820491-2251.jpeg" text:style-name="Internet_20_link" text:visited-style-name="Visited_20_Internet_20_Link">
<draw:frame draw:style-name="fr1" draw:name="Image160" text:anchor-type="as-char" svg:width="6.9236in" svg:height="3.956343in" draw:z-index="0">
<draw:image xlink:href="../Images/yкринформ/2023-04-18T15-17-00-03-00/630_360_1681820491-2251.jpeg" xlink:type="simple" xlink:show="embed" xlink:actuate="onLoad" draw:mime-type="image/jpeg"/>
</draw:frame>
</text:a>
</text:p>
      <text:p text:style-name="P4">
«Маю честь сьогодні бути тут, подякувати вам за службу, за те, що боронитенашу землю, Україну, наші сім’ї. Вітаю вас зі святами, з Великоднем, і бажаювам лише перемоги – того, чого бажаю кожному українцю, що дуже важливо для насусіх. Бажаю здоров’я всім вам і вашим сім’ям та щиро вдячний від кожногоукраїнця за той великий шлях, який ви проходите щоденно», – наголосив він.</text:p>
      <text:p text:style-name="P4">
Пам’ять загиблих захисників ушанували хвилиною мовчання.</text:p>
      <text:p text:style-name="P4">
Також Президент вручив військовослужбовцям державні нагороди – ордени БогданаХмельницького та «За мужність». Захисники зі свого боку подарували главідержави військовий коїн, шеврон і дошку із символікою 110-ї окремоїмеханізованої бригади.</text:p>
      <text:p text:style-name="P4">
Згодом у <text:a xlink:type="simple" xlink:href="https://t.me/V_Zelenskiy_official/5895" text:style-name="Internet_20_link" text:visited-style-name="Visited_20_Internet_20_Link">
 </text:a>
 Зеленський опублікуваввідео з поїздки в Авдіївку.</text:p>
      <text:p text:style-name="P4">
_Відео:<text:a xlink:type="simple" xlink:href="https://t.me/V_Zelenskiy_official/5895" text:style-name="Internet_20_link" text:visited-style-name="Visited_20_Internet_20_Link">
 </text:a>
 _</text:p>
      <text:p text:style-name="P4">
Як повідомляв Укрінформ, російські війська продовжують <text:a xlink:type="simple" xlink:href="https://www.ukrinform.ua/rubric-ato/3697253-zsu-vidbili-ponad-70-atak-voroga-na-cotiroh-napramkah.html" text:style-name="Internet_20_link" text:visited-style-name="Visited_20_Internet_20_Link">
</text:a>
 на веденні наступальних дій на Куп’янському,Лиманському, Бахмутському, Авдіївському та Мар’їнському напрямках.</text:p>
      <text:p text:style-name="P4">
Source: <text:a xlink:type="simple" xlink:href="https://www.ukrinform.ua/rubric-ato/3697487-zelenskij-vidvidav-peredovi-pozicii-v-avdiivci.html" text:style-name="Internet_20_link" text:visited-style-name="Visited_20_Internet_20_Link">
https://www.ukrinform.ua/rubric-ato/3697487-zelenskij-vidvidav-peredovi-pozicii-v-avdiivci.html</text:a>
</text:p>
      <!--NEWS-->
      <text:h text:style-name="P10" text:outline-level="1">
<text:span text:style-name="T4">
У Таллінні відкрили виставку «Військові нагороди України під час війни»</text:span>
</text:h>
      <text:p text:style-name="P4">
Authors: Ukrinform (Person)</text:p>
      <text:p text:style-name="P4">
Publisher: Укринформ (Organization)</text:p>
      <text:p text:style-name="P4">
Published Time: 2023-04-18T15:19:10+03:00</text:p>
      <text:p text:style-name="P4">
Modified Time: 2023-04-18T15:19:10+03:00</text:p>
      <text:p text:style-name="P4">
Description: Посол України в Естонії Мар'яна Беца взяла участь у відкритті в Талліннському музеї лицарських орденів виставки «Військові нагороди України під час війни». — Укрінформ.</text:p>
      <text:p text:style-name="P4">
Images: ["<text:a xlink:type="simple" xlink:href="https://static.ukrinform.com/photos/2023_04/thumb_files/630_360_1681820253-113.jpg" text:style-name="Internet_20_link" text:visited-style-name="Visited_20_Internet_20_Link">
630_360_16818...</text:a>
", "<text:a xlink:type="simple" xlink:href="https://static.ukrinform.com/photos/2023_04/1681820242-504.jpg" text:style-name="Internet_20_link" text:visited-style-name="Visited_20_Internet_20_Link">
1681820242-50...</text:a>
", "<text:a xlink:type="simple" xlink:href="https://static.ukrinform.com/photos/2023_04/1681820271-659.jpg" text:style-name="Internet_20_link" text:visited-style-name="Visited_20_Internet_20_Link">
1681820271-65...</text:a>
", "<text:a xlink:type="simple" xlink:href="https://static.ukrinform.com/photos/2023_04/1681820293-987.jpg" text:style-name="Internet_20_link" text:visited-style-name="Visited_20_Internet_20_Link">
1681820293-98...</text:a>
", "<text:a xlink:type="simple" xlink:href="https://static.ukrinform.com/photos/2023_04/1681820293-388.jpg" text:style-name="Internet_20_link" text:visited-style-name="Visited_20_Internet_20_Link">
1681820293-38...</text:a>
"]</text:p>
      <text:p text:style-name="P4">
Tags: ['Естонія', 'Культура', 'Посольство', 'Війна з росією']</text:p>
      <text:p text:style-name="P4">
Type: Article</text:p>
      <!--METADATA-->
      <text:p text:style-name="P4">
<draw:frame draw:style-name="fr1" draw:name="Image161" text:anchor-type="as-char" svg:width="6.9236in" svg:height="3.956343in" draw:z-index="0">
<draw:image xlink:href="../Images/yкринформ/2023-04-18T15-19-10-03-00/630_360_1681820253-113.jpg" xlink:type="simple" xlink:show="embed" xlink:actuate="onLoad" draw:mime-type="image/jpeg"/>
</draw:frame>
 ПосолУкраїни в Естонії Мар'яна Беца взяла участь у відкритті в Талліннському музеїлицарських орденів виставки «Військові нагороди України під час війни».</text:p>
      <text:p text:style-name="P4">
Як передає Укрінформ, про це у <text:a xlink:type="simple" xlink:href="https://www.facebook.com/permalink.php" text:style-name="Internet_20_link" text:visited-style-name="Visited_20_Internet_20_Link">
</text:a>
повідомило Посольство України в Естонії.</text:p>
      <text:p text:style-name="P4">
<draw:frame draw:style-name="fr1" draw:name="Image162" text:anchor-type="as-char" svg:width="6.9236in" svg:height="5.1927in" draw:z-index="0">
<draw:image xlink:href="../Images/yкринформ/2023-04-18T15-19-10-03-00/1681820242-504.jpg" xlink:type="simple" xlink:show="embed" xlink:actuate="onLoad" draw:mime-type="image/jpeg"/>
</draw:frame>
</text:p>
      <text:p text:style-name="P4">
У своїй промові пані посол відзначила, що ці ордени мають особливе значеннясьогодні, оскільки вони символізують мужність та відвагу українського народу уборотьбі з російською агресією.</text:p>
      <text:p text:style-name="P4">
<draw:frame draw:style-name="fr1" draw:name="Image163" text:anchor-type="as-char" svg:width="6.9236in" svg:height="9.231467in" draw:z-index="0">
<draw:image xlink:href="../Images/yкринформ/2023-04-18T15-19-10-03-00/1681820271-659.jpg" xlink:type="simple" xlink:show="embed" xlink:actuate="onLoad" draw:mime-type="image/jpeg"/>
</draw:frame>
</text:p>
      <text:p text:style-name="P4">
«Уперше в Європі на виставці представлено документи, авторські ескізи,промислові зразки воєнних нагород України. Титульним експонатом сталаоригінальна відзнака «Хрест бойових заслуг», друга за ієрархією державнихнагород після звання Героя України, що була отримана для експонуванняспеціально на цій виставці в нагородженого воїна», – розповіли удиппредставництві.</text:p>
      <text:p text:style-name="P4">
<draw:frame draw:style-name="fr1" draw:name="Image164" text:anchor-type="as-char" svg:width="6.9236in" svg:height="5.218343in" draw:z-index="0">
<draw:image xlink:href="../Images/yкринформ/2023-04-18T15-19-10-03-00/1681820293-987.jpg" xlink:type="simple" xlink:show="embed" xlink:actuate="onLoad" draw:mime-type="image/jpeg"/>
</draw:frame>
</text:p>
      <text:p text:style-name="P4">
Посольство висловило вдячність Талліннському музею лицарських орденів таНаціональному музею історії України у Другій світовій війні за організаціювиставки.</text:p>
      <text:p text:style-name="P4">
<draw:frame draw:style-name="fr1" draw:name="Image165" text:anchor-type="as-char" svg:width="6.9236in" svg:height="5.1927in" draw:z-index="0">
<draw:image xlink:href="../Images/yкринформ/2023-04-18T15-19-10-03-00/1681820293-388.jpg" xlink:type="simple" xlink:show="embed" xlink:actuate="onLoad" draw:mime-type="image/jpeg"/>
</draw:frame>
</text:p>
      <text:p text:style-name="P4">
Відвідати виставку у Талліннському музеї лицарських орденів (Таллінн,вул.Кунінга 3) можна до 2 вересня 2023 року.</text:p>
      <text:p text:style-name="P4">
Нагадаємо, у Художньому музеї Kumu (Таллінн) <text:a xlink:type="simple" xlink:href="https://www.ukrinform.ua/rubric-culture/3692653-u-golovnomu-hudoznomu-muzei-estonii-vidkrilasa-vistavka-ukrainskogo-avangardnogo-mistectva.html" text:style-name="Internet_20_link" text:visited-style-name="Visited_20_Internet_20_Link">
</text:a>
 виставку«Футуромарення. Україна та авангард», де представлені новаторські мистецькібачення майбутнього, що народжувалися в Україні у 1910-х – 1920-х роках.</text:p>
      <text:p text:style-name="P4">
<text:span text:style-name="T5">
Фото: Embassy of Ukraine in the Republic of Estonia / Фейсбук</text:span>
</text:p>
      <text:p text:style-name="P4">
Source: <text:a xlink:type="simple" xlink:href="https://www.ukrinform.ua/rubric-diaspora/3697488-u-tallinni-vidkrili-vistavku-vijskovi-nagorodi-ukraini-pid-cas-vijni.html" text:style-name="Internet_20_link" text:visited-style-name="Visited_20_Internet_20_Link">
https://www.ukrinform.ua/rubric-diaspora/3697488-u-tallinni-vidkrili-vistavku-vijskovi-nagorodi-ukraini-pid-cas-vijni.html</text:a>
</text:p>
      <!--NEWS-->
      <text:h text:style-name="P10" text:outline-level="1">
<text:span text:style-name="T4">
Латвія оголосила у розшук свого громадянина за участь у війні проти України</text:span>
</text:h>
      <text:p text:style-name="P4">
Authors: Ukrinform (Person)</text:p>
      <text:p text:style-name="P4">
Publisher: Укринформ (Organization)</text:p>
      <text:p text:style-name="P4">
Published Time: 2023-04-18T15:22:00+03:00</text:p>
      <text:p text:style-name="P4">
Modified Time: 2023-04-18T15:22:00+03:00</text:p>
      <text:p text:style-name="P4">
Description: Служба держбезпеки Латвії (VDD) оголосила у міжнародний розшук громадянина Латвії Олександра Малишева, який брав участь у бойових діях проти України. — Укрінформ.</text:p>
      <text:p text:style-name="P4">
Images: ["<text:a xlink:type="simple" xlink:href="https://static.ukrinform.com/photos/2022_02/thumb_files/630_360_1645814843-702.jpg" text:style-name="Internet_20_link" text:visited-style-name="Visited_20_Internet_20_Link">
630_360_16458...</text:a>
"]</text:p>
      <text:p text:style-name="P4">
Tags: ['Латвія', 'Україна', 'Війна з росією']</text:p>
      <text:p text:style-name="P4">
Type: Article</text:p>
      <!--METADATA-->
      <text:p text:style-name="P4">
<draw:frame draw:style-name="fr1" draw:name="Image166" text:anchor-type="as-char" svg:width="6.9236in" svg:height="3.956343in" draw:z-index="0">
<draw:image xlink:href="../Images/yкринформ/2023-04-18T15-22-00-03-00/630_360_1645814843-702.jpg" xlink:type="simple" xlink:show="embed" xlink:actuate="onLoad" draw:mime-type="image/jpeg"/>
</draw:frame>
 Службадержбезпеки Латвії (VDD) оголосила у міжнародний розшук громадянина ЛатвіїОлександра Малишева, який брав участь у бойових діях проти України.</text:p>
      <text:p text:style-name="P4">
Про це повідомляє <text:a xlink:type="simple" xlink:href="https://rus.delfi.lv/news/daily/criminal/latviec-obyavlen-v-mezhdunarodnyj-rozysk-za-uchastie-v-boevyh-dejstviyah-protiv-ukrainy.d" text:style-name="Internet_20_link" text:visited-style-name="Visited_20_Internet_20_Link">
 </text:a>
 , передає Укрінформ.</text:p>
      <text:p text:style-name="P4">
Як зазначається, кримінальний процес щодо Малишева розпочався за рік доповномасштабного російського <text:a xlink:type="simple" xlink:href="https://www.ukrinform.ua/tag-vijna" text:style-name="Internet_20_link" text:visited-style-name="Visited_20_Internet_20_Link">
 </text:a>
 вУкраїну, у березні 2021 року. VDD встановила, що Малишев принаймні з 2015 рокуперебував на тимчасово окупованій території Луганської області. Він входив доскладу нелегально створеного військового формування «14 батальйонутериторіального захисту 2-го армійського корпусу народної міліції "лнр"», бравучасть у бойових діях проти ЗСУ, тим самим виступаючи проти територіальноїцілісності України.</text:p>
      <text:p text:style-name="P4">
Улітку минулого року VDD передала матеріали до прокуратури Ризького окружногосуду, наполягаючи на кримінальному переслідуванні підозрюваного за статтеюКримінального закону про протиправну участь у збройному конфлікті.</text:p>
      <text:p text:style-name="P4">
Малишева оголошено в міжнародний розшук.</text:p>
      <text:p text:style-name="P4">
<text:span text:style-name="T4">
Читайте також:</text:span>
 <text:a xlink:type="simple" xlink:href="https://www.ukrinform.ua/rubric-ato/3697145-polsa-dolucilasa-do-rozsliduvanna-vipadkiv-genocidu-v-ukraini.html" text:style-name="Internet_20_link" text:visited-style-name="Visited_20_Internet_20_Link">
 </text:a>
</text:p>
      <text:p text:style-name="P4">
У прокуратурі Латвії підтвердили, що в серпні минулого року йому висунулиобвинувачення. З огляду на те, що його оголошено в розшук, наразі процеспризупинений.</text:p>
      <text:p text:style-name="P4">
Як повідомляв Укрінформ, у Ризі розпочалася серія судових процесів надмісцевими журналістами, які співпрацювали з прокремлівськими виданнями Sputnikі Baltnews. 16 осіб обвинувачуються у порушенні санкцій Євросоюзу.</text:p>
      <text:p text:style-name="P4">
Source: <text:a xlink:type="simple" xlink:href="https://www.ukrinform.ua/rubric-world/3697491-latvia-ogolosila-u-rozsuk-svogo-gromadanina-za-ucast-u-vijni-proti-ukraini.html" text:style-name="Internet_20_link" text:visited-style-name="Visited_20_Internet_20_Link">
https://www.ukrinform.ua/rubric-world/3697491-latvia-ogolosila-u-rozsuk-svogo-gromadanina-za-ucast-u-vijni-proti-ukraini.html</text:a>
</text:p>
      <!--NEWS-->
      <text:h text:style-name="P10" text:outline-level="1">
<text:span text:style-name="T4">
московський суд залишив у СІЗО американського журналіста Гершковича</text:span>
</text:h>
      <text:p text:style-name="P4">
Authors: Ukrinform (Person)</text:p>
      <text:p text:style-name="P4">
Publisher: Укринформ (Organization)</text:p>
      <text:p text:style-name="P4">
Published Time: 2023-04-18T15:26:33+03:00</text:p>
      <text:p text:style-name="P4">
Modified Time: 2023-04-18T15:26:33+03:00</text:p>
      <text:p text:style-name="P4">
Description: московський міський суд визнав “законним” рішення Лефортовського суду, який 30 березня відправив у СІЗО на два місяці кореспондента московського бюро газети The Wall Street Journal Евана Гершковича, якому росіяни інкримінують шпигунство. — Укрінформ.</text:p>
      <text:p text:style-name="P4">
Images: ["<text:a xlink:type="simple" xlink:href="https://static.ukrinform.com/photos/2023_03/thumb_files/630_360_1680228306-496.jpg" text:style-name="Internet_20_link" text:visited-style-name="Visited_20_Internet_20_Link">
630_360_16802...</text:a>
"]</text:p>
      <text:p text:style-name="P4">
Tags: ['Арешт', 'СІЗО', 'Журналіст', 'росія', 'The Wall Street Journal ']</text:p>
      <text:p text:style-name="P4">
Type: Article</text:p>
      <!--METADATA-->
      <text:p text:style-name="P4">
<draw:frame draw:style-name="fr1" draw:name="Image167" text:anchor-type="as-char" svg:width="6.9236in" svg:height="3.956343in" draw:z-index="0">
<draw:image xlink:href="../Images/yкринформ/2023-04-18T15-26-33-03-00/630_360_1680228306-496.jpg" xlink:type="simple" xlink:show="embed" xlink:actuate="onLoad" draw:mime-type="image/jpeg"/>
</draw:frame>
московський міський суд визнав “законним” рішення Лефортовського суду, який 30березня відправив у СІЗО на два місяці кореспондента московського бюро газетиThe Wall Street Journal Евана Гершковича, якому росіяни інкримінуютьшпигунство.</text:p>
      <text:p text:style-name="P4">
Про це передає Укрінформ з посиланням на <text:a xlink:type="simple" xlink:href="https://www.interfax.ru/russia/896510" text:style-name="Internet_20_link" text:visited-style-name="Visited_20_Internet_20_Link">
</text:a>
 .</text:p>
      <text:p text:style-name="P4">
Захист просив суд змінити журналісту запобіжний захід на не пов'язаний ізув'язненням у <text:a xlink:type="simple" xlink:href="https://www.ukrinform.ua/tag-sizo" text:style-name="Internet_20_link" text:visited-style-name="Visited_20_Internet_20_Link">
 </text:a>
 . Однак рішення прозапобіжний захід у вигляді арешту було залишено без змін, апеляції захистуГершковича - відхилені.</text:p>
      <text:p text:style-name="P4">
Засідання пройшло у закритому режимі, оскільки матеріали кримінальної справиГершковича “засекречені”.</text:p>
      <text:p text:style-name="P4">
<text:span text:style-name="T4">
Читайте також:</text:span>
 <text:a xlink:type="simple" xlink:href="https://www.ukrinform.ua/rubric-world/3696286-ne-vtracae-nadii-zatrimanij-v-rf-zurnalist-wsj-napisav-lista-rodini.html" text:style-name="Internet_20_link" text:visited-style-name="Visited_20_Internet_20_Link">
 </text:a>
</text:p>
      <text:p text:style-name="P4">
Після засідання адвокат Гершковича Тетяна Ножкіна сказала, що він не визнаєпровини.</text:p>
      <text:p text:style-name="P4">
Як повідомляв Укрінформ, репортер WSJ Еван Гершкович був затриманий у рф 29березня під час журналістського відрядження до Єкатеринбурга. Він став першимпредставником американського ЗМІ, заарештованим російською владою з 1986 рокуі одним з кількох американців, неправомірно затриманих упродовж останніх роківу росії.</text:p>
      <text:p text:style-name="P4">
<text:span text:style-name="T4">
Читайте також:</text:span>
 <text:a xlink:type="simple" xlink:href="https://www.ukrinform.ua/rubric-world/3697232-ssa-rozrahovuut-mati-postijnij-dostup-do-zatrimanogo-v-rosii-reportera-wsj.html" text:style-name="Internet_20_link" text:visited-style-name="Visited_20_Internet_20_Link">
 </text:a>
</text:p>
      <text:p text:style-name="P4">
Сьогодні президентка Європейського парламенту Роберта <text:a xlink:type="simple" xlink:href="https://www.ukrinform.ua/rubric-world/3697439-prezidentka-evroparlamentu-zaklikala-rosiu-zvilniti-zurnalista-wsj.html" text:style-name="Internet_20_link" text:visited-style-name="Visited_20_Internet_20_Link">
</text:a>
 рф звільнити репортера The WallStreet Journal Евана Гершковича.</text:p>
      <text:p text:style-name="P4">
Source: <text:a xlink:type="simple" xlink:href="https://www.ukrinform.ua/rubric-world/3697492-moskovskij-sud-zalisiv-u-sizo-amerikanskogo-zurnalista-gerskovica.html" text:style-name="Internet_20_link" text:visited-style-name="Visited_20_Internet_20_Link">
https://www.ukrinform.ua/rubric-world/3697492-moskovskij-sud-zalisiv-u-sizo-amerikanskogo-zurnalista-gerskovica.html</text:a>
</text:p>
      <!--NEWS-->
      <text:h text:style-name="P10" text:outline-level="1">
<text:span text:style-name="T4">
У Польщі пропонують створити академію HIMARS</text:span>
</text:h>
      <text:p text:style-name="P4">
Authors: Ukrinform (Person)</text:p>
      <text:p text:style-name="P4">
Publisher: Укринформ (Organization)</text:p>
      <text:p text:style-name="P4">
Published Time: 2023-04-18T15:27:28+03:00</text:p>
      <text:p text:style-name="P4">
Modified Time: 2023-04-18T15:27:28+03:00</text:p>
      <text:p text:style-name="P4">
Description: Польська влада вийшла з ініціативою створення на території РП академії з навчання щодо обслуговування артилерійської системи HIMARS. — Укрінформ.</text:p>
      <text:p text:style-name="P4">
Images: ["<text:a xlink:type="simple" xlink:href="https://static.ukrinform.com/photos/2022_09/thumb_files/630_360_1662821775-754.jpg" text:style-name="Internet_20_link" text:visited-style-name="Visited_20_Internet_20_Link">
630_360_16628...</text:a>
"]</text:p>
      <text:p text:style-name="P4">
Tags: ['Польща', 'HIMARS', 'Маріуш Блащак']</text:p>
      <text:p text:style-name="P4">
Type: Article</text:p>
      <!--METADATA-->
      <text:p text:style-name="P4">
<draw:frame draw:style-name="fr1" draw:name="Image168" text:anchor-type="as-char" svg:width="6.9236in" svg:height="3.956343in" draw:z-index="0">
<draw:image xlink:href="../Images/yкринформ/2023-04-18T15-27-28-03-00/630_360_1662821775-754.jpg" xlink:type="simple" xlink:show="embed" xlink:actuate="onLoad" draw:mime-type="image/jpeg"/>
</draw:frame>
 Польськавлада вийшла з ініціативою створення на території РП академії з навчання щодообслуговування артилерійської системи HIMARS.</text:p>
      <text:p text:style-name="P4">
Про це у <text:a xlink:type="simple" xlink:href="http://twitter.com/mblaszczak/status/1648278935971545088" text:style-name="Internet_20_link" text:visited-style-name="Visited_20_Internet_20_Link">
</text:a>
написав віцепрем’єр-міністр, міністр національної оборони Польщі МаріушБлащак, передає Укрінформ.</text:p>
      <text:p text:style-name="P4">
“Ми хочемо, щоб у Польщі було створено академію HIMARS (HIMARS Academy), депроходитимуть навчання щодо використання цієї артилерійської системи”, -повідомив Блащак.</text:p>
      <text:p text:style-name="P4">
Він зазначив, що у вівторок у Торуні (північ <text:a xlink:type="simple" xlink:href="https://www.ukrinform.ua/tag-polsa" text:style-name="Internet_20_link" text:visited-style-name="Visited_20_Internet_20_Link">
 </text:a>
 ) проходить Європейський ракетно-артилерійський саміт, на якомуобговорюватимуть деталі цього проєкту.</text:p>
      <text:p text:style-name="P4">
Міністр зауважив, що перші ракетні системи HIMARS буде доставлено до Польщі щев цьому році.</text:p>
      <text:p text:style-name="P4">
<text:span text:style-name="T4">
Читайте також:</text:span>
 <text:a xlink:type="simple" xlink:href="https://www.ukrinform.ua/rubric-world/3695055-polsa-za-dva-roki-matime-najsilnisi-suhoputni-vijska-v-evropi-blasak.html" text:style-name="Internet_20_link" text:visited-style-name="Visited_20_Internet_20_Link">
 <text:span text:style-name="T4">
Блащак</text:span>
 </text:a>
</text:p>
      <text:p text:style-name="P4">
Як відомо, Польща в 2019 році купила у США 20 комплексів HIMARS, зокрема, 18бойових та дві навчальних, за 414 млн дол. Згодом Польща звернулася до СШАщодо купівлі близько 484 ракет цього типу, й американська влада дала згоду.Максимальна вартість цієї покупки оцінюється в 10 млрд дол.</text:p>
      <text:p text:style-name="P4">
<text:span text:style-name="T4">
Читайте також:</text:span>
 <text:a xlink:type="simple" xlink:href="https://www.ukrinform.ua/rubric-world/3695134-polsa-hoce-robiti-snaradi-zi-zbidnenim-uranom-dla-tankiv-abrams.html" text:style-name="Internet_20_link" text:visited-style-name="Visited_20_Internet_20_Link">
 </text:a>
</text:p>
      <text:p text:style-name="P4">
Перші пускові установки HIMARS потраплять в цьому році на озброєння 15-їмеханізованої бригади ЗС Польщі, що дислокується на північному сході Польщі,неподалік кордонів із Калінінградською областю рф і білоруссю.</text:p>
      <text:p text:style-name="P4">
Source: <text:a xlink:type="simple" xlink:href="https://www.ukrinform.ua/rubric-world/3697493-u-polsi-proponuut-stvoriti-akademiu-himars.html" text:style-name="Internet_20_link" text:visited-style-name="Visited_20_Internet_20_Link">
https://www.ukrinform.ua/rubric-world/3697493-u-polsi-proponuut-stvoriti-akademiu-himars.html</text:a>
</text:p>
      <!--NEWS-->
      <text:h text:style-name="P10" text:outline-level="1">
<text:span text:style-name="T4">
Ukrainian air defense shot down 5 Shahed drones in Zaporizhzhia</text:span>
</text:h>
      <text:p text:style-name="P4">
Authors: liveuamap (Language: en)</text:p>
      <text:p text:style-name="P4">
Time: 2023-04-18T15:27:41</text:p>
      <text:p text:style-name="P4">
Location: Zaporizhzhia, Zaporiz'ka oblast (Latitude:47.8536 Longtitude:35.17582)</text:p>
      <text:p text:style-name="P4">
Videos: []</text:p>
      <text:p text:style-name="P4">
Images: []</text:p>
      <text:p text:style-name="P4">
Tags: ["Europe", "Central and Eastern Europe"]</text:p>
      <text:p text:style-name="P4">
ID: 22557045</text:p>
      <!--METADATA-->
      <text:p text:style-name="P4">
Ukrainian air defense shot down 5 Shahed drones in Zaporizhzhia</text:p>
      <text:p text:style-name="P4">
News Collection Link: <text:a xlink:type="simple" xlink:href="https://liveuamap.com/en/2023/18-april-ukrainian-air-defense-shot-down-5-shahed-drones" text:style-name="Internet_20_link" text:visited-style-name="Visited_20_Internet_20_Link">
https://liveuamap.com/en/2023/18-april-ukrainian-air-defense-shot-down-5-shahed-drones</text:a>
</text:p>
      <text:p text:style-name="P4">
Source: <text:a xlink:type="simple" xlink:href="https://t.me/suspilnenews/20011" text:style-name="Internet_20_link" text:visited-style-name="Visited_20_Internet_20_Link">
https://t.me/suspilnenews/20011</text:a>
</text:p>
      <!--NEWS-->
      <text:h text:style-name="P10" text:outline-level="1">
<text:span text:style-name="T4">
У Києві цьогоріч облаштують близько 40 кільцевих розв’язок</text:span>
</text:h>
      <text:p text:style-name="P4">
Authors: Ukrinform (Person)</text:p>
      <text:p text:style-name="P4">
Publisher: Укринформ (Organization)</text:p>
      <text:p text:style-name="P4">
Published Time: 2023-04-18T15:36:00+03:00</text:p>
      <text:p text:style-name="P4">
Modified Time: 2023-04-18T15:36:00+03:00</text:p>
      <text:p text:style-name="P4">
Description: У більшості районів столиці розпочали облаштовувати кільцеві розв’язки на перехрестях, загалом цього року планують облаштувати близько 40 нових кільцевих розв’язок для підвищення безпеки руху. — Укрінформ.</text:p>
      <text:p text:style-name="P4">
Images: ["<text:a xlink:type="simple" xlink:href="https://static.ukrinform.com/photos/2023_04/thumb_files/630_360_1681820703-219.jpg" text:style-name="Internet_20_link" text:visited-style-name="Visited_20_Internet_20_Link">
630_360_16818...</text:a>
", "<text:a xlink:type="simple" xlink:href="https://static.ukrinform.com/photos/2023_04/1681820713-990.jpg" text:style-name="Internet_20_link" text:visited-style-name="Visited_20_Internet_20_Link">
1681820713-99...</text:a>
", "<text:a xlink:type="simple" xlink:href="https://static.ukrinform.com/photos/2023_04/1681820721-139.jpg" text:style-name="Internet_20_link" text:visited-style-name="Visited_20_Internet_20_Link">
1681820721-13...</text:a>
"]</text:p>
      <text:p text:style-name="P4">
Tags: ['Дороги', 'Київ', 'Безпека']</text:p>
      <text:p text:style-name="P4">
Type: Article</text:p>
      <!--METADATA-->
      <text:p text:style-name="P4">
<draw:frame draw:style-name="fr1" draw:name="Image169" text:anchor-type="as-char" svg:width="6.9236in" svg:height="3.956343in" draw:z-index="0">
<draw:image xlink:href="../Images/yкринформ/2023-04-18T15-36-00-03-00/630_360_1681820703-219.jpg" xlink:type="simple" xlink:show="embed" xlink:actuate="onLoad" draw:mime-type="image/jpeg"/>
</draw:frame>
 Убільшості районів столиці розпочали облаштовувати кільцеві розв’язки наперехрестях, загалом цього року планують облаштувати близько 40 новихкільцевих розв’язок для підвищення безпеки руху.</text:p>
      <text:p text:style-name="P4">
Як передає Укрінформ, про це повідомляє <text:a xlink:type="simple" xlink:href="http://kyivcity.gov.ua/news/u_stolitsi_oblashtovuyut_novi_kiltsevi_rozvyazki_dlya_pidvischennya_bezpeki_rukhu/" text:style-name="Internet_20_link" text:visited-style-name="Visited_20_Internet_20_Link">
</text:a>
</text:p>
      <text:p text:style-name="P4">
«Роботи тривають на перехресті вулиць Бекешкіної та Вільде. Там уже влаштованоцентральний острівець та острівець безпеки. Роботи на цьому перехрестізакінчаться 25 квітня», - ідеться у повідомленні.</text:p>
      <text:p text:style-name="P4">
На фінальному етапі – облаштування кільцевої розв’язки на перетині вулицьЖаботинського, Корчака та Меїр. На перехресті залишилось нанести нову дорожнюрозмітку та виконати озеленення клумби.</text:p>
      <text:p text:style-name="P4">
<draw:frame draw:style-name="fr1" draw:name="Image170" text:anchor-type="as-char" svg:width="6.9236in" svg:height="5.1927in" draw:z-index="0">
<draw:image xlink:href="../Images/yкринформ/2023-04-18T15-36-00-03-00/1681820713-990.jpg" xlink:type="simple" xlink:show="embed" xlink:actuate="onLoad" draw:mime-type="image/jpeg"/>
</draw:frame>
</text:p>
      <text:p text:style-name="P4">
У Дарницькому районі кільцеву розв’язку облаштовують на Т-подібному перехрестівулиць Чавдар та Гмирі. Дорожню клумбу планують закінчити до 5 травня.</text:p>
      <text:p text:style-name="P4">
Загалом цього року планують облаштувати близько 40 нових кільцевих розв’язок увсьому місті.</text:p>
      <text:p text:style-name="P4">
<draw:frame draw:style-name="fr1" draw:name="Image171" text:anchor-type="as-char" svg:width="6.9236in" svg:height="9.231467in" draw:z-index="0">
<draw:image xlink:href="../Images/yкринформ/2023-04-18T15-36-00-03-00/1681820721-139.jpg" xlink:type="simple" xlink:show="embed" xlink:actuate="onLoad" draw:mime-type="image/jpeg"/>
</draw:frame>
</text:p>
      <text:p text:style-name="P4">
<text:span text:style-name="T4">
Читайте також:</text:span>
 <text:a xlink:type="simple" xlink:href="https://www.ukrinform.ua/rubric-kyiv/3697337-u-kievi-vidnovili-ruh-vuliceu-kurganivskou-ta-bulvarom-mihnovskogo.html" text:style-name="Internet_20_link" text:visited-style-name="Visited_20_Internet_20_Link">
 <text:span text:style-name="T4">
Києві</text:span>
 <text:span text:style-name="T4">
відновили</text:span>
 <text:span text:style-name="T4">
рух</text:span>
 <text:span text:style-name="T4">
вулицею</text:span>
<text:span text:style-name="T4">
Курганівською</text:span>
 <text:span text:style-name="T4">
бульваром</text:span>
 <text:span text:style-name="T4">
Міхновського</text:span>
</text:a>
</text:p>
      <text:p text:style-name="P4">
Як повідомляв Укрінформ, у Києві цього року планують почати будівництво новоїдворівневої розв’язки – на перетині вулиць Богатирська та Полярна.</text:p>
      <text:p text:style-name="P4">
<text:span text:style-name="T5">
Фото: kyivcity.gov.ua</text:span>
</text:p>
      <text:p text:style-name="P4">
Source: <text:a xlink:type="simple" xlink:href="https://www.ukrinform.ua/rubric-kyiv/3697499-u-kievi-cogoric-oblastuut-blizko-40-kilcevih-rozvazok.html" text:style-name="Internet_20_link" text:visited-style-name="Visited_20_Internet_20_Link">
https://www.ukrinform.ua/rubric-kyiv/3697499-u-kievi-cogoric-oblastuut-blizko-40-kilcevih-rozvazok.html</text:a>
</text:p>
      <!--NEWS-->
      <text:h text:style-name="P10" text:outline-level="1">
<text:span text:style-name="T4">
На Прикарпатті відтворили «Повстанський Великдень»</text:span>
</text:h>
      <text:p text:style-name="P4">
Authors: Ukrinform (Person)</text:p>
      <text:p text:style-name="P4">
Publisher: Укринформ (Organization)</text:p>
      <text:p text:style-name="P4">
Published Time: 2023-04-18T15:38:38+03:00</text:p>
      <text:p text:style-name="P4">
Modified Time: 2023-04-18T15:38:38+03:00</text:p>
      <text:p text:style-name="P4">
Description: На Прикарпатті, біля меморіального комплексу «Криївка Черемоша», провели історичну реконструкцію «Повстанський Великдень». — Укрінформ.</text:p>
      <text:p text:style-name="P4">
Images: ["<text:a xlink:type="simple" xlink:href="https://static.ukrinform.com/photos/2023_04/thumb_files/630_360_1681821494-576.jpg" text:style-name="Internet_20_link" text:visited-style-name="Visited_20_Internet_20_Link">
630_360_16818...</text:a>
"]</text:p>
      <text:p text:style-name="P4">
Tags: ['Прикарпаття', 'Великдень']</text:p>
      <text:p text:style-name="P4">
Type: Article</text:p>
      <!--METADATA-->
      <text:p text:style-name="P4">
<draw:frame draw:style-name="fr1" draw:name="Image172" text:anchor-type="as-char" svg:width="6.9236in" svg:height="3.956343in" draw:z-index="0">
<draw:image xlink:href="../Images/yкринформ/2023-04-18T15-38-38-03-00/630_360_1681821494-576.jpg" xlink:type="simple" xlink:show="embed" xlink:actuate="onLoad" draw:mime-type="image/jpeg"/>
</draw:frame>
 НаПрикарпатті, біля меморіального комплексу «Криївка Черемоша», провелиісторичну реконструкцію «Повстанський Великдень».</text:p>
      <text:p text:style-name="P4">
Про це у <text:a xlink:type="simple" xlink:href="https://www.facebook.com/naida.andrii/posts/pfbid0G4i2ySQmDgnXq3U1rZAHHyzLzdRKGygbK1vSYasz6iFbDU6sv1fPxHUY6rcp1tD6l" text:style-name="Internet_20_link" text:visited-style-name="Visited_20_Internet_20_Link">
</text:a>
повідомив Калуський міський голова Андрій Найда, передає Укрінформ.</text:p>
      <text:p text:style-name="P4">
Як зазначається, дійство відбулося в Підгорецькому лісі, біля меморіальногокомплексу «Криївка Черемоша». Настрій вояків УПА та події того часувідобразили молоді актори та творчі працівники ПК «Юність». Режисер заходуЮлія Дюндіна.</text:p>
      <text:p text:style-name="P4">
<text:span text:style-name="T4">
Читайте також:</text:span>
 <text:a xlink:type="simple" xlink:href="https://www.ukrinform.ua/rubric-diaspora/3697028-u-stolici-vetnamu-vidbuvsa-blagodijnij-zahid-velikden-peremoga-zitta.html" text:style-name="Internet_20_link" text:visited-style-name="Visited_20_Internet_20_Link">
 <text:span text:style-name="T4">
Великдень</text:span>
 </text:a>
</text:p>
      <text:p text:style-name="P4">
«Повстанський Великдень» відвідали й українські військові, які проходятьнеподалік лікування.</text:p>
      <text:p text:style-name="P4">
«Українці глибоко шанують свою історію, традиції та звичаї. Напевно, саме томупід час дійства серед лісу панувала особлива атмосфера - єдності, сили,незламності та віри!» - зазначив Найда.</text:p>
      <text:p text:style-name="P4">
Як повідомлялося, на Запоріжжі у святкуванні <text:a xlink:type="simple" xlink:href="https://www.ukrinform.ua/tag-velikden" text:style-name="Internet_20_link" text:visited-style-name="Visited_20_Internet_20_Link">
 </text:a>
 взяли участь понад 25 200 людей.</text:p>
      <text:p text:style-name="P4">
Source: <text:a xlink:type="simple" xlink:href="https://www.ukrinform.ua/rubric-regions/3697500-na-prikarpatti-vidtvorili-povstanskij-velikden.html" text:style-name="Internet_20_link" text:visited-style-name="Visited_20_Internet_20_Link">
https://www.ukrinform.ua/rubric-regions/3697500-na-prikarpatti-vidtvorili-povstanskij-velikden.html</text:a>
</text:p>
      <!--NEWS-->
      <text:h text:style-name="P10" text:outline-level="1">
<text:span text:style-name="T4">
Американські дипломати потрапили під обстріл у Судані – Блінкен</text:span>
</text:h>
      <text:p text:style-name="P4">
Authors: Ukrinform (Person)</text:p>
      <text:p text:style-name="P4">
Publisher: Укринформ (Organization)</text:p>
      <text:p text:style-name="P4">
Published Time: 2023-04-18T15:43:00+03:00</text:p>
      <text:p text:style-name="P4">
Modified Time: 2023-04-18T15:43:00+03:00</text:p>
      <text:p text:style-name="P4">
Description: Дипломатичний конвой США зазнав обстрілу в Судані в понеділок, але ніхто не постраждав. — Укрінформ.</text:p>
      <text:p text:style-name="P4">
Images: ["<text:a xlink:type="simple" xlink:href="https://static.ukrinform.com/photos/2022_03/thumb_files/630_360_1647552427-852.jpg" text:style-name="Internet_20_link" text:visited-style-name="Visited_20_Internet_20_Link">
630_360_16475...</text:a>
"]</text:p>
      <text:p text:style-name="P4">
Tags: ['Обстріл', 'США', 'Судан', 'Дипломати']</text:p>
      <text:p text:style-name="P4">
Type: Article</text:p>
      <!--METADATA-->
      <text:p text:style-name="P4">
<draw:frame draw:style-name="fr1" draw:name="Image173" text:anchor-type="as-char" svg:width="6.9236in" svg:height="3.956343in" draw:z-index="0">
<draw:image xlink:href="../Images/yкринформ/2023-04-18T15-43-00-03-00/630_360_1647552427-852.jpg" xlink:type="simple" xlink:show="embed" xlink:actuate="onLoad" draw:mime-type="image/jpeg"/>
</draw:frame>
Дипломатичний конвой США зазнав обстрілу в Судані в понеділок, але ніхто непостраждав.</text:p>
      <text:p text:style-name="P4">
Про це заявив державний секретар США Ентоні Блінкен в Японії після зустрічіміністрів закордонних справ країн G7, передає Укрінформ із посиланням на <text:a xlink:type="simple" xlink:href="https://www.bbc.com/news/world-africa-65306695" text:style-name="Internet_20_link" text:visited-style-name="Visited_20_Internet_20_Link">
</text:a>
 .</text:p>
      <text:p text:style-name="P4">
"Ця дія була безрозсудною і безвідповідальною і, звичайно, небезпечною", -сказав Блінкен.</text:p>
      <text:p text:style-name="P4">
Речник Державного департаменту США Джон Кірбі заявив, що наразі не плануєтьсяевакуація американської дипмісії з Судану, попри проблеми з безпекою тазакриття аеропорту Хартума. Водночас він закликав усіх громадян <text:a xlink:type="simple" xlink:href="https://www.ukrinform.ua/tag-ssa" text:style-name="Internet_20_link" text:visited-style-name="Visited_20_Internet_20_Link">
</text:a>
 поставитися до ситуації «з усієюсерйозністю».</text:p>
      <text:p text:style-name="P4">
Як повідомляв Укрінформ, 15 квітня після кількох днів напруженості між армієюСудану та Силами швидкого реагування в Хартумі пролунали вибухи й стрілянина.Конфлікт точиться навколо запропонованого переходу країни до цивільногоправління.</text:p>
      <text:p text:style-name="P4">
<text:span text:style-name="T4">
Читайте також:</text:span>
 <text:a xlink:type="simple" xlink:href="https://www.ukrinform.ua/rubric-polytics/3697132-ukraina-zaklikala-storoni-konfliktu-u-sudani-do-nedopusenna-zagostrenna-situacii.html" text:style-name="Internet_20_link" text:visited-style-name="Visited_20_Internet_20_Link">
 <text:span text:style-name="T4">
Судан</text:span>
 </text:a>
</text:p>
      <text:p text:style-name="P4">
Обидві сторони застосовують танки, артилерію, бойову авіацію та іншу важкузброю.</text:p>
      <text:p text:style-name="P4">
Унаслідок громадянського конфлікту у Судані упродовж трьох днів загинулищонайменше 185 людей, ще 1800 дістали поранення.</text:p>
      <text:p text:style-name="P4">
Високий представник ЄС Жозеп Боррель повідомив, що <text:a xlink:type="simple" xlink:href="https://www.ukrinform.ua/rubric-world/3697295-u-sudani-napali-na-posla-es-u-jogo-rezidencii.html" text:style-name="Internet_20_link" text:visited-style-name="Visited_20_Internet_20_Link">
</text:a>
 .</text:p>
      <text:p text:style-name="P4">
Source: <text:a xlink:type="simple" xlink:href="https://www.ukrinform.ua/rubric-world/3697501-amerikanski-diplomati-potrapili-pid-obstril-u-sudani-blinken.html" text:style-name="Internet_20_link" text:visited-style-name="Visited_20_Internet_20_Link">
https://www.ukrinform.ua/rubric-world/3697501-amerikanski-diplomati-potrapili-pid-obstril-u-sudani-blinken.html</text:a>
</text:p>
      <!--NEWS-->
      <text:h text:style-name="P10" text:outline-level="1">
<text:span text:style-name="T4">
На аукціонах продали ще сім спецдозволів на користування надрами</text:span>
</text:h>
      <text:p text:style-name="P4">
Authors: Ukrinform (Person)</text:p>
      <text:p text:style-name="P4">
Publisher: Укринформ (Organization)</text:p>
      <text:p text:style-name="P4">
Published Time: 2023-04-18T15:46:11+03:00</text:p>
      <text:p text:style-name="P4">
Modified Time: 2023-04-18T15:46:11+03:00</text:p>
      <text:p text:style-name="P4">
Description: За результатами других аукціонів із продажу спецдозволів на користування надрами очікується надходження до держбюджету у сумі 32,887 млн грн. — Укрінформ.</text:p>
      <text:p text:style-name="P4">
Images: ["<text:a xlink:type="simple" xlink:href="https://static.ukrinform.com/photos/2023_04/thumb_files/630_360_1681821856-404.jpg" text:style-name="Internet_20_link" text:visited-style-name="Visited_20_Internet_20_Link">
630_360_16818...</text:a>
"]</text:p>
      <text:p text:style-name="P4">
Tags: ['Аукціон', 'Держгеонадра']</text:p>
      <text:p text:style-name="P4">
Type: Article</text:p>
      <!--METADATA-->
      <text:p text:style-name="P4">
<draw:frame draw:style-name="fr1" draw:name="Image174" text:anchor-type="as-char" svg:width="6.9236in" svg:height="3.956343in" draw:z-index="0">
<draw:image xlink:href="../Images/yкринформ/2023-04-18T15-46-11-03-00/630_360_1681821856-404.jpg" xlink:type="simple" xlink:show="embed" xlink:actuate="onLoad" draw:mime-type="image/jpeg"/>
</draw:frame>
 Зарезультатами других аукціонів із продажу спецдозволів на користування надрамиочікується надходження до держбюджету у сумі 32,887 млн грн.</text:p>
      <text:p text:style-name="P4">
Про це повідомляє пресслужба <text:a xlink:type="simple" xlink:href="https://www.geo.gov.ua/derzhheonadra-provely-druhi-auktsiony-v-2023-rotsi/" text:style-name="Internet_20_link" text:visited-style-name="Visited_20_Internet_20_Link">
 </text:a>
 , передає Укрінформ.</text:p>
      <text:p text:style-name="P4">
«Державна служба геології та надр України провела другі аукціони в 2023 році.Під час торгів продано сім ділянок надр із покладами суглинку, сапропелю,глини легкоплавкої, супіску, кам’яного <text:a xlink:type="simple" xlink:href="https://www.ukrinform.ua/tag-vugilla" text:style-name="Internet_20_link" text:visited-style-name="Visited_20_Internet_20_Link">
 </text:a>
 , торфу. Початкова вартість лотів – 29 397 608 гривень. Під часторгів загальна ціна продажу лотів зросла до 32 887 355,55 гривень», - йдетьсяв повідомленні.</text:p>
      <text:p text:style-name="P4">
Наголошується, що торги проходили на платформі Prozorro.Продажі в режиміреального часу. Всі об’єкти номіновані надрокористувачами.</text:p>
      <text:p text:style-name="P4">
Як повідомили у Держгеонадра, спеціальні дозволи на користування ділянкаминадр із покладами граніту, солі кам’яної та суглинку, торги з яких упризначений час не відбулися, будуть повторно виставлені на електронніаукціони протягом трьох робочих днів.</text:p>
      <text:p text:style-name="P4">
<text:span text:style-name="T4">
Читайте також:</text:span>
 <text:a xlink:type="simple" xlink:href="https://www.ukrinform.ua/rubric-economy/3685522-urad-vnis-zmini-v-poradok-provedenna-aukcioniv-z-prodazu-specdozvoliv-na-koristuvanna-nadrami.html" text:style-name="Internet_20_link" text:visited-style-name="Visited_20_Internet_20_Link">
 <text:span text:style-name="T4">
Уряд</text:span>
 <text:span text:style-name="T4">
вніс</text:span>
 <text:span text:style-name="T4">
зміни</text:span>
 <text:span text:style-name="T4">
порядок</text:span>
 <text:span text:style-name="T4">
проведення</text:span>
<text:span text:style-name="T4">
аукціонів</text:span>
 <text:span text:style-name="T4">
продажу</text:span>
 <text:span text:style-name="T4">
спецдозволів</text:span>
 <text:span text:style-name="T4">
користування</text:span>
 <text:span text:style-name="T4">
надрами</text:span>
</text:a>
</text:p>
      <text:p text:style-name="P4">
Під час перших аукціонів, які Держгеонадра провели 15 березня 2023 року, булопродано 10 спеціальних дозволів на користування надрами. Загальна ціна продажузросла в понад 10 разів - до 111 542 206 гривень.</text:p>
      <text:p text:style-name="P4">
Як повідомляв Укрінформ, Державна інспекція геології та надр України <text:a xlink:type="simple" xlink:href="https://www.ukrinform.ua/rubric-economy/3666490-derzgeonadra-torik-na-aukcionah-otrimala-165-milarda.html" text:style-name="Internet_20_link" text:visited-style-name="Visited_20_Internet_20_Link">
</text:a>
 . Торік було видано 69 спецдозволів черезаукціони, продано 97 ділянок надр, зокрема вартість найдорожчого проданоголоту становить 1,1 млрд грн.</text:p>
      <text:p text:style-name="P4">
Source: <text:a xlink:type="simple" xlink:href="https://www.ukrinform.ua/rubric-economy/3697503-na-aukcionah-prodali-se-sim-specdozvoliv-na-koristuvanna-nadrami.html" text:style-name="Internet_20_link" text:visited-style-name="Visited_20_Internet_20_Link">
https://www.ukrinform.ua/rubric-economy/3697503-na-aukcionah-prodali-se-sim-specdozvoliv-na-koristuvanna-nadrami.html</text:a>
</text:p>
      <!--NEWS-->
      <text:h text:style-name="P10" text:outline-level="1">
<text:span text:style-name="T4">
Авіатроща МАУ: Міжнародна група вважає судові процеси Ірану фіктивними</text:span>
</text:h>
      <text:p text:style-name="P4">
Authors: Ukrinform (Person)</text:p>
      <text:p text:style-name="P4">
Publisher: Укринформ (Organization)</text:p>
      <text:p text:style-name="P4">
Published Time: 2023-04-18T15:50:00+03:00</text:p>
      <text:p text:style-name="P4">
Modified Time: 2023-04-18T15:50:00+03:00</text:p>
      <text:p text:style-name="P4">
Description: Міжнародна група з координації допомоги жертвам рейсу PS752 вважає, що судовий процес Ірану у справі збиття українського літака МАУ не був неупередженим та прозорим, і заявляє, що докладе усіх зусиль для забезпечення справедливості. — Укрінформ.</text:p>
      <text:p text:style-name="P4">
Images: ["<text:a xlink:type="simple" xlink:href="https://static.ukrinform.com/photos/2020_01/thumb_files/630_360_1578554230-745.jpg" text:style-name="Internet_20_link" text:visited-style-name="Visited_20_Internet_20_Link">
630_360_15785...</text:a>
"]</text:p>
      <text:p text:style-name="P4">
Tags: ['МЗС', 'Суд', 'Авіакатастрофа в Ірані']</text:p>
      <text:p text:style-name="P4">
Type: Article</text:p>
      <!--METADATA-->
      <text:p text:style-name="P4">
<draw:frame draw:style-name="fr1" draw:name="Image175" text:anchor-type="as-char" svg:width="6.9236in" svg:height="3.956343in" draw:z-index="0">
<draw:image xlink:href="../Images/yкринформ/2023-04-18T15-50-00-03-00/630_360_1578554230-745.jpg" xlink:type="simple" xlink:show="embed" xlink:actuate="onLoad" draw:mime-type="image/jpeg"/>
</draw:frame>
 Міжнароднагрупа з координації допомоги жертвам рейсу PS752 вважає, що судовий процесІрану у справі збиття українського літака МАУ не був неупередженим тапрозорим, і заявляє, що докладе усіх зусиль для забезпечення справедливості.</text:p>
      <text:p text:style-name="P4">
Про це йдеться у спільній заяві Міжнародної групи, повідомляє Укрінформ ізпосиланням на <text:a xlink:type="simple" xlink:href="http://mfa.gov.ua/news/spilna-zayava-mizhnarodnoyi-grupi-z-koordinaciyi-dopomogi-zhertvam-rejsu-ps752-shchodo-sudovih-procesiv-v-irani" text:style-name="Internet_20_link" text:visited-style-name="Visited_20_Internet_20_Link">
 </text:a>
 .</text:p>
      <text:p text:style-name="P4">
«Фіктивні судові процеси, які відбулися в Тегерані, не повинні відволікатиувагу світу від невиконання Іраном своїх міжнародних зобов’язань та уникненнявідповідальності за свої дії. Ані судові процеси, ані вироки, оголошені цьоготижня, не принесли правди чи справедливості сім’ям жертв», - зазначилаМіжнародна група.</text:p>
      <text:p text:style-name="P4">
У заяві також констатується, що весь процес, починаючи з розслідування Іраномобставин збиття, не був неупередженим та прозорим.</text:p>
      <text:p text:style-name="P4">
Підкреслюється, що родини 176 невинних жертв все ще чекають на справедливість,яку вони заслуговують, і Міжнародна група солідарна з родинами та близькимижертв збиття рейсу PS752 і докладе усіх необхідних зусиль, допокисправедливість не буде забезпечена.</text:p>
      <text:p text:style-name="P4">
<text:span text:style-name="T4">
Читайте також:</text:span>
 <text:a xlink:type="simple" xlink:href="https://www.ukrinform.ua/rubric-society/3523878-mau-podala-pozov-proti-iranu-cerez-zbitta-pasazirskogo-litaka.html" text:style-name="Internet_20_link" text:visited-style-name="Visited_20_Internet_20_Link">
 <text:span text:style-name="T4">
МАУ</text:span>
 <text:span text:style-name="T4">
подала</text:span>
 <text:span text:style-name="T4">
позов</text:span>
 <text:span text:style-name="T4">
проти</text:span>
 <text:span text:style-name="T4">
Ірану</text:span>
<text:span text:style-name="T4">
через</text:span>
 <text:span text:style-name="T4">
збиття</text:span>
 <text:span text:style-name="T4">
пасажирського</text:span>
 <text:span text:style-name="T4">
літака</text:span>
</text:a>
</text:p>
      <text:p text:style-name="P4">
Як повідомлялося, 16 квітня <text:a xlink:type="simple" xlink:href="https://www.ukrinform.ua/rubric-world/3696768-v-irani-10-vijskovosluzbovciv-zasudili-do-uvaznenna-u-spravi-pro-zbitij-litak-mau.html" text:style-name="Internet_20_link" text:visited-style-name="Visited_20_Internet_20_Link">
 </text:a>
 10 іранським військовослужбовцям у зв'язку зкатастрофою українського пасажирського літака над Тегераном у 2020 році.</text:p>
      <text:p text:style-name="P4">
8 січня 2020 року у небі над Іраном був збитий літак МАУ, який виконував рейсPS752 за маршрутом Тегеран - Київ. На борту перебували громадяни Ірану,Канади, України, Швеції, Афганістану та Великої Британії.</text:p>
      <text:p text:style-name="P4">
Усі 176 осіб загинули, серед них – одинадцятеро українців (дев'ятеро членівекіпажу та двоє пасажирів). Після кількох днів заперечень іранська владавизнала, що український літак був помилково збитий зенітно-ракетним комплексомпротиповітряної оборони.</text:p>
      <text:p text:style-name="P4">
5 січня 2021 року міністр закордонних справ Дмитро Кулеба заявив, що Українаотримала від Ірану проєкт технічного звіту щодо обставин <text:a xlink:type="simple" xlink:href="http://www.ukrinform.ua/tag-aviakatastrofa-v-irani" text:style-name="Internet_20_link" text:visited-style-name="Visited_20_Internet_20_Link">
</text:a>
 .</text:p>
      <text:p text:style-name="P4">
На початку 2022 року Іран офіційно відмовився від продовження переговорів щодорозслідування наслідків катастрофи. Тегеран заявив Канаді, Швеції, Україні таБританії, що відмовляється вести переговори щодо катастрофи літака МАУ.</text:p>
      <text:p text:style-name="P4">
Канада, Швеція, Сполучене Королівство та Україна у спільній заяві 29 грудня2022 року закликали Іран погодитися на арбітражний розгляд спору, пов’язаногозі збиттям літака рейсу PS752 авіакомпанії «Міжнародні авіалінії України».</text:p>
      <text:p text:style-name="P4">
<text:span text:style-name="T5">
Фото: AA</text:span>
</text:p>
      <text:p text:style-name="P4">
Source: <text:a xlink:type="simple" xlink:href="https://www.ukrinform.ua/rubric-world/3697512-aviatrosa-mau-miznarodna-grupa-vvazae-sudovi-procesi-iranu-fiktivnimi.html" text:style-name="Internet_20_link" text:visited-style-name="Visited_20_Internet_20_Link">
https://www.ukrinform.ua/rubric-world/3697512-aviatrosa-mau-miznarodna-grupa-vvazae-sudovi-procesi-iranu-fiktivnimi.html</text:a>
</text:p>
      <!--NEWS-->
      <text:h text:style-name="P10" text:outline-level="1">
<text:span text:style-name="T4">
«Снайперські гвинтівки на колесах»: Резніков показав французькі AMX-10, які отримали морпіхи</text:span>
</text:h>
      <text:p text:style-name="P4">
Authors: Ukrinform (Person)</text:p>
      <text:p text:style-name="P4">
Publisher: Укринформ (Organization)</text:p>
      <text:p text:style-name="P4">
Published Time: 2023-04-18T15:53:30+03:00</text:p>
      <text:p text:style-name="P4">
Modified Time: 2023-04-18T15:53:30+03:00</text:p>
      <text:p text:style-name="P4">
Description: Міністр оборони Олексій Резніков показав французькі бойові броньовані машини AMX-10, які українські морські піхотинці отримали на озброєння. — Укрінформ.</text:p>
      <text:p text:style-name="P4">
Images: ["<text:a xlink:type="simple" xlink:href="https://static.ukrinform.com/photos/2022_03/thumb_files/630_360_1646928455-901.jpeg" text:style-name="Internet_20_link" text:visited-style-name="Visited_20_Internet_20_Link">
630_360_16469...</text:a>
"]</text:p>
      <text:p text:style-name="P4">
Tags: ['Франція', 'Міноборони', 'Морпіхи', 'Резніков']</text:p>
      <text:p text:style-name="P4">
Type: Article</text:p>
      <!--METADATA-->
      <text:p text:style-name="P4">
<draw:frame draw:style-name="fr1" draw:name="Image176" text:anchor-type="as-char" svg:width="6.9236in" svg:height="3.956343in" draw:z-index="0">
<draw:image xlink:href="../Images/yкринформ/2023-04-18T15-53-30-03-00/630_360_1646928455-901.jpeg" xlink:type="simple" xlink:show="embed" xlink:actuate="onLoad" draw:mime-type="image/jpeg"/>
</draw:frame>
 Міністроборони Олексій Резніков показав французькі бойові броньовані машини AMX-10,які українські морські піхотинці отримали на озброєння.</text:p>
      <text:p text:style-name="P4">
Про це Резніков написав у <text:a xlink:type="simple" xlink:href="https://twitter.com/oleksiireznikov/status/1648295927478644737" text:style-name="Internet_20_link" text:visited-style-name="Visited_20_Internet_20_Link">
</text:a>
 ,опублікувавши відповідне відео, передає Укрінформ.</text:p>
      <text:p text:style-name="P4">
«Ми разом з нашими воїнами покаталися, і домовилися назвати АМХ-10«снайперською гвинтівкою на швидких колесах». Дякую моєму колезі СебастьєнуЛекорню та президенту Еммануелю Макрону, з якими я мав можливість зустрітисята обговорити наші пріоритети та потреби. І, звичайно, дякую народу Франції запотужну підтримку!», - зауважив Резніков.</text:p>
      <text:p text:style-name="P4">
<text:span text:style-name="T5">
Джерело:<text:a xlink:type="simple" xlink:href="https://www.youtube.com/redirect" text:style-name="Internet_20_link" text:visited-style-name="Visited_20_Internet_20_Link">
</text:a>
</text:span>
</text:p>
      <text:p text:style-name="P4">
За його словами, ці швидкі сучасні машини з потужними гарматами допоможутьУкраїні звільнювати свою територію.</text:p>
      <text:p text:style-name="P4">
«Так виглядають свобода, рівність і братерство», - додав український міністр.</text:p>
      <text:p text:style-name="P4">
<text:span text:style-name="T4">
Читайте також:</text:span>
 <text:a xlink:type="simple" xlink:href="https://www.ukrinform.ua/rubric-polytics/3696392-ukraina-naperedodni-ramstajnu-provela-peregovori-z-grecieu-kiprom-ispanieu-ta-rumunieu.html" text:style-name="Internet_20_link" text:visited-style-name="Visited_20_Internet_20_Link">
 </text:a>
</text:p>
      <text:p text:style-name="P4">
Як повідомляв Укрінформ, на початку січня Еммануель Макрон оголосив прорішення <text:a xlink:type="simple" xlink:href="https://www.ukrinform.ua/tag-francia" text:style-name="Internet_20_link" text:visited-style-name="Visited_20_Internet_20_Link">
 </text:a>
 надати Україні перші танкизахідного зразка - бойові машини піхоти AMX-10 RC, розроблені длярозвідувальних цілей. Завдяки своїм характеристикам вони відомі також підназвою “колісні танки”.</text:p>
      <text:p text:style-name="P4">
<text:span text:style-name="T4">
Читайте також:</text:span>
 <text:a xlink:type="simple" xlink:href="https://www.ukrinform.ua/rubric-ato/3688190-challenger-ta-marder-reznikov-razom-iz-desantnikami-obkatav-bronetehniku-vid-krainpartneriv.html" text:style-name="Internet_20_link" text:visited-style-name="Visited_20_Internet_20_Link">
 <text:span text:style-name="T4">
обкатав</text:span>
 </text:a>
</text:p>
      <text:p text:style-name="P4">
У середині січня Лекорню пообіцяв доставити цю техніку до України протягомдвох місяців.AMX-10 RC — французька бойова броньована машина виробництва GIATIndustries для розвідувальних цілей. Також називають колісним винищувачемтанків або ж навіть легким танком. Натомість Договір про звичайні збройні силив Європі визначає AMX-10RC як «бойову машину з важким озброєнням».</text:p>
      <text:p text:style-name="P4">
Source: <text:a xlink:type="simple" xlink:href="https://www.ukrinform.ua/rubric-ato/3697509-snajperski-gvintivki-na-kolesah-reznikov-pokazav-francuzki-amx10-aki-otrimali-morpihi.html" text:style-name="Internet_20_link" text:visited-style-name="Visited_20_Internet_20_Link">
https://www.ukrinform.ua/rubric-ato/3697509-snajperski-gvintivki-na-kolesah-reznikov-pokazav-francuzki-amx10-aki-otrimali-morpihi.html</text:a>
</text:p>
      <!--NEWS-->
      <text:h text:style-name="P10" text:outline-level="1">
<text:span text:style-name="T4">
У росії ухвалили закон про довічне ув'язнення за держзраду</text:span>
</text:h>
      <text:p text:style-name="P4">
Authors: Ukrinform (Person)</text:p>
      <text:p text:style-name="P4">
Publisher: Укринформ (Organization)</text:p>
      <text:p text:style-name="P4">
Published Time: 2023-04-18T15:54:31+03:00</text:p>
      <text:p text:style-name="P4">
Modified Time: 2023-04-18T15:54:31+03:00</text:p>
      <text:p text:style-name="P4">
Description: державна дума рф ухвалила закон, який запроваджує довічне позбавлення волі «за державну зраду» й «акт міжнародного тероризму». — Укрінформ.</text:p>
      <text:p text:style-name="P4">
Images: ["<text:a xlink:type="simple" xlink:href="https://static.ukrinform.com/photos/2017_11/thumb_files/630_360_1509709006-9626.jpg" text:style-name="Internet_20_link" text:visited-style-name="Visited_20_Internet_20_Link">
630_360_15097...</text:a>
"]</text:p>
      <text:p text:style-name="P4">
Tags: ['Закон', 'Держзрада', 'росія', "Довічне ув'язнення"]</text:p>
      <text:p text:style-name="P4">
Type: Article</text:p>
      <!--METADATA-->
      <text:p text:style-name="P4">
<draw:frame draw:style-name="fr1" draw:name="Image177" text:anchor-type="as-char" svg:width="6.9236in" svg:height="3.956343in" draw:z-index="0">
<draw:image xlink:href="../Images/yкринформ/2023-04-18T15-54-31-03-00/630_360_1509709006-9626.jpg" xlink:type="simple" xlink:show="embed" xlink:actuate="onLoad" draw:mime-type="image/jpeg"/>
</draw:frame>
 державнадума рф ухвалила закон, який запроваджує довічне позбавлення волі «за державнузраду» й «акт міжнародного тероризму».</text:p>
      <text:p text:style-name="P4">
Про це повідомляється на <text:a xlink:type="simple" xlink:href="https://t.me/tass_agency/188520" text:style-name="Internet_20_link" text:visited-style-name="Visited_20_Internet_20_Link">
 </text:a>
 ТАСС, передаєУкрінформ.</text:p>
      <text:p text:style-name="P4">
Крім того, у новому законі значно посилюється відповідальність затерористичними статтями.</text:p>
      <text:p text:style-name="P4">
Нині за статтею про держзраду в рф передбачено ув'язнення на строк від 12 до20 років.</text:p>
      <text:p text:style-name="P4">
У росії після її повномасштабного вторгнення в Україну значно побільшаловипадків переслідування за держзраду. Причому на таких справах майже завждистоїть гриф "таємно", а захисники перебувають під підпискою пронерозголошення, тому інформація про суть обвинувачення стає відомою лише вокремих випадках.</text:p>
      <text:p text:style-name="P4">
<text:span text:style-name="T4">
Читайте також:</text:span>
 <text:a xlink:type="simple" xlink:href="https://www.ukrinform.ua/rubric-world/3690548-onovlena-koncepcia-zovnisnoi-politiki-rosii-glibinna-derzava-zminue-kamuflaz.html" text:style-name="Internet_20_link" text:visited-style-name="Visited_20_Internet_20_Link">
 </text:a>
</text:p>
      <text:p text:style-name="P4">
Як повідомляв Укрінформ, 17 квітня московський міський <text:a xlink:type="simple" xlink:href="https://www.ukrinform.ua/tag-sud" text:style-name="Internet_20_link" text:visited-style-name="Visited_20_Internet_20_Link">
</text:a>
 засудив російського опозиційного політикаВолодимира Кара-Мурзу до 25 років позбавлення волі. Серед висунутих йомуобвинувачень була і держзрада.</text:p>
      <text:p text:style-name="P4">
Source: <text:a xlink:type="simple" xlink:href="https://www.ukrinform.ua/rubric-world/3697510-u-rosii-uhvalili-zakon-pro-dovicne-uvaznenna-za-derzzradu.html" text:style-name="Internet_20_link" text:visited-style-name="Visited_20_Internet_20_Link">
https://www.ukrinform.ua/rubric-world/3697510-u-rosii-uhvalili-zakon-pro-dovicne-uvaznenna-za-derzzradu.html</text:a>
</text:p>
      <!--NEWS-->
      <text:h text:style-name="P10" text:outline-level="1">
<text:span text:style-name="T4">
Месут Озіл розпочне політичну кар'єру у Туреччині</text:span>
</text:h>
      <text:p text:style-name="P4">
Authors: Ukrinform (Person)</text:p>
      <text:p text:style-name="P4">
Publisher: Укринформ (Organization)</text:p>
      <text:p text:style-name="P4">
Published Time: 2023-04-18T15:54:49+03:00</text:p>
      <text:p text:style-name="P4">
Modified Time: 2023-04-18T15:54:49+03:00</text:p>
      <text:p text:style-name="P4">
Description: Екс-футболіст балотуватиметься до парламенту. — Укрінформ.</text:p>
      <text:p text:style-name="P4">
Images: ["<text:a xlink:type="simple" xlink:href="https://static.ukrinform.com/photos/2023_04/thumb_files/630_360_1681822361-259.jpg" text:style-name="Internet_20_link" text:visited-style-name="Visited_20_Internet_20_Link">
630_360_16818...</text:a>
"]</text:p>
      <text:p text:style-name="P4">
Tags: ['Футбол', 'Парламент', 'Туреччина']</text:p>
      <text:p text:style-name="P4">
Type: Article</text:p>
      <!--METADATA-->
      <text:p text:style-name="P4">
<draw:frame draw:style-name="fr1" draw:name="Image178" text:anchor-type="as-char" svg:width="6.9236in" svg:height="3.956343in" draw:z-index="0">
<draw:image xlink:href="../Images/yкринформ/2023-04-18T15-54-49-03-00/630_360_1681822361-259.jpg" xlink:type="simple" xlink:show="embed" xlink:actuate="onLoad" draw:mime-type="image/jpeg"/>
</draw:frame>
 Екс-футболіст балотуватиметься до парламенту.</text:p>
      <text:p text:style-name="P4">
Колишній півзахисник «Арсеналу» і «Реала» Месут Озіл визначився, чимзайматиметься після завершення кар'єри, <text:a xlink:type="simple" xlink:href="https://www.turkiyenewspaper.com/sports/14556" text:style-name="Internet_20_link" text:visited-style-name="Visited_20_Internet_20_Link">
</text:a>
 Turkiyenewspaper, передаєУкрінформ.</text:p>
      <text:p text:style-name="P4">
Екс-футболіст вирішив стати кандидатом у депутати місцевого парламенту. Месутстане кандидатом від правлячої партії, лідером якої є чинний президент країниРеджеп Ердоган.</text:p>
      <text:p text:style-name="P4">
Озіл та Ердоган вже не перший рік мають доволі теплі стосунки. ПрезидентТуреччини зі своєю дружиною були свідками на весіллі у Месута у 2019 році.</text:p>
      <text:p text:style-name="P4">
Озіл упродовж кар'єри виступав за «Шальке», «Вердер», мадридський «Реал»,лондонський «Арсенал», турецький «Фенербахче» та «Істанбул Башакшехір».Загалом він провів 645 матчів, забив 114 голів і виконав 222 результативніпередачі.</text:p>
      <text:p text:style-name="P4">
У складі збірної Німеччини Месут відіграв 92 матчі і виграв золоті медаліЧС-2014 у Бразилії.</text:p>
      <text:p text:style-name="P4">
<text:span text:style-name="T4">
Читайте також:</text:span>
 <text:a xlink:type="simple" xlink:href="https://www.ukrinform.ua/rubric-sports/3697022-pomer-vidomij-ukrainskij-futbolist-19902000-rokiv-pavlo-skapenko.html" text:style-name="Internet_20_link" text:visited-style-name="Visited_20_Internet_20_Link">
 <text:span text:style-name="T4">
футбол</text:span>
 </text:a>
</text:p>
      <text:p text:style-name="P4">
Як повідомляв Укрінформ, свою кар'єру футболіста Озіл завершив у березніпоточного року.</text:p>
      <text:p text:style-name="P4">
Фото: Getty Image</text:p>
      <text:p text:style-name="P4">
Source: <text:a xlink:type="simple" xlink:href="https://www.ukrinform.ua/rubric-sports/3697511-mesut-ozil-rozpocne-politicnu-kareru-u-tureccini.html" text:style-name="Internet_20_link" text:visited-style-name="Visited_20_Internet_20_Link">
https://www.ukrinform.ua/rubric-sports/3697511-mesut-ozil-rozpocne-politicnu-kareru-u-tureccini.html</text:a>
</text:p>
      <!--NEWS-->
      <text:h text:style-name="P10" text:outline-level="1">
<text:span text:style-name="T4">
росіяни обстріляли село на Харківщині, поранена 18-річна дівчина</text:span>
</text:h>
      <text:p text:style-name="P4">
Authors: Ukrinform (Person)</text:p>
      <text:p text:style-name="P4">
Publisher: Укринформ (Organization)</text:p>
      <text:p text:style-name="P4">
Published Time: 2023-04-18T15:58:05+03:00</text:p>
      <text:p text:style-name="P4">
Modified Time: 2023-04-18T15:58:05+03:00</text:p>
      <text:p text:style-name="P4">
Description: У Куп’янському районі на Харківщині під час ранкового обстрілу військами рф отримала поранення 18-річна дівчина. — Укрінформ.</text:p>
      <text:p text:style-name="P4">
Images: ["<text:a xlink:type="simple" xlink:href="https://static.ukrinform.com/photos/2023_04/thumb_files/630_360_1681822581-491.jpg" text:style-name="Internet_20_link" text:visited-style-name="Visited_20_Internet_20_Link">
630_360_16818...</text:a>
"]</text:p>
      <text:p text:style-name="P4">
Tags: ['Обстріл', 'Харківщина', 'Війна з росією']</text:p>
      <text:p text:style-name="P4">
Type: Article</text:p>
      <!--METADATA-->
      <text:p text:style-name="P4">
<draw:frame draw:style-name="fr1" draw:name="Image179" text:anchor-type="as-char" svg:width="6.9236in" svg:height="3.956343in" draw:z-index="0">
<draw:image xlink:href="../Images/yкринформ/2023-04-18T15-58-05-03-00/630_360_1681822581-491.jpg" xlink:type="simple" xlink:show="embed" xlink:actuate="onLoad" draw:mime-type="image/jpeg"/>
</draw:frame>
 УКуп’янському районі на Харківщині під час ранкового обстрілу військами рфотримала поранення 18-річна дівчина.</text:p>
      <text:p text:style-name="P4">
Про це повідомила в <text:a xlink:type="simple" xlink:href="https://t.me/prokuratura_kharkiv/8709" text:style-name="Internet_20_link" text:visited-style-name="Visited_20_Internet_20_Link">
 </text:a>
 пресслужбаХарківської обласної прокуратури, передає Укрінформ.</text:p>
      <text:p text:style-name="P4">
«18 квітня близько 9 ранку окупанти <text:a xlink:type="simple" xlink:href="https://www.ukrinform.ua/tag-obstril" text:style-name="Internet_20_link" text:visited-style-name="Visited_20_Internet_20_Link">
 </text:a>
с. Петропавлівка Куп’янського району. Отримала поранення 18-річна дівчина, їїгоспіталізовано до лікарні», - йдеться у повідомленні.</text:p>
      <text:p text:style-name="P4">
Також, за даними відомства, в ніч на 18 квітня з території рф був запущенийавіаснаряд, який впав у селі Липці Харківського району. Внаслідок цьогозруйновано одну та пошкоджено три господарчі будівлі.</text:p>
      <text:p text:style-name="P4">
Правоохоронці зафіксували наслідки чергових ворожих обстрілів. Розпочатодосудові розслідування за фактами порушення законів та звичаїв війни (ч. 1 ст.438 КК України).</text:p>
      <text:p text:style-name="P4">
<text:span text:style-name="T4">
Читайте також:</text:span>
 <text:a xlink:type="simple" xlink:href="https://www.ukrinform.ua/rubric-regions/3697384-rosijska-armia-za-dobu-atakuvala-visim-oblastej-ukraini-zvedenna-ova.html" text:style-name="Internet_20_link" text:visited-style-name="Visited_20_Internet_20_Link">
 <text:span text:style-name="T4">
зведення</text:span>
 </text:a>
</text:p>
      <text:p text:style-name="P4">
Як повідомлялося, у Харківській області російські війська минулої доби, 17квітня, <text:a xlink:type="simple" xlink:href="https://www.ukrinform.ua/rubric-regions/3697299-vijska-rf-za-dobu-atakuvali-cotiri-rajoni-harkivsini.html" text:style-name="Internet_20_link" text:visited-style-name="Visited_20_Internet_20_Link">
 </text:a>
 Харківського, Чугуївського,Ізюмського й Куп'янського районів, спричинивши низку пошкоджень і руйнувань.</text:p>
      <text:p text:style-name="P4">
Source: <text:a xlink:type="simple" xlink:href="https://www.ukrinform.ua/rubric-ato/3697513-rosiani-obstrilali-selo-na-harkivsini-poranena-18ricna-divcina.html" text:style-name="Internet_20_link" text:visited-style-name="Visited_20_Internet_20_Link">
https://www.ukrinform.ua/rubric-ato/3697513-rosiani-obstrilali-selo-na-harkivsini-poranena-18ricna-divcina.html</text:a>
</text:p>
      <!--NEWS-->
      <text:h text:style-name="P10" text:outline-level="1">
<text:span text:style-name="T4">
Експорт української агропродукції дозволив стримати інфляцію в ЄС - Висоцький</text:span>
</text:h>
      <text:p text:style-name="P4">
Authors: Ukrinform (Person)</text:p>
      <text:p text:style-name="P4">
Publisher: Укринформ (Organization)</text:p>
      <text:p text:style-name="P4">
Published Time: 2023-04-18T16:02:00+03:00</text:p>
      <text:p text:style-name="P4">
Modified Time: 2023-04-18T16:02:00+03:00</text:p>
      <text:p text:style-name="P4">
Description: Експорт української аграрної продукції дозволив стримати інфляцію у країнах Європейського Союзу. — Укрінформ.</text:p>
      <text:p text:style-name="P4">
Images: ["<text:a xlink:type="simple" xlink:href="https://static.ukrinform.com/photos/2022_09/thumb_files/630_360_1663576169-975.jpg" text:style-name="Internet_20_link" text:visited-style-name="Visited_20_Internet_20_Link">
630_360_16635...</text:a>
"]</text:p>
      <text:p text:style-name="P4">
Tags: ['Експорт', 'Європа', 'Зерно', 'Єдині новини']</text:p>
      <text:p text:style-name="P4">
Type: Article</text:p>
      <!--METADATA-->
      <text:p text:style-name="P4">
<draw:frame draw:style-name="fr1" draw:name="Image180" text:anchor-type="as-char" svg:width="6.9236in" svg:height="3.956343in" draw:z-index="0">
<draw:image xlink:href="../Images/yкринформ/2023-04-18T16-02-00-03-00/630_360_1663576169-975.jpg" xlink:type="simple" xlink:show="embed" xlink:actuate="onLoad" draw:mime-type="image/jpeg"/>
</draw:frame>
 Експортукраїнської аграрної продукції дозволив стримати інфляцію у країнахЄвропейського Союзу.</text:p>
      <text:p text:style-name="P4">
Як повідомляє кореспондент Укрінформу, про це сказав перший заступник міністрааграрної політики та продовольства України Тарас Висоцький в ефірітелемарафону "Єдині новини".</text:p>
      <text:p text:style-name="P4">
Посилаючись на один зі звітів Єврокомісії, він зазначив, що "в ціломупостачання сільськогосподарської продукції з України, навпаки, допомоглостримати <text:a xlink:type="simple" xlink:href="https://www.ukrinform.ua/tag-inflacia" text:style-name="Internet_20_link" text:visited-style-name="Visited_20_Internet_20_Link">
 </text:a>
 в Європейському Союзі".</text:p>
      <text:p text:style-name="P4">
<text:span text:style-name="T5">
Відео: телемарафон Єдині новини</text:span>
</text:p>
      <text:p text:style-name="P4">
"Тобто, вона (інфляція - ред.) в них була значною, але без цього постачаннябула б іще більшою. Це все включено у звіт", - заявив заступник міністра.</text:p>
      <text:p text:style-name="P4">
Висоцький наголосив, що повномасштабне вторгнення росії в Україну спричинилозростання цін на аграрну продукції на світовому ринку, і це мало різний ефектдля різних країн. Зокрема, для експортоорієнтованих країн економічний ефектвід зростання цін був позитивним.</text:p>
      <text:p text:style-name="P4">
За словами заступника міністра, наразі тривають дискусії стосовно експортуукраїнської аграрної продукції у країни ЄС, і вплив збільшення поставокобговорюється окремо по кожній державі.</text:p>
      <text:p text:style-name="P4">
"Сподіваємось, що на цифрах можна буде зафіксувати, що нам у першу чергувигідно співпрацювати, в тому числі у галузі АПК", - підсумував Висоцький.</text:p>
      <text:p text:style-name="P4">
Як повідомляв Укрінформ, Угорщина та Польща 15 квітня 2023 року ввелитимчасову заборону на імпорт зерна та інших видів сільськогосподарськоїпродукції з України. З 19 квітня 2023 року почне діяти заборона на імпортукраїнської агропродукції до Словаччини. Водночас Польща також призупинилатранзит продукції українського АПК через свою територію. Угорщина таСловаччина транзит не зупиняли.</text:p>
      <text:p text:style-name="P4">
<text:span text:style-name="T4">
Читайте також:</text:span>
 <text:a xlink:type="simple" xlink:href="https://www.ukrinform.ua/rubric-economy/3697411-u-varsavi-sukaut-risenna-dla-vidnovlenna-tranzitu-ukrainskoi-agroprodukcii-do-evropi.html" text:style-name="Internet_20_link" text:visited-style-name="Visited_20_Internet_20_Link">
 </text:a>
</text:p>
      <text:p text:style-name="P4">
Крім цього, Болгарія та Румунія розглядають можливість призупинення імпортуагропродукції з України.</text:p>
      <text:p text:style-name="P4">
Єврокомісія 17 квітня 2023 року заявила, що не підтримує рішення країн-членівіз запровадження односторонніх обмежень на ввезення зерна та іншихпродовольчих товарів з України.</text:p>
      <text:p text:style-name="P4">
Source: <text:a xlink:type="simple" xlink:href="https://www.ukrinform.ua/rubric-economy/3697514-eksport-ukrainskoi-agroprodukcii-dozvoliv-strimati-inflaciu-v-es-visockij.html" text:style-name="Internet_20_link" text:visited-style-name="Visited_20_Internet_20_Link">
https://www.ukrinform.ua/rubric-economy/3697514-eksport-ukrainskoi-agroprodukcii-dozvoliv-strimati-inflaciu-v-es-visockij.html</text:a>
</text:p>
      <!--NEWS-->
      <text:h text:style-name="P10" text:outline-level="1">
<text:span text:style-name="T4">
У Мелітопольському районі запрацював фейковий суд - для вироків за проукраїнську позицію</text:span>
</text:h>
      <text:p text:style-name="P4">
Authors: Ukrinform (Person)</text:p>
      <text:p text:style-name="P4">
Publisher: Укринформ (Organization)</text:p>
      <text:p text:style-name="P4">
Published Time: 2023-04-18T16:12:00+03:00</text:p>
      <text:p text:style-name="P4">
Modified Time: 2023-04-18T16:12:00+03:00</text:p>
      <text:p text:style-name="P4">
Description: На тимчасово захопленій території Мелітополя та Мелітопольського району запрацював фейковий суд, де влаштовують судилища над людьми з проукраїнською позицією. — Укрінформ.</text:p>
      <text:p text:style-name="P4">
Images: ["<text:a xlink:type="simple" xlink:href="https://static.ukrinform.com/photos/2019_03/thumb_files/630_360_1552330404-524.jpg" text:style-name="Internet_20_link" text:visited-style-name="Visited_20_Internet_20_Link">
630_360_15523...</text:a>
", "<text:a xlink:type="simple" xlink:href="https://static.ukrinform.com/photos/2023_04/1681823376-389.jpg" text:style-name="Internet_20_link" text:visited-style-name="Visited_20_Internet_20_Link">
1681823376-38...</text:a>
"]</text:p>
      <text:p text:style-name="P4">
Tags: ['Мелітополь', 'Окупація', 'Михайло Федоров', 'Війна з росією']</text:p>
      <text:p text:style-name="P4">
Type: Article</text:p>
      <!--METADATA-->
      <text:p text:style-name="P4">
<draw:frame draw:style-name="fr1" draw:name="Image181" text:anchor-type="as-char" svg:width="6.9236in" svg:height="3.956343in" draw:z-index="0">
<draw:image xlink:href="../Images/yкринформ/2023-04-18T16-12-00-03-00/630_360_1552330404-524.jpg" xlink:type="simple" xlink:show="embed" xlink:actuate="onLoad" draw:mime-type="image/jpeg"/>
</draw:frame>
 Натимчасово захопленій території Мелітополя та Мелітопольського районузапрацював фейковий суд, де влаштовують судилища над людьми з проукраїнськоюпозицією.</text:p>
      <text:p text:style-name="P4">
Про це під час брифінгу в Медіацентрі Україна — Укрінформ розповів міськийголова Мелітополя Іван Федоров.</text:p>
      <text:p text:style-name="P4">
"Агресор почав робити судилища. Вони повністю запустили функціонування свогофейкового суду і там засуджують наших людей за проукраїнську позицію. Ранішеми повідомляли про трьох наших мешканців, які були вивезені до Лефортово СІЗО,а зараз їх перевезли до Ростова, щоби там в суді їм винесли якийсь вирок занадуманими звинуваченнями. Це робиться, аби ще більше залякати населення", -сказав Федоров.</text:p>
      <text:p text:style-name="P4">
<draw:frame draw:style-name="fr1" draw:name="Image182" text:anchor-type="as-char" svg:width="6.9236in" svg:height="4.615733in" draw:z-index="0">
<draw:image xlink:href="../Images/yкринформ/2023-04-18T16-12-00-03-00/1681823376-389.jpg" xlink:type="simple" xlink:show="embed" xlink:actuate="onLoad" draw:mime-type="image/jpeg"/>
</draw:frame>
</text:p>
      <text:p text:style-name="P4">
<text:span text:style-name="T4">
Читайте також:</text:span>
 <text:a xlink:type="simple" xlink:href="https://www.ukrinform.ua/rubric-regions/3697032-u-melitopoli-vijskkomat-zbirae-dani-gromadan-z-rosijskim-pasportom-mer.html" text:style-name="Internet_20_link" text:visited-style-name="Visited_20_Internet_20_Link">
 </text:a>
</text:p>
      <text:p text:style-name="P4">
За його словами, терор цивільного населення триває. Зокрема, продовжуєтьсяпримусова паспортизація. Загарбники розташували відділення своєї "міграційноїслужби", яка власне організовує видачу фейкових паспортів там, де людиотримували гуманітарну допомогу.</text:p>
      <text:p text:style-name="P4">
"Наприклад, люди стоять в черзі за гуманітарною допомогою, і іх змушуютьподати заявку на отримання паспорту. Тепер на блокпостах, яких не десятки, асотні на окупованих територіях, обов'язково запитують, чи подала людина заявкуна отримання паспорту. Люди, які повертаються до міста аби родичів провідатичи майно перевірити, вони вже як туристи. Тобто люди заїжджають з міграційноюкартою і мають лише 90 днів, аби перебувати на окупованій території. Потім абомають отримати паспорт рф аби мають виїхати", - сказав мер.</text:p>
      <text:p text:style-name="P4">
Він зазначив, що значно посилились фільтраційні заходи. Окупанти зновуперевіряють чоловіків на наявність татуювань. Це пов'язано з тим, щозагарбники продовжують шукати партизанів та тих, хто чинить спротив.</text:p>
      <text:p text:style-name="P4">
Для того, щоб уникнути примусової паспортизації чи мобілізації до армії рф,Федоров радить людям виїхати з <text:a xlink:type="simple" xlink:href="https://www.ukrinform.ua/tag-melitopol" text:style-name="Internet_20_link" text:visited-style-name="Visited_20_Internet_20_Link">
 </text:a>
 .Це можна зробити наразі лише через тимчасово окупований Крим. За його словами,останніми тижнями виїхало щонайменше 2000 людей.</text:p>
      <text:p text:style-name="P4">
<text:span text:style-name="T4">
Читайте також:</text:span>
 <text:a xlink:type="simple" xlink:href="https://www.ukrinform.ua/rubric-regions/3697231-u-melitopoli-zagarbniki-pocali-drugu-hvilu-nacionalizacii-zitla.html" text:style-name="Internet_20_link" text:visited-style-name="Visited_20_Internet_20_Link">
 <text:span text:style-name="T4">
Мелітоп</text:span>
 </text:a>
</text:p>
      <text:p text:style-name="P4">
"На території Запоріжжя є центр гуманітарної допомоги "Саме тут", на базі кол-центру цього штабу ми і кооперуємось з міжнародними нашими партнерами, якідопомагають виїхати людям", - уточнив він.</text:p>
      <text:p text:style-name="P4">
За останній рік в гуманітарному центрі надали допомогу більше 20 тисячмешканців тимчасово захоплених територій Мелітопольського району. Крім того,на його базі організовано медичний хаб, в якому працюють лікарі-переселенці. Вмедичному хабі можна отримати консультації профільних спеціалістів тамедикаменти.</text:p>
      <text:p text:style-name="P4">
Раніше повідомлялось, що за останні три тижні на тимчасово захопленійтериторії Мелітопольського району сталося більше 20 вибухів. Через що ворогвідкрив черговий шпиталь у селищі Високе на базі спортзалу школи.</text:p>
      <text:p text:style-name="P4">
Source: <text:a xlink:type="simple" xlink:href="https://www.ukrinform.ua/rubric-regions/3697519-u-melitopolskomu-rajoni-zapracuvav-fejkovij-sud-sob-vinositi-viroki-za-proukrainsku-poziciu.html" text:style-name="Internet_20_link" text:visited-style-name="Visited_20_Internet_20_Link">
https://www.ukrinform.ua/rubric-regions/3697519-u-melitopolskomu-rajoni-zapracuvav-fejkovij-sud-sob-vinositi-viroki-za-proukrainsku-poziciu.html</text:a>
</text:p>
      <!--NEWS-->
      <text:h text:style-name="P10" text:outline-level="1">
<text:span text:style-name="T4">
Зеленський на Донеччині відвідав госпіталь і вручив бійцям нагороди</text:span>
</text:h>
      <text:p text:style-name="P4">
Authors: Ukrinform (Person)</text:p>
      <text:p text:style-name="P4">
Publisher: Укринформ (Organization)</text:p>
      <text:p text:style-name="P4">
Published Time: 2023-04-18T16:15:00+03:00</text:p>
      <text:p text:style-name="P4">
Modified Time: 2023-04-18T16:15:00+03:00</text:p>
      <text:p text:style-name="P4">
Description: Президент Володимир Зеленський під час робочої поїздки в Донецьку область відвідав госпіталь, де лікуються українські захисники та вручив їм державні нагороди.   — Укрінформ.</text:p>
      <text:p text:style-name="P4">
Images: ["<text:a xlink:type="simple" xlink:href="https://static.ukrinform.com/photos/2023_04/thumb_files/630_360_1681822460-208.jpeg" text:style-name="Internet_20_link" text:visited-style-name="Visited_20_Internet_20_Link">
630_360_16818...</text:a>
", "<text:a xlink:type="simple" xlink:href="https://static.ukrinform.com/photos/2023_04/thumb_files/630_360_1681822615-6079.jpeg" text:style-name="Internet_20_link" text:visited-style-name="Visited_20_Internet_20_Link">
630_360_16818...</text:a>
", "<text:a xlink:type="simple" xlink:href="https://static.ukrinform.com/photos/2023_04/thumb_files/630_360_1681822615-6270.jpeg" text:style-name="Internet_20_link" text:visited-style-name="Visited_20_Internet_20_Link">
630_360_16818...</text:a>
", "<text:a xlink:type="simple" xlink:href="https://static.ukrinform.com/photos/2023_04/thumb_files/630_360_1681822615-9057.jpeg" text:style-name="Internet_20_link" text:visited-style-name="Visited_20_Internet_20_Link">
630_360_16818...</text:a>
", "<text:a xlink:type="simple" xlink:href="https://static.ukrinform.com/photos/2023_04/thumb_files/630_360_1681822615-5985.jpeg" text:style-name="Internet_20_link" text:visited-style-name="Visited_20_Internet_20_Link">
630_360_16818...</text:a>
", "<text:a xlink:type="simple" xlink:href="https://static.ukrinform.com/photos/2023_04/thumb_files/630_360_1681822615-9190.jpeg" text:style-name="Internet_20_link" text:visited-style-name="Visited_20_Internet_20_Link">
630_360_16818...</text:a>
", "<text:a xlink:type="simple" xlink:href="https://static.ukrinform.com/photos/2023_04/thumb_files/630_360_1681822615-8144.jpeg" text:style-name="Internet_20_link" text:visited-style-name="Visited_20_Internet_20_Link">
630_360_16818...</text:a>
", "<text:a xlink:type="simple" xlink:href="https://static.ukrinform.com/photos/2023_04/thumb_files/630_360_1681822615-1581.jpeg" text:style-name="Internet_20_link" text:visited-style-name="Visited_20_Internet_20_Link">
630_360_16818...</text:a>
", "<text:a xlink:type="simple" xlink:href="https://static.ukrinform.com/photos/2023_04/thumb_files/630_360_1681822615-6689.jpeg" text:style-name="Internet_20_link" text:visited-style-name="Visited_20_Internet_20_Link">
630_360_16818...</text:a>
", "<text:a xlink:type="simple" xlink:href="https://static.ukrinform.com/photos/2023_04/thumb_files/630_360_1681822615-3644.jpeg" text:style-name="Internet_20_link" text:visited-style-name="Visited_20_Internet_20_Link">
630_360_16818...</text:a>
", "<text:a xlink:type="simple" xlink:href="https://static.ukrinform.com/photos/2023_04/thumb_files/630_360_1681822615-9316.jpeg" text:style-name="Internet_20_link" text:visited-style-name="Visited_20_Internet_20_Link">
630_360_16818...</text:a>
", "<text:a xlink:type="simple" xlink:href="https://static.ukrinform.com/photos/2023_04/thumb_files/630_360_1681822615-4586.jpeg" text:style-name="Internet_20_link" text:visited-style-name="Visited_20_Internet_20_Link">
630_360_16818...</text:a>
", "<text:a xlink:type="simple" xlink:href="https://static.ukrinform.com/photos/2023_04/thumb_files/630_360_1681822616-1344.jpeg" text:style-name="Internet_20_link" text:visited-style-name="Visited_20_Internet_20_Link">
630_360_16818...</text:a>
", "<text:a xlink:type="simple" xlink:href="https://static.ukrinform.com/photos/2023_04/thumb_files/630_360_1681822615-1175.jpeg" text:style-name="Internet_20_link" text:visited-style-name="Visited_20_Internet_20_Link">
630_360_16818...</text:a>
", "<text:a xlink:type="simple" xlink:href="https://static.ukrinform.com/photos/2023_04/thumb_files/630_360_1681822616-5714.jpeg" text:style-name="Internet_20_link" text:visited-style-name="Visited_20_Internet_20_Link">
630_360_16818...</text:a>
", "<text:a xlink:type="simple" xlink:href="https://static.ukrinform.com/photos/2023_04/thumb_files/630_360_1681822616-3661.jpeg" text:style-name="Internet_20_link" text:visited-style-name="Visited_20_Internet_20_Link">
630_360_16818...</text:a>
", "<text:a xlink:type="simple" xlink:href="https://static.ukrinform.com/photos/2023_04/thumb_files/630_360_1681822616-2717.jpeg" text:style-name="Internet_20_link" text:visited-style-name="Visited_20_Internet_20_Link">
630_360_16818...</text:a>
", "<text:a xlink:type="simple" xlink:href="https://static.ukrinform.com/photos/2023_04/thumb_files/630_360_1681822616-6315.jpeg" text:style-name="Internet_20_link" text:visited-style-name="Visited_20_Internet_20_Link">
630_360_16818...</text:a>
", "<text:a xlink:type="simple" xlink:href="https://static.ukrinform.com/photos/2023_04/thumb_files/630_360_1681822617-5769.jpeg" text:style-name="Internet_20_link" text:visited-style-name="Visited_20_Internet_20_Link">
630_360_16818...</text:a>
"]</text:p>
      <text:p text:style-name="P4">
Tags: ['Донеччина', 'Нагорода', 'Лікарня', 'Зеленський']</text:p>
      <text:p text:style-name="P4">
Type: Article</text:p>
      <!--METADATA-->
      <text:p text:style-name="P4">
<draw:frame draw:style-name="fr1" draw:name="Image183" text:anchor-type="as-char" svg:width="6.9236in" svg:height="3.956343in" draw:z-index="0">
<draw:image xlink:href="../Images/yкринформ/2023-04-18T16-15-00-03-00/630_360_1681822460-208.jpeg" xlink:type="simple" xlink:show="embed" xlink:actuate="onLoad" draw:mime-type="image/jpeg"/>
</draw:frame>
 ПрезидентВолодимир Зеленський під час робочої поїздки в Донецьку область відвідавгоспіталь, де лікуються українські захисники та вручив їм державні нагороди.</text:p>
      <text:p text:style-name="P4">
Як передає Укрінформ, про це повідомляється на <text:a xlink:type="simple" xlink:href="https://www.president.gov.ua/news/prezident-vidvidav-gospital-na-donechchini-j-nagorodiv-vijsk-82325" text:style-name="Internet_20_link" text:visited-style-name="Visited_20_Internet_20_Link">
</text:a>
.</text:p>
      <text:p text:style-name="P4">
Глава держави ознайомився з роботою передової хірургічної групи, зокремасортувального відділення, протишокової, операційної палат та палатиінтенсивної терапії.</text:p>
      <text:p text:style-name="P4">
<draw:frame draw:style-name="fr1" draw:name="Image184" text:anchor-type="as-char" svg:width="6.9236in" svg:height="3.956343in" draw:z-index="0">
<draw:image xlink:href="../Images/yкринформ/2023-04-18T16-15-00-03-00/630_360_1681822615-6079.jpeg" xlink:type="simple" xlink:show="embed" xlink:actuate="onLoad" draw:mime-type="image/jpeg"/>
</draw:frame>
Зеленський відвідав госпіталь на Донеччині й нагородив військовослужбовців /Фото: ОПУ  <text:a xlink:type="simple" xlink:href="https://static.ukrinform.com/photos/2023_04/1681822615-6079.jpeg" text:style-name="Internet_20_link" text:visited-style-name="Visited_20_Internet_20_Link">
<draw:frame draw:style-name="fr1" draw:name="Image185" text:anchor-type="as-char" svg:width="6.9236in" svg:height="3.956343in" draw:z-index="0">
<draw:image xlink:href="../Images/yкринформ/2023-04-18T16-15-00-03-00/630_360_1681822615-6079.jpeg" xlink:type="simple" xlink:show="embed" xlink:actuate="onLoad" draw:mime-type="image/jpeg"/>
</draw:frame>
</text:a>
 <text:a xlink:type="simple" xlink:href="https://static.ukrinform.com/photos/2023_04/1681822615-6270.jpeg" text:style-name="Internet_20_link" text:visited-style-name="Visited_20_Internet_20_Link">
<draw:frame draw:style-name="fr1" draw:name="Image186" text:anchor-type="as-char" svg:width="6.9236in" svg:height="3.956343in" draw:z-index="0">
<draw:image xlink:href="../Images/yкринформ/2023-04-18T16-15-00-03-00/630_360_1681822615-6270.jpeg" xlink:type="simple" xlink:show="embed" xlink:actuate="onLoad" draw:mime-type="image/jpeg"/>
</draw:frame>
</text:a>
 <text:a xlink:type="simple" xlink:href="https://static.ukrinform.com/photos/2023_04/1681822615-9057.jpeg" text:style-name="Internet_20_link" text:visited-style-name="Visited_20_Internet_20_Link">
<draw:frame draw:style-name="fr1" draw:name="Image187" text:anchor-type="as-char" svg:width="6.9236in" svg:height="3.956343in" draw:z-index="0">
<draw:image xlink:href="../Images/yкринформ/2023-04-18T16-15-00-03-00/630_360_1681822615-9057.jpeg" xlink:type="simple" xlink:show="embed" xlink:actuate="onLoad" draw:mime-type="image/jpeg"/>
</draw:frame>
</text:a>
 <text:a xlink:type="simple" xlink:href="https://static.ukrinform.com/photos/2023_04/1681822615-5985.jpeg" text:style-name="Internet_20_link" text:visited-style-name="Visited_20_Internet_20_Link">
<draw:frame draw:style-name="fr1" draw:name="Image188" text:anchor-type="as-char" svg:width="6.9236in" svg:height="3.956343in" draw:z-index="0">
<draw:image xlink:href="../Images/yкринформ/2023-04-18T16-15-00-03-00/630_360_1681822615-5985.jpeg" xlink:type="simple" xlink:show="embed" xlink:actuate="onLoad" draw:mime-type="image/jpeg"/>
</draw:frame>
</text:a>
 <text:a xlink:type="simple" xlink:href="https://static.ukrinform.com/photos/2023_04/1681822615-9190.jpeg" text:style-name="Internet_20_link" text:visited-style-name="Visited_20_Internet_20_Link">
<draw:frame draw:style-name="fr1" draw:name="Image189" text:anchor-type="as-char" svg:width="6.9236in" svg:height="3.956343in" draw:z-index="0">
<draw:image xlink:href="../Images/yкринформ/2023-04-18T16-15-00-03-00/630_360_1681822615-9190.jpeg" xlink:type="simple" xlink:show="embed" xlink:actuate="onLoad" draw:mime-type="image/jpeg"/>
</draw:frame>
</text:a>
 <text:a xlink:type="simple" xlink:href="https://static.ukrinform.com/photos/2023_04/1681822615-8144.jpeg" text:style-name="Internet_20_link" text:visited-style-name="Visited_20_Internet_20_Link">
<draw:frame draw:style-name="fr1" draw:name="Image190" text:anchor-type="as-char" svg:width="6.9236in" svg:height="3.956343in" draw:z-index="0">
<draw:image xlink:href="../Images/yкринформ/2023-04-18T16-15-00-03-00/630_360_1681822615-8144.jpeg" xlink:type="simple" xlink:show="embed" xlink:actuate="onLoad" draw:mime-type="image/jpeg"/>
</draw:frame>
</text:a>
 <text:a xlink:type="simple" xlink:href="https://static.ukrinform.com/photos/2023_04/1681822615-1581.jpeg" text:style-name="Internet_20_link" text:visited-style-name="Visited_20_Internet_20_Link">
<draw:frame draw:style-name="fr1" draw:name="Image191" text:anchor-type="as-char" svg:width="6.9236in" svg:height="3.956343in" draw:z-index="0">
<draw:image xlink:href="../Images/yкринформ/2023-04-18T16-15-00-03-00/630_360_1681822615-1581.jpeg" xlink:type="simple" xlink:show="embed" xlink:actuate="onLoad" draw:mime-type="image/jpeg"/>
</draw:frame>
</text:a>
 <text:a xlink:type="simple" xlink:href="https://static.ukrinform.com/photos/2023_04/1681822615-6689.jpeg" text:style-name="Internet_20_link" text:visited-style-name="Visited_20_Internet_20_Link">
<draw:frame draw:style-name="fr1" draw:name="Image192" text:anchor-type="as-char" svg:width="6.9236in" svg:height="3.956343in" draw:z-index="0">
<draw:image xlink:href="../Images/yкринформ/2023-04-18T16-15-00-03-00/630_360_1681822615-6689.jpeg" xlink:type="simple" xlink:show="embed" xlink:actuate="onLoad" draw:mime-type="image/jpeg"/>
</draw:frame>
</text:a>
 <text:a xlink:type="simple" xlink:href="https://static.ukrinform.com/photos/2023_04/1681822615-3644.jpeg" text:style-name="Internet_20_link" text:visited-style-name="Visited_20_Internet_20_Link">
<draw:frame draw:style-name="fr1" draw:name="Image193" text:anchor-type="as-char" svg:width="6.9236in" svg:height="3.956343in" draw:z-index="0">
<draw:image xlink:href="../Images/yкринформ/2023-04-18T16-15-00-03-00/630_360_1681822615-3644.jpeg" xlink:type="simple" xlink:show="embed" xlink:actuate="onLoad" draw:mime-type="image/jpeg"/>
</draw:frame>
</text:a>
 <text:a xlink:type="simple" xlink:href="https://static.ukrinform.com/photos/2023_04/1681822615-9316.jpeg" text:style-name="Internet_20_link" text:visited-style-name="Visited_20_Internet_20_Link">
<draw:frame draw:style-name="fr1" draw:name="Image194" text:anchor-type="as-char" svg:width="6.9236in" svg:height="3.956343in" draw:z-index="0">
<draw:image xlink:href="../Images/yкринформ/2023-04-18T16-15-00-03-00/630_360_1681822615-9316.jpeg" xlink:type="simple" xlink:show="embed" xlink:actuate="onLoad" draw:mime-type="image/jpeg"/>
</draw:frame>
</text:a>
 <text:a xlink:type="simple" xlink:href="https://static.ukrinform.com/photos/2023_04/1681822615-4586.jpeg" text:style-name="Internet_20_link" text:visited-style-name="Visited_20_Internet_20_Link">
<draw:frame draw:style-name="fr1" draw:name="Image195" text:anchor-type="as-char" svg:width="6.9236in" svg:height="3.956343in" draw:z-index="0">
<draw:image xlink:href="../Images/yкринформ/2023-04-18T16-15-00-03-00/630_360_1681822615-4586.jpeg" xlink:type="simple" xlink:show="embed" xlink:actuate="onLoad" draw:mime-type="image/jpeg"/>
</draw:frame>
</text:a>
 <text:a xlink:type="simple" xlink:href="https://static.ukrinform.com/photos/2023_04/1681822616-1344.jpeg" text:style-name="Internet_20_link" text:visited-style-name="Visited_20_Internet_20_Link">
<draw:frame draw:style-name="fr1" draw:name="Image196" text:anchor-type="as-char" svg:width="6.9236in" svg:height="3.956343in" draw:z-index="0">
<draw:image xlink:href="../Images/yкринформ/2023-04-18T16-15-00-03-00/630_360_1681822616-1344.jpeg" xlink:type="simple" xlink:show="embed" xlink:actuate="onLoad" draw:mime-type="image/jpeg"/>
</draw:frame>
</text:a>
 <text:a xlink:type="simple" xlink:href="https://static.ukrinform.com/photos/2023_04/1681822615-1175.jpeg" text:style-name="Internet_20_link" text:visited-style-name="Visited_20_Internet_20_Link">
<draw:frame draw:style-name="fr1" draw:name="Image197" text:anchor-type="as-char" svg:width="6.9236in" svg:height="3.956343in" draw:z-index="0">
<draw:image xlink:href="../Images/yкринформ/2023-04-18T16-15-00-03-00/630_360_1681822615-1175.jpeg" xlink:type="simple" xlink:show="embed" xlink:actuate="onLoad" draw:mime-type="image/jpeg"/>
</draw:frame>
</text:a>
 <text:a xlink:type="simple" xlink:href="https://static.ukrinform.com/photos/2023_04/1681822616-5714.jpeg" text:style-name="Internet_20_link" text:visited-style-name="Visited_20_Internet_20_Link">
<draw:frame draw:style-name="fr1" draw:name="Image198" text:anchor-type="as-char" svg:width="6.9236in" svg:height="3.956343in" draw:z-index="0">
<draw:image xlink:href="../Images/yкринформ/2023-04-18T16-15-00-03-00/630_360_1681822616-5714.jpeg" xlink:type="simple" xlink:show="embed" xlink:actuate="onLoad" draw:mime-type="image/jpeg"/>
</draw:frame>
</text:a>
 <text:a xlink:type="simple" xlink:href="https://static.ukrinform.com/photos/2023_04/1681822616-3661.jpeg" text:style-name="Internet_20_link" text:visited-style-name="Visited_20_Internet_20_Link">
<draw:frame draw:style-name="fr1" draw:name="Image199" text:anchor-type="as-char" svg:width="6.9236in" svg:height="3.956343in" draw:z-index="0">
<draw:image xlink:href="../Images/yкринформ/2023-04-18T16-15-00-03-00/630_360_1681822616-3661.jpeg" xlink:type="simple" xlink:show="embed" xlink:actuate="onLoad" draw:mime-type="image/jpeg"/>
</draw:frame>
</text:a>
 <text:a xlink:type="simple" xlink:href="https://static.ukrinform.com/photos/2023_04/1681822616-2717.jpeg" text:style-name="Internet_20_link" text:visited-style-name="Visited_20_Internet_20_Link">
<draw:frame draw:style-name="fr1" draw:name="Image200" text:anchor-type="as-char" svg:width="6.9236in" svg:height="3.956343in" draw:z-index="0">
<draw:image xlink:href="../Images/yкринформ/2023-04-18T16-15-00-03-00/630_360_1681822616-2717.jpeg" xlink:type="simple" xlink:show="embed" xlink:actuate="onLoad" draw:mime-type="image/jpeg"/>
</draw:frame>
</text:a>
 <text:a xlink:type="simple" xlink:href="https://static.ukrinform.com/photos/2023_04/1681822616-6315.jpeg" text:style-name="Internet_20_link" text:visited-style-name="Visited_20_Internet_20_Link">
<draw:frame draw:style-name="fr1" draw:name="Image201" text:anchor-type="as-char" svg:width="6.9236in" svg:height="3.956343in" draw:z-index="0">
<draw:image xlink:href="../Images/yкринформ/2023-04-18T16-15-00-03-00/630_360_1681822616-6315.jpeg" xlink:type="simple" xlink:show="embed" xlink:actuate="onLoad" draw:mime-type="image/jpeg"/>
</draw:frame>
</text:a>
 <text:a xlink:type="simple" xlink:href="https://static.ukrinform.com/photos/2023_04/1681822617-5769.jpeg" text:style-name="Internet_20_link" text:visited-style-name="Visited_20_Internet_20_Link">
<draw:frame draw:style-name="fr1" draw:name="Image202" text:anchor-type="as-char" svg:width="6.9236in" svg:height="3.956343in" draw:z-index="0">
<draw:image xlink:href="../Images/yкринформ/2023-04-18T16-15-00-03-00/630_360_1681822617-5769.jpeg" xlink:type="simple" xlink:show="embed" xlink:actuate="onLoad" draw:mime-type="image/jpeg"/>
</draw:frame>
</text:a>
</text:p>
      <text:p text:style-name="P4">
Президенту продемонстрували евакуаційний автобус Scania, здатний перевозитиодночасно п’ятьох лежачих пацієнтів та 16 сидячих. Автобус, оснащений сучасниммедичним обладнанням, уже виконав понад 90 рейсів.</text:p>
      <text:p text:style-name="P4">
<text:span text:style-name="T5">
Відео: ОП</text:span>
</text:p>
      <text:p text:style-name="P4">
Зеленський поспілкувався з військовослужбовцями та вручив їм державні <text:a xlink:type="simple" xlink:href="https://www.ukrinform.ua/tag-nagoroda" text:style-name="Internet_20_link" text:visited-style-name="Visited_20_Internet_20_Link">
</text:a>
 . За особисту мужність і самовідданідії, виявлені у захисті суверенітету й територіальної цілісності України,вірність військовій присязі захисники відзначені медалями «За військову службуУкраїні».</text:p>
      <text:p text:style-name="P4">
«Дякую вам за службу. Бажаю якнайшвидшого одужання. Всього вам найкращого», –сказав Глава держави.</text:p>
      <text:p text:style-name="P4">
<text:span text:style-name="T4">
Читайте також:</text:span>
 <text:a xlink:type="simple" xlink:href="https://www.ukrinform.ua/rubric-regions/3690903-zelenskij-vidvidav-selo-agidne-ziteliv-akogo-rosiani-misac-utrimuvali-u-pidvali.html" text:style-name="Internet_20_link" text:visited-style-name="Visited_20_Internet_20_Link">
 <text:span text:style-name="T4">
Зеленський</text:span>
 <text:span text:style-name="T4">
відвідав</text:span>
</text:a>
</text:p>
      <text:p text:style-name="P4">
Президент також поспілкувався з медичним персоналом госпіталю й відзначивпредставників медичної служби Збройних сил України орденами Данила Галицькогоза порятунок життів українських захисників.</text:p>
      <text:p text:style-name="P4">
«Хочу подякувати й побажати вам як частині тієї команди, яка виборює перемогудля України, здоров’я, яке ви даєте нашим хлопцям і дівчатам», – зазначивЗеленський.</text:p>
      <text:p text:style-name="P4">
Як повідомляв <text:a xlink:type="simple" xlink:href="https://www.ukrinform.ua/rubric-ato/3697487-zelenskij-vidvidav-peredovi-pozicii-v-avdiivci.html" text:style-name="Internet_20_link" text:visited-style-name="Visited_20_Internet_20_Link">
 </text:a>
 , 18 квітня Зеленський у межахробочої поїздки в Донецьку область відвідав передові позиції українськихзахисників у Авдіївці.</text:p>
      <text:p text:style-name="P4">
Source: <text:a xlink:type="simple" xlink:href="https://www.ukrinform.ua/rubric-ato/3697521-zelenskij-na-doneccini-vidvidav-gospital-i-vruciv-bijcam-nagorodi.html" text:style-name="Internet_20_link" text:visited-style-name="Visited_20_Internet_20_Link">
https://www.ukrinform.ua/rubric-ato/3697521-zelenskij-na-doneccini-vidvidav-gospital-i-vruciv-bijcam-nagorodi.html</text:a>
</text:p>
      <!--NEWS-->
      <text:h text:style-name="P10" text:outline-level="1">
<text:span text:style-name="T4">
Вода для Миколаєва: ЄІБ схвалив додатковий кредит на €20 мільйонів</text:span>
</text:h>
      <text:p text:style-name="P4">
Authors: Ukrinform (Person)</text:p>
      <text:p text:style-name="P4">
Publisher: Укринформ (Organization)</text:p>
      <text:p text:style-name="P4">
Published Time: 2023-04-18T16:24:01+03:00</text:p>
      <text:p text:style-name="P4">
Modified Time: 2023-04-18T16:24:01+03:00</text:p>
      <text:p text:style-name="P4">
Description: Європейський інвестиційний банк додатково виділив 20 млн євро на розвиток системи водопостачання та водовідведення у Миколаєві. — Укрінформ.</text:p>
      <text:p text:style-name="P4">
Images: ["<text:a xlink:type="simple" xlink:href="https://static.ukrinform.com/photos/2019_12/thumb_files/630_360_1575310196-218.jpg" text:style-name="Internet_20_link" text:visited-style-name="Visited_20_Internet_20_Link">
630_360_15753...</text:a>
", "<text:a xlink:type="simple" xlink:href="https://static.ukrinform.com/photos/2023_04/1681824094-132.png" text:style-name="Internet_20_link" text:visited-style-name="Visited_20_Internet_20_Link">
1681824094-13...</text:a>
"]</text:p>
      <text:p text:style-name="P4">
Tags: ['ЄІБ', 'Кредит', 'Миколаїв', 'Вода']</text:p>
      <text:p text:style-name="P4">
Type: Article</text:p>
      <!--METADATA-->
      <text:p text:style-name="P4">
<draw:frame draw:style-name="fr1" draw:name="Image203" text:anchor-type="as-char" svg:width="6.9236in" svg:height="3.956343in" draw:z-index="0">
<draw:image xlink:href="../Images/yкринформ/2023-04-18T16-24-01-03-00/630_360_1575310196-218.jpg" xlink:type="simple" xlink:show="embed" xlink:actuate="onLoad" draw:mime-type="image/jpeg"/>
</draw:frame>
Європейський інвестиційний банк додатково виділив 20 млн євро на розвитоксистеми водопостачання та водовідведення у Миколаєві.</text:p>
      <text:p text:style-name="P4">
Про це повідомляє <text:a xlink:type="simple" xlink:href="http://www.vodokanal.mk.ua/uk/noviny/novini/evropeyskiy-investitciyni-bank-prodovzhue-pidtrimuvati-modernizatciiu-vodopostachannia-ta-vodovidvedennia-u-mikolaevi-737" text:style-name="Internet_20_link" text:visited-style-name="Visited_20_Internet_20_Link">
 </text:a>
 МКП "Миколаївводоканал", передає Укрінформ.</text:p>
      <text:p text:style-name="P4">
"Європейський інвестиційний банк схвалив виділення додаткового кредитногофінансування у розмірі 20 млн євро на розвиток системи водопостачання таводовідведення в Миколаєві. Основна мета проєкту – відновити міськуінфраструктуру водопостачання та забезпечити миколаївців чистимводопостачанням, а також відновити каналізаційні споруди", - йдеться уповідомленні.</text:p>
      <text:p text:style-name="P4">
<draw:frame draw:style-name="fr1" draw:name="Image204" text:anchor-type="as-char" svg:width="6.9236in" svg:height="4.288786in" draw:z-index="0">
<draw:image xlink:href="../Images/yкринформ/2023-04-18T16-24-01-03-00/1681824094-132.png" xlink:type="simple" xlink:show="embed" xlink:actuate="onLoad" draw:mime-type="image/png"/>
</draw:frame>
</text:p>
      <text:p text:style-name="P4">
Поточні роботи включають реконструкцію водоочисних споруд у Миколаєві, першоїчерги водопровідної насосної станції «Миколаївводоканалу» та будівництвосховища для довгострокового зберігання осаду на очисних спорудах.</text:p>
      <text:p text:style-name="P4">
«Через війну наше місто ще гостріше відчуло потребу у воді. Ми вдячнієвропейським партнерам, таким як ЄІБ та ЄС, за їх непохитну підтримку тадопомогу у покращенні нашого міста та підвищенні якості основних послуг», -сказав міський голова Миколаєва Олександр Сєнкевич.</text:p>
      <text:p text:style-name="P4">
У свою чергу, голова представництва ЄІБ в Україні Жан-Ерік де Загон зазначив,що з перших днів повномасштабної війни ЄІБ підтримує Україну, реагуючи нанагальні потреби її народу, а також продовжує роботу над поточними проєктами.</text:p>
      <text:p text:style-name="P4">
<text:span text:style-name="T4">
Читайте також:</text:span>
 <text:a xlink:type="simple" xlink:href="https://www.ukrinform.ua/rubric-regions/3694916-mikolaiv-bitva-za-vodu-trivae.html" text:style-name="Internet_20_link" text:visited-style-name="Visited_20_Internet_20_Link">
 <text:span text:style-name="T4">
Миколаїв</text:span>
 <text:span text:style-name="T4">
Битва</text:span>
 <text:span text:style-name="T4">
воду</text:span>
 <text:span text:style-name="T4">
триває</text:span>
</text:a>
</text:p>
      <text:p text:style-name="P4">
"У межах ПРМІУ та у координації з нашими українськими партнерами, ми прагнемозабезпечити безперебійне та надійне постачання чистої води для Миколаєва тамодернізувати очисні споруди міста з максимальною енергоефективністю», -наголосив Жан-Ерік де Загон.</text:p>
      <text:p text:style-name="P4">
Проєкт у Миколаєві є частиною чинної кредитної угоди ЄІБ – «Програми розвиткумуніципальної інфраструктури України» (ПРМІУ). Це багатогалузева інвестиційнапрограма з обсягом кредитного фінансування на суму 400 млн євро, щореалізується Міністерством розвитку громад, територій та інфраструктури успівпраці з Міністерством фінансів України.</text:p>
      <text:p text:style-name="P4">
Як повідомлялося, у <text:a xlink:type="simple" xlink:href="https://www.ukrinform.ua/tag-mikolaiv" text:style-name="Internet_20_link" text:visited-style-name="Visited_20_Internet_20_Link">
 </text:a>
 системаводопостачання повністю зношена через солону воду і потребує повної заміни.</text:p>
      <text:p text:style-name="P4">
Source: <text:a xlink:type="simple" xlink:href="https://www.ukrinform.ua/rubric-vidbudova/3697529-voda-dla-mikolaeva-eib-shvaliv-dodatkovij-kredit-na-20-miljoniv.html" text:style-name="Internet_20_link" text:visited-style-name="Visited_20_Internet_20_Link">
https://www.ukrinform.ua/rubric-vidbudova/3697529-voda-dla-mikolaeva-eib-shvaliv-dodatkovij-kredit-na-20-miljoniv.html</text:a>
</text:p>
      <!--NEWS-->
      <text:h text:style-name="P10" text:outline-level="1">
<text:span text:style-name="T4">
Building of military enlistment office was damaged as result of suspected drone attack in Nov...</text:span>
</text:h>
      <text:p text:style-name="P4">
Authors: liveuamap (Language: en)</text:p>
      <text:p text:style-name="P4">
Time: 2023-04-18T16:24:21</text:p>
      <text:p text:style-name="P4">
Location: Novozybkov, Bryansk (Latitude:52.53343 Longtitude:31.92833)</text:p>
      <text:p text:style-name="P4">
Videos: []</text:p>
      <text:p text:style-name="P4">
Images: []</text:p>
      <text:p text:style-name="P4">
Tags: ["Russia", "Europe"]</text:p>
      <text:p text:style-name="P4">
ID: 22557046</text:p>
      <!--METADATA-->
      <text:p text:style-name="P4">
Building of military enlistment office was damaged as result of suspecteddrone attack in Novozybkov of Briansk region</text:p>
      <text:p text:style-name="P4">
News Collection Link: <text:a xlink:type="simple" xlink:href="https://liveuamap.com/en/2023/18-april-building-of-military-enlistment-office-was-damaged" text:style-name="Internet_20_link" text:visited-style-name="Visited_20_Internet_20_Link">
https://liveuamap.com/en/2023/18-april-building-of-military-enlistment-office-was-damaged</text:a>
</text:p>
      <text:p text:style-name="P4">
Source: <text:a xlink:type="simple" xlink:href="https://t.me/bazabazon/17001" text:style-name="Internet_20_link" text:visited-style-name="Visited_20_Internet_20_Link">
https://t.me/bazabazon/17001</text:a>
</text:p>
      <!--NEWS-->
      <text:h text:style-name="P10" text:outline-level="1">
<text:span text:style-name="T4">
Абраменко: Така ж травма в мене була перед Олімпійськими іграми в Кореї</text:span>
</text:h>
      <text:p text:style-name="P4">
Authors: Ukrinform (Person)</text:p>
      <text:p text:style-name="P4">
Publisher: Укринформ (Organization)</text:p>
      <text:p text:style-name="P4">
Published Time: 2023-04-18T16:26:52+03:00</text:p>
      <text:p text:style-name="P4">
Modified Time: 2023-04-18T16:26:52+03:00</text:p>
      <text:p text:style-name="P4">
Description: Олімпійський чемпіон з фристайлу Олександр Абраменко розповів про травму, яку отримав в Америці під час підготовки до змагань. — Укрінформ.</text:p>
      <text:p text:style-name="P4">
Images: ["<text:a xlink:type="simple" xlink:href="https://static.ukrinform.com/photos/2023_04/thumb_files/630_360_1681824301-993.jpg" text:style-name="Internet_20_link" text:visited-style-name="Visited_20_Internet_20_Link">
630_360_16818...</text:a>
"]</text:p>
      <text:p text:style-name="P4">
Tags: ['Олександр Абраменко', 'стрибки на лижах з трампліна']</text:p>
      <text:p text:style-name="P4">
Type: Article</text:p>
      <!--METADATA-->
      <text:p text:style-name="P4">
<draw:frame draw:style-name="fr1" draw:name="Image205" text:anchor-type="as-char" svg:width="6.9236in" svg:height="3.956343in" draw:z-index="0">
<draw:image xlink:href="../Images/yкринформ/2023-04-18T16-26-52-03-00/630_360_1681824301-993.jpg" xlink:type="simple" xlink:show="embed" xlink:actuate="onLoad" draw:mime-type="image/jpeg"/>
</draw:frame>
Олімпійський чемпіон з фристайлу Олександр Абраменко розповів про травму, якуотримав в Америці під час підготовки до змагань.</text:p>
      <text:p text:style-name="P4">
Він розповів про це в <text:a xlink:type="simple" xlink:href="https://www.youtube.com/watch" text:style-name="Internet_20_link" text:visited-style-name="Visited_20_Internet_20_Link">
 </text:a>
телеканалу «Дім», передає Укрінформ.</text:p>
      <text:p text:style-name="P4">
«Була надія, що це просто розтягнення. Але коли я після двох тижнів став налижі й спробував поїздити, то зрозумів, що щось не так. Колінний суглоб бувнестабільний, тому ми вирішили зробити знімок. Так ми дізналися, що в менерозрив передньої хрестоподібної зв’язки. Така ж травма в мене була передОлімпійськими іграми в Кореї. Відновлення займе мінімум пів року. Майже зпершого дня після операції вже робляться мінімальні вправи, які требавиконувати. Поступово навантаження зростає й так минає пів року.Після пів рокуніяких обмежень по навантаженню не буде», – сказав Абраменко.</text:p>
      <text:p text:style-name="P4">
<text:span text:style-name="T4">
Читайте також:</text:span>
 <text:a xlink:type="simple" xlink:href="https://www.ukrinform.ua/rubric-sports/3678871-abramenko-perenis-operaciu-na-kolini.html" text:style-name="Internet_20_link" text:visited-style-name="Visited_20_Internet_20_Link">
 <text:span text:style-name="T4">
Абраменко</text:span>
 </text:a>
</text:p>
      <text:p text:style-name="P4">
Як повідомляв Укрінформ, Абраменко переніс операцію на початку квітня.</text:p>
      <text:p text:style-name="P4">
Фото: Getty Image</text:p>
      <text:p text:style-name="P4">
Source: <text:a xlink:type="simple" xlink:href="https://www.ukrinform.ua/rubric-sports/3697530-abramenko-taka-z-travma-v-mene-bula-pered-olimpijskimi-igrami-v-korei.html" text:style-name="Internet_20_link" text:visited-style-name="Visited_20_Internet_20_Link">
https://www.ukrinform.ua/rubric-sports/3697530-abramenko-taka-z-travma-v-mene-bula-pered-olimpijskimi-igrami-v-korei.html</text:a>
</text:p>
      <!--NEWS-->
      <text:h text:style-name="P10" text:outline-level="1">
<text:span text:style-name="T4">
Данське місто Орхус стало містом-побратимом Львова</text:span>
</text:h>
      <text:p text:style-name="P4">
Authors: Ukrinform (Person)</text:p>
      <text:p text:style-name="P4">
Publisher: Укринформ (Organization)</text:p>
      <text:p text:style-name="P4">
Published Time: 2023-04-18T16:31:38+03:00</text:p>
      <text:p text:style-name="P4">
Modified Time: 2023-04-18T16:31:38+03:00</text:p>
      <text:p text:style-name="P4">
Description: Львів і данське місто Орхус стали містами-побратимами - міський голова Львова Андрій Садовий разом з міським головою Орхуса Якобом Бундсгаардом підписали угоду про співпрацю. — Укрінформ.</text:p>
      <text:p text:style-name="P4">
Images: ["<text:a xlink:type="simple" xlink:href="https://static.ukrinform.com/photos/2023_04/thumb_files/630_360_1681824525-219.jpg" text:style-name="Internet_20_link" text:visited-style-name="Visited_20_Internet_20_Link">
630_360_16818...</text:a>
"]</text:p>
      <text:p text:style-name="P4">
Tags: ['Данія', 'Львів', 'Садовий']</text:p>
      <text:p text:style-name="P4">
Type: Article</text:p>
      <!--METADATA-->
      <text:p text:style-name="P4">
<draw:frame draw:style-name="fr1" draw:name="Image206" text:anchor-type="as-char" svg:width="6.9236in" svg:height="3.956343in" draw:z-index="0">
<draw:image xlink:href="../Images/yкринформ/2023-04-18T16-31-38-03-00/630_360_1681824525-219.jpg" xlink:type="simple" xlink:show="embed" xlink:actuate="onLoad" draw:mime-type="image/jpeg"/>
</draw:frame>
 Львів іданське місто Орхус стали містами-побратимами - міський голова Львова АндрійСадовий разом з міським головою Орхуса Якобом Бундсгаардом підписали угоду проспівпрацю.</text:p>
      <text:p text:style-name="P4">
Про це Садовий повідомив у <text:a xlink:type="simple" xlink:href="http://t.me/andriysadovyi/1494" text:style-name="Internet_20_link" text:visited-style-name="Visited_20_Internet_20_Link">
 </text:a>
 , передаєУкрінформ.</text:p>
      <text:p text:style-name="P4">
“Нам важливо розбудовувати коаліцію друзів <text:a xlink:type="simple" xlink:href="https://www.ukrinform.ua/tag-lviv" text:style-name="Internet_20_link" text:visited-style-name="Visited_20_Internet_20_Link">
 </text:a>
 за кордоном. Це зміцнює не лише наше місто. Кожен новий міжнароднийпартнер – це союзник України. Кожна інвестиція – це інвестиція у нашуперемогу”, - написав міський голова.</text:p>
      <text:p text:style-name="P4">
За словами Садового, місто Орхус – одне з найбільших міст Данії. Це містонауки, підприємництва, інновацій та медицини. В Орхусі працює один знайбільших медичних центрів Данії, навколо якого розвивається ціліснаекосистема здоров’я – «медична кремнієва долина».</text:p>
      <text:p text:style-name="P4">
Міський голова подякував жителям Орхуса й особисто меру Бундсгаарду за дружбу,допомогу та підтримку.</text:p>
      <text:p text:style-name="P4">
<text:span text:style-name="T4">
Читайте також:</text:span>
 <text:a xlink:type="simple" xlink:href="https://www.ukrinform.ua/rubric-regions/3696083-venecia-dopomoze-odesi-u-zberezenni-kulturnoi-spadsini-ta-u-rozvitku-portu.html" text:style-name="Internet_20_link" text:visited-style-name="Visited_20_Internet_20_Link">
 </text:a>
</text:p>
      <text:p text:style-name="P4">
Як <text:a xlink:type="simple" xlink:href="https://www.ukrinform.ua/rubric-regions/3664328-krivij-rig-i-lublin-stali-mistamipobratimami.html" text:style-name="Internet_20_link" text:visited-style-name="Visited_20_Internet_20_Link">
 </text:a>
 Укрінформ, у лютому цього року Кривий Ріг ставдев’ятим українським містом-побратимом Любліна.</text:p>
      <text:p text:style-name="P4">
Source: <text:a xlink:type="simple" xlink:href="https://www.ukrinform.ua/rubric-regions/3697532-danske-misto-orhus-stalo-mistompobratimom-lvova.html" text:style-name="Internet_20_link" text:visited-style-name="Visited_20_Internet_20_Link">
https://www.ukrinform.ua/rubric-regions/3697532-danske-misto-orhus-stalo-mistompobratimom-lvova.html</text:a>
</text:p>
      <!--NEWS-->
      <text:h text:style-name="P10" text:outline-level="1">
<text:span text:style-name="T4">
Ukrainian air defense shot down 6 Shahed drones near Zaporizhzhia and 1 near Dnipro city</text:span>
</text:h>
      <text:p text:style-name="P4">
Authors: liveuamap (Language: en)</text:p>
      <text:p text:style-name="P4">
Time: 2023-04-18T16:32:31</text:p>
      <text:p text:style-name="P4">
Location: Dnipro (Latitude:48.35306 Longtitude:35.14938)</text:p>
      <text:p text:style-name="P4">
Videos: []</text:p>
      <text:p text:style-name="P4">
Images: ["<text:a xlink:type="simple" xlink:href="https://liveuamap.com/pics/2023/04/18/22557047_0.jpg" text:style-name="Internet_20_link" text:visited-style-name="Visited_20_Internet_20_Link">
22557047_0.jpg</text:a>
"]</text:p>
      <text:p text:style-name="P4">
Tags: []</text:p>
      <text:p text:style-name="P4">
ID: 22557047</text:p>
      <!--METADATA-->
      <text:p text:style-name="P4">
Ukrainian air defense shot down 6 Shahed drones near Zaporizhzhia and 1 nearDnipro city</text:p>
      <text:p text:style-name="P4">
<draw:frame draw:style-name="fr1" draw:name="Image207" text:anchor-type="as-char" svg:width="6.9236in" svg:height="2.985803in" draw:z-index="0">
<draw:image xlink:href="../Images/liveuamap/2023-04-18T16-32-31/22557047_0.jpg" xlink:type="simple" xlink:show="embed" xlink:actuate="onLoad" draw:mime-type="image/jpeg"/>
</draw:frame>
</text:p>
      <text:p text:style-name="P4">
News Collection Link: <text:a xlink:type="simple" xlink:href="https://liveuamap.com/en/2023/18-april-ukrainian-air-defense-shot-down-6-shahed-drones" text:style-name="Internet_20_link" text:visited-style-name="Visited_20_Internet_20_Link">
https://liveuamap.com/en/2023/18-april-ukrainian-air-defense-shot-down-6-shahed-drones</text:a>
</text:p>
      <text:p text:style-name="P4">
Source: <text:a xlink:type="simple" xlink:href="https://t.me/hyevuy_dnepr/50558" text:style-name="Internet_20_link" text:visited-style-name="Visited_20_Internet_20_Link">
https://t.me/hyevuy_dnepr/50558</text:a>
</text:p>
      <!--NEWS-->
      <text:h text:style-name="P10" text:outline-level="1">
<text:span text:style-name="T4">
Україна на London Book Fair демонструє якість своєї літератури та книговидання - Ткаченко</text:span>
</text:h>
      <text:p text:style-name="P4">
Authors: Ukrinform (Person)</text:p>
      <text:p text:style-name="P4">
Publisher: Укринформ (Organization)</text:p>
      <text:p text:style-name="P4">
Published Time: 2023-04-18T16:33:00+03:00</text:p>
      <text:p text:style-name="P4">
Modified Time: 2023-04-18T16:33:00+03:00</text:p>
      <text:p text:style-name="P4">
Description: На Лондонському книжковому ярмарку Україна має змогу ще раз продемонструвати якість своєї літератури та книговидання. — Укрінформ.</text:p>
      <text:p text:style-name="P4">
Images: ["<text:a xlink:type="simple" xlink:href="https://static.ukrinform.com/photos/2023_04/thumb_files/630_360_1681824735-958.jpg" text:style-name="Internet_20_link" text:visited-style-name="Visited_20_Internet_20_Link">
630_360_16818...</text:a>
"]</text:p>
      <text:p text:style-name="P4">
Tags: ['Книги', 'Література', 'Лондон', 'Ткаченко']</text:p>
      <text:p text:style-name="P4">
Type: Article</text:p>
      <!--METADATA-->
      <text:p text:style-name="P4">
<draw:frame draw:style-name="fr1" draw:name="Image208" text:anchor-type="as-char" svg:width="6.9236in" svg:height="3.956343in" draw:z-index="0">
<draw:image xlink:href="../Images/yкринформ/2023-04-18T16-33-00-03-00/630_360_1681824735-958.jpg" xlink:type="simple" xlink:show="embed" xlink:actuate="onLoad" draw:mime-type="image/jpeg"/>
</draw:frame>
 НаЛондонському книжковому ярмарку Україна має змогу ще раз продемонструватиякість своєї літератури та книговидання.</text:p>
      <text:p text:style-name="P4">
Про це написав міністр культури та інформаційної політики Олександр Ткаченко у<text:a xlink:type="simple" xlink:href="https://t.me/otkachenkokyiv/3427" text:style-name="Internet_20_link" text:visited-style-name="Visited_20_Internet_20_Link">
 </text:a>
 , передає Укрінформ.</text:p>
      <text:p text:style-name="P4">
"Ми щасливі, що на одному з найважливіших культурних майданчиків, яким єLondon Book Fair, ми можемо ще раз продемонструвати якість нашої <text:a xlink:type="simple" xlink:href="https://www.ukrinform.ua/tag-literatura" text:style-name="Internet_20_link" text:visited-style-name="Visited_20_Internet_20_Link">
</text:a>
 і книговидання", - зазначивТкаченко.</text:p>
      <text:p text:style-name="P4">
За словами міністра, який під час відкриття London Book Fair звернувся доприсутніх через відеозвернення, він подякував за розуміння ролі України увирішенні долі всього цивілізованого світу: "Бо саме сьогодні на територіїУкраїни триває битва між Добром і злом, битва за демократичні цінностілюдства".</text:p>
      <text:p text:style-name="P4">
Глава МКІП також процитував одного з найвідоміших українських письменниківЮрія Андруховича, який сказав, що місією України є "здолати світове зло підназвою росія", і допомогти в цьому, як вважає письменник, може потужнийрозвиток української літератури та її всесвітнє визнання.</text:p>
      <text:p text:style-name="P4">
<text:span text:style-name="T4">
Читайте також:</text:span>
 <text:a xlink:type="simple" xlink:href="https://www.ukrinform.ua/rubric-culture/3693950-biblioteki-mozut-vzati-ucast-u-proekti-polska-polica-v-ukraini.html" text:style-name="Internet_20_link" text:visited-style-name="Visited_20_Internet_20_Link">
 </text:a>
</text:p>
      <text:p text:style-name="P4">
Ткаченко подякував за підтримку організаторам ярмарку та партнерам.</text:p>
      <text:p text:style-name="P4">
Як повідомляв <text:a xlink:type="simple" xlink:href="https://www.ukrinform.ua/rubric-culture/3697401-ukrainska-vesna-u-stokgolmi.html" text:style-name="Internet_20_link" text:visited-style-name="Visited_20_Internet_20_Link">
 </text:a>
 , у Стокгольмі розпочався «Європейський фестиваль:Українська весна».</text:p>
      <text:p text:style-name="P4">
<text:span text:style-name="T5">
Фото: Tkachenko.UA</text:span>
</text:p>
      <text:p text:style-name="P4">
Source: <text:a xlink:type="simple" xlink:href="https://www.ukrinform.ua/rubric-culture/3697533-ukraina-na-london-book-fair-demonstrue-akist-svoei-literaturi-ta-knigovidanna-tkacenko.html" text:style-name="Internet_20_link" text:visited-style-name="Visited_20_Internet_20_Link">
https://www.ukrinform.ua/rubric-culture/3697533-ukraina-na-london-book-fair-demonstrue-akist-svoei-literaturi-ta-knigovidanna-tkacenko.html</text:a>
</text:p>
      <!--NEWS-->
      <text:h text:style-name="P10" text:outline-level="1">
<text:span text:style-name="T4">
В Україні суттєво покращився рівень медіаграмотності серед населення</text:span>
</text:h>
      <text:p text:style-name="P4">
Authors: Ukrinform (Person)</text:p>
      <text:p text:style-name="P4">
Publisher: Укринформ (Organization)</text:p>
      <text:p text:style-name="P4">
Published Time: 2023-04-18T16:38:00+03:00</text:p>
      <text:p text:style-name="P4">
Modified Time: 2023-04-18T16:38:00+03:00</text:p>
      <text:p text:style-name="P4">
Description: В Україні за два роки рівень медіаграмотності серед населення зріс із 55% до 81%. — Укрінформ.</text:p>
      <text:p text:style-name="P4">
Images: ["<text:a xlink:type="simple" xlink:href="https://static.ukrinform.com/photos/2023_04/thumb_files/630_360_1681824865-718.jpg" text:style-name="Internet_20_link" text:visited-style-name="Visited_20_Internet_20_Link">
630_360_16818...</text:a>
", "<text:a xlink:type="simple" xlink:href="https://static.ukrinform.com/photos/2023_04/1681824759-633.jpg" text:style-name="Internet_20_link" text:visited-style-name="Visited_20_Internet_20_Link">
1681824759-63...</text:a>
"]</text:p>
      <text:p text:style-name="P4">
Tags: ['ЗМІ', 'Медіаграмотність']</text:p>
      <text:p text:style-name="P4">
Type: Article</text:p>
      <!--METADATA-->
      <text:p text:style-name="P4">
<draw:frame draw:style-name="fr1" draw:name="Image209" text:anchor-type="as-char" svg:width="6.9236in" svg:height="3.956343in" draw:z-index="0">
<draw:image xlink:href="../Images/yкринформ/2023-04-18T16-38-00-03-00/630_360_1681824865-718.jpg" xlink:type="simple" xlink:show="embed" xlink:actuate="onLoad" draw:mime-type="image/jpeg"/>
</draw:frame>
 В Україніза два роки рівень медіаграмотності серед населення зріс із 55% до 81%.</text:p>
      <text:p text:style-name="P4">
Про це свідчать результати дослідження «Індекс медіаграмотності українськоїаудиторії», які презентувала кандидат соціологічних наук, доцент, старшийнауковий співробітник Інституту соціології НАН України Марта Наумова під часпресконференції в Укрінформі.</text:p>
      <text:p text:style-name="P4">
За словами Наумової, рівень загального індексу медіаграмотності українцівзначно змінився з 2020 по 2022 рік, частка аудиторії з вищим за середнійрівень показника зросла з 55% до 81%.</text:p>
      <text:p text:style-name="P4">
<draw:frame draw:style-name="fr1" draw:name="Image210" text:anchor-type="as-char" svg:width="6.9236in" svg:height="4.615733in" draw:z-index="0">
<draw:image xlink:href="../Images/yкринформ/2023-04-18T16-38-00-03-00/1681824759-633.jpg" xlink:type="simple" xlink:show="embed" xlink:actuate="onLoad" draw:mime-type="image/jpeg"/>
</draw:frame>
</text:p>
      <text:p text:style-name="P4">
Крім того, частка аудиторії з високим рівнем компетентності зросла удвічі втрьох субіндексах загального рівня медіаграмотності: розуміння ролі <text:a xlink:type="simple" xlink:href="https://www.ukrinform.ua/tag-zmi" text:style-name="Internet_20_link" text:visited-style-name="Visited_20_Internet_20_Link">
</text:a>
 у суспільстві (з 45% до 72%), цифровоїкомпетентності (з 49% до 64%) та чутливості до спотвореного контенту (з 56% до66%). Виняток становить лише субіндекс використання медіа, який значущо незмінився.</text:p>
      <text:p text:style-name="P4">
Дослідження засвідчило, що високий рівень медіаграмотності у молоді 18-25років і низький серед старшої вікової групи 56-65 років.</text:p>
      <text:p text:style-name="P4">
<text:span text:style-name="T4">
Читайте також:</text:span>
 <text:a xlink:type="simple" xlink:href="https://www.ukrinform.ua/rubric-society/3666332-nezalezna-medijna-rada-vistupae-proti-rosijskomovnih-kanaliv-na-kabelnomu-tb.html" text:style-name="Internet_20_link" text:visited-style-name="Visited_20_Internet_20_Link">
 </text:a>
</text:p>
      <text:p text:style-name="P4">
Загальнонаціональне опитування проводилося компанією New Image Marketing Groupна замовлення «Детектора медіа» у грудні 2022 – січні 2023 року. Дані зібраніза допомогою інтерв’ю face-to-face за допомогою планшета за стандартизованимопитувальником (CAPI). Опитано 1200 жителів України віком від 18 років. Типвибірки: репрезентативна за віком, статтю, областю і типом населеного пункту(за винятком тимчасово окупованих територій Донецької, Луганської,Запорізької, Херсонської областей та АР Крим).</text:p>
      <text:p text:style-name="P4">
Source: <text:a xlink:type="simple" xlink:href="https://www.ukrinform.ua/rubric-society/3697536-v-ukraini-suttevo-pokrasivsa-riven-mediagramotnosti-sered-naselenna.html" text:style-name="Internet_20_link" text:visited-style-name="Visited_20_Internet_20_Link">
https://www.ukrinform.ua/rubric-society/3697536-v-ukraini-suttevo-pokrasivsa-riven-mediagramotnosti-sered-naselenna.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4-18T16:42:00+03:00</text:p>
      <text:p text:style-name="P4">
Modified Time: 2023-04-18T16:42: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211" text:anchor-type="as-char" svg:width="6.9236in" svg:height="3.956343in" draw:z-index="0">
<draw:image xlink:href="../Images/yкринформ/2023-04-18T16-42-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212" text:anchor-type="as-char" svg:width="6.9236in" svg:height="6.9236in" draw:z-index="0">
<draw:image xlink:href="../Images/yкринформ/2023-04-18T16-42-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213" text:anchor-type="as-char" svg:width="6.9236in" svg:height="6.9236in" draw:z-index="0">
<draw:image xlink:href="../Images/yкринформ/2023-04-18T16-42-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214" text:anchor-type="as-char" svg:width="6.9236in" svg:height="6.9236in" draw:z-index="0">
<draw:image xlink:href="../Images/yкринформ/2023-04-18T16-42-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215" text:anchor-type="as-char" svg:width="6.9236in" svg:height="6.9236in" draw:z-index="0">
<draw:image xlink:href="../Images/yкринформ/2023-04-18T16-42-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216" text:anchor-type="as-char" svg:width="6.9236in" svg:height="6.9236in" draw:z-index="0">
<draw:image xlink:href="../Images/yкринформ/2023-04-18T16-42-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217" text:anchor-type="as-char" svg:width="6.9236in" svg:height="6.9236in" draw:z-index="0">
<draw:image xlink:href="../Images/yкринформ/2023-04-18T16-42-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218" text:anchor-type="as-char" svg:width="6.9236in" svg:height="6.9236in" draw:z-index="0">
<draw:image xlink:href="../Images/yкринформ/2023-04-18T16-42-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219" text:anchor-type="as-char" svg:width="6.9236in" svg:height="6.9236in" draw:z-index="0">
<draw:image xlink:href="../Images/yкринформ/2023-04-18T16-42-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220" text:anchor-type="as-char" svg:width="6.9236in" svg:height="6.9236in" draw:z-index="0">
<draw:image xlink:href="../Images/yкринформ/2023-04-18T16-42-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221" text:anchor-type="as-char" svg:width="6.9236in" svg:height="6.9236in" draw:z-index="0">
<draw:image xlink:href="../Images/yкринформ/2023-04-18T16-42-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У Польщі просять переглянути заборону на ввезення агропродукції з України, бо вона «б'є по бізнесу»</text:span>
</text:h>
      <text:p text:style-name="P4">
Authors: Ukrinform (Person)</text:p>
      <text:p text:style-name="P4">
Publisher: Укринформ (Organization)</text:p>
      <text:p text:style-name="P4">
Published Time: 2023-04-18T16:44:00+03:00</text:p>
      <text:p text:style-name="P4">
Modified Time: 2023-04-18T16:44:00+03:00</text:p>
      <text:p text:style-name="P4">
Description: Рішення заборонити імпорт товарів, що походять з України або ввозяться з території України на територію Польщі, ухвалене Варшавою без консультацій з бізнес-спільнотою, в результаті чого страждає не лише український, а й польський бізнес. — Укрінформ.</text:p>
      <text:p text:style-name="P4">
Images: ["<text:a xlink:type="simple" xlink:href="https://static.ukrinform.com/photos/2022_08/thumb_files/630_360_1660992015-552.jpg" text:style-name="Internet_20_link" text:visited-style-name="Visited_20_Internet_20_Link">
630_360_16609...</text:a>
"]</text:p>
      <text:p text:style-name="P4">
Tags: ['Бізнес', 'Експорт', 'Польща', 'Зерно']</text:p>
      <text:p text:style-name="P4">
Type: Article</text:p>
      <!--METADATA-->
      <text:p text:style-name="P4">
<draw:frame draw:style-name="fr1" draw:name="Image222" text:anchor-type="as-char" svg:width="6.9236in" svg:height="3.956343in" draw:z-index="0">
<draw:image xlink:href="../Images/yкринформ/2023-04-18T16-44-00-03-00/630_360_1660992015-552.jpg" xlink:type="simple" xlink:show="embed" xlink:actuate="onLoad" draw:mime-type="image/jpeg"/>
</draw:frame>
 Рішеннязаборонити імпорт товарів, що походять з України або ввозяться з територіїУкраїни на територію Польщі, ухвалене Варшавою без консультацій з бізнес-спільнотою, в результаті чого страждає не лише український, а й польськийбізнес.</text:p>
      <text:p text:style-name="P4">
З такою <text:a xlink:type="simple" xlink:href="https://pol-ukr.com/wp-content/uploads/%D0%97%D0%B0%D0%B1%D0%BE%D1%80%D0%BE%D0%BD%D0%B0-%D1%96%D0%BC%D0%BF%D0%BE%D1%80%D1%82%D1%83-%D0%BF%D1%80%D0%BE%D0%B4%D1%83%D0%BA%D1%82%D1%96%D0%B2-%D0%B7-UA_%D0%BF%D0%BE%D0%B7%D0%B8%D1%86%D1%96%D1%8F-%D0%9F%D0%A3%D0%93%D0%9F_%D0%BB%D0%B2%D1%96%D1%82%D0%B5%D0%BD%D1%8C-2023.pdf" text:style-name="Internet_20_link" text:visited-style-name="Visited_20_Internet_20_Link">
 </text:a>
виступила Польсько-українська господарча палата (ПУГП) у Варшаві, яказазначила, що “вражена” змістом розпорядження міністра розвитку і технологійПольщі у цій справі, передає Укрінформ.</text:p>
      <text:p text:style-name="P4">
“Ми звертаємося до уряду з проханням перевірити ухвалене рішення та ініціюватитермінові консультації з бізнес-спільнотою та громадськістю. Тільки шляхомдіалогу можна виробити більш збалансовані рішення, враховуючи інтересипольських сільгоспвиробників та драматичну ситуацію в Україні”, - йдеться узаяві Палати.</text:p>
      <text:p text:style-name="P4">
<text:span text:style-name="T4">
Читайте також:</text:span>
 <text:a xlink:type="simple" xlink:href="https://www.ukrinform.ua/rubric-economy/3697514-eksport-ukrainskoi-agroprodukcii-dozvoliv-strimati-inflaciu-v-es-visockij.html" text:style-name="Internet_20_link" text:visited-style-name="Visited_20_Internet_20_Link">
 </text:a>
</text:p>
      <text:p text:style-name="P4">
Як зазначається, ПУГП звернулася до своїх членів з проханням висловити своїдумки, на основі яких міністру будуть представлені висновки та рекомендації.</text:p>
      <text:p text:style-name="P4">
"Запровадженню заборони на імпорт товарів не передували консультації, і цетакож б'є по польських підприємцях, які імпортують продукцію, що потімекспортується на інші ринки”, – підкреслив президент ПУГП, колишній міністрекономіки <text:a xlink:type="simple" xlink:href="https://www.ukrinform.ua/tag-polsa" text:style-name="Internet_20_link" text:visited-style-name="Visited_20_Internet_20_Link">
 </text:a>
 Яцек Пєхота.</text:p>
      <text:p text:style-name="P4">
Як приклад наведено мед, що імпортується з України і є одним із продуктів,зазначених у постанові. Зазначається, що імпорт меду з України до ЄС у 2020році становив 54,8 тис. тонн, у 2021 році - 53,8 тис. тонн, тоді як у ріквійни цей показник різко впав і становив 43,9 тис. тонн. Станом на 1 квітня2023 року він становив 10,5 тис. тонн, що на 2,8 тис. тонн менше, ніж упопередньому році.</text:p>
      <text:p text:style-name="P4">
“Ключовим у цьому контексті є той факт, що імпорт меду з росії незаборонений”, - наголошує у заяві Палата.</text:p>
      <text:p text:style-name="P4">
<text:span text:style-name="T4">
Читайте також:</text:span>
 <text:a xlink:type="simple" xlink:href="https://www.ukrinform.ua/rubric-economy/3697411-u-varsavi-sukaut-risenna-dla-vidnovlenna-tranzitu-ukrainskoi-agroprodukcii-do-evropi.html" text:style-name="Internet_20_link" text:visited-style-name="Visited_20_Internet_20_Link">
 </text:a>
</text:p>
      <text:p text:style-name="P4">
Як зазначається, вже на вихідних один польський трейдер зіткнувся з наслідкамизапровадження цих правил. Його контейнери з медом, що прямували до портуГданська, а потім до США, були заблоковані на польсько-українському кордоні.Іншим прикладом незрозумілого рішення є включення до списку забороненихпродуктів українського вина, частка якого на польському ринку залишаєтьсямізерною. Принагідно Палата зазначає, що в період з січня по травень 2022 рокувартість агропродовольчого імпорту з рф до Польщі склала 178 мільйонів євро,що на 48% більше, ніж рік до цього.</text:p>
      <text:p text:style-name="P4">
Польські підприємці також висловлюють стурбованість забороною ввезення сої зУкраїни з огляду на значний дефіцит цієї сировини на польському ринку, якийдосі компенсувався за рахунок імпорту з України та подальшої переробки напольському ринку. За оцінками, масштаб потреби в імпортних поставках становитьблизько 500 000 тонн. Відсутність доступу до цієї сировини для багатьохзаводів, що виробляють корми та продукти з сої, означатиме, що виробничий циклбуде припинено. Підкреслюється, що односторонні дії щодо торгівлі з бокукраїни-члена ЄС повинні отримати відповідь з боку Єврокомісії.</text:p>
      <text:p text:style-name="P4">
"Проблеми, які раніше не помічалися, сьогодні означають непропорційні рішення.Ми закликаємо уряд до предметних консультацій. Як логістичний хаб для України,Польща стала її найбільшим вікном у світ після блокади чорноморських портів.Це означає необхідність оптимізації заходів митного, ветеринарного тафітосанітарного контролю та визначення солідарних умов торгівлі, а не введеннязаборон на українські товари, які в той же час можуть імпортуватися з росії",– підкреслює в заяві віцепрезидент ПУГП Даріуш Шимчиха.</text:p>
      <text:p text:style-name="P4">
Як повідомляло агентство, 15 квітня набуло чинності розпорядження міністрарозвитку і технологій Польщі про заборону ввезення до РП сільськогосподарськихпродуктів з України. Документ запроваджує заборону до 30 червня на ввезенняширокого переліку українських продуктів, зокрема збіжжя, фруктів, овочів,м’яса, цукру, меду, вина тощо.</text:p>
      <text:p text:style-name="P4">
<text:span text:style-name="T4">
Читайте також:</text:span>
 <text:a xlink:type="simple" xlink:href="https://www.ukrinform.ua/rubric-economy/3697156-so-robiti-abi-pitanna-zernovogo-eksportu-ne-rozsvarilo-nas-iz-susidami.html" text:style-name="Internet_20_link" text:visited-style-name="Visited_20_Internet_20_Link">
 </text:a>
</text:p>
      <text:p text:style-name="P4">
Єврокомісія вважає неприйнятними односторонні торговельні рішення Польщі таінших сусідів України, які заборонили імпорт і транзит українського збіжжя таінших сільськогосподарських продуктів.</text:p>
      <text:p text:style-name="P4">
У Варшаві другий день поспіль тривають переговори української та польськоїурядових делегацій щодо пошуку шляхів виходу з цієї кризової ситуації.</text:p>
      <text:p text:style-name="P4">
Source: <text:a xlink:type="simple" xlink:href="https://www.ukrinform.ua/rubric-economy/3697537-u-polsi-prosat-pereglanuti-zaboronu-na-vvezenna-agroprodukcii-z-ukraini-bo-vona-be-po-biznesu.html" text:style-name="Internet_20_link" text:visited-style-name="Visited_20_Internet_20_Link">
https://www.ukrinform.ua/rubric-economy/3697537-u-polsi-prosat-pereglanuti-zaboronu-na-vvezenna-agroprodukcii-z-ukraini-bo-vona-be-po-biznesu.html</text:a>
</text:p>
      <!--NEWS-->
      <text:h text:style-name="P10" text:outline-level="1">
<text:span text:style-name="T4">
Молчанов зіграє у чвертьфіналі парного розряду на турнірі у Боснії та Герцеговині</text:span>
</text:h>
      <text:p text:style-name="P4">
Authors: Ukrinform (Person)</text:p>
      <text:p text:style-name="P4">
Publisher: Укринформ (Organization)</text:p>
      <text:p text:style-name="P4">
Published Time: 2023-04-18T16:47:13+03:00</text:p>
      <text:p text:style-name="P4">
Modified Time: 2023-04-18T16:47:13+03:00</text:p>
      <text:p text:style-name="P4">
Description: Українець грає у парі з Голубєвим із Казахстану. — Укрінформ.</text:p>
      <text:p text:style-name="P4">
Images: ["<text:a xlink:type="simple" xlink:href="https://static.ukrinform.com/photos/2023_04/thumb_files/630_360_1681824960-411.jpeg" text:style-name="Internet_20_link" text:visited-style-name="Visited_20_Internet_20_Link">
630_360_16818...</text:a>
"]</text:p>
      <text:p text:style-name="P4">
Tags: ['Теніс']</text:p>
      <text:p text:style-name="P4">
Type: Article</text:p>
      <!--METADATA-->
      <text:p text:style-name="P4">
<draw:frame draw:style-name="fr1" draw:name="Image223" text:anchor-type="as-char" svg:width="6.9236in" svg:height="3.956343in" draw:z-index="0">
<draw:image xlink:href="../Images/yкринформ/2023-04-18T16-47-13-03-00/630_360_1681824960-411.jpeg" xlink:type="simple" xlink:show="embed" xlink:actuate="onLoad" draw:mime-type="image/jpeg"/>
</draw:frame>
 Українецьграє у парі з Голубєвим із Казахстану.</text:p>
      <text:p text:style-name="P4">
Український тенісист Денис Молчанов разом із Андрієм Голубєвим із Казахстанувийшов у чвертьфінал парного розряду на турнірі АТР у Баня-Луці (Боснія таГерцеговина), передає Укрінформ.</text:p>
      <text:p text:style-name="P4">
У затяжному матчі першого кола змагань Молчанов та Голубєв обіграли РобертаГелловея зі США та мексиканця Мігеля Анхеля Реєса Варелу – 7:6 (7:4), 4:6,11-9.</text:p>
      <text:p text:style-name="P4">
У перший ігровий день матч було перервано через дощ. Українець таказахстанський тенісист на той момент програвали у вирішальному тай-брейку1:3. Пауза, як виявилося, Молчанова та Голубєву допомогла.</text:p>
      <text:p text:style-name="P4">
Путівку до півфіналу українсько-казахстанський дует розіграє з парою у складіАндре Горанссона зі Швеції та Бена Маклахена з Японії.</text:p>
      <text:p text:style-name="P4">
<text:span text:style-name="T4">
Читайте також:</text:span>
 <text:a xlink:type="simple" xlink:href="https://www.ukrinform.ua/rubric-sports/3697388-tenisistka-marta-kostuk-zasnuvala-vlasnij-blagodijnij-fond.html" text:style-name="Internet_20_link" text:visited-style-name="Visited_20_Internet_20_Link">
 <text:span text:style-name="T4">
Марта</text:span>
 </text:a>
</text:p>
      <text:p text:style-name="P4">
Як повідомляв Укрінформ, Марта Костюк оголосила про заснування власногоблагодійного фонду.</text:p>
      <text:p text:style-name="P4">
Фото: btu.org.uа</text:p>
      <text:p text:style-name="P4">
Source: <text:a xlink:type="simple" xlink:href="https://www.ukrinform.ua/rubric-sports/3697538-molcanov-zigrae-u-cvertfinali-parnogo-rozradu-na-turniri-u-bosnii-ta-gercegovini.html" text:style-name="Internet_20_link" text:visited-style-name="Visited_20_Internet_20_Link">
https://www.ukrinform.ua/rubric-sports/3697538-molcanov-zigrae-u-cvertfinali-parnogo-rozradu-na-turniri-u-bosnii-ta-gercegovini.html</text:a>
</text:p>
      <!--NEWS-->
      <text:h text:style-name="P10" text:outline-level="1">
<text:span text:style-name="T4">
У Бучі пройде меморіальний концерт на вшанування загиблих воїнів і вбитих цивільних</text:span>
</text:h>
      <text:p text:style-name="P4">
Authors: Ukrinform (Person)</text:p>
      <text:p text:style-name="P4">
Publisher: Укринформ (Organization)</text:p>
      <text:p text:style-name="P4">
Published Time: 2023-04-18T16:53:00+03:00</text:p>
      <text:p text:style-name="P4">
Modified Time: 2023-04-18T16:53:00+03:00</text:p>
      <text:p text:style-name="P4">
Description: У Храмі Святого Апостола Андрія Первозванного у Бучі 25 квітня відбудеться меморіальний концерт пам’яті всіх загиблих воїнів та вбитих і закатованих українців внаслідок російської військової агресії. — Укрінформ.</text:p>
      <text:p text:style-name="P4">
Images: ["<text:a xlink:type="simple" xlink:href="https://static.ukrinform.com/photos/2023_02/thumb_files/630_360_1676466692-546.jpg" text:style-name="Internet_20_link" text:visited-style-name="Visited_20_Internet_20_Link">
630_360_16764...</text:a>
"]</text:p>
      <text:p text:style-name="P4">
Tags: ['Буча', 'Концерт', 'Загибель', 'Військові']</text:p>
      <text:p text:style-name="P4">
Type: Article</text:p>
      <!--METADATA-->
      <text:p text:style-name="P4">
<draw:frame draw:style-name="fr1" draw:name="Image224" text:anchor-type="as-char" svg:width="6.9236in" svg:height="3.956343in" draw:z-index="0">
<draw:image xlink:href="../Images/yкринформ/2023-04-18T16-53-00-03-00/630_360_1676466692-546.jpg" xlink:type="simple" xlink:show="embed" xlink:actuate="onLoad" draw:mime-type="image/jpeg"/>
</draw:frame>
 У ХраміСвятого Апостола Андрія Первозванного у Бучі 25 квітня відбудетьсямеморіальний концерт пам’яті всіх загиблих воїнів та вбитих і закатованихукраїнців внаслідок російської військової агресії.</text:p>
      <text:p text:style-name="P4">
Про це йдеться в релізі, який організатори заходу передали Укрінформу.</text:p>
      <text:p text:style-name="P4">
"Цьогоріч, у другий тиждень після Великодня, Національний будинок органної такамерної <text:a xlink:type="simple" xlink:href="https://www.ukrinform.ua/tag-muzika" text:style-name="Internet_20_link" text:visited-style-name="Visited_20_Internet_20_Link">
 </text:a>
 України ініціює проведеннядругого меморіального культурно-мистецького заходу «БУЧА: LACRIMOSA», щобвіддати шану пам’яті всім, хто став жертвою воєнного злочину рф протиУкраїни", - йдеться в повідомленні.</text:p>
      <text:p text:style-name="P4">
Зазначається, що концерт присвячено пам’яті всіх загиблих воїнів та невинноубієнних і закатованих українців внаслідок російської військової агресії. Підчас заходу прозвучать духовні твори видатних сучасних композиторів Арво Пярта(Естонія) та Вікторії Польової (Україна) у виконанні Ансамблю класичної музикиімені Бориса Лятошинського Національного будинку органної та камерної музикиУкраїни.</text:p>
      <text:p text:style-name="P4">
"Буча – героїчне місто, яке стало символом геноциду українського народу та якепродемонструвало всьому світу звірячу сутність агресора. На територіїБучанського Храму Святого Апостола Андрія Первозванного було масове похованняцивільних, вбитих російськими військовими під час окупації міста", -підкреслюють у релізі.</text:p>
      <text:p text:style-name="P4">
<text:span text:style-name="T4">
Читайте також:</text:span>
 <text:a xlink:type="simple" xlink:href="https://www.ukrinform.ua/rubric-culture/3695795-u-harkovi-rozpocavsa-festival-klasicnoi-muziki.html" text:style-name="Internet_20_link" text:visited-style-name="Visited_20_Internet_20_Link">
 </text:a>
</text:p>
      <text:p text:style-name="P4">
Як повідомлялося, перша меморіальна акція «БУЧА: REQUIEM», що мала на метівшанування пам’яті загиблих жителів і захисників міста-героя, відбулася утравні 2022 року. Подія проходила в приміщенні Храму Святого Апостола АндріяПервозванного. Там були представлені духовні твори українських композиторів увиконанні музикантів з будинку органної та камерної музики.</text:p>
      <text:p text:style-name="P4">
Source: <text:a xlink:type="simple" xlink:href="https://www.ukrinform.ua/rubric-culture/3697542-u-buci-projde-memorialnij-koncert-na-vsanuvanna-zagiblih-voiniv-i-vbitih-civilnih.html" text:style-name="Internet_20_link" text:visited-style-name="Visited_20_Internet_20_Link">
https://www.ukrinform.ua/rubric-culture/3697542-u-buci-projde-memorialnij-koncert-na-vsanuvanna-zagiblih-voiniv-i-vbitih-civilnih.html</text:a>
</text:p>
      <!--NEWS-->
      <text:h text:style-name="P10" text:outline-level="1">
<text:span text:style-name="T4">
Усі обіцяні Канадою танки Leopard 2 для України вже у Польщі – Шмигаль</text:span>
</text:h>
      <text:p text:style-name="P4">
Authors: Ukrinform (Person)</text:p>
      <text:p text:style-name="P4">
Publisher: Укринформ (Organization)</text:p>
      <text:p text:style-name="P4">
Published Time: 2023-04-18T17:02:00+03:00</text:p>
      <text:p text:style-name="P4">
Modified Time: 2023-04-18T17:02:00+03:00</text:p>
      <text:p text:style-name="P4">
Description: Усі вісім танків Leopard 2, які Канада пообіцяла Україні, уже на території Польщі. — Укрінформ.</text:p>
      <text:p text:style-name="P4">
Images: ["<text:a xlink:type="simple" xlink:href="https://static.ukrinform.com/photos/2023_03/thumb_files/630_360_1679674428-586.jpg" text:style-name="Internet_20_link" text:visited-style-name="Visited_20_Internet_20_Link">
630_360_16796...</text:a>
"]</text:p>
      <text:p text:style-name="P4">
Tags: ['Канада', 'Польща', 'Танк', 'Шмигаль']</text:p>
      <text:p text:style-name="P4">
Type: Article</text:p>
      <!--METADATA-->
      <text:p text:style-name="P4">
<draw:frame draw:style-name="fr1" draw:name="Image225" text:anchor-type="as-char" svg:width="6.9236in" svg:height="3.956343in" draw:z-index="0">
<draw:image xlink:href="../Images/yкринформ/2023-04-18T17-02-00-03-00/630_360_1679674428-586.jpg" xlink:type="simple" xlink:show="embed" xlink:actuate="onLoad" draw:mime-type="image/jpeg"/>
</draw:frame>
 Усі вісімтанків Leopard 2, які Канада пообіцяла Україні, уже на території Польщі.</text:p>
      <text:p text:style-name="P4">
Про це Прем‘єр-міністр Денис Шмигаль заявив під час <text:a xlink:type="simple" xlink:href="https://t.me/Denys_Smyhal/5041" text:style-name="Internet_20_link" text:visited-style-name="Visited_20_Internet_20_Link">
</text:a>
 у вівторок, повідомляє кореспондентУкрінформу.</text:p>
      <text:p text:style-name="P4">
"Під час нашого візиту <text:a xlink:type="simple" xlink:href="https://www.ukrinform.ua/tag-kanada" text:style-name="Internet_20_link" text:visited-style-name="Visited_20_Internet_20_Link">
 </text:a>
 оголосила проновий пакет військової підтримки, який включає штурмові гвинтівки, кулемети,2,4 мільйона патронів. Крім того, усі вісім бойових танків Leopard 2, обіцяніКанадою для України, уже прибули до Польщі", – сказав очільник українськогоуряду.</text:p>
      <text:p text:style-name="P4">
Як повідомлялося, Канада обіцяла передати Україні вісім танків Leopard 2.</text:p>
      <text:p text:style-name="P4">
<text:span text:style-name="T4">
Читайте також:</text:span>
 <text:a xlink:type="simple" xlink:href="https://www.ukrinform.ua/rubric-ato/3696276-tanki-leopard-1-skoro-budut-gotovi-do-vidpravki-v-ukrainu-minoboroni-danii.html" text:style-name="Internet_20_link" text:visited-style-name="Visited_20_Internet_20_Link">
 <text:span text:style-name="T4">
Leopard</text:span>
 </text:a>
</text:p>
      <text:p text:style-name="P4">
Загалом обсяг наданої Канадою фінансової, гуманітарної, військової та іншоїдопомоги Україні від початку повномасштабного російського вторгнення перевищив5 млрд канадських доларів.</text:p>
      <text:p text:style-name="P4">
<text:span text:style-name="T5">
Фото: КМУ</text:span>
</text:p>
      <text:p text:style-name="P4">
Source: <text:a xlink:type="simple" xlink:href="https://www.ukrinform.ua/rubric-ato/3697549-usi-obicani-kanadou-tanki-leopard-2-dla-ukraini-vze-u-polsi-smigal.html" text:style-name="Internet_20_link" text:visited-style-name="Visited_20_Internet_20_Link">
https://www.ukrinform.ua/rubric-ato/3697549-usi-obicani-kanadou-tanki-leopard-2-dla-ukraini-vze-u-polsi-smigal.html</text:a>
</text:p>
      <!--NEWS-->
      <text:h text:style-name="P10" text:outline-level="1">
<text:span text:style-name="T4">
Очільникам Міносвіти та МОЗ призначили заступників</text:span>
</text:h>
      <text:p text:style-name="P4">
Authors: Ukrinform (Person)</text:p>
      <text:p text:style-name="P4">
Publisher: Укринформ (Organization)</text:p>
      <text:p text:style-name="P4">
Published Time: 2023-04-18T17:05:20+03:00</text:p>
      <text:p text:style-name="P4">
Modified Time: 2023-04-18T17:05:20+03:00</text:p>
      <text:p text:style-name="P4">
Description: Кабінет Міністрів на засіданні у вівторок призначив Дениса Курбатова заступником міністра освіти і науки, а Марину Слободніченко - заступницею міністра охорони здоров’я з питань європейської інтеграції. — Укрінформ.</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Міносвіти', 'МОЗ']</text:p>
      <text:p text:style-name="P4">
Type: Article</text:p>
      <!--METADATA-->
      <text:p text:style-name="P4">
<draw:frame draw:style-name="fr1" draw:name="Image226" text:anchor-type="as-char" svg:width="6.9236in" svg:height="3.956343in" draw:z-index="0">
<draw:image xlink:href="../Images/yкринформ/2023-04-18T17-05-20-03-00/630_360_1659708198-453.jpg" xlink:type="simple" xlink:show="embed" xlink:actuate="onLoad" draw:mime-type="image/jpeg"/>
</draw:frame>
 КабінетМіністрів на засіданні у вівторок призначив Дениса Курбатова заступникомміністра освіти і науки, а Марину Слободніченко - заступницею міністра охорониздоров’я з питань європейської інтеграції.</text:p>
      <text:p text:style-name="P4">
Про це представник уряду у Верховній Раді Тарас Мельничук повідомив у <text:a xlink:type="simple" xlink:href="http://t.me/tmelnychuk/2112" text:style-name="Internet_20_link" text:visited-style-name="Visited_20_Internet_20_Link">
</text:a>
 передає Укрінформ.</text:p>
      <text:p text:style-name="P4">
"Призначено: Курбатова Дениса Ігоровича заступником міністра освіти і наукиУкраїни; Слободніченко Марину Костянтинівну заступником міністра охорониздоров’я України з питань європейської інтеграції", – зазначив Мельничук.</text:p>
      <text:p text:style-name="P4">
Водночас він поінформував, що <text:a xlink:type="simple" xlink:href="https://www.ukrinform.ua/tag-kabmin" text:style-name="Internet_20_link" text:visited-style-name="Visited_20_Internet_20_Link">
 </text:a>
звільнив Майю Янковську з посади першого заступника голови Державногоагентства інфраструктурних проєктів.</text:p>
      <text:p text:style-name="P4">
<text:span text:style-name="T4">
Читайте також:</text:span>
 <text:a xlink:type="simple" xlink:href="https://www.ukrinform.ua/rubric-polytics/3695954-prezident-priznaciv-evgenia-hmaru-nacalnikom-centru-specialnih-operacij-a.html" text:style-name="Internet_20_link" text:visited-style-name="Visited_20_Internet_20_Link">
 <text:span text:style-name="T4">
призначив</text:span>
 </text:a>
</text:p>
      <text:p text:style-name="P4">
Як повідомлялося, Денис Курбатов був начальником науково-дослідної частини,провідним науковим співробітником <text:a xlink:type="simple" xlink:href="https://personal.sumdu.edu.ua/kurbatov/ua/" text:style-name="Internet_20_link" text:visited-style-name="Visited_20_Internet_20_Link">
</text:a>
</text:p>
      <text:p text:style-name="P4">
Марина Слободніченко у 2018 році претендувала на посаду голови Національноїслужби здоров’я. У 2015-му входила до складу робочої групи з питаньудосконалення законодавства щодо обігу лікарських засобів при МОЗ.</text:p>
      <text:p text:style-name="P4">
Source: <text:a xlink:type="simple" xlink:href="https://www.ukrinform.ua/rubric-polytics/3697546-ocilnikam-minosviti-ta-moz-priznacili-zastupnikiv.html" text:style-name="Internet_20_link" text:visited-style-name="Visited_20_Internet_20_Link">
https://www.ukrinform.ua/rubric-polytics/3697546-ocilnikam-minosviti-ta-moz-priznacili-zastupnikiv.html</text:a>
</text:p>
      <!--NEWS-->
      <text:h text:style-name="P10" text:outline-level="1">
<text:span text:style-name="T4">
На Луганщині за три кілометри від лінії фронту виявили схрон з боєприпасами</text:span>
</text:h>
      <text:p text:style-name="P4">
Authors: Ukrinform (Person)</text:p>
      <text:p text:style-name="P4">
Publisher: Укринформ (Organization)</text:p>
      <text:p text:style-name="P4">
Published Time: 2023-04-18T17:05:30+03:00</text:p>
      <text:p text:style-name="P4">
Modified Time: 2023-04-18T17:05:30+03:00</text:p>
      <text:p text:style-name="P4">
Description: У Сватівському районі Луганської області Служба безпеки України виявила схрон з боєприпасами. — Укрінформ.</text:p>
      <text:p text:style-name="P4">
Images: ["<text:a xlink:type="simple" xlink:href="https://static.ukrinform.com/photos/2023_04/thumb_files/630_360_1681826689-567.jpg" text:style-name="Internet_20_link" text:visited-style-name="Visited_20_Internet_20_Link">
630_360_16818...</text:a>
"]</text:p>
      <text:p text:style-name="P4">
Tags: ['Луганщина', 'СБУ', 'Боєприпаси']</text:p>
      <text:p text:style-name="P4">
Type: Article</text:p>
      <!--METADATA-->
      <text:p text:style-name="P4">
<draw:frame draw:style-name="fr1" draw:name="Image227" text:anchor-type="as-char" svg:width="6.9236in" svg:height="3.956343in" draw:z-index="0">
<draw:image xlink:href="../Images/yкринформ/2023-04-18T17-05-30-03-00/630_360_1681826689-567.jpg" xlink:type="simple" xlink:show="embed" xlink:actuate="onLoad" draw:mime-type="image/jpeg"/>
</draw:frame>
 УСватівському районі Луганської області Служба безпеки України виявила схрон збоєприпасами.</text:p>
      <text:p text:style-name="P4">
Як передає Укрінформ, про це CБУ повідомляє у <text:a xlink:type="simple" xlink:href="https://www.facebook.com/SecurSerUkraine/" text:style-name="Internet_20_link" text:visited-style-name="Visited_20_Internet_20_Link">
</text:a>
 .</text:p>
      <text:p text:style-name="P4">
“Служба безпеки викрила ще один ворожий схрон з боєприпасами під часконтрдиверсійних заходів у фронтових районах Луганщини”, - ідеться вповідомленні.</text:p>
      <text:p text:style-name="P4">
Схованку виявлено в одному із селищ Сватівського району, яке знаходиться затри кілометри від лінії бойового зіткнення.</text:p>
      <text:p text:style-name="P4">
За оперативними даними, схованку облаштували учасники угруповань російськоїфедерації перед втечею від контрнаступу Сил оборони.</text:p>
      <text:p text:style-name="P4">
Схрон розмістили у напівзруйнованому приміщенні покинутого домоволодіння.</text:p>
      <text:p text:style-name="P4">
Співробітники <text:a xlink:type="simple" xlink:href="https://www.ukrinform.ua/tag-sbu" text:style-name="Internet_20_link" text:visited-style-name="Visited_20_Internet_20_Link">
 </text:a>
 вилучили реактивнупротитанкову гранату РПГ-22, реактивну штурмову гранату РГШ-1, ручний кулеметКалашникова, чотири автомати Калашникова, 32 гранати Ф-1, 20 гранат РГО тачотири ящики набоїв різного калібру загальною кількістю понад 4 тис. од.</text:p>
      <text:p text:style-name="P4">
Усі виявлені бойові засоби ураження передано на потреби Збройних сил України.</text:p>
      <text:p text:style-name="P4">
<text:span text:style-name="T4">
Читайте також:</text:span>
 <text:a xlink:type="simple" xlink:href="https://www.ukrinform.ua/rubric-regions/3637867-granatometi-i-boepripasi-do-gradiv-na-cernigivsini-sbu-viavila-shroni-z-rosijskou-zbroeu.html" text:style-name="Internet_20_link" text:visited-style-name="Visited_20_Internet_20_Link">
 <text:span text:style-name="T4">
схрон</text:span>
 </text:a>
</text:p>
      <text:p text:style-name="P4">
Контрдиверсійні заходи проводили співробітники Служби безпеки у Донецькій таЛуганській областях спільно з підрозділами Збройних сил України таНаціональної поліції.</text:p>
      <text:p text:style-name="P4">
Як повідомляв Укрінформ, у квітні Служба безпеки України виявила два схрони зросійськими боєприпасами у ході контрдиверсійних заходів у прикордоннихрайонах Чернігівської області.</text:p>
      <text:p text:style-name="P4">
Source: <text:a xlink:type="simple" xlink:href="https://www.ukrinform.ua/rubric-regions/3697547-na-lugansini-za-tri-kilometri-vid-linii-frontu-viavili-shron-z-boepripasami.html" text:style-name="Internet_20_link" text:visited-style-name="Visited_20_Internet_20_Link">
https://www.ukrinform.ua/rubric-regions/3697547-na-lugansini-za-tri-kilometri-vid-linii-frontu-viavili-shron-z-boepripasami.html</text:a>
</text:p>
      <!--NEWS-->
      <text:h text:style-name="P10" text:outline-level="1">
<text:span text:style-name="T4">
Українська активістка написала книгу «Богомазов у Фінляндії. Сто років потому»</text:span>
</text:h>
      <text:p text:style-name="P4">
Authors: Ukrinform (Person)</text:p>
      <text:p text:style-name="P4">
Publisher: Укринформ (Organization)</text:p>
      <text:p text:style-name="P4">
Published Time: 2023-04-18T17:08:00+03:00</text:p>
      <text:p text:style-name="P4">
Modified Time: 2023-04-18T17:08:00+03:00</text:p>
      <text:p text:style-name="P4">
Description: Дослідниця, журналістка, членкиня правління Товариства українців у Фінляндії Наталія Терамае написала книгу про видатного українського художника «Богомазов у Фінляндії. Сто років потому», яку друкує видавництво «Родовід». — Укрінформ.</text:p>
      <text:p text:style-name="P4">
Images: ["<text:a xlink:type="simple" xlink:href="https://static.ukrinform.com/photos/2023_04/thumb_files/630_360_1681826736-950.jpg" text:style-name="Internet_20_link" text:visited-style-name="Visited_20_Internet_20_Link">
630_360_16818...</text:a>
", "<text:a xlink:type="simple" xlink:href="https://static.ukrinform.com/photos/2023_04/1681826754-947.jpg" text:style-name="Internet_20_link" text:visited-style-name="Visited_20_Internet_20_Link">
1681826754-94...</text:a>
", "<text:a xlink:type="simple" xlink:href="https://static.ukrinform.com/photos/2023_04/1681826828-686.jpg" text:style-name="Internet_20_link" text:visited-style-name="Visited_20_Internet_20_Link">
1681826828-68...</text:a>
", "<text:a xlink:type="simple" xlink:href="https://static.ukrinform.com/photos/2023_04/1681826864-868.jpg" text:style-name="Internet_20_link" text:visited-style-name="Visited_20_Internet_20_Link">
1681826864-86...</text:a>
", "<text:a xlink:type="simple" xlink:href="https://static.ukrinform.com/photos/2023_04/1681826896-481.jpg" text:style-name="Internet_20_link" text:visited-style-name="Visited_20_Internet_20_Link">
1681826896-48...</text:a>
"]</text:p>
      <text:p text:style-name="P4">
Tags: ['Діаспора', 'Фінляндія', 'Культура']</text:p>
      <text:p text:style-name="P4">
Type: Article</text:p>
      <!--METADATA-->
      <text:p text:style-name="P4">
<draw:frame draw:style-name="fr1" draw:name="Image228" text:anchor-type="as-char" svg:width="6.9236in" svg:height="3.956343in" draw:z-index="0">
<draw:image xlink:href="../Images/yкринформ/2023-04-18T17-08-00-03-00/630_360_1681826736-950.jpg" xlink:type="simple" xlink:show="embed" xlink:actuate="onLoad" draw:mime-type="image/jpeg"/>
</draw:frame>
Дослідниця, журналістка, членкиня правління Товариства українців у ФінляндіїНаталія Терамае написала книгу про видатного українського художника «Богомазову Фінляндії. Сто років потому», яку друкує видавництво «Родовід».</text:p>
      <text:p text:style-name="P4">
Про це розповіла Укрінформу сама авторка.</text:p>
      <text:p text:style-name="P4">
«У 2019 році, перебуваючи в Києві, я відвідала виставку «Олександр Богомазов:творча лабораторія» і була вражена творчістю цього художника. А оскільки тамбули картини, зроблені у Фінляндії, де я мешкаю, то захотілося дізнатися трохибільше про перебування Богомазова в Суомі. З цього й виросла ціла книга», –поділилася Терамае.</text:p>
      <text:p text:style-name="P4">
<draw:frame draw:style-name="fr1" draw:name="Image229" text:anchor-type="as-char" svg:width="6.9236in" svg:height="4.24391in" draw:z-index="0">
<draw:image xlink:href="../Images/yкринформ/2023-04-18T17-08-00-03-00/1681826754-947.jpg" xlink:type="simple" xlink:show="embed" xlink:actuate="onLoad" draw:mime-type="image/jpeg"/>
</draw:frame>
</text:p>
      <text:p text:style-name="P4">
Вона також розказала, що зараз разом з однодумцями шукає можливості перекластисвоє дослідження та видати його у Фінляндії (за допомогою місцевих грантів абомеценатів). «Хочу окремо подякувати всім, хто допомагав мені в роботі.Зокрема, згадую, як куратор художнього музею в Іматрі Ееро Лаайо консультував,показуючи, які саме пороги Іматри зобразив Богомазов», – розказала дослідниця.</text:p>
      <text:p text:style-name="P4">
<text:span text:style-name="T4">
Читайте також:</text:span>
 <text:a xlink:type="simple" xlink:href="https://www.ukrinform.ua/rubric-uarazom/3658383-finlandia-prihistila-50-tisac-ukrainciv.html" text:style-name="Internet_20_link" text:visited-style-name="Visited_20_Internet_20_Link">
 <text:span text:style-name="T4">
Фінляндія</text:span>
 <text:span text:style-name="T4">
прихистила</text:span>
 <text:span text:style-name="T4">
тисяч</text:span>
 <text:span text:style-name="T4">
українців</text:span>
</text:a>
</text:p>
      <text:p text:style-name="P4">
Наразі на сайті видавництва «Родовід» <text:a xlink:type="simple" xlink:href="https://rodovid.net/product/294/bohomazov-u-finliandiyi-sto-rokiv-potomu-peredplata/" text:style-name="Internet_20_link" text:visited-style-name="Visited_20_Internet_20_Link">
</text:a>
 передзамовлення книжки за зниженою ціною.</text:p>
      <text:p text:style-name="P4">
У 1911-му газета «Киевская мысль» відрядила Олександра Богомазова у мистецькуподорож Фінляндією, результатом чого стали художній «Фінський цикл» та кількапублікацій у пресі.</text:p>
      <text:p text:style-name="P4">
<draw:frame draw:style-name="fr1" draw:name="Image230" text:anchor-type="as-char" svg:width="6.9236in" svg:height="5.1927in" draw:z-index="0">
<draw:image xlink:href="../Images/yкринформ/2023-04-18T17-08-00-03-00/1681826828-686.jpg" xlink:type="simple" xlink:show="embed" xlink:actuate="onLoad" draw:mime-type="image/jpeg"/>
</draw:frame>
 Ееро Лаайо.Наталія Терамае. Іматра</text:p>
      <text:p text:style-name="P4">
Зіставляючи художні роботи, листи, родинні спогади, а також власні поїздки таконсультації із місцевими істориками та мистецтвознавцями Терамаереконструювала фінську подорож Богомазова. Вона хоче, щоб роботи видатногоукраїнського «ожили» в нашому сьогоденні. «Я також бажаю відновити ці забутіниточки зв’язків між Фінляндією та Україною. Їх, можливо, і не так багато. Алетим вони цінніші… Крім того, у світі звикли до словосполучення «російськийавангард». Але часто за ним криються імена та роботи саме українських митців.Тому світ має знати, що таке «український авангард», – резюмувала Терамае.</text:p>
      <text:p text:style-name="P4">
<draw:frame draw:style-name="fr1" draw:name="Image231" text:anchor-type="as-char" svg:width="6.9236in" svg:height="3.237424in" draw:z-index="0">
<draw:image xlink:href="../Images/yкринформ/2023-04-18T17-08-00-03-00/1681826864-868.jpg" xlink:type="simple" xlink:show="embed" xlink:actuate="onLoad" draw:mime-type="image/jpeg"/>
</draw:frame>
</text:p>
      <text:p text:style-name="P4">
Олександр Богомазов (1880-1930) – український художник, педагог, один ізтеоретиків кубофутуризму. Один із чільних представників українського йсвітового авангарду.</text:p>
      <text:p text:style-name="P4">
<draw:frame draw:style-name="fr1" draw:name="Image232" text:anchor-type="as-char" svg:width="6.9236in" svg:height="5.154236in" draw:z-index="0">
<draw:image xlink:href="../Images/yкринформ/2023-04-18T17-08-00-03-00/1681826896-481.jpg" xlink:type="simple" xlink:show="embed" xlink:actuate="onLoad" draw:mime-type="image/jpeg"/>
</draw:frame>
</text:p>
      <text:p text:style-name="P4">
Нагадаємо, Товариство українців у Фінляндії (ТУФ) у рамках святкування Різдвапідготувало та <text:a xlink:type="simple" xlink:href="https://www.ukrinform.ua/rubric-diaspora/3642244-diaspora-nadislala-z-gelsinki-knizki-spilnotam-ukrainciv-u-finlandii.html" text:style-name="Internet_20_link" text:visited-style-name="Visited_20_Internet_20_Link">
 </text:a>
 книжковіпакети своїм партнерським організаціям і спільнотам українців у Фінляндії..</text:p>
      <text:p text:style-name="P4">
<text:span text:style-name="T5">
Фото: Наталія Терамае, сайт bohomazov.localhistory.org.ua</text:span>
</text:p>
      <text:p text:style-name="P4">
Source: <text:a xlink:type="simple" xlink:href="https://www.ukrinform.ua/rubric-diaspora/3697544-ukrainska-aktivistka-napisala-knigu-bogomazov-u-finlandii-sto-rokiv-potomu.html" text:style-name="Internet_20_link" text:visited-style-name="Visited_20_Internet_20_Link">
https://www.ukrinform.ua/rubric-diaspora/3697544-ukrainska-aktivistka-napisala-knigu-bogomazov-u-finlandii-sto-rokiv-potomu.html</text:a>
</text:p>
      <!--NEWS-->
      <text:h text:style-name="P10" text:outline-level="1">
<text:span text:style-name="T4">
росіяни обстріляли Сумщину з артилерії - на власному подвір'ї загинула жінка</text:span>
</text:h>
      <text:p text:style-name="P4">
Authors: Ukrinform (Person)</text:p>
      <text:p text:style-name="P4">
Publisher: Укринформ (Organization)</text:p>
      <text:p text:style-name="P4">
Published Time: 2023-04-18T17:10:55+03:00</text:p>
      <text:p text:style-name="P4">
Modified Time: 2023-04-18T17:10:55+03:00</text:p>
      <text:p text:style-name="P4">
Description: У селі Річки Сумської області внаслідок ворожого артилерійського обстрілу на власному подвір'ї загинула жінка. — Укрінформ.</text:p>
      <text:p text:style-name="P4">
Images: ["<text:a xlink:type="simple" xlink:href="https://static.ukrinform.com/photos/2023_04/thumb_files/630_360_1681826929-445.jpg" text:style-name="Internet_20_link" text:visited-style-name="Visited_20_Internet_20_Link">
630_360_16818...</text:a>
", "<text:a xlink:type="simple" xlink:href="https://static.ukrinform.com/photos/2023_04/1681826929-465.jpg" text:style-name="Internet_20_link" text:visited-style-name="Visited_20_Internet_20_Link">
1681826929-46...</text:a>
", "<text:a xlink:type="simple" xlink:href="https://static.ukrinform.com/photos/2023_04/1681826928-701.jpg" text:style-name="Internet_20_link" text:visited-style-name="Visited_20_Internet_20_Link">
1681826928-70...</text:a>
", "<text:a xlink:type="simple" xlink:href="https://static.ukrinform.com/photos/2023_04/1681826928-779.jpg" text:style-name="Internet_20_link" text:visited-style-name="Visited_20_Internet_20_Link">
1681826928-77...</text:a>
"]</text:p>
      <text:p text:style-name="P4">
Tags: ['Обстріл', 'Сумщина', 'Війна з росією']</text:p>
      <text:p text:style-name="P4">
Type: Article</text:p>
      <!--METADATA-->
      <text:p text:style-name="P4">
<draw:frame draw:style-name="fr1" draw:name="Image233" text:anchor-type="as-char" svg:width="6.9236in" svg:height="3.956343in" draw:z-index="0">
<draw:image xlink:href="../Images/yкринформ/2023-04-18T17-10-55-03-00/630_360_1681826929-445.jpg" xlink:type="simple" xlink:show="embed" xlink:actuate="onLoad" draw:mime-type="image/jpeg"/>
</draw:frame>
 У селіРічки Сумської області внаслідок ворожого артилерійського обстрілу на власномуподвір'ї загинула жінка.</text:p>
      <text:p text:style-name="P4">
Як передає Укрінформ, про це Офіс генерального прокурора повідомляє у <text:a xlink:type="simple" xlink:href="https://t.me/pgo_gov_ua/11360" text:style-name="Internet_20_link" text:visited-style-name="Visited_20_Internet_20_Link">
</text:a>
 .</text:p>
      <text:p text:style-name="P4">
“За даними слідства, 18 квітня 2023 року близько 12:20 окупанти з територіїросійської федерації здійснили артилерійський <text:a xlink:type="simple" xlink:href="https://www.ukrinform.ua/tag-obstril" text:style-name="Internet_20_link" text:visited-style-name="Visited_20_Internet_20_Link">
</text:a>
 с. Річки Сумського району. Внаслідокцього на території власного домоволодіння загинула 83-річна жінка”, - ідетьсяв повідомленні.</text:p>
      <text:p text:style-name="P4">
<text:span text:style-name="T4">
Читайте також:</text:span>
 <text:a xlink:type="simple" xlink:href="https://www.ukrinform.ua/rubric-ato/3697479-rosiani-obstrilali-rinok-v-ukrainsku-sonajmense-10-poranenih.html" text:style-name="Internet_20_link" text:visited-style-name="Visited_20_Internet_20_Link">
 <text:span text:style-name="T4">
обстріл</text:span>
 </text:a>
</text:p>
      <text:p text:style-name="P4">
<draw:frame draw:style-name="fr1" draw:name="Image234" text:anchor-type="as-char" svg:width="5.625in" svg:height="10.0in" draw:z-index="0">
<draw:image xlink:href="../Images/yкринформ/2023-04-18T17-10-55-03-00/1681826929-465.jpg" xlink:type="simple" xlink:show="embed" xlink:actuate="onLoad" draw:mime-type="image/jpeg"/>
</draw:frame>
</text:p>
      <text:p text:style-name="P4">
За процесуального керівництва Сумської обласної прокуратури розпочато досудоверозслідування за фактом порушення законів та звичаїв війни, поєднаного зумисним убивством (ч. 2 ст. 438 Кримінального кодексу України).</text:p>
      <text:p text:style-name="P4">
<draw:frame draw:style-name="fr1" draw:name="Image235" text:anchor-type="as-char" svg:width="6.9236in" svg:height="3.894525in" draw:z-index="0">
<draw:image xlink:href="../Images/yкринформ/2023-04-18T17-10-55-03-00/1681826928-701.jpg" xlink:type="simple" xlink:show="embed" xlink:actuate="onLoad" draw:mime-type="image/jpeg"/>
</draw:frame>
</text:p>
      <text:p text:style-name="P4">
Досудове розслідування здійснюється слідчими Управління Служби безпеки Українив Сумській області.</text:p>
      <text:p text:style-name="P4">
<draw:frame draw:style-name="fr1" draw:name="Image236" text:anchor-type="as-char" svg:width="6.9236in" svg:height="5.1927in" draw:z-index="0">
<draw:image xlink:href="../Images/yкринформ/2023-04-18T17-10-55-03-00/1681826928-779.jpg" xlink:type="simple" xlink:show="embed" xlink:actuate="onLoad" draw:mime-type="image/jpeg"/>
</draw:frame>
</text:p>
      <text:p text:style-name="P4">
Як повідомляв Укрінформ, російські війська вранці 18 квітня тричі вдарили по <text:a xlink:type="simple" xlink:href="https://www.ukrinform.ua/rubric-ato/3697408-rosiani-vid-pocatku-dobi-trici-obstrilali-prikordonna-sumsini-ta-cernigivsini.html" text:style-name="Internet_20_link" text:visited-style-name="Visited_20_Internet_20_Link">
</text:a>
 , один з ударівзагарбники завдали керованою авіаційною бомбою.</text:p>
      <text:p text:style-name="P4">
<text:span text:style-name="T5">
Фото: Офіс генпрокурора</text:span>
</text:p>
      <text:p text:style-name="P4">
Source: <text:a xlink:type="simple" xlink:href="https://www.ukrinform.ua/rubric-ato/3697550-rosiani-obstrilali-sumsinu-z-artilerii-na-vlasnomu-podviri-zaginula-zinka.html" text:style-name="Internet_20_link" text:visited-style-name="Visited_20_Internet_20_Link">
https://www.ukrinform.ua/rubric-ato/3697550-rosiani-obstrilali-sumsinu-z-artilerii-na-vlasnomu-podviri-zaginula-zinka.html</text:a>
</text:p>
      <!--NEWS-->
      <text:h text:style-name="P10" text:outline-level="1">
<text:span text:style-name="T4">
На Миколаївщині не планують додаткових обмежень у поминальні дні</text:span>
</text:h>
      <text:p text:style-name="P4">
Authors: Ukrinform (Person)</text:p>
      <text:p text:style-name="P4">
Publisher: Укринформ (Organization)</text:p>
      <text:p text:style-name="P4">
Published Time: 2023-04-18T17:15:00+03:00</text:p>
      <text:p text:style-name="P4">
Modified Time: 2023-04-18T17:15:00+03:00</text:p>
      <text:p text:style-name="P4">
Description: У Миколаївській області не планують запроваджувати у поминальні дні додаткові обмеження щодо пересування громадян. — Укрінформ.</text:p>
      <text:p text:style-name="P4">
Images: ["<text:a xlink:type="simple" xlink:href="https://static.ukrinform.com/photos/2020_02/thumb_files/630_360_1582224534-4290.jpeg" text:style-name="Internet_20_link" text:visited-style-name="Visited_20_Internet_20_Link">
630_360_15822...</text:a>
"]</text:p>
      <text:p text:style-name="P4">
Tags: ['Миколаївщина', 'Поминальні дні', 'Віталій Кім', 'Єдині новини']</text:p>
      <text:p text:style-name="P4">
Type: Article</text:p>
      <!--METADATA-->
      <text:p text:style-name="P4">
<draw:frame draw:style-name="fr1" draw:name="Image237" text:anchor-type="as-char" svg:width="6.9236in" svg:height="3.956343in" draw:z-index="0">
<draw:image xlink:href="../Images/yкринформ/2023-04-18T17-15-00-03-00/630_360_1582224534-4290.jpeg" xlink:type="simple" xlink:show="embed" xlink:actuate="onLoad" draw:mime-type="image/jpeg"/>
</draw:frame>
 УМиколаївській області не планують запроваджувати у поминальні дні додатковіобмеження щодо пересування громадян.</text:p>
      <text:p text:style-name="P4">
Про це сказав начальник Миколаївської обласної військової адміністраціїВіталій Кім в ефірі <text:a xlink:type="simple" xlink:href="https://www.facebook.com/mykoda/videos/184540081089898/" text:style-name="Internet_20_link" text:visited-style-name="Visited_20_Internet_20_Link">
</text:a>
 «Єдині новини»,передає кореспондент Укрінформу.</text:p>
      <text:p text:style-name="P4">
«Під час поминальних днів ми не плануємо додаткових обмежень у пересуваннілюдей. Але будемо слідкувати, щоб не було великих скупчень», - сказав Кім.</text:p>
      <text:p text:style-name="P4">
За його словами, під час святкування Великодня мешканці області відповідальнопоставилися до відвідування храмів. Не було великих скупчень людей, багато хтозалишився вдома і долучався до церковних служб онлайн.</text:p>
      <text:p text:style-name="P4">
<text:span text:style-name="T4">
Читайте також:</text:span>
 <text:a xlink:type="simple" xlink:href="https://www.ukrinform.ua/rubric-kyiv/3695437-u-kievi-zatverdili-grafik-provedenna-pominalnih-dniv-na-kladovisah.html" text:style-name="Internet_20_link" text:visited-style-name="Visited_20_Internet_20_Link">
 </text:a>
</text:p>
      <text:p text:style-name="P4">
Як повідомлялося, в ніч проти 16 квітня російська <text:a xlink:type="simple" xlink:href="https://www.ukrinform.ua/tag-armia" text:style-name="Internet_20_link" text:visited-style-name="Visited_20_Internet_20_Link">
</text:a>
 обстріляла Баштанський районМиколаївської області ракетами С-300, загинули 18-річні хлопець і дівчина.</text:p>
      <text:p text:style-name="P4">
Source: <text:a xlink:type="simple" xlink:href="https://www.ukrinform.ua/rubric-regions/3697553-na-mikolaivsini-ne-planuut-dodatkovih-obmezen-u-pominalni-dni.html" text:style-name="Internet_20_link" text:visited-style-name="Visited_20_Internet_20_Link">
https://www.ukrinform.ua/rubric-regions/3697553-na-mikolaivsini-ne-planuut-dodatkovih-obmezen-u-pominalni-dni.html</text:a>
</text:p>
      <!--NEWS-->
      <text:h text:style-name="P10" text:outline-level="1">
<text:span text:style-name="T4">
Уряд створив Координаційний штаб з питань реалізації прав переселенців</text:span>
</text:h>
      <text:p text:style-name="P4">
Authors: Ukrinform (Person)</text:p>
      <text:p text:style-name="P4">
Publisher: Укринформ (Organization)</text:p>
      <text:p text:style-name="P4">
Published Time: 2023-04-18T17:17:20+03:00</text:p>
      <text:p text:style-name="P4">
Modified Time: 2023-04-18T17:17:20+03:00</text:p>
      <text:p text:style-name="P4">
Description: Кабінет Міністрів підтримав ініціативу Міністерства з питань реінтеграції тимчасово окупованих територій щодо утворення Координаційного штабу з питань забезпечення реалізації прав і свобод внутрішньо переміщених осіб. — Укрінформ.</text:p>
      <text:p text:style-name="P4">
Images: ["<text:a xlink:type="simple" xlink:href="https://static.ukrinform.com/photos/2022_09/thumb_files/630_360_1662451199-588.jpg" text:style-name="Internet_20_link" text:visited-style-name="Visited_20_Internet_20_Link">
630_360_16624...</text:a>
"]</text:p>
      <text:p text:style-name="P4">
Tags: ['Кабмін', 'Переселенці', 'Верещук', 'Мінреінтеграції']</text:p>
      <text:p text:style-name="P4">
Type: Article</text:p>
      <!--METADATA-->
      <text:p text:style-name="P4">
<draw:frame draw:style-name="fr1" draw:name="Image238" text:anchor-type="as-char" svg:width="6.9236in" svg:height="3.947875in" draw:z-index="0">
<draw:image xlink:href="../Images/yкринформ/2023-04-18T17-17-20-03-00/630_360_1662451199-588.jpg" xlink:type="simple" xlink:show="embed" xlink:actuate="onLoad" draw:mime-type="image/jpeg"/>
</draw:frame>
 КабінетМіністрів підтримав ініціативу Міністерства з питань реінтеграції тимчасовоокупованих територій щодо утворення Координаційного штабу з питаньзабезпечення реалізації прав і свобод внутрішньо переміщених осіб.</text:p>
      <text:p text:style-name="P4">
Як передає Укрінформ, про це повідомляє <text:a xlink:type="simple" xlink:href="https://minre.gov.ua/2023/04/18/stvoreno-koordynaczijnyj-shtab-z-pytan-realizacziyi-prav-vnutrishno-peremishhenyh-osib-rishennya-uryadu/" text:style-name="Internet_20_link" text:visited-style-name="Visited_20_Internet_20_Link">
</text:a>
</text:p>
      <text:p text:style-name="P4">
Зазначається, що цей консультативно-дорадчий орган Кабінету Міністрів очолилавіцепрем’єр-міністр Ірина Верещук.</text:p>
      <text:p text:style-name="P4">
Робота Коордштабу є одним із пунктів операційного плану з реалізації Стратегіїдержавної політики щодо <text:a xlink:type="simple" xlink:href="https://www.ukrinform.ua/tag-pereselenci" text:style-name="Internet_20_link" text:visited-style-name="Visited_20_Internet_20_Link">
 </text:a>
 наперіод до 2025 року.</text:p>
      <text:p text:style-name="P4">
Коордштаб покликаний посилити взаємодію органів виконавчої влади у питанняхінтеграції внутрішньо переміщених осіб за новим місцем проживання.</text:p>
      <text:p text:style-name="P4">
Зокрема йдеться про розвиток потенціалу приймаючих громад для забезпечення ВПОпередбаченими законодавством адміністративними, соціальними та культурнимипослугами.</text:p>
      <text:p text:style-name="P4">
<text:span text:style-name="T4">
Читайте також:</text:span>
 <text:a xlink:type="simple" xlink:href="https://www.ukrinform.ua/rubric-society/3693977-status-pereselenca-maut-48-miljona-ukrainciv-sered-nih-1-miljon-ditej-veresuk.html" text:style-name="Internet_20_link" text:visited-style-name="Visited_20_Internet_20_Link">
 <text:span text:style-name="T4">
Статус</text:span>
 <text:span text:style-name="T4">
переселенця</text:span>
 <text:span text:style-name="T4">
мають</text:span>
 <text:span text:style-name="T4">
мільйона</text:span>
<text:span text:style-name="T4">
українців</text:span>
 <text:span text:style-name="T4">
серед</text:span>
 <text:span text:style-name="T4">
них</text:span>
 <text:span text:style-name="T4">
мільйон</text:span>
 <text:span text:style-name="T4">
дітей</text:span>
 <text:span text:style-name="T4">
Верещук</text:span>
</text:a>
</text:p>
      <text:p text:style-name="P4">
«Ухвалене сьогодні рішення – це черговий крок послідовної державної політики зпідтримки внутрішньо переміщених осіб. Якщо минулого року ми реагували намасову евакуацію населення, то наразі актуальними є питання соціалізації йінтеграції ВПО у приймаючих громадах, тобто повернення цих громадян донормального життя. А ці питання вимагають від держави виваженої, послідовноїполітики», – наголосила Верещук.</text:p>
      <text:p text:style-name="P4">
Крім того, Мінреінтеграції ініціювало створення при обласних військовихадміністраціях консультативно-координаційних центрів з підтримки населення, атакож рад ВПО як органів самоорганізації внутрішніх переселенців.</text:p>
      <text:p text:style-name="P4">
Як повідомляв Укрінформ, <text:a xlink:type="simple" xlink:href="https://www.ukrinform.ua/rubric-society/3697245-v-ukraini-stvorili-bezkostovnij-onlajnkurs-dla-vnutrisno-peremisenih-osib.html" text:style-name="Internet_20_link" text:visited-style-name="Visited_20_Internet_20_Link">
 </text:a>
 , який допоможе швидше інтегруватися у нові громади.</text:p>
      <text:p text:style-name="P4">
Source: <text:a xlink:type="simple" xlink:href="https://www.ukrinform.ua/rubric-society/3697554-urad-stvoriv-koordinacijnij-stab-z-pitan-realizacii-prav-pereselenciv.html" text:style-name="Internet_20_link" text:visited-style-name="Visited_20_Internet_20_Link">
https://www.ukrinform.ua/rubric-society/3697554-urad-stvoriv-koordinacijnij-stab-z-pitan-realizacii-prav-pereselenciv.html</text:a>
</text:p>
      <!--NEWS-->
      <text:h text:style-name="P10" text:outline-level="1">
<text:span text:style-name="T4">
Формат телемарафону вважають цілком виправданим під час війни 61% українців</text:span>
</text:h>
      <text:p text:style-name="P4">
Authors: Ukrinform (Person)</text:p>
      <text:p text:style-name="P4">
Publisher: Укринформ (Organization)</text:p>
      <text:p text:style-name="P4">
Published Time: 2023-04-18T17:22:00+03:00</text:p>
      <text:p text:style-name="P4">
Modified Time: 2023-04-18T17:22:00+03:00</text:p>
      <text:p text:style-name="P4">
Description: Серед громадян України 61% вважають формат телемарафону цілком виправданим під час війни. — Укрінформ.</text:p>
      <text:p text:style-name="P4">
Images: ["<text:a xlink:type="simple" xlink:href="https://static.ukrinform.com/photos/2023_04/thumb_files/630_360_1681824864-261.jpg" text:style-name="Internet_20_link" text:visited-style-name="Visited_20_Internet_20_Link">
630_360_16818...</text:a>
", "<text:a xlink:type="simple" xlink:href="https://static.ukrinform.com/photos/2023_04/1681834644-988.jpg" text:style-name="Internet_20_link" text:visited-style-name="Visited_20_Internet_20_Link">
1681834644-98...</text:a>
"]</text:p>
      <text:p text:style-name="P4">
Tags: ['Опитування', 'Україна', 'Єдині новини']</text:p>
      <text:p text:style-name="P4">
Type: Article</text:p>
      <!--METADATA-->
      <text:p text:style-name="P4">
<draw:frame draw:style-name="fr1" draw:name="Image239" text:anchor-type="as-char" svg:width="6.9236in" svg:height="3.956343in" draw:z-index="0">
<draw:image xlink:href="../Images/yкринформ/2023-04-18T17-22-00-03-00/630_360_1681824864-261.jpg" xlink:type="simple" xlink:show="embed" xlink:actuate="onLoad" draw:mime-type="image/jpeg"/>
</draw:frame>
 Середгромадян України 61% вважають формат телемарафону цілком виправданим під часвійни.</text:p>
      <text:p text:style-name="P4">
Про це свідчать результати дослідження «Індекс медіаграмотності українськоїаудиторії», які презентувала кандидат соціологічних наук, доцент, старшийнауковий співробітник Інституту соціології НАН України Марта Наумова під часпресконференції в Укрінформі.</text:p>
      <text:p text:style-name="P4">
«45% аудиторії ставляться до телемарафону скоріше позитивно, і десь 61%вважає, що телемарафон це абсолютно виправданий формат під час війни. Разом зтим 45%, тобто кожен другий представник української аудиторії ввважає, щотелемарафон транслює лише одну єдину офіційну точку зору, і такого погляду наподії їм не є достатньо. І 70% аудиторії шукають додаткову інформацію в різнихінших джерелах», - сказала Наумова.</text:p>
      <text:p text:style-name="P4">
Також абсолютна більшість українців (78%) підкреслюють важливість існуваннясуспільних <text:a xlink:type="simple" xlink:href="https://www.ukrinform.ua/tag-zmi" text:style-name="Internet_20_link" text:visited-style-name="Visited_20_Internet_20_Link">
 </text:a>
 , адже вони працюють вінтересах всього суспільства, а не власника.</text:p>
      <text:p text:style-name="P4">
<text:a xlink:type="simple" xlink:href="https://static.ukrinform.com/photos/2023_04/1681834644-988.jpg" text:style-name="Internet_20_link" text:visited-style-name="Visited_20_Internet_20_Link">
 <draw:frame draw:style-name="fr1" draw:name="Image240" text:anchor-type="as-char" svg:width="6.9236in" svg:height="4.301607in" draw:z-index="0">
<draw:image xlink:href="../Images/yкринформ/2023-04-18T17-22-00-03-00/1681834644-988.jpg" xlink:type="simple" xlink:show="embed" xlink:actuate="onLoad" draw:mime-type="image/jpeg"/>
</draw:frame>
</text:a>
</text:p>
      <text:p text:style-name="P4">
Крім того, дослідження показало, що у порівнянні з 2020 роком у 2022 роцівтричі зросла кількість споживачів суспільно-політичного контенту умесенджерах. Аудиторія соціальних мереж зросла з 48% до 59%.</text:p>
      <text:p text:style-name="P4">
Зокрема, суттєво зросла довіра до радіо: з 23% до 40% та подкастів з 18% до25%.</text:p>
      <text:p text:style-name="P4">
<text:span text:style-name="T4">
Читайте також:</text:span>
 <text:a xlink:type="simple" xlink:href="https://www.ukrinform.ua/rubric-society/3697536-v-ukraini-suttevo-pokrasivsa-riven-mediagramotnosti-sered-naselenna.html" text:style-name="Internet_20_link" text:visited-style-name="Visited_20_Internet_20_Link">
 <text:span text:style-name="T4">
медіаграмотності</text:span>
 </text:a>
</text:p>
      <text:p text:style-name="P4">
Загальнонаціональне опитування проводилося компанією New Image Marketing Groupна замовлення «Детектора медіа» у грудні 2022 – січні 2023 року. Дані зібраніза допомогою інтерв’ю face-to-face за допомогою планшета за стандартизованимопитувальником (CAPI). Опитано 1200 жителів України віком від 18 років. Типвибірки: репрезентативна за віком, статтю, областю і типом населеного пункту(за винятком тимчасово окупованих територій Донецької, Луганської,Запорізької, Херсонської областей та АР Крим).</text:p>
      <text:p text:style-name="P4">
Source: <text:a xlink:type="simple" xlink:href="https://www.ukrinform.ua/rubric-society/3697556-format-telemarafonu-vvazaut-cilkom-vipravdanim-pid-cas-vijni-61-ukrainciv.html" text:style-name="Internet_20_link" text:visited-style-name="Visited_20_Internet_20_Link">
https://www.ukrinform.ua/rubric-society/3697556-format-telemarafonu-vvazaut-cilkom-vipravdanim-pid-cas-vijni-61-ukrainciv.html</text:a>
</text:p>
      <!--NEWS-->
      <text:h text:style-name="P10" text:outline-level="1">
<text:span text:style-name="T4">
Україна розірвала низку протоколів з країнами СНД про допомогу сім'ям загиблих в Афганістані</text:span>
</text:h>
      <text:p text:style-name="P4">
Authors: Ukrinform (Person)</text:p>
      <text:p text:style-name="P4">
Publisher: Укринформ (Organization)</text:p>
      <text:p text:style-name="P4">
Published Time: 2023-04-18T17:23:00+03:00</text:p>
      <text:p text:style-name="P4">
Modified Time: 2023-04-18T17:23:00+03:00</text:p>
      <text:p text:style-name="P4">
Description: Україна вийшла з Протоколу до Угоди та Протоколу про порядок застосування Угоди про державну соціальну допомогу родинам військовослужбовців, загиблих в Афганістані та інших державах. — Укрінформ.</text:p>
      <text:p text:style-name="P4">
Images: ["<text:a xlink:type="simple" xlink:href="https://static.ukrinform.com/photos/2019_06/thumb_files/630_360_1560852576-790.jpg" text:style-name="Internet_20_link" text:visited-style-name="Visited_20_Internet_20_Link">
630_360_15608...</text:a>
"]</text:p>
      <text:p text:style-name="P4">
Tags: ['Афганістан', 'СНД', 'Україна', 'Угода']</text:p>
      <text:p text:style-name="P4">
Type: Article</text:p>
      <!--METADATA-->
      <text:p text:style-name="P4">
<draw:frame draw:style-name="fr1" draw:name="Image241" text:anchor-type="as-char" svg:width="6.9236in" svg:height="3.956343in" draw:z-index="0">
<draw:image xlink:href="../Images/yкринформ/2023-04-18T17-23-00-03-00/630_360_1560852576-790.jpg" xlink:type="simple" xlink:show="embed" xlink:actuate="onLoad" draw:mime-type="image/jpeg"/>
</draw:frame>
 Українавийшла з Протоколу до Угоди та Протоколу про порядок застосування Угоди продержавну соціальну допомогу родинам військовослужбовців, загиблих вАфганістані та інших державах.</text:p>
      <text:p text:style-name="P4">
Як передає Укрінформ, про це в <text:a xlink:type="simple" xlink:href="https://t.me/tmelnychuk/2104" text:style-name="Internet_20_link" text:visited-style-name="Visited_20_Internet_20_Link">
 </text:a>
 повідомивпредставник уряду у Верховній Раді Тарас Мельничук.</text:p>
      <text:p text:style-name="P4">
«Здійснено вихід України з Протоколу до Угоди про державну соціальну допомогучленам сімей військовослужбовців, загиблих в <text:a xlink:type="simple" xlink:href="https://www.ukrinform.ua/tag-afganistan" text:style-name="Internet_20_link" text:visited-style-name="Visited_20_Internet_20_Link">
 </text:a>
 та інших державах, в яких велися бойові дії, вчиненого 23.12.1993в м. Ашгабаті», - йдеться в повідомленні.</text:p>
      <text:p text:style-name="P4">
Крім того, Україна вийшла з Протоколу про порядок застосування зазначеноїУгоди і Протоколу до зазначеної Угоди, вчиненого 9 вересня 1994 року в Москві,які було укладено в межах СНД.</text:p>
      <text:p text:style-name="P4">
<text:span text:style-name="T4">
Читайте також:</text:span>
 <text:a xlink:type="simple" xlink:href="https://www.ukrinform.ua/rubric-polytics/3694103-ukraina-vijsla-z-protokolu-snd-pro-spilni-antiteroristicni-zahodi.html" text:style-name="Internet_20_link" text:visited-style-name="Visited_20_Internet_20_Link">
 <text:span text:style-name="T4">
СНД</text:span>
 </text:a>
</text:p>
      <text:p text:style-name="P4">
Як ідеться в пояснювальній записці до постанови Кабінету Міністрів, такізаходи мають привести договірно-правову базу України у сфері відносин країн –учасниць СНД у відповідність до її національних інтересів та осучаснення.</text:p>
      <text:p text:style-name="P4">
Як повідомлялося, Україна вийшла з угоди з країнами СНД щодо <text:a xlink:type="simple" xlink:href="https://www.ukrinform.ua/rubric-polytics/3683910-ukraina-rozirvala-se-odnu-pensijnu-ugodu-z-krainami-snd.html" text:style-name="Internet_20_link" text:visited-style-name="Visited_20_Internet_20_Link">
</text:a>
 .</text:p>
      <text:p text:style-name="P4">
Source: <text:a xlink:type="simple" xlink:href="https://www.ukrinform.ua/rubric-society/3697557-ukraina-rozirvala-nizku-protokoliv-z-krainami-snd-pro-dopomogu-simam-zagiblih-v-afganistani.html" text:style-name="Internet_20_link" text:visited-style-name="Visited_20_Internet_20_Link">
https://www.ukrinform.ua/rubric-society/3697557-ukraina-rozirvala-nizku-protokoliv-z-krainami-snd-pro-dopomogu-simam-zagiblih-v-afganistani.html</text:a>
</text:p>
      <!--NEWS-->
      <text:h text:style-name="P10" text:outline-level="1">
<text:span text:style-name="T4">
Мінфін розмістив ОВДП ще на ₴10,9 мільярда</text:span>
</text:h>
      <text:p text:style-name="P4">
Authors: Ukrinform (Person)</text:p>
      <text:p text:style-name="P4">
Publisher: Укринформ (Organization)</text:p>
      <text:p text:style-name="P4">
Published Time: 2023-04-18T17:24:49+03:00</text:p>
      <text:p text:style-name="P4">
Modified Time: 2023-04-18T17:24:49+03:00</text:p>
      <text:p text:style-name="P4">
Description: Міністерство фінансів 18 квітня 2023 року на аукціоні з розміщення облігацій внутрішньої державної позики (ОВДП) залучило до державного бюджету майже 10,9 млрд грн. — Укрінформ.</text:p>
      <text:p text:style-name="P4">
Images: ["<text:a xlink:type="simple" xlink:href="https://static.ukrinform.com/photos/2020_07/thumb_files/630_360_1593603662-474.jpg" text:style-name="Internet_20_link" text:visited-style-name="Visited_20_Internet_20_Link">
630_360_15936...</text:a>
", "<text:a xlink:type="simple" xlink:href="https://static.ukrinform.com/photos/2023_04/1681827836-167.jpg" text:style-name="Internet_20_link" text:visited-style-name="Visited_20_Internet_20_Link">
1681827836-16...</text:a>
"]</text:p>
      <text:p text:style-name="P4">
Tags: ['Бюджет', 'Мінфін', 'Цінні папери']</text:p>
      <text:p text:style-name="P4">
Type: Article</text:p>
      <!--METADATA-->
      <text:p text:style-name="P4">
<draw:frame draw:style-name="fr1" draw:name="Image242" text:anchor-type="as-char" svg:width="6.9236in" svg:height="3.956343in" draw:z-index="0">
<draw:image xlink:href="../Images/yкринформ/2023-04-18T17-24-49-03-00/630_360_1593603662-474.jpg" xlink:type="simple" xlink:show="embed" xlink:actuate="onLoad" draw:mime-type="image/jpeg"/>
</draw:frame>
Міністерство фінансів 18 квітня 2023 року на аукціоні з розміщення облігаційвнутрішньої державної позики (ОВДП) залучило до державного бюджету майже 10,9млрд грн.</text:p>
      <text:p text:style-name="P4">
Як передає Укрінформ, про це повідомляє пресслужба міністерства у <text:a xlink:type="simple" xlink:href="https://www.facebook.com/minfin.gov.ua/posts/pfbid036k7fiZ2w627r3vKCSUe5EFUhm2iQeEsx4ps4hJ43mRCYB4EioGQv1GbQx2rQJiHJl" text:style-name="Internet_20_link" text:visited-style-name="Visited_20_Internet_20_Link">
</text:a>
</text:p>
      <text:p text:style-name="P4">
"Міністерство фінансів України розмістило військові облігації на суму майже10,9 млрд грн", - йдеться в повідомленні.</text:p>
      <text:p text:style-name="P4">
<draw:frame draw:style-name="fr1" draw:name="Image243" text:anchor-type="as-char" svg:width="6.9236in" svg:height="6.9236in" draw:z-index="0">
<draw:image xlink:href="../Images/yкринформ/2023-04-18T17-24-49-03-00/1681827836-167.jpg" xlink:type="simple" xlink:show="embed" xlink:actuate="onLoad" draw:mime-type="image/jpeg"/>
</draw:frame>
</text:p>
      <text:p text:style-name="P4">
Міністерство фінансів запропонувало інвесторам гривневі ОВДП: 1,79 млрд грнпід 18,5% з погашенням через 1 рік; 2,2 млрд грн під 19% з погашенням через1,2 роки; 479 млн грн під 19,5% з погашенням через 1,6 роки та 6,38 млрд грнпід 19,6% з погашенням через 2 роки.</text:p>
      <text:p text:style-name="P4">
<text:span text:style-name="T4">
Читайте також:</text:span>
 <text:a xlink:type="simple" xlink:href="https://www.ukrinform.ua/rubric-economy/3691281-derzavni-zapozicenna-do-budzetu-v-persomu-kvartali-stanovili-4035-milarda-minfin.html" text:style-name="Internet_20_link" text:visited-style-name="Visited_20_Internet_20_Link">
 </text:a>
</text:p>
      <text:p text:style-name="P4">
Як повідомляв Укрінформ, у зв’язку з російською агресією український урядухвалив рішення про поетапний випуск військових облігацій в обсязі до 400 млрдгрн. Мінфін проводить аукціони з продажу ОВДП щовівторка, починаючи з 1березня 2022 року. За словами Прем'єр-міністра України <text:a xlink:type="simple" xlink:href="https://www.ukrinform.ua/tag-smigal" text:style-name="Internet_20_link" text:visited-style-name="Visited_20_Internet_20_Link">
</text:a>
 , торік за рахунок випуску військовихоблігацій було отримано майже 600 млрд грн.</text:p>
      <text:p text:style-name="P4">
Source: <text:a xlink:type="simple" xlink:href="https://www.ukrinform.ua/rubric-economy/3697558-minfin-rozmistiv-ovdp-se-na-109-milarda.html" text:style-name="Internet_20_link" text:visited-style-name="Visited_20_Internet_20_Link">
https://www.ukrinform.ua/rubric-economy/3697558-minfin-rozmistiv-ovdp-se-na-109-milarda.html</text:a>
</text:p>
      <!--NEWS-->
      <text:h text:style-name="P10" text:outline-level="1">
<text:span text:style-name="T4">
У центрі Балаклії жінка наступила на міну-«пелюстку»</text:span>
</text:h>
      <text:p text:style-name="P4">
Authors: Ukrinform (Person)</text:p>
      <text:p text:style-name="P4">
Publisher: Укринформ (Organization)</text:p>
      <text:p text:style-name="P4">
Published Time: 2023-04-18T17:25:08+03:00</text:p>
      <text:p text:style-name="P4">
Modified Time: 2023-04-18T17:25:08+03:00</text:p>
      <text:p text:style-name="P4">
Description: У центрі звільненого міста Балаклія на Харківщині жінка наступила на міну-«пелюстку», постраждалу з травмою доставили до лікарні. — Укрінформ.</text:p>
      <text:p text:style-name="P4">
Images: ["<text:a xlink:type="simple" xlink:href="https://static.ukrinform.com/photos/2023_03/thumb_files/630_360_1679836076-267.jpg" text:style-name="Internet_20_link" text:visited-style-name="Visited_20_Internet_20_Link">
630_360_16798...</text:a>
"]</text:p>
      <text:p text:style-name="P4">
Tags: ['Міна', 'Балаклія', 'Війна з росією']</text:p>
      <text:p text:style-name="P4">
Type: Article</text:p>
      <!--METADATA-->
      <text:p text:style-name="P4">
<draw:frame draw:style-name="fr1" draw:name="Image244" text:anchor-type="as-char" svg:width="6.9236in" svg:height="3.956343in" draw:z-index="0">
<draw:image xlink:href="../Images/yкринформ/2023-04-18T17-25-08-03-00/630_360_1679836076-267.jpg" xlink:type="simple" xlink:show="embed" xlink:actuate="onLoad" draw:mime-type="image/jpeg"/>
</draw:frame>
 У центрізвільненого міста Балаклія на Харківщині жінка наступила на міну-«пелюстку»,постраждалу з травмою доставили до лікарні.</text:p>
      <text:p text:style-name="P4">
Про це повідомила в <text:a xlink:type="simple" xlink:href="http://t.me/DSNS_Kharkiv/3517" text:style-name="Internet_20_link" text:visited-style-name="Visited_20_Internet_20_Link">
 </text:a>
 пресслужба ГУ <text:a xlink:type="simple" xlink:href="https://www.ukrinform.ua/tag-dsns" text:style-name="Internet_20_link" text:visited-style-name="Visited_20_Internet_20_Link">
</text:a>
 у Харківській області, передає Укрінформ.</text:p>
      <text:p text:style-name="P4">
«18 квітня у місті Балаклія стався нещасний випадок. Жінка, майже у центріміста, наступила на протипіхотну міну «Пелюстка». Ця міна призначена, щобкалічити людей. Вона гарантовано травмує нижні кінцівки. Саме такі травмиотримала постраждала жінка. З діагнозом – рвана рана лівої стопи, її булогоспіталізовано до місцевої лікарні», - йдеться у повідомленні.</text:p>
      <text:p text:style-name="P4">
<text:span text:style-name="T4">
Читайте також:</text:span>
 <text:a xlink:type="simple" xlink:href="https://www.ukrinform.ua/rubric-regions/3695936-na-harkivsini-dvoe-ludej-pidirvalis-na-minah.html" text:style-name="Internet_20_link" text:visited-style-name="Visited_20_Internet_20_Link">
 </text:a>
</text:p>
      <text:p text:style-name="P4">
У ДСНС України вкотре закликали всіх мешканців області бути максимальнообережними.</text:p>
      <text:p text:style-name="P4">
Місто Балаклія було звільнене у вересні 2022 року.</text:p>
      <text:p text:style-name="P4">
<text:span text:style-name="T4">
Читайте також:</text:span>
 <text:a xlink:type="simple" xlink:href="https://www.ukrinform.ua/rubric-regions/3697357-na-hersonsini-traktorist-pidirvavsa-na-mini.html" text:style-name="Internet_20_link" text:visited-style-name="Visited_20_Internet_20_Link">
 </text:a>
</text:p>
      <text:p text:style-name="P4">
Як повідомлялося, у Харківській області 14 квітня двоє людей <text:a xlink:type="simple" xlink:href="https://www.ukrinform.ua/rubric-regions/3695936-na-harkivsini-dvoe-ludej-pidirvalis-na-minah.html" text:style-name="Internet_20_link" text:visited-style-name="Visited_20_Internet_20_Link">
</text:a>
 на мінах, постраждалих госпіталізували.</text:p>
      <text:p text:style-name="P4">
Source: <text:a xlink:type="simple" xlink:href="https://www.ukrinform.ua/rubric-regions/3697559-u-centri-balaklii-zinka-nastupila-na-minupelustku.html" text:style-name="Internet_20_link" text:visited-style-name="Visited_20_Internet_20_Link">
https://www.ukrinform.ua/rubric-regions/3697559-u-centri-balaklii-zinka-nastupila-na-minupelustku.html</text:a>
</text:p>
      <!--NEWS-->
      <text:h text:style-name="P10" text:outline-level="1">
<text:span text:style-name="T4">
Розмінування, пільгові кредити та гранти: уряд визначив пріоритети для підтримки аграріїв</text:span>
</text:h>
      <text:p text:style-name="P4">
Authors: Ukrinform (Person)</text:p>
      <text:p text:style-name="P4">
Publisher: Укринформ (Organization)</text:p>
      <text:p text:style-name="P4">
Published Time: 2023-04-18T17:31:11+03:00</text:p>
      <text:p text:style-name="P4">
Modified Time: 2023-04-18T17:31:11+03:00</text:p>
      <text:p text:style-name="P4">
Description: Уряд України визначив кілька пріоритетів для підтримки аграріїв у 2023 році; серед них - гуманітарне розмінування, пільгове кредитування та грантові програми. — Укрінформ.</text:p>
      <text:p text:style-name="P4">
Images: ["<text:a xlink:type="simple" xlink:href="https://static.ukrinform.com/photos/2023_04/thumb_files/630_360_1681825667-212.jpg" text:style-name="Internet_20_link" text:visited-style-name="Visited_20_Internet_20_Link">
630_360_16818...</text:a>
"]</text:p>
      <text:p text:style-name="P4">
Tags: ['Кабмін', 'Кредит', 'Розмінування', 'Аграрії', 'Єдині новини']</text:p>
      <text:p text:style-name="P4">
Type: Article</text:p>
      <!--METADATA-->
      <text:p text:style-name="P4">
<draw:frame draw:style-name="fr1" draw:name="Image245" text:anchor-type="as-char" svg:width="6.9236in" svg:height="3.956343in" draw:z-index="0">
<draw:image xlink:href="../Images/yкринформ/2023-04-18T17-31-11-03-00/630_360_1681825667-212.jpg" xlink:type="simple" xlink:show="embed" xlink:actuate="onLoad" draw:mime-type="image/jpeg"/>
</draw:frame>
 УрядУкраїни визначив кілька пріоритетів для підтримки аграріїв у 2023 році; середних - гуманітарне розмінування, пільгове кредитування та грантові програми.</text:p>
      <text:p text:style-name="P4">
Як повідомляє кореспондент Укрінформу, про це сказав перший заступник міністрааграрної політики та продовольства України Тарас Висоцький в ефірітелемарафону "Єдині новини".</text:p>
      <text:p text:style-name="P4">
Він зазначив, що цьогоріч уряд надаватиме підтримку аграріям за такиминапрямками, як гуманітарне розмінування, пільгове кредитування та грантовіпрограми.</text:p>
      <text:p text:style-name="P4">
За словами Висоцького, уряд разом із міжнародними партнерами багато зусильспрямовує на розмінування деокупованих Харківської, Миколаївської таХерсонської областей. Завдяки чому щодня збільшуються розміновані площі.</text:p>
      <text:p text:style-name="P4">
Заступник міністра додав, що, крім допомоги у розмінуванні, важливою єфінансова підтримка аграріїв. Він нагадав, що у березні цього року урядпродовжив дію програми "Доступні кредити 5-7-9%" для аграріїв.</text:p>
      <text:p text:style-name="P4">
«У середині березня <text:a xlink:type="simple" xlink:href="https://www.ukrinform.ua/tag-kabmin" text:style-name="Internet_20_link" text:visited-style-name="Visited_20_Internet_20_Link">
 </text:a>
 прийнявпостанову, яка дозволяє аграріям ще рік - до 31 березня 2024 року – отримуватипільгові кредити. Відсоткова ставка компенсується з державного бюджету. Це єважливо для підтримки виконання весняно-польових робіт", - додав Висоцький.</text:p>
      <text:p text:style-name="P4">
За його словами, третій напрямок державної підтримки аграріїв - це гранти нарозвиток або створення садів, тепличних господарств та пероробних підприємств.За цим напрямком держава надає до 70% коштів, необхідних для створення чирозвитку бізнесу.</text:p>
      <text:p text:style-name="P4">
<text:span text:style-name="T4">
Читайте також:</text:span>
 <text:a xlink:type="simple" xlink:href="https://www.ukrinform.ua/rubric-economy/3697514-eksport-ukrainskoi-agroprodukcii-dozvoliv-strimati-inflaciu-v-es-visockij.html" text:style-name="Internet_20_link" text:visited-style-name="Visited_20_Internet_20_Link">
 <text:span text:style-name="T4">
Висоцький</text:span>
 </text:a>
</text:p>
      <text:p text:style-name="P4">
Як повідомляв Укрінформ, в Україні від початку 2023 року господарствааграрного сектору отримали грантових коштів для розвитку свого бізнесу майжена 57,322 млн грн. При цьому господарства, які займаються садівництвом,ягідництвом та виноградарством, отримали 56 млн грн. Одне підприємство нарозвиток тепличного господарства отримало 1,26 млн грн.</text:p>
      <text:p text:style-name="P4">
Також гранти від держави для розвитку на загальну суму 282 млн грн отримало 61переробне підприємство.</text:p>
      <text:p text:style-name="P4">
Крім цього, станом на початок квітня 2023 року понад 5 тис. сільгоспвиробниківскористалися програмами кредитування на загальну суму понад 22, 54 млрд грн.</text:p>
      <text:p text:style-name="P4">
Source: <text:a xlink:type="simple" xlink:href="https://www.ukrinform.ua/rubric-economy/3697564-rozminuvanna-pilgovi-krediti-ta-granti-urad-viznaciv-prioriteti-dla-pidtrimki-agrariiv.html" text:style-name="Internet_20_link" text:visited-style-name="Visited_20_Internet_20_Link">
https://www.ukrinform.ua/rubric-economy/3697564-rozminuvanna-pilgovi-krediti-ta-granti-urad-viznaciv-prioriteti-dla-pidtrimki-agrariiv.html</text:a>
</text:p>
      <!--NEWS-->
      <text:h text:style-name="P10" text:outline-level="1">
<text:span text:style-name="T4">
ENTSO-E збільшило технічні можливості для імпорту електроенергії в Україну</text:span>
</text:h>
      <text:p text:style-name="P4">
Authors: Ukrinform (Person)</text:p>
      <text:p text:style-name="P4">
Publisher: Укринформ (Organization)</text:p>
      <text:p text:style-name="P4">
Published Time: 2023-04-18T17:32:43+03:00</text:p>
      <text:p text:style-name="P4">
Modified Time: 2023-04-18T17:32:43+03:00</text:p>
      <text:p text:style-name="P4">
Description: НЕК «Укренерго» та ENTSO-E збільшили технічні можливості для імпорту електроенергії з Європи в Україну до 1050 МВт. — Укрінформ.</text:p>
      <text:p text:style-name="P4">
Images: ["<text:a xlink:type="simple" xlink:href="https://static.ukrinform.com/photos/2022_12/thumb_files/630_360_1671200709-575.png" text:style-name="Internet_20_link" text:visited-style-name="Visited_20_Internet_20_Link">
630_360_16712...</text:a>
"]</text:p>
      <text:p text:style-name="P4">
Tags: ['Електроенергія', 'Імпорт', 'Укренерго', 'ENTSO-E']</text:p>
      <text:p text:style-name="P4">
Type: Article</text:p>
      <!--METADATA-->
      <text:p text:style-name="P4">
<draw:frame draw:style-name="fr1" draw:name="Image246" text:anchor-type="as-char" svg:width="6.9236in" svg:height="3.956343in" draw:z-index="0">
<draw:image xlink:href="../Images/yкринформ/2023-04-18T17-32-43-03-00/630_360_1671200709-575.png" xlink:type="simple" xlink:show="embed" xlink:actuate="onLoad" draw:mime-type="image/png"/>
</draw:frame>
 НЕК«Укренерго» та ENTSO-E збільшили технічні можливості для імпортуелектроенергії з Європи в Україну до 1050 МВт.</text:p>
      <text:p text:style-name="P4">
Таке рішення сьогодні ухвалили оператори системи передачі на пленарномузасіданні Регіональної групи Континентальної Європи, повідомляє Укрінформ ізпосиланням на допис Укренерго у <text:a xlink:type="simple" xlink:href="https://www.facebook.com/npcukrenergo/posts/610913081077521" text:style-name="Internet_20_link" text:visited-style-name="Visited_20_Internet_20_Link">
</text:a>
 .</text:p>
      <text:p text:style-name="P4">
«Укренерго та ENTSO-E збільшили технічні можливості для імпорту електроенергіїв Україну. Тепер із зони Континентальної Європи до блоку Україна/Молдова можнабуде імпортувати до 1050 МВт потужності, що на 200 МВт більше ніж було раніше.Збільшення технічної можливості комерційного обміну враховує запуск роботинового інтерконектора між Україною та <text:a xlink:type="simple" xlink:href="https://www.ukrinform.ua/tag-polsa" text:style-name="Internet_20_link" text:visited-style-name="Visited_20_Internet_20_Link">
 </text:a>
, який запланований на початок травня 2023 року», - ідеться у повідомленні.</text:p>
      <text:p text:style-name="P4">
У компанії зазначили, що впродовж наступних тижнів оператори системи передачіКонтинентальної Європи ENTSO-E розглянуть можливість подальшого збільшенняпропускної спроможності між континентальною Європою та Україною-Молдовою вобох напрямках.</text:p>
      <text:p text:style-name="P4">
"Сьогоднішнє рішення ENTSO-E є потужною підтримкою України у період війни, якупродовжує демонструвати Європейський Союз», - додали в Укренерго.</text:p>
      <text:p text:style-name="P4">
<text:span text:style-name="T4">
Читайте також:</text:span>
 <text:a xlink:type="simple" xlink:href="https://www.ukrinform.ua/rubric-economy/3694175-ukraina-planue-eksportuvati-do-evropi-bilse-elektroenergii-niz-torik-galusenko.html" text:style-name="Internet_20_link" text:visited-style-name="Visited_20_Internet_20_Link">
 </text:a>
</text:p>
      <text:p text:style-name="P4">
Як повідомлялося, рішення ENTSO-E про поетапне розширення можливостей дляекспорту/імпорту електроенергії було прийнято 7 червня 2022 року, менш як затри місяці після синхронізації української та європейської енергосистем.</text:p>
      <text:p text:style-name="P4">
Укренерго та ENTSO-E 27 березня цього року <text:a xlink:type="simple" xlink:href="https://www.ukrinform.ua/rubric-economy/3688969-entsoe-zbilsue-importnu-potuznist-elektroenergii-v-ukrainu.html" text:style-name="Internet_20_link" text:visited-style-name="Visited_20_Internet_20_Link">
</text:a>
 . Зокрема, технічна можливістьімпорту електроенергії із зони Континентальної Європи до України та Молдовизбільшилася до 850 МВт у будь-які години доби.</text:p>
      <text:p text:style-name="P4">
Максимальна пропускна спроможність для експорту електроенергії в Європу наразізалишається на рівні 400 МВт.</text:p>
      <text:p text:style-name="P4">
Source: <text:a xlink:type="simple" xlink:href="https://www.ukrinform.ua/rubric-economy/3697565-entsoe-zbilsilo-tehnicni-mozlivosti-dla-importu-elektroenergii-v-ukrainu.html" text:style-name="Internet_20_link" text:visited-style-name="Visited_20_Internet_20_Link">
https://www.ukrinform.ua/rubric-economy/3697565-entsoe-zbilsilo-tehnicni-mozlivosti-dla-importu-elektroenergii-v-ukrainu.html</text:a>
</text:p>
      <!--NEWS-->
      <text:h text:style-name="P10" text:outline-level="1">
<text:span text:style-name="T4">
Велика вода: кількість підтоплених господарств перевищила 1600</text:span>
</text:h>
      <text:p text:style-name="P4">
Authors: Ukrinform (Person)</text:p>
      <text:p text:style-name="P4">
Publisher: Укринформ (Organization)</text:p>
      <text:p text:style-name="P4">
Published Time: 2023-04-18T17:38:59+03:00</text:p>
      <text:p text:style-name="P4">
Modified Time: 2023-04-18T17:38:59+03:00</text:p>
      <text:p text:style-name="P4">
Description: В Україні залишаються підтопленими 1642 дворогосподарства та 330 будинків. — Укрінформ.</text:p>
      <text:p text:style-name="P4">
Images: ["<text:a xlink:type="simple" xlink:href="https://static.ukrinform.com/photos/2023_04/thumb_files/630_360_1681828579-2337.jpeg" text:style-name="Internet_20_link" text:visited-style-name="Visited_20_Internet_20_Link">
630_360_16818...</text:a>
", "<text:a xlink:type="simple" xlink:href="https://static.ukrinform.com/photos/2023_04/thumb_files/630_360_1681828579-2705.jpeg" text:style-name="Internet_20_link" text:visited-style-name="Visited_20_Internet_20_Link">
630_360_16818...</text:a>
", "<text:a xlink:type="simple" xlink:href="https://static.ukrinform.com/photos/2023_04/thumb_files/630_360_1681828579-2923.jpeg" text:style-name="Internet_20_link" text:visited-style-name="Visited_20_Internet_20_Link">
630_360_16818...</text:a>
", "<text:a xlink:type="simple" xlink:href="https://static.ukrinform.com/photos/2023_04/thumb_files/630_360_1681828579-9058.jpeg" text:style-name="Internet_20_link" text:visited-style-name="Visited_20_Internet_20_Link">
630_360_16818...</text:a>
", "<text:a xlink:type="simple" xlink:href="https://static.ukrinform.com/photos/2023_04/thumb_files/630_360_1681828579-8304.jpeg" text:style-name="Internet_20_link" text:visited-style-name="Visited_20_Internet_20_Link">
630_360_16818...</text:a>
", "<text:a xlink:type="simple" xlink:href="https://static.ukrinform.com/photos/2023_04/thumb_files/630_360_1681800907-8368.jpeg" text:style-name="Internet_20_link" text:visited-style-name="Visited_20_Internet_20_Link">
630_360_16818...</text:a>
", "<text:a xlink:type="simple" xlink:href="https://static.ukrinform.com/photos/2023_04/thumb_files/630_360_1681800907-5181.jpeg" text:style-name="Internet_20_link" text:visited-style-name="Visited_20_Internet_20_Link">
630_360_16818...</text:a>
", "<text:a xlink:type="simple" xlink:href="https://static.ukrinform.com/photos/2023_04/thumb_files/630_360_1681800907-3402.jpeg" text:style-name="Internet_20_link" text:visited-style-name="Visited_20_Internet_20_Link">
630_360_16818...</text:a>
", "<text:a xlink:type="simple" xlink:href="https://static.ukrinform.com/photos/2023_04/thumb_files/630_360_1681800907-1234.jpeg" text:style-name="Internet_20_link" text:visited-style-name="Visited_20_Internet_20_Link">
630_360_16818...</text:a>
", "<text:a xlink:type="simple" xlink:href="https://static.ukrinform.com/photos/2023_04/thumb_files/630_360_1681800907-4638.jpeg" text:style-name="Internet_20_link" text:visited-style-name="Visited_20_Internet_20_Link">
630_360_16818...</text:a>
", "<text:a xlink:type="simple" xlink:href="https://static.ukrinform.com/photos/2023_04/thumb_files/630_360_1681800907-7668.jpeg" text:style-name="Internet_20_link" text:visited-style-name="Visited_20_Internet_20_Link">
630_360_16818...</text:a>
", "<text:a xlink:type="simple" xlink:href="https://static.ukrinform.com/photos/2023_04/thumb_files/630_360_1681800908-9415.jpeg" text:style-name="Internet_20_link" text:visited-style-name="Visited_20_Internet_20_Link">
630_360_16818...</text:a>
", "<text:a xlink:type="simple" xlink:href="https://static.ukrinform.com/photos/2023_04/thumb_files/630_360_1681800909-7759.jpeg" text:style-name="Internet_20_link" text:visited-style-name="Visited_20_Internet_20_Link">
630_360_16818...</text:a>
", "<text:a xlink:type="simple" xlink:href="https://static.ukrinform.com/photos/2023_04/thumb_files/630_360_1681800909-6662.jpeg" text:style-name="Internet_20_link" text:visited-style-name="Visited_20_Internet_20_Link">
630_360_16818...</text:a>
", "<text:a xlink:type="simple" xlink:href="https://static.ukrinform.com/photos/2023_04/thumb_files/630_360_1681800909-7313.jpeg" text:style-name="Internet_20_link" text:visited-style-name="Visited_20_Internet_20_Link">
630_360_16818...</text:a>
"]</text:p>
      <text:p text:style-name="P4">
Tags: ['ДСНС', 'Повінь', 'Чернігівщина', 'Київщина']</text:p>
      <text:p text:style-name="P4">
Type: Article</text:p>
      <!--METADATA-->
      <text:p text:style-name="P4">
<draw:frame draw:style-name="fr1" draw:name="Image247" text:anchor-type="as-char" svg:width="6.9236in" svg:height="3.956343in" draw:z-index="0">
<draw:image xlink:href="../Images/yкринформ/2023-04-18T17-38-59-03-00/630_360_1681828579-2337.jpeg" xlink:type="simple" xlink:show="embed" xlink:actuate="onLoad" draw:mime-type="image/jpeg"/>
</draw:frame>
 ВУкраїні залишаються підтопленими 1642 дворогосподарства та 330 будинків.</text:p>
      <text:p text:style-name="P4">
Як передає Укрінформ, про це Державна служба України з надзвичайних ситуаційповідомляє у <text:a xlink:type="simple" xlink:href="https://t.me/dsns_telegram/15996" text:style-name="Internet_20_link" text:visited-style-name="Visited_20_Internet_20_Link">
 </text:a>
 .</text:p>
      <text:p text:style-name="P4">
«Залишаються підтопленими 330 будинків у 5 областях (Дніпропетровська - 170,Кіровоградська - 87, Черкаська - 42, Чернігівська - 29 та Полтавська - 2) та 1тис. 642 дворогосподарства у 6 областях (Чернігівська - 488, Дніпропетровська- 333, Кіровоградська - 323, Київська - 210, Черкаська - 181, та Полтавська -107)», - ідеться в повідомленні.</text:p>
      <text:p text:style-name="P4">
<draw:frame draw:style-name="fr1" draw:name="Image248" text:anchor-type="as-char" svg:width="6.9236in" svg:height="3.956343in" draw:z-index="0">
<draw:image xlink:href="../Images/yкринформ/2023-04-18T17-38-59-03-00/630_360_1681828579-2705.jpeg" xlink:type="simple" xlink:show="embed" xlink:actuate="onLoad" draw:mime-type="image/jpeg"/>
</draw:frame>
Ліквідаціяї наслідків часткових підтоплень на території України / Фото: ДСНС<text:a xlink:type="simple" xlink:href="https://static.ukrinform.com/photos/2023_04/1681828579-2705.jpeg" text:style-name="Internet_20_link" text:visited-style-name="Visited_20_Internet_20_Link">
 <draw:frame draw:style-name="fr1" draw:name="Image249" text:anchor-type="as-char" svg:width="6.9236in" svg:height="3.956343in" draw:z-index="0">
<draw:image xlink:href="../Images/yкринформ/2023-04-18T17-38-59-03-00/630_360_1681828579-2705.jpeg" xlink:type="simple" xlink:show="embed" xlink:actuate="onLoad" draw:mime-type="image/jpeg"/>
</draw:frame>
</text:a>
 <text:a xlink:type="simple" xlink:href="https://static.ukrinform.com/photos/2023_04/1681828579-2337.jpeg" text:style-name="Internet_20_link" text:visited-style-name="Visited_20_Internet_20_Link">
<draw:frame draw:style-name="fr1" draw:name="Image250" text:anchor-type="as-char" svg:width="6.9236in" svg:height="3.956343in" draw:z-index="0">
<draw:image xlink:href="../Images/yкринформ/2023-04-18T17-38-59-03-00/630_360_1681828579-2337.jpeg" xlink:type="simple" xlink:show="embed" xlink:actuate="onLoad" draw:mime-type="image/jpeg"/>
</draw:frame>
</text:a>
 <text:a xlink:type="simple" xlink:href="https://static.ukrinform.com/photos/2023_04/1681828579-2923.jpeg" text:style-name="Internet_20_link" text:visited-style-name="Visited_20_Internet_20_Link">
<draw:frame draw:style-name="fr1" draw:name="Image251" text:anchor-type="as-char" svg:width="6.9236in" svg:height="3.956343in" draw:z-index="0">
<draw:image xlink:href="../Images/yкринформ/2023-04-18T17-38-59-03-00/630_360_1681828579-2923.jpeg" xlink:type="simple" xlink:show="embed" xlink:actuate="onLoad" draw:mime-type="image/jpeg"/>
</draw:frame>
</text:a>
 <text:a xlink:type="simple" xlink:href="https://static.ukrinform.com/photos/2023_04/1681828579-9058.jpeg" text:style-name="Internet_20_link" text:visited-style-name="Visited_20_Internet_20_Link">
<draw:frame draw:style-name="fr1" draw:name="Image252" text:anchor-type="as-char" svg:width="6.9236in" svg:height="3.956343in" draw:z-index="0">
<draw:image xlink:href="../Images/yкринформ/2023-04-18T17-38-59-03-00/630_360_1681828579-9058.jpeg" xlink:type="simple" xlink:show="embed" xlink:actuate="onLoad" draw:mime-type="image/jpeg"/>
</draw:frame>
</text:a>
 <text:a xlink:type="simple" xlink:href="https://static.ukrinform.com/photos/2023_04/1681828579-8304.jpeg" text:style-name="Internet_20_link" text:visited-style-name="Visited_20_Internet_20_Link">
<draw:frame draw:style-name="fr1" draw:name="Image253" text:anchor-type="as-char" svg:width="6.9236in" svg:height="3.956343in" draw:z-index="0">
<draw:image xlink:href="../Images/yкринформ/2023-04-18T17-38-59-03-00/630_360_1681828579-8304.jpeg" xlink:type="simple" xlink:show="embed" xlink:actuate="onLoad" draw:mime-type="image/jpeg"/>
</draw:frame>
</text:a>
</text:p>
      <text:p text:style-name="P4">
<text:span text:style-name="T4">
Читайте також:</text:span>
 <text:a xlink:type="simple" xlink:href="https://www.ukrinform.ua/rubric-regions/3697421-na-cernigivsini-pik-vesnanoi-poveni.html" text:style-name="Internet_20_link" text:visited-style-name="Visited_20_Internet_20_Link">
 </text:a>
</text:p>
      <text:p text:style-name="P4">
У Дніпропетровській, Волинській, Рівненській, Черкаській та Полтавськійобластях підтоплено 21 тис. 108 га сільськогосподарських угідь. Порушенотранспортне сполучення до 30 населених пунктів: у Чернігівській області - до29 та Київській - до одного.</text:p>
      <text:p text:style-name="P4">
Загалом підрозділи <text:a xlink:type="simple" xlink:href="https://www.ukrinform.ua/tag-dsns" text:style-name="Internet_20_link" text:visited-style-name="Visited_20_Internet_20_Link">
 </text:a>
 доставили 653 кгпродуктів, перевезли 1 тис. 985 осіб та відкачали близько 15 тис. 184кубометри води.</text:p>
      <text:p text:style-name="P4">
<draw:frame draw:style-name="fr1" draw:name="Image254" text:anchor-type="as-char" svg:width="6.9236in" svg:height="3.956343in" draw:z-index="0">
<draw:image xlink:href="../Images/yкринформ/2023-04-18T17-38-59-03-00/630_360_1681800907-8368.jpeg" xlink:type="simple" xlink:show="embed" xlink:actuate="onLoad" draw:mime-type="image/jpeg"/>
</draw:frame>
«Дахнівка» потерпає від підтоплення / Фото: Ігор Ткаченко. Укрінформ  <text:a xlink:type="simple" xlink:href="https://static.ukrinform.com/photos/2023_04/1681800907-8368.jpeg" text:style-name="Internet_20_link" text:visited-style-name="Visited_20_Internet_20_Link">
<draw:frame draw:style-name="fr1" draw:name="Image255" text:anchor-type="as-char" svg:width="6.9236in" svg:height="3.956343in" draw:z-index="0">
<draw:image xlink:href="../Images/yкринформ/2023-04-18T17-38-59-03-00/630_360_1681800907-8368.jpeg" xlink:type="simple" xlink:show="embed" xlink:actuate="onLoad" draw:mime-type="image/jpeg"/>
</draw:frame>
</text:a>
 <text:a xlink:type="simple" xlink:href="https://static.ukrinform.com/photos/2023_04/1681800907-5181.jpeg" text:style-name="Internet_20_link" text:visited-style-name="Visited_20_Internet_20_Link">
<draw:frame draw:style-name="fr1" draw:name="Image256" text:anchor-type="as-char" svg:width="6.9236in" svg:height="3.956343in" draw:z-index="0">
<draw:image xlink:href="../Images/yкринформ/2023-04-18T17-38-59-03-00/630_360_1681800907-5181.jpeg" xlink:type="simple" xlink:show="embed" xlink:actuate="onLoad" draw:mime-type="image/jpeg"/>
</draw:frame>
</text:a>
 <text:a xlink:type="simple" xlink:href="https://static.ukrinform.com/photos/2023_04/1681800907-3402.jpeg" text:style-name="Internet_20_link" text:visited-style-name="Visited_20_Internet_20_Link">
<draw:frame draw:style-name="fr1" draw:name="Image257" text:anchor-type="as-char" svg:width="6.9236in" svg:height="3.956343in" draw:z-index="0">
<draw:image xlink:href="../Images/yкринформ/2023-04-18T17-38-59-03-00/630_360_1681800907-3402.jpeg" xlink:type="simple" xlink:show="embed" xlink:actuate="onLoad" draw:mime-type="image/jpeg"/>
</draw:frame>
</text:a>
 <text:a xlink:type="simple" xlink:href="https://static.ukrinform.com/photos/2023_04/1681800907-1234.jpeg" text:style-name="Internet_20_link" text:visited-style-name="Visited_20_Internet_20_Link">
<draw:frame draw:style-name="fr1" draw:name="Image258" text:anchor-type="as-char" svg:width="6.9236in" svg:height="3.956343in" draw:z-index="0">
<draw:image xlink:href="../Images/yкринформ/2023-04-18T17-38-59-03-00/630_360_1681800907-1234.jpeg" xlink:type="simple" xlink:show="embed" xlink:actuate="onLoad" draw:mime-type="image/jpeg"/>
</draw:frame>
</text:a>
 <text:a xlink:type="simple" xlink:href="https://static.ukrinform.com/photos/2023_04/1681800907-4638.jpeg" text:style-name="Internet_20_link" text:visited-style-name="Visited_20_Internet_20_Link">
<draw:frame draw:style-name="fr1" draw:name="Image259" text:anchor-type="as-char" svg:width="6.9236in" svg:height="3.956343in" draw:z-index="0">
<draw:image xlink:href="../Images/yкринформ/2023-04-18T17-38-59-03-00/630_360_1681800907-4638.jpeg" xlink:type="simple" xlink:show="embed" xlink:actuate="onLoad" draw:mime-type="image/jpeg"/>
</draw:frame>
</text:a>
 <text:a xlink:type="simple" xlink:href="https://static.ukrinform.com/photos/2023_04/1681800907-7668.jpeg" text:style-name="Internet_20_link" text:visited-style-name="Visited_20_Internet_20_Link">
<draw:frame draw:style-name="fr1" draw:name="Image260" text:anchor-type="as-char" svg:width="6.9236in" svg:height="3.956343in" draw:z-index="0">
<draw:image xlink:href="../Images/yкринформ/2023-04-18T17-38-59-03-00/630_360_1681800907-7668.jpeg" xlink:type="simple" xlink:show="embed" xlink:actuate="onLoad" draw:mime-type="image/jpeg"/>
</draw:frame>
</text:a>
 <text:a xlink:type="simple" xlink:href="https://static.ukrinform.com/photos/2023_04/1681800908-9415.jpeg" text:style-name="Internet_20_link" text:visited-style-name="Visited_20_Internet_20_Link">
<draw:frame draw:style-name="fr1" draw:name="Image261" text:anchor-type="as-char" svg:width="6.9236in" svg:height="3.956343in" draw:z-index="0">
<draw:image xlink:href="../Images/yкринформ/2023-04-18T17-38-59-03-00/630_360_1681800908-9415.jpeg" xlink:type="simple" xlink:show="embed" xlink:actuate="onLoad" draw:mime-type="image/jpeg"/>
</draw:frame>
</text:a>
 <text:a xlink:type="simple" xlink:href="https://static.ukrinform.com/photos/2023_04/1681800909-7759.jpeg" text:style-name="Internet_20_link" text:visited-style-name="Visited_20_Internet_20_Link">
<draw:frame draw:style-name="fr1" draw:name="Image262" text:anchor-type="as-char" svg:width="6.9236in" svg:height="3.956343in" draw:z-index="0">
<draw:image xlink:href="../Images/yкринформ/2023-04-18T17-38-59-03-00/630_360_1681800909-7759.jpeg" xlink:type="simple" xlink:show="embed" xlink:actuate="onLoad" draw:mime-type="image/jpeg"/>
</draw:frame>
</text:a>
 <text:a xlink:type="simple" xlink:href="https://static.ukrinform.com/photos/2023_04/1681800909-6662.jpeg" text:style-name="Internet_20_link" text:visited-style-name="Visited_20_Internet_20_Link">
<draw:frame draw:style-name="fr1" draw:name="Image263" text:anchor-type="as-char" svg:width="6.9236in" svg:height="3.956343in" draw:z-index="0">
<draw:image xlink:href="../Images/yкринформ/2023-04-18T17-38-59-03-00/630_360_1681800909-6662.jpeg" xlink:type="simple" xlink:show="embed" xlink:actuate="onLoad" draw:mime-type="image/jpeg"/>
</draw:frame>
</text:a>
 <text:a xlink:type="simple" xlink:href="https://static.ukrinform.com/photos/2023_04/1681800909-7313.jpeg" text:style-name="Internet_20_link" text:visited-style-name="Visited_20_Internet_20_Link">
<draw:frame draw:style-name="fr1" draw:name="Image264" text:anchor-type="as-char" svg:width="6.9236in" svg:height="3.956343in" draw:z-index="0">
<draw:image xlink:href="../Images/yкринформ/2023-04-18T17-38-59-03-00/630_360_1681800909-7313.jpeg" xlink:type="simple" xlink:show="embed" xlink:actuate="onLoad" draw:mime-type="image/jpeg"/>
</draw:frame>
</text:a>
</text:p>
      <text:p text:style-name="P4">
<text:span text:style-name="T4">
Читайте також:</text:span>
 <text:a xlink:type="simple" xlink:href="https://www.ukrinform.ua/rubric-kyiv/3697414-sinoptiki-zapevnaut-so-katastroficnogo-zatoplenna-kieva-cerez-pavodki-ne-bude.html" text:style-name="Internet_20_link" text:visited-style-name="Visited_20_Internet_20_Link">
 </text:a>
</text:p>
      <text:p text:style-name="P4">
Як повідомляв Укрінформ, ДСНС попереджає про затоплення територій 18-19 квітнячерез підвищення рівнів води у річках у Чернігівській, Черкаській,Полтавській, Кіровоградській, Дніпропетровській та Запорізькій областях.</text:p>
      <text:p text:style-name="P4">
Source: <text:a xlink:type="simple" xlink:href="https://www.ukrinform.ua/rubric-regions/3697570-velika-voda-kilkist-pidtoplenih-gospodarstv-perevisila-1600.html" text:style-name="Internet_20_link" text:visited-style-name="Visited_20_Internet_20_Link">
https://www.ukrinform.ua/rubric-regions/3697570-velika-voda-kilkist-pidtoplenih-gospodarstv-perevisila-1600.html</text:a>
</text:p>
      <!--NEWS-->
      <text:h text:style-name="P10" text:outline-level="1">
<text:span text:style-name="T4">
Зниклими безвісти вважають понад 7 тисяч українських військових - Котенко</text:span>
</text:h>
      <text:p text:style-name="P4">
Authors: Ukrinform (Person)</text:p>
      <text:p text:style-name="P4">
Publisher: Укринформ (Organization)</text:p>
      <text:p text:style-name="P4">
Published Time: 2023-04-18T17:41:00+03:00</text:p>
      <text:p text:style-name="P4">
Modified Time: 2023-04-18T17:41:00+03:00</text:p>
      <text:p text:style-name="P4">
Description: Понад сім тисяч українських військових вважаються зниклими безвісти. — Укрінформ.</text:p>
      <text:p text:style-name="P4">
Images: ["<text:a xlink:type="simple" xlink:href="https://static.ukrinform.com/photos/2022_07/thumb_files/630_360_1657120744-936.jpg" text:style-name="Internet_20_link" text:visited-style-name="Visited_20_Internet_20_Link">
630_360_16571...</text:a>
"]</text:p>
      <text:p text:style-name="P4">
Tags: ['Полонені', 'Зниклі безвісти', 'Війна з росією', 'Єдині новини']</text:p>
      <text:p text:style-name="P4">
Type: Article</text:p>
      <!--METADATA-->
      <text:p text:style-name="P4">
<draw:frame draw:style-name="fr1" draw:name="Image265" text:anchor-type="as-char" svg:width="6.9236in" svg:height="3.956343in" draw:z-index="0">
<draw:image xlink:href="../Images/yкринформ/2023-04-18T17-41-00-03-00/630_360_1657120744-936.jpg" xlink:type="simple" xlink:show="embed" xlink:actuate="onLoad" draw:mime-type="image/jpeg"/>
</draw:frame>
 Понад сімтисяч українських військових вважаються зниклими безвісти.</text:p>
      <text:p text:style-name="P4">
Про це в ефірі телемарафону “Єдині новини” сказав Уповноважений з питань осіб,зниклих безвісти за особливих обставин Олег Котенко, повідомляє кореспондентУкрінформу.</text:p>
      <text:p text:style-name="P4">
“Цифра така дійсно є, вона чуть-чуть більша семи тисяч, і ми розраховуємо нате, що ті люди, яких ми розшукуємо як безвісти зниклі, вони все ж полонені. Ядумаю, що цей відсоток набагато більше по безвісти зниклим, він десь 60-65 % -це вже така є статистика в нас. Це живі люди, які знаходяться в полоні. Інші,на жаль, це <text:a xlink:type="simple" xlink:href="https://www.ukrinform.ua/tag-zagibel" text:style-name="Internet_20_link" text:visited-style-name="Visited_20_Internet_20_Link">
 </text:a>
 ”, - сказав Котенко,відповідаючи на запитання, скільки українських військових зараз вважаютьсязниклими безвісти.</text:p>
      <text:p text:style-name="P4">
<text:span text:style-name="T5">
Відео: телемарафон "Єдині новини"</text:span>
</text:p>
      <text:p text:style-name="P4">
За його словами, завдяки тому, що ми дуже багато звільняємо полонених, з нимипроводяться бесіди, і вони розповідають, де були, скільки там бачили людей."Плюс-мінус, ми знаємо ті місця, де їх утримують - як у російській федерації,так і на окупованих територіях, маю на увазі Луганську і Донецьку область", -додав Котенко.</text:p>
      <text:p text:style-name="P4">
“Є розуміння, скільки в нас полонених”, - сказав Уповноважений.</text:p>
      <text:p text:style-name="P4">
<text:span text:style-name="T4">
Читайте також:</text:span>
 <text:a xlink:type="simple" xlink:href="https://www.ukrinform.ua/rubric-ato/3686013-znikli-bezvisti-takoz-zaluceni-u-procesi-obminu-polonenimi-koordinacijnij-stab.html" text:style-name="Internet_20_link" text:visited-style-name="Visited_20_Internet_20_Link">
 <text:span text:style-name="T4">
Зниклі</text:span>
 <text:span text:style-name="T4">
безвісти</text:span>
</text:a>
</text:p>
      <text:p text:style-name="P4">
Як повідомлялося, Президент Володимир Зеленський повідомив, що від 24 лютого2022 року Україна повернула з російського полону 2 235 осіб.</text:p>
      <text:p text:style-name="P4">
Source: <text:a xlink:type="simple" xlink:href="https://www.ukrinform.ua/rubric-ato/3697572-zniklimi-bezvisti-vvazaut-ponad-7-tisac-ukrainskih-vijskovih-kotenko.html" text:style-name="Internet_20_link" text:visited-style-name="Visited_20_Internet_20_Link">
https://www.ukrinform.ua/rubric-ato/3697572-zniklimi-bezvisti-vvazaut-ponad-7-tisac-ukrainskih-vijskovih-kotenko.html</text:a>
</text:p>
      <!--NEWS-->
      <text:h text:style-name="P10" text:outline-level="1">
<text:span text:style-name="T4">
Світовий банк стане одним із ключових партнерів у відновленні України – прем‘єр</text:span>
</text:h>
      <text:p text:style-name="P4">
Authors: Ukrinform (Person)</text:p>
      <text:p text:style-name="P4">
Publisher: Укринформ (Organization)</text:p>
      <text:p text:style-name="P4">
Published Time: 2023-04-18T17:41:02+03:00</text:p>
      <text:p text:style-name="P4">
Modified Time: 2023-04-18T17:41:02+03:00</text:p>
      <text:p text:style-name="P4">
Description: Світовий банк стане одним із ключових партнерів у відновленні України. Уже домовлено про реалізацію низки відповідних програм. — Укрінформ.</text:p>
      <text:p text:style-name="P4">
Images: ["<text:a xlink:type="simple" xlink:href="https://static.ukrinform.com/photos/2023_04/thumb_files/630_360_1681828698-546.jpg" text:style-name="Internet_20_link" text:visited-style-name="Visited_20_Internet_20_Link">
630_360_16818...</text:a>
"]</text:p>
      <text:p text:style-name="P4">
Tags: ['Світовий банк', 'Шмигаль', 'Війна з росією', 'Відновлення України']</text:p>
      <text:p text:style-name="P4">
Type: Article</text:p>
      <!--METADATA-->
      <text:p text:style-name="P4">
<draw:frame draw:style-name="fr1" draw:name="Image266" text:anchor-type="as-char" svg:width="6.9236in" svg:height="3.956343in" draw:z-index="0">
<draw:image xlink:href="../Images/yкринформ/2023-04-18T17-41-02-03-00/630_360_1681828698-546.jpg" xlink:type="simple" xlink:show="embed" xlink:actuate="onLoad" draw:mime-type="image/jpeg"/>
</draw:frame>
 Світовийбанк стане одним із ключових партнерів у відновленні України. Уже домовленопро реалізацію низки відповідних програм.</text:p>
      <text:p text:style-name="P4">
Про це прем‘єр-міністр Денис Шмигаль <text:a xlink:type="simple" xlink:href="http://t.me/Denys_Smyhal/5041" text:style-name="Internet_20_link" text:visited-style-name="Visited_20_Internet_20_Link">
 </text:a>
 підчас засідання уряду у вівторок, повідомляє Укрінформ.</text:p>
      <text:p text:style-name="P4">
"Один із наших ключових партнерів у відновленні стане Світовий банк", – сказаввін.</text:p>
      <text:p text:style-name="P4">
За словами Шмигаля, Україна вже домовилася зі Світовим банком про активізаціюспільних тематичних програм для відбудови країни вже зараз. Зокрема, Прем‘єр-міністр уточнив, що у сфері енергетики – це проєкт Re-Power на 500 мільйонівдоларів. У цьому контексті Шмигаль нагадав, що минулого тижня у Вашингтоніпідписано угоду про перші 200 мільйонів доларів для відновлення українськоїенергетики та систем теплопостачання в містах. Водночас у сфері транспортноїінфраструктури йдеться про проєкт RELINC на 585 мільйонів доларів, а в сферіохорони здоров’я та відновлення лікарень — Heal Ukraine на 368 мільйонівдоларів.</text:p>
      <text:p text:style-name="P4">
<text:span text:style-name="T4">
Читайте також:</text:span>
 <text:a xlink:type="simple" xlink:href="https://www.ukrinform.ua/rubric-vidbudova/3695039-v-es-sukaut-zakonnij-slah-spramuvanna-zamorozenih-aktiviv-rf-na-vidbudovu-ukraini.html" text:style-name="Internet_20_link" text:visited-style-name="Visited_20_Internet_20_Link">
 </text:a>
</text:p>
      <text:p text:style-name="P4">
Окрім того, <text:a xlink:type="simple" xlink:href="https://www.ukrinform.ua/tag-smigal" text:style-name="Internet_20_link" text:visited-style-name="Visited_20_Internet_20_Link">
 </text:a>
 додав, що в межахспеціальної програми для реагування на виклики та для відновлення Українипланується додатково залучити 6 мільярдів доларів від Міжнародного банкуреконструкції та розвитку. Він поінформував, що ці кошти будуть спрямовані навідновлення об’єктів критичної, соціальної та транспортної інфраструктури."Тепер очікуємо затвердження програми та її старт уже цього року", –підсумував очільник українського уряду.</text:p>
      <text:p text:style-name="P4">
<text:span text:style-name="T4">
Читайте також:</text:span>
 <text:a xlink:type="simple" xlink:href="https://www.ukrinform.ua/rubric-vidbudova/3697131-smigal-obgovoriv-iz-predstavnikami-ebrr-ta-es-spivpracu-u-vidnovlenni-ukraini.html" text:style-name="Internet_20_link" text:visited-style-name="Visited_20_Internet_20_Link">
 <text:span text:style-name="T4">
відновленні</text:span>
 </text:a>
</text:p>
      <text:p text:style-name="P4">
Як повідомляв Укрінформ, із початку повномасштабного російського вторгненняСвітовий банк зміг мобілізувати міжнародних партнерів та допоміг отриматиУкраїні майже 20 мільярдів доларів США.</text:p>
      <text:p text:style-name="P4">
Source: <text:a xlink:type="simple" xlink:href="https://www.ukrinform.ua/rubric-vidbudova/3697571-svitovij-bank-stane-odnim-iz-klucovih-partneriv-u-vidnovlenni-ukraini-premer.html" text:style-name="Internet_20_link" text:visited-style-name="Visited_20_Internet_20_Link">
https://www.ukrinform.ua/rubric-vidbudova/3697571-svitovij-bank-stane-odnim-iz-klucovih-partneriv-u-vidnovlenni-ukraini-premer.html</text:a>
</text:p>
      <!--NEWS-->
      <text:h text:style-name="P10" text:outline-level="1">
<text:span text:style-name="T4">
ФІБА не допустила росію до кваліфікації на Олімпійські ігри</text:span>
</text:h>
      <text:p text:style-name="P4">
Authors: Ukrinform (Person)</text:p>
      <text:p text:style-name="P4">
Publisher: Укринформ (Organization)</text:p>
      <text:p text:style-name="P4">
Published Time: 2023-04-18T17:45:49+03:00</text:p>
      <text:p text:style-name="P4">
Modified Time: 2023-04-18T17:45:49+03:00</text:p>
      <text:p text:style-name="P4">
Description: Збірна України візьме участь у кваліфікації. — Укрінформ.</text:p>
      <text:p text:style-name="P4">
Images: ["<text:a xlink:type="simple" xlink:href="https://static.ukrinform.com/photos/2023_04/thumb_files/630_360_1681829070-530.jpg" text:style-name="Internet_20_link" text:visited-style-name="Visited_20_Internet_20_Link">
630_360_16818...</text:a>
"]</text:p>
      <text:p text:style-name="P4">
Tags: ['Баскетбол', 'Олімпійські ігри']</text:p>
      <text:p text:style-name="P4">
Type: Article</text:p>
      <!--METADATA-->
      <text:p text:style-name="P4">
<draw:frame draw:style-name="fr1" draw:name="Image267" text:anchor-type="as-char" svg:width="6.9236in" svg:height="3.956343in" draw:z-index="0">
<draw:image xlink:href="../Images/yкринформ/2023-04-18T17-45-49-03-00/630_360_1681829070-530.jpg" xlink:type="simple" xlink:show="embed" xlink:actuate="onLoad" draw:mime-type="image/jpeg"/>
</draw:frame>
 ЗбірнаУкраїни візьме участь у кваліфікації.</text:p>
      <text:p text:style-name="P4">
Виконком ФІБА не допустив збірну росії до кваліфікації на Олімпіаду-2024, данерішення прийнято з урахуванням рекомендацій МОК щодо участі спортсменів з рфта рб у міжнародних змаганнях, <text:a xlink:type="simple" xlink:href="https://fbu.ua/news/fba-ne-dopustila-zbrnu-ros-do-kvalfkac-na-olmpadu" text:style-name="Internet_20_link" text:visited-style-name="Visited_20_Internet_20_Link">
 </text:a>
 пресслужба федерації баскетболу України, передаєУкрінформ.</text:p>
      <text:p text:style-name="P4">
Від Європи участь у попередній кваліфікації візьмуть 16 збірних, у тому числіУкраїна. Місце росії у списку посіла команда Болгарії.</text:p>
      <text:p text:style-name="P4">
Команди-учасниці першого етапу відбору до ОІ-2024: Україна, Бельгія, Боснія таГерцеговина, Хорватія, Чехія, Естонія, Угорщина, Ісландія, Ізраїль,Нідерланди, Північна Македонія, Польща, Португалія, Швеція, Туреччина,Болгарія.</text:p>
      <text:p text:style-name="P4">
Команди будуть поділені на дві групи. Переможці груп вийдуть до олімпійськихкваліфікаційних турнірів ФІБА, які пройдуть у 2024 році.</text:p>
      <text:p text:style-name="P4">
Перший кваліфікаційний турнір відбудеться з 12 по 20 серпня 2023 року. Вибіргосподарів турнірів відбудеться 28-29 квітня, а жеребкування груп запланованона 1 травня.</text:p>
      <text:p text:style-name="P4">
<text:span text:style-name="T4">
Читайте також:</text:span>
 <text:a xlink:type="simple" xlink:href="https://www.ukrinform.ua/rubric-sports/3694861-stepanovskij-stav-12m-trenerom-v-istorii-basketbolnoi-zbirnoi-ukraini.html" text:style-name="Internet_20_link" text:visited-style-name="Visited_20_Internet_20_Link">
 <text:span text:style-name="T4">
Степановський</text:span>
 </text:a>
</text:p>
      <text:p text:style-name="P4">
Як повідомляв Укрінформ, новим очільником національної чоловічої баскетбольноїкоманди став Віталій Степановський.</text:p>
      <text:p text:style-name="P4">
Фото: Getty Image</text:p>
      <text:p text:style-name="P4">
Source: <text:a xlink:type="simple" xlink:href="https://www.ukrinform.ua/rubric-sports/3697574-fiba-ne-dopustila-rosiu-do-kvalifikacii-na-olimpijski-igri.html" text:style-name="Internet_20_link" text:visited-style-name="Visited_20_Internet_20_Link">
https://www.ukrinform.ua/rubric-sports/3697574-fiba-ne-dopustila-rosiu-do-kvalifikacii-na-olimpijski-igri.html</text:a>
</text:p>
      <!--NEWS-->
      <text:h text:style-name="P10" text:outline-level="1">
<text:span text:style-name="T4">
Прикордонники відбили три атаки росіян у Бахмуті</text:span>
</text:h>
      <text:p text:style-name="P4">
Authors: Ukrinform (Person)</text:p>
      <text:p text:style-name="P4">
Publisher: Укринформ (Organization)</text:p>
      <text:p text:style-name="P4">
Published Time: 2023-04-18T17:46:10+03:00</text:p>
      <text:p text:style-name="P4">
Modified Time: 2023-04-18T17:46:10+03:00</text:p>
      <text:p text:style-name="P4">
Description: Прикордонники відбили три атаки ворога у Бахмуті Донецької області, українські захисники знешкодили загарбників. — Укрінформ.</text:p>
      <text:p text:style-name="P4">
Images: ["<text:a xlink:type="simple" xlink:href="https://static.ukrinform.com/photos/2023_04/thumb_files/630_360_1681308262-366.jpeg" text:style-name="Internet_20_link" text:visited-style-name="Visited_20_Internet_20_Link">
630_360_16813...</text:a>
"]</text:p>
      <text:p text:style-name="P4">
Tags: ['Бахмут', 'Прикордонники', 'Війна з росією']</text:p>
      <text:p text:style-name="P4">
Type: Article</text:p>
      <!--METADATA-->
      <text:p text:style-name="P4">
<draw:frame draw:style-name="fr1" draw:name="Image268" text:anchor-type="as-char" svg:width="6.9236in" svg:height="3.956343in" draw:z-index="0">
<draw:image xlink:href="../Images/yкринформ/2023-04-18T17-46-10-03-00/630_360_1681308262-366.jpeg" xlink:type="simple" xlink:show="embed" xlink:actuate="onLoad" draw:mime-type="image/jpeg"/>
</draw:frame>
Прикордонники відбили три атаки ворога у Бахмуті Донецької області, українськізахисники знешкодили загарбників.</text:p>
      <text:p text:style-name="P4">
Як передає Укрінформ, про це Державна прикордонна служба України повідомляє у<text:a xlink:type="simple" xlink:href="https://www.facebook.com/DPSUkraine/posts/pfbid0mmAo8gT5dMdC2QgRHrEnDPX72JAe75ENb8hBG9GAPNNyU9AgaC8M1arQFBAQB3ckl" text:style-name="Internet_20_link" text:visited-style-name="Visited_20_Internet_20_Link">
</text:a>
.</text:p>
      <text:p text:style-name="P4">
“Вчора прикордонники відбили три атаки окупантів. Тактика противника булапростою: ворожа артилерія руйнує міську забудову, далі по “випаленій землі”рухається піхота. Попри постійні <text:a xlink:type="simple" xlink:href="https://www.ukrinform.ua/tag-obstril" text:style-name="Internet_20_link" text:visited-style-name="Visited_20_Internet_20_Link">
 </text:a>
наші бійці зустрічають штурмовиків вогнем зі стрілецької зброї йгранатометів”, - ідеться в повідомленні.</text:p>
      <text:p text:style-name="P4">
<text:span text:style-name="T4">
Читайте також:</text:span>
 <text:a xlink:type="simple" xlink:href="https://www.ukrinform.ua/rubric-ato/3697208-na-bahmutskomu-napramku-zbilsilas-intensivnist-zastosuvanna-aviacii-ta-artilerii-minoboroni.html" text:style-name="Internet_20_link" text:visited-style-name="Visited_20_Internet_20_Link">
 <text:span text:style-name="T4">
Бахмут</text:span>
 </text:a>
</text:p>
      <text:p text:style-name="P4">
Прикордонники знешкодили загарбників, ворог відступив, його втратидорозвідуються.</text:p>
      <text:p text:style-name="P4">
Як повідомляв Укрінформ, у <text:a xlink:type="simple" xlink:href="https://www.ukrinform.ua/rubric-ato/3697398-ukrainski-bijci-zbili-bila-bahmuta-vorozij-bezpilotnik.html" text:style-name="Internet_20_link" text:visited-style-name="Visited_20_Internet_20_Link">
 </text:a>
оператори Сил спеціальних операцій Збройних сил України збили російськийбезпілотний літальний апарат типу “ГРАНАТ-1”.</text:p>
      <text:p text:style-name="P4">
<text:span text:style-name="T5">
Фото: ДПСУ</text:span>
</text:p>
      <text:p text:style-name="P4">
Source: <text:a xlink:type="simple" xlink:href="https://www.ukrinform.ua/rubric-ato/3697575-prikordonniki-vidbili-tri-ataki-rosian-u-bahmuti.html" text:style-name="Internet_20_link" text:visited-style-name="Visited_20_Internet_20_Link">
https://www.ukrinform.ua/rubric-ato/3697575-prikordonniki-vidbili-tri-ataki-rosian-u-bahmuti.html</text:a>
</text:p>
      <!--NEWS-->
      <text:h text:style-name="P10" text:outline-level="1">
<text:span text:style-name="T4">
Інвестиції в Україну: Японія першою виділяє $23 мільйони для покриття воєнних ризиків</text:span>
</text:h>
      <text:p text:style-name="P4">
Authors: Ukrinform (Person)</text:p>
      <text:p text:style-name="P4">
Publisher: Укринформ (Organization)</text:p>
      <text:p text:style-name="P4">
Published Time: 2023-04-18T17:48:09+03:00</text:p>
      <text:p text:style-name="P4">
Modified Time: 2023-04-18T17:48:09+03:00</text:p>
      <text:p text:style-name="P4">
Description: Японія стала першою країною, яка робить внесок на 23 мільйони доларів для покриття воєнних ризиків при інвестиціях в Україну. — Укрінформ.</text:p>
      <text:p text:style-name="P4">
Images: ["<text:a xlink:type="simple" xlink:href="https://static.ukrinform.com/photos/2018_12/thumb_files/630_360_1545154481-916.jpg" text:style-name="Internet_20_link" text:visited-style-name="Visited_20_Internet_20_Link">
630_360_15451...</text:a>
"]</text:p>
      <text:p text:style-name="P4">
Tags: ['Японія', 'Інвестиції', 'Шмигаль']</text:p>
      <text:p text:style-name="P4">
Type: Article</text:p>
      <!--METADATA-->
      <text:p text:style-name="P4">
<draw:frame draw:style-name="fr1" draw:name="Image269" text:anchor-type="as-char" svg:width="6.9236in" svg:height="3.956343in" draw:z-index="0">
<draw:image xlink:href="../Images/yкринформ/2023-04-18T17-48-09-03-00/630_360_1545154481-916.jpg" xlink:type="simple" xlink:show="embed" xlink:actuate="onLoad" draw:mime-type="image/jpeg"/>
</draw:frame>
 Японіястала першою країною, яка робить внесок на 23 мільйони доларів для покриттявоєнних ризиків при інвестиціях в Україну.</text:p>
      <text:p text:style-name="P4">
Про це Прем‘єр-міністр Денис Шмигаль <text:a xlink:type="simple" xlink:href="https://t.me/Denys_Smyhal/5041" text:style-name="Internet_20_link" text:visited-style-name="Visited_20_Internet_20_Link">
 </text:a>
 підчас засідання уряду у вівторок, повідомляє кореспондент Укрінформу.</text:p>
      <text:p text:style-name="P4">
"Японія — перша країна, яка робить внесок на 23 мільйони доларів для покриттявоєнних ризиків при інвестиціях в Україну", – сказав Шмигаль.</text:p>
      <text:p text:style-name="P4">
_Відео:<text:a xlink:type="simple" xlink:href="https://t.me/Denys_Smyhal/5041" text:style-name="Internet_20_link" text:visited-style-name="Visited_20_Internet_20_Link">
 </text:a>
 _</text:p>
      <text:p text:style-name="P4">
Він уточнив, що це внесок до MIGA, який дозволить Україні значно легшеповернути приватні іноземні інвестиції.</text:p>
      <text:p text:style-name="P4">
Як повідомлялося, 14 квітня Міністерство відновлення України та Японськеагентство міжнародного співробітництва (JICA) підписали грантову угоду провиділення 400 мільйонів доларів. Кошти будуть спрямовані на відновленнякритичної інфраструктури України, пошкодженої внаслідок війни.</text:p>
      <text:p text:style-name="P4">
<text:span text:style-name="T4">
Читайте також:</text:span>
 <text:a xlink:type="simple" xlink:href="https://www.ukrinform.ua/rubric-economy/3694533-u-nacbanku-proponuut-rozdiliti-na-dva-etapi-strahuvanna-voennopoliticnih-rizikiv.html" text:style-name="Internet_20_link" text:visited-style-name="Visited_20_Internet_20_Link">
 </text:a>
</text:p>
      <text:p text:style-name="P4">
MIGA - Багатостороннє агентство з гарантування інвестицій, одна з п'ятиінституцій Групи Світового банку. MIGA було створено у 1988 році дляпросування прямих іноземних інвестицій у країни з <text:a xlink:type="simple" xlink:href="https://www.ukrinform.ua/tag-ekonomika" text:style-name="Internet_20_link" text:visited-style-name="Visited_20_Internet_20_Link">
</text:a>
 , що розвивається, допомагаючизнизити ризики обмежень на конвертацію та переказ валюти, порушення контрактівурядами, експропріації, війни та громадянських заворушень.</text:p>
      <text:p text:style-name="P4">
З моменту свого створення MIGA надала гарантії майже на $70 млрд у 122країнах, що розвиваються, на підтримку майже 1000 проєктів.</text:p>
      <text:p text:style-name="P4">
MIGA запустила Цільовий фонд підтримки реконструкції та економіки України(SURE).</text:p>
      <text:p text:style-name="P4">
Source: <text:a xlink:type="simple" xlink:href="https://www.ukrinform.ua/rubric-economy/3697576-investicii-v-ukrainu-aponia-persou-vidilae-23-miljoni-dla-pokritta-voennih-rizikiv.html" text:style-name="Internet_20_link" text:visited-style-name="Visited_20_Internet_20_Link">
https://www.ukrinform.ua/rubric-economy/3697576-investicii-v-ukrainu-aponia-persou-vidilae-23-miljoni-dla-pokritta-voennih-rizikiv.html</text:a>
</text:p>
      <!--NEWS-->
      <text:h text:style-name="P10" text:outline-level="1">
<text:span text:style-name="T4">
Україна і Польща домовилися про транзит української агропродукції - депутат</text:span>
</text:h>
      <text:p text:style-name="P4">
Authors: Ukrinform (Person)</text:p>
      <text:p text:style-name="P4">
Publisher: Укринформ (Organization)</text:p>
      <text:p text:style-name="P4">
Published Time: 2023-04-18T17:49:00+03:00</text:p>
      <text:p text:style-name="P4">
Modified Time: 2023-04-18T17:49:00+03:00</text:p>
      <text:p text:style-name="P4">
Description: Україна і Польща домовилися про транзит української агропродукції через територію РП до інших країн. — Укрінформ.</text:p>
      <text:p text:style-name="P4">
Images: ["<text:a xlink:type="simple" xlink:href="https://static.ukrinform.com/photos/2019_10/thumb_files/630_360_1569936935-606.jpg" text:style-name="Internet_20_link" text:visited-style-name="Visited_20_Internet_20_Link">
630_360_15699...</text:a>
"]</text:p>
      <text:p text:style-name="P4">
Tags: ['Польща', 'Україна', 'Зерно', 'Транзит']</text:p>
      <text:p text:style-name="P4">
Type: Article</text:p>
      <!--METADATA-->
      <text:p text:style-name="P4">
<draw:frame draw:style-name="fr1" draw:name="Image270" text:anchor-type="as-char" svg:width="6.9236in" svg:height="3.956343in" draw:z-index="0">
<draw:image xlink:href="../Images/yкринформ/2023-04-18T17-49-00-03-00/630_360_1569936935-606.jpg" xlink:type="simple" xlink:show="embed" xlink:actuate="onLoad" draw:mime-type="image/jpeg"/>
</draw:frame>
 Україна іПольща домовилися про транзит української агропродукції через територію РП доінших країн.</text:p>
      <text:p text:style-name="P4">
Про це повідомив у <text:a xlink:type="simple" xlink:href="https://t.me/solomchuk/6877" text:style-name="Internet_20_link" text:visited-style-name="Visited_20_Internet_20_Link">
 </text:a>
 член комітету ВерховноїРади з питань аграрної та земельної політики Дмитро Соломчук, передаєУкрінформ.</text:p>
      <text:p text:style-name="P4">
"Транзит української агропродукції через <text:a xlink:type="simple" xlink:href="https://www.ukrinform.ua/tag-polsa" text:style-name="Internet_20_link" text:visited-style-name="Visited_20_Internet_20_Link">
 </text:a>
 погоджено!" - написав парламентарій.</text:p>
      <text:p text:style-name="P4">
Як повідомляв Укрінформ, Польща 15 квітня 2023 року ввела тимчасову заборонуна імпорт зерна та інших видів сільськогосподарської продукції з України, атакож призупинила транзит продукції українського АПК через свою територію.</text:p>
      <text:p text:style-name="P4">
Крім цього, Угорщина та Словаччина заборонили імпорт зерна та інших видівсільськогосподарської продукції з України, але транзит не зупиняли. Болгаріята Румунія розглядають можливість призупинення імпорту агропродукції зУкраїни.</text:p>
      <text:p text:style-name="P4">
<text:span text:style-name="T4">
Читайте також:</text:span>
 <text:a xlink:type="simple" xlink:href="https://www.ukrinform.ua/rubric-economy/3697514-eksport-ukrainskoi-agroprodukcii-dozvoliv-strimati-inflaciu-v-es-visockij.html" text:style-name="Internet_20_link" text:visited-style-name="Visited_20_Internet_20_Link">
 <text:span text:style-name="T4">
агропродукції</text:span>
 </text:a>
</text:p>
      <text:p text:style-name="P4">
Єврокомісія 17 квітня 2023 року заявила, що не підтримує рішення країн-членівіз запровадження односторонніх обмежень на ввезення зерна та іншихпродовольчих товарів з України.</text:p>
      <text:p text:style-name="P4">
Source: <text:a xlink:type="simple" xlink:href="https://www.ukrinform.ua/rubric-ato/3697588-ukraina-i-polsa-domovilisa-pro-tranzit-ukrainskoi-agroprodukcii-deputat.html" text:style-name="Internet_20_link" text:visited-style-name="Visited_20_Internet_20_Link">
https://www.ukrinform.ua/rubric-ato/3697588-ukraina-i-polsa-domovilisa-pro-tranzit-ukrainskoi-agroprodukcii-deputat.html</text:a>
</text:p>
      <!--NEWS-->
      <text:h text:style-name="P10" text:outline-level="1">
<text:span text:style-name="T4">
США закликали країни НАТО посилити контроль над нерозповсюдженням ядерної зброї</text:span>
</text:h>
      <text:p text:style-name="P4">
Authors: Ukrinform (Person)</text:p>
      <text:p text:style-name="P4">
Publisher: Укринформ (Organization)</text:p>
      <text:p text:style-name="P4">
Published Time: 2023-04-18T17:49:07+03:00</text:p>
      <text:p text:style-name="P4">
Modified Time: 2023-04-18T17:49:07+03:00</text:p>
      <text:p text:style-name="P4">
Description: США готові надалі відігравати провідну роль у забезпеченні нерозповсюдження зброї масового знищення, особливо на тлі погроз путіна розмістити ядерну зброю в білорусі, та закликають союзників по НАТО посилити взаємодію в цьому питанні. — Укрінформ.</text:p>
      <text:p text:style-name="P4">
Images: ["<text:a xlink:type="simple" xlink:href="https://static.ukrinform.com/photos/2022_01/thumb_files/630_360_1641837137-669.jpg" text:style-name="Internet_20_link" text:visited-style-name="Visited_20_Internet_20_Link">
630_360_16418...</text:a>
"]</text:p>
      <text:p text:style-name="P4">
Tags: ['НАТО', 'США', 'Ядерна зброя']</text:p>
      <text:p text:style-name="P4">
Type: Article</text:p>
      <!--METADATA-->
      <text:p text:style-name="P4">
<draw:frame draw:style-name="fr1" draw:name="Image271" text:anchor-type="as-char" svg:width="6.9236in" svg:height="3.956343in" draw:z-index="0">
<draw:image xlink:href="../Images/yкринформ/2023-04-18T17-49-07-03-00/630_360_1641837137-669.jpg" xlink:type="simple" xlink:show="embed" xlink:actuate="onLoad" draw:mime-type="image/jpeg"/>
</draw:frame>
 США готовінадалі відігравати провідну роль у забезпеченні нерозповсюдження зброїмасового знищення, особливо на тлі погроз путіна розмістити ядерну зброю вбілорусі, та закликають союзників по НАТО посилити взаємодію в цьому питанні.</text:p>
      <text:p text:style-name="P4">
З такою заявою виступила у вівторок під час конференції НАТО в Вашингтоніперша заступниця держсекретаря США Венді Шерман, передає власний кореспондентУкрінформу.</text:p>
      <text:p text:style-name="P4">
«НАТО та партнери-однодумці повинні як ніколи бути рішучими у зміцненніінфраструктури, яка десятиліттями допомагала підтримувати безпеку світу»,-наголосила представниця Держдепартаменту США.</text:p>
      <text:p text:style-name="P4">
У цьому контексті вона акцентувала увагу на необхідності зменшення ризиківрозповсюдження ядерної зброї, інформування про кризи, задіяння стабілізаційнихмеханізмів, реалізацію заходів зміцнення довіри та багатосторонніх угод.</text:p>
      <text:p text:style-name="P4">
Шерман нагадала, що Сполучені Штати неодноразово пропонували росії шляхипродовження дії домовленостей про нерозповсюдження. Однак путін ігнорує ціпропозиції та минулого року ухвалив жахливе рішення щодо масштабноговторгнення в Україну. А зараз кремль продовжує брязкати ядерною зброєю, щобипосилити напруженість та підвищити ставки в його війні.</text:p>
      <text:p text:style-name="P4">
«Він (путін – ред.) заявив, що росія розмістить ядерну зброю в білорусі, вінтакож оголосив юридично недійсне призупинення СНО-ІІІ, що ставить під загрозуглобальну ядерну стабільність», - наголосила заступниця держсекретаря США.</text:p>
      <text:p text:style-name="P4">
Крім того, Шерман нагадала про суттєве нарощування ядерного матеріалу Іраном,а також активні випробування стратегічних носіїв ядерної зброї ПівнічноюКореєю.</text:p>
      <text:p text:style-name="P4">
<text:span text:style-name="T4">
Читайте також:</text:span>
 <text:a xlink:type="simple" xlink:href="https://www.ukrinform.ua/rubric-world/3696084-duda-pro-adernu-zbrou-v-bilorusi-putin-namagaetsa-zalakati-zahidnu-evropu.html" text:style-name="Internet_20_link" text:visited-style-name="Visited_20_Internet_20_Link">
 <text:span text:style-name="T4">
ядерну</text:span>
 </text:a>
</text:p>
      <text:p text:style-name="P4">
Заступниця держсекретаря США процитувала президента Байдена, який заявив, що«незалежно від розвитку подій у світі, Сполучені Штати готові вживати критичноважливі заходи контролю над озброєннями». Шерман підкреслила, що це принциповапозиція, і вона залишається актуальною навіть коли інші відмовляютьсявиконувати свої зобов’язання.</text:p>
      <text:p text:style-name="P4">
У цьому контексті представниця США закликала інші країни докласти більшезусиль для посилення контролю над нерозповсюдженням небезпечної зброї, щобизберігати світ безпечнішим.</text:p>
      <text:p text:style-name="P4">
<text:span text:style-name="T4">
Читайте також:</text:span>
 <text:a xlink:type="simple" xlink:href="https://www.ukrinform.ua/rubric-world/3697096-kndr-zaavila-so-rozroblae-adernu-zbrou-dla-samooboroni.html" text:style-name="Internet_20_link" text:visited-style-name="Visited_20_Internet_20_Link">
 <text:span text:style-name="T4">
ядерну</text:span>
 <text:span text:style-name="T4">
зброю</text:span>
 </text:a>
</text:p>
      <text:p text:style-name="P4">
Як повідомлялося, у вівторок у Вашингтоні проходить 18-та щорічна конференціяНАТО з питань зброї масового знищення, контролю над озброєннями, роззброєннята нерозповсюдження.</text:p>
      <text:p text:style-name="P4">
Source: <text:a xlink:type="simple" xlink:href="https://www.ukrinform.ua/rubric-world/3697577-ssa-zaklikali-kraini-nato-posiliti-kontrol-nad-nerozpovsudzennam-adernoi-zbroi.html" text:style-name="Internet_20_link" text:visited-style-name="Visited_20_Internet_20_Link">
https://www.ukrinform.ua/rubric-world/3697577-ssa-zaklikali-kraini-nato-posiliti-kontrol-nad-nerozpovsudzennam-adernoi-zbroi.html</text:a>
</text:p>
      <!--NEWS-->
      <text:h text:style-name="P10" text:outline-level="1">
<text:span text:style-name="T4">
Уряд спростив порядок призначення субсидій, пільг і деяких соцвиплат</text:span>
</text:h>
      <text:p text:style-name="P4">
Authors: Ukrinform (Person)</text:p>
      <text:p text:style-name="P4">
Publisher: Укринформ (Organization)</text:p>
      <text:p text:style-name="P4">
Published Time: 2023-04-18T17:51:10+03:00</text:p>
      <text:p text:style-name="P4">
Modified Time: 2023-04-18T17:51:10+03:00</text:p>
      <text:p text:style-name="P4">
Description: Уряд ухвалив зміни до деяких постанов Кабінету Міністрів щодо надання окремих видів грошової допомоги, пільг і житлових субсидій. — Укрінформ.</text:p>
      <text:p text:style-name="P4">
Images: ["<text:a xlink:type="simple" xlink:href="https://static.ukrinform.com/photos/2017_08/thumb_files/630_360_1502188517-2428.jpg" text:style-name="Internet_20_link" text:visited-style-name="Visited_20_Internet_20_Link">
630_360_15021...</text:a>
"]</text:p>
      <text:p text:style-name="P4">
Tags: ['Кабмін', 'Субсидія', 'Соцзахист', 'допомога']</text:p>
      <text:p text:style-name="P4">
Type: Article</text:p>
      <!--METADATA-->
      <text:p text:style-name="P4">
<draw:frame draw:style-name="fr1" draw:name="Image272" text:anchor-type="as-char" svg:width="6.9236in" svg:height="3.956343in" draw:z-index="0">
<draw:image xlink:href="../Images/yкринформ/2023-04-18T17-51-10-03-00/630_360_1502188517-2428.jpg" xlink:type="simple" xlink:show="embed" xlink:actuate="onLoad" draw:mime-type="image/jpeg"/>
</draw:frame>
 Урядухвалив зміни до деяких постанов Кабінету Міністрів щодо надання окремих видівгрошової допомоги, пільг і житлових субсидій.</text:p>
      <text:p text:style-name="P4">
Як передає Укрінформ, про це у <text:a xlink:type="simple" xlink:href="https://t.me/tmelnychuk/2105" text:style-name="Internet_20_link" text:visited-style-name="Visited_20_Internet_20_Link">
 </text:a>
 повідомивпредставник уряду у Верховній Раді Тарас Мельничук.</text:p>
      <text:p text:style-name="P4">
За інформацією Мельничука, внесено зміни до Положення про порядок призначенняжитлових субсидій, до Порядку призначення і виплати державної допомоги сімʼямз дітьми, до Порядку призначення і виплати державної соціальної допомогималозабезпеченим сімʼям, до Порядку надання пільг на оплату житлово-комунальних послуг, придбання твердого палива і скрапленого газу у грошовійформі тощо.</text:p>
      <text:p text:style-name="P4">
Зокрема, ухваленою постановою пропонується врегулювати механізм поданнядокументів для призначення:</text:p>
      <ul>
        <li>
допомоги при народженні дитини громадянам, які тимчасово перебувають за кордоном;   * допомоги малозабезпеченим сім'ям та допомоги на дітей одиноким матерям, у роботодавців яких наявна заборгованість зі сплати єдиного внеску на загальнообов'язкове державне соціальне страхування;   * житлових <text:a xlink:type="simple" xlink:href="https://www.ukrinform.ua/tag-subsidia" text:style-name="Internet_20_link" text:visited-style-name="Visited_20_Internet_20_Link">
 </text:a>
 домогосподарствам, до складу яких входять особи, що перебували/перебувають у полоні;   * житлових субсидій не лише за зареєстрованим, а й за задекларованим місцем проживання.</li>
      </ul>
      <text:p text:style-name="P4">
Крім того, документ унормовує порядок виплати у 2023 році зекономлених коштівпільг, які надавалися у грошовій безготівковій формі, накопичених пільговикамиза опалювальний сезон 2021-2022 років.</text:p>
      <text:p text:style-name="P4">
<text:span text:style-name="T4">
Читайте також:</text:span>
 <text:a xlink:type="simple" xlink:href="https://www.ukrinform.ua/rubric-economy/3692567-urad-u-i-kvartali-spramuvav-na-socviplati-1173-milarda-minfin.html" text:style-name="Internet_20_link" text:visited-style-name="Visited_20_Internet_20_Link">
 </text:a>
</text:p>
      <text:p text:style-name="P4">
Наголошується, що положення ухваленої постанови спрямовуються на посиленняадресності надання державної підтримки вразливим категоріям населення іззабезпеченням справедливого перерозподілу коштів між її отримувачами.</text:p>
      <text:p text:style-name="P4">
Як повідомлялося, Мінреінтеграції ініціює внесення змін до постанови КабінетуМіністрів України №1195, які спрямовані на вдосконалення механізму виплатособам, які евакуюються зі звільнених територій.</text:p>
      <text:p text:style-name="P4">
Source: <text:a xlink:type="simple" xlink:href="https://www.ukrinform.ua/rubric-society/3697579-urad-sprostiv-poradok-priznacenna-subsidij-pilg-i-deakih-socviplat.html" text:style-name="Internet_20_link" text:visited-style-name="Visited_20_Internet_20_Link">
https://www.ukrinform.ua/rubric-society/3697579-urad-sprostiv-poradok-priznacenna-subsidij-pilg-i-deakih-socviplat.html</text:a>
</text:p>
      <!--NEWS-->
      <text:h text:style-name="P10" text:outline-level="1">
<text:span text:style-name="T4">
Трагедія 2 травня в Одесі: ексначальника міліції Фучеджі засудили на 15 років</text:span>
</text:h>
      <text:p text:style-name="P4">
Authors: Ukrinform (Person)</text:p>
      <text:p text:style-name="P4">
Publisher: Укринформ (Organization)</text:p>
      <text:p text:style-name="P4">
Published Time: 2023-04-18T17:55:00+03:00</text:p>
      <text:p text:style-name="P4">
Modified Time: 2023-04-18T17:55:00+03:00</text:p>
      <text:p text:style-name="P4">
Description: Приморський районний суд Одеси заочно оголосив вирок колишньому заступнику керівника обласної міліції Дмитру Фучеджі у справі про масові заворушення, що сталися 2 травня 2014 року. — Укрінформ.</text:p>
      <text:p text:style-name="P4">
Images: ["<text:a xlink:type="simple" xlink:href="https://static.ukrinform.com/photos/2019_09/thumb_files/630_360_1569230795-734.jpg" text:style-name="Internet_20_link" text:visited-style-name="Visited_20_Internet_20_Link">
630_360_15692...</text:a>
"]</text:p>
      <text:p text:style-name="P4">
Tags: ['Одеса', 'Суд', 'Вирок', 'Трагедія 2 травня']</text:p>
      <text:p text:style-name="P4">
Type: Article</text:p>
      <!--METADATA-->
      <text:p text:style-name="P4">
<draw:frame draw:style-name="fr1" draw:name="Image273" text:anchor-type="as-char" svg:width="6.9236in" svg:height="3.956343in" draw:z-index="0">
<draw:image xlink:href="../Images/yкринформ/2023-04-18T17-55-00-03-00/630_360_1569230795-734.jpg" xlink:type="simple" xlink:show="embed" xlink:actuate="onLoad" draw:mime-type="image/jpeg"/>
</draw:frame>
Приморський районний суд Одеси заочно оголосив вирок колишньому заступникукерівника обласної міліції Дмитру Фучеджі у справі про масові заворушення, щосталися 2 травня 2014 року.</text:p>
      <text:p text:style-name="P4">
Про це у <text:a xlink:type="simple" xlink:href="http://www.facebook.com/balinskyy.vladislav/posts/pfbid02dv6BWwa3gQF8ZH4dMGLKhigDAjJE81GwjcRc9SrsAu53H1Z8QkzFR12xiQUi1YvRl" text:style-name="Internet_20_link" text:visited-style-name="Visited_20_Internet_20_Link">
</text:a>
повідомив голова громадської організації «Зелений лист» Владислав Балинський,передає Укрінформ.</text:p>
      <text:p text:style-name="P4">
«Сьогодні Приморський суд Одеси оголосив вирок Фучеджі Д.В. та на вимогупрокуратури призначив йому покарання у вигляді 15 років позбавлення волі зпозбавленням звання полковника та не лише», - зазначив Балинський.</text:p>
      <text:p text:style-name="P4">
За його словами, це перший вирок, ухвалений стосовно працівниківправоохоронних органів щодо їхньої бездіяльності та сприяння антимайдану до,під час та після подій 2 травня (зокрема 4 травня 2014 року, коли Фучеджівдав, що був змушений відпустити затриманих сепаратистів з ізоляторівтимчасового утримання).</text:p>
      <text:p text:style-name="P4">
Як повідомлялося, колишнього заступника керівника Головного управління МВСУкраїни в Одеській області – начальника міліції громадської безпеки ДмитраФучеджі звинувачували в організації масових заворушень та зловживанніслужбовим становищем, що призвело до трагічних наслідків, у пособництві взахопленні будівель державних органів та втручанні в діяльність іншихпрацівників правоохоронних органів.</text:p>
      <text:p text:style-name="P4">
За даними слідства, у травні 2014 року Фучеджі втік до Придністров'я, звідкипереїхав на постійне місце проживання до росії. У 2017 році отримав російськегромадянство.</text:p>
      <text:p text:style-name="P4">
<text:span text:style-name="T4">
Читайте також:</text:span>
 <text:a xlink:type="simple" xlink:href="https://www.ukrinform.ua/rubric-regions/3472702-rosia-planuvala-provokacii-ta-diversii-v-odesi-na-rokovini-tragedii-2-travna.html" text:style-name="Internet_20_link" text:visited-style-name="Visited_20_Internet_20_Link">
 <text:span text:style-name="T4">
росія</text:span>
 <text:span text:style-name="T4">
планувала</text:span>
 <text:span text:style-name="T4">
провокації</text:span>
 <text:span text:style-name="T4">
диверсії</text:span>
<text:span text:style-name="T4">
Одесі</text:span>
 <text:span text:style-name="T4">
роковини</text:span>
 <text:span text:style-name="T4">
трагедії</text:span>
 <text:span text:style-name="T4">
травня</text:span>
</text:a>
</text:p>
      <text:p text:style-name="P4">
2 травня 2014 року в <text:a xlink:type="simple" xlink:href="https://www.ukrinform.ua/tag-odesa" text:style-name="Internet_20_link" text:visited-style-name="Visited_20_Internet_20_Link">
 </text:a>
 відбулися сутичкиміж проросійськими і проукраїнськими активістами. Під час сутичок пролуналипостріли, загинули декілька людей. Згодом антимайданівців відтіснили доКуликового поля, де вони забарикадувалися у Будинку профспілок. Внаслідокпожежі, що виникла в будівлі, загинули 48 учасників масових заворушень.</text:p>
      <text:p text:style-name="P4">
Source: <text:a xlink:type="simple" xlink:href="https://www.ukrinform.ua/rubric-regions/3697580-tragedia-2-travna-v-odesi-eksnacalnika-milicii-fucedzi-zasudili-na-15-rokiv.html" text:style-name="Internet_20_link" text:visited-style-name="Visited_20_Internet_20_Link">
https://www.ukrinform.ua/rubric-regions/3697580-tragedia-2-travna-v-odesi-eksnacalnika-milicii-fucedzi-zasudili-na-15-rokiv.html</text:a>
</text:p>
      <!--NEWS-->
      <text:h text:style-name="P10" text:outline-level="1">
<text:span text:style-name="T4">
Уряд пропонує розірвати угоду з рф про взаємний захист інвестицій</text:span>
</text:h>
      <text:p text:style-name="P4">
Authors: Ukrinform (Person)</text:p>
      <text:p text:style-name="P4">
Publisher: Укринформ (Organization)</text:p>
      <text:p text:style-name="P4">
Published Time: 2023-04-18T17:57:02+03:00</text:p>
      <text:p text:style-name="P4">
Modified Time: 2023-04-18T17:57:02+03:00</text:p>
      <text:p text:style-name="P4">
Description: </text:p>
      <text:p text:style-name="P4">
Кабінет Міністрів підтримав припинення дії угоди між Україною та рф про заохочення та взаємний захист інвестицій. — Укрінформ.</text:p>
      <text:p text:style-name="P4">
Images: ["<text:a xlink:type="simple" xlink:href="https://static.ukrinform.com/photos/2022_08/thumb_files/630_360_1659708198-453.jpg" text:style-name="Internet_20_link" text:visited-style-name="Visited_20_Internet_20_Link">
630_360_16597...</text:a>
"]</text:p>
      <text:p text:style-name="P4">
Tags: ['Інвестиції', 'Кабмін', 'Законопроєкт', 'росія']</text:p>
      <text:p text:style-name="P4">
Type: Article</text:p>
      <!--METADATA-->
      <text:p text:style-name="P4">
<draw:frame draw:style-name="fr1" draw:name="Image274" text:anchor-type="as-char" svg:width="6.9236in" svg:height="3.956343in" draw:z-index="0">
<draw:image xlink:href="../Images/yкринформ/2023-04-18T17-57-02-03-00/630_360_1659708198-453.jpg" xlink:type="simple" xlink:show="embed" xlink:actuate="onLoad" draw:mime-type="image/jpeg"/>
</draw:frame>
 КабінетМіністрів підтримав припинення дії угоди між Україною та рф про заохочення тавзаємний захист інвестицій.</text:p>
      <text:p text:style-name="P4">
Як передає Укрінформ, про це в <text:a xlink:type="simple" xlink:href="https://t.me/tmelnychuk/2104" text:style-name="Internet_20_link" text:visited-style-name="Visited_20_Internet_20_Link">
</text:a>
повідомив представник уряду у Верховній Раді Тарас Мельничук.</text:p>
      <text:p text:style-name="P4">
"Схвалено проєкт Закону «Про припинення дії Угоди між Кабінетом МіністрівУкраїни і Урядом Російської Федерації про заохочення та взаємний захист <text:a xlink:type="simple" xlink:href="https://www.ukrinform.ua/tag-investicii" text:style-name="Internet_20_link" text:visited-style-name="Visited_20_Internet_20_Link">
</text:a>
 ». Законопроєктом передбаченоприпинення дії Угоди між Кабінетом Міністрів України і Урядом РФ прозаохочення та взаємний захист інвестицій, вчиненої 27.11.1998 у Москві таратифікованої Законом України від 15.12.1999", - йдеться в повідомленні.</text:p>
      <text:p text:style-name="P4">
<text:span text:style-name="T4">
Читайте також:</text:span>
 <text:a xlink:type="simple" xlink:href="https://www.ukrinform.ua/rubric-polytics/3694895-zelenskij-proponue-radi-rozirvati-ugodu-z-bilorussu-pro-zahist-derzsekretiv.html" text:style-name="Internet_20_link" text:visited-style-name="Visited_20_Internet_20_Link">
 <text:span text:style-name="T4">
розірвати</text:span>
 <text:span text:style-name="T4">
угоду</text:span>
</text:a>
</text:p>
      <text:p text:style-name="P4">
Як повідомляв Укрінформ, Верховна Рада припинила дію угоди між КабінетомМіністрів України та урядом російської федерації <text:a xlink:type="simple" xlink:href="https://www.ukrinform.ua/rubric-polytics/3694085-ukraina-rozirvala-ugodu-z-rosieu-pro-poradok-peretinu-kordonu.html" text:style-name="Internet_20_link" text:visited-style-name="Visited_20_Internet_20_Link">
</text:a>
 .</text:p>
      <text:p text:style-name="P4">
Source: <text:a xlink:type="simple" xlink:href="https://www.ukrinform.ua/rubric-economy/3697582-urad-proponue-rozirvati-ugodu-z-rf-pro-vzaemnij-zahist-investicij.html" text:style-name="Internet_20_link" text:visited-style-name="Visited_20_Internet_20_Link">
https://www.ukrinform.ua/rubric-economy/3697582-urad-proponue-rozirvati-ugodu-z-rf-pro-vzaemnij-zahist-investicij.html</text:a>
</text:p>
      <!--NEWS-->
      <text:h text:style-name="P10" text:outline-level="1">
<text:span text:style-name="T4">
В Україні від початку повномасштабного вторгнення рф загинули 8 534 цивільних - ООН</text:span>
</text:h>
      <text:p text:style-name="P4">
Authors: Ukrinform (Person)</text:p>
      <text:p text:style-name="P4">
Publisher: Укринформ (Organization)</text:p>
      <text:p text:style-name="P4">
Published Time: 2023-04-18T18:06:50+03:00</text:p>
      <text:p text:style-name="P4">
Modified Time: 2023-04-18T18:06:50+03:00</text:p>
      <text:p text:style-name="P4">
Description: Управління Верховного комісара ООН з прав людини зафіксувало 22 904 жертви серед цивільного населення від початку повномасштабного вторгнення, з яких 8 534 загиблих і 14 370 поранених. — Укрінформ.</text:p>
      <text:p text:style-name="P4">
Images: ["<text:a xlink:type="simple" xlink:href="https://static.ukrinform.com/photos/2023_02/thumb_files/630_360_1676989730-998.jpg" text:style-name="Internet_20_link" text:visited-style-name="Visited_20_Internet_20_Link">
630_360_16769...</text:a>
"]</text:p>
      <text:p text:style-name="P4">
Tags: ['ООН', 'Загибель', 'Війна з росією']</text:p>
      <text:p text:style-name="P4">
Type: Article</text:p>
      <!--METADATA-->
      <text:p text:style-name="P4">
<draw:frame draw:style-name="fr1" draw:name="Image275" text:anchor-type="as-char" svg:width="6.9236in" svg:height="3.956343in" draw:z-index="0">
<draw:image xlink:href="../Images/yкринформ/2023-04-18T18-06-50-03-00/630_360_1676989730-998.jpg" xlink:type="simple" xlink:show="embed" xlink:actuate="onLoad" draw:mime-type="image/jpeg"/>
</draw:frame>
 УправлінняВерховного комісара ООН з прав людини зафіксувало 22 904 жертви середцивільного населення від початку повномасштабного вторгнення, з яких 8 534загиблих і 14 370 поранених.</text:p>
      <text:p text:style-name="P4">
Про це передає Укрінформ із посиланням на <text:a xlink:type="simple" xlink:href="http://www.ohchr.org/en/news/2023/04/ukraine-civilian-casualty-update-18-april-2023" text:style-name="Internet_20_link" text:visited-style-name="Visited_20_Internet_20_Link">
</text:a>
, поширене у вівторок.</text:p>
      <text:p text:style-name="P4">
З 1 до 17 квітня 2023 року підтверджено 324 жертв: 85 загинуло та 239 поранено– головним чином через застосування вибухової зброї з широкою зоною ураження,мін та вибухонебезпечні залишки війни.</text:p>
      <text:p text:style-name="P4">
<text:span text:style-name="T4">
Читайте також:</text:span>
 <text:a xlink:type="simple" xlink:href="https://www.ukrinform.ua/rubric-world/3692144-49-krain-zasudili-rosiu-za-zlovzivanna-statusom-postijnogo-clena-radbezu-oon.html" text:style-name="Internet_20_link" text:visited-style-name="Visited_20_Internet_20_Link">
 <text:span text:style-name="T4">
ООН</text:span>
 </text:a>
</text:p>
      <text:p text:style-name="P4">
Зазначається, що фактичні дані щодо жертв значно вищі, оскільки надходженняінформації з деяких місць, де тривають інтенсивні бойові дії, затримується, ібагато повідомлень досі не підтверджені. Це стосується, зокрема, <text:a xlink:type="simple" xlink:href="https://www.ukrinform.ua/tag-mariupol" text:style-name="Internet_20_link" text:visited-style-name="Visited_20_Internet_20_Link">
</text:a>
 , Лисичанська, Попасної таСєвєродонецька, де повідомляється про численні жертви серед цивільногонаселення.</text:p>
      <text:p text:style-name="P4">
<text:span text:style-name="T4">
Читайте також:</text:span>
 <text:a xlink:type="simple" xlink:href="https://www.ukrinform.ua/rubric-polytics/3694961-strata-ukrainskogo-bijca-misia-oon-z-prav-ludini-zaklikae-pokarati-vinnih.html" text:style-name="Internet_20_link" text:visited-style-name="Visited_20_Internet_20_Link">
 <text:span text:style-name="T4">
ООН</text:span>
 </text:a>
</text:p>
      <text:p text:style-name="P4">
Як повідомляв Укрінформ, за інформацією уповноваженого Верховної Ради з правлюдини Дмитра Лубінця, росія також тримає у заручниках щонайменше 20 тисячцивільних громадян України.</text:p>
      <text:p text:style-name="P4">
Source: <text:a xlink:type="simple" xlink:href="https://www.ukrinform.ua/rubric-ato/3697583-v-ukraini-vid-pocatku-povnomasstabnogo-vtorgnenna-rf-zaginuli-8-534-civilnih-oon.html" text:style-name="Internet_20_link" text:visited-style-name="Visited_20_Internet_20_Link">
https://www.ukrinform.ua/rubric-ato/3697583-v-ukraini-vid-pocatku-povnomasstabnogo-vtorgnenna-rf-zaginuli-8-534-civilnih-oon.html</text:a>
</text:p>
      <!--NEWS-->
      <text:h text:style-name="P10" text:outline-level="1">
<text:span text:style-name="T4">
Уряд підтримав рішення для реалізації проєктів відновлення на Київщині та Миколаївщині - Шмигаль</text:span>
</text:h>
      <text:p text:style-name="P4">
Authors: Ukrinform (Person)</text:p>
      <text:p text:style-name="P4">
Publisher: Укринформ (Organization)</text:p>
      <text:p text:style-name="P4">
Published Time: 2023-04-18T18:07:15+03:00</text:p>
      <text:p text:style-name="P4">
Modified Time: 2023-04-18T18:07:15+03:00</text:p>
      <text:p text:style-name="P4">
Description: Кабінет Міністрів підтримав рішення для реалізації проєктів відновлення в Київській та Миколаївській областях. — Укрінформ.</text:p>
      <text:p text:style-name="P4">
Images: ["<text:a xlink:type="simple" xlink:href="https://static.ukrinform.com/photos/2022_04/thumb_files/630_360_1651138187-856.jpg" text:style-name="Internet_20_link" text:visited-style-name="Visited_20_Internet_20_Link">
630_360_16511...</text:a>
"]</text:p>
      <text:p text:style-name="P4">
Tags: ['Кабмін', 'Миколаївщина', 'Київщина', 'Шмигаль']</text:p>
      <text:p text:style-name="P4">
Type: Article</text:p>
      <!--METADATA-->
      <text:p text:style-name="P4">
<draw:frame draw:style-name="fr1" draw:name="Image276" text:anchor-type="as-char" svg:width="6.9236in" svg:height="3.956343in" draw:z-index="0">
<draw:image xlink:href="../Images/yкринформ/2023-04-18T18-07-15-03-00/630_360_1651138187-856.jpg" xlink:type="simple" xlink:show="embed" xlink:actuate="onLoad" draw:mime-type="image/jpeg"/>
</draw:frame>
 КабінетМіністрів підтримав рішення для реалізації проєктів відновлення в Київській таМиколаївській областях.</text:p>
      <text:p text:style-name="P4">
Про це Прем‘єр-міністр України Денис Шмигаль повідомив у <text:a xlink:type="simple" xlink:href="https://t.me/Denys_Smyhal/5044" text:style-name="Internet_20_link" text:visited-style-name="Visited_20_Internet_20_Link">
</text:a>
 за результатами засідання уряду у вівторок,передає Укрінформ.</text:p>
      <text:p text:style-name="P4">
"Уряд підтримав рішення для реалізації проєктів відновлення на Київщині таМиколаївщині", – зазначив він.</text:p>
      <text:p text:style-name="P4">
Очільник українського уряду поінформував, що на засіданні затвердили проєктугоди із "Сітібанком", яка дозволить отримати 31 мільйон євро на відбудовушести мостів і шляхопроводів у Київській області. За його словами, цепокращить логістику та сприятиме поверненню життя на деокуповані території.</text:p>
      <text:p text:style-name="P4">
<text:span text:style-name="T4">
Читайте також:</text:span>
 <text:a xlink:type="simple" xlink:href="https://www.ukrinform.ua/rubric-vidbudova/3697529-voda-dla-mikolaeva-eib-shvaliv-dodatkovij-kredit-na-20-miljoniv.html" text:style-name="Internet_20_link" text:visited-style-name="Visited_20_Internet_20_Link">
 <text:span text:style-name="T4">
Микола</text:span>
 </text:a>
</text:p>
      <text:p text:style-name="P4">
Окрім того, <text:a xlink:type="simple" xlink:href="https://www.ukrinform.ua/tag-smigal" text:style-name="Internet_20_link" text:visited-style-name="Visited_20_Internet_20_Link">
 </text:a>
 розповів про продовженняпроєкту з Європейським інвестиційним банком для відновлення"Миколаївводоканалу". Прем’єр-міністр підкреслив, що це допоможе покращитисистему водопостачання та водовідведення у місті, особливо зважаючи наруйнування, які там вчинили російські терористи.</text:p>
      <text:p text:style-name="P4">
Як повідомляв Укрінформ, Європейський інвестиційний банк додатково виділив 20мільйонів євро на розвиток системи водопостачання та водовідведення уМиколаєві.</text:p>
      <text:p text:style-name="P4">
Source: <text:a xlink:type="simple" xlink:href="https://www.ukrinform.ua/rubric-vidbudova/3697584-urad-pidtrimav-risenna-dla-realizacii-proektiv-vidnovlenna-na-kiivsini-ta-mikolaivsini-smigal.html" text:style-name="Internet_20_link" text:visited-style-name="Visited_20_Internet_20_Link">
https://www.ukrinform.ua/rubric-vidbudova/3697584-urad-pidtrimav-risenna-dla-realizacii-proektiv-vidnovlenna-na-kiivsini-ta-mikolaivsini-smigal.html</text:a>
</text:p>
      <!--NEWS-->
      <text:h text:style-name="P10" text:outline-level="1">
<text:span text:style-name="T4">
Виробник горілки Absolut припиняє експорт у росію</text:span>
</text:h>
      <text:p text:style-name="P4">
Authors: Ukrinform (Person)</text:p>
      <text:p text:style-name="P4">
Publisher: Укринформ (Organization)</text:p>
      <text:p text:style-name="P4">
Published Time: 2023-04-18T18:11:00+03:00</text:p>
      <text:p text:style-name="P4">
Modified Time: 2023-04-18T18:11:00+03:00</text:p>
      <text:p text:style-name="P4">
Description: Шведська компанія Absolut, яка спеціалізується на виробництві алкоголю, повністю припинила експорт своєї продукції до росії. — Укрінформ.</text:p>
      <text:p text:style-name="P4">
Images: ["<text:a xlink:type="simple" xlink:href="https://static.ukrinform.com/photos/2023_04/thumb_files/630_360_1681830466-371.jpg" text:style-name="Internet_20_link" text:visited-style-name="Visited_20_Internet_20_Link">
630_360_16818...</text:a>
"]</text:p>
      <text:p text:style-name="P4">
Tags: ['Експорт', 'Швеція', 'росія']</text:p>
      <text:p text:style-name="P4">
Type: Article</text:p>
      <!--METADATA-->
      <text:p text:style-name="P4">
<draw:frame draw:style-name="fr1" draw:name="Image277" text:anchor-type="as-char" svg:width="6.9236in" svg:height="3.956343in" draw:z-index="0">
<draw:image xlink:href="../Images/yкринформ/2023-04-18T18-11-00-03-00/630_360_1681830466-371.jpg" xlink:type="simple" xlink:show="embed" xlink:actuate="onLoad" draw:mime-type="image/jpeg"/>
</draw:frame>
 Шведськакомпанія Absolut, яка спеціалізується на виробництві алкоголю, повністюприпинила експорт своєї продукції до росії.</text:p>
      <text:p text:style-name="P4">
Про це повідомляє <text:a xlink:type="simple" xlink:href="http://www.bloomberg.com/news/articles/2023-04-18/swedish-vodka-brand-absolut-stops-exporting-to-russia" text:style-name="Internet_20_link" text:visited-style-name="Visited_20_Internet_20_Link">
</text:a>
 , передає Укрінформ.</text:p>
      <text:p text:style-name="P4">
Зазначається, що рішення прийнято після критики на адресу компанії на тліповномасштабного вторгнення рф в Україну.</text:p>
      <text:p text:style-name="P4">
Головний виконавчий директор Absolut Стефані Дюрру заявила, що компанія маєобов’язок дбати про своїх працівників і партнерів і "не може наражати їх намасову критику в усіх формах".</text:p>
      <text:p text:style-name="P4">
Материнська компанія Pernod Richard SA у квітні оголосила про поновленняпоставок продукції до <text:a xlink:type="simple" xlink:href="https://www.ukrinform.ua/tag-rosia" text:style-name="Internet_20_link" text:visited-style-name="Visited_20_Internet_20_Link">
 </text:a>
 .</text:p>
      <text:p text:style-name="P4">
За інформацією <text:a xlink:type="simple" xlink:href="http://uk.news.yahoo.com/absolut-vodka-says-halts-exports-130645910.html" text:style-name="Internet_20_link" text:visited-style-name="Visited_20_Internet_20_Link">
 </text:a>
 , у Pernod Richard підкреслили, що рішення провідновлення експорту було прийнято частково з метою захисту персоналу у росіївід «кримінальної відповідальності» та звинувачень у «навмисному банкрутстві».</text:p>
      <text:p text:style-name="P4">
Однак воно викликало масову критику у Швеції. Зокрема, прем’єр-міністр ШвеціїУльф Крістерссон сказав, що був «дуже здивований» таким рішенням. Дехтозакликав до бойкоту компанії.</text:p>
      <text:p text:style-name="P4">
Кілька відомих барів і ресторанів Стокгольма припинили продаж продукціїкомпанії.</text:p>
      <text:p text:style-name="P4">
<text:span text:style-name="T4">
Читайте також:</text:span>
 <text:a xlink:type="simple" xlink:href="https://www.ukrinform.ua/rubric-economy/3697454-vlasnik-merezi-kfc-ta-pizza-hut-ostatocno-prodav-biznes-u-rosii.html" text:style-name="Internet_20_link" text:visited-style-name="Visited_20_Internet_20_Link">
 <text:span text:style-name="T4">
KFC</text:span>
 </text:a>
</text:p>
      <text:p text:style-name="P4">
Як повідомляв Укрінформ, нідерландський виробник Heineken NV припиниввиробництво та продаж пива власної марки в росії, приєднавшись до хвилікомпаній, які припиняють свою діяльність у росії через вторгнення рф вУкраїну.</text:p>
      <text:p text:style-name="P4">
<text:span text:style-name="T5">
Фото: Getty Images</text:span>
</text:p>
      <text:p text:style-name="P4">
Source: <text:a xlink:type="simple" xlink:href="https://www.ukrinform.ua/rubric-economy/3697587-virobnik-gorilki-absolut-pripinae-eksport-u-rosiu.html" text:style-name="Internet_20_link" text:visited-style-name="Visited_20_Internet_20_Link">
https://www.ukrinform.ua/rubric-economy/3697587-virobnik-gorilki-absolut-pripinae-eksport-u-rosiu.html</text:a>
</text:p>
      <!--NEWS-->
      <text:h text:style-name="P10" text:outline-level="1">
<text:span text:style-name="T4">
Уряд удосконалив механізм виплати пенсій на період воєнного стану</text:span>
</text:h>
      <text:p text:style-name="P4">
Authors: Ukrinform (Person)</text:p>
      <text:p text:style-name="P4">
Publisher: Укринформ (Organization)</text:p>
      <text:p text:style-name="P4">
Published Time: 2023-04-18T18:24:45+03:00</text:p>
      <text:p text:style-name="P4">
Modified Time: 2023-04-18T18:24:45+03:00</text:p>
      <text:p text:style-name="P4">
Description: Кабінет Міністрів спростив окремі процедури виплати пенсій на час воєнного стану. — Укрінформ.</text:p>
      <text:p text:style-name="P4">
Images: ["<text:a xlink:type="simple" xlink:href="https://static.ukrinform.com/photos/2021_01/thumb_files/630_360_1611754369-499.jpg" text:style-name="Internet_20_link" text:visited-style-name="Visited_20_Internet_20_Link">
630_360_16117...</text:a>
"]</text:p>
      <text:p text:style-name="P4">
Tags: ['Пенсія', 'Уряд', 'Воєнний стан']</text:p>
      <text:p text:style-name="P4">
Type: Article</text:p>
      <!--METADATA-->
      <text:p text:style-name="P4">
<draw:frame draw:style-name="fr1" draw:name="Image278" text:anchor-type="as-char" svg:width="6.9236in" svg:height="3.956343in" draw:z-index="0">
<draw:image xlink:href="../Images/yкринформ/2023-04-18T18-24-45-03-00/630_360_1611754369-499.jpg" xlink:type="simple" xlink:show="embed" xlink:actuate="onLoad" draw:mime-type="image/jpeg"/>
</draw:frame>
 КабінетМіністрів спростив окремі процедури виплати пенсій на час воєнного стану.</text:p>
      <text:p text:style-name="P4">
Як передає Укрінформ, про це в <text:a xlink:type="simple" xlink:href="http://t.me/tmelnychuk/2108" text:style-name="Internet_20_link" text:visited-style-name="Visited_20_Internet_20_Link">
 </text:a>
 повідомивпредставник уряду у Верховній Раді Тарас Мельничук.</text:p>
      <text:p text:style-name="P4">
Він зазначив, що зміни внесено до постанови Кабміну від 30 серпня 1999 року№596 «Про затвердження Порядку виплати пенсій та грошової допомоги черезпоточні рахунки в банках».</text:p>
      <text:p text:style-name="P4">
«Передбачено можливість укладення договорів банківського рахунка зуповноваженими банками, які не мають філій, відділень, представництв за місцемпроживання одержувача, в тому числі з банками (необанками), які взагалі немають власної мережі. Надано одержувачам можливість разом з відкриттямбанківського рахунка без відвідування установи банку подавати заяву провиплату пенсії або грошової допомоги через установи уповноважених банків велектронній формі з використанням електронного підпису, що базується накваліфікованому сертифікаті електронного підпису», - йдеться в повідомленні.</text:p>
      <text:p text:style-name="P4">
Крім того, на період воєнного стану змінами до постанови <text:a xlink:type="simple" xlink:href="https://www.ukrinform.ua/tag-kabmin" text:style-name="Internet_20_link" text:visited-style-name="Visited_20_Internet_20_Link">
</text:a>
 від 26 лютого 2022 року №62 наданоможливість користувачам послуг АТ «Укрпошта» отримувати пенсії за кордономшляхом міжнародного переказу їхнім коштом.</text:p>
      <text:p text:style-name="P4">
<text:span text:style-name="T4">
Читайте також:</text:span>
 <text:a xlink:type="simple" xlink:href="https://www.ukrinform.ua/rubric-society/3694880-zelenskij-pidpisav-zakon-sodo-priznacenna-pensij-zitelam-okupovanih-teritorij.html" text:style-name="Internet_20_link" text:visited-style-name="Visited_20_Internet_20_Link">
 <text:span text:style-name="T4">
пенсій</text:span>
 </text:a>
</text:p>
      <text:p text:style-name="P4">
Як повідомлялося, українці, які набули пенсійного віку в період перебування закордоном, можуть оформити пенсію дистанційно, за допомогою вебпорталуелектронних послуг Пенсійного фонду України. Українцям, які наразі перебуваютьза кордоном, призначені в Україні пенсії виплачуються за правилами,визначеними вітчизняним законодавством.</text:p>
      <text:p text:style-name="P4">
Source: <text:a xlink:type="simple" xlink:href="https://www.ukrinform.ua/rubric-society/3697592-urad-udoskonaliv-mehanizm-viplati-pensij-na-period-voennogo-stanu.html" text:style-name="Internet_20_link" text:visited-style-name="Visited_20_Internet_20_Link">
https://www.ukrinform.ua/rubric-society/3697592-urad-udoskonaliv-mehanizm-viplati-pensij-na-period-voennogo-stanu.html</text:a>
</text:p>
      <!--NEWS-->
      <text:h text:style-name="P10" text:outline-level="1">
<text:span text:style-name="T4">
До Всеукраїнської програми ментального здоров’я приєдналися вже 14 лікарень - Зеленська</text:span>
</text:h>
      <text:p text:style-name="P4">
Authors: Ukrinform (Person)</text:p>
      <text:p text:style-name="P4">
Publisher: Укринформ (Organization)</text:p>
      <text:p text:style-name="P4">
Published Time: 2023-04-18T18:25:00+03:00</text:p>
      <text:p text:style-name="P4">
Modified Time: 2023-04-18T18:25:00+03:00</text:p>
      <text:p text:style-name="P4">
Description: До Всеукраїнської програми ментального здоров’я, головна мета якої - допомогти українцям подолати наслідки війни для психіки, приєдналися уже 14 лікарень. — Укрінформ.</text:p>
      <text:p text:style-name="P4">
Images: ["<text:a xlink:type="simple" xlink:href="https://static.ukrinform.com/photos/2023_04/thumb_files/630_360_1681831366-113.jpg" text:style-name="Internet_20_link" text:visited-style-name="Visited_20_Internet_20_Link">
630_360_16818...</text:a>
"]</text:p>
      <text:p text:style-name="P4">
Tags: ['Олена Зеленська', 'Війна з росією', 'Ментальне здоров’я']</text:p>
      <text:p text:style-name="P4">
Type: Article</text:p>
      <!--METADATA-->
      <text:p text:style-name="P4">
<draw:frame draw:style-name="fr1" draw:name="Image279" text:anchor-type="as-char" svg:width="6.9236in" svg:height="3.956343in" draw:z-index="0">
<draw:image xlink:href="../Images/yкринформ/2023-04-18T18-25-00-03-00/630_360_1681831366-113.jpg" xlink:type="simple" xlink:show="embed" xlink:actuate="onLoad" draw:mime-type="image/jpeg"/>
</draw:frame>
 ДоВсеукраїнської програми ментального здоров’я, головна мета якої - допомогтиукраїнцям подолати наслідки війни для психіки, приєдналися уже 14 лікарень.</text:p>
      <text:p text:style-name="P4">
Як передає Укрінформ, про це розповіла Перша леді Олена Зеленська в інтерв'южурналу <text:a xlink:type="simple" xlink:href="https://vogue.ua/article/culture/lifestyle/golovniy-sposib-ne-vpadati-u-rozpach-diyati-interv-yu-z-pershoyu-ledi-olenoyu-zelenskoyu-51922.html" text:style-name="Internet_20_link" text:visited-style-name="Visited_20_Internet_20_Link">
 </text:a>
 .</text:p>
      <text:p text:style-name="P4">
"Пам’ятаєте фото з Бучі, на якому маленький хлопчик біля могили матері вїхньому власному дворі? Коли усвідомлюєш обсяги наших трагедій, розумієш, щовсе суспільство живе в напруженні — і це не мине без наслідків, на жаль. Томуя скористалася своєю можливістю зібрати ініціативних людей, які мають вагу врізних сферах суспільно-політичного життя в <text:a xlink:type="simple" xlink:href="https://www.ukrinform.ua/tag-ukraina" text:style-name="Internet_20_link" text:visited-style-name="Visited_20_Internet_20_Link">
 </text:a>
 , й запустила цю програму", - сказала Зеленська.</text:p>
      <text:p text:style-name="P4">
За її словами, пілотний проєкт програми — залучення до медичних закладівфахівців, що навчалися в Ізраїлі в міжнародній неурядовій організації IsraAIDта спеціалізуються на екстремальній і військовій психології.</text:p>
      <text:p text:style-name="P4">
"Наразі до нього приєдналися 14 українських лікарень. Одна з них — у Броварах,куди 18 січня після падіння гелікоптера на дитячий садок доправили пораненихмалюків. Проєкт, якому лише кілька місяців, на жаль, уже тестується в реальнихобставинах — адже щодня українці стикаються з трагедіями, пережити які бездопомоги неможливо", - розповіла Перша леді.</text:p>
      <text:p text:style-name="P4">
Вона зауважила, що, за протоколом, психологічну допомогу в кризовій ситуаціїнадають служби, які першими бачать постраждалого, — поліцейські, пожежники,ДСНСники, але ці навички мають набути і вчителі, й лікарі. "У межах нашоїпрограми пройшли навчання і працівники Укрзалізниці, наприклад. Всі, хтобачить і чує людину з травматичним досвідом, мусять знати, як поводитися. Так,маємо навчити величезну кількість персоналу, але треба лупати цю скалу", -наголосила Зеленська.</text:p>
      <text:p text:style-name="P4">
<text:span text:style-name="T4">
Читайте також:</text:span>
 <text:a xlink:type="simple" xlink:href="https://www.ukrinform.ua/rubric-society/3696262-zelenska-vseukrainska-programa-mentalnogo-zdorova-mae-stati-vidcutnou-dla-ukrainciv.html" text:style-name="Internet_20_link" text:visited-style-name="Visited_20_Internet_20_Link">
 <text:span text:style-name="T4">
ментального</text:span>
 <text:span text:style-name="T4">
здоров</text:span>
</text:a>
</text:p>
      <text:p text:style-name="P4">
Як повідомляв Укрінформ, програма ментального здоров’я «Ти як?» створена заініціативи першої леді Олени Зеленської. Вона зумовлена потребою упсихосоціальній підтримці щонайменше у 15 мільйонів громадян, які, за данимиМОЗ, відчуватимуть погіршення психоемоційного стану різного ступеня тяжкості.За експертними оцінками, 40-50% населення України потребуватиме психологічноїпідтримки різного ступеня інтенсивності.</text:p>
      <text:p text:style-name="P4">
У межах кампанії створено спеціальну сторінку – https://howareu.com тазапущено кампанію в соціальних мережах Facebook, Instagram, Telegram, Viber,де зібрані техніки самодопомоги та підтримки людей поруч, зокрема увідеоформатах, у PDF-Аптечці, онлайн- та офлайн-ресурси, щоб звертатися задопомогою до перевірених, контакти гарячих ліній – для дзвінків в Україні таза кордоном.</text:p>
      <text:p text:style-name="P4">
Комунікаційна кампанія реалізується за підтримки Агентства США з міжнародногорозвитку (USAID).</text:p>
      <text:p text:style-name="P4">
Source: <text:a xlink:type="simple" xlink:href="https://www.ukrinform.ua/rubric-society/3697593-do-vseukrainskoi-programi-mentalnogo-zdorova-priednalisa-vze-14-likaren-zelenska.html" text:style-name="Internet_20_link" text:visited-style-name="Visited_20_Internet_20_Link">
https://www.ukrinform.ua/rubric-society/3697593-do-vseukrainskoi-programi-mentalnogo-zdorova-priednalisa-vze-14-likaren-zelenska.html</text:a>
</text:p>
      <!--NEWS-->
      <text:h text:style-name="P10" text:outline-level="1">
<text:span text:style-name="T4">
На виставці у Києві можна побачити зруйновані пам'ятки Маріуполя</text:span>
</text:h>
      <text:p text:style-name="P4">
Authors: Ukrinform (Person)</text:p>
      <text:p text:style-name="P4">
Publisher: Укринформ (Organization)</text:p>
      <text:p text:style-name="P4">
Published Time: 2023-04-18T18:30:55+03:00</text:p>
      <text:p text:style-name="P4">
Modified Time: 2023-04-18T18:30:55+03:00</text:p>
      <text:p text:style-name="P4">
Description: У Національному музеї історії України відкрилася фотовиставка, на якій представлено зображення зруйнованих пам'яток Маріуполя. — Укрінформ.</text:p>
      <text:p text:style-name="P4">
Images: ["<text:a xlink:type="simple" xlink:href="https://static.ukrinform.com/photos/2023_04/thumb_files/630_360_1681831667-245.jpg" text:style-name="Internet_20_link" text:visited-style-name="Visited_20_Internet_20_Link">
630_360_16818...</text:a>
", "<text:a xlink:type="simple" xlink:href="https://static.ukrinform.com/photos/2023_04/1681831667-193.jpg" text:style-name="Internet_20_link" text:visited-style-name="Visited_20_Internet_20_Link">
1681831667-19...</text:a>
", "<text:a xlink:type="simple" xlink:href="https://static.ukrinform.com/photos/2023_04/1681831666-784.jpg" text:style-name="Internet_20_link" text:visited-style-name="Visited_20_Internet_20_Link">
1681831666-78...</text:a>
"]</text:p>
      <text:p text:style-name="P4">
Tags: ['Маріуполь', "Пам'ятка", 'Виставка', 'Війна з росією']</text:p>
      <text:p text:style-name="P4">
Type: Article</text:p>
      <!--METADATA-->
      <text:p text:style-name="P4">
<draw:frame draw:style-name="fr1" draw:name="Image280" text:anchor-type="as-char" svg:width="6.9236in" svg:height="3.956343in" draw:z-index="0">
<draw:image xlink:href="../Images/yкринформ/2023-04-18T18-30-55-03-00/630_360_1681831667-245.jpg" xlink:type="simple" xlink:show="embed" xlink:actuate="onLoad" draw:mime-type="image/jpeg"/>
</draw:frame>
 УНаціональному музеї історії України відкрилася фотовиставка, на якійпредставлено зображення зруйнованих пам'яток Маріуполя.</text:p>
      <text:p text:style-name="P4">
Про це повідомляє кореспондент Укрінформу.</text:p>
      <text:p text:style-name="P4">
«Об’єкти, які ми тут сьогодні бачимо – це біль для всіх мешканців Маріуполя.На виставці зібрані всі об’єкти, які були візитівкою нашого міста. Це нашаісторична цінність, яка простояла віками до того моменту, коли її зруйнувалиросійські окупанти», - зазначив перший заступник міського голови <text:a xlink:type="simple" xlink:href="https://www.ukrinform.ua/tag-mariupol" text:style-name="Internet_20_link" text:visited-style-name="Visited_20_Internet_20_Link">
</text:a>
 Михайло Когут.</text:p>
      <text:p text:style-name="P4">
<draw:frame draw:style-name="fr1" draw:name="Image281" text:anchor-type="as-char" svg:width="6.9236in" svg:height="4.615733in" draw:z-index="0">
<draw:image xlink:href="../Images/yкринформ/2023-04-18T18-30-55-03-00/1681831667-193.jpg" xlink:type="simple" xlink:show="embed" xlink:actuate="onLoad" draw:mime-type="image/jpeg"/>
</draw:frame>
</text:p>
      <text:p text:style-name="P4">
На більш як 30 стендах зібрані світлини найвизначніших архітектурних пам'ятокМаріуполя - у їхньому первинному вигляді та теперішньому, після руйнування.</text:p>
      <text:p text:style-name="P4">
<text:span text:style-name="T4">
Читайте також:</text:span>
 <text:a xlink:type="simple" xlink:href="https://www.ukrinform.ua/rubric-regions/3697130-u-mariupoli-zagarbniki-vstanovili-pamatnik-generalu-rf-akij-brav-ucast-u-zahoplenni-mista.html" text:style-name="Internet_20_link" text:visited-style-name="Visited_20_Internet_20_Link">
 <text:span text:style-name="T4">
Маріуп</text:span>
 </text:a>
</text:p>
      <text:p text:style-name="P4">
«Маріуполь – це пам’ятка масштабних руйнувань, яких завдала нашій країніросійська федерація. Ви можете побачити архітектурні об'єкти до війни та їхнійсьогоднішній стан. Кожен із вас може пересвідчитися, що багато з них знищеніне випадково, а свідомо - особливо ті пам’ятки, що мають стосунок до історіїнашої держави», - підкреслив директор НМІУ Федір Андрощук.</text:p>
      <text:p text:style-name="P4">
<draw:frame draw:style-name="fr1" draw:name="Image282" text:anchor-type="as-char" svg:width="6.9236in" svg:height="4.615733in" draw:z-index="0">
<draw:image xlink:href="../Images/yкринформ/2023-04-18T18-30-55-03-00/1681831666-784.jpg" xlink:type="simple" xlink:show="embed" xlink:actuate="onLoad" draw:mime-type="image/jpeg"/>
</draw:frame>
</text:p>
      <text:p text:style-name="P4">
Зокрема, в експозиції - фото готелю «Континенталь», пам'ятника митрополитуІгнатію, «Казенного винного складу» на вулиці Нільсона, будинку Трегубова,Драматичного театру.</text:p>
      <text:p text:style-name="P4">
«Напередодні війни Маріуполь було визнано культурною столицею України. Місторозбудовувалося, тут вирувало культурне життя. Дивлячись на ці фотографії,розумієш, що, безперечно, ми все відбудуємо. Однак важливо сказати, щопрощення цьому немає. Бо це свідоме нищення культурних пам’ятників, музеїв.Наразі ми нарахували понад 550 зруйнованих пам’яток в Україні. І Маріуполь, нажаль, у цьому списку посідає один із вищих щаблів», - зауважив міністркультури та інформаційної політики Олександр Ткаченко.</text:p>
      <text:p text:style-name="P4">
Він підреслив, що за всі злочини, скоєні росією в Маріуполі, зокрема зарозкрадання культурних цінностей, настане відповідальність.</text:p>
      <text:p text:style-name="P4">
<text:span text:style-name="T4">
Читайте також:</text:span>
 <text:a xlink:type="simple" xlink:href="https://www.ukrinform.ua/rubric-culture/3697417-v-ukraini-zrujnovani-abo-poskodzeni-ponad-550-obektiv-kulturnoi-spadsini-tkacenko.html" text:style-name="Internet_20_link" text:visited-style-name="Visited_20_Internet_20_Link">
 </text:a>
</text:p>
      <text:p text:style-name="P4">
Виставка триватиме до 1 травня.</text:p>
      <text:p text:style-name="P4">
Як повідомлялося, станом на 24 лютого у Маріуполі налічувалося 206 історичнихбудівель, 6 із яких мали статус пам’ятника архітектури. Також було 102пам’ятники історії та культури, 4 пам’ятники монументального мистецтва, 24монументальні мозаїчні полотна та 33 об’єкти археології.</text:p>
      <text:p text:style-name="P4">
Source: <text:a xlink:type="simple" xlink:href="https://www.ukrinform.ua/rubric-culture/3697594-na-vistavci-u-kievi-mozna-pobaciti-zrujnovani-pamatki-mariupola.html" text:style-name="Internet_20_link" text:visited-style-name="Visited_20_Internet_20_Link">
https://www.ukrinform.ua/rubric-culture/3697594-na-vistavci-u-kievi-mozna-pobaciti-zrujnovani-pamatki-mariupola.html</text:a>
</text:p>
      <!--NEWS-->
      <text:h text:style-name="P10" text:outline-level="1">
<text:span text:style-name="T4">
На Херсонщині внаслідок обстрілів знеструмлені два населені пункти</text:span>
</text:h>
      <text:p text:style-name="P4">
Authors: Ukrinform (Person)</text:p>
      <text:p text:style-name="P4">
Publisher: Укринформ (Organization)</text:p>
      <text:p text:style-name="P4">
Published Time: 2023-04-18T18:33:14+03:00</text:p>
      <text:p text:style-name="P4">
Modified Time: 2023-04-18T18:33:14+03:00</text:p>
      <text:p text:style-name="P4">
Description: Населені пункти Берислав та Новоберислав Херсонської області знеструмлені внаслідок обстрілів. — Укрінформ.</text:p>
      <text:p text:style-name="P4">
Images: ["<text:a xlink:type="simple" xlink:href="https://static.ukrinform.com/photos/2022_10/thumb_files/630_360_1666341365-342.jpg" text:style-name="Internet_20_link" text:visited-style-name="Visited_20_Internet_20_Link">
630_360_16663...</text:a>
"]</text:p>
      <text:p text:style-name="P4">
Tags: ['Електроенергія', 'Херсонщина', 'Обстріл']</text:p>
      <text:p text:style-name="P4">
Type: Article</text:p>
      <!--METADATA-->
      <text:p text:style-name="P4">
<draw:frame draw:style-name="fr1" draw:name="Image283" text:anchor-type="as-char" svg:width="6.9236in" svg:height="3.956343in" draw:z-index="0">
<draw:image xlink:href="../Images/yкринформ/2023-04-18T18-33-14-03-00/630_360_1666341365-342.jpg" xlink:type="simple" xlink:show="embed" xlink:actuate="onLoad" draw:mime-type="image/jpeg"/>
</draw:frame>
 Населеніпункти Берислав та Новоберислав Херсонської області знеструмлені внаслідокобстрілів.</text:p>
      <text:p text:style-name="P4">
Про це повідомив у <text:a xlink:type="simple" xlink:href="http://t.me/olexandrprokudin/301" text:style-name="Internet_20_link" text:visited-style-name="Visited_20_Internet_20_Link">
 </text:a>
 начальник ХерсонськоїОВА Олександр Прокудін, передає Укрінформ.</text:p>
      <text:p text:style-name="P4">
“Через атаку росіян Берислав та Новоберислав – знову без світла. Ворогпошкодив електомережі, що живлять населені пункти”, - зазначив Прокудін.</text:p>
      <text:p text:style-name="P4">
За його словами, на місці вже працюють енергетики, тож невдовзі <text:a xlink:type="simple" xlink:href="https://www.ukrinform.ua/tag-elektroenergia" text:style-name="Internet_20_link" text:visited-style-name="Visited_20_Internet_20_Link">
</text:a>
 має бути відновлено.</text:p>
      <text:p text:style-name="P4">
<text:span text:style-name="T4">
Читайте також:</text:span>
 <text:a xlink:type="simple" xlink:href="https://www.ukrinform.ua/rubric-regions/3694366-vorog-iz-aviacii-obstrilav-berislav-cimalo-budinkiv-zrujnovani-vsent.html" text:style-name="Internet_20_link" text:visited-style-name="Visited_20_Internet_20_Link">
 <text:span text:style-name="T4">
Берислав</text:span>
 </text:a>
</text:p>
      <text:p text:style-name="P4">
Як <text:a xlink:type="simple" xlink:href="https://www.ukrinform.ua/rubric-ato/3697433-obstril-rinku-v-hersoni-odin-zagiblij-devatero-poranenih.html" text:style-name="Internet_20_link" text:visited-style-name="Visited_20_Internet_20_Link">
 </text:a>
 Укрінформ, унаслідок ранковогоартилерійського обстрілу ринку в Херсоні одна людина загинула, дев’ятеропоранені.</text:p>
      <text:p text:style-name="P4">
Source: <text:a xlink:type="simple" xlink:href="https://www.ukrinform.ua/rubric-regions/3697596-na-hersonsini-vnaslidok-obstriliv-znestrumleni-dva-naseleni-punkti.html" text:style-name="Internet_20_link" text:visited-style-name="Visited_20_Internet_20_Link">
https://www.ukrinform.ua/rubric-regions/3697596-na-hersonsini-vnaslidok-obstriliv-znestrumleni-dva-naseleni-punkti.html</text:a>
</text:p>
      <!--NEWS-->
      <text:h text:style-name="P10" text:outline-level="1">
<text:span text:style-name="T4">
Єврокомісія завтра обговорить роботу «коридорів солідарності» з Україною та її сусідами</text:span>
</text:h>
      <text:p text:style-name="P4">
Authors: Ukrinform (Person)</text:p>
      <text:p text:style-name="P4">
Publisher: Укринформ (Organization)</text:p>
      <text:p text:style-name="P4">
Published Time: 2023-04-18T18:33:15+03:00</text:p>
      <text:p text:style-name="P4">
Modified Time: 2023-04-18T18:33:15+03:00</text:p>
      <text:p text:style-name="P4">
Description: Колегія Європейської комісії сьогодні провела обговорення роботи «коридорів солідарності» на кордонах з Україною, за підсумками якого виконавчий віцепрезидент Єврокомісії Валдіс Домбровскіс завтра проведе зустріч з представниками п'яти країн ЄС, що межують з Україною, за участю самої України. — Укрінформ.</text:p>
      <text:p text:style-name="P4">
Images: ["<text:a xlink:type="simple" xlink:href="https://static.ukrinform.com/photos/2016_05/thumb_files/630_360_1462365899-2256.jpg" text:style-name="Internet_20_link" text:visited-style-name="Visited_20_Internet_20_Link">
630_360_14623...</text:a>
"]</text:p>
      <text:p text:style-name="P4">
Tags: ['Експорт', 'Єврокомісія', 'Україна', 'Зерно']</text:p>
      <text:p text:style-name="P4">
Type: Article</text:p>
      <!--METADATA-->
      <text:p text:style-name="P4">
<draw:frame draw:style-name="fr1" draw:name="Image284" text:anchor-type="as-char" svg:width="6.9236in" svg:height="3.956343in" draw:z-index="0">
<draw:image xlink:href="../Images/yкринформ/2023-04-18T18-33-15-03-00/630_360_1462365899-2256.jpg" xlink:type="simple" xlink:show="embed" xlink:actuate="onLoad" draw:mime-type="image/jpeg"/>
</draw:frame>
 КолегіяЄвропейської комісії сьогодні провела обговорення роботи «коридорівсолідарності» на кордонах з Україною, за підсумками якого виконавчийвіцепрезидент Єврокомісії Валдіс Домбровскіс завтра проведе зустріч зпредставниками п'яти країн ЄС, що межують з Україною, за участю самої України.</text:p>
      <text:p text:style-name="P4">
Про це у Страсбурзі за підсумками колегії Єврокомісії повідомила виконавчийвіцепрезидент Європейської Комісії Маргрете Вестайгер, повідомляє кореспондентУкрінформу.</text:p>
      <text:p text:style-name="P4">
«Сьогодні… наші колеги провели обговорення навколо «коридорів солідарності».Виконавчий віцепрезидент Єврокомісії Валдіс Домбровскіс скличе завтра зустрічза участю Польщі, Словаччини, Угорщини, Румунії й Болгарії, а також України,щоб обговорити поточні проблеми», - поінформувала представниця Єврокомісії.</text:p>
      <text:p text:style-name="P4">
<text:span text:style-name="T4">
Читайте також:</text:span>
 <text:a xlink:type="simple" xlink:href="https://www.ukrinform.ua/rubric-economy/3697514-eksport-ukrainskoi-agroprodukcii-dozvoliv-strimati-inflaciu-v-es-visockij.html" text:style-name="Internet_20_link" text:visited-style-name="Visited_20_Internet_20_Link">
 </text:a>
</text:p>
      <text:p text:style-name="P4">
Як повідомлялося, п’ять країн - Польща, Словаччина, Угорщина, Румунія іБолгарія, написали в Єврокомісію лист із проханням вжити захисних заходів дляобмеження сільськогосподарського імпорту з України, оскільки великий потікзбіжжя та продуктів харчування, що потрапляє на ринок ЄС з України, призвів допадіння цін на таку продукцію та завдав шкоди фермерським господарствам українах, що межують з Україною.</text:p>
      <text:p text:style-name="P4">
Польща, Угорщина та Словаччина повністю заборонили ввезення українськихсільськогосподарських товарів на свою територію. Вчора Єврокомісія нагадала,що не підтримує такі одноосібні дії, оскільки питання щодо регулюванняторгівлі належить до компетенції ЄС. Раніше ЄС виділив 56 мільйонів євро дляпідтримки фермерів у прикордонних з Україною державах ЄС, а напередодні речникЄврокомісії оголосила про розробку другого, більш масштабного пакета такоїдопомоги.</text:p>
      <text:p text:style-name="P4">
«Коридори солідарності» <text:a xlink:type="simple" xlink:href="https://www.ukrinform.ua/tag-evrosouz" text:style-name="Internet_20_link" text:visited-style-name="Visited_20_Internet_20_Link">
 </text:a>
 булиорганізовані на кордонах з Україною у відповідь на морську блокаду росієюукраїнських чорноморських портів, через які до війни здійснювався експортукраїнського збіжжя на світовий ринок. Наслідком такої блокади стала загрозаголоду у найбільш вразливих країнах світу.</text:p>
      <text:p text:style-name="P4">
Для зменшення цієї загрози за ініціативи ООН та Туреччини була започаткованатак звана Чорноморська зернова ініціатива, яка дозволила вивести частинуукраїнського зерна, але зараз вона блокується російською федерацією.</text:p>
      <text:p text:style-name="P4">
<text:span text:style-name="T4">
Читайте також:</text:span>
 <text:a xlink:type="simple" xlink:href="https://www.ukrinform.ua/rubric-ato/3697588-ukraina-i-polsa-domovilisa-pro-tranzit-ukrainskoi-agroprodukcii-deputat.html" text:style-name="Internet_20_link" text:visited-style-name="Visited_20_Internet_20_Link">
 </text:a>
</text:p>
      <text:p text:style-name="P4">
«Коридори солідарності» ЄС дозволили вивезти з України більш як 25 мільйонівтонн українського збіжжя суходолом, через автомобільні та залізничні шляхи, атакож з використанням внутрішніх водних артерій.</text:p>
      <text:p text:style-name="P4">
Source: <text:a xlink:type="simple" xlink:href="https://www.ukrinform.ua/rubric-economy/3697597-evrokomisia-zavtra-obgovorit-robotu-koridoriv-solidarnosti-z-ukrainou-ta-ii-susidami.html" text:style-name="Internet_20_link" text:visited-style-name="Visited_20_Internet_20_Link">
https://www.ukrinform.ua/rubric-economy/3697597-evrokomisia-zavtra-obgovorit-robotu-koridoriv-solidarnosti-z-ukrainou-ta-ii-susidami.html</text:a>
</text:p>
      <!--NEWS-->
      <text:h text:style-name="P10" text:outline-level="1">
<text:span text:style-name="T4">
Збірна України оголосила склад на заключні матчі відбору на ЧЄ з гандболу</text:span>
</text:h>
      <text:p text:style-name="P4">
Authors: Ukrinform (Person)</text:p>
      <text:p text:style-name="P4">
Publisher: Укринформ (Organization)</text:p>
      <text:p text:style-name="P4">
Published Time: 2023-04-18T18:43:56+03:00</text:p>
      <text:p text:style-name="P4">
Modified Time: 2023-04-18T18:43:56+03:00</text:p>
      <text:p text:style-name="P4">
Description: До складу команди увійшли 16 гандболістів. — Укрінформ.</text:p>
      <text:p text:style-name="P4">
Images: ["<text:a xlink:type="simple" xlink:href="https://static.ukrinform.com/photos/2023_04/thumb_files/630_360_1681832474-608.jpg" text:style-name="Internet_20_link" text:visited-style-name="Visited_20_Internet_20_Link">
630_360_16818...</text:a>
"]</text:p>
      <text:p text:style-name="P4">
Tags: ['гандбол']</text:p>
      <text:p text:style-name="P4">
Type: Article</text:p>
      <!--METADATA-->
      <text:p text:style-name="P4">
<draw:frame draw:style-name="fr1" draw:name="Image285" text:anchor-type="as-char" svg:width="6.9236in" svg:height="3.956343in" draw:z-index="0">
<draw:image xlink:href="../Images/yкринформ/2023-04-18T18-43-56-03-00/630_360_1681832474-608.jpg" xlink:type="simple" xlink:show="embed" xlink:actuate="onLoad" draw:mime-type="image/jpeg"/>
</draw:frame>
 До складукоманди увійшли 16 гандболістів.</text:p>
      <text:p text:style-name="P4">
Чоловіча збірна України з гандболу оголосила склад на заключні матчі відборуна чемпіонат Європи 2024 року, заявка команди <text:a xlink:type="simple" xlink:href="https://handball.net.ua/ukr/zbirna-ukrajini-nazvala-sklad-na-virishalni-matchi-vidboru-na-evro-2024-proti-farer-ta-rumuniji/" text:style-name="Internet_20_link" text:visited-style-name="Visited_20_Internet_20_Link">
</text:a>
 на сайті Федераціїгандболу України, передає Укрінформ.</text:p>
      <text:p text:style-name="P4">
У заключних двох турах відбору Україна зіграє проти Фарерських островів (26квітня) та Румунії (30 квітня).</text:p>
      <text:p text:style-name="P4">
Підготовку до заключних матчів відбору Євро-2024 збірна України розпочне 23квітня. До заявки національної команди тренери В’ячеслав Лочман та ВадимБражник включили 16 гандболістів. Серед них – найрезультативніший гравецьдругої німецької Бундесліги Ігор Турченко.</text:p>
      <text:p text:style-name="P4">
<text:span text:style-name="T4">
Склад збірної України на матчі з Фарерськими островами та Румунією</text:span>
</text:p>
      <text:p text:style-name="P4">
<text:span text:style-name="T4">
<text:span text:style-name="T5">
Воротарі</text:span>
 </text:span>
 : Назар Чудінов, Геннадій Комок (обидва – «Мотор»).</text:p>
      <text:p text:style-name="P4">
_<text:span text:style-name="T4">
Польові гравці</text:span>
 _ : Захар Денисов («Мотор»), Дмитро Артеменко («ГурнікЗабже», Польща), Євген Жук («Гроссвальштадт», Німеччина), Дмитро Тютюнник,Юрій Кубатко, Ілля Близнюк, Ігор Турченко, Дмитро Горіга, Віталій Горовий (усі– «Мотор»), Тарас Міноцький («Азоти Унія Тарнув», Польща), Роман Чичикало(«Гвардія Ополе», Польща), Андрій Акіменко («Динамо Бухарест», Румунія), ІванБурзак («Азоти Пулави», Польща), Дмитро Ільченко («Гурнік Забже», Польща).</text:p>
      <text:p text:style-name="P4">
Для виходу на чемпіонат Європи 2024 року з другого місця Україні потрібновиграти два останні матчі, а також розраховувати на один з двох сценаріїв: абообіграти Румунію «+9» та більше, або Румунія має не виграти в Австрії в очномуматчі.</text:p>
      <text:p text:style-name="P4">
Окрім цього, «синьо-жовті» можуть вийти на континентальну першість зарейтингом найкращих команд, що посіли третє місце. В цьому заліку невраховуватимуться результати з останньою збірною групи.</text:p>
      <text:p text:style-name="P4">
<text:span text:style-name="T4">
Читайте також:</text:span>
 <text:a xlink:type="simple" xlink:href="https://www.ukrinform.ua/rubric-sports/3694581-zinoca-zbirna-ukraini-z-gandbolu-probilasa-na-cempionat-svitu2023.html" text:style-name="Internet_20_link" text:visited-style-name="Visited_20_Internet_20_Link">
 <text:span text:style-name="T4">
гандбол</text:span>
 </text:a>
</text:p>
      <text:p text:style-name="P4">
Як повідомляв Укрінформ, збірна України у межах кваліфікації на Євро-2024 згандболу провела чотири матчі, у цих поєдинках «синьо-жовті» здобули однуперемогу – на старті турніру здолали Фарерські острови (29:25).</text:p>
      <text:p text:style-name="P4">
Фото: handball.net.ua</text:p>
      <text:p text:style-name="P4">
Source: <text:a xlink:type="simple" xlink:href="https://www.ukrinform.ua/rubric-sports/3697600-zbirna-ukraini-ogolosila-sklad-na-zaklucni-matci-vidboru-na-ce-z-gandbolu.html" text:style-name="Internet_20_link" text:visited-style-name="Visited_20_Internet_20_Link">
https://www.ukrinform.ua/rubric-sports/3697600-zbirna-ukraini-ogolosila-sklad-na-zaklucni-matci-vidboru-na-ce-z-gandbolu.html</text:a>
</text:p>
      <!--NEWS-->
      <text:h text:style-name="P10" text:outline-level="1">
<text:span text:style-name="T4">
У Японії зазнав аварії літак берегової охорони</text:span>
</text:h>
      <text:p text:style-name="P4">
Authors: Ukrinform (Person)</text:p>
      <text:p text:style-name="P4">
Publisher: Укринформ (Organization)</text:p>
      <text:p text:style-name="P4">
Published Time: 2023-04-18T18:47:14+03:00</text:p>
      <text:p text:style-name="P4">
Modified Time: 2023-04-18T18:47:14+03:00</text:p>
      <text:p text:style-name="P4">
Description: Літак берегової охорони Японії розбився під час навчань на південному заході Японії у вівторок, 18 квітня. — Укрінформ.</text:p>
      <text:p text:style-name="P4">
Images: ["<text:a xlink:type="simple" xlink:href="https://static.ukrinform.com/photos/2023_04/thumb_files/630_360_1681832808-200.png" text:style-name="Internet_20_link" text:visited-style-name="Visited_20_Internet_20_Link">
630_360_16818...</text:a>
"]</text:p>
      <text:p text:style-name="P4">
Tags: ['Японія', 'Аварія', 'Літак']</text:p>
      <text:p text:style-name="P4">
Type: Article</text:p>
      <!--METADATA-->
      <text:p text:style-name="P4">
<draw:frame draw:style-name="fr1" draw:name="Image286" text:anchor-type="as-char" svg:width="6.9236in" svg:height="3.956343in" draw:z-index="0">
<draw:image xlink:href="../Images/yкринформ/2023-04-18T18-47-14-03-00/630_360_1681832808-200.png" xlink:type="simple" xlink:show="embed" xlink:actuate="onLoad" draw:mime-type="image/png"/>
</draw:frame>
 Літакберегової охорони Японії розбився під час навчань на південному заході Японіїу вівторок, 18 квітня.</text:p>
      <text:p text:style-name="P4">
Як передає Укрінформ, про це повідомляє <text:a xlink:type="simple" xlink:href="http://www3.nhk.or.jp/nhkworld/en/news/20230418_26/" text:style-name="Internet_20_link" text:visited-style-name="Visited_20_Internet_20_Link">
</text:a>
 .</text:p>
      <text:p text:style-name="P4">
Двоє членів екіпажу, які перебували на борту, отримали незначні травми. Їхбуло госпіталізовано до лікарні у міста Уса.</text:p>
      <text:p text:style-name="P4">
Представники берегової охорони заявили, що невеликий <text:a xlink:type="simple" xlink:href="https://www.ukrinform.ua/tag-litak" text:style-name="Internet_20_link" text:visited-style-name="Visited_20_Internet_20_Link">
</text:a>
 вилетів з аеропорту Кітакюсю близько09:15 години ранку, а потім впав у поле в місті Уса, префектура Оіта, невдовзіопісля 10 години ранку.</text:p>
      <text:p text:style-name="P4">
Офіційні особи кажуть, що в самому літаку перебували капітан повітряного суднай стажер.</text:p>
      <text:p text:style-name="P4">
Нині співробітники берегової охорони з'ясовують обставини інциденту.</text:p>
      <text:p text:style-name="P4">
<text:span text:style-name="T4">
Читайте також:</text:span>
 <text:a xlink:type="simple" xlink:href="https://www.ukrinform.ua/rubric-world/3696801-poblizu-aeroportu-ottavi-rozbivsa-malij-litak.html" text:style-name="Internet_20_link" text:visited-style-name="Visited_20_Internet_20_Link">
 </text:a>
</text:p>
      <text:p text:style-name="P4">
Як повідомляв Укрінформ, тіла п’яти жертв виявлено у неділю післяглибоководного занурення в пошуках вертольота Сил самооборони Японії, якийзник безвісти на початку цього місяця з 10 людьми на борту.</text:p>
      <text:p text:style-name="P4">
Source: <text:a xlink:type="simple" xlink:href="https://www.ukrinform.ua/rubric-world/3697601-u-aponii-zaznav-avarii-litak-beregovoi-ohoroni.html" text:style-name="Internet_20_link" text:visited-style-name="Visited_20_Internet_20_Link">
https://www.ukrinform.ua/rubric-world/3697601-u-aponii-zaznav-avarii-litak-beregovoi-ohoroni.html</text:a>
</text:p>
      <!--NEWS-->
      <text:h text:style-name="P10" text:outline-level="1">
<text:span text:style-name="T4">
Кримського політв'язня Абхаїрова в рф хочуть відправити до туберкульозної лікарні – активісти</text:span>
</text:h>
      <text:p text:style-name="P4">
Authors: Ukrinform (Person)</text:p>
      <text:p text:style-name="P4">
Publisher: Укринформ (Organization)</text:p>
      <text:p text:style-name="P4">
Published Time: 2023-04-18T18:49:00+03:00</text:p>
      <text:p text:style-name="P4">
Modified Time: 2023-04-18T18:49:00+03:00</text:p>
      <text:p text:style-name="P4">
Description: Кримському політв'язню Арсену Абхаїрову в колонії в Краснодарському краї (росія) пропонують лікувати варикоз у медзакладі для хворих на туберкульоз. — Укрінформ.</text:p>
      <text:p text:style-name="P4">
Images: ["<text:a xlink:type="simple" xlink:href="https://static.ukrinform.com/photos/2018_08/thumb_files/630_360_1534342460-3207.jpg" text:style-name="Internet_20_link" text:visited-style-name="Visited_20_Internet_20_Link">
630_360_15343...</text:a>
", "<text:a xlink:type="simple" xlink:href="https://static.ukrinform.com/photos/2023_04/1681832456-453.jpeg" text:style-name="Internet_20_link" text:visited-style-name="Visited_20_Internet_20_Link">
1681832456-45...</text:a>
"]</text:p>
      <text:p text:style-name="P4">
Tags: ['Окупація Криму', "Політв'язні Кремля", 'Туберкульоз']</text:p>
      <text:p text:style-name="P4">
Type: Article</text:p>
      <!--METADATA-->
      <text:p text:style-name="P4">
<draw:frame draw:style-name="fr1" draw:name="Image287" text:anchor-type="as-char" svg:width="6.9236in" svg:height="3.956343in" draw:z-index="0">
<draw:image xlink:href="../Images/yкринформ/2023-04-18T18-49-00-03-00/630_360_1534342460-3207.jpg" xlink:type="simple" xlink:show="embed" xlink:actuate="onLoad" draw:mime-type="image/jpeg"/>
</draw:frame>
Кримському політв'язню Арсену Абхаїрову в колонії в Краснодарському краї(росія) пропонують лікувати варикоз у медзакладі для хворих на туберкульоз.</text:p>
      <text:p text:style-name="P4">
Про це повідомляє громадське об'єднання « <text:a xlink:type="simple" xlink:href="https://crimean-solidarity.org/news/2023/04/18/v-kolonii-politzaklyuchennomu-arsenu-abxairovu-predlagayut-lechitsya-v-tuberkuleznoj-bolnice--2550" text:style-name="Internet_20_link" text:visited-style-name="Visited_20_Internet_20_Link">
 </text:a>
 », передає Укрінформ.</text:p>
      <text:p text:style-name="P4">
«У кримського татарина у в'язниці виник варикоз, який вимагає хірургічноговтручання. Адміністрація колонії пропонує провести процедуру в Красноярськійтуберкульозній <text:a xlink:type="simple" xlink:href="https://www.ukrinform.ua/tag-bolnica" text:style-name="Internet_20_link" text:visited-style-name="Visited_20_Internet_20_Link">
 </text:a>
 №1», - йдеться вповідомленні.</text:p>
      <text:p text:style-name="P4">
<draw:frame draw:style-name="fr1" draw:name="Image288" text:anchor-type="as-char" svg:width="6.9236in" svg:height="3.894525in" draw:z-index="0">
<draw:image xlink:href="../Images/yкринформ/2023-04-18T18-49-00-03-00/1681832456-453.jpeg" xlink:type="simple" xlink:show="embed" xlink:actuate="onLoad" draw:mime-type="image/jpeg"/>
</draw:frame>
</text:p>
      <text:p text:style-name="P4">
За словами адвоката Марії Терехової, яка відвідала Абхаїрова у в'язниці, процю лікарню багато негативних відгуків, у тому числі від співкамерниківполітв'язня.</text:p>
      <text:p text:style-name="P4">
<text:span text:style-name="T4">
Читайте також:</text:span>
 <text:a xlink:type="simple" xlink:href="https://www.ukrinform.ua/rubric-crimea/3694553-krimcanina-gafarova-u-rosijskij-kolonii-pomistili-u-sizo.html" text:style-name="Internet_20_link" text:visited-style-name="Visited_20_Internet_20_Link">
 </text:a>
</text:p>
      <text:p text:style-name="P4">
Як повідомлялося, учасників "красногвардійської групи справи Хізб-ут-Тахрір"затримали в лютому 2019 року. У листопаді 2020 року Південний окружнийвійськовий суд засудив фігурантів цієї справи Рустема Емірусеїнова до 17 роківпозбавлення волі, Ескендера Абдулганієва – до 12 років, Арсена Абахїрова – до13 років.</text:p>
      <text:p text:style-name="P4">
<text:span text:style-name="T5">
Фото: crimean-solidarity.org</text:span>
</text:p>
      <text:p text:style-name="P4">
Source: <text:a xlink:type="simple" xlink:href="https://www.ukrinform.ua/rubric-crimea/3697602-krimskogo-politvazna-abhairova-v-rf-hocut-vidpraviti-do-tuberkuloznoi-likarni-aktivisti.html" text:style-name="Internet_20_link" text:visited-style-name="Visited_20_Internet_20_Link">
https://www.ukrinform.ua/rubric-crimea/3697602-krimskogo-politvazna-abhairova-v-rf-hocut-vidpraviti-do-tuberkuloznoi-likarni-aktivisti.html</text:a>
</text:p>
      <!--NEWS-->
      <text:h text:style-name="P10" text:outline-level="1">
<text:span text:style-name="T4">
Держсекретарю Міністерства економічного співробітництва та розвитку ФРН показали відбудову України</text:span>
</text:h>
      <text:p text:style-name="P4">
Authors: Ukrinform (Person)</text:p>
      <text:p text:style-name="P4">
Publisher: Укринформ (Organization)</text:p>
      <text:p text:style-name="P4">
Published Time: 2023-04-18T18:54:00+03:00</text:p>
      <text:p text:style-name="P4">
Modified Time: 2023-04-18T18:54:00+03:00</text:p>
      <text:p text:style-name="P4">
Description: Державний секретар Міністерства економічного співробітництва та розвитку Німеччини Йохен Фласбарт у межах візиту до Києва відвідав конкретні проєкти з відновлення України, які реалізують Міжнародна організація з міграції та німецький банк розвитку KfW. — Укрінформ.</text:p>
      <text:p text:style-name="P4">
Images: ["<text:a xlink:type="simple" xlink:href="https://static.ukrinform.com/photos/2023_04/thumb_files/630_360_1681833174-656.jpg" text:style-name="Internet_20_link" text:visited-style-name="Visited_20_Internet_20_Link">
630_360_16818...</text:a>
"]</text:p>
      <text:p text:style-name="P4">
Tags: ['Німеччина', 'Україна', 'Відбудова']</text:p>
      <text:p text:style-name="P4">
Type: Article</text:p>
      <!--METADATA-->
      <text:p text:style-name="P4">
<draw:frame draw:style-name="fr1" draw:name="Image289" text:anchor-type="as-char" svg:width="6.9236in" svg:height="3.956343in" draw:z-index="0">
<draw:image xlink:href="../Images/yкринформ/2023-04-18T18-54-00-03-00/630_360_1681833174-656.jpg" xlink:type="simple" xlink:show="embed" xlink:actuate="onLoad" draw:mime-type="image/jpeg"/>
</draw:frame>
 Державнийсекретар Міністерства економічного співробітництва та розвитку Німеччини ЙохенФласбарт у межах візиту до Києва відвідав конкретні проєкти з відновленняУкраїни, які реалізують Міжнародна організація з міграції та німецький банкрозвитку KfW.</text:p>
      <text:p text:style-name="P4">
Про це повідомило у <text:a xlink:type="simple" xlink:href="https://twitter.com/GermanyinUA/status/1648337177288253441" text:style-name="Internet_20_link" text:visited-style-name="Visited_20_Internet_20_Link">
</text:a>
 посольство ФРН вУкраїні, передає Укрінформ.</text:p>
      <text:p text:style-name="P4">
«Під час візиту Держсекретар Йохен Фласбарт відвідав конкретні проєкти звідновлення <text:a xlink:type="simple" xlink:href="https://www.ukrinform.ua/tag-ukraina" text:style-name="Internet_20_link" text:visited-style-name="Visited_20_Internet_20_Link">
 </text:a>
 Міжнародної організаціїз міграції та німецького державного банку розвитку KfW. У рамках відбудови михочемо зробити міста більш стійкими та витривалими», - зазначається в дописі.</text:p>
      <text:p text:style-name="Quotations">

<text:p text:style-name="P4">
Під час візиту Держсекретар <text:a xlink:type="simple" xlink:href="https://twitter.com/JochenFlasbarth" text:style-name="Internet_20_link" text:visited-style-name="Visited_20_Internet_20_Link">
&gt;
 </text:a>
 відвідав&gt;
 конкретні проєкти з відновлення України <text:a xlink:type="simple" xlink:href="https://twitter.com/UNmigration" text:style-name="Internet_20_link" text:visited-style-name="Visited_20_Internet_20_Link">
&gt;
 </text:a>
 та <text:a xlink:type="simple" xlink:href="https://twitter.com/KfW_FZ" text:style-name="Internet_20_link" text:visited-style-name="Visited_20_Internet_20_Link">
&gt;
 </text:a>
 . У рамках відбудови ми&gt;
 хочемо зробити міста більш стійкими та витривалими. <text:a xlink:type="simple" xlink:href="https://twitter.com/hashtag/buildingbackbetter" text:style-name="Internet_20_link" text:visited-style-name="Visited_20_Internet_20_Link">
&gt;
 </text:a>
&gt;
 <text:a xlink:type="simple" xlink:href="https://twitter.com/BMZ_Bund" text:style-name="Internet_20_link" text:visited-style-name="Visited_20_Internet_20_Link">
 </text:a>
 <text:a xlink:type="simple" xlink:href="https://t.co/AV3ppTzC9v" text:style-name="Internet_20_link" text:visited-style-name="Visited_20_Internet_20_Link">
&gt;
 </text:a>
&gt;
&gt;
 — Посольство Німеччини (@GermanyinUA) <text:a xlink:type="simple" xlink:href="https://twitter.com/GermanyinUA/status/1648337177288253441" text:style-name="Internet_20_link" text:visited-style-name="Visited_20_Internet_20_Link">
&gt;
 </text:a>
</text:p>

</text:p>
      <text:p text:style-name="P4">
<text:span text:style-name="T4">
Читайте також:</text:span>
 <text:a xlink:type="simple" xlink:href="https://www.ukrinform.ua/rubric-vidbudova/3697571-svitovij-bank-stane-odnim-iz-klucovih-partneriv-u-vidnovlenni-ukraini-premer.html" text:style-name="Internet_20_link" text:visited-style-name="Visited_20_Internet_20_Link">
 </text:a>
</text:p>
      <text:p text:style-name="P4">
Як <text:a xlink:type="simple" xlink:href="https://www.ukrinform.ua/rubric-vidbudova/3697416-do-kieva-pribuv-derzsekretar-ministerstva-ekonomicnogo-spivrobitnictva-ta-rozvitku-frn.html" text:style-name="Internet_20_link" text:visited-style-name="Visited_20_Internet_20_Link">
 </text:a>
 ,державний секретар Міністерства економічного співробітництва та розвиткуНімеччини Йохен Фласбарт 18 квітня прибув до Києва з дводенним візитом.</text:p>
      <text:p text:style-name="P4">
Source: <text:a xlink:type="simple" xlink:href="https://www.ukrinform.ua/rubric-vidbudova/3697607-derzsekretaru-ministerstva-ekonomicnogo-spivrobitnictva-ta-rozvitku-frn-pokazali-vidbudovu-ukraini.html" text:style-name="Internet_20_link" text:visited-style-name="Visited_20_Internet_20_Link">
https://www.ukrinform.ua/rubric-vidbudova/3697607-derzsekretaru-ministerstva-ekonomicnogo-spivrobitnictva-ta-rozvitku-frn-pokazali-vidbudovu-ukraini.html</text:a>
</text:p>
      <!--NEWS-->
      <text:h text:style-name="P10" text:outline-level="1">
<text:span text:style-name="T4">
Гетманцев відкидає звинувачення про бізнес у Криму та дотичність до схеми в Укравтодорі</text:span>
</text:h>
      <text:p text:style-name="P4">
Authors: Ukrinform (Person)</text:p>
      <text:p text:style-name="P4">
Publisher: Укринформ (Organization)</text:p>
      <text:p text:style-name="P4">
Published Time: 2023-04-18T18:58:00+03:00</text:p>
      <text:p text:style-name="P4">
Modified Time: 2023-04-18T18:58:00+03:00</text:p>
      <text:p text:style-name="P4">
Description: Голова Комітету Верховної Ради з питань фінансів, податкової та митної політики Данило Гетманцев спростовує інформацію про родинний бізнес в окупованому Криму після 2014 року, а також переконаний, що мав право не оприлюднювати дані про статки матері – це був його особистий вибір. — Укрінформ.</text:p>
      <text:p text:style-name="P4">
Images: ["<text:a xlink:type="simple" xlink:href="https://static.ukrinform.com/photos/2021_07/thumb_files/630_360_1625501052-174.jpg" text:style-name="Internet_20_link" text:visited-style-name="Visited_20_Internet_20_Link">
630_360_16255...</text:a>
"]</text:p>
      <text:p text:style-name="P4">
Tags: ['Крим', 'Укравтодор', 'Гетманцев']</text:p>
      <text:p text:style-name="P4">
Type: Article</text:p>
      <!--METADATA-->
      <text:p text:style-name="P4">
<draw:frame draw:style-name="fr1" draw:name="Image290" text:anchor-type="as-char" svg:width="6.9236in" svg:height="3.956343in" draw:z-index="0">
<draw:image xlink:href="../Images/yкринформ/2023-04-18T18-58-00-03-00/630_360_1625501052-174.jpg" xlink:type="simple" xlink:show="embed" xlink:actuate="onLoad" draw:mime-type="image/jpeg"/>
</draw:frame>
 ГоловаКомітету Верховної Ради з питань фінансів, податкової та митної політикиДанило Гетманцев спростовує інформацію про родинний бізнес в окупованому Кримупісля 2014 року, а також переконаний, що мав право не оприлюднювати дані простатки матері – це був його особистий вибір.</text:p>
      <text:p text:style-name="P4">
Про це народний депутат повідомив у <text:a xlink:type="simple" xlink:href="http://t.me/getmantsevdanil/4575" text:style-name="Internet_20_link" text:visited-style-name="Visited_20_Internet_20_Link">
 </text:a>
 ,передає Укрінформ.</text:p>
      <text:p text:style-name="P4">
«Журналісти зробили сюжет про події більш ніж 10-річної давнини, тобто задовгодо всієї політики. Події, які стосувались не мене безпосередньо – частковоклієнтів, яких вела юридична фірма, в якій я тоді працював. Частково бізнесумоєї мами, яким я, звісно, не займався. Частково бізнесу клієнтів, до якого янавіть найменшого відношення не мав», - зазначив він.</text:p>
      <text:p text:style-name="P4">
За словами народного депутата, юридична компанія JURIMEX, яка, за данимижурналістів, отримувала «особливі бонуси», коли очільником Укравтодору бувприятель колишнього президента-втікача Віктора Януковича Володимир Демішкан,справді співпрацювала з Укравтодором. Але вона нібито була вимушена брати всіможливі проєкти, аби вкласти «в портфоліо для підтвердження досвіду».</text:p>
      <text:p text:style-name="P4">
«Деякі проєкти, типу розробки Дорожнього кодексу, ми робили взагалі без чіткихзобов’язань з оплати. В результаті, власне, так і сталось, і оплати за ціроботи ми не отримали. Враховуючи такий стан справ та публічний резонанс здеякими діями клієнта, ми врешті-решт самостійно вийшли з цього проєкту. Задекілька років співпраці загальна сума, яку отримала компанія, становила лише407 тис. гривень», - зауважив <text:a xlink:type="simple" xlink:href="https://www.ukrinform.ua/tag-getmancev" text:style-name="Internet_20_link" text:visited-style-name="Visited_20_Internet_20_Link">
 </text:a>
 .</text:p>
      <text:p text:style-name="P4">
При цьому, наголосив він, JURIMEX із 2014 року припинила всі проєкти втимчасово окупованому Криму.</text:p>
      <text:p text:style-name="P4">
«У нас був юрист безпосередньо в Криму. Але він був звільнений у травні2014-го, коли ми остаточно вийшли зі всіх проєктів в АРК. Я не знаю, чим вінзараз займається, оскільки відносини після того не підтримувались», - зауваживГетманцев.</text:p>
      <text:p text:style-name="P4">
Також очільник комітету відкидає інформацію про родинний бізнес в окупованомуКриму після 2014 року. Він уточнив, що його матір «дійсно активно займаласьбізнесом з початку 90-их», але після окупації українського півострова – ценібито «просто папка з документами, і доступ до них був втрачений з відомихпричин».</text:p>
      <text:p text:style-name="P4">
Водночас, на переконання депутата, він мав усі підстави не відображати статкиматері, адже не веде з нею «спільне господарство».</text:p>
      <text:p text:style-name="P4">
«Якщо мій гріх те, що я не вказав фірми, які набуті компаніями, пов’язаними зматір’ю та її партнерами знову задовго до мого політичного життя, – яквідповідальна людина я виправлю ситуацію. Відображення в декларації моїхродичів було моїм особистим вибором, а не вимогою закону, викликане виключномоїм бажанням розкрити все, що прямо або опосередковано стосується менеособисто суспільству», - підсумував нардеп.</text:p>
      <text:p text:style-name="P4">
<text:span text:style-name="T4">
Читайте також:</text:span>
 <text:a xlink:type="simple" xlink:href="https://www.ukrinform.ua/rubric-economy/3689102-ukraina-planue-povernuti-dovoenni-podatki-getmancev.html" text:style-name="Internet_20_link" text:visited-style-name="Visited_20_Internet_20_Link">
 <text:span text:style-name="T4">
Гетманцев</text:span>
 </text:a>
</text:p>
      <text:p text:style-name="P4">
Як повідомлялось, журналісти з BIHUS Info опублікували масштабне розслідуванняпро голову комітету ВР з питань фінансів, податкової та митної політики ДанилаГетманцева. У ньому йдеться про те, що він дотичний до обслуговування компанійдруга колишнього президента Віктора Януковича і колишнього голови Укравтодору,приховує сімейні статки у Франції, а його матір мала бізнес в окупованомуКриму після 2014 року.</text:p>
      <text:p text:style-name="P4">
Source: <text:a xlink:type="simple" xlink:href="https://www.ukrinform.ua/rubric-polytics/3697610-getmancev-vidkidae-zvinuvacenna-pro-biznes-u-krimu-ta-doticnist-do-shemi-v-ukravtodori.html" text:style-name="Internet_20_link" text:visited-style-name="Visited_20_Internet_20_Link">
https://www.ukrinform.ua/rubric-polytics/3697610-getmancev-vidkidae-zvinuvacenna-pro-biznes-u-krimu-ta-doticnist-do-shemi-v-ukravtodori.html</text:a>
</text:p>
      <!--NEWS-->
      <text:h text:style-name="P10" text:outline-level="1">
<text:span text:style-name="T4">
На чотирьох напрямках Сили оборони за добу відбили 30 атак росіян</text:span>
</text:h>
      <text:p text:style-name="P4">
Authors: Ukrinform (Person)</text:p>
      <text:p text:style-name="P4">
Publisher: Укринформ (Organization)</text:p>
      <text:p text:style-name="P4">
Published Time: 2023-04-18T19:00:44+03:00</text:p>
      <text:p text:style-name="P4">
Modified Time: 2023-04-18T19:00:44+03:00</text:p>
      <text:p text:style-name="P4">
Description: На Лиманському, Бахмутському, Авдіївському та Мар’їнському напрямках Сили оборони України протягом доби відбили 30 атак російських загарбників. — Укрінформ.</text:p>
      <text:p text:style-name="P4">
Images: ["<text:a xlink:type="simple" xlink:href="https://static.ukrinform.com/photos/2023_04/thumb_files/630_360_1681751257-869.jpg" text:style-name="Internet_20_link" text:visited-style-name="Visited_20_Internet_20_Link">
630_360_16817...</text:a>
"]</text:p>
      <text:p text:style-name="P4">
Tags: ['Генштаб', 'ЗСУ', 'Війна з росією']</text:p>
      <text:p text:style-name="P4">
Type: Article</text:p>
      <!--METADATA-->
      <text:p text:style-name="P4">
<draw:frame draw:style-name="fr1" draw:name="Image291" text:anchor-type="as-char" svg:width="6.9236in" svg:height="3.956343in" draw:z-index="0">
<draw:image xlink:href="../Images/yкринформ/2023-04-18T19-00-44-03-00/630_360_1681751257-869.jpg" xlink:type="simple" xlink:show="embed" xlink:actuate="onLoad" draw:mime-type="image/jpeg"/>
</draw:frame>
 НаЛиманському, Бахмутському, Авдіївському та Мар’їнському напрямках Сили оборониУкраїни протягом доби відбили 30 атак російських загарбників.</text:p>
      <text:p text:style-name="P4">
Як передає Укрінформ, про це Генеральний штаб Збройних сил України повідомляєу <text:a xlink:type="simple" xlink:href="http://www.facebook.com/GeneralStaff.ua/posts/pfbid02mPSEV8MmT1e5moo9NmJXYAtwDupK4PVdB7yB5yFKCaNvSN3RFdkx9dFHpcPzVZDvl" text:style-name="Internet_20_link" text:visited-style-name="Visited_20_Internet_20_Link">
</text:a>
.</text:p>
      <text:p text:style-name="P4">
“Противник ціною великих втрат продовжує вести загарбницьку війну. Основнізусилля зосереджує на веденні наступальних дій на Лиманському, Бахмутському,Авдіївському та Мар’їнському напрямках. Протягом доби на зазначених ділянкахфронту відбито близько 30 атак противника. Найзапекліші бої ведуться за Бахмутта Мар’їнку”, - ідеться в повідомленні.</text:p>
      <text:p text:style-name="P4">
російська федерація продовжує ігнорувати Міжнародне гуманітарне право, завдаєударів, здійснює обстріли не лише по позиціях українських військ, а й поцивільній інфраструктурі населених пунктів, тероризуючи мирних жителів.</text:p>
      <text:p text:style-name="P4">
Агресор протягом доби завдав чотири ракетних та 44 авіаційних удари, здійснивблизько 20 обстрілів з реактивних систем залпового вогню по позиціяхукраїнських військ та населених пунктах, постраждали цивільні люди.</text:p>
      <text:p text:style-name="P4">
Ймовірність завдання ракетних та авіаційних ударів по всій території Українизалишається досить високою.</text:p>
      <text:p text:style-name="P4">
За даними Генштабу, на _<text:span text:style-name="T4">
Волинському, Поліському, Сіверському таСлобожанському напрямках</text:span>
 _ оперативна ситуація без суттєвих змін. Підрозділизбройних сил <text:a xlink:type="simple" xlink:href="https://www.ukrinform.ua/tag-bilorus" text:style-name="Internet_20_link" text:visited-style-name="Visited_20_Internet_20_Link">
 </text:a>
 продовжують виконуватизавдання у прикордонних із Україною районах. На території республіки білорусьі далі перебувають деякі підрозділи територіальних військ збройних силросійської федерації.</text:p>
      <text:p text:style-name="P4">
<text:span text:style-name="T4">
Читайте також:</text:span>
 <text:a xlink:type="simple" xlink:href="https://www.ukrinform.ua/rubric-world/3697422-lukasenko-zustrivsa-z-vatazkom-dnr.html" text:style-name="Internet_20_link" text:visited-style-name="Visited_20_Internet_20_Link">
 </text:a>
</text:p>
      <text:p text:style-name="P4">
Зберігається військова присутність ворога у прикордонних із Україною районахБрянської, Курської та Бєлгородської областей.</text:p>
      <text:p text:style-name="P4">
Ворог протягом доби здійснив обстріли населених пунктів Кореньок, Бояро-Лежачі, Іскрисківщина та Волфине Сумської області, а також Ветеринарне, КозачаЛопань, Глибоке, Вовчанськ, Бочкове, Охрімівка та Нестерне на Харківщині.</text:p>
      <text:p text:style-name="P4">
На <text:span text:style-name="T4">
<text:span text:style-name="T5">
Куп’янському напрямку</text:span>
 </text:span>
 артилерійських обстрілів противника зазналиКам’янка, Рідкодуб, Красне Перше, Новомлинськ, Дворічна та Западне Харківськоїобласті.</text:p>
      <text:p text:style-name="P4">
<text:span text:style-name="T4">
Читайте також:</text:span>
 <text:a xlink:type="simple" xlink:href="https://www.ukrinform.ua/rubric-ato/3697323-na-kupanskomu-napramku-zsu-zupinili-sprobu-nastupu-zmusivsi-rosian-tikati-sirskij.html" text:style-name="Internet_20_link" text:visited-style-name="Visited_20_Internet_20_Link">
 <text:span text:style-name="T4">
Сирський</text:span>
 </text:a>
</text:p>
      <text:p text:style-name="P4">
На _<text:span text:style-name="T4">
Лиманському напрямку</text:span>
 _ противник намагався покращити тактичнеположення, вів безуспішні наступальні дії неподалік населеного пункту Діброва.Артилерійських обстрілів зазнали Стельмахівка, Невське, Білогорівка Луганськоїобласті та Іванівка, Торське і Спірне Донецької області.</text:p>
      <text:p text:style-name="P4">
На _<text:span text:style-name="T4">
Бахмутському напрямку</text:span>
 _ ворог продовжує вести наступальні дії.</text:p>
      <text:p text:style-name="P4">
Тривають важкі бої за місто Бахмут. Від ворожих обстрілів постраждалиВасюківка, Міньківка, Оріхово-Василівка, Григорівка, Бахмут, Іванівське, ЧасівЯр, Костянтинівка, Торецьк та Нью-Йорк Донецької області.</text:p>
      <text:p text:style-name="P4">
На _<text:span text:style-name="T4">
Авдіївському напрямку</text:span>
 _ противник вів наступальні дії в районахСтепового, Бердичів, Авдіївки, Сєверного та Невельського Донецької області,успіху не мав. Здійснив обстріли Новокалинового, Авдіївки, Тоненького,Первомайського.</text:p>
      <text:p text:style-name="P4">
На _<text:span text:style-name="T4">
Мар’їнському напрямку</text:span>
 _ протягом доби українські захисники відбиличисленні ворожі атаки в районі Мар’їнки. В той же час, ворожих обстрілівзазнали Красногорівка, Мар’їнка, Побєда та Новомихайлівка Донецької області.</text:p>
      <text:p text:style-name="P4">
На _<text:span text:style-name="T4">
Шахтарському напрямку</text:span>
 _ протягом поточної доби ворог наступальних дійне проводив. Здійснив обстріли населених пунктів Шахтарське, Вугледар,Новоукраїнка та Велика Новосілка Донецької області.</text:p>
      <text:p text:style-name="P4">
На _<text:span text:style-name="T4">
Запорізькому та Херсонському напрямках</text:span>
 _ противник продовжує вестиоборонні дії. Обстріляв, зокрема, Новопіль Донецької області; Ольгівське,Червоне, Гуляйполе, Чарівне, Оріхів, Степове та Плавні Запорізької області;Антонівку Херсонської області та Херсон, є загиблі серед цивільного населення.</text:p>
      <text:p text:style-name="P4">
<text:span text:style-name="T4">
Читайте також:</text:span>
 <text:a xlink:type="simple" xlink:href="https://www.ukrinform.ua/rubric-ato/3697349-vijska-rf-gotuutsa-do-cergovogo-zestu-na-hersonsini-gumenuk.html" text:style-name="Internet_20_link" text:visited-style-name="Visited_20_Internet_20_Link">
 <text:span text:style-name="T4">
Гуменюк</text:span>
 </text:a>
</text:p>
      <text:p text:style-name="P4">
Авіація Сил оборони за добу завдала трьох ударів по районах зосередженняособового складу та удару по зенітно-ракетному комплексу противника.</text:p>
      <text:p text:style-name="P4">
Підрозділи ракетних військ і артилерії уразили два райони зосередження живоїсили, озброєння і військової техніки, станцію радіоелектронної боротьби та щеодин важливий військовий об’єкт загарбників.</text:p>
      <text:p text:style-name="P4">
Як повідомляв Укрінформ, <text:a xlink:type="simple" xlink:href="https://www.ukrinform.ua/rubric-ato/3697270-sili-oboroni-znisili-vze-183-130-vijskovih-rf.html" text:style-name="Internet_20_link" text:visited-style-name="Visited_20_Internet_20_Link">
 </text:a>
 за час повномасштабної війниліквідували близько 183 тисяч 130 російських загарбників, з них 470 осіб – заостанню добу.</text:p>
      <text:p text:style-name="P4">
Source: <text:a xlink:type="simple" xlink:href="https://www.ukrinform.ua/rubric-ato/3697611-na-cotiroh-napramkah-sili-oboroni-za-dobu-vidbili-30-atak-rosian.html" text:style-name="Internet_20_link" text:visited-style-name="Visited_20_Internet_20_Link">
https://www.ukrinform.ua/rubric-ato/3697611-na-cotiroh-napramkah-sili-oboroni-za-dobu-vidbili-30-atak-rosian.html</text:a>
</text:p>
      <!--NEWS-->
      <text:h text:style-name="P10" text:outline-level="1">
<text:span text:style-name="T4">
На війні загинув заступник командира взводу з бригади імені Чорних Запорожців</text:span>
</text:h>
      <text:p text:style-name="P4">
Authors: Ukrinform (Person)</text:p>
      <text:p text:style-name="P4">
Publisher: Укринформ (Organization)</text:p>
      <text:p text:style-name="P4">
Published Time: 2023-04-18T19:05:00+03:00</text:p>
      <text:p text:style-name="P4">
Modified Time: 2023-04-18T19:05:00+03:00</text:p>
      <text:p text:style-name="P4">
Description: На війні 17 квітня біля Вугледару загинув заступник командира взводу з 72 ОМБр імені Чорних Запорожців, кулеметник Олег Койляк. — Укрінформ.</text:p>
      <text:p text:style-name="P4">
Images: ["<text:a xlink:type="simple" xlink:href="https://static.ukrinform.com/photos/2021_04/thumb_files/630_360_1617451171-445.jpg" text:style-name="Internet_20_link" text:visited-style-name="Visited_20_Internet_20_Link">
630_360_16174...</text:a>
"]</text:p>
      <text:p text:style-name="P4">
Tags: ['Загибель', 'Військові', 'Війна з росією']</text:p>
      <text:p text:style-name="P4">
Type: Article</text:p>
      <!--METADATA-->
      <text:p text:style-name="P4">
<draw:frame draw:style-name="fr1" draw:name="Image292" text:anchor-type="as-char" svg:width="6.9236in" svg:height="3.956343in" draw:z-index="0">
<draw:image xlink:href="../Images/yкринформ/2023-04-18T19-05-00-03-00/630_360_1617451171-445.jpg" xlink:type="simple" xlink:show="embed" xlink:actuate="onLoad" draw:mime-type="image/jpeg"/>
</draw:frame>
 На війні17 квітня біля Вугледару загинув заступник командира взводу з 72 ОМБр іменіЧорних Запорожців, кулеметник Олег Койляк.</text:p>
      <text:p text:style-name="P4">
Про це у <text:a xlink:type="simple" xlink:href="https://www.facebook.com/permalink.php" text:style-name="Internet_20_link" text:visited-style-name="Visited_20_Internet_20_Link">
</text:a>
повідомив командир кулеметного взводу 72 окремої механізованої бригади іменіЧорних Запорожців Назарій Кішак з Івано-Франківська, передає Укрінформ.</text:p>
      <text:p text:style-name="P4">
«17 квітня 2023 під час виконання бойового завдання поблизу н.п. Вугледар <text:a xlink:type="simple" xlink:href="https://www.ukrinform.ua/tag-zagibel" text:style-name="Internet_20_link" text:visited-style-name="Visited_20_Internet_20_Link">
</text:a>
 кулеметних 72 ОМБр, мій заступникпідрозділу та вірний друг Олег Койляк», - повідомив Назарій Кішак.</text:p>
      <text:p text:style-name="P4">
Він додав, що Олег Койляк був відважним воїном, досвідченим, першим заходив іостаннім виходив з завдання, і висловив щирі співчуття батькам, дружині, дітямта рідним загиблого.</text:p>
      <text:p text:style-name="P4">
72-га окрема механізована бригада імені Чорних Запорожців (72 ОМБр, в/ч А2167,пп В0849) — військове формування механізованих військ Збройних сил України. З2014 року бригада брала участь у війні на сході України у складі силАнтитерористичної операції. У 2022 році, на початку російського вторгнення,бригада обороняла столицю України — Київ. Воїни 72-ої ОМБр брали участь уважких боях за Ірпінь, Мощун, Гостомель, Бучу. З літа бригада обороняє Українуна Донбасі.</text:p>
      <text:p text:style-name="P4">
Source: <text:a xlink:type="simple" xlink:href="https://www.ukrinform.ua/rubric-ato/3697614-na-vijni-zagnuv-zastupnik-komandira-brigadi-imeni-cornih-zaporozciv-oleg-kojlak.html" text:style-name="Internet_20_link" text:visited-style-name="Visited_20_Internet_20_Link">
https://www.ukrinform.ua/rubric-ato/3697614-na-vijni-zagnuv-zastupnik-komandira-brigadi-imeni-cornih-zaporozciv-oleg-kojlak.html</text:a>
</text:p>
      <!--NEWS-->
      <text:h text:style-name="P10" text:outline-level="1">
<text:span text:style-name="T4">
ДБР розслідує факти знущання офіцера з військового на Івано-Франківщині</text:span>
</text:h>
      <text:p text:style-name="P4">
Authors: Ukrinform (Person)</text:p>
      <text:p text:style-name="P4">
Publisher: Укринформ (Organization)</text:p>
      <text:p text:style-name="P4">
Published Time: 2023-04-18T19:05:30+03:00</text:p>
      <text:p text:style-name="P4">
Modified Time: 2023-04-18T19:05:30+03:00</text:p>
      <text:p text:style-name="P4">
Description: Працівники Державного бюро розслідувань розпочали розслідування за фактом побиття військовослужбовця однієї з частин Національної гвардії на Івано-Франківщині. — Укрінформ.</text:p>
      <text:p text:style-name="P4">
Images: ["<text:a xlink:type="simple" xlink:href="https://static.ukrinform.com/photos/2023_04/thumb_files/630_360_1681833430-364.jpeg" text:style-name="Internet_20_link" text:visited-style-name="Visited_20_Internet_20_Link">
630_360_16818...</text:a>
", "<text:a xlink:type="simple" xlink:href="https://static.ukrinform.com/photos/2023_04/1681833430-226.jpeg" text:style-name="Internet_20_link" text:visited-style-name="Visited_20_Internet_20_Link">
1681833430-22...</text:a>
", "<text:a xlink:type="simple" xlink:href="https://static.ukrinform.com/photos/2023_04/1681833430-318.jpeg" text:style-name="Internet_20_link" text:visited-style-name="Visited_20_Internet_20_Link">
1681833430-31...</text:a>
", "<text:a xlink:type="simple" xlink:href="https://static.ukrinform.com/photos/2023_04/1681833429-339.jpeg" text:style-name="Internet_20_link" text:visited-style-name="Visited_20_Internet_20_Link">
1681833429-33...</text:a>
"]</text:p>
      <text:p text:style-name="P4">
Tags: ['Івано-Франківщина', 'Держбюро розслідувань', 'Військові', 'Побиття']</text:p>
      <text:p text:style-name="P4">
Type: Article</text:p>
      <!--METADATA-->
      <text:p text:style-name="P4">
<draw:frame draw:style-name="fr1" draw:name="Image293" text:anchor-type="as-char" svg:width="6.9236in" svg:height="3.956343in" draw:z-index="0">
<draw:image xlink:href="../Images/yкринформ/2023-04-18T19-05-30-03-00/630_360_1681833430-364.jpeg" xlink:type="simple" xlink:show="embed" xlink:actuate="onLoad" draw:mime-type="image/jpeg"/>
</draw:frame>
Працівники Державного бюро розслідувань розпочали розслідування за фактомпобиття військовослужбовця однієї з частин Національної гвардії на Івано-Франківщині.</text:p>
      <text:p text:style-name="P4">
Як передає Укрінформ, про це повідомляє пресслужба <text:a xlink:type="simple" xlink:href="https://dbr.gov.ua/news/dbr-rozslidue-fakti-znushhannya-oficera-z-vijskovosluzhbovcya-na-ivano-frankivshhini" text:style-name="Internet_20_link" text:visited-style-name="Visited_20_Internet_20_Link">
</text:a>
 .</text:p>
      <text:p text:style-name="P4">
«Відео, на якому офіцер нецензурно лається та б’є військовослужбовця, сьогодні(18 квітня – ред.) з’явилося на одному з українських Телеграм-каналів», -ідеться в повідомленні.</text:p>
      <text:p text:style-name="P4">
<draw:frame draw:style-name="fr1" draw:name="Image294" text:anchor-type="as-char" svg:width="6.9236in" svg:height="4.397768in" draw:z-index="0">
<draw:image xlink:href="../Images/yкринформ/2023-04-18T19-05-30-03-00/1681833430-226.jpeg" xlink:type="simple" xlink:show="embed" xlink:actuate="onLoad" draw:mime-type="image/jpeg"/>
</draw:frame>
</text:p>
      <text:p text:style-name="P4">
Працівники ДБР проводять невідкладні слідчі дії на території військовоїчастини. Опитують свідків та потерпілого.</text:p>
      <text:p text:style-name="P4">
Слідчим вдалося встановити й інші факти знущання офіцера з військовослужбовцівцієї частини.</text:p>
      <text:p text:style-name="P4">
<text:span text:style-name="T4">
Читайте також:</text:span>
 <text:a xlink:type="simple" xlink:href="https://www.ukrinform.ua/rubric-regions/3691483-policia-vidkrila-spravu-za-faktom-pobitta-vijskovogo-u-sobori-hmelnickogo.html" text:style-name="Internet_20_link" text:visited-style-name="Visited_20_Internet_20_Link">
 <text:span text:style-name="T4">
побиття</text:span>
 </text:a>
</text:p>
      <text:p text:style-name="P4">
<draw:frame draw:style-name="fr1" draw:name="Image295" text:anchor-type="as-char" svg:width="6.9236in" svg:height="9.301138in" draw:z-index="0">
<draw:image xlink:href="../Images/yкринформ/2023-04-18T19-05-30-03-00/1681833430-318.jpeg" xlink:type="simple" xlink:show="embed" xlink:actuate="onLoad" draw:mime-type="image/jpeg"/>
</draw:frame>
</text:p>
      <text:p text:style-name="P4">
Відкрито кримінальне провадження за фактом перевищення військовою службовоюособою влади чи службових повноважень (ч. 5 ст. 426-1 Кримінального кодексуУкраїни). Наразі офіцеру готується повідомлення про підозру за цією статтею.</text:p>
      <text:p text:style-name="P4">
<draw:frame draw:style-name="fr1" draw:name="Image296" text:anchor-type="as-char" svg:width="6.9236in" svg:height="4.692362in" draw:z-index="0">
<draw:image xlink:href="../Images/yкринформ/2023-04-18T19-05-30-03-00/1681833429-339.jpeg" xlink:type="simple" xlink:show="embed" xlink:actuate="onLoad" draw:mime-type="image/jpeg"/>
</draw:frame>
</text:p>
      <text:p text:style-name="P4">
Передбачене статтею покарання - позбавлення волі на строк до 12 років.</text:p>
      <text:p text:style-name="P4">
Як повідомляв Укрінформ, 18 квітня у <text:a xlink:type="simple" xlink:href="https://www.ukrinform.ua/tag-nacgvardia" text:style-name="Internet_20_link" text:visited-style-name="Visited_20_Internet_20_Link">
 </text:a>
 розпочали службову перевірку за фактом побиття солдата строковоїслужби.</text:p>
      <text:p text:style-name="P4">
Source: <text:a xlink:type="simple" xlink:href="https://www.ukrinform.ua/rubric-regions/3697613-dbr-rozslidue-fakti-znusanna-oficera-z-vijskovogo-na-ivanofrankivsini.html" text:style-name="Internet_20_link" text:visited-style-name="Visited_20_Internet_20_Link">
https://www.ukrinform.ua/rubric-regions/3697613-dbr-rozslidue-fakti-znusanna-oficera-z-vijskovogo-na-ivanofrankivsini.html</text:a>
</text:p>
      <!--NEWS-->
      <text:h text:style-name="P10" text:outline-level="1">
<text:span text:style-name="T4">
Польща розблокує транзит українського збіжжя з опівночі 21 квітня</text:span>
</text:h>
      <text:p text:style-name="P4">
Authors: Ukrinform (Person)</text:p>
      <text:p text:style-name="P4">
Publisher: Укринформ (Organization)</text:p>
      <text:p text:style-name="P4">
Published Time: 2023-04-18T19:11:00+03:00</text:p>
      <text:p text:style-name="P4">
Modified Time: 2023-04-18T19:11:00+03:00</text:p>
      <text:p text:style-name="P4">
Description: Польща розблокує з п’ятниці, 21 квітня, транзит через територію країни українського збіжжя до портів в Європі. Однак залишається в силі заборона на ввезення української сільськогосподарської продукції на польський ринок. — Укрінформ.</text:p>
      <text:p text:style-name="P4">
Images: ["<text:a xlink:type="simple" xlink:href="https://static.ukrinform.com/photos/2022_07/thumb_files/630_360_1659092121-788.jpg" text:style-name="Internet_20_link" text:visited-style-name="Visited_20_Internet_20_Link">
630_360_16590...</text:a>
"]</text:p>
      <text:p text:style-name="P4">
Tags: ['Експорт', 'Польща', 'Україна', 'Зерно']</text:p>
      <text:p text:style-name="P4">
Type: Article</text:p>
      <!--METADATA-->
      <text:p text:style-name="P4">
<draw:frame draw:style-name="fr1" draw:name="Image297" text:anchor-type="as-char" svg:width="6.9236in" svg:height="3.956343in" draw:z-index="0">
<draw:image xlink:href="../Images/yкринформ/2023-04-18T19-11-00-03-00/630_360_1659092121-788.jpg" xlink:type="simple" xlink:show="embed" xlink:actuate="onLoad" draw:mime-type="image/jpeg"/>
</draw:frame>
 Польщарозблокує з п’ятниці, 21 квітня, транзит через територію країни українськогозбіжжя до портів в Європі. Однак залишається в силі заборона на ввезенняукраїнської сільськогосподарської продукції на польський ринок.</text:p>
      <text:p text:style-name="P4">
Про це під час спільної пресконференції у Варшаві заявили віцепрем’єркаУкраїни Юлія Свириденко, міністр сільського господарства України МиколаСольський, міністр сільського господарства РП Роберт Телус та міністр розвиткуі технологій РП Вальдемар Буда, передає власний кореспондент Укрінформу.</text:p>
      <text:p text:style-name="P4">
“В результаті наших переговорів, які тривали два дні, ми вирішили, що транзитукраїнських товарів через <text:a xlink:type="simple" xlink:href="https://www.ukrinform.ua/tag-polsa" text:style-name="Internet_20_link" text:visited-style-name="Visited_20_Internet_20_Link">
 </text:a>
 будерозблокований з четверга на п’ятницю”, - заявила Свириденко.</text:p>
      <text:p text:style-name="P4">
Вона висловила впевненість, що українські експортери відповідальнопоставляться до польських вимог транзиту. Свириденко висловила вдячністьПольщі за допомогу у складний період російської агресії проти України.</text:p>
      <text:p text:style-name="P4">
Своєю чергою Сольський зазначив, що переговори “були успішними”, і подякувавпольські стороні за підтримку і солідарність з Україною.</text:p>
      <text:p text:style-name="P4">
<text:span text:style-name="T4">
Читайте також:</text:span>
 <text:a xlink:type="simple" xlink:href="https://www.ukrinform.ua/rubric-economy/3697597-evrokomisia-zavtra-obgovorit-robotu-koridoriv-solidarnosti-z-ukrainou-ta-ii-susidami.html" text:style-name="Internet_20_link" text:visited-style-name="Visited_20_Internet_20_Link">
 </text:a>
</text:p>
      <text:p text:style-name="P4">
Польський міністр Телус поінформував про технічні рішення, що дозволилирозблокувати транзит українського збіжжя. По-перше, упродовж певного часупотяги через територію Польщі до польських портів чи кордонів з іншимикраїнами йтимуть під конвоєм відповідних польських служб. По-друге,запроваджуватиметься механізм SENT (система електронного контролю затранспортом), і по-третє, усі вагони із збіжжям пломбуватимуться іобладнуватимуться GPS-датчиками.</text:p>
      <text:p text:style-name="P4">
Телус підкреслив, що завдяки цим рішенням жодна тонна українського зерна незможе залишитися в Польщі, а поїде “коридорами солідарності” до третіх країн.</text:p>
      <text:p text:style-name="P4">
Міністр Буда зазначив, що два дні для відновлення транзиту потрібні длявведення в дію розпоряджень про встановлення електронних пломб, застосуваннямеханізму SENT щодо українського збіжжя.</text:p>
      <text:p text:style-name="P4">
За його словами, в польському розпорядженні буде запис, що український трейдерчи перевізники не зможуть відмовитися від транзиту і не зможуть змінити місцепризначення товару.</text:p>
      <text:p text:style-name="P4">
“У зв’язку з цим ми продовжуємо заборону на ввезення товарів до Польщі, адаємо можливість їх перевозити до чотирьох польських портів і до іншихєвропейських країн”, - наголосив Буда.</text:p>
      <text:p text:style-name="P4">
<text:span text:style-name="T4">
Читайте також:</text:span>
 <text:a xlink:type="simple" xlink:href="https://www.ukrinform.ua/rubric-economy/3697537-u-polsi-prosat-pereglanuti-zaboronu-na-vvezenna-agroprodukcii-z-ukraini-bo-vona-be-po-biznesu.html" text:style-name="Internet_20_link" text:visited-style-name="Visited_20_Internet_20_Link">
 </text:a>
</text:p>
      <text:p text:style-name="P4">
Він також звернув увагу, що Польща хоче, аби ухвалена з українською стороноюдомовленість була затверджена на європейському рівні. Тому польські міністри зцього приводу вестимуть переговори з європейськими чиновниками.</text:p>
      <text:p text:style-name="P4">
Буда також висловив сподівання, що у випадку порушення перевізниками читрейдерами встановлених правил транзиту українська сторона позбавлятиме їхліцензій, крім штрафів, які вони змушені будуть заплатити в Польщі.</text:p>
      <text:p text:style-name="P4">
Як повідомлялося, 15 квітня набуло чинності розпорядження міністра розвитку ітехнологій Польщі про <text:a xlink:type="simple" xlink:href="https://www.ukrinform.ua/rubric-economy/3692981-ukraina-prizupinae-eksport-zbizza-do-polsi.html" text:style-name="Internet_20_link" text:visited-style-name="Visited_20_Internet_20_Link">
 </text:a>
 , а такожввезення до РП сільськогосподарських продуктів з України. Документ запроваджуєзаборону до 30 червня на ввезення широкого переліку українських продуктів,зокрема збіжжя, фруктів, овочів, м’яса, цукру, меду, вина тощо.</text:p>
      <text:p text:style-name="P4">
Єврокомісія вважає неприйнятними односторонні торговельні рішення Польщі таінших сусідів України, які заборонили імпорт і транзит українського зерна таінших сільськогосподарських продуктів.</text:p>
      <text:p text:style-name="P4">
<text:span text:style-name="T4">
Читайте також:</text:span>
 <text:a xlink:type="simple" xlink:href="https://www.ukrinform.ua/rubric-economy/3697514-eksport-ukrainskoi-agroprodukcii-dozvoliv-strimati-inflaciu-v-es-visockij.html" text:style-name="Internet_20_link" text:visited-style-name="Visited_20_Internet_20_Link">
 </text:a>
</text:p>
      <text:p text:style-name="P4">
З цього приводу у Варшаві два дні тривали переговори української та польськоїурядових делегацій щодо пошуку шляхів виходу з кризової ситуації.</text:p>
      <text:p text:style-name="P4">
Source: <text:a xlink:type="simple" xlink:href="https://www.ukrinform.ua/rubric-economy/3697618-polsa-rozblokue-tranzit-ukrainskogo-zbizza-z-opivnoci-21-kvitna.html" text:style-name="Internet_20_link" text:visited-style-name="Visited_20_Internet_20_Link">
https://www.ukrinform.ua/rubric-economy/3697618-polsa-rozblokue-tranzit-ukrainskogo-zbizza-z-opivnoci-21-kvitna.html</text:a>
</text:p>
      <!--NEWS-->
      <text:h text:style-name="P10" text:outline-level="1">
<text:span text:style-name="T4">
Тренерка Ковтуна: Ці нагороди - це чергове визнання нашої праці, усіх зусиль та жертв Іллі</text:span>
</text:h>
      <text:p text:style-name="P4">
Authors: Ukrinform (Person)</text:p>
      <text:p text:style-name="P4">
Publisher: Укринформ (Organization)</text:p>
      <text:p text:style-name="P4">
Published Time: 2023-04-18T19:13:05+03:00</text:p>
      <text:p text:style-name="P4">
Modified Time: 2023-04-18T19:13:05+03:00</text:p>
      <text:p text:style-name="P4">
Description: Тренерка спортивного гімнаста Іллі Ковтуна Ірина Надюк оцінила виступ свого підопічного на чемпіонаті Європи зі спортивної гімнастики, в якому спортсмен завоював три нагороди: «золото» у вправах на паралельних брусах та дві «бронзи» - у вправах на перекладині та в особистому багатоборстві.</text:p>
      <text:p text:style-name="P4">
— Укрінформ.</text:p>
      <text:p text:style-name="P4">
Images: ["<text:a xlink:type="simple" xlink:href="https://static.ukrinform.com/photos/2023_04/thumb_files/630_360_1681833618-188.jpg" text:style-name="Internet_20_link" text:visited-style-name="Visited_20_Internet_20_Link">
630_360_16818...</text:a>
", "<text:a xlink:type="simple" xlink:href="https://static.ukrinform.com/photos/2023_04/1681833633-449.jpg" text:style-name="Internet_20_link" text:visited-style-name="Visited_20_Internet_20_Link">
1681833633-44...</text:a>
"]</text:p>
      <text:p text:style-name="P4">
Tags: ['Гімнастика']</text:p>
      <text:p text:style-name="P4">
Type: Article</text:p>
      <!--METADATA-->
      <text:p text:style-name="P4">
<draw:frame draw:style-name="fr1" draw:name="Image298" text:anchor-type="as-char" svg:width="6.9236in" svg:height="3.956343in" draw:z-index="0">
<draw:image xlink:href="../Images/yкринформ/2023-04-18T19-13-05-03-00/630_360_1681833618-188.jpg" xlink:type="simple" xlink:show="embed" xlink:actuate="onLoad" draw:mime-type="image/jpeg"/>
</draw:frame>
 Тренеркаспортивного гімнаста Іллі Ковтуна Ірина Надюк оцінила виступ свого підопічногона чемпіонаті Європи зі спортивної гімнастики, в якому спортсмен завоював тринагороди: «золото» у вправах на паралельних брусах та дві «бронзи» - у вправахна перекладині та в особистому багатоборстві.</text:p>
      <text:p text:style-name="P4">
Вона розповіла про це в розмові ексклюзивно для Укрінформу.</text:p>
      <text:p text:style-name="P4">
«Для Іллі це вже другий дорослий чемпіонат Європи. Він дуже потужно йнаполегливо готувався саме до цих стартів. Ми пройшли сильні тривалінавантаження протягом довгого періоду, зробили багато роботи, роблячи ставкуна максимальну допомогу команді з відбором до чемпіонату світу-2023 й власнебагатоборство, також на певні окремі прилади. Ці нагороди - це черговевизнання нашої праці, усіх зусиль та жертв Іллі. Ці нагороди є підтвердженнямнезламності українського народу й готовності боротися до самого переможногокінця», - сказала Надюк.</text:p>
      <text:p text:style-name="P4">
<draw:frame draw:style-name="fr1" draw:name="Image299" text:anchor-type="as-char" svg:width="6.9236in" svg:height="6.9236in" draw:z-index="0">
<draw:image xlink:href="../Images/yкринформ/2023-04-18T19-13-05-03-00/1681833633-449.jpg" xlink:type="simple" xlink:show="embed" xlink:actuate="onLoad" draw:mime-type="image/jpeg"/>
</draw:frame>
</text:p>
      <text:p text:style-name="P4">
Тренерка Іллі наголосила, що плани та амбіції Ковтуна не співпали зрезультатами на чемпіонаті Європи.</text:p>
      <text:p text:style-name="P4">
«Іллі довелося максимально виступити в перший день для команди, де вінпродемонстрував найкраще своє багатоборство у дорослій гімнастиці на сьогодні.Він не встиг відновитися для власного результату з багатоборства, була лишеодна доба. Ми планували та й усі бачили, що перемога мала бути за нами, протеце спорт, а тим паче гімнастика. Ілля припустився великої помилки на другомуприладі «кінь-махи», а потім ще й було падіння на опорному стрибку! Післячотирьох приладів, ми були аж 18-ті, але Ілля не покинув боротися. Попередудва його види й там він виклався на максимум й нереальне зробив реальним. З18-ї сходинки піднявся на п'єдестал, на третю сходинку. В окремих видах митакож могли досягти більшого: на вільних вправах була прикра помилка впередостанній діагоналі, втратили 0.5-0.6 балів, могли бути третіми, але сталишостими. На «кінь-махи» маленькі похибки дали можливість суддям поставити Іллюна 5-е місце, проте ми йшли боротися за третє», - пояснює Надюк.</text:p>
      <text:p text:style-name="P4">
За словами тренерки, на цьому Ковтун не збирається зупинятись.</text:p>
      <text:p text:style-name="P4">
«Ми надалі показуватимемо незламність українського народу, будемо складатигідну конкуренцію у світі гімнастики. Головна ціль – взяти ліцензію наОлімпійській ігри-2024», - додала тренерка Ковтуна.</text:p>
      <text:p text:style-name="P4">
<text:span text:style-name="T4">
Читайте також:</text:span>
 <text:a xlink:type="simple" xlink:href="https://www.ukrinform.ua/rubric-other_news/3696676-illa-kovtun-zdobuv-debutne-zoloto-na-ce-zi-sportivnoi-gimnastiki.html" text:style-name="Internet_20_link" text:visited-style-name="Visited_20_Internet_20_Link">
 <text:span text:style-name="T4">
гімнастики</text:span>
 </text:a>
</text:p>
      <text:p text:style-name="P4">
Як повідомляв Укрінформ, збірна України зі спортивної гімнастики завершилавиступи на чемпіонаті Європи, де показала найкращий результат за шість років:українські гімнасти вибороли чотири медалі та фінішували у топ-5 заліку.</text:p>
      <text:p text:style-name="P4">
Фото: facebook.com/irinandk</text:p>
      <text:p text:style-name="P4">
Source: <text:a xlink:type="simple" xlink:href="https://www.ukrinform.ua/rubric-sports/3697619-trenerka-kovtuna-ci-nagorodi-ce-cergove-viznanna-nasoi-praci-usih-zusil-ta-zertv-illi.html" text:style-name="Internet_20_link" text:visited-style-name="Visited_20_Internet_20_Link">
https://www.ukrinform.ua/rubric-sports/3697619-trenerka-kovtuna-ci-nagorodi-ce-cergove-viznanna-nasoi-praci-usih-zusil-ta-zertv-illi.html</text:a>
</text:p>
      <!--NEWS-->
      <text:h text:style-name="P10" text:outline-level="1">
<text:span text:style-name="T4">
Житомирські студенти створили інтерактивну «дошку майбутнього»</text:span>
</text:h>
      <text:p text:style-name="P4">
Authors: Ukrinform (Person)</text:p>
      <text:p text:style-name="P4">
Publisher: Укринформ (Organization)</text:p>
      <text:p text:style-name="P4">
Published Time: 2023-04-18T19:20:00+03:00</text:p>
      <text:p text:style-name="P4">
Modified Time: 2023-04-18T19:20:00+03:00</text:p>
      <text:p text:style-name="P4">
Description: В інжиніринговій школі Noosphere, що діє на базі Поліського національного університету в Житомирі, розробили проєкт KiDesk, що перетворює звичайну стіну в багатофункціональну панель. — Укрінформ.</text:p>
      <text:p text:style-name="P4">
Images: ["<text:a xlink:type="simple" xlink:href="https://static.ukrinform.com/photos/2023_04/thumb_files/630_360_1681834293-365.jpg" text:style-name="Internet_20_link" text:visited-style-name="Visited_20_Internet_20_Link">
630_360_16818...</text:a>
", "<text:a xlink:type="simple" xlink:href="https://static.ukrinform.com/photos/2023_04/1681834293-670.jpg" text:style-name="Internet_20_link" text:visited-style-name="Visited_20_Internet_20_Link">
1681834293-67...</text:a>
", "<text:a xlink:type="simple" xlink:href="https://static.ukrinform.com/photos/2023_04/1681834293-944.jpg" text:style-name="Internet_20_link" text:visited-style-name="Visited_20_Internet_20_Link">
1681834293-94...</text:a>
"]</text:p>
      <text:p text:style-name="P4">
Tags: ['Технології', 'Винахід', 'Житомир']</text:p>
      <text:p text:style-name="P4">
Type: Article</text:p>
      <!--METADATA-->
      <text:p text:style-name="P4">
<draw:frame draw:style-name="fr1" draw:name="Image300" text:anchor-type="as-char" svg:width="6.9236in" svg:height="3.956343in" draw:z-index="0">
<draw:image xlink:href="../Images/yкринформ/2023-04-18T19-20-00-03-00/630_360_1681834293-365.jpg" xlink:type="simple" xlink:show="embed" xlink:actuate="onLoad" draw:mime-type="image/jpeg"/>
</draw:frame>
 Вінжиніринговій школі Noosphere, що діє на базі Поліського національногоуніверситету в Житомирі, розробили проєкт KiDesk, що перетворює звичайну стінув багатофункціональну панель.</text:p>
      <text:p text:style-name="P4">
Про це кореспондентові Укрінформу розповіла керівниця лабораторії«Інжинірингова школа Noosphere» у Житомирі Катерина Молодецька.</text:p>
      <text:p text:style-name="P4">
«Ми розпочали роботу над проєктом KiDesk взимку 2022 року, але через події вУкраїні довелося його відкласти. Ідея цього проєкту виникла в рамках нашоїроботи, пов’язаної зі створенням інтерактивних експонатів, цікавих дітям, коливони можуть взаємодіяти з поверхнями та зображеннями. Тому ми вирішилирозробити таку інтерактивну стіну, яка перетворює звичайну стіну вбагатофункціональну сенсорну модель», - зазначила Молодецька.</text:p>
      <text:p text:style-name="P4">
<draw:frame draw:style-name="fr1" draw:name="Image301" text:anchor-type="as-char" svg:width="6.9236in" svg:height="4.615733in" draw:z-index="0">
<draw:image xlink:href="../Images/yкринформ/2023-04-18T19-20-00-03-00/1681834293-670.jpg" xlink:type="simple" xlink:show="embed" xlink:actuate="onLoad" draw:mime-type="image/jpeg"/>
</draw:frame>
</text:p>
      <text:p text:style-name="P4">
За її словами, проєкт KiDesk розробили студенти Поліського національногоуніверситету Максим Поліщук та Василь Сус. Вони самостійно реалізовувалитехнічну (складається з камери глибинного зору і <text:a xlink:type="simple" xlink:href="https://www.ukrinform.ua/tag-komputer" text:style-name="Internet_20_link" text:visited-style-name="Visited_20_Internet_20_Link">
</text:a>
 з проєктором, що поєднуються міжсобою) та програмну частину (панель управління всіма режимами).</text:p>
      <text:p text:style-name="P4">
<draw:frame draw:style-name="fr1" draw:name="Image302" text:anchor-type="as-char" svg:width="6.9236in" svg:height="4.615733in" draw:z-index="0">
<draw:image xlink:href="../Images/yкринформ/2023-04-18T19-20-00-03-00/1681834293-944.jpg" xlink:type="simple" xlink:show="embed" xlink:actuate="onLoad" draw:mime-type="image/jpeg"/>
</draw:frame>
</text:p>
      <text:p text:style-name="P4">
Зокрема на таку стіну виводять інформацію про будову сонячної системи, а рухомруки можна обрати будь-яку з планет, збільшивши зображення, та змінитишвидкість її обертання. Серед режимів є можливість керувати літаком, якийрухається до своєї цілі через перешкоди, виводити блискавку та проводити рукоюпо квітучому дереву, за рухом якої опадають пелюстки квітів.</text:p>
      <text:p text:style-name="P4">
«Це не єдина такого типу розробка на ринку і ми не претендуємо на створенняновітніх технологій. Утім ми намагалися створити нові режими, а такожрозробили унікальну панель управління та покращили якість взаємодії самогокористувача із зображенням», - зауважила керівниця лабораторії.</text:p>
      <text:p text:style-name="P4">
Молодецька додала, що така розробка цікава школярам, адже дає можливістьвзаємодіяти із зображенням, пізнавати природу та різні процеси.</text:p>
      <text:p text:style-name="P4">
<text:span text:style-name="T4">
Читайте також:</text:span>
 <text:a xlink:type="simple" xlink:href="https://www.ukrinform.ua/rubric-technology/3650969-apple-pracue-nad-sensornim-ekranom-dla-noutbuka-bloomberg.html" text:style-name="Internet_20_link" text:visited-style-name="Visited_20_Internet_20_Link">
 <text:span text:style-name="T4">
сенсорним</text:span>
 </text:a>
</text:p>
      <text:p text:style-name="P4">
Проєктом KiDesk вже зацікавився Дніпровський планетарій. Тому розробникипрограми зараз працюють над збільшенням кількості сценаріїв, пов’язаних іздослідженням космосу, аби відвідувачі планетарію могли скористатися цієюрозробкою.</text:p>
      <text:p text:style-name="P4">
Як повідомляв Укрінформ, в інжиніринговій школі при Поліському національномууніверситеті у Житомирі розробили мобільний додаток MobileAR, що дозволяєвізуалізувати у 3D-форматі планети сонячної системи.</text:p>
      <text:p text:style-name="P4">
Source: <text:a xlink:type="simple" xlink:href="https://www.ukrinform.ua/rubric-technology/3697621-zitomirski-studenti-stvorili-interaktivnu-dosku-majbutnogo.html" text:style-name="Internet_20_link" text:visited-style-name="Visited_20_Internet_20_Link">
https://www.ukrinform.ua/rubric-technology/3697621-zitomirski-studenti-stvorili-interaktivnu-dosku-majbutnogo.html</text:a>
</text:p>
      <!--NEWS-->
      <text:h text:style-name="P10" text:outline-level="1">
<text:span text:style-name="T4">
Військово-лікарські комісії працюватимуть у цивільних медзакладах за Програмою медгарантій - МОЗ</text:span>
</text:h>
      <text:p text:style-name="P4">
Authors: Ukrinform (Person)</text:p>
      <text:p text:style-name="P4">
Publisher: Укринформ (Organization)</text:p>
      <text:p text:style-name="P4">
Published Time: 2023-04-18T19:23:44+03:00</text:p>
      <text:p text:style-name="P4">
Modified Time: 2023-04-18T19:23:44+03:00</text:p>
      <text:p text:style-name="P4">
Description: Кабмін ухвалив постанову про впровадження нового пакета в межах Програми медичних гарантій, що передбачає проведення медоглядів командами лікарів військово-лікарських комісій, створених при територіальних центрах комплектування та соціальної підтримки. — Укрінформ.</text:p>
      <text:p text:style-name="P4">
Images: ["<text:a xlink:type="simple" xlink:href="https://static.ukrinform.com/photos/2023_01/thumb_files/630_360_1675107920-435.jpg" text:style-name="Internet_20_link" text:visited-style-name="Visited_20_Internet_20_Link">
630_360_16751...</text:a>
"]</text:p>
      <text:p text:style-name="P4">
Tags: ['МОЗ', 'Віктор Ляшко', 'Програма медгарантій', 'ВЛК']</text:p>
      <text:p text:style-name="P4">
Type: Article</text:p>
      <!--METADATA-->
      <text:p text:style-name="P4">
<draw:frame draw:style-name="fr1" draw:name="Image303" text:anchor-type="as-char" svg:width="6.9236in" svg:height="3.956343in" draw:z-index="0">
<draw:image xlink:href="../Images/yкринформ/2023-04-18T19-23-44-03-00/630_360_1675107920-435.jpg" xlink:type="simple" xlink:show="embed" xlink:actuate="onLoad" draw:mime-type="image/jpeg"/>
</draw:frame>
 Кабмінухвалив постанову про впровадження нового пакета в межах Програми медичнихгарантій, що передбачає проведення медоглядів командами лікарів військово-лікарських комісій, створених при територіальних центрах комплектування тасоціальної підтримки.</text:p>
      <text:p text:style-name="P4">
Про це повідомляє <text:a xlink:type="simple" xlink:href="https://moz.gov.ua/article/news/vijskovo-likarski-komisii-pracjuvatimut-na-bazi-civilnih-medzakladiv-za-programoju-medgarantij" text:style-name="Internet_20_link" text:visited-style-name="Visited_20_Internet_20_Link">
 </text:a>
Мінстерства охорони здоров'я, передає Укрінформ.</text:p>
      <text:p text:style-name="P4">
"Ми готові підставити своє плече, і сьогоднішнє рішення уряду щодовпровадження нового пакета в межах Програми медичних гарантій, який передбачаєпроведення медичних оглядів мультидисциплінарними командами лікарів ВЛК, щоутворюються при територіальних центрах комплектування та соціальної підтримки,чергове тому підтвердження. Наша мета – швидке та зручне надання послуг, де вцентрі людина", – зазначив міністр охорони здоров'я Віктор Ляшко.</text:p>
      <text:p text:style-name="P4">
У <text:a xlink:type="simple" xlink:href="https://www.ukrinform.ua/tag-moz" text:style-name="Internet_20_link" text:visited-style-name="Visited_20_Internet_20_Link">
 </text:a>
 зазначають, що позаштатні ВЛК, якідіють при територіальних центрах комплектування та соціальної підтримки,працюватимуть на базі цивільних лікарень. Їхню кількість та переліквизначатиме керівництво обласних військових та Київської адміністрацій.Водночас Нацслужба здоровʼя укладатиме договори з цими медзакладами тазабезпечуватиме оплату наданих послуг за новим пакетом «Медичний огляд осіб,який проводиться при територіальних центрах комплектування та соціальноїпідтримки».</text:p>
      <text:p text:style-name="P4">
<text:span text:style-name="T4">
Читайте також:</text:span>
 <text:a xlink:type="simple" xlink:href="https://www.ukrinform.ua/rubric-society/3672155-reformuvanna-vlk-trivatime-uprodovz-roku-venislavskij.html" text:style-name="Internet_20_link" text:visited-style-name="Visited_20_Internet_20_Link">
 <text:span text:style-name="T4">
ВЛК</text:span>
 </text:a>
</text:p>
      <text:p text:style-name="P4">
Усі послуги з пакета Програми медгарантій будуть безоплатними для тих, хтопроходить ВЛК. Зокрема, передбачається проведення лабораторних таінструментальних досліджень, оформлення проєктів довідок та формуваннямедичних висновків щодо стану здоров’я особи, спрямування особи за наявностіпоказань в інші медичні заклади для обстеження.</text:p>
      <text:p text:style-name="P4">
У МОЗ зауважують, що для отримання безоплатних послуг на базі цивільногомедичного закладу громадянин, який проходить ВЛК, повинен мати один іздокументів: картку обстеження та медичного огляду, картку медогляду кандидатана навчання у вищих військово-навчальних закладах, карту медогляду призовникаабо направлення керівника територіального центру комплектування та соціальноїпідтримки.</text:p>
      <text:p text:style-name="P4">
Як повідомляв Укрінформ, 11 квітня Верховна Рада ухвалила в першому читаннізаконопроєкти “Про внесення змін до статті 70 Основ законодавства України проохорону здоров’я (щодо роботи військово-лікарських комісій)” ( <text:a xlink:type="simple" xlink:href="https://itd.rada.gov.ua/billInfo/Bills/Card/41659" text:style-name="Internet_20_link" text:visited-style-name="Visited_20_Internet_20_Link">
</text:a>
 ) та “Про внесення зміндо Статуту внутрішньої Служби Збройних сил України щодо удосконалення питаньоформлення документів та лікування військовослужбовців під час дії воєнногостану” ( <text:a xlink:type="simple" xlink:href="https://itd.rada.gov.ua/billInfo/Bills/Card/41665" text:style-name="Internet_20_link" text:visited-style-name="Visited_20_Internet_20_Link">
 </text:a>
 ), якіпередбачають удосконалення роботи ВЛК.</text:p>
      <text:p text:style-name="P4">
Source: <text:a xlink:type="simple" xlink:href="https://www.ukrinform.ua/rubric-society/3697622-vijskovolikarski-komisii-pracuvatimut-u-civilnih-medzakladah-za-programou-medgarantij-moz.html" text:style-name="Internet_20_link" text:visited-style-name="Visited_20_Internet_20_Link">
https://www.ukrinform.ua/rubric-society/3697622-vijskovolikarski-komisii-pracuvatimut-u-civilnih-medzakladah-za-programou-medgarantij-moz.html</text:a>
</text:p>
      <!--NEWS-->
      <text:h text:style-name="P10" text:outline-level="1">
<text:span text:style-name="T4">
Штучний інтелект допоміг ідентифікувати 70 учасників «самооборони Криму» - прокуратура АРК</text:span>
</text:h>
      <text:p text:style-name="P4">
Authors: Ukrinform (Person)</text:p>
      <text:p text:style-name="P4">
Publisher: Укринформ (Organization)</text:p>
      <text:p text:style-name="P4">
Published Time: 2023-04-18T19:30:00+03:00</text:p>
      <text:p text:style-name="P4">
Modified Time: 2023-04-18T19:30:00+03:00</text:p>
      <text:p text:style-name="P4">
Description: Прокуратура за допомогою штучного інтелекту ідентифікувала 70 учасників незаконного збройного формування «Самооборона Криму» та встановила місце перебування 150 дітей-сиріт та дітей, позбавлених батьківського піклування. — Укрінформ.</text:p>
      <text:p text:style-name="P4">
Images: ["<text:a xlink:type="simple" xlink:href="https://static.ukrinform.com/photos/2020_06/thumb_files/630_360_1592004241-290.jpg" text:style-name="Internet_20_link" text:visited-style-name="Visited_20_Internet_20_Link">
630_360_15920...</text:a>
"]</text:p>
      <text:p text:style-name="P4">
Tags: ['Окупація Криму', 'Прокуратура', 'Штучний інтелект']</text:p>
      <text:p text:style-name="P4">
Type: Article</text:p>
      <!--METADATA-->
      <text:p text:style-name="P4">
<draw:frame draw:style-name="fr1" draw:name="Image304" text:anchor-type="as-char" svg:width="6.9236in" svg:height="3.948353in" draw:z-index="0">
<draw:image xlink:href="../Images/yкринформ/2023-04-18T19-30-00-03-00/630_360_1592004241-290.jpg" xlink:type="simple" xlink:show="embed" xlink:actuate="onLoad" draw:mime-type="image/jpeg"/>
</draw:frame>
Прокуратура за допомогою штучного інтелекту ідентифікувала 70 учасниківнезаконного збройного формування «Самооборона Криму» та встановила місцеперебування 150 дітей-сиріт та дітей, позбавлених батьківського піклування.</text:p>
      <text:p text:style-name="P4">
Про це повідомила у <text:a xlink:type="simple" xlink:href="https://www.facebook.com/prok.arkrym/posts/pfbid0v7JGYLq6vhhWnSVSkWwiBrCwUPUaJaoRyoWyKQvVwvQ64zns4dj627yGiLq18urgl" text:style-name="Internet_20_link" text:visited-style-name="Visited_20_Internet_20_Link">
</text:a>
прокуратура Автономної Республіки Крим та м. Севастополя, передає Укрінформ.</text:p>
      <text:p text:style-name="P4">
У прокуратурі зауважили, що через відсутність доступу до окупованої територіїускладнюється досудове розслідування злочинів загарбників у <text:a xlink:type="simple" xlink:href="https://www.ukrinform.ua/tag-krim" text:style-name="Internet_20_link" text:visited-style-name="Visited_20_Internet_20_Link">
</text:a>
 .</text:p>
      <text:p text:style-name="P4">
Зазначається, що була задіяна інтелектуальна платформа Clearview AI, що працюєна основі технології розпізнавання облич.</text:p>
      <text:p text:style-name="P4">
«До прикладу, за один місяць використання програми вдалося ідентифікувати таздобути докази щодо 70 учасників незаконного збройного формування «СамооборонаКриму», які допомагали зс рф під час окупації Криму та причетні до вчиненняряду злочинів. За допомогою можливостей платформи вдалося встановити місцеперебування 150 дітей-сиріт та дітей, позбавлених батьківського піклування, щолишалися на півострові у 2014 році, й потенційно могли бути депортовані натериторію рф», - розповіли у прокуратурі.</text:p>
      <text:p text:style-name="P4">
<text:span text:style-name="T4">
Читайте також:</text:span>
 <text:a xlink:type="simple" xlink:href="https://www.ukrinform.ua/rubric-crimea/3601900-odin-z-vatazkiv-samooboroni-krimu-moze-sisti-na-15-rokiv.html" text:style-name="Internet_20_link" text:visited-style-name="Visited_20_Internet_20_Link">
 <text:span text:style-name="T4">
самооборони</text:span>
 <text:span text:style-name="T4">
Криму</text:span>
</text:a>
</text:p>
      <text:p text:style-name="P4">
Я повідомлялося, до суду скеровано обвинувальний акт стосовно « <text:a xlink:type="simple" xlink:href="https://www.ukrinform.ua/rubric-crimea/3617205-komandira-samooboroni-krimu-suditimut-za-sprianna-okupacii-pivostrova.html" text:style-name="Internet_20_link" text:visited-style-name="Visited_20_Internet_20_Link">
</text:a>
 », який учинив низку тяжкихзлочинів під час окупації півострова.</text:p>
      <text:p text:style-name="P4">
Source: <text:a xlink:type="simple" xlink:href="https://www.ukrinform.ua/rubric-crimea/3697625-stucnij-intelekt-dopomig-identifikuvati-70-ucasnikiv-samooboroni-krimu-prokuratura-ark.html" text:style-name="Internet_20_link" text:visited-style-name="Visited_20_Internet_20_Link">
https://www.ukrinform.ua/rubric-crimea/3697625-stucnij-intelekt-dopomig-identifikuvati-70-ucasnikiv-samooboroni-krimu-prokuratura-ark.html</text:a>
</text:p>
      <!--NEWS-->
      <text:h text:style-name="P10" text:outline-level="1">
<text:span text:style-name="T4">
У ТЦ «Глобус» на Майдані шукають вибухівку</text:span>
</text:h>
      <text:p text:style-name="P4">
Authors: Ukrinform (Person)</text:p>
      <text:p text:style-name="P4">
Publisher: Укринформ (Organization)</text:p>
      <text:p text:style-name="P4">
Published Time: 2023-04-18T19:33:00+03:00</text:p>
      <text:p text:style-name="P4">
Modified Time: 2023-04-18T19:33:00+03:00</text:p>
      <text:p text:style-name="P4">
Description: Правоохоронці перевіряють інформацію щодо ймовірного замінування столичного торговельного центру "Глобус", що на Майдані Незалежності. — Укрінформ.</text:p>
      <text:p text:style-name="P4">
Images: ["<text:a xlink:type="simple" xlink:href="https://static.ukrinform.com/photos/2019_05/thumb_files/630_360_1559149765-199.jpg" text:style-name="Internet_20_link" text:visited-style-name="Visited_20_Internet_20_Link">
630_360_15591...</text:a>
"]</text:p>
      <text:p text:style-name="P4">
Tags: ['ДСНС', 'Мінування', 'Київ']</text:p>
      <text:p text:style-name="P4">
Type: Article</text:p>
      <!--METADATA-->
      <text:p text:style-name="P4">
<draw:frame draw:style-name="fr1" draw:name="Image305" text:anchor-type="as-char" svg:width="6.9236in" svg:height="3.956343in" draw:z-index="0">
<draw:image xlink:href="../Images/yкринформ/2023-04-18T19-33-00-03-00/630_360_1559149765-199.jpg" xlink:type="simple" xlink:show="embed" xlink:actuate="onLoad" draw:mime-type="image/jpeg"/>
</draw:frame>
Правоохоронці перевіряють інформацію щодо ймовірного замінування столичноготорговельного центру "Глобус", що на Майдані Незалежності.</text:p>
      <text:p text:style-name="P4">
Про це у коментарі Укрінформу повідомила речниця Головного управлінняДержавної служби з надзвичайних ситуацій у <text:a xlink:type="simple" xlink:href="https://www.ukrinform.ua/tag-kiiv" text:style-name="Internet_20_link" text:visited-style-name="Visited_20_Internet_20_Link">
 </text:a>
 Світлана Водолага.</text:p>
      <text:p text:style-name="P4">
"Інформація щодо замінуваня є, наразі правоохоронці перевіряють її", - сказалаВодолага.</text:p>
      <text:p text:style-name="P4">
<text:span text:style-name="T4">
Читайте також:</text:span>
 <text:a xlink:type="simple" xlink:href="https://www.ukrinform.ua/rubric-kyiv/3691523-u-kievi-ogolosili-pidozru-coloviku-akij-zaminuvav-trc-retrovil.html" text:style-name="Internet_20_link" text:visited-style-name="Visited_20_Internet_20_Link">
 <text:span text:style-name="T4">
замінува</text:span>
 </text:a>
</text:p>
      <text:p text:style-name="P4">
Раніше у ЗМІ повідомляли, що із столичного ТЦ "Глобус" людей почали виводитина вулицю через повідомлення про замінування.</text:p>
      <text:p text:style-name="P4">
Source: <text:a xlink:type="simple" xlink:href="https://www.ukrinform.ua/rubric-kyiv/3697628-u-tc-globus-na-majdani-sukaut-vibuhivku.html" text:style-name="Internet_20_link" text:visited-style-name="Visited_20_Internet_20_Link">
https://www.ukrinform.ua/rubric-kyiv/3697628-u-tc-globus-na-majdani-sukaut-vibuhivku.html</text:a>
</text:p>
      <!--NEWS-->
      <text:h text:style-name="P10" text:outline-level="1">
<text:span text:style-name="T4">
У Фінляндії щодня проходять пікети біля консульства рф через війну в Україні</text:span>
</text:h>
      <text:p text:style-name="P4">
Authors: Ukrinform (Person)</text:p>
      <text:p text:style-name="P4">
Publisher: Укринформ (Organization)</text:p>
      <text:p text:style-name="P4">
Published Time: 2023-04-18T19:37:08+03:00</text:p>
      <text:p text:style-name="P4">
Modified Time: 2023-04-18T19:37:08+03:00</text:p>
      <text:p text:style-name="P4">
Description: Група жителів Аландських островів і в будні, і на свята збирається на пікет о 17:00 годині біля російського консульства в місті Марієгамн. — Укрінформ.</text:p>
      <text:p text:style-name="P4">
Images: ["<text:a xlink:type="simple" xlink:href="https://static.ukrinform.com/photos/2023_04/thumb_files/630_360_1681835670-288.jpg" text:style-name="Internet_20_link" text:visited-style-name="Visited_20_Internet_20_Link">
630_360_16818...</text:a>
", "<text:a xlink:type="simple" xlink:href="https://static.ukrinform.com/photos/2023_04/1681835601-567.jpg" text:style-name="Internet_20_link" text:visited-style-name="Visited_20_Internet_20_Link">
1681835601-56...</text:a>
"]</text:p>
      <text:p text:style-name="P4">
Tags: ['Фінляндія', 'Консульство', 'росія', 'Пікет']</text:p>
      <text:p text:style-name="P4">
Type: Article</text:p>
      <!--METADATA-->
      <text:p text:style-name="P4">
<draw:frame draw:style-name="fr1" draw:name="Image306" text:anchor-type="as-char" svg:width="6.9236in" svg:height="3.956343in" draw:z-index="0">
<draw:image xlink:href="../Images/yкринформ/2023-04-18T19-37-08-03-00/630_360_1681835670-288.jpg" xlink:type="simple" xlink:show="embed" xlink:actuate="onLoad" draw:mime-type="image/jpeg"/>
</draw:frame>
 Групажителів Аландських островів і в будні, і на свята збирається на пікет о 17:00годині біля російського консульства в місті Марієгамн.</text:p>
      <text:p text:style-name="P4">
Як передає Укрінформ, про це повідомляє <text:a xlink:type="simple" xlink:href="http://yle.fi/a/74-20027734" text:style-name="Internet_20_link" text:visited-style-name="Visited_20_Internet_20_Link">
 </text:a>
 .</text:p>
      <text:p text:style-name="P4">
Перша акція відбулася одразу після початку російського вторгнення. Акціїпротесту проходили вже понад 400 разів.</text:p>
      <text:p text:style-name="P4">
Крім лозунгів на підтримку Україні, біля консульства скандують також гасла татримають плакати, які засуджують дії президента <text:a xlink:type="simple" xlink:href="https://www.ukrinform.ua/tag-rosia" text:style-name="Internet_20_link" text:visited-style-name="Visited_20_Internet_20_Link">
</text:a>
 володимира путіна в Україні.</text:p>
      <text:p text:style-name="P4">
Зазвичай на пікет приходять близько 30 осіб. Деякі люди беруть участь умітингах майже щодня, інші – коли можуть.</text:p>
      <text:p text:style-name="P4">
Один з постійних учасників акцій протесту Моссе Валлен заявив, що мешканціАландських островів розгнівані росією і бажають підтримати український народ.</text:p>
      <text:p text:style-name="P4">
Зазначається, що нині жителі Аландських островів розмірковують про своєставлення до демілітаризованого статусу території, НАТО та російської загрози.</text:p>
      <text:p text:style-name="P4">
<draw:frame draw:style-name="fr1" draw:name="Image307" text:anchor-type="as-char" svg:width="6.9236in" svg:height="3.89773in" draw:z-index="0">
<draw:image xlink:href="../Images/yкринформ/2023-04-18T19-37-08-03-00/1681835601-567.jpg" xlink:type="simple" xlink:show="embed" xlink:actuate="onLoad" draw:mime-type="image/jpeg"/>
</draw:frame>
</text:p>
      <text:p text:style-name="P4">
Одночасно з тим у регіоні розглядається громадянська ініціатива про скасуванняросійського консульства у Марієгамні.</text:p>
      <text:p text:style-name="P4">
<text:span text:style-name="T4">
Читайте також:</text:span>
 <text:a xlink:type="simple" xlink:href="https://www.ukrinform.ua/rubric-diaspora/3685750-u-kanadi-proveli-hodu-ta-miting-na-pidtrimku-ukraini.html" text:style-name="Internet_20_link" text:visited-style-name="Visited_20_Internet_20_Link">
 <text:span text:style-name="T4">
Канаді</text:span>
 <text:span text:style-name="T4">
провели</text:span>
 <text:span text:style-name="T4">
ходу</text:span>
 <text:span text:style-name="T4">
мітинг</text:span>
 <text:span text:style-name="T4">
підтримку</text:span>
<text:span text:style-name="T4">
України</text:span>
 </text:a>
</text:p>
      <text:p text:style-name="P4">
Як повідомлялося, Аландські острови — архіпелаг в Балтійському морі на вході вБотнічну затоку, автономія у складі Фінляндії, має особливий демілітаризованийстатус.</text:p>
      <text:p text:style-name="P4">
Source: <text:a xlink:type="simple" xlink:href="https://www.ukrinform.ua/rubric-world/3697629-u-finlandii-sodna-prohodat-piketi-bila-konsulstva-rf-cerez-vijnu-v-ukraini.html" text:style-name="Internet_20_link" text:visited-style-name="Visited_20_Internet_20_Link">
https://www.ukrinform.ua/rubric-world/3697629-u-finlandii-sodna-prohodat-piketi-bila-konsulstva-rf-cerez-vijnu-v-ukraini.html</text:a>
</text:p>
      <!--NEWS-->
      <text:h text:style-name="P10" text:outline-level="1">
<text:span text:style-name="T4">
Yahoo Japan тестує платіжну систему з розпізнаванням обличчя</text:span>
</text:h>
      <text:p text:style-name="P4">
Authors: Ukrinform (Person)</text:p>
      <text:p text:style-name="P4">
Publisher: Укринформ (Organization)</text:p>
      <text:p text:style-name="P4">
Published Time: 2023-04-18T19:41:00+03:00</text:p>
      <text:p text:style-name="P4">
Modified Time: 2023-04-18T19:41:00+03:00</text:p>
      <text:p text:style-name="P4">
Description: Компанія Yahoo! Japan Corporation тестує систему, яка дозволятиме людям здійснювати покупки без банківських карток чи смартфонів - за допомогою розпізнавання обличчя. — Укрінформ.</text:p>
      <text:p text:style-name="P4">
Images: ["<text:a xlink:type="simple" xlink:href="https://static.ukrinform.com/photos/2023_02/thumb_files/630_360_1676288732-610.jpg" text:style-name="Internet_20_link" text:visited-style-name="Visited_20_Internet_20_Link">
630_360_16762...</text:a>
"]</text:p>
      <text:p text:style-name="P4">
Tags: ['Японія', 'Технології', 'Гаджети']</text:p>
      <text:p text:style-name="P4">
Type: Article</text:p>
      <!--METADATA-->
      <text:p text:style-name="P4">
<draw:frame draw:style-name="fr1" draw:name="Image308" text:anchor-type="as-char" svg:width="6.9236in" svg:height="3.956343in" draw:z-index="0">
<draw:image xlink:href="../Images/yкринформ/2023-04-18T19-41-00-03-00/630_360_1676288732-610.jpg" xlink:type="simple" xlink:show="embed" xlink:actuate="onLoad" draw:mime-type="image/jpeg"/>
</draw:frame>
 КомпаніяYahoo! Japan Corporation тестує систему, яка дозволятиме людям здійснюватипокупки без банківських карток чи смартфонів - за допомогою розпізнаванняобличчя.</text:p>
      <text:p text:style-name="P4">
Про це повідомляє <text:a xlink:type="simple" xlink:href="https://www3.nhk.or.jp/nhkworld/en/news/20230417_33/" text:style-name="Internet_20_link" text:visited-style-name="Visited_20_Internet_20_Link">
 </text:a>
 ,передає Укрінформ.</text:p>
      <text:p text:style-name="P4">
Yahoo! Japan Corporation почала тестувати послугу в торговій точці в Токіо, депродаються харчі та товари повсякденного вжитку.</text:p>
      <text:p text:style-name="P4">
Користувачі реєструють своє фото на вебсайті через <text:a xlink:type="simple" xlink:href="https://www.ukrinform.ua/tag-smartfon" text:style-name="Internet_20_link" text:visited-style-name="Visited_20_Internet_20_Link">
</text:a>
 та прив’язують особистий кабінет досервісу безготівкової оплати.</text:p>
      <text:p text:style-name="P4">
Під час купівлі вони сканують штрих-коди товарів, а потім показують своїобличчя пристрою для розпізнавання. Коли відскановане зображення збігається ззареєстрованою фотографією, система схвалює оплату.</text:p>
      <text:p text:style-name="P4">
У компанії планують продовжувати вдосконалювати технологію з метоювпровадження її в магазинах і мережах супермаркетів.</text:p>
      <text:p text:style-name="P4">
<text:span text:style-name="T4">
Читайте також:</text:span>
 <text:a xlink:type="simple" xlink:href="https://www.ukrinform.ua/rubric-technology/3400660-torknis-abi-zaplatiti-v-iphone-zavilas-nova-funkcia.html" text:style-name="Internet_20_link" text:visited-style-name="Visited_20_Internet_20_Link">
 </text:a>
</text:p>
      <text:p text:style-name="P4">
Представники компанії сподіваються, що це допоможе подолати нестачу робочоїсили в роздрібній торгівлі Японії.</text:p>
      <text:p text:style-name="P4">
Як повідомляв <text:a xlink:type="simple" xlink:href="https://www.ukrinform.ua/rubric-technology/3694612-u-kuvejti-predstavili-virtualnu-veducu-novin.html" text:style-name="Internet_20_link" text:visited-style-name="Visited_20_Internet_20_Link">
 </text:a>
 , KuwaitNews представило ведучу новин, створену за допомогою штучного інтелекту.</text:p>
      <text:p text:style-name="P4">
<text:span text:style-name="T5">
Фото: Getty Images</text:span>
</text:p>
      <text:p text:style-name="P4">
Source: <text:a xlink:type="simple" xlink:href="https://www.ukrinform.ua/rubric-technology/3697631-yahoo-japan-testue-platiznu-sistemu-z-rozpiznavannam-oblicca.html" text:style-name="Internet_20_link" text:visited-style-name="Visited_20_Internet_20_Link">
https://www.ukrinform.ua/rubric-technology/3697631-yahoo-japan-testue-platiznu-sistemu-z-rozpiznavannam-oblicca.html</text:a>
</text:p>
      <!--NEWS-->
      <text:h text:style-name="P10" text:outline-level="1">
<text:span text:style-name="T4">
Литва надала Україні військової допомоги на €454 мільйони</text:span>
</text:h>
      <text:p text:style-name="P4">
Authors: Ukrinform (Person)</text:p>
      <text:p text:style-name="P4">
Publisher: Укринформ (Organization)</text:p>
      <text:p text:style-name="P4">
Published Time: 2023-04-18T19:44:00+03:00</text:p>
      <text:p text:style-name="P4">
Modified Time: 2023-04-18T19:44:00+03:00</text:p>
      <text:p text:style-name="P4">
Description: Міністр оборони Литви Арвідас Анушаускас заявив, що обсяг наданої Україні військової допомоги сягнув 454 млн євро, та вчергове запевнив, що Литва готова надавати Україні підтримку до перемоги над росією. — Укрінформ.</text:p>
      <text:p text:style-name="P4">
Images: ["<text:a xlink:type="simple" xlink:href="https://static.ukrinform.com/photos/2023_04/thumb_files/630_360_1681836117-972.jpg" text:style-name="Internet_20_link" text:visited-style-name="Visited_20_Internet_20_Link">
630_360_16818...</text:a>
"]</text:p>
      <text:p text:style-name="P4">
Tags: ['Литва', 'Україна', 'допомога', 'Війна з росією']</text:p>
      <text:p text:style-name="P4">
Type: Article</text:p>
      <!--METADATA-->
      <text:p text:style-name="P4">
<draw:frame draw:style-name="fr1" draw:name="Image309" text:anchor-type="as-char" svg:width="6.9236in" svg:height="3.956343in" draw:z-index="0">
<draw:image xlink:href="../Images/yкринформ/2023-04-18T19-44-00-03-00/630_360_1681836117-972.jpg" xlink:type="simple" xlink:show="embed" xlink:actuate="onLoad" draw:mime-type="image/jpeg"/>
</draw:frame>
 Міністроборони Литви Арвідас Анушаускас заявив, що обсяг наданої Україні військовоїдопомоги сягнув 454 млн євро, та вчергове запевнив, що Литва готова надаватиУкраїні підтримку до перемоги над росією.</text:p>
      <text:p text:style-name="P4">
Про це повідомляє Укрінформ з посиланням на <text:a xlink:type="simple" xlink:href="http://www.delfi.lt/ua/news/live/pomosch-litvy-ukraine-454-mln-evro.d" text:style-name="Internet_20_link" text:visited-style-name="Visited_20_Internet_20_Link">
</text:a>
 .</text:p>
      <text:p text:style-name="P4">
«На даний момент допомога (Україні – ред.) становить 454 млн євро. Ми заразтакож шукаємо способи ініціювати нові закупівлі, виділяємо кошти доміжнародних фондів, займаємося підготовкою українців», – сказав Анушаускас увівторок на вечірньому засіданні Сейму країни.</text:p>
      <text:p text:style-name="P4">
Він додав, що цього року <text:a xlink:type="simple" xlink:href="https://www.ukrinform.ua/tag-litva" text:style-name="Internet_20_link" text:visited-style-name="Visited_20_Internet_20_Link">
 </text:a>
 готованавчити у 3-4 рази більше українських військових, ніж торік. «Якщо за минулийрік ми навчили 500 українських військових, то цього року плануємо навчитиблизько 1600, а може, й до 2000. Насправді ми не завжди можемо сказати,скільки пройде підготовку, але наше зобов'язання — надавати Україні підтримкудо перемоги над агресором», - зазначив міністр оборони.</text:p>
      <text:p text:style-name="P4">
<text:span text:style-name="T4">
Читайте також:</text:span>
 <text:a xlink:type="simple" xlink:href="https://www.ukrinform.ua/rubric-polytics/3695979-prezident-litvi-obgovoriv-z-genprokurorom-ukraini-stvorenna-spectribunalu-dla-rf.html" text:style-name="Internet_20_link" text:visited-style-name="Visited_20_Internet_20_Link">
 <text:span text:style-name="T4">
Литви</text:span>
 </text:a>
</text:p>
      <text:p text:style-name="P4">
Як повідомляв Укрінформ, на початку квітня міністр оборони Литви <text:a xlink:type="simple" xlink:href="https://www.ukrinform.ua/rubric-ato/3692358-litva-nadast-ukraini-novij-paket-vijskovoi-dopomogi.html" text:style-name="Internet_20_link" text:visited-style-name="Visited_20_Internet_20_Link">
</text:a>
 новий пакет військової допомоги Українівартістю 41 млн євро.</text:p>
      <text:p text:style-name="P4">
Фото: DELFI / Julius Kalinskas</text:p>
      <text:p text:style-name="P4">
Source: <text:a xlink:type="simple" xlink:href="https://www.ukrinform.ua/rubric-ato/3697634-litva-nadala-ukraini-vijskovoi-dopomogi-na-454-miljoni.html" text:style-name="Internet_20_link" text:visited-style-name="Visited_20_Internet_20_Link">
https://www.ukrinform.ua/rubric-ato/3697634-litva-nadala-ukraini-vijskovoi-dopomogi-na-454-miljoni.html</text:a>
</text:p>
      <!--NEWS-->
      <text:h text:style-name="P10" text:outline-level="1">
<text:span text:style-name="T4">
Суд скасував штраф меру Харкова за російську мову у соцмережах</text:span>
</text:h>
      <text:p text:style-name="P4">
Authors: Ukrinform (Person)</text:p>
      <text:p text:style-name="P4">
Publisher: Укринформ (Organization)</text:p>
      <text:p text:style-name="P4">
Published Time: 2023-04-18T19:54:51+03:00</text:p>
      <text:p text:style-name="P4">
Modified Time: 2023-04-18T19:54:51+03:00</text:p>
      <text:p text:style-name="P4">
Description: Київський районний суд Харкова скасував штраф Харківському міському голові Ігорю Терехову за використання російської мови у соціальних мережах. — Укрінформ.</text:p>
      <text:p text:style-name="P4">
Images: ["<text:a xlink:type="simple" xlink:href="https://static.ukrinform.com/photos/2021_11/thumb_files/630_360_1635808675-528.jpeg" text:style-name="Internet_20_link" text:visited-style-name="Visited_20_Internet_20_Link">
630_360_16358...</text:a>
"]</text:p>
      <text:p text:style-name="P4">
Tags: ['Штраф', 'Суд', 'Російська мова', 'Терехов']</text:p>
      <text:p text:style-name="P4">
Type: Article</text:p>
      <!--METADATA-->
      <text:p text:style-name="P4">
<draw:frame draw:style-name="fr1" draw:name="Image310" text:anchor-type="as-char" svg:width="6.9236in" svg:height="3.956343in" draw:z-index="0">
<draw:image xlink:href="../Images/yкринформ/2023-04-18T19-54-51-03-00/630_360_1635808675-528.jpeg" xlink:type="simple" xlink:show="embed" xlink:actuate="onLoad" draw:mime-type="image/jpeg"/>
</draw:frame>
 Київськийрайонний суд Харкова скасував штраф Харківському міському голові ІгорюТерехову за використання російської мови у соціальних мережах.</text:p>
      <text:p text:style-name="P4">
Про це стало відомо з <text:a xlink:type="simple" xlink:href="http://reyestr.court.gov.ua/Review/110052637" text:style-name="Internet_20_link" text:visited-style-name="Visited_20_Internet_20_Link">
 </text:a>
 ,опублікованого в Єдиному реєстрі, передає Укрінформ.</text:p>
      <text:p text:style-name="P4">
«Адміністративний позов Особа_1 до Уповноваженого із захисту державної мовиКремня Тараса Дмитровича про визнання протиправною та скасування постанови усправі про адміністративне правопорушення, - задовольнити. Скасувати постановуУповноваженого із захисту державної мови Кремня Тараса Дмитровича №17 від29.12.2022 про визнання Особа_1 винним у вчиненні адміністративногоправопорушення, передбаченого частиною 2 статті 188-52 КУпАП та застосовані донього адміністративного стягнення у виді штрафу в розмірі 3400,00 грн», -ідеться в документі.</text:p>
      <text:p text:style-name="P4">
Рішення може бути оскаржене в апеляційній інстанції - Другому апеляційномуадміністративному суді, протягом десяти днів з дня проголошення.</text:p>
      <text:p text:style-name="P4">
Суддя погодилася із позицією захисту Терехова, що сторінки мера в Телеграмі таФейсбуці не є представницькими, тобто він веде їх не як посадовець. Такожзахист вказував, що постанова є незаконною, оскільки Уповноваженим булопорушено порядок її прийняття (а саме – не було реалізовано захід державногоконтролю за вживанням і функціонуванням державної мови).</text:p>
      <text:p text:style-name="P4">
<text:span text:style-name="T4">
Читайте також:</text:span>
 <text:a xlink:type="simple" xlink:href="https://www.ukrinform.ua/rubric-society/3597770-u-movnogo-ombudsmena-rozpovili-skilki-otrimali-skarg-na-porusenna-u-sferi-reklami.html" text:style-name="Internet_20_link" text:visited-style-name="Visited_20_Internet_20_Link">
 <text:span text:style-name="T4">
мовного</text:span>
 <text:span text:style-name="T4">
омбудсмена</text:span>
 <text:span text:style-name="T4">
розповіли</text:span>
 <text:span text:style-name="T4">
скільки</text:span>
<text:span text:style-name="T4">
отримали</text:span>
 <text:span text:style-name="T4">
скарг</text:span>
 <text:span text:style-name="T4">
порушення</text:span>
 <text:span text:style-name="T4">
сфері</text:span>
 <text:span text:style-name="T4">
реклами</text:span>
</text:a>
</text:p>
      <text:p text:style-name="P4">
Як повідомляв Укрінформ, у листопаді 2022 року Уповноважений із захистудержавної мови Тарас Кремінь виніс постанову про накладення адміністративногостягнення у вигляді штрафу за порушення Закону України “Про забезпеченняфункціонування української мови як державної” Харківським міським головоюІгорем Тереховим. Як зазначалося у постанові, <text:a xlink:type="simple" xlink:href="https://www.ukrinform.ua/rubric-regions/3621174-terehova-ostrafuvali-za-rosijsku-movu-v-socmerezah-ta-vistupah-na-tb.html" text:style-name="Internet_20_link" text:visited-style-name="Visited_20_Internet_20_Link">
</text:a>
 .</text:p>
      <text:p text:style-name="P4">
На початку грудня мер Харкова сплатив штраф у розмірі 3400 грн.</text:p>
      <text:p text:style-name="P4">
Згодом Уповноважений виніс постанову про накладення адміністративногостягнення за ведення недержавною мовою сторінок Харківського міського голови уФейсбуці та Телеграмі. Цю постанову й оскаржив Терехов у суді. Хоча почав усоцмережах послуговуватися українською мовою.</text:p>
      <text:p text:style-name="P4">
Source: <text:a xlink:type="simple" xlink:href="https://www.ukrinform.ua/rubric-regions/3697638-sud-skasuvav-straf-meru-harkova-za-rosijsku-movu-u-socmerezah.html" text:style-name="Internet_20_link" text:visited-style-name="Visited_20_Internet_20_Link">
https://www.ukrinform.ua/rubric-regions/3697638-sud-skasuvav-straf-meru-harkova-za-rosijsku-movu-u-socmerezah.html</text:a>
</text:p>
      <!--NEWS-->
      <text:h text:style-name="P10" text:outline-level="1">
<text:span text:style-name="T4">
Німеччина передала Україні систему ППО Patriot</text:span>
</text:h>
      <text:p text:style-name="P4">
Authors: Ukrinform (Person)</text:p>
      <text:p text:style-name="P4">
Publisher: Укринформ (Organization)</text:p>
      <text:p text:style-name="P4">
Published Time: 2023-04-18T20:23:00+03:00</text:p>
      <text:p text:style-name="P4">
Modified Time: 2023-04-18T20:23:00+03:00</text:p>
      <text:p text:style-name="P4">
Description: Німеччина передала Україні зенітно-ракетний комплекс Patriot. — Укрінформ.</text:p>
      <text:p text:style-name="P4">
Images: ["<text:a xlink:type="simple" xlink:href="https://static.ukrinform.com/photos/2023_02/thumb_files/630_360_1677609021-779.jpg" text:style-name="Internet_20_link" text:visited-style-name="Visited_20_Internet_20_Link">
630_360_16776...</text:a>
", "<text:a xlink:type="simple" xlink:href="https://static.ukrinform.com/photos/2023_04/1681838994-538.jpg" text:style-name="Internet_20_link" text:visited-style-name="Visited_20_Internet_20_Link">
1681838994-53...</text:a>
"]</text:p>
      <text:p text:style-name="P4">
Tags: ['Німеччина', 'Patriot ', 'ППО']</text:p>
      <text:p text:style-name="P4">
Type: Article</text:p>
      <!--METADATA-->
      <text:p text:style-name="P4">
<draw:frame draw:style-name="fr1" draw:name="Image311" text:anchor-type="as-char" svg:width="6.9236in" svg:height="3.956343in" draw:z-index="0">
<draw:image xlink:href="../Images/yкринформ/2023-04-18T20-23-00-03-00/630_360_1677609021-779.jpg" xlink:type="simple" xlink:show="embed" xlink:actuate="onLoad" draw:mime-type="image/jpeg"/>
</draw:frame>
 Німеччинапередала Україні зенітно-ракетний комплекс Patriot.</text:p>
      <text:p text:style-name="P4">
Про це <text:a xlink:type="simple" xlink:href="https://www.bundesregierung.de/breg-en/news/military-support-ukraine-2054992" text:style-name="Internet_20_link" text:visited-style-name="Visited_20_Internet_20_Link">
 </text:a>
 на сайті німецького уряду, де оприлюднено оновлений списоквійськової допомоги, передає Укрінформ.</text:p>
      <text:p text:style-name="P4">
У списку, зокрема, система Patriot, 16 вантажівок Zetros (загалом їх передановже 76) і два автомобілі для охорони кордону (раніше було передано 122одиниці).</text:p>
      <text:p text:style-name="P4">
<draw:frame draw:style-name="fr1" draw:name="Image312" text:anchor-type="as-char" svg:width="6.9236in" svg:height="5.468362in" draw:z-index="0">
<draw:image xlink:href="../Images/yкринформ/2023-04-18T20-23-00-03-00/1681838994-538.jpg" xlink:type="simple" xlink:show="embed" xlink:actuate="onLoad" draw:mime-type="image/jpeg"/>
</draw:frame>
</text:p>
      <text:p text:style-name="P4">
Слід зауважити, що німецька сторона повідомляє про передачу систем озброєньтоді, коли вони вже перебувають на території Україні та доставлені до місцядислокації.</text:p>
      <text:p text:style-name="P4">
<text:span text:style-name="T4">
Читайте також:</text:span>
 <text:a xlink:type="simple" xlink:href="https://www.ukrinform.ua/rubric-ato/3693947-ukraina-povidomit-pro-nadhodzenna-patriot-todi-koli-ce-bude-potribno-ignat.html" text:style-name="Internet_20_link" text:visited-style-name="Visited_20_Internet_20_Link">
 <text:span text:style-name="T4">
Patriot</text:span>
 </text:a>
</text:p>
      <text:p text:style-name="P4">
Як повідомляв Укрінформ, <text:a xlink:type="simple" xlink:href="https://www.ukrinform.ua/tag-nimeccina" text:style-name="Internet_20_link" text:visited-style-name="Visited_20_Internet_20_Link">
 </text:a>
 передалаУкраїні танки Leopard 2A6, БМП Marder і танки для розмінування.</text:p>
      <text:p text:style-name="P4">
Source: <text:a xlink:type="simple" xlink:href="https://www.ukrinform.ua/rubric-ato/3697643-nimeccina-peredala-ukraini-sistemu-ppo-patriot.html" text:style-name="Internet_20_link" text:visited-style-name="Visited_20_Internet_20_Link">
https://www.ukrinform.ua/rubric-ato/3697643-nimeccina-peredala-ukraini-sistemu-ppo-patriot.html</text:a>
</text:p>
      <!--NEWS-->
      <text:h text:style-name="P10" text:outline-level="1">
<text:span text:style-name="T4">
Ворог ударив по Нікопольському району: пошкоджені будинки й сонячні панелі</text:span>
</text:h>
      <text:p text:style-name="P4">
Authors: Ukrinform (Person)</text:p>
      <text:p text:style-name="P4">
Publisher: Укринформ (Organization)</text:p>
      <text:p text:style-name="P4">
Published Time: 2023-04-18T20:32:00+03:00</text:p>
      <text:p text:style-name="P4">
Modified Time: 2023-04-18T20:32:00+03:00</text:p>
      <text:p text:style-name="P4">
Description: Ворожа армія вдарила по Нікопольському району, є руйнування на території Червоногригорівської громади. — Укрінформ.</text:p>
      <text:p text:style-name="P4">
Images: ["<text:a xlink:type="simple" xlink:href="https://static.ukrinform.com/photos/2023_04/thumb_files/630_360_1681838994-370.jpg" text:style-name="Internet_20_link" text:visited-style-name="Visited_20_Internet_20_Link">
630_360_16818...</text:a>
"]</text:p>
      <text:p text:style-name="P4">
Tags: None</text:p>
      <text:p text:style-name="P4">
Type: Article</text:p>
      <!--METADATA-->
      <text:p text:style-name="P4">
<draw:frame draw:style-name="fr1" draw:name="Image313" text:anchor-type="as-char" svg:width="6.9236in" svg:height="3.956343in" draw:z-index="0">
<draw:image xlink:href="../Images/yкринформ/2023-04-18T20-32-00-03-00/630_360_1681838994-370.jpg" xlink:type="simple" xlink:show="embed" xlink:actuate="onLoad" draw:mime-type="image/jpeg"/>
</draw:frame>
 Ворожаармія вдарила по Нікопольському району, є руйнування на територіїЧервоногригорівської громади.</text:p>
      <text:p text:style-name="P4">
Про це в <text:a xlink:type="simple" xlink:href="http://t.me/mykola_lukashuk/4177" text:style-name="Internet_20_link" text:visited-style-name="Visited_20_Internet_20_Link">
 </text:a>
 повідомляє головаДніпропетровської обласної ради Микола Лукашук, передає Укрінформ.</text:p>
      <text:p text:style-name="P4">
«Знову атаки по Нікопольському району. Вдень окупанти били поЧервоногригорівській громаді. Внаслідок обстрілу знищені і пошкоджені сонячніпанелі», - написав він.</text:p>
      <text:p text:style-name="P4">
Зазначається, що пошкоджено приватне підприємство, 6 житлових будинків,господарча споруда, автомобіль та парники. Рятувальники обстежують територію.Травмованих або загиблих немає.</text:p>
      <text:p text:style-name="P4">
<text:span text:style-name="T4">
Читайте також:</text:span>
 <text:a xlink:type="simple" xlink:href="https://www.ukrinform.ua/rubric-regions/3697596-na-hersonsini-vnaslidok-obstriliv-znestrumleni-dva-naseleni-punkti.html" text:style-name="Internet_20_link" text:visited-style-name="Visited_20_Internet_20_Link">
 <text:span text:style-name="T4">
обстріл</text:span>
 </text:a>
</text:p>
      <text:p text:style-name="P4">
Раніше повідомлялось, що вчора агресор також обстрілював Нікопольщину.Поранень зазнав чоловік.</text:p>
      <text:p text:style-name="P4">
Source: <text:a xlink:type="simple" xlink:href="https://www.ukrinform.ua/rubric-ato/3697645-vorog-udariv-po-nikopolskomu-rajonu-poskodzeni-budinki-j-sonacni-paneli.html" text:style-name="Internet_20_link" text:visited-style-name="Visited_20_Internet_20_Link">
https://www.ukrinform.ua/rubric-ato/3697645-vorog-udariv-po-nikopolskomu-rajonu-poskodzeni-budinki-j-sonacni-paneli.html</text:a>
</text:p>
      <!--NEWS-->
      <text:h text:style-name="P10" text:outline-level="1">
<text:span text:style-name="T4">
Штати й НАТО поки не бачили ознак переміщення ядерної зброї з росії в білорусь</text:span>
</text:h>
      <text:p text:style-name="P4">
Authors: Ukrinform (Person)</text:p>
      <text:p text:style-name="P4">
Publisher: Укринформ (Organization)</text:p>
      <text:p text:style-name="P4">
Published Time: 2023-04-18T20:40:53+03:00</text:p>
      <text:p text:style-name="P4">
Modified Time: 2023-04-18T20:40:53+03:00</text:p>
      <text:p text:style-name="P4">
Description: Сполучені Штати й Північноатлантичний альянс станом на зараз не бачили жодних змін у позиціях стратегічних ядерних сил рф, у тому числі переміщення тактичної ядерної зброї на територію республіки білорусь. — Укрінформ.</text:p>
      <text:p text:style-name="P4">
Images: ["<text:a xlink:type="simple" xlink:href="https://static.ukrinform.com/photos/2022_01/thumb_files/630_360_1641836883-328.jpg" text:style-name="Internet_20_link" text:visited-style-name="Visited_20_Internet_20_Link">
630_360_16418...</text:a>
"]</text:p>
      <text:p text:style-name="P4">
Tags: ['білорусь', 'НАТО', 'США', 'Ядерна зброя', 'росія']</text:p>
      <text:p text:style-name="P4">
Type: Article</text:p>
      <!--METADATA-->
      <text:p text:style-name="P4">
<draw:frame draw:style-name="fr1" draw:name="Image314" text:anchor-type="as-char" svg:width="6.9236in" svg:height="3.956343in" draw:z-index="0">
<draw:image xlink:href="../Images/yкринформ/2023-04-18T20-40-53-03-00/630_360_1641836883-328.jpg" xlink:type="simple" xlink:show="embed" xlink:actuate="onLoad" draw:mime-type="image/jpeg"/>
</draw:frame>
 СполученіШтати й Північноатлантичний альянс станом на зараз не бачили жодних змін упозиціях стратегічних ядерних сил рф, у тому числі переміщення тактичноїядерної зброї на територію республіки білорусь.</text:p>
      <text:p text:style-name="P4">
Про це заявила у вівторок під час конференції НАТО в Вашингтоні першазаступниця держсекретаря США Венді Шерман, передає власний кореспондентУкрінформу.</text:p>
      <text:p text:style-name="P4">
«Ми всі стежили й були занепокоєні, що володимир путін використає те, що вінназиває нестратегічною тактичною ядерною зброєю, або вчинить певні показовідії з метою ескалації, але в умовах керованої ескалації ризику»,- зауважилазаступниця держсекретаря США.</text:p>
      <text:p text:style-name="P4">
Вона підкреслила, що в <text:a xlink:type="simple" xlink:href="https://www.ukrinform.ua/tag-ssa" text:style-name="Internet_20_link" text:visited-style-name="Visited_20_Internet_20_Link">
 </text:a>
 і НАТО уважностежать за розвитком подій. Водночас Шерман погодилася з оцінкою генсека НАТОЄнса Столтенберга, що Альянс поки не побачив «жодних змін у позиціяхстратегічних сил росії», які вимагали би змін у позиції союзниківПівнічноатлантичного альянсу. Вона зазначила, що, за інформацією американськоїсторони, росія поки не перемістила ядерну зброю до білорусі, однак наголосила,що такий крок рф без сумніву вважався би «небезпечною ескалацією».</text:p>
      <text:p text:style-name="P4">
<text:span text:style-name="T4">
Читайте також:</text:span>
 <text:a xlink:type="simple" xlink:href="https://www.ukrinform.ua/rubric-world/3697577-ssa-zaklikali-kraini-nato-posiliti-kontrol-nad-nerozpovsudzennam-adernoi-zbroi.html" text:style-name="Internet_20_link" text:visited-style-name="Visited_20_Internet_20_Link">
 <text:span text:style-name="T4">
США</text:span>
 </text:a>
</text:p>
      <text:p text:style-name="P4">
Як повідомляв Укрінформ, минулого місяця путін заявив, що рф має на метіпобудувати до липня спеціальне сховище для тактичної ядерної зброї в білорусі.Він також зазначив, що росія вже передислокувала в рб ракетний комплекс«Іскандер», здатний нести ядерні боєзаряди.</text:p>
      <text:p text:style-name="P4">
<text:span text:style-name="T5">
Фото: @DeputySecState</text:span>
</text:p>
      <text:p text:style-name="P4">
Source: <text:a xlink:type="simple" xlink:href="https://www.ukrinform.ua/rubric-world/3697646-stati-j-nato-poki-ne-bacili-oznak-peremisenna-adernoi-zbroi-z-rosii-v-bilorus.html" text:style-name="Internet_20_link" text:visited-style-name="Visited_20_Internet_20_Link">
https://www.ukrinform.ua/rubric-world/3697646-stati-j-nato-poki-ne-bacili-oznak-peremisenna-adernoi-zbroi-z-rosii-v-bilorus.html</text:a>
</text:p>
      <!--NEWS-->
      <text:h text:style-name="P10" text:outline-level="1">
<text:span text:style-name="T4">
У Маріуполі фіксують рух танків у напрямку Новоазовська</text:span>
</text:h>
      <text:p text:style-name="P4">
Authors: Ukrinform (Person)</text:p>
      <text:p text:style-name="P4">
Publisher: Укринформ (Organization)</text:p>
      <text:p text:style-name="P4">
Published Time: 2023-04-18T20:42:00+03:00</text:p>
      <text:p text:style-name="P4">
Modified Time: 2023-04-18T20:42:00+03:00</text:p>
      <text:p text:style-name="P4">
Description: У тимчасово захопленому російськими військовими Маріуполі фіксують рух танків через центр міста в напрямку Новоазовська.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Танк', 'Російські військові', 'Війна з росією']</text:p>
      <text:p text:style-name="P4">
Type: Article</text:p>
      <!--METADATA-->
      <text:p text:style-name="P4">
<draw:frame draw:style-name="fr1" draw:name="Image315" text:anchor-type="as-char" svg:width="6.9236in" svg:height="3.956343in" draw:z-index="0">
<draw:image xlink:href="../Images/yкринформ/2023-04-18T20-42-00-03-00/630_360_1680546247-363.jpg" xlink:type="simple" xlink:show="embed" xlink:actuate="onLoad" draw:mime-type="image/jpeg"/>
</draw:frame>
 Утимчасово захопленому російськими військовими Маріуполі фіксують рух танківчерез центр міста в напрямку Новоазовська.</text:p>
      <text:p text:style-name="P4">
Як передає Укрінформ, про це у <text:a xlink:type="simple" xlink:href="https://t.me/andriyshTime/8763" text:style-name="Internet_20_link" text:visited-style-name="Visited_20_Internet_20_Link">
 </text:a>
 повідомиврадник міського голови Маріуполя Петро Андрющенко та опублікував відповідневідео.</text:p>
      <text:p text:style-name="P4">
«Повертаючись до танків на вулицях <text:a xlink:type="simple" xlink:href="https://www.ukrinform.ua/tag-mariupol" text:style-name="Internet_20_link" text:visited-style-name="Visited_20_Internet_20_Link">
 </text:a>
. Фіксуємо черговий зворотній рух танків. З напряму Мангушу через центр містав напрям Новоазовська. Чергове посилення на Вугледарський напрям», - написавАндрющенко.</text:p>
      <text:p text:style-name="P4">
<text:span text:style-name="T4">
Читайте також:</text:span>
 <text:a xlink:type="simple" xlink:href="https://www.ukrinform.ua/rubric-ato/3697428-u-mariupolskij-rajon-pribuli-cergovi-pidrozdili-zagarbnikiv.html" text:style-name="Internet_20_link" text:visited-style-name="Visited_20_Internet_20_Link">
 <text:span text:style-name="T4">
Маріупол</text:span>
 </text:a>
</text:p>
      <text:p text:style-name="P4">
Як повідомлялося, Маріуполь та навколишні селища загарбники перетворюють навійськово-логістичний хаб російської армії.</text:p>
      <text:p text:style-name="P4">
Source: <text:a xlink:type="simple" xlink:href="https://www.ukrinform.ua/rubric-ato/3697647-u-mariupoli-fiksuut-ruh-tankiv-u-napramku-novoazovska.html" text:style-name="Internet_20_link" text:visited-style-name="Visited_20_Internet_20_Link">
https://www.ukrinform.ua/rubric-ato/3697647-u-mariupoli-fiksuut-ruh-tankiv-u-napramku-novoazovska.html</text:a>
</text:p>
      <!--NEWS-->
      <text:h text:style-name="P10" text:outline-level="1">
<text:span text:style-name="T4">
Кабмін прийняв постанову про позбавлення спортивної федерації статусу національної у разі участі у змаганнях з росіянами та білорусами</text:span>
</text:h>
      <text:p text:style-name="P4">
Authors: Ukrinform (Person)</text:p>
      <text:p text:style-name="P4">
Publisher: Укринформ (Organization)</text:p>
      <text:p text:style-name="P4">
Published Time: 2023-04-18T20:44:10+03:00</text:p>
      <text:p text:style-name="P4">
Modified Time: 2023-04-18T20:44:10+03:00</text:p>
      <text:p text:style-name="P4">
Description: Кабінет Міністрів України прийняв постанову про позбавлення спортивної федерації статусу національної у разі участі у змаганнях, де виступають спортсмени з рф та білорусі. — Укрінформ.</text:p>
      <text:p text:style-name="P4">
Images: ["<text:a xlink:type="simple" xlink:href="https://static.ukrinform.com/photos/2023_04/thumb_files/630_360_1681839742-350.jpg" text:style-name="Internet_20_link" text:visited-style-name="Visited_20_Internet_20_Link">
630_360_16818...</text:a>
"]</text:p>
      <text:p text:style-name="P4">
Tags: ['Олімпіада', 'НОК України', 'Міністерство молоді та спорту']</text:p>
      <text:p text:style-name="P4">
Type: Article</text:p>
      <!--METADATA-->
      <text:p text:style-name="P4">
<draw:frame draw:style-name="fr1" draw:name="Image316" text:anchor-type="as-char" svg:width="6.9236in" svg:height="3.956343in" draw:z-index="0">
<draw:image xlink:href="../Images/yкринформ/2023-04-18T20-44-10-03-00/630_360_1681839742-350.jpg" xlink:type="simple" xlink:show="embed" xlink:actuate="onLoad" draw:mime-type="image/jpeg"/>
</draw:frame>
 КабінетМіністрів України прийняв постанову про позбавлення спортивної федераціїстатусу національної у разі участі у змаганнях, де виступають спортсмени з рфта білорусі.</text:p>
      <text:p text:style-name="P4">
Як передає Укрінформ, з <text:a xlink:type="simple" xlink:href="https://mms.gov.ua/news/vneseno-zminy-do-polozhennia-pro-nadannia-na-konkursnykh-zasadakh-sportyvnii-federatsii-statusu-natsionalnoi-ta-pozbavlennia-takoho-statusu" text:style-name="Internet_20_link" text:visited-style-name="Visited_20_Internet_20_Link">
 </text:a>
 на офіційний сайтМіністерства молоді та спорту України.</text:p>
      <text:p text:style-name="P4">
Кабмін вніс зміни до Положення про надання на конкурсних засадах спортивнійфедерації статусу національної та позбавлення такого статусу.</text:p>
      <text:p text:style-name="P4">
«Постановою, зокрема, передбачається можливість позбавлення всеукраїнськоїспортивної федерації статусу національної у разі участі спортсменів, що єчленами відповідних спортивних федерацій, у міжнародних спортивних змаганнях,в яких беруть участь спортсмени з Російської Федерації та Республіки Білорусь.</text:p>
      <text:p text:style-name="P4">
Слід зазначити, що особливістю статусу «національна» є те, що держава надаєокремі повноваження федераціям щодо розвитку виду спорту, проведення офіційнихчемпіонатів та інших змагань в Україні та можливість представляти Україну наміжнародній спортивній арені.</text:p>
      <text:p text:style-name="P4">
Документом внесено зміни до пункту 15 Положення доповнивши його після абзацутретього новим абзацом такого змісту: «участі спортсменів, що є членамивідповідних спортивних федерацій, у міжнародних спортивних змаганнях, в якихберуть участь спортсмени з Російської Федерації та/або Республіки Білорусь;».</text:p>
      <text:p text:style-name="P4">
Нормативно-правовий акт розроблено з урахуванням рішення Міжнародногоолімпійського комітету, який рекомендував міжнародним спортивним федераціямдопустити атлетів з російської федерації та республіки білорусь до міжнароднихспортивних змагань, організованими міжнародними федераціями та організаторамиміжнародних спортивних подій у нейтральному статусі», – повідомилоМіністерство молоді та спорту України.</text:p>
      <text:p text:style-name="P4">
<text:span text:style-name="T4">
Читайте також:</text:span>
 <text:a xlink:type="simple" xlink:href="https://www.ukrinform.ua/rubric-sports/3695989-bidnij-e-bagato-krain-aki-rozgladaut-varianti-zorstkoi-reakcii-na-dopusk-rosian-i-bilorusiv.html" text:style-name="Internet_20_link" text:visited-style-name="Visited_20_Internet_20_Link">
 <text:span text:style-name="T4">
Бідний</text:span>
 </text:a>
</text:p>
      <text:p text:style-name="P4">
Як повідомлялося, Міністерство молоді та спорту опублікувало наказ, в якомузаборонило українським спортивним делегаціям брати участь у змаганнях, до якихдопущено представників росії й білорусі. Наказ поширюється на офіційніделегації національних збірних України з олімпійських та неолімпійських видівспорту. В разі порушення делегатів відкличуть із таких змагань, а відповіднуфедерацію позбавлять статусу національної.</text:p>
      <text:p text:style-name="P4">
Як повідомляв Укрінформ, раніше Виконком МОК рекомендував повернути російськихта білоруських спортсменів до міжнародних змагань у нейтральному статусі. Прицьому не допускаються до турнірів команди з росії та білорусі, а такожспортсмени, які підтримують війну або мають контракт з арміями росії абобілорусі.</text:p>
      <text:p text:style-name="P4">
Фото: Getty Images</text:p>
      <text:p text:style-name="P4">
Source: <text:a xlink:type="simple" xlink:href="https://www.ukrinform.ua/rubric-sports/3697648-kabmin-prijnav-postanovu-pro-pozbavlenna-sportivnoi-federacii-statusu-nacionalnoi-u-razi-ucasti-u-zmagannah-z-rosianami-ta-bilorusami.html" text:style-name="Internet_20_link" text:visited-style-name="Visited_20_Internet_20_Link">
https://www.ukrinform.ua/rubric-sports/3697648-kabmin-prijnav-postanovu-pro-pozbavlenna-sportivnoi-federacii-statusu-nacionalnoi-u-razi-ucasti-u-zmagannah-z-rosianami-ta-bilorusami.html</text:a>
</text:p>
      <!--NEWS-->
      <text:h text:style-name="P10" text:outline-level="1">
<text:span text:style-name="T4">
Українська важкоатлетка Гангур здобула дві медалі на чемпіонаті Європи</text:span>
</text:h>
      <text:p text:style-name="P4">
Authors: Ukrinform (Person)</text:p>
      <text:p text:style-name="P4">
Publisher: Укринформ (Organization)</text:p>
      <text:p text:style-name="P4">
Published Time: 2023-04-18T21:03:48+03:00</text:p>
      <text:p text:style-name="P4">
Modified Time: 2023-04-18T21:03:48+03:00</text:p>
      <text:p text:style-name="P4">
Description: Українка Марія Гангур здобула дві медалі на чемпіонаті Європи з важкої атлетики. — Укрінформ.</text:p>
      <text:p text:style-name="P4">
Images: ["<text:a xlink:type="simple" xlink:href="https://static.ukrinform.com/photos/2023_04/thumb_files/630_360_1681840929-449.jpeg" text:style-name="Internet_20_link" text:visited-style-name="Visited_20_Internet_20_Link">
630_360_16818...</text:a>
"]</text:p>
      <text:p text:style-name="P4">
Tags: ['Важка атлетика']</text:p>
      <text:p text:style-name="P4">
Type: Article</text:p>
      <!--METADATA-->
      <text:p text:style-name="P4">
<draw:frame draw:style-name="fr1" draw:name="Image317" text:anchor-type="as-char" svg:width="6.9236in" svg:height="3.956343in" draw:z-index="0">
<draw:image xlink:href="../Images/yкринформ/2023-04-18T21-03-48-03-00/630_360_1681840929-449.jpeg" xlink:type="simple" xlink:show="embed" xlink:actuate="onLoad" draw:mime-type="image/jpeg"/>
</draw:frame>
 УкраїнкаМарія Гангур здобула дві медалі на чемпіонаті Європи з важкої атлетики.</text:p>
      <text:p text:style-name="P4">
Вона виступила у вазі до 64 кг, передає Укрінформ.</text:p>
      <text:p text:style-name="P4">
Гангур здобула «бронзу» в ривку та «срібло» у двоборстві. У ривку Марія взялавагу 98 кг з третьої спроби. У поштовху українка стала п’ятою (116 кг), протеза сумою двоборства (214 кг) змогла здобути медаль.</text:p>
      <text:p text:style-name="P4">
Ще одна українка Ганна Давидова показала 7-й результат. Перемогу здобула НурайГюнгор з Туреччини.</text:p>
      <text:p text:style-name="P4">
<text:span text:style-name="T4">
Читайте також:</text:span>
 <text:a xlink:type="simple" xlink:href="https://www.ukrinform.ua/rubric-sports/3697157-ukrainka-konotop-stala-absolutnou-cempionkou-evropi-z-vazkoi-atletiki.html" text:style-name="Internet_20_link" text:visited-style-name="Visited_20_Internet_20_Link">
 <text:span text:style-name="T4">
Конотоп</text:span>
 </text:a>
</text:p>
      <text:p text:style-name="P4">
Як повідомлялося, ЧЄ проходить в Єревані, Вірменія.</text:p>
      <text:p text:style-name="P4">
Фото: WeightLifting World</text:p>
      <text:p text:style-name="P4">
Source: <text:a xlink:type="simple" xlink:href="https://www.ukrinform.ua/rubric-sports/3697653-ukrainska-vazkoatletka-gangur-zdobula-dvi-medali-na-cempionati-evropi.html" text:style-name="Internet_20_link" text:visited-style-name="Visited_20_Internet_20_Link">
https://www.ukrinform.ua/rubric-sports/3697653-ukrainska-vazkoatletka-gangur-zdobula-dvi-medali-na-cempionati-evropi.html</text:a>
</text:p>
      <!--NEWS-->
      <text:h text:style-name="P10" text:outline-level="1">
<text:span text:style-name="T4">
Уряд обмежив доступ російських компаній на український ринок надрокористування</text:span>
</text:h>
      <text:p text:style-name="P4">
Authors: Ukrinform (Person)</text:p>
      <text:p text:style-name="P4">
Publisher: Укринформ (Organization)</text:p>
      <text:p text:style-name="P4">
Published Time: 2023-04-18T21:04:44+03:00</text:p>
      <text:p text:style-name="P4">
Modified Time: 2023-04-18T21:04:44+03:00</text:p>
      <text:p text:style-name="P4">
Description: Кабінет Міністрів затвердив перелік іноземних фондових бірж, до торгів на яких допущені акції юридичних осіб, крім резидентів держави-агресора. — Укрінформ.</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росія', 'Родовище']</text:p>
      <text:p text:style-name="P4">
Type: Article</text:p>
      <!--METADATA-->
      <text:p text:style-name="P4">
<draw:frame draw:style-name="fr1" draw:name="Image318" text:anchor-type="as-char" svg:width="6.9236in" svg:height="3.956343in" draw:z-index="0">
<draw:image xlink:href="../Images/yкринформ/2023-04-18T21-04-44-03-00/630_360_1659708198-453.jpg" xlink:type="simple" xlink:show="embed" xlink:actuate="onLoad" draw:mime-type="image/jpeg"/>
</draw:frame>
 КабінетМіністрів затвердив перелік іноземних фондових бірж, до торгів на якихдопущені акції юридичних осіб, крім резидентів держави-агресора.</text:p>
      <text:p text:style-name="P4">
Як передає Укрінформ, про це повідомляє пресслужба Міністерства захистудовкілля та природних ресурсів у <text:a xlink:type="simple" xlink:href="http://t.me/mindovkillia/933" text:style-name="Internet_20_link" text:visited-style-name="Visited_20_Internet_20_Link">
 </text:a>
 .</text:p>
      <text:p text:style-name="P4">
“Сьогодні <text:a xlink:type="simple" xlink:href="https://www.ukrinform.ua/tag-rosia" text:style-name="Internet_20_link" text:visited-style-name="Visited_20_Internet_20_Link">
 </text:a>
 окупувала 740 українськихродовищ корисних копалин. Злочинним шляхом, фактично крадучи те, що їй неналежить. Але у цивілізованих взаємовідносинах немає місця ні цій країні, ніїї компаніям, які безпосередньо чи опосередковано фінансують тероризм тазлочини проти Українського народу. Тому наразі уряд робить черговий крок длязапобігання будь-якій можливості доступу осіб, пов'язаних з агресором, доукраїнських надр”, - прокоментував міністр захисту довкілля та природнихресурсів Руслан Стрілець.</text:p>
      <text:p text:style-name="P4">
Зазначається, що необхідність створення такого переліку є вимогою нещодавноприйнятого Закону України від 01 грудня 2022 р. № 2805–IX «Про внесення зміндо деяких законодавчих актів України щодо удосконалення законодавства у сферікористування надрами». Адже саме цим Законом внесено зміни до Кодексу Українипро надра, зокрема, щодо визначення юридичних осіб, які не можуть бутикористувачами українських ресурсів. Це юридичні особи, в яких: істотну участьмає держава, визнана Верховною Радою України державою-агресором; істотнуучасть мають юридичні особи, зареєстровані у державі-агресорі; істотну участьмають або є кінцевими бенефіціарними власниками фізичні особи – громадяни тарезиденти держави-агресора.</text:p>
      <text:p text:style-name="P4">
«Щоб створити ефективні запобіжники для участі цих осіб у торгах, і виникланеобхідність затвердити у сфері надрокористування перелік іноземних фондовихбірж, до торгів на яких допущені акції юридичних осіб, крім резидентівдержави-агресора», – додали в міністерстві.</text:p>
      <text:p text:style-name="P4">
<text:span text:style-name="T4">
Читайте також:</text:span>
 <text:a xlink:type="simple" xlink:href="https://www.ukrinform.ua/rubric-polytics/3694085-ukraina-rozirvala-ugodu-z-rosieu-pro-poradok-peretinu-kordonu.html" text:style-name="Internet_20_link" text:visited-style-name="Visited_20_Internet_20_Link">
 <text:span text:style-name="T4">
Україна</text:span>
 <text:span text:style-name="T4">
розірвала</text:span>
 <text:span text:style-name="T4">
угоду</text:span>
 <text:span text:style-name="T4">
росією</text:span>
 <text:span text:style-name="T4">
про</text:span>
<text:span text:style-name="T4">
порядок</text:span>
 <text:span text:style-name="T4">
перетину</text:span>
 <text:span text:style-name="T4">
кордону</text:span>
 </text:a>
</text:p>
      <text:p text:style-name="P4">
Як повідомлялося, Кабінет Міністрів підтримав припинення дії угоди міжУкраїною та рф про заохочення та взаємний захист інвестицій.</text:p>
      <text:p text:style-name="P4">
Source: <text:a xlink:type="simple" xlink:href="https://www.ukrinform.ua/rubric-economy/3697654-urad-obmeziv-dostup-rosijskih-kompanij-na-ukrainskij-rinok-nadrokoristuvanna.html" text:style-name="Internet_20_link" text:visited-style-name="Visited_20_Internet_20_Link">
https://www.ukrinform.ua/rubric-economy/3697654-urad-obmeziv-dostup-rosijskih-kompanij-na-ukrainskij-rinok-nadrokoristuvanna.html</text:a>
</text:p>
      <!--NEWS-->
      <text:h text:style-name="P10" text:outline-level="1">
<text:span text:style-name="T4">
Зеленський обговорив зі спікером Палати представників США посилення санкційного тиску на рф</text:span>
</text:h>
      <text:p text:style-name="P4">
Authors: Ukrinform (Person)</text:p>
      <text:p text:style-name="P4">
Publisher: Укринформ (Organization)</text:p>
      <text:p text:style-name="P4">
Published Time: 2023-04-18T21:08:00+03:00</text:p>
      <text:p text:style-name="P4">
Modified Time: 2023-04-18T21:08:00+03:00</text:p>
      <text:p text:style-name="P4">
Description: Президент Володимир Зеленський обговорив зі спікером Палати представників Конгресу США Кевіном Маккарті посилення санкційного тиску на росію, зокрема, у нафтогазовій сфері. — Укрінформ.</text:p>
      <text:p text:style-name="P4">
Images: ["<text:a xlink:type="simple" xlink:href="https://static.ukrinform.com/photos/2023_04/thumb_files/630_360_1681842677-287.jpeg" text:style-name="Internet_20_link" text:visited-style-name="Visited_20_Internet_20_Link">
630_360_16818...</text:a>
"]</text:p>
      <text:p text:style-name="P4">
Tags: ['Антиросійські санкції', 'США', 'Зеленський', 'Війна з росією']</text:p>
      <text:p text:style-name="P4">
Type: Article</text:p>
      <!--METADATA-->
      <text:p text:style-name="P4">
<draw:frame draw:style-name="fr1" draw:name="Image319" text:anchor-type="as-char" svg:width="6.9236in" svg:height="3.956343in" draw:z-index="0">
<draw:image xlink:href="../Images/yкринформ/2023-04-18T21-08-00-03-00/630_360_1681842677-287.jpeg" xlink:type="simple" xlink:show="embed" xlink:actuate="onLoad" draw:mime-type="image/jpeg"/>
</draw:frame>
 ПрезидентВолодимир Зеленський обговорив зі спікером Палати представників Конгресу СШАКевіном Маккарті посилення санкційного тиску на росію, зокрема, у нафтогазовійсфері.</text:p>
      <text:p text:style-name="P4">
Про це Зеленський написав у <text:a xlink:type="simple" xlink:href="https://twitter.com/ZelenskyyUa/status/1648380274760204297" text:style-name="Internet_20_link" text:visited-style-name="Visited_20_Internet_20_Link">
</text:a>
 , передає Укрінформ.</text:p>
      <text:p text:style-name="P4">
"Провів телефонну розмову з Кевіном Маккарті. Подякував за двопартійнупідтримку України з боку Конгресу. Розповів про ситуацію на фронті й нагальніоборонні потреби України в техніці, артилерії, ППО й авіації. Обговорилипосилення <text:a xlink:type="simple" xlink:href="https://www.ukrinform.ua/tag-sankcii" text:style-name="Internet_20_link" text:visited-style-name="Visited_20_Internet_20_Link">
 </text:a>
 тиску на рф, зокрема унафтогазовій сфері", - написав Зеленський.</text:p>
      <text:p text:style-name="P4">
<text:span text:style-name="T4">
Читайте також:</text:span>
 <text:a xlink:type="simple" xlink:href="https://www.ukrinform.ua/rubric-polytics/3695067-zelenskij-zustrivsa-iz-dvopartijnou-delegacieu-senatu-kongresu-ssa.html" text:style-name="Internet_20_link" text:visited-style-name="Visited_20_Internet_20_Link">
 </text:a>
</text:p>
      <text:p text:style-name="P4">
У <text:a xlink:type="simple" xlink:href="https://www.president.gov.ua/news/volodimir-zelenskij-proviv-telefonnu-rozmovu-zi-spikerom-pal-82329" text:style-name="Internet_20_link" text:visited-style-name="Visited_20_Internet_20_Link">
 </text:a>
 інформують, що Зеленський під час телефонноїрозмови запросив Маккарті відвідати Україну з візитом.</text:p>
      <text:p text:style-name="P4">
Як повідомлялося, Міністерство фінансів США оприлюднило попередження щодоможливих незаконних оборудок із продажами російської нафти через тихоокеанськіпорти рф, що порушує запроваджені цінові обмеження.</text:p>
      <text:p text:style-name="P4">
<text:span text:style-name="T5">
Фото: ОП</text:span>
</text:p>
      <text:p text:style-name="P4">
Source: <text:a xlink:type="simple" xlink:href="https://www.ukrinform.ua/rubric-polytics/3697656-zelenskij-obgovoriv-zi-spikerom-palati-predstavnikiv-ssa-posilenna-sankcijnogo-tisku-na-rf.html" text:style-name="Internet_20_link" text:visited-style-name="Visited_20_Internet_20_Link">
https://www.ukrinform.ua/rubric-polytics/3697656-zelenskij-obgovoriv-zi-spikerom-palati-predstavnikiv-ssa-posilenna-sankcijnogo-tisku-na-rf.html</text:a>
</text:p>
      <!--NEWS-->
      <text:h text:style-name="P10" text:outline-level="1">
<text:span text:style-name="T4">
Пентагон підтвердив: перші БМП «Bradley» вже в Україні</text:span>
</text:h>
      <text:p text:style-name="P4">
Authors: Ukrinform (Person)</text:p>
      <text:p text:style-name="P4">
Publisher: Укринформ (Organization)</text:p>
      <text:p text:style-name="P4">
Published Time: 2023-04-18T21:10:00+03:00</text:p>
      <text:p text:style-name="P4">
Modified Time: 2023-04-18T21:10:00+03:00</text:p>
      <text:p text:style-name="P4">
Description: Частина американських бойових машин піхоти M2 "Bradley "вже прибула в країну. — Укрінформ.</text:p>
      <text:p text:style-name="P4">
Images: ["<text:a xlink:type="simple" xlink:href="https://static.ukrinform.com/photos/2023_04/thumb_files/630_360_1681841544-296.jpg" text:style-name="Internet_20_link" text:visited-style-name="Visited_20_Internet_20_Link">
630_360_16818...</text:a>
"]</text:p>
      <text:p text:style-name="P4">
Tags: ['Міноборони', 'Пентагон', 'Україна', 'Війна з росією']</text:p>
      <text:p text:style-name="P4">
Type: Article</text:p>
      <!--METADATA-->
      <text:p text:style-name="P4">
<draw:frame draw:style-name="fr1" draw:name="Image320" text:anchor-type="as-char" svg:width="6.9236in" svg:height="3.956343in" draw:z-index="0">
<draw:image xlink:href="../Images/yкринформ/2023-04-18T21-10-00-03-00/630_360_1681841544-296.jpg" xlink:type="simple" xlink:show="embed" xlink:actuate="onLoad" draw:mime-type="image/jpeg"/>
</draw:frame>
 Частинаамериканських бойових машин піхоти M2 "Bradley "вже прибула в країну.</text:p>
      <text:p text:style-name="P4">
Як передає Укрінформ, про це <text:a xlink:type="simple" xlink:href="https://www.thedrive.com/the-war-zone/bradley-fighting-vehicles-have-officially-arrived-in-ukraine" text:style-name="Internet_20_link" text:visited-style-name="Visited_20_Internet_20_Link">
 </text:a>
 заявивречник Пентагону Чарлі Дітц.</text:p>
      <text:p text:style-name="P4">
«Так, ми можемо підтвердити, що частина «Bradley» прибула (в Україну – ред.)», - сказав він.</text:p>
      <text:p text:style-name="P4">
При цьому Дітц не уточнив, коли вони прибули та в якій кількості, додавши, щоці запитання слід перенаправити до Міністерства оборони України.</text:p>
      <text:p text:style-name="P4">
<text:span text:style-name="T4">
Читайте також:</text:span>
 <text:a xlink:type="simple" xlink:href="https://www.ukrinform.ua/rubric-world/3697213-pentagon-poasniv-metu-perebuvanna-amerikanskih-vijskovih-v-ukraini.html" text:style-name="Internet_20_link" text:visited-style-name="Visited_20_Internet_20_Link">
 <text:span text:style-name="T4">
Пентагон</text:span>
 </text:a>
</text:p>
      <text:p text:style-name="P4">
У понеділок Міністерство оборони України опублікувало в Твіттері фотографіїперефарбованих «Bradley».</text:p>
      <text:p text:style-name="Quotations">

<text:p text:style-name="P4">
Bradley IFVs try on a new outfit. <text:a xlink:type="simple" xlink:href="https://t.co/OzMAF2d5tV" text:style-name="Internet_20_link" text:visited-style-name="Visited_20_Internet_20_Link">
 </text:a>
&gt;
&gt;
 — Defense of Ukraine (@DefenceU) <text:a xlink:type="simple" xlink:href="https://twitter.com/DefenceU/status/1647945825186619393" text:style-name="Internet_20_link" text:visited-style-name="Visited_20_Internet_20_Link">
&gt;
 </text:a>
</text:p>

</text:p>
      <text:p text:style-name="P4">
Як повідомляв Укрінформ, раніше в <text:a xlink:type="simple" xlink:href="https://www.ukrinform.ua/tag-pentagon" text:style-name="Internet_20_link" text:visited-style-name="Visited_20_Internet_20_Link">
 </text:a>
повідомляли, що Україна отримає модернізований варіант БМП Bradley, якіназивають «вбивцями танків».</text:p>
      <text:p text:style-name="P4">
Бойові машини Bradley є частиною концепції «мережевої війни», яка вжезасвідчила свою ефективність у боях з російською армією.</text:p>
      <text:p text:style-name="P4">
<text:span text:style-name="T4">
Читайте також:</text:span>
 <text:a xlink:type="simple" xlink:href="https://www.ukrinform.ua/rubric-polytics/3694702-moraveckij-u-vasingtoni-ssa-robitimut-dodatkovi-postavki-ozbroenna-v-ukrainu.html" text:style-name="Internet_20_link" text:visited-style-name="Visited_20_Internet_20_Link">
 </text:a>
</text:p>
      <text:p text:style-name="P4">
До нового пакета військової допомоги від США увійшли 50 американських бойовихмашин піхоти M2 Bradley. Останній пакет допомоги також передбачає передачубоєзапасу для M2 Bradley із 500 протитанкових ракет TOW та 250 тисяч 25-ммпострілів до автоматичної гармати цієї БМП.</text:p>
      <text:p text:style-name="P4">
<text:span text:style-name="T5">
Фото: Defense of Ukraine / Twitter</text:span>
</text:p>
      <text:p text:style-name="P4">
Source: <text:a xlink:type="simple" xlink:href="https://www.ukrinform.ua/rubric-ato/3697658-pentagon-pidtverdiv-persi-bmp-bradley-vze-v-ukraini.html" text:style-name="Internet_20_link" text:visited-style-name="Visited_20_Internet_20_Link">
https://www.ukrinform.ua/rubric-ato/3697658-pentagon-pidtverdiv-persi-bmp-bradley-vze-v-ukraini.html</text:a>
</text:p>
      <!--NEWS-->
      <text:h text:style-name="P10" text:outline-level="1">
<text:span text:style-name="T4">
В Україні у середу - короткочасні дощі, вдень прогріє до +17°</text:span>
</text:h>
      <text:p text:style-name="P4">
Authors: Ukrinform (Person)</text:p>
      <text:p text:style-name="P4">
Publisher: Укринформ (Organization)</text:p>
      <text:p text:style-name="P4">
Published Time: 2023-04-18T21:28:00+03:00</text:p>
      <text:p text:style-name="P4">
Modified Time: 2023-04-18T21:28:00+03:00</text:p>
      <text:p text:style-name="P4">
Description: У середу, 19 квітня, в Україні очікуються короткочасні дощі, температура повітря вдень становитиме 12-17° тепла. — Укрінформ.</text:p>
      <text:p text:style-name="P4">
Images: ["<text:a xlink:type="simple" xlink:href="https://static.ukrinform.com/photos/2020_08/thumb_files/630_360_1598336932-278.jpg" text:style-name="Internet_20_link" text:visited-style-name="Visited_20_Internet_20_Link">
630_360_15983...</text:a>
"]</text:p>
      <text:p text:style-name="P4">
Tags: ['Дощ', 'Погода', 'Прогноз', 'Весна']</text:p>
      <text:p text:style-name="P4">
Type: Article</text:p>
      <!--METADATA-->
      <text:p text:style-name="P4">
<draw:frame draw:style-name="fr1" draw:name="Image321" text:anchor-type="as-char" svg:width="6.9236in" svg:height="3.956343in" draw:z-index="0">
<draw:image xlink:href="../Images/yкринформ/2023-04-18T21-28-00-03-00/630_360_1598336932-278.jpg" xlink:type="simple" xlink:show="embed" xlink:actuate="onLoad" draw:mime-type="image/jpeg"/>
</draw:frame>
 У середу,19 квітня, в Україні очікуються короткочасні дощі, температура повітря вденьстановитиме 12-17° тепла.</text:p>
      <text:p text:style-name="P4">
Про це Укрінформу повідомили в Українському гідрометцентрі.</text:p>
      <text:p text:style-name="P4">
“19 квітня хмарно з проясненнями. Вночі у західній частині, місцями упівденних областях та Криму невеликі <text:a xlink:type="simple" xlink:href="https://www.ukrinform.ua/tag-dos" text:style-name="Internet_20_link" text:visited-style-name="Visited_20_Internet_20_Link">
 </text:a>
 , уКарпатах з мокрим снігом, на решті території без істотних опадів; вдень вУкраїні, крім північної частини, місцями короткочасні дощі, у південнійчастині з грозами”, - йдеться в повідомленні.</text:p>
      <text:p text:style-name="P4">
Вітер східний, 7-12 м/с. Температура вночі 5-10°, вдень 12-17°; у Карпатахпротягом доби 2-7° тепла.</text:p>
      <text:p text:style-name="P4">
У Києві та Київській області 19 квітня без істотних опадів. Температура устолиці вночі 7-9°, вдень 13-15°; по області вночі 5-10°, вдень 12-17°.</text:p>
      <text:p text:style-name="P4">
Впродовж 20-21 квітня синоптики прогнозують в Україні хмарну з дощами погоду.Зокрема, очікуються помірні, у більшості західних, 21 квітня і північнихобластей невеликі дощі, у південній частині місцями грози. Вітер переважнопівнічно-східний, 7-12 м/с.</text:p>
      <text:p text:style-name="P4">
Температура вночі 3-8°, у південній частині до 11°; вдень 8-13°, на півднікраїни, в західних, 21 квітня і в північних областях 11-16°, та Закарпатті до18°.</text:p>
      <text:p text:style-name="P4">
На високогір'ї Карпат невеликий дощ, місцями з мокрим снігом; температуравночі 0-5° тепла, вдень 4-9° тепла.</text:p>
      <text:p text:style-name="P4">
<text:span text:style-name="T4">
Читайте також:</text:span>
 <text:a xlink:type="simple" xlink:href="https://www.ukrinform.ua/rubric-regions/3697459-ratuvalniki-poperedzaut-pro-zatoplenna-u-sesti-oblastah-1819-kvitna.html" text:style-name="Internet_20_link" text:visited-style-name="Visited_20_Internet_20_Link">
 <text:span text:style-name="T4">
попереджають</text:span>
 </text:a>
</text:p>
      <text:p text:style-name="P4">
У столичному регіоні 20 квітня помірний, 21 квітня невеликий дощ. Температурау Києві вночі 6-8°; вдень 20 квітня близько 10°, 21 квітня 13-15°. По областівночі 3-8°; вдень 20 квітня 8-13°, 21 квітня 11-16°.</text:p>
      <text:p text:style-name="P4">
У вихідні, 22-23 квітня, невеликий дощ очікується у центральних, південних тасхідних областях України; на решті території без істотних опадів.</text:p>
      <text:p text:style-name="P4">
Температура вночі 3-9°, вдень 11-17°, на Закарпатті до 20°.</text:p>
      <text:p text:style-name="P4">
В Києві та області 22-23 квітня без істотних опадів. Температура у столицівночі 5-7°, вдень 14-16°; по області вночі 3-8°, вдень 12-17°.</text:p>
      <text:p text:style-name="P4">
Source: <text:a xlink:type="simple" xlink:href="https://www.ukrinform.ua/rubric-regions/3697508-v-ukraini-u-seredu-korotkocasni-dosi-vden-progrie-do-17.html" text:style-name="Internet_20_link" text:visited-style-name="Visited_20_Internet_20_Link">
https://www.ukrinform.ua/rubric-regions/3697508-v-ukraini-u-seredu-korotkocasni-dosi-vden-progrie-do-17.html</text:a>
</text:p>
      <!--NEWS-->
      <text:h text:style-name="P10" text:outline-level="1">
<text:span text:style-name="T4">
Суд збільшив заставу для ще одного організатора «блогерських вечірок»</text:span>
</text:h>
      <text:p text:style-name="P4">
Authors: Ukrinform (Person)</text:p>
      <text:p text:style-name="P4">
Publisher: Укринформ (Organization)</text:p>
      <text:p text:style-name="P4">
Published Time: 2023-04-18T21:29:00+03:00</text:p>
      <text:p text:style-name="P4">
Modified Time: 2023-04-18T21:29:00+03:00</text:p>
      <text:p text:style-name="P4">
Description: Київський апеляційний суд у вівторок, 18 квітня, збільшив розмір застави та взяв під варту ще одного організатора так званих «блогерських вечірок». — Укрінформ.</text:p>
      <text:p text:style-name="P4">
Images: ["<text:a xlink:type="simple" xlink:href="https://static.ukrinform.com/photos/2017_05/thumb_files/630_360_1494432026-9526.jpg" text:style-name="Internet_20_link" text:visited-style-name="Visited_20_Internet_20_Link">
630_360_14944...</text:a>
"]</text:p>
      <text:p text:style-name="P4">
Tags: ['Блогер', 'Суд', 'Застава']</text:p>
      <text:p text:style-name="P4">
Type: Article</text:p>
      <!--METADATA-->
      <text:p text:style-name="P4">
<draw:frame draw:style-name="fr1" draw:name="Image322" text:anchor-type="as-char" svg:width="6.9236in" svg:height="3.956343in" draw:z-index="0">
<draw:image xlink:href="../Images/yкринформ/2023-04-18T21-29-00-03-00/630_360_1494432026-9526.jpg" xlink:type="simple" xlink:show="embed" xlink:actuate="onLoad" draw:mime-type="image/jpeg"/>
</draw:frame>
 Київськийапеляційний суд у вівторок, 18 квітня, збільшив розмір застави та взяв підварту ще одного організатора так званих «блогерських вечірок».</text:p>
      <text:p text:style-name="P4">
Як передає Укрінформ, про це начальник поліції Київщини Андрій Нєбитовповідомив у <text:a xlink:type="simple" xlink:href="https://t.me/andrii_nebytov/1212" text:style-name="Internet_20_link" text:visited-style-name="Visited_20_Internet_20_Link">
 </text:a>
 .</text:p>
      <text:p text:style-name="P4">
«Знову у кайданках: другому організатору п’яних вечірок у столиці призначили600 тисяч <text:a xlink:type="simple" xlink:href="https://www.ukrinform.ua/tag-zastava" text:style-name="Internet_20_link" text:visited-style-name="Visited_20_Internet_20_Link">
 </text:a>
 », - заявив Нєбитов.</text:p>
      <text:p text:style-name="P4">
Він повідомив, що «сьогодні Київський апеляційний суд збільшив заставу та взявпід варту ще одного учасника групи, що чинила сексуальне насильство наддівчатами, знімали непристойності на відео і поширювали в мережі».</text:p>
      <text:p text:style-name="P4">
22-річного уродженця Івано-Франківщини доставили в СІЗО.</text:p>
      <text:p text:style-name="P4">
Нєбитов також нагадав, що 1 лютого поліція Київщини оголосила про підозрумолодикам, які доводили дівчат до стану безпорадності та змушували виконуватинепристойні дії.</text:p>
      <text:p text:style-name="P4">
Досудове розслідування триває.</text:p>
      <text:p text:style-name="P4">
Як повідомляв Укрінформ, група молодих людей створювала контент сексуально-насильницького характеру за участю дівчат. На вечірках в алкогольні напоїдівчат молодики додавали транквілізатори і користуючись їхнім безпораднимстаном, здійснювали дії сексуального характеру, знімаючи це на мобільнітелефони.</text:p>
      <text:p text:style-name="P4">
<text:span text:style-name="T4">
Читайте також:</text:span>
 <text:a xlink:type="simple" xlink:href="https://www.ukrinform.ua/rubric-kyiv/3689150-sud-prodovziv-zapobizni-zahodi-pidozruvanim-u-spravi-blogerskih-vecirok.html" text:style-name="Internet_20_link" text:visited-style-name="Visited_20_Internet_20_Link">
 <text:span text:style-name="T4">
вечірок</text:span>
 </text:a>
</text:p>
      <text:p text:style-name="P4">
Відео викладали у телеграм-канал і соціальні мережі, залишаючи принизливідописи та коментарі.</text:p>
      <text:p text:style-name="P4">
У березні Шевченківський районний суд Києва продовжив до 1 травня запобіжнізаходи двом підозрюваним у справі так званих «блогерських вечірок».</text:p>
      <text:p text:style-name="P4">
17 квітня одному з організаторів «блогерських вечірок» суд призначив заставу впонад 500 тис. грн.</text:p>
      <text:p text:style-name="P4">
Source: <text:a xlink:type="simple" xlink:href="https://www.ukrinform.ua/rubric-kyiv/3697660-sud-zbilsiv-zastavu-dla-se-odnogo-organizatora-blogerskih-vecirok.html" text:style-name="Internet_20_link" text:visited-style-name="Visited_20_Internet_20_Link">
https://www.ukrinform.ua/rubric-kyiv/3697660-sud-zbilsiv-zastavu-dla-se-odnogo-organizatora-blogerskih-vecirok.html</text:a>
</text:p>
      <!--NEWS-->
      <text:h text:style-name="P10" text:outline-level="1">
<text:span text:style-name="T4">
Під час бойових дій загинув колишній народний депутат Олег Барна</text:span>
</text:h>
      <text:p text:style-name="P4">
Authors: Ukrinform (Person)</text:p>
      <text:p text:style-name="P4">
Publisher: Укринформ (Organization)</text:p>
      <text:p text:style-name="P4">
Published Time: 2023-04-18T21:32:00+03:00</text:p>
      <text:p text:style-name="P4">
Modified Time: 2023-04-18T21:32:00+03:00</text:p>
      <text:p text:style-name="P4">
Description: Народний депутат 8 скликання Олег Барна загинув 17 квітня під час бойових дій. — Укрінформ.</text:p>
      <text:p text:style-name="P4">
Images: ["<text:a xlink:type="simple" xlink:href="https://static.ukrinform.com/photos/2023_04/thumb_files/630_360_1681843131-684.jpg" text:style-name="Internet_20_link" text:visited-style-name="Visited_20_Internet_20_Link">
630_360_16818...</text:a>
"]</text:p>
      <text:p text:style-name="P4">
Tags: ['Барна', 'Смерть', 'Війна з росією']</text:p>
      <text:p text:style-name="P4">
Type: Article</text:p>
      <!--METADATA-->
      <text:p text:style-name="P4">
<draw:frame draw:style-name="fr1" draw:name="Image323" text:anchor-type="as-char" svg:width="6.9236in" svg:height="3.956343in" draw:z-index="0">
<draw:image xlink:href="../Images/yкринформ/2023-04-18T21-32-00-03-00/630_360_1681843131-684.jpg" xlink:type="simple" xlink:show="embed" xlink:actuate="onLoad" draw:mime-type="image/jpeg"/>
</draw:frame>
 Народнийдепутат 8 скликання Олег Барна загинув 17 квітня під час бойових дій.</text:p>
      <text:p text:style-name="P4">
Про це повідомив у <text:a xlink:type="simple" xlink:href="https://www.facebook.com/Svetlyi/videos/587993636615391/" text:style-name="Internet_20_link" text:visited-style-name="Visited_20_Internet_20_Link">
</text:a>
 керівникоб'єднаного пресцентру Сил оборони Таврійського напрямку ОлексійДмитрашківський, передає Укрінформ.</text:p>
      <text:p text:style-name="P4">
“Вчора, підчас бойових дій загинув Олег Барна. Так сталось, що ми малиможливість поспілкуватися на минулому тижні”, - написав Дмитрашківський 18квітня.</text:p>
      <text:p text:style-name="P4">
Про загибель Барни повідомив також народний депутат партії “Європейськасолідарність” Володимир В’ятрович.</text:p>
      <text:p text:style-name="P4">
“Олег Барна нині, у день народження мав чути «Многії літа», але звучитьзаслужене - «Вічна памʼять!», - написав В’ятрович.</text:p>
      <text:p text:style-name="P4">
Як відомо, Олег Барна - народний депутат 8 скликання від партії “Блок ПетраПорошенка”. Він народився 18 квітня 1967 року на Тернопільщині.</text:p>
      <text:p text:style-name="P4">
<text:span text:style-name="T5">
Фото: facebook.com/oleg.barna.75</text:span>
</text:p>
      <text:p text:style-name="P4">
Source: <text:a xlink:type="simple" xlink:href="https://www.ukrinform.ua/rubric-ato/3697662-pid-cas-bojovih-dij-zaginuv-eksnardep-oleg-barna.html" text:style-name="Internet_20_link" text:visited-style-name="Visited_20_Internet_20_Link">
https://www.ukrinform.ua/rubric-ato/3697662-pid-cas-bojovih-dij-zaginuv-eksnardep-oleg-barna.html</text:a>
</text:p>
      <!--NEWS-->
      <text:h text:style-name="P10" text:outline-level="1">
<text:span text:style-name="T4">
росіяни протягом доби обстріляли шість громад Сумщини</text:span>
</text:h>
      <text:p text:style-name="P4">
Authors: Ukrinform (Person)</text:p>
      <text:p text:style-name="P4">
Publisher: Укринформ (Organization)</text:p>
      <text:p text:style-name="P4">
Published Time: 2023-04-18T21:43:00+03:00</text:p>
      <text:p text:style-name="P4">
Modified Time: 2023-04-18T21:43:00+03:00</text:p>
      <text:p text:style-name="P4">
Description: російські війська у вівторок, 18 квітня, обстріляли шість територіальних громад Сумської області.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324" text:anchor-type="as-char" svg:width="6.9236in" svg:height="3.956343in" draw:z-index="0">
<draw:image xlink:href="../Images/yкринформ/2023-04-18T21-43-00-03-00/630_360_1640330796-210.jpeg" xlink:type="simple" xlink:show="embed" xlink:actuate="onLoad" draw:mime-type="image/jpeg"/>
</draw:frame>
 російськівійська у вівторок, 18 квітня, обстріляли шість територіальних громад Сумськоїобласті.</text:p>
      <text:p text:style-name="P4">
Як передає Укрінформ, про це Сумська обласна військова адміністраціяповідомляє у <text:a xlink:type="simple" xlink:href="https://t.me/Sumy_news_ODA/15503" text:style-name="Internet_20_link" text:visited-style-name="Visited_20_Internet_20_Link">
 </text:a>
 .</text:p>
      <text:p text:style-name="P4">
«Протягом дня росіяни здійснили <text:a xlink:type="simple" xlink:href="https://www.ukrinform.ua/tag-obstril" text:style-name="Internet_20_link" text:visited-style-name="Visited_20_Internet_20_Link">
 </text:a>
 6прикордонних громад - Річківської, Юнаківської, Новослобідської,Білопільської, Есманської, Середино-Будської. Зафіксовано 165 прильотів змінометів, артилерії, гранатометів. На жаль, є загибла, поранені та значніруйнування», - ідеться в повідомленні.</text:p>
      <text:p text:style-name="P4">
По селу Річки Річківської громади росіяни били з артилерії (7 влучань зіствольної артилерії та 5 влучань із РСЗВ). Внаслідок ворожих обстрілів однажінка дістала поранення, ще одна жінка від отриманих поранень померла у каретішвидкої допомоги. Пошкоджено житловий будинок та господарчі споруди. Через двігодини ворог ще раз вдарив по селу із РСЗВ - 5 влучань.</text:p>
      <text:p text:style-name="P4">
По території Юнаківської громади росіяни здійснили гранатометний обстріл (одинпостріл). Чоловік дістав поранення.</text:p>
      <text:p text:style-name="P4">
Крім того, ворог скинув вісім мін на територію Новослобідської громади,пошкоджено приватне домогосподарство. В інший населений пункт громади булискинуті ще 11 мін.</text:p>
      <text:p text:style-name="P4">
По Середино-Будській громаді зафіксовано 20 влучань з артилерії, пошкодженочотири домоволодіння.</text:p>
      <text:p text:style-name="P4">
<text:span text:style-name="T4">
Читайте також:</text:span>
 <text:a xlink:type="simple" xlink:href="https://www.ukrinform.ua/rubric-ato/3697513-rosiani-obstrilali-selo-na-harkivsini-poranena-18ricna-divcina.html" text:style-name="Internet_20_link" text:visited-style-name="Visited_20_Internet_20_Link">
 <text:span text:style-name="T4">
обстріл</text:span>
 </text:a>
</text:p>
      <text:p text:style-name="P4">
По Есманській громаді ворог також здійснив мінометний обстріл - 5 влучань.</text:p>
      <text:p text:style-name="P4">
По території Білопільської громади росіяни гатили з АГС - 40 влучань,артилерії - 8 влучань та мінометів - 55 влучань.</text:p>
      <text:p text:style-name="P4">
Як повідомляв <text:a xlink:type="simple" xlink:href="https://www.ukrinform.ua/rubric-ato/3697550-rosiani-obstrilali-sumsinu-z-artilerii-na-vlasnomu-podviri-zaginula-zinka.html" text:style-name="Internet_20_link" text:visited-style-name="Visited_20_Internet_20_Link">
 </text:a>
 , 18квітня у селі Річки Сумської області внаслідок ворожого артилерійськогообстрілу на власному подвір'ї загинула жінка.</text:p>
      <text:p text:style-name="P4">
Source: <text:a xlink:type="simple" xlink:href="https://www.ukrinform.ua/rubric-ato/3697664-rosiani-protagom-dobi-obstrilali-sist-gromad-sumsini.html" text:style-name="Internet_20_link" text:visited-style-name="Visited_20_Internet_20_Link">
https://www.ukrinform.ua/rubric-ato/3697664-rosiani-protagom-dobi-obstrilali-sist-gromad-sumsini.html</text:a>
</text:p>
      <!--NEWS-->
      <text:h text:style-name="P10" text:outline-level="1">
<text:span text:style-name="T4">
У США висунули звинувачення кільком росіянам за поширення пропаганди в країні</text:span>
</text:h>
      <text:p text:style-name="P4">
Authors: Ukrinform (Person)</text:p>
      <text:p text:style-name="P4">
Publisher: Укринформ (Organization)</text:p>
      <text:p text:style-name="P4">
Published Time: 2023-04-18T21:53:00+03:00</text:p>
      <text:p text:style-name="P4">
Modified Time: 2023-04-18T21:53:00+03:00</text:p>
      <text:p text:style-name="P4">
Description: Мін'юст США висунув звинувачення чотирьом громадянам США та трьом росіянам за роботу від імені російського уряду та спільно з фсб для здійснення багаторічного зловмисного впливу у Штатах. — Укрінформ.</text:p>
      <text:p text:style-name="P4">
Images: ["<text:a xlink:type="simple" xlink:href="https://static.ukrinform.com/photos/2019_09/thumb_files/630_360_1569437400-879.jpg" text:style-name="Internet_20_link" text:visited-style-name="Visited_20_Internet_20_Link">
630_360_15694...</text:a>
"]</text:p>
      <text:p text:style-name="P4">
Tags: ['Пропаганда', 'США', 'росія']</text:p>
      <text:p text:style-name="P4">
Type: Article</text:p>
      <!--METADATA-->
      <text:p text:style-name="P4">
<draw:frame draw:style-name="fr1" draw:name="Image325" text:anchor-type="as-char" svg:width="6.9236in" svg:height="3.956343in" draw:z-index="0">
<draw:image xlink:href="../Images/yкринформ/2023-04-18T21-53-00-03-00/630_360_1569437400-879.jpg" xlink:type="simple" xlink:show="embed" xlink:actuate="onLoad" draw:mime-type="image/jpeg"/>
</draw:frame>
 Мін'юстСША висунув звинувачення чотирьом громадянам США та трьом росіянам за роботувід імені російського уряду та спільно з фсб для здійснення багаторічногозловмисного впливу у Штатах.</text:p>
      <text:p text:style-name="P4">
Як передає Укрінформ, про це йдеться у <text:a xlink:type="simple" xlink:href="https://www.justice.gov/opa/pr/us-citizens-and-russian-intelligence-officers-charged-conspiring-use-us-citizens-illegal" text:style-name="Internet_20_link" text:visited-style-name="Visited_20_Internet_20_Link">
 </text:a>
 відомства.</text:p>
      <text:p text:style-name="P4">
Американські правоохоронці серед іншого підозрюють, що росіяни вербували,фінансували та керували американськими політичними групами, які діяли якнезареєстровані агенти російського уряду, сіяли ворожнечу і поширювалипроросійську <text:span text:style-name="T4">
<text:a xlink:type="simple" xlink:href="https://www.ukrinform.ua/tag-propaganda" text:style-name="Internet_20_link" text:visited-style-name="Visited_20_Internet_20_Link">
 </text:a>
 </text:span>
 .</text:p>
      <text:p text:style-name="P4">
Також обвинувачені офіцери розвідки, зокрема, брали участь у таємномуфінансуванні та керуванні кандидатами на місцеві посади в Сполучених Штатах.</text:p>
      <text:p text:style-name="P4">
<text:span text:style-name="T4">
Читайте також:</text:span>
 <text:span text:style-name="T4">
<text:a xlink:type="simple" xlink:href="https://www.ukrinform.ua/rubric-world/3697247-stati-zvinuvatili-braziliu-u-povtorenni-rosijskoi-propagandi.html" text:style-name="Internet_20_link" text:visited-style-name="Visited_20_Internet_20_Link">
 </text:a>
 </text:span>
</text:p>
      <text:p text:style-name="P4">
Крім того, в окремій справі американські правоохоронці звинувачують росіянкуНаталю Бурлінову у змові з офіцером фсб з метою діяти як незареєстрованийагент росії в Сполучених Штатах.</text:p>
      <text:p text:style-name="P4">
Як повідомляв Укрінформ, у США _<text:span text:style-name="T4">
<text:a xlink:type="simple" xlink:href="https://www.ukrinform.ua/rubric-world/3677517-u-statah-arestuvali-dvoh-colovikiv-aki-nelegalno-postacali-do-rf-aviaobladnanna.html" text:style-name="Internet_20_link" text:visited-style-name="Visited_20_Internet_20_Link">
 </text:a>
 </text:span>
 _ , які допомагали росії обходити західні санкціїта постачали електроніку для авіації країні-агресору.</text:p>
      <text:p text:style-name="P4">
Source: <text:a xlink:type="simple" xlink:href="https://www.ukrinform.ua/rubric-world/3697666-u-ssa-visunuli-zvinuvacenna-kilkom-rosianam-za-posirenna-propagandi-v-kraini.html" text:style-name="Internet_20_link" text:visited-style-name="Visited_20_Internet_20_Link">
https://www.ukrinform.ua/rubric-world/3697666-u-ssa-visunuli-zvinuvacenna-kilkom-rosianam-za-posirenna-propagandi-v-kraini.html</text:a>
</text:p>
      <!--NEWS-->
      <text:h text:style-name="P10" text:outline-level="1">
<text:span text:style-name="T4">
Представники посольства Франції відвідали військове містечко в Гостомелі</text:span>
</text:h>
      <text:p text:style-name="P4">
Authors: Ukrinform (Person)</text:p>
      <text:p text:style-name="P4">
Publisher: Укринформ (Organization)</text:p>
      <text:p text:style-name="P4">
Published Time: 2023-04-18T22:04:00+03:00</text:p>
      <text:p text:style-name="P4">
Modified Time: 2023-04-18T22:04:00+03:00</text:p>
      <text:p text:style-name="P4">
Description: Посол Франції в Україні Етьєн де Понсен, один із засновників компанії Neo-Eco Бенджамін Констант та генеральний директор Кирило Чернишук відвідали військове містечко в Гостомелі Київської області. — Укрінформ.</text:p>
      <text:p text:style-name="P4">
Images: ["<text:a xlink:type="simple" xlink:href="https://static.ukrinform.com/photos/2023_04/thumb_files/630_360_1681844547-739.jpg" text:style-name="Internet_20_link" text:visited-style-name="Visited_20_Internet_20_Link">
630_360_16818...</text:a>
"]</text:p>
      <text:p text:style-name="P4">
Tags: ['Франція', 'Посольство', 'Візит', 'Гостомель']</text:p>
      <text:p text:style-name="P4">
Type: Article</text:p>
      <!--METADATA-->
      <text:p text:style-name="P4">
<draw:frame draw:style-name="fr1" draw:name="Image326" text:anchor-type="as-char" svg:width="6.9236in" svg:height="3.956343in" draw:z-index="0">
<draw:image xlink:href="../Images/yкринформ/2023-04-18T22-04-00-03-00/630_360_1681844547-739.jpg" xlink:type="simple" xlink:show="embed" xlink:actuate="onLoad" draw:mime-type="image/jpeg"/>
</draw:frame>
 ПосолФранції в Україні Етьєн де Понсен, один із засновників компанії Neo-EcoБенджамін Констант та генеральний директор Кирило Чернишук відвідали військовемістечко в Гостомелі Київської області.</text:p>
      <text:p text:style-name="P4">
Як передає Укрінформ, про це Київська обласна військова адміністраціяповідомляє у <text:a xlink:type="simple" xlink:href="https://t.me/kyivoda/9330" text:style-name="Internet_20_link" text:visited-style-name="Visited_20_Internet_20_Link">
 </text:a>
 .</text:p>
      <text:p text:style-name="P4">
Представники посольства <text:a xlink:type="simple" xlink:href="https://www.ukrinform.ua/tag-francia" text:style-name="Internet_20_link" text:visited-style-name="Visited_20_Internet_20_Link">
 </text:a>
 разом ізголовою Київської ОВА Русланом Кравченком та заступником Миколою Бойкомоглянули роботи з відновлення за принципами економіки замкненого циклу, щопроводить компанія Neo-Eco Ukraine.</text:p>
      <text:p text:style-name="P4">
Загалом у військовому містечку демонтовано 5 багатоповерхівок.</text:p>
      <text:p text:style-name="P4">
У КОВА зазначили, що «демонтажні роботи вже на завершальному етапі. Матеріалипрямо на місці сортують, переробляють та будуть використовувати при відбудовіжитла».</text:p>
      <text:p text:style-name="P4">
«Міжнародна підтримка України сьогодні у світі безпрецедентна й цінна якніколи. За дорученням Президента робимо на рівні області все, щоб залучатиякомога більше партнерів до відновлення Київщини. Вірю, що завдяки спільнимзусиллям ми подолаємо страшні наслідки російської агресії на нашій землі.Київщина буде відновлена», - заявив Кравченко.</text:p>
      <text:p text:style-name="P4">
<text:span text:style-name="T4">
Читайте також:</text:span>
 <text:a xlink:type="simple" xlink:href="https://www.ukrinform.ua/rubric-society/3683149-francia-peredast-ukraini-pozezni-masini-ta-mobilnu-dnklaboratoriu.html" text:style-name="Internet_20_link" text:visited-style-name="Visited_20_Internet_20_Link">
 </text:a>
</text:p>
      <text:p text:style-name="P4">
Як повідомляв Укрінформ, на Київщині до кінця поточного року Київська ОВАспільно з «Фондом енергоефективності» планує відновити та енергомодернізуватищонайменше 150 багатоквартирних будинків, які постраждали внаслідокповномасштабної війни з рф.</text:p>
      <text:p text:style-name="P4">
<text:span text:style-name="T5">
Фото: Київська обласна військова адміністрація</text:span>
</text:p>
      <text:p text:style-name="P4">
Source: <text:a xlink:type="simple" xlink:href="https://www.ukrinform.ua/rubric-regions/3697669-predstavniki-posolstva-francii-vidvidali-vijskove-mistecko-v-gostomeli.html" text:style-name="Internet_20_link" text:visited-style-name="Visited_20_Internet_20_Link">
https://www.ukrinform.ua/rubric-regions/3697669-predstavniki-posolstva-francii-vidvidali-vijskove-mistecko-v-gostomeli.html</text:a>
</text:p>
      <!--NEWS-->
      <text:h text:style-name="P10" text:outline-level="1">
<text:span text:style-name="T4">
Зеленський відвідав медичний заклад на Полтавщині, де лікуються поранені військові ЗСУ</text:span>
</text:h>
      <text:p text:style-name="P4">
Authors: Ukrinform (Person)</text:p>
      <text:p text:style-name="P4">
Publisher: Укринформ (Organization)</text:p>
      <text:p text:style-name="P4">
Published Time: 2023-04-18T22:16:00+03:00</text:p>
      <text:p text:style-name="P4">
Modified Time: 2023-04-18T22:16:00+03:00</text:p>
      <text:p text:style-name="P4">
Description: Президент Володимир Зеленський відвідав медичний заклад на Полтавщині, де лікуються поранені українські захисники. — Укрінформ.</text:p>
      <text:p text:style-name="P4">
Images: ["<text:a xlink:type="simple" xlink:href="https://static.ukrinform.com/photos/2023_04/thumb_files/630_360_1681844870-371.jpeg" text:style-name="Internet_20_link" text:visited-style-name="Visited_20_Internet_20_Link">
630_360_16818...</text:a>
"]</text:p>
      <text:p text:style-name="P4">
Tags: ['Донеччина', 'Візит', 'Зеленський', 'Війна з росією']</text:p>
      <text:p text:style-name="P4">
Type: Article</text:p>
      <!--METADATA-->
      <text:p text:style-name="P4">
<draw:frame draw:style-name="fr1" draw:name="Image327" text:anchor-type="as-char" svg:width="6.9236in" svg:height="3.956343in" draw:z-index="0">
<draw:image xlink:href="../Images/yкринформ/2023-04-18T22-16-00-03-00/630_360_1681844870-371.jpeg" xlink:type="simple" xlink:show="embed" xlink:actuate="onLoad" draw:mime-type="image/jpeg"/>
</draw:frame>
 ПрезидентВолодимир Зеленський відвідав медичний заклад на Полтавщині, де лікуютьсяпоранені українські захисники.</text:p>
      <text:p text:style-name="P4">
Про це Глава держави написав у <text:a xlink:type="simple" xlink:href="https://t.me/V_Zelenskiy_official/5908" text:style-name="Internet_20_link" text:visited-style-name="Visited_20_Internet_20_Link">
 </text:a>
 ,передає Укрінформ.</text:p>
      <text:p text:style-name="P4">
"Відвідав один із медичних закладів, у якому проходять лікування українськівійськовослужбовці на Полтавщині. Поспілкувався з пораненими бійцями та вручивїм нагороди", - написав Зеленський.</text:p>
      <text:p text:style-name="P4">
Крім того, Президент вручив нагороди представникам медичних сил ЗСУ.</text:p>
      <text:p text:style-name="P4">
<text:span text:style-name="T4">
Читайте також:</text:span>
 <text:span text:style-name="T4">
<text:a xlink:type="simple" xlink:href="https://www.ukrinform.ua/rubric-ato/3697487-zelenskij-vidvidav-peredovi-pozicii-v-avdiivci.html" text:style-name="Internet_20_link" text:visited-style-name="Visited_20_Internet_20_Link">
 </text:a>
 </text:span>
</text:p>
      <text:p text:style-name="P4">
"Хочу подякувати вам. Ви робите велику роботу, яку цінують не лише хлопці тадівчата, які лікуються тут, а й усі громадяни України", - додав Зеленський.</text:p>
      <text:p text:style-name="P4">
У пресслужбі ОП <text:a xlink:type="simple" xlink:href="https://www.president.gov.ua/news/na-poltavshini-prezident-vidvidav-u-likarni-poranenih-vijsko-82333" text:style-name="Internet_20_link" text:visited-style-name="Visited_20_Internet_20_Link">
 </text:a>
 , що Глава держави такожоглянув рентгенологічне й нейрохірургічне відділення лікарні та ознайомився зроботою центру реабілітаційної медицини. Президенту показали сучаснеобладнання, яке допомагає провести якісну реабілітацію пацієнтів.</text:p>
      <text:p text:style-name="P4">
<text:span text:style-name="T4">
Читайте також:</text:span>
 <text:span text:style-name="T4">
<text:a xlink:type="simple" xlink:href="https://www.ukrinform.ua/rubric-ato/3697521-zelenskij-na-doneccini-vidvidav-gospital-i-vruciv-bijcam-nagorodi.html" text:style-name="Internet_20_link" text:visited-style-name="Visited_20_Internet_20_Link">
 </text:a>
 </text:span>
</text:p>
      <text:p text:style-name="P4">
Як повідомлялося, під час робочої поїздки в Донецьку область ПрезидентВолодимир <text:span text:style-name="T4">
<text:a xlink:type="simple" xlink:href="https://www.ukrinform.ua/tag-zelenskij" text:style-name="Internet_20_link" text:visited-style-name="Visited_20_Internet_20_Link">
 </text:a>
 </text:span>
 відвідав госпіталь,де лікуються українські захисники.</text:p>
      <text:p text:style-name="P4">
<text:span text:style-name="T5">
Фото: ОП</text:span>
</text:p>
      <text:p text:style-name="P4">
Source: <text:a xlink:type="simple" xlink:href="https://www.ukrinform.ua/rubric-ato/3697670-zelenskij-vidvidav-medicnij-zaklad-na-poltavsini-de-likuutsa-poraneni-vijskovi-zsu.html" text:style-name="Internet_20_link" text:visited-style-name="Visited_20_Internet_20_Link">
https://www.ukrinform.ua/rubric-ato/3697670-zelenskij-vidvidav-medicnij-zaklad-na-poltavsini-de-likuutsa-poraneni-vijskovi-zsu.html</text:a>
</text:p>
      <!--NEWS-->
      <text:h text:style-name="P10" text:outline-level="1">
<text:span text:style-name="T4">
Ворог за добу чотири рази обстріляв прикордоння Сумщини та Чернігівщини</text:span>
</text:h>
      <text:p text:style-name="P4">
Authors: Ukrinform (Person)</text:p>
      <text:p text:style-name="P4">
Publisher: Укринформ (Organization)</text:p>
      <text:p text:style-name="P4">
Published Time: 2023-04-18T22:28:00+03:00</text:p>
      <text:p text:style-name="P4">
Modified Time: 2023-04-18T22:28:00+03:00</text:p>
      <text:p text:style-name="P4">
Description: Станом на 21: 00 годину російські війська обстріляли 4 рази прикордонні території Сумської та Чернігівської областей.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328" text:anchor-type="as-char" svg:width="6.9236in" svg:height="3.956343in" draw:z-index="0">
<draw:image xlink:href="../Images/yкринформ/2023-04-18T22-28-00-03-00/630_360_1667124180-530.jpg" xlink:type="simple" xlink:show="embed" xlink:actuate="onLoad" draw:mime-type="image/jpeg"/>
</draw:frame>
 Станом на21: 00 годину російські війська обстріляли 4 рази прикордонні територіїСумської та Чернігівської областей.</text:p>
      <text:p text:style-name="P4">
Як передає Укрінформ, про це інформує Оперативне командування “Північ” у <text:a xlink:type="simple" xlink:href="https://t.me/ok_pivnich1/1890" text:style-name="Internet_20_link" text:visited-style-name="Visited_20_Internet_20_Link">
</text:a>
 .</text:p>
      <text:p text:style-name="P4">
“Станом на 21:00 російські війська 4 рази <text:a xlink:type="simple" xlink:href="https://www.ukrinform.ua/tag-obstril" text:style-name="Internet_20_link" text:visited-style-name="Visited_20_Internet_20_Link">
 </text:a>
 прикордоння Сумської та Чернігівської областей”, - ідеться вповідомленні.</text:p>
      <text:p text:style-name="P4">
Зокрема зазначається, що з 11:35 до 11:50 зафіксовано 9 приходів, ймовірно зміномету 82 мм, в районі населеного пункту Бунякіне Сумської області. Окрімтого, в районі цього ж населеного пункту зафіксовано 2 приходи, ймовірно зіствольної артилерії, із 13:10 до 13:15 години. в обох випадках за інформацієюОК “Північ” інформація про втрати серед місцевого населення чи пошкодженняцивільної інфраструктури інформація не надходила.</text:p>
      <text:p text:style-name="P4">
Також повідомляється, що з 16:00 до 16:30 зафіксовано 4 приходи, ймовірно зміномету 120 мм, в населеного пункту Гремячка Чернігівської області. Провтрати серед місцевого населення чи пошкодження цивільної інфраструктуриінформація не надходила.</text:p>
      <text:p text:style-name="P4">
<text:span text:style-name="T4">
Читайте також:</text:span>
 <text:a xlink:type="simple" xlink:href="https://www.ukrinform.ua/rubric-ato/3697550-rosiani-obstrilali-sumsinu-z-artilerii-na-vlasnomu-podviri-zaginula-zinka.html" text:style-name="Internet_20_link" text:visited-style-name="Visited_20_Internet_20_Link">
 <text:span text:style-name="T4">
обстріл</text:span>
 </text:a>
</text:p>
      <text:p text:style-name="P4">
“З 16:00 до 16:47 зафіксовано 20 приходів, ймовірно зі ствольної артилерії, врайоні н.п. Велика Берізка. В результаті обстрілу зазнали пошкоджень 3приватні будинки”, - інформують в ОК “Північ”.</text:p>
      <text:p text:style-name="P4">
Як повідомлялося, російські війська у вівторок, 18 квітня, <text:a xlink:type="simple" xlink:href="https://www.ukrinform.ua/rubric-ato/3697664-rosiani-protagom-dobi-obstrilali-sist-gromad-sumsini.html" text:style-name="Internet_20_link" text:visited-style-name="Visited_20_Internet_20_Link">
</text:a>
 .</text:p>
      <text:p text:style-name="P4">
Source: <text:a xlink:type="simple" xlink:href="https://www.ukrinform.ua/rubric-ato/3697673-vorog-za-dobu-cotiri-razi-obstrilav-prikordonna-sumsini-ta-cernigivsini.html" text:style-name="Internet_20_link" text:visited-style-name="Visited_20_Internet_20_Link">
https://www.ukrinform.ua/rubric-ato/3697673-vorog-za-dobu-cotiri-razi-obstrilav-prikordonna-sumsini-ta-cernigivsini.html</text:a>
</text:p>
      <!--NEWS-->
      <text:h text:style-name="P10" text:outline-level="1">
<text:span text:style-name="T4">
Зеленський: Надихає, коли бачиш українську рішучість і знаєш, що перемога буде</text:span>
</text:h>
      <text:p text:style-name="P4">
Authors: Ukrinform (Person)</text:p>
      <text:p text:style-name="P4">
Publisher: Укринформ (Organization)</text:p>
      <text:p text:style-name="P4">
Published Time: 2023-04-18T22:32:00+03:00</text:p>
      <text:p text:style-name="P4">
Modified Time: 2023-04-18T22:32:00+03:00</text:p>
      <text:p text:style-name="P4">
Description: Ми разом робимо вільний світ міцнішим, і кожен долар інвестицій у таку міцність є абсолютно зрозумілим та підзвітним для наших партнерів. — Укрінформ.</text:p>
      <text:p text:style-name="P4">
Images: ["<text:a xlink:type="simple" xlink:href="https://static.ukrinform.com/photos/2023_03/thumb_files/630_360_1678738078-322.jpeg" text:style-name="Internet_20_link" text:visited-style-name="Visited_20_Internet_20_Link">
630_360_16787...</text:a>
"]</text:p>
      <text:p text:style-name="P4">
Tags: ['Агресія РФ', 'Зеленський', 'Війна з росією']</text:p>
      <text:p text:style-name="P4">
Type: Article</text:p>
      <!--METADATA-->
      <text:p text:style-name="P4">
<draw:frame draw:style-name="fr1" draw:name="Image329" text:anchor-type="as-char" svg:width="6.9236in" svg:height="3.956343in" draw:z-index="0">
<draw:image xlink:href="../Images/yкринформ/2023-04-18T22-32-00-03-00/630_360_1678738078-322.jpeg" xlink:type="simple" xlink:show="embed" xlink:actuate="onLoad" draw:mime-type="image/jpeg"/>
</draw:frame>
 Ми разомробимо вільний світ міцнішим, і кожен долар інвестицій у таку міцність єабсолютно зрозумілим та підзвітним для наших партнерів.</text:p>
      <text:p text:style-name="P4">
Про це у своєму <text:a xlink:type="simple" xlink:href="https://www.youtube.com/watch" text:style-name="Internet_20_link" text:visited-style-name="Visited_20_Internet_20_Link">
 </text:a>
 наприкінці419-го дня повномасштабної війни з рф сказав Президент України ВолодимирЗеленський, передає Укрінформ.</text:p>
      <text:p text:style-name="P4">
_Відео:<text:a xlink:type="simple" xlink:href="https://www.youtube.com/watch" text:style-name="Internet_20_link" text:visited-style-name="Visited_20_Internet_20_Link">
 </text:a>
 _</text:p>
      <text:p text:style-name="P4">
<text:span text:style-name="T4">
<text:span text:style-name="T5">
Бажаю здоровʼя, шановні українці!</text:span>
 </text:span>
</text:p>
      <text:p text:style-name="P4">
Завершуємо цей день у Полтаві. Доволі довгий день та емоційний.</text:p>
      <text:p text:style-name="P4">
Вранці був на Донеччині, у нашій Авдіївці. Важко бачити те, що російськітерористи зробили з цим містом...</text:p>
      <text:p text:style-name="P4">
І шана кожному нашому воїну, усім українцям і українкам, які вже 419 днів ідевʼять років стримують і поступово знищують це російське зло.</text:p>
      <text:p text:style-name="P4">
Мав честь привітати українських солдатів та офіцерів із Великоднем, вручитинагороди. Я часто у вечірніх зверненнях дякую саме їм за влучність іхоробрість, за знищення окупантів.</text:p>
      <text:p text:style-name="P4">
55-та окрема артилерійська бригада, морпіхи 35-ї й 36-ї окремих бригад,десантники 79-ї окремої бригади, воїни 110-ї окремої механізованої бригади...501-й окремий батальйон морської піхоти… Окрема президентська бригада іменіБогдана Хмельницького... Дякую всім вам за службу! І дякую вам всім зашеврони, які ви мені дали сьогодні, це справді почесно. Дякую, хлопці!</text:p>
      <text:p text:style-name="P4">
Особливо хочу подякувати нашим Медичним силам, усім лікарям, медичним сестрамі братам, які повертають наших захисників і захисниць до життя після поранень.І на Донеччині, і тут, у Полтаві, відвідав шпиталі. Гордість за наших людей,сильних навіть тоді, коли вони ще відновлюють свої сили. Честь і шана всім,хто лікує наших воїнів!</text:p>
      <text:p text:style-name="P4">
Провів у Полтаві тривалу, змістовну нараду щодо ситуації в регіоні. Військовекерівництво, місцева влада... Першочергово – безпекові та соціальні питання,безпека для закладів освіти, відбудова, забезпечення переселенців.</text:p>
      <text:p text:style-name="P4">
Є рішення щодо відновлення енергетики – генерації та мереж. Є різні дорученняробочого рівня – те, чим маємо підтримати Полтавщину. І обов’язково цезробимо.</text:p>
      <text:p text:style-name="P4">
Важливо, що жодного дня не втрачаємо у спілкуванні з нашими партнерами. І самезвідси, з Полтави, провів розмову зі спікером Палати представників КонгресуСША Кевіном Маккарті. Подякував за незмінну двопартійну підтримку. Щойно післяпоїздки на передову поінформував пана Маккарті про те, що відбувається заразна фронті, про наші оборонні потреби й можливості. Порушив питання F-16,далекобійної зброї, додаткової артилерії й трибуналу – трибуналу щодо агресіїросії проти нашої держави.</text:p>
      <text:p text:style-name="P4">
Ми разом робимо вільний світ міцнішим, і кожен долар інвестицій у такуміцність є абсолютно зрозумілим та підзвітним для наших партнерів. Запросивпана спікера відвідати Україну.</text:p>
      <text:p text:style-name="P4">
Це справді дуже надихає та підтримує – коли бачиш нашу українську рішучість ізнаєш, що перемога буде.</text:p>
      <text:p text:style-name="P4">
Дякую Донеччині й Полтавщині за сьогоднішній день!</text:p>
      <text:p text:style-name="P4">
Всім дякую, хто працює заради нашої перемоги! Слава кожному й кожній, хтозараз у бою, на бойових постах, на бойових завданнях!</text:p>
      <text:p text:style-name="P4">
І окремо хочу сьогодні відзначити тих наших бійців, які виявляють і знищуютьворожі позиції, ті позиції, із яких окупант обстрілює наші міста й села.Російські удари по Херсону, по Бериславському району, по містах Донеччини –усі удари ворога отримають нашу відповідь. Відчутну відповідь.</text:p>
      <text:p text:style-name="P4">
<text:span text:style-name="T4">
<text:span text:style-name="T5">
Слава Україні!</text:span>
 </text:span>
</text:p>
      <text:p text:style-name="P4">
Source: <text:a xlink:type="simple" xlink:href="https://www.ukrinform.ua/rubric-ato/3697675-zelenskij-nadihae-koli-bacis-ukrainsku-risucist-i-znaes-so-peremoga-bude.html" text:style-name="Internet_20_link" text:visited-style-name="Visited_20_Internet_20_Link">
https://www.ukrinform.ua/rubric-ato/3697675-zelenskij-nadihae-koli-bacis-ukrainsku-risucist-i-znaes-so-peremoga-bude.html</text:a>
</text:p>
      <!--NEWS-->
      <text:h text:style-name="P10" text:outline-level="1">
<text:span text:style-name="T4">
Президент провів нараду щодо безпекової та соціально-економічної ситуації на Полтавщині</text:span>
</text:h>
      <text:p text:style-name="P4">
Authors: Ukrinform (Person)</text:p>
      <text:p text:style-name="P4">
Publisher: Укринформ (Organization)</text:p>
      <text:p text:style-name="P4">
Published Time: 2023-04-18T22:40:00+03:00</text:p>
      <text:p text:style-name="P4">
Modified Time: 2023-04-18T22:40:00+03:00</text:p>
      <text:p text:style-name="P4">
Description: Президент України Володимир Зеленський провів нараду на Полтавщині щодо безпекової, соціально-економічної та суспільно-політичної ситуації в регіоні. — Укрінформ.</text:p>
      <text:p text:style-name="P4">
Images: ["<text:a xlink:type="simple" xlink:href="https://static.ukrinform.com/photos/2023_04/thumb_files/630_360_1681846351-599.jpeg" text:style-name="Internet_20_link" text:visited-style-name="Visited_20_Internet_20_Link">
630_360_16818...</text:a>
", "<text:a xlink:type="simple" xlink:href="https://static.ukrinform.com/photos/2023_04/1681846352-378.jpeg" text:style-name="Internet_20_link" text:visited-style-name="Visited_20_Internet_20_Link">
1681846352-37...</text:a>
"]</text:p>
      <text:p text:style-name="P4">
Tags: ['Економіка', 'Полтавщина', 'Зеленський', 'Безпека']</text:p>
      <text:p text:style-name="P4">
Type: Article</text:p>
      <!--METADATA-->
      <text:p text:style-name="P4">
<draw:frame draw:style-name="fr1" draw:name="Image330" text:anchor-type="as-char" svg:width="6.9236in" svg:height="3.956343in" draw:z-index="0">
<draw:image xlink:href="../Images/yкринформ/2023-04-18T22-40-00-03-00/630_360_1681846351-599.jpeg" xlink:type="simple" xlink:show="embed" xlink:actuate="onLoad" draw:mime-type="image/jpeg"/>
</draw:frame>
 ПрезидентУкраїни Володимир Зеленський провів нараду на Полтавщині щодо безпекової,соціально-економічної та суспільно-політичної ситуації в регіоні.</text:p>
      <text:p text:style-name="P4">
Як передає Укрінформ, про це повідомляє <text:a xlink:type="simple" xlink:href="https://www.president.gov.ua/news/prezident-proviv-naradu-shodo-bezpekovoyi-ta-socialno-ekonom-82345" text:style-name="Internet_20_link" text:visited-style-name="Visited_20_Internet_20_Link">
</text:a>
 .</text:p>
      <text:p text:style-name="P4">
"Учасники заслухали інформацію від начальника Полтавської обласної військовоїадміністрації Дмитра Луніна про соціально-економічне становище в області.Такожбуло розглянуто питання щодо обстановки на <text:a xlink:type="simple" xlink:href="https://www.ukrinform.ua/tag-poltavsina" text:style-name="Internet_20_link" text:visited-style-name="Visited_20_Internet_20_Link">
 </text:a>
 в операційній зоні відповідальності оперативно-тактичногоугруповання «Суми» та щодо готовності військових підрозділів до виконаннязавдань", - йдеться у повідомленні.</text:p>
      <text:p text:style-name="P4">
<text:span text:style-name="T5">
Відео: ОП</text:span>
</text:p>
      <text:p text:style-name="P4">
Крім того, під час наради учасники заслухали інформацію про оперативну такриміногенну ситуацію в регіоні.</text:p>
      <text:p text:style-name="P4">
<draw:frame draw:style-name="fr1" draw:name="Image331" text:anchor-type="as-char" svg:width="6.9236in" svg:height="4.617948in" draw:z-index="0">
<draw:image xlink:href="../Images/yкринформ/2023-04-18T22-40-00-03-00/1681846352-378.jpeg" xlink:type="simple" xlink:show="embed" xlink:actuate="onLoad" draw:mime-type="image/jpeg"/>
</draw:frame>
</text:p>
      <text:p text:style-name="P4">
<text:span text:style-name="T4">
Читайте також:</text:span>
 <text:a xlink:type="simple" xlink:href="https://www.ukrinform.ua/rubric-ato/3697521-zelenskij-na-doneccini-vidvidav-gospital-i-vruciv-bijcam-nagorodi.html" text:style-name="Internet_20_link" text:visited-style-name="Visited_20_Internet_20_Link">
 <text:span text:style-name="T4">
Зеленський</text:span>
 </text:a>
</text:p>
      <text:p text:style-name="P4">
Як повідомлялося, Президент <text:a xlink:type="simple" xlink:href="https://www.ukrinform.ua/rubric-ato/3697670-zelenskij-vidvidav-medicnij-zaklad-na-poltavsini-de-likuutsa-poraneni-vijskovi-zsu.html" text:style-name="Internet_20_link" text:visited-style-name="Visited_20_Internet_20_Link">
 </text:a>
 , де лікуються поранені українські захисники.</text:p>
      <text:p text:style-name="P4">
<text:span text:style-name="T5">
Фото: ОП</text:span>
</text:p>
      <text:p text:style-name="P4">
Source: <text:a xlink:type="simple" xlink:href="https://www.ukrinform.ua/rubric-regions/3697674-zelenskij-proviv-naradu-sodo-bezpekovoi-ta-socialnoekonomicnoi-situacii-na-poltavsini.html" text:style-name="Internet_20_link" text:visited-style-name="Visited_20_Internet_20_Link">
https://www.ukrinform.ua/rubric-regions/3697674-zelenskij-proviv-naradu-sodo-bezpekovoi-ta-socialnoekonomicnoi-situacii-na-poltavsini.html</text:a>
</text:p>
      <!--NEWS-->
      <text:h text:style-name="P10" text:outline-level="1">
<text:span text:style-name="T4">
ППО збила п'ять дронів-камікадзе над Запоріжжям - Єрмак</text:span>
</text:h>
      <text:p text:style-name="P4">
Authors: Ukrinform (Person)</text:p>
      <text:p text:style-name="P4">
Publisher: Укринформ (Organization)</text:p>
      <text:p text:style-name="P4">
Published Time: 2023-04-18T22:54:00+03:00</text:p>
      <text:p text:style-name="P4">
Modified Time: 2023-04-18T22:54:00+03:00</text:p>
      <text:p text:style-name="P4">
Description: ППО збила п'ять дронів-камікадзе над Запорізькою областю. — Укрінформ.</text:p>
      <text:p text:style-name="P4">
Images: ["<text:a xlink:type="simple" xlink:href="https://static.ukrinform.com/photos/2022_09/thumb_files/630_360_1663073594-382.jpg" text:style-name="Internet_20_link" text:visited-style-name="Visited_20_Internet_20_Link">
630_360_16630...</text:a>
"]</text:p>
      <text:p text:style-name="P4">
Tags: ['Єрмак', 'Запоріжжя', 'Війна з росією', 'Дрон-камікадзе']</text:p>
      <text:p text:style-name="P4">
Type: Article</text:p>
      <!--METADATA-->
      <text:p text:style-name="P4">
<draw:frame draw:style-name="fr1" draw:name="Image332" text:anchor-type="as-char" svg:width="6.9236in" svg:height="3.956343in" draw:z-index="0">
<draw:image xlink:href="../Images/yкринформ/2023-04-18T22-54-00-03-00/630_360_1663073594-382.jpg" xlink:type="simple" xlink:show="embed" xlink:actuate="onLoad" draw:mime-type="image/jpeg"/>
</draw:frame>
 ППО збилап'ять дронів-камікадзе над Запорізькою областю.</text:p>
      <text:p text:style-name="P4">
Як передає Укрінформ, про це повідомляє керівник Офісу президента Андрій Єрмаку <text:a xlink:type="simple" xlink:href="https://t.me/ermaka2022/2469" text:style-name="Internet_20_link" text:visited-style-name="Visited_20_Internet_20_Link">
 </text:a>
 .</text:p>
      <text:p text:style-name="P4">
«В Запорізькій області було збито 5 <text:a xlink:type="simple" xlink:href="https://www.ukrinform.ua/tag-bezpilotnik" text:style-name="Internet_20_link" text:visited-style-name="Visited_20_Internet_20_Link">
 </text:a>
 », - йдеться у повідомленні.</text:p>
      <text:p text:style-name="P4">
Голова Запорізької ОВА Юрій Малашко у <text:a xlink:type="simple" xlink:href="https://t.me/zoda_gov_ua/18333" text:style-name="Internet_20_link" text:visited-style-name="Visited_20_Internet_20_Link">
 </text:a>
повідомив про ефективну роботу ППО, однак не зазначив кількість збитих дронів.</text:p>
      <text:p text:style-name="P4">
«Свою майстерність сили ППО показали над запорізькою землею: ворожі "бляшанки"сьогодні успішно приземлені. Дякуємо нашим військовим, які захистили мирніоселі», - зазначив Малашко.</text:p>
      <text:p text:style-name="P4">
<text:span text:style-name="T4">
Читайте також:</text:span>
 <text:a xlink:type="simple" xlink:href="https://www.ukrinform.ua/rubric-ato/3696711-vorog-z-vesni-zminiv-taktiku-obstriliv-ignat.html" text:style-name="Internet_20_link" text:visited-style-name="Visited_20_Internet_20_Link">
 </text:a>
</text:p>
      <text:p text:style-name="P4">
Як повідомляв <text:a xlink:type="simple" xlink:href="https://www.ukrinform.ua/rubric-ato/3695537-rosiani-modernizuut-droni-shahed-starimi-rele-akim-po-30-rokiv-genstab.html" text:style-name="Internet_20_link" text:visited-style-name="Visited_20_Internet_20_Link">
 </text:a>
 , росіяни«модернізують» дрони Shahed старими реле, яким по 30 років.</text:p>
      <text:p text:style-name="P4">
Source: <text:a xlink:type="simple" xlink:href="https://www.ukrinform.ua/rubric-regions/3697676-ppo-zbila-pat-dronivkamikadze-nad-zaporizzam-ermak.html" text:style-name="Internet_20_link" text:visited-style-name="Visited_20_Internet_20_Link">
https://www.ukrinform.ua/rubric-regions/3697676-ppo-zbila-pat-dronivkamikadze-nad-zaporizzam-ermak.html</text:a>
</text:p>
      <!--NEWS-->
      <text:h text:style-name="P10" text:outline-level="1">
<text:span text:style-name="T4">
Президент відзначив бійців, які виявляють і знищують ворожі позиції</text:span>
</text:h>
      <text:p text:style-name="P4">
Authors: Ukrinform (Person)</text:p>
      <text:p text:style-name="P4">
Publisher: Укринформ (Organization)</text:p>
      <text:p text:style-name="P4">
Published Time: 2023-04-18T23:13:00+03:00</text:p>
      <text:p text:style-name="P4">
Modified Time: 2023-04-18T23:13:00+03:00</text:p>
      <text:p text:style-name="P4">
Description: Президент України Володимир Зеленський відзначив тих бійців, які виявляють і знищують позиції ворога з яких він обстрілює українські міста та села. — Укрінформ.</text:p>
      <text:p text:style-name="P4">
Images: ["<text:a xlink:type="simple" xlink:href="https://static.ukrinform.com/photos/2023_04/thumb_files/630_360_1681822616-6315.jpeg" text:style-name="Internet_20_link" text:visited-style-name="Visited_20_Internet_20_Link">
630_360_16818...</text:a>
"]</text:p>
      <text:p text:style-name="P4">
Tags: ['ЗСУ', 'Зеленський']</text:p>
      <text:p text:style-name="P4">
Type: Article</text:p>
      <!--METADATA-->
      <text:p text:style-name="P4">
<draw:frame draw:style-name="fr1" draw:name="Image333" text:anchor-type="as-char" svg:width="6.9236in" svg:height="3.956343in" draw:z-index="0">
<draw:image xlink:href="../Images/yкринформ/2023-04-18T23-13-00-03-00/630_360_1681822616-6315.jpeg" xlink:type="simple" xlink:show="embed" xlink:actuate="onLoad" draw:mime-type="image/jpeg"/>
</draw:frame>
Президент України Володимир Зеленський відзначив тих бійців, які виявляють ізнищують позиції ворога з яких він обстрілює українські міста та села.</text:p>
      <text:p text:style-name="P4">
Про це Зеленський сказав у своєму <text:a xlink:type="simple" xlink:href="https://www.ukrinform.ua/rubric-ato/3697675-zelenskij-nadihae-koli-bacis-ukrainsku-risucist-i-znaes-so-peremoga-bude.html" text:style-name="Internet_20_link" text:visited-style-name="Visited_20_Internet_20_Link">
 </text:a>
 , передає Укрінформ.</text:p>
      <text:p text:style-name="P4">
"Всім дякую, хто працює заради нашої перемоги! Слава кожному й кожній, хтозараз у бою, на бойових постах, на бойових завданнях! І окремо хочу сьогоднівідзначити тих наших бійців, які виявляють і знищують ворожі позиції, тіпозиції, із яких окупант обстрілює наші міста й села. російські удари поХерсону, по Бериславському району, по містах Донеччини", - сказав Президент.</text:p>
      <text:p text:style-name="P4">
<text:span text:style-name="T4">
Читайте також:</text:span>
 <text:span text:style-name="T4">
<text:a xlink:type="simple" xlink:href="https://www.ukrinform.ua/rubric-ato/3697670-zelenskij-vidvidav-medicnij-zaklad-na-poltavsini-de-likuutsa-poraneni-vijskovi-zsu.html" text:style-name="Internet_20_link" text:visited-style-name="Visited_20_Internet_20_Link">
 </text:a>
 </text:span>
</text:p>
      <text:p text:style-name="P4">
Він наголосив, що всі удари ворога отримають відчутну відповідь.</text:p>
      <text:p text:style-name="P4">
Як повідомлялося, 18 квітня Президент Володимир Зеленський _<text:span text:style-name="T4">
<text:a xlink:type="simple" xlink:href="https://www.ukrinform.ua/rubric-ato/3697487-zelenskij-vidvidav-peredovi-pozicii-v-avdiivci.html" text:style-name="Internet_20_link" text:visited-style-name="Visited_20_Internet_20_Link">
</text:a>
 </text:span>
 _ на Донеччині та Полтавщині.</text:p>
      <text:p text:style-name="P4">
Source: <text:a xlink:type="simple" xlink:href="https://www.ukrinform.ua/rubric-ato/3697678-prezident-vidznaciv-bijciv-aki-viavlaut-i-znisuut-vorozi-pozicii.html" text:style-name="Internet_20_link" text:visited-style-name="Visited_20_Internet_20_Link">
https://www.ukrinform.ua/rubric-ato/3697678-prezident-vidznaciv-bijciv-aki-viavlaut-i-znisuut-vorozi-pozicii.html</text:a>
</text:p>
      <!--NEWS-->
      <text:h text:style-name="P10" text:outline-level="1">
<text:span text:style-name="T4">
У держдумі рф натякнули на можливість загальної мобілізації</text:span>
</text:h>
      <text:p text:style-name="P4">
Authors: Ukrinform (Person)</text:p>
      <text:p text:style-name="P4">
Publisher: Укринформ (Organization)</text:p>
      <text:p text:style-name="P4">
Published Time: 2023-04-18T23:24:00+03:00</text:p>
      <text:p text:style-name="P4">
Modified Time: 2023-04-18T23:24:00+03:00</text:p>
      <text:p text:style-name="P4">
Description: Депутат російської думи від окупованого Криму Михайло Шеремет заявив, що для перемоги над Україною у росії необхідно провести загальну мобілізацію.</text:p>
      <text:p text:style-name="P4">
— Укрінформ.</text:p>
      <text:p text:style-name="P4">
Images: ["<text:a xlink:type="simple" xlink:href="https://static.ukrinform.com/photos/2022_09/thumb_files/630_360_1663576850-585.jpg" text:style-name="Internet_20_link" text:visited-style-name="Visited_20_Internet_20_Link">
630_360_16635...</text:a>
"]</text:p>
      <text:p text:style-name="P4">
Tags: ['Мобілізація', 'Держдума РФ', 'Війна з росією']</text:p>
      <text:p text:style-name="P4">
Type: Article</text:p>
      <!--METADATA-->
      <text:p text:style-name="P4">
<draw:frame draw:style-name="fr1" draw:name="Image334" text:anchor-type="as-char" svg:width="6.9236in" svg:height="3.956343in" draw:z-index="0">
<draw:image xlink:href="../Images/yкринформ/2023-04-18T23-24-00-03-00/630_360_1663576850-585.jpg" xlink:type="simple" xlink:show="embed" xlink:actuate="onLoad" draw:mime-type="image/jpeg"/>
</draw:frame>
 Депутатросійської думи від окупованого Криму Михайло Шеремет заявив, що для перемогинад Україною у росії необхідно провести загальну мобілізацію.</text:p>
      <text:p text:style-name="P4">
Про це повідомляє Укрінформ з посиланням на <text:a xlink:type="simple" xlink:href="https://t.me/moscowtimes_ru/12332" text:style-name="Internet_20_link" text:visited-style-name="Visited_20_Internet_20_Link">
</text:a>
 самого Шеремета.</text:p>
      <text:p text:style-name="P4">
"Має бути загальна мобілізація... Ми повинні воювати "всім світом", як кажуть,і кожен має відчувати свою причетність разом із країною... Зараз цілкомможлива ( <text:a xlink:type="simple" xlink:href="https://www.ukrinform.ua/tag-mobilizacia" text:style-name="Internet_20_link" text:visited-style-name="Visited_20_Internet_20_Link">
 </text:a>
 )", - заявив він.</text:p>
      <text:p text:style-name="P4">
У 2022 році Шеремет вже заявляв про мобілізацію у РФ 12 вересня і черезтиждень її оголосили.</text:p>
      <text:p text:style-name="P4">
Окрім цього про проведення мобілізації в росії заявляв і депутат держдумиОлександр Бородай. Свою заяву він обґрунтував тим, що Україна буде йти вконтрнаступ.</text:p>
      <text:p text:style-name="P4">
<text:span text:style-name="T4">
Читайте також:</text:span>
 <text:span text:style-name="T4">
<text:a xlink:type="simple" xlink:href="https://www.ukrinform.ua/rubric-crimea/3697136-cubarov-rozpoviv-pro-zirvani-plani-rf-sodo-mobilizacii-krimskih-tatar.html" text:style-name="Internet_20_link" text:visited-style-name="Visited_20_Internet_20_Link">
 </text:a>
 </text:span>
</text:p>
      <text:p text:style-name="P4">
"Не відкидаю ще однієї хвилі мобілізації. Щобільше, вважаю, що це правильно...З'явилося багато народу, але цього може виявитися недостатньо", - зазначивБородай.</text:p>
      <text:p text:style-name="P4">
Він вважає, що армії рф необхідно досягти "перелому" під час бойових дій "занайближчі п'ять-шість місяців".</text:p>
      <text:p text:style-name="P4">
Source: <text:a xlink:type="simple" xlink:href="https://www.ukrinform.ua/rubric-world/3697679-u-derzdumi-rf-nataknuli-na-mozlivist-zagalnoi-mobilizacii.html" text:style-name="Internet_20_link" text:visited-style-name="Visited_20_Internet_20_Link">
https://www.ukrinform.ua/rubric-world/3697679-u-derzdumi-rf-nataknuli-na-mozlivist-zagalnoi-mobilizacii.html</text:a>
</text:p>
      <!--NEWS-->
      <text:h text:style-name="P10" text:outline-level="1">
<text:span text:style-name="T4">
В ООН кажуть, що готові згорнути свою діяльність в Афганістані</text:span>
</text:h>
      <text:p text:style-name="P4">
Authors: Ukrinform (Person)</text:p>
      <text:p text:style-name="P4">
Publisher: Укринформ (Organization)</text:p>
      <text:p text:style-name="P4">
Published Time: 2023-04-18T23:36:00+03:00</text:p>
      <text:p text:style-name="P4">
Modified Time: 2023-04-18T23:36:00+03:00</text:p>
      <text:p text:style-name="P4">
Description: Організація Об’єднаних Націй готова наступного місяця згорнути свої проєкти і вивезти іноземний персонал з Афганістану, якщо їй не вдасться переконати талібів дозволити місцевим жінкам працювати в організації. — Укрінформ.</text:p>
      <text:p text:style-name="P4">
Images: ["<text:a xlink:type="simple" xlink:href="https://static.ukrinform.com/photos/2019_11/thumb_files/630_360_1574638900-725.jpg" text:style-name="Internet_20_link" text:visited-style-name="Visited_20_Internet_20_Link">
630_360_15746...</text:a>
"]</text:p>
      <text:p text:style-name="P4">
Tags: ['Афганістан', 'ООН', 'Права людини', 'Ісламісти']</text:p>
      <text:p text:style-name="P4">
Type: Article</text:p>
      <!--METADATA-->
      <text:p text:style-name="P4">
<draw:frame draw:style-name="fr1" draw:name="Image335" text:anchor-type="as-char" svg:width="6.9236in" svg:height="3.956343in" draw:z-index="0">
<draw:image xlink:href="../Images/yкринформ/2023-04-18T23-36-00-03-00/630_360_1574638900-725.jpg" xlink:type="simple" xlink:show="embed" xlink:actuate="onLoad" draw:mime-type="image/jpeg"/>
</draw:frame>
Організація Об’єднаних Націй готова наступного місяця згорнути свої проєкти івивезти іноземний персонал з Афганістану, якщо їй не вдасться переконатиталібів дозволити місцевим жінкам працювати в організації.</text:p>
      <text:p text:style-name="P4">
Про це заявив керівник Програми розвитку ООН Акім Стайнер, передає Укрінформіз посиланням на <text:a xlink:type="simple" xlink:href="https://www.radiosvoboda.org/a/news-afganistan-oon-programy/32369325.html" text:style-name="Internet_20_link" text:visited-style-name="Visited_20_Internet_20_Link">
 </text:a>
 .</text:p>
      <text:p text:style-name="P4">
На початку місяця стало відомо, що таліби заборонили співробітницям-афганкам,які працюють у місії ООН в Афганістані, виходити на роботу. 5 квітня ООНповідомила, що таліби офіційно висунули вимогу, щоб афганські співробітниці непрацювали у складі місії ООН на території Афганістану.</text:p>
      <text:p text:style-name="P4">
<text:span text:style-name="T4">
Читайте також:</text:span>
 <text:span text:style-name="T4">
<text:a xlink:type="simple" xlink:href="https://www.ukrinform.ua/rubric-world/3696778-gensek-oon-zaklikav-pokarati-vinnih-u-zagibeli-jogo-pidleglih-u-sudani.html" text:style-name="Internet_20_link" text:visited-style-name="Visited_20_Internet_20_Link">
 </text:a>
 </text:span>
</text:p>
      <text:p text:style-name="P4">
Голова Програми розвитку ООН повідомив агенції Associated Press, що наразіпредставники організації ведуть з талібами переговори, сподіваючись, що тіскасують заборону на роботу афганок у гуманітарних місіях ООН.</text:p>
      <text:p text:style-name="P4">
Таліби після приходу до влади у 2021 році послідовно обмежили афганок управах, попри попередні обіцянки дотримуватися прав жінок. Ісламістиліквідували міністерство у справах жінок, обмежили доступ до шкільної та вищоїосвіти для студенток, заборонили жінкам займатися спортом, жінок-телеведучихзобов’язали носити хіджаб.</text:p>
      <text:p text:style-name="P4">
<text:span text:style-name="T4">
Читайте також:</text:span>
 <text:span text:style-name="T4">
<text:a xlink:type="simple" xlink:href="https://www.ukrinform.ua/rubric-world/3691806-talibi-zaboronili-zinkam-v-afganistani-pracuvati-v-ustanovah-oon.html" text:style-name="Internet_20_link" text:visited-style-name="Visited_20_Internet_20_Link">
 </text:a>
 </text:span>
</text:p>
      <text:p text:style-name="P4">
В оприлюдненому у вівторок звіті <text:span text:style-name="T4">
<text:a xlink:type="simple" xlink:href="https://www.ukrinform.ua/tag-oon" text:style-name="Internet_20_link" text:visited-style-name="Visited_20_Internet_20_Link">
 </text:a>
 </text:span>
йдеться, що Афганістан, економіка якого значною мірою залежить від зовнішньоїфінансової підтримки, гостро потребує більшої кількості працюючих жінок табезперервної освіти дівчаток.</text:p>
      <text:p text:style-name="P4">
Source: <text:a xlink:type="simple" xlink:href="https://www.ukrinform.ua/rubric-world/3697680-v-oon-kazut-so-gotovi-zgornuti-svou-dialnist-v-afganistani.html" text:style-name="Internet_20_link" text:visited-style-name="Visited_20_Internet_20_Link">
https://www.ukrinform.ua/rubric-world/3697680-v-oon-kazut-so-gotovi-zgornuti-svou-dialnist-v-afganistani.html</text:a>
</text:p>
      <!--NEWS-->
      <text:h text:style-name="P10" text:outline-level="1">
<text:span text:style-name="T4">
Позиція Бразилії щодо війни рф проти України не відповідає нейтралітету – Білий дім</text:span>
</text:h>
      <text:p text:style-name="P4">
Authors: Ukrinform (Person)</text:p>
      <text:p text:style-name="P4">
Publisher: Укринформ (Organization)</text:p>
      <text:p text:style-name="P4">
Published Time: 2023-04-18T23:45:00+03:00</text:p>
      <text:p text:style-name="P4">
Modified Time: 2023-04-18T23:45:00+03:00</text:p>
      <text:p text:style-name="P4">
Description: Сполучені Штати назвали позицію міністра закордонних справ Бразилії Мауери Віейри щодо війни рф, розв’язаної проти України, а також ролі США і Європи в протистоянні російській агресії, такою, що не відповідає тону нейтральної держави. — Укрінформ.</text:p>
      <text:p text:style-name="P4">
Images: ["<text:a xlink:type="simple" xlink:href="https://static.ukrinform.com/photos/2022_06/thumb_files/630_360_1655161613-389.jpg" text:style-name="Internet_20_link" text:visited-style-name="Visited_20_Internet_20_Link">
630_360_16551...</text:a>
"]</text:p>
      <text:p text:style-name="P4">
Tags: ['Бразилія', 'США', 'Україна', 'Агресія РФ', 'Білий дім', 'Війна з росією']</text:p>
      <text:p text:style-name="P4">
Type: Article</text:p>
      <!--METADATA-->
      <text:p text:style-name="P4">
<draw:frame draw:style-name="fr1" draw:name="Image336" text:anchor-type="as-char" svg:width="6.9236in" svg:height="3.956343in" draw:z-index="0">
<draw:image xlink:href="../Images/yкринформ/2023-04-18T23-45-00-03-00/630_360_1655161613-389.jpg" xlink:type="simple" xlink:show="embed" xlink:actuate="onLoad" draw:mime-type="image/jpeg"/>
</draw:frame>
 СполученіШтати назвали позицію міністра закордонних справ Бразилії Мауери Віейри щодовійни рф, розв’язаної проти України, а також ролі США і Європи в протистоянніросійській агресії, такою, що не відповідає тону нейтральної держави.</text:p>
      <text:p text:style-name="P4">
Про це заявила в вівторок під час пресбрифінгу в Вашингтоні речниця Білогодому Карін Жан-П’єр, повідомляє власний кореспондент Укрінформу.</text:p>
      <text:p text:style-name="P4">
«Нас вразив тон учорашньої пресконференції міністра закордонних справ(Бразилії – ред.), який не відповідав тону нейтралітету й натякав на те, щоСполучені Штати і Європа _<text:span text:style-name="T4">
<text:a xlink:type="simple" xlink:href="https://www.ukrinform.ua/rubric-polytics/3696326-prezident-brazilii-zaklikav-ssa-pripiniti-zaohocuvati-vijnu-v-ukraini.html" text:style-name="Internet_20_link" text:visited-style-name="Visited_20_Internet_20_Link">
 </text:a>
 </text:span>
 _ І ми вважаємо, по-правді, що це явно невірна позиція», -зауважила представниця адміністрації.</text:p>
      <text:p text:style-name="P4">
<text:span text:style-name="T4">
Читайте також:</text:span>
 <text:span text:style-name="T4">
<text:a xlink:type="simple" xlink:href="https://www.ukrinform.ua/rubric-world/3697247-stati-zvinuvatili-braziliu-u-povtorenni-rosijskoi-propagandi.html" text:style-name="Internet_20_link" text:visited-style-name="Visited_20_Internet_20_Link">
 </text:a>
 </text:span>
</text:p>
      <text:p text:style-name="P4">
Вона підкреслила, що Сполучені Штати прагнуть, аби війна за вибором путіназакінчилася, та підтримують заклик президента Зеленського про справедливий іміцний мир на основі Статуту ООН, а також принципів суверенітету йтериторіальної цілісності. Речниця Білого дому також наголосила, що Америка іЄвросоюз активно закликали путіна утриматися від повномасштабної агресії,принаймні з середини 2021 року, і докладали відповідних зусиль після початкуцієї <text:span text:style-name="T4">
<text:a xlink:type="simple" xlink:href="https://www.ukrinform.ua/tag-vijna-z-rosieu" text:style-name="Internet_20_link" text:visited-style-name="Visited_20_Internet_20_Link">
 </text:a>
 </text:span>
 .</text:p>
      <text:p text:style-name="P4">
«На жаль, росія не виявила зацікавленості у припиненні свого неспровокованоговторгнення»,- підкреслила Жан-П’єр.</text:p>
      <text:p text:style-name="P4">
<text:span text:style-name="T4">
Читайте також:</text:span>
 <text:span text:style-name="T4">
<text:a xlink:type="simple" xlink:href="https://www.ukrinform.ua/rubric-polytics/3697370-mzs-zaprosue-prezidenta-brazilii-do-ukraini.html" text:style-name="Internet_20_link" text:visited-style-name="Visited_20_Internet_20_Link">
 </text:a>
 </text:span>
</text:p>
      <text:p text:style-name="P4">
Вона наголосила, що США продовжать працювати із союзниками й партнерами, «щобдопомогти Україні захиститися від російської агресії».</text:p>
      <text:p text:style-name="P4">
Як повідомляв Укрінформ, напередодні президент Бразилії Луїс Інасіо Лула даСілва звинуватив США в «заохоченні війни в Україні». Білий дім відповів тим,що офіційна Бразиліа таким чином повторює російську й китайську пропаганду.Після цього глава МЗС Бразилії Мауеро Віейра під час пресконференції заявив,що не згоден із позицією офіційного Вашингтона.</text:p>
      <text:p text:style-name="P4">
<text:span text:style-name="T4">
Читайте також:</text:span>
 <text:span text:style-name="T4">
<text:a xlink:type="simple" xlink:href="https://www.ukrinform.ua/rubric-polytics/3697366-klimkin-porivnav-ideu-prezidenta-brazilii-pro-poserednictvo-nejtralnih-krain-z-minnim-polem.html" text:style-name="Internet_20_link" text:visited-style-name="Visited_20_Internet_20_Link">
 </text:a>
 </text:span>
</text:p>
      <text:p text:style-name="P4">
У МЗС України назвали підхід президента Бразилії Лули да Сілви таким, що невідповідає реальному стану речей, та _<text:span text:style-name="T4">
<text:a xlink:type="simple" xlink:href="https://www.ukrinform.ua/rubric-polytics/3697370-mzs-zaprosue-prezidenta-brazilii-do-ukraini.html" text:style-name="Internet_20_link" text:visited-style-name="Visited_20_Internet_20_Link">
 </text:a>
 </text:span>
 _ , щобзрозуміти справжню сутність російської агресії.</text:p>
      <text:p text:style-name="P4">
Source: <text:a xlink:type="simple" xlink:href="https://www.ukrinform.ua/rubric-polytics/3697682-pozicia-brazilii-sodo-vijni-rf-proti-ukraini-ne-vidpovidae-nejtralitetu-bilij-dim.html" text:style-name="Internet_20_link" text:visited-style-name="Visited_20_Internet_20_Link">
https://www.ukrinform.ua/rubric-polytics/3697682-pozicia-brazilii-sodo-vijni-rf-proti-ukraini-ne-vidpovidae-nejtralitetu-bilij-dim.html</text:a>
</text:p>
      <!--NEWS-->
      <text:h text:style-name="P10" text:outline-level="1">
<text:span text:style-name="T4">
Столтенберг закликає світ посилити підтримку України</text:span>
</text:h>
      <text:p text:style-name="P4">
Authors: Ukrinform (Person)</text:p>
      <text:p text:style-name="P4">
Publisher: Укринформ (Organization)</text:p>
      <text:p text:style-name="P4">
Published Time: 2023-04-18T23:58:00+03:00</text:p>
      <text:p text:style-name="P4">
Modified Time: 2023-04-18T23:58:00+03:00</text:p>
      <text:p text:style-name="P4">
Description: Міжнародним союзникам України варто наростити обсяги оборонної допомоги Україні для підтримки майбутнього контрнаступу. — Укрінформ.</text:p>
      <text:p text:style-name="P4">
Images: ["<text:a xlink:type="simple" xlink:href="https://static.ukrinform.com/photos/2023_01/thumb_files/630_360_1673203716-174.jpg" text:style-name="Internet_20_link" text:visited-style-name="Visited_20_Internet_20_Link">
630_360_16732...</text:a>
"]</text:p>
      <text:p text:style-name="P4">
Tags: ['НАТО', 'Столтенберг', 'Україна', 'Війна з росією']</text:p>
      <text:p text:style-name="P4">
Type: Article</text:p>
      <!--METADATA-->
      <text:p text:style-name="P4">
<draw:frame draw:style-name="fr1" draw:name="Image337" text:anchor-type="as-char" svg:width="6.9236in" svg:height="3.956343in" draw:z-index="0">
<draw:image xlink:href="../Images/yкринформ/2023-04-18T23-58-00-03-00/630_360_1673203716-174.jpg" xlink:type="simple" xlink:show="embed" xlink:actuate="onLoad" draw:mime-type="image/jpeg"/>
</draw:frame>
Міжнародним союзникам України варто наростити обсяги оборонної допомогиУкраїні для підтримки майбутнього контрнаступу.</text:p>
      <text:p text:style-name="P4">
Як повідомляє Укрінформ, про це заявив генеральний секретар НАТО ЄнсСтолтенберг, пише <text:a xlink:type="simple" xlink:href="https://www.cnn.com/europe/live-news/russia-ukraine-war-news-04-18-23/index.html" text:style-name="Internet_20_link" text:visited-style-name="Visited_20_Internet_20_Link">
 </text:a>
 .</text:p>
      <text:p text:style-name="P4">
“Ми відзначаємо величезну кількість зброї, боєприпасів та інших поставок, щовже були надані Україні, але необхідно робити ще більше. Тому що нам вартозробити так, аби українці були спроможні прорвати російські лінії й пройтичерез мінні поля, та мали змогу звільнити й повернути свої території”, -сказав Столтенберг.</text:p>
      <text:p text:style-name="P4">
<text:span text:style-name="T4">
Читайте також:</text:span>
 <text:span text:style-name="T4">
<text:a xlink:type="simple" xlink:href="https://www.ukrinform.ua/rubric-world/3697679-u-derzdumi-rf-nataknuli-na-mozlivist-zagalnoi-mobilizacii.html" text:style-name="Internet_20_link" text:visited-style-name="Visited_20_Internet_20_Link">
 </text:a>
</text:span>
</text:p>
      <text:p text:style-name="P4">
Окрім цього він підтвердив, що досі Китай не надавав росії жодного летальногоозброєння.</text:p>
      <text:p text:style-name="P4">
“Ми дуже уважно стежимо і поки не бачили жодних свідчень, що Китай надає росіїлетальну військову допомогу. Ми чітко говоримо: підтримка незаконної війниволодимира путіна буде великою помилкою”, - зазначив генсек.</text:p>
      <text:p text:style-name="P4">
<text:span text:style-name="T4">
Читайте також:</text:span>
 <text:span text:style-name="T4">
<text:a xlink:type="simple" xlink:href="https://www.ukrinform.ua/rubric-world/3697646-stati-j-nato-poki-ne-bacili-oznak-peremisenna-adernoi-zbroi-z-rosii-v-bilorus.html" text:style-name="Internet_20_link" text:visited-style-name="Visited_20_Internet_20_Link">
 </text:a>
</text:span>
</text:p>
      <text:p text:style-name="P4">
Як повідомлялося, тиждень тому президент Європейської Комісії Урсула фон дерЛяєн разом із президентом Франції Емануелем Макроном здійснили візити доКитаю, де, зокрема, виклали позицію європейської сторони щодо шляхів зупиненняросійської агресивної війни проти України на основі поваги до Хартії ООН ташляхом повного виведення російських військ з території України в межах їїміжнародно визнаних кордонів.</text:p>
      <text:p text:style-name="P4">
Source: <text:a xlink:type="simple" xlink:href="https://www.ukrinform.ua/rubric-ato/3697684-stoltenberg-zaklikae-svit-posiliti-pidtrimku-ukraini.html" text:style-name="Internet_20_link" text:visited-style-name="Visited_20_Internet_20_Link">
https://www.ukrinform.ua/rubric-ato/3697684-stoltenberg-zaklikae-svit-posiliti-pidtrimku-ukraini.html</text:a>
</text:p>
      <!--NEWS-->
      <text:h text:style-name="P10" text:outline-level="1">
<text:span text:style-name="T4">
Центр протидії дезінформації виявив основні маніпуляції від світових ЗМІ за добу</text:span>
</text:h>
      <text:p text:style-name="P4">
Author: ['АРМІЯINFORM']</text:p>
      <text:p text:style-name="P4">
Time: 2023-04-18T34:00:00-04:00</text:p>
      <text:p text:style-name="P4">
Description: Про це повідомляється на сторінці Центру протидії дезінформації:    🔶 Маніпуляці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890260_618355813132124_2867370769798289502_n.jpg" text:style-name="Internet_20_link" text:visited-style-name="Visited_20_Internet_20_Link">
336890260_618355813132124_2867370769798289502_n.jpg</text:a>
']</text:p>
      <text:p text:style-name="P4">
Tags: ['STOPRUSSIA', 'АГРЕСІЯ РФ', 'РОСІЙСЬКІ ФЕЙКИ', 'РОСФЕЙКИ', 'ЦПД РНБО']</text:p>
      <text:p text:style-name="P4">
Category: News</text:p>
      <!--METADATA-->
      <text:p text:style-name="P4">
<draw:frame draw:style-name="fr1" draw:name="Image338" text:anchor-type="as-char" svg:width="6.9236in" svg:height="6.9236in" draw:z-index="0">
<draw:image xlink:href="../Images/AРМІЯINFORM/2023-04-18T34-00-00-04-00/336890260_618355813132124_2867370769798289502_n.jpg" xlink:type="simple" xlink:show="embed" xlink:actuate="onLoad" draw:mime-type="image/jpeg"/>
</draw:frame>
</text:p>
      <text:p text:style-name="P4">
Про це<text:a xlink:type="simple" xlink:href="https://www.facebook.com/protydiyadezinformatsiyi.cpd/posts/pfbid0xbTLyPoQhMwSqXprYZDHURqEbQxEe7hQAgAZqmycyxmTeHiKdhyni1Ws3RfdGrPRl" text:style-name="Internet_20_link" text:visited-style-name="Visited_20_Internet_20_Link">
повідомляється</text:a>
на сторінці Центру протидії дезінформації:</text:p>
      <text:p text:style-name="P4">
🔶 Маніпуляція</text:p>
      <text:p text:style-name="P4">
❌ Американський аналітик Браян Берлетік на своїй сторінці у Twitter написав:«Німеччина читає Китаю лекції про права людини та суверенітет, у той час якБерлін озброює нацистів в Україні, яка була позбавлена суверенітету врезультаті державного перевороту, спланованого США у 2014 році».</text:p>
      <text:p text:style-name="P4">
🔶 Дезінформація</text:p>
      <text:p text:style-name="P4">
❌ Американське видання American Thinker пише: «Масштабні санкції проти росіїпісля її вторгнення в Україну виглядають як найбільший прорахунок Заходу всучасній історії. …Тим часом росія не тільки виживає, але й процвітає…»</text:p>
      <text:p text:style-name="P4">
🔶 Дезінформація</text:p>
      <text:p text:style-name="P4">
❌ Американський ексвійськовий Скотт Ріттер в інтерв’ю YouTube-каналу Redactedзаявив: «Найімовірніше, (Зеленського — ред.) чекає смерть — смерть від рукукраїнців, які проти нього повстануть. Адже він став втіленням того тотальногоколапсу українського суспільства, який наразі спостерігається».</text:p>
      <text:p text:style-name="P4">
Source: <text:a xlink:type="simple" xlink:href="https://armyinform.com.ua/2023/04/18/czpd-vyyavyv-osnovni-manipulyacziyi-vid-svitovyh-zmi-za-dobu-2/" text:style-name="Internet_20_link" text:visited-style-name="Visited_20_Internet_20_Link">
https://armyinform.com.ua/2023/04/18/czpd-vyyavyv-osnovni-manipulyacziyi-vid-svitovyh-zmi-za-dobu-2/</text:a>
</text:p>
      <!--NEWS-->
      <text:h text:style-name="P10" text:outline-level="1">
<text:span text:style-name="T4">
Як стати висококваліфікованим спеціалістом у сфері кібербезпеки</text:span>
</text:h>
      <text:p text:style-name="P4">
Author: ['АРМІЯINFORM']</text:p>
      <text:p text:style-name="P4">
Time: 2023-04-18T35:00:00-04:00</text:p>
      <text:p text:style-name="P4">
Description: Наша країна вже зараз потребує фахівців, здатних ефективно протистояти кіберзагроз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901373_923431365443869_3214118718105429727_n.jpg" text:style-name="Internet_20_link" text:visited-style-name="Visited_20_Internet_20_Link">
336901373_923431365443869_3214118718105429727_n.jpg</text:a>
']</text:p>
      <text:p text:style-name="P4">
Tags: ['STOPRUSSIA', 'АГРЕСІЯ РФ', 'ДЕРЖСПЕЦЗВ’ЯЗКУ']</text:p>
      <text:p text:style-name="P4">
Category: News</text:p>
      <!--METADATA-->
      <text:p text:style-name="P4">
<draw:frame draw:style-name="fr1" draw:name="Image339" text:anchor-type="as-char" svg:width="6.9236in" svg:height="6.9236in" draw:z-index="0">
<draw:image xlink:href="../Images/AРМІЯINFORM/2023-04-18T35-00-00-04-00/336901373_923431365443869_3214118718105429727_n.jpg" xlink:type="simple" xlink:show="embed" xlink:actuate="onLoad" draw:mime-type="image/jpeg"/>
</draw:frame>
</text:p>
      <text:p text:style-name="P4">
Наша країна вже зараз потребує фахівців, здатних ефективно протистоятикіберзагрозам, зміцнювати кіберстійкість держави, забезпечувати надійнийкіберзахист українських організацій та установ. Як стати висококваліфікованимспеціалістом у сфері кібербезпеки? На що звертати увагу тим, хто хочепоповнити лави кіберзахисників? які компетенції розвивати, щоб побудуватиуспішну кар’єру?</text:p>
      <text:p text:style-name="P4">
✔️Якісна освіта — важлива</text:p>
      <text:p text:style-name="P4">
Сьогодні кілька десятків закладів вищої освіти України готують фахівців ізкібербезпеки. Один із провідних — Інститут спеціального зв’язку та захистуінформації Національного технічного університету України «Київськийполітехнічний інститут імені Ігоря Сікорського». Навчальний заклад готуєкадри, зокрема, для Держспецзв’язку, для інших органів сектору безпеки іоборони.</text:p>
      <text:p text:style-name="P4">
✔️ Вдосконалення знань та практика — протягом життя</text:p>
      <text:p text:style-name="P4">
Технології швидко розвиваються. У кіберпросторі постійно виникають новівиклики. Тож вчитися нового, розвивати практичні навички потрібно безперервно.Підвищення кваліфікації, тренінги, курси, участь у профільних конференціях,семінарах, хакатонах, кіберзмаганнях (наприклад, таких, як UA30CTF) —необхідність сьогодення. До речі, участь у таких заходах дає можливістьсформувати і професійну мережу знайомств.</text:p>
      <text:p text:style-name="P4">
✔️Знання іноземних мов</text:p>
      <text:p text:style-name="P4">
Кіберпростір не має кордонів, це глобальне середовище. Тож сьогодніобов’язкова вимога до фахівців із кіберзахисту — вільне володіння англійськоюмовою (а знання кількох мов — значна перевага). Це допоможе на рівнихспілкуватися з іноземними партнерами, взаємодіяти з фахівцями з інших країн,опрацьовувати потрібну інформацію.</text:p>
      <text:p text:style-name="P4">
Нагадаємо, від 2021 року Держспецзв’язку працює над реформуванням системипідготовки кадрів у сфері кібербезпеки. Триває робота над формуваннямНаціональної рамки кваліфікацій та розробленням професійних стандартів угалузі кібербезпеки та захисту інформації.</text:p>
      <text:p text:style-name="P4">
Джерело: <text:a xlink:type="simple" xlink:href="https://www.facebook.com/dsszzi/posts/pfbid02Nnoe1g9NF9hkp5oGSyjaTvDP1b9AxyQXJgAWxNfsUwKmyQjngbUxBVaZFdgPFSztl" text:style-name="Internet_20_link" text:visited-style-name="Visited_20_Internet_20_Link">
Державна служба спеціального зв’язку та захисту інформаціїУкраїни</text:a>
</text:p>
      <text:p text:style-name="P4">
Source: <text:a xlink:type="simple" xlink:href="https://armyinform.com.ua/2023/04/18/yak-staty-vysokokvalifikovanym-speczialistom-u-sferi-kiberbezpeky-porady-vid-derzhspeczzvyazku/" text:style-name="Internet_20_link" text:visited-style-name="Visited_20_Internet_20_Link">
https://armyinform.com.ua/2023/04/18/yak-staty-vysokokvalifikovanym-speczialistom-u-sferi-kiberbezpeky-porady-vid-derzhspeczzvyazku/</text:a>
</text:p>
      <!--NEWS-->
      <text:h text:style-name="P10" text:outline-level="1">
<text:span text:style-name="T4">
Держслужбовці запрошуються на курси, присвячені державній політиці щодо АР Крим</text:span>
</text:h>
      <text:p text:style-name="P4">
Author: ['АРМІЯINFORM']</text:p>
      <text:p text:style-name="P4">
Time: 2023-04-18T36:00:00-04:00</text:p>
      <text:p text:style-name="P4">
Description: Про це йдеться на Facebook-сторінці Генерального штабу ЗСУ:    «Пропонуємо прой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912814_1247442386211369_9203690377299877067_n.jpg" text:style-name="Internet_20_link" text:visited-style-name="Visited_20_Internet_20_Link">
336912814_1247442386211369_9203690377299877067_n.jpg</text:a>
']</text:p>
      <text:p text:style-name="P4">
Tags: ['STOPRUSSIA', 'АГРЕСІЯ РФ', 'АР КРИМ']</text:p>
      <text:p text:style-name="P4">
Category: News</text:p>
      <!--METADATA-->
      <text:p text:style-name="P4">
<draw:frame draw:style-name="fr1" draw:name="Image340" text:anchor-type="as-char" svg:width="6.9236in" svg:height="3.894525in" draw:z-index="0">
<draw:image xlink:href="../Images/AРМІЯINFORM/2023-04-18T36-00-00-04-00/336912814_1247442386211369_9203690377299877067_n.jpg" xlink:type="simple" xlink:show="embed" xlink:actuate="onLoad" draw:mime-type="image/jpeg"/>
</draw:frame>
</text:p>
      <text:p text:style-name="P4">
Про це<text:a xlink:type="simple" xlink:href="https://www.facebook.com/GeneralStaff.ua/posts/pfbid0rCuUYydCaV8fiSXXNWfiwSaF6RjgLZ5v1d3f2FQig1KfnvjwUcYwSYJ7Q3j57U47l" text:style-name="Internet_20_link" text:visited-style-name="Visited_20_Internet_20_Link">
йдеться</text:a>
на Facebook-сторінці Генерального штабу ЗСУ:</text:p>
      <text:p text:style-name="P4">
«Пропонуємо пройти просвітницький курс для державних службовців, працівниківорганів місцевого самоврядування і політиків щодо окремих правових таполітичних питань державної політики в контексті тимчасової окупаціїАвтономної Республіки Крим та м. Севастополь.</text:p>
      <text:p text:style-name="P4">
Метою курсу є ознайомлення його учасників із темою державної політики щодотимчасово окупованої території АР Крим та м. Севастополь, подій та процесів,що відбуваються на півострові, а також державною політикою щодо деокупаціїпівострова та реінтеграції громадян із цих територій.</text:p>
      <text:p text:style-name="P4">
Тривалість і зміст курсу:</text:p>
      <text:p text:style-name="P4">
Онлайн-курс складається зі вступного відео, 10 лекцій українською мовою зкримськотатарськими субтитрами та додаткової лекції з коментарями експертіванглійською мовою. Тривалість відеолекцій — близько 10 хвилин. Лекціїрозкажуть про:</text:p>
      <text:p text:style-name="P4">
— Історію та суспільно-економічні процеси на Кримському півострові до 2014року</text:p>
      <text:p text:style-name="P4">
— Початок збройної агресії РФ та тимчасову окупацію Кримського півострова влютому 2014 року</text:p>
      <text:p text:style-name="P4">
— Процеси в АР Крим та м. Севастополь під час тимчасової окупації</text:p>
      <text:p text:style-name="P4">
— Корінні народи та національні меншини (спільноти): права та розвиток</text:p>
      <text:p text:style-name="P4">
— Роботу українських органів влади АР Крим та м. Севастополь під частимчасової окупації</text:p>
      <text:p text:style-name="P4">
— Міжнародну політику щодо деокупації Кримського півострова</text:p>
      <text:p text:style-name="P4">
— Правосуддя за наслідками тимчасової окупації Кримського півострова</text:p>
      <text:p text:style-name="P4">
— Перехідне правосуддя як інструмент подолання наслідків війни</text:p>
      <text:p text:style-name="P4">
— Стратегію деокупації та реінтеграції тимчасово окупованих територій АР Кримта м. Севастополь</text:p>
      <text:p text:style-name="P4">
— Інтеграцію Кримського півострова та його населення після деокупації вконтексті реформ</text:p>
      <text:p text:style-name="P4">
У додатковій англомовній лекції зібрані коментарі окремих українськихекспертів і представників органів влади про Крим».</text:p>
      <text:p text:style-name="P4">
Курс за<text:a xlink:type="simple" xlink:href="https://courses.zrozumilo.in.ua/courses/course-v1:EEF+EEF-036+March2023/about" text:style-name="Internet_20_link" text:visited-style-name="Visited_20_Internet_20_Link">
посиланням</text:a>
.</text:p>
      <text:p text:style-name="P4">
Source: <text:a xlink:type="simple" xlink:href="https://armyinform.com.ua/2023/04/18/derzhsluzhbovczi-zaproshuyutsya-na-prosvitnyczki-kursy-prysvyacheni-derzhavnij-polityczi-shhodo-ar-krym/" text:style-name="Internet_20_link" text:visited-style-name="Visited_20_Internet_20_Link">
https://armyinform.com.ua/2023/04/18/derzhsluzhbovczi-zaproshuyutsya-na-prosvitnyczki-kursy-prysvyacheni-derzhavnij-polityczi-shhodo-ar-krym/</text:a>
</text:p>
      <!--NEWS-->
      <text:h text:style-name="P10" text:outline-level="1">
<text:span text:style-name="T4">
ОК «Схід» показало, як у наших захисників проходять заняття з вогневої підготовки</text:span>
</text:h>
      <text:p text:style-name="P4">
Author: ['АРМІЯINFORM']</text:p>
      <text:p text:style-name="P4">
Time: 2023-04-18T37:00:00-04:00</text:p>
      <text:p text:style-name="P4">
Description: Про це йдеться на Facebook-сторінці оперативного командування «Схід»:    «Навчаємо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198575_1187900245203311_6062274714751375666_n.jpg" text:style-name="Internet_20_link" text:visited-style-name="Visited_20_Internet_20_Link">
342198575_1187900245203311_6062274714751375666_n.jpg</text:a>
', '<text:a xlink:type="simple" xlink:href="https://armyinform.com.ua/wp-content/uploads/2023/04/342038182_733400888488031_4307217952149483527_n-150x150.jpg" text:style-name="Internet_20_link" text:visited-style-name="Visited_20_Internet_20_Link">
342038182_733400888488031_4307217952149483527_n-150x150.jpg</text:a>
', '<text:a xlink:type="simple" xlink:href="https://armyinform.com.ua/wp-content/uploads/2023/04/342050709_751090789980303_3188951498585019835_n-150x150.jpg" text:style-name="Internet_20_link" text:visited-style-name="Visited_20_Internet_20_Link">
342050709_751090789980303_3188951498585019835_n-150x150.jpg</text:a>
', '<text:a xlink:type="simple" xlink:href="https://armyinform.com.ua/wp-content/uploads/2023/04/342174238_219549364004609_3811483982517275861_n-150x150.jpg" text:style-name="Internet_20_link" text:visited-style-name="Visited_20_Internet_20_Link">
342174238_219549364004609_3811483982517275861_n-150x150.jpg</text:a>
', '<text:a xlink:type="simple" xlink:href="https://armyinform.com.ua/wp-content/uploads/2023/04/342175430_176532738209089_1409909567747661395_n-150x150.jpg" text:style-name="Internet_20_link" text:visited-style-name="Visited_20_Internet_20_Link">
342175430_176532738209089_1409909567747661395_n-150x150.jpg</text:a>
', '<text:a xlink:type="simple" xlink:href="https://armyinform.com.ua/wp-content/uploads/2023/04/342179441_534115655467267_5032366179339861629_n-150x150.jpg" text:style-name="Internet_20_link" text:visited-style-name="Visited_20_Internet_20_Link">
342179441_534115655467267_5032366179339861629_n-150x150.jpg</text:a>
', '<text:a xlink:type="simple" xlink:href="https://armyinform.com.ua/wp-content/uploads/2023/04/342180231_3096736067297706_8456871878706358082_n-150x150.jpg" text:style-name="Internet_20_link" text:visited-style-name="Visited_20_Internet_20_Link">
342180231_3096736067297706_8456871878706358082_n-150x150.jpg</text:a>
', '<text:a xlink:type="simple" xlink:href="https://armyinform.com.ua/wp-content/uploads/2023/04/342190978_742907794294827_3965795347125158339_n-150x150.jpg" text:style-name="Internet_20_link" text:visited-style-name="Visited_20_Internet_20_Link">
342190978_742907794294827_3965795347125158339_n-150x150.jpg</text:a>
', '<text:a xlink:type="simple" xlink:href="https://armyinform.com.ua/wp-content/uploads/2023/04/342196458_756274639359262_2703496395643767149_n-150x150.jpg" text:style-name="Internet_20_link" text:visited-style-name="Visited_20_Internet_20_Link">
342196458_756274639359262_2703496395643767149_n-150x150.jpg</text:a>
', '<text:a xlink:type="simple" xlink:href="https://armyinform.com.ua/wp-content/uploads/2023/04/342205513_927280618417347_5224886455164930485_n-150x150.jpg" text:style-name="Internet_20_link" text:visited-style-name="Visited_20_Internet_20_Link">
342205513_927280618417347_5224886455164930485_n-150x150.jpg</text:a>
']</text:p>
      <text:p text:style-name="P4">
Tags: ['STOPRUSSIA', 'АГРЕСІЯ РФ']</text:p>
      <text:p text:style-name="P4">
Category: News</text:p>
      <!--METADATA-->
      <text:p text:style-name="P4">
<draw:frame draw:style-name="fr1" draw:name="Image341" text:anchor-type="as-char" svg:width="6.9236in" svg:height="4.661891in" draw:z-index="0">
<draw:image xlink:href="../Images/AРМІЯINFORM/2023-04-18T37-00-00-04-00/342198575_1187900245203311_6062274714751375666_n.jpg" xlink:type="simple" xlink:show="embed" xlink:actuate="onLoad" draw:mime-type="image/jpeg"/>
</draw:frame>
</text:p>
      <text:p text:style-name="P4">
Про це<text:a xlink:type="simple" xlink:href="https://www.facebook.com/EastOC/posts/pfbid0TX2s92piemNeLUhVXyG9RAETAcTUH9ysCtQX4GdnAkrBre4oWgDDEC49tTdq83r6l" text:style-name="Internet_20_link" text:visited-style-name="Visited_20_Internet_20_Link">
йдеться</text:a>
на Facebook-сторінці оперативного командування «Схід»:</text:p>
      <text:p text:style-name="P4">
«Навчаємось перемагати!</text:p>
      <text:p text:style-name="P4">
Вогнева підготовка наших підрозділів у фоторепортажі служби зв’язків згромадськістю ОК «Схід».</text:p>
      <text:p text:style-name="P4">
<text:a xlink:type="simple" xlink:href="https://armyinform.com.ua/wp-content/uploads/2023/04/342038182_733400888488031_4307217952149483527_n.jpg" text:style-name="Internet_20_link" text:visited-style-name="Visited_20_Internet_20_Link">
<draw:frame draw:style-name="fr1" draw:name="Image342" text:anchor-type="as-char" svg:width="6.9236in" svg:height="6.9236in" draw:z-index="0">
<draw:image xlink:href="../Images/AРМІЯINFORM/2023-04-18T37-00-00-04-00/342038182_733400888488031_4307217952149483527_n-150x150.jpg" xlink:type="simple" xlink:show="embed" xlink:actuate="onLoad" draw:mime-type="image/jpeg"/>
</draw:frame>
</text:a>
</text:p>
      <text:p text:style-name="P4">
<text:a xlink:type="simple" xlink:href="https://armyinform.com.ua/wp-content/uploads/2023/04/342050709_751090789980303_3188951498585019835_n.jpg" text:style-name="Internet_20_link" text:visited-style-name="Visited_20_Internet_20_Link">
<draw:frame draw:style-name="fr1" draw:name="Image343" text:anchor-type="as-char" svg:width="6.9236in" svg:height="6.9236in" draw:z-index="0">
<draw:image xlink:href="../Images/AРМІЯINFORM/2023-04-18T37-00-00-04-00/342050709_751090789980303_3188951498585019835_n-150x150.jpg" xlink:type="simple" xlink:show="embed" xlink:actuate="onLoad" draw:mime-type="image/jpeg"/>
</draw:frame>
</text:a>
</text:p>
      <text:p text:style-name="P4">
<text:a xlink:type="simple" xlink:href="https://armyinform.com.ua/wp-content/uploads/2023/04/342174238_219549364004609_3811483982517275861_n.jpg" text:style-name="Internet_20_link" text:visited-style-name="Visited_20_Internet_20_Link">
<draw:frame draw:style-name="fr1" draw:name="Image344" text:anchor-type="as-char" svg:width="6.9236in" svg:height="6.9236in" draw:z-index="0">
<draw:image xlink:href="../Images/AРМІЯINFORM/2023-04-18T37-00-00-04-00/342174238_219549364004609_3811483982517275861_n-150x150.jpg" xlink:type="simple" xlink:show="embed" xlink:actuate="onLoad" draw:mime-type="image/jpeg"/>
</draw:frame>
</text:a>
</text:p>
      <text:p text:style-name="P4">
<text:a xlink:type="simple" xlink:href="https://armyinform.com.ua/wp-content/uploads/2023/04/342175430_176532738209089_1409909567747661395_n.jpg" text:style-name="Internet_20_link" text:visited-style-name="Visited_20_Internet_20_Link">
<draw:frame draw:style-name="fr1" draw:name="Image345" text:anchor-type="as-char" svg:width="6.9236in" svg:height="6.9236in" draw:z-index="0">
<draw:image xlink:href="../Images/AРМІЯINFORM/2023-04-18T37-00-00-04-00/342175430_176532738209089_1409909567747661395_n-150x150.jpg" xlink:type="simple" xlink:show="embed" xlink:actuate="onLoad" draw:mime-type="image/jpeg"/>
</draw:frame>
</text:a>
</text:p>
      <text:p text:style-name="P4">
<text:a xlink:type="simple" xlink:href="https://armyinform.com.ua/wp-content/uploads/2023/04/342179441_534115655467267_5032366179339861629_n.jpg" text:style-name="Internet_20_link" text:visited-style-name="Visited_20_Internet_20_Link">
<draw:frame draw:style-name="fr1" draw:name="Image346" text:anchor-type="as-char" svg:width="6.9236in" svg:height="6.9236in" draw:z-index="0">
<draw:image xlink:href="../Images/AРМІЯINFORM/2023-04-18T37-00-00-04-00/342179441_534115655467267_5032366179339861629_n-150x150.jpg" xlink:type="simple" xlink:show="embed" xlink:actuate="onLoad" draw:mime-type="image/jpeg"/>
</draw:frame>
</text:a>
</text:p>
      <text:p text:style-name="P4">
<text:a xlink:type="simple" xlink:href="https://armyinform.com.ua/wp-content/uploads/2023/04/342180231_3096736067297706_8456871878706358082_n.jpg" text:style-name="Internet_20_link" text:visited-style-name="Visited_20_Internet_20_Link">
<draw:frame draw:style-name="fr1" draw:name="Image347" text:anchor-type="as-char" svg:width="6.9236in" svg:height="6.9236in" draw:z-index="0">
<draw:image xlink:href="../Images/AРМІЯINFORM/2023-04-18T37-00-00-04-00/342180231_3096736067297706_8456871878706358082_n-150x150.jpg" xlink:type="simple" xlink:show="embed" xlink:actuate="onLoad" draw:mime-type="image/jpeg"/>
</draw:frame>
</text:a>
</text:p>
      <text:p text:style-name="P4">
<text:a xlink:type="simple" xlink:href="https://armyinform.com.ua/wp-content/uploads/2023/04/342190978_742907794294827_3965795347125158339_n.jpg" text:style-name="Internet_20_link" text:visited-style-name="Visited_20_Internet_20_Link">
<draw:frame draw:style-name="fr1" draw:name="Image348" text:anchor-type="as-char" svg:width="6.9236in" svg:height="6.9236in" draw:z-index="0">
<draw:image xlink:href="../Images/AРМІЯINFORM/2023-04-18T37-00-00-04-00/342190978_742907794294827_3965795347125158339_n-150x150.jpg" xlink:type="simple" xlink:show="embed" xlink:actuate="onLoad" draw:mime-type="image/jpeg"/>
</draw:frame>
</text:a>
</text:p>
      <text:p text:style-name="P4">
<text:a xlink:type="simple" xlink:href="https://armyinform.com.ua/wp-content/uploads/2023/04/342196458_756274639359262_2703496395643767149_n.jpg" text:style-name="Internet_20_link" text:visited-style-name="Visited_20_Internet_20_Link">
<draw:frame draw:style-name="fr1" draw:name="Image349" text:anchor-type="as-char" svg:width="6.9236in" svg:height="6.9236in" draw:z-index="0">
<draw:image xlink:href="../Images/AРМІЯINFORM/2023-04-18T37-00-00-04-00/342196458_756274639359262_2703496395643767149_n-150x150.jpg" xlink:type="simple" xlink:show="embed" xlink:actuate="onLoad" draw:mime-type="image/jpeg"/>
</draw:frame>
</text:a>
</text:p>
      <text:p text:style-name="P4">
<text:a xlink:type="simple" xlink:href="https://armyinform.com.ua/wp-content/uploads/2023/04/342205513_927280618417347_5224886455164930485_n.jpg" text:style-name="Internet_20_link" text:visited-style-name="Visited_20_Internet_20_Link">
<draw:frame draw:style-name="fr1" draw:name="Image350" text:anchor-type="as-char" svg:width="6.9236in" svg:height="6.9236in" draw:z-index="0">
<draw:image xlink:href="../Images/AРМІЯINFORM/2023-04-18T37-00-00-04-00/342205513_927280618417347_5224886455164930485_n-150x150.jpg" xlink:type="simple" xlink:show="embed" xlink:actuate="onLoad" draw:mime-type="image/jpeg"/>
</draw:frame>
</text:a>
</text:p>
      <text:p text:style-name="P4">
Source: <text:a xlink:type="simple" xlink:href="https://armyinform.com.ua/2023/04/18/ok-shid-pokazalo-yak-u-nashyh-zahysnykiv-prohodyat-zanyattya-z-vognevoyi-pidgotovky/" text:style-name="Internet_20_link" text:visited-style-name="Visited_20_Internet_20_Link">
https://armyinform.com.ua/2023/04/18/ok-shid-pokazalo-yak-u-nashyh-zahysnykiv-prohodyat-zanyattya-z-vognevoyi-pidgotovky/</text:a>
</text:p>
      <!--NEWS-->
      <text:h text:style-name="P10" text:outline-level="1">
<text:span text:style-name="T4">
«Енергоатом» через російську агресію втратив майна на 32 млрд грн</text:span>
</text:h>
      <text:p text:style-name="P4">
Author: ['АРМІЯINFORM']</text:p>
      <text:p text:style-name="P4">
Time: 2023-04-18T38:00:00-04:00</text:p>
      <text:p text:style-name="P4">
Description: Внаслідок збройної агресії рф майно й інфраструктура тимчасово окупованої Запорізької А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1681725970.jpeg" text:style-name="Internet_20_link" text:visited-style-name="Visited_20_Internet_20_Link">
photo1681725970.jpeg</text:a>
']</text:p>
      <text:p text:style-name="P4">
Tags: ['STOPRUSSIA', 'АГРЕСІЯ РФ', 'ЕНЕРГОАТОМ']</text:p>
      <text:p text:style-name="P4">
Category: News</text:p>
      <!--METADATA-->
      <text:p text:style-name="P4">
<draw:frame draw:style-name="fr1" draw:name="Image351" text:anchor-type="as-char" svg:width="6.9236in" svg:height="3.808972in" draw:z-index="0">
<draw:image xlink:href="../Images/AРМІЯINFORM/2023-04-18T38-00-00-04-00/photo1681725970.jpeg" xlink:type="simple" xlink:show="embed" xlink:actuate="onLoad" draw:mime-type="image/jpeg"/>
</draw:frame>
</text:p>
      <text:p text:style-name="P4">
Внаслідок збройної агресії рф майно й інфраструктура тимчасово окупованоїЗапорізької АЕС та інших відокремлених підрозділів ДП «НАЕК «Енергоатом» булипошкоджені або знищені.</text:p>
      <text:p text:style-name="P4">
За попередньою оцінкою, вартість цього майна, будівель, споруд таінфраструктурних об’єктів Компанії сягнула вже 32 млрд грн.</text:p>
      <text:p text:style-name="P4">
Розмір втрат і збитків, завданих Енергоатому росією, буде визначений післядеокупації ЗАЕС, повернення українському оператору фактичного контролю надусім майном та його повної перевірки й інвентаризації.</text:p>
      <text:p text:style-name="P4">
Джерело: <text:a xlink:type="simple" xlink:href="https://t.me/energoatom_ua/12755" text:style-name="Internet_20_link" text:visited-style-name="Visited_20_Internet_20_Link">
Енергоатом</text:a>
</text:p>
      <text:p text:style-name="P4">
Source: <text:a xlink:type="simple" xlink:href="https://armyinform.com.ua/2023/04/18/energoatom-cherez-rosijsku-agresiyu-vtratyv-majno-na-32-mlrd-grn/" text:style-name="Internet_20_link" text:visited-style-name="Visited_20_Internet_20_Link">
https://armyinform.com.ua/2023/04/18/energoatom-cherez-rosijsku-agresiyu-vtratyv-majno-na-32-mlrd-grn/</text:a>
</text:p>
      <!--NEWS-->
      <text:h text:style-name="P10" text:outline-level="1">
<text:span text:style-name="T4">
В Україні створили безоплатний онлайн-курс для ВПО</text:span>
</text:h>
      <text:p text:style-name="P4">
Author: ['АРМІЯINFORM']</text:p>
      <text:p text:style-name="P4">
Time: 2023-04-18T39:00:00-04:00</text:p>
      <text:p text:style-name="P4">
Description: Освітня онлайн-платформа Prometheus створила безоплатний навчальний курс для внутрішнь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minre.jpg" text:style-name="Internet_20_link" text:visited-style-name="Visited_20_Internet_20_Link">
minre.jpg</text:a>
']</text:p>
      <text:p text:style-name="P4">
Tags: ['STOPRUSSIA', 'АГРЕСІЯ РФ', 'ВПО']</text:p>
      <text:p text:style-name="P4">
Category: News</text:p>
      <!--METADATA-->
      <text:p text:style-name="P4">
<draw:frame draw:style-name="fr1" draw:name="Image352" text:anchor-type="as-char" svg:width="6.9236in" svg:height="5.1927in" draw:z-index="0">
<draw:image xlink:href="../Images/AРМІЯINFORM/2023-04-18T39-00-00-04-00/minre.jpg" xlink:type="simple" xlink:show="embed" xlink:actuate="onLoad" draw:mime-type="image/jpeg"/>
</draw:frame>
</text:p>
      <text:p text:style-name="P4">
Освітня онлайн-платформа Prometheus створила безоплатний навчальний курс длявнутрішньо переміщених осіб.</text:p>
      <text:p text:style-name="P4">
Про це<text:a xlink:type="simple" xlink:href="https://www.facebook.com/MReintegration/posts/pfbid0TjNbxhU9ijUZniaja4rbdwjHKiRtPVihhEsQsFNmQ8gWMLUy7FKP4WgeBWjULqaTl" text:style-name="Internet_20_link" text:visited-style-name="Visited_20_Internet_20_Link">
повідомляє</text:a>
Міністерство з питань реінтеграції тимчасово окупованих територій України.</text:p>
      <text:p text:style-name="P4">
▪️Курс розроблений експертами громадських організацій, які опікуються правамипостраждалих від війни осіб.</text:p>
      <text:p text:style-name="P4">
▪️На онлайн-платформі зібрана корисна інформація про соціальні гарантії,юридичні консультації, медичне забезпечення, працевлаштування й освіту.</text:p>
      <text:p text:style-name="P4">
▪️Навчальний курс допоможе внутрішнім переселенцям швидше інтегруватися у новігромади.</text:p>
      <text:p text:style-name="P4">
▪️Він буде корисний не тільки для ВПО, а й для представників організацій, якінадають допомогу, консультації та підтримку внутрішньо переміщеним особам.</text:p>
      <text:p text:style-name="P4">
▪️Зареєструватися на навчальний курс можна, перейшовши за<text:a xlink:type="simple" xlink:href="https://docs.google.com/forms/d/e/1FAIpQLSepl78swZb_Ceg9U_Snhuu1VWBIMmmYOGtVIecJKyqu1Ie5mg/viewform" text:style-name="Internet_20_link" text:visited-style-name="Visited_20_Internet_20_Link">
посиланням</text:a>
.</text:p>
      <text:p text:style-name="P4">
Source: <text:a xlink:type="simple" xlink:href="https://armyinform.com.ua/2023/04/18/v-ukrayini-stvoryly-bezkoshtovnyj-onlajn-kurs-dlya-vpo/" text:style-name="Internet_20_link" text:visited-style-name="Visited_20_Internet_20_Link">
https://armyinform.com.ua/2023/04/18/v-ukrayini-stvoryly-bezkoshtovnyj-onlajn-kurs-dlya-vpo/</text:a>
</text:p>
      <!--NEWS-->
      <text:h text:style-name="P10" text:outline-level="1">
<text:span text:style-name="T4">
Авіація Сил оборони завдала 12 ударів по районах зосередження ворога</text:span>
</text:h>
      <text:p text:style-name="P4">
Author: ['АРМІЯINFORM']</text:p>
      <text:p text:style-name="P4">
Time: 2023-04-18T40:00:00-04:00</text:p>
      <text:p text:style-name="P4">
Description: Про це у Facebook повідомляє Генеральний штаб ЗСУ.    Авіація Сил оборони за мину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ВТРАТИ ВОРОГА', 'ХРОНІКА ОБОРОНИ']</text:p>
      <text:p text:style-name="P4">
Category: News</text:p>
      <!--METADATA-->
      <text:p text:style-name="P4">
<draw:frame draw:style-name="fr1" draw:name="Image353" text:anchor-type="as-char" svg:width="6.9236in" svg:height="4.49457in" draw:z-index="0">
<draw:image xlink:href="../Images/AРМІЯINFORM/2023-04-18T40-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Про це у Facebook<text:a xlink:type="simple" xlink:href="https://www.facebook.com/GeneralStaff.ua/posts/pfbid02Z22xqoWEzEeRLsAXBrvmMLAEC1Kq7piD4F2WK9M3qHcrjKQbC7h74CwirrTkDKeHl" text:style-name="Internet_20_link" text:visited-style-name="Visited_20_Internet_20_Link">
повідомляє</text:a>
Генеральний штаб ЗСУ.</text:p>
      <text:p text:style-name="P4">
Авіація Сил оборони за минулу добу завдала 12 ударів по районах зосередженняособового складу та військової техніки. Також збито ворожий розвідувальнийБПЛА типу «Мерлін».</text:p>
      <text:p text:style-name="P4">
Підрозділи ракетних військ і артилерії уразили 2 райони зосередження живоїсили, озброєння та військової техніки противника, а також 1 станціюрадіоелектронної боротьби противника.</text:p>
      <text:p text:style-name="P4">
Source: <text:a xlink:type="simple" xlink:href="https://armyinform.com.ua/2023/04/18/aviacziya-syl-oborony-zavdala-12-udariv-po-rajonah-zoseredzhennya-voroga/" text:style-name="Internet_20_link" text:visited-style-name="Visited_20_Internet_20_Link">
https://armyinform.com.ua/2023/04/18/aviacziya-syl-oborony-zavdala-12-udariv-po-rajonah-zoseredzhennya-voroga/</text:a>
</text:p>
      <!--NEWS-->
      <text:h text:style-name="P10" text:outline-level="1">
<text:span text:style-name="T4">
ЦПД інформує про основний наратив, що за добу просували росЗМІ</text:span>
</text:h>
      <text:p text:style-name="P4">
Author: ['АРМІЯINFORM']</text:p>
      <text:p text:style-name="P4">
Time: 2023-04-18T41:00:00-04:00</text:p>
      <text:p text:style-name="P4">
Description: Про це повідомляється на сторінці Центру протидії дезінформації:    «Пропагандист кеоса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900720_636363318503093_1687779996172652484_n.jpg" text:style-name="Internet_20_link" text:visited-style-name="Visited_20_Internet_20_Link">
336900720_636363318503093_1687779996172652484_n.jpg</text:a>
']</text:p>
      <text:p text:style-name="P4">
Tags: ['STOPRUSSIA', 'АГРЕСІЯ РФ', 'РОСІЙСЬКІ ФЕЙКИ', 'РОСФЕЙКИ', 'ЦПД РНБО']</text:p>
      <text:p text:style-name="P4">
Category: News</text:p>
      <!--METADATA-->
      <text:p text:style-name="P4">
<draw:frame draw:style-name="fr1" draw:name="Image354" text:anchor-type="as-char" svg:width="6.9236in" svg:height="6.9236in" draw:z-index="0">
<draw:image xlink:href="../Images/AРМІЯINFORM/2023-04-18T41-00-00-04-00/336900720_636363318503093_1687779996172652484_n.jpg" xlink:type="simple" xlink:show="embed" xlink:actuate="onLoad" draw:mime-type="image/jpeg"/>
</draw:frame>
</text:p>
      <text:p text:style-name="P4">
Про це<text:a xlink:type="simple" xlink:href="https://www.facebook.com/protydiyadezinformatsiyi.cpd/posts/pfbid0VbGnAw9Uwzon2UyG2TvQsbfEQmeUi2TXrSCJA9jopkcYx6ep8Fj4YiGi5hpzdMf6l" text:style-name="Internet_20_link" text:visited-style-name="Visited_20_Internet_20_Link">
повідомляється</text:a>
на сторінці Центру протидії дезінформації:</text:p>
      <text:p text:style-name="P4">
«Пропагандист кеосаян заявив, що із фразою «братній народ» щодо українцівтреба «зав’язувати». Вона нібито плутає людей.</text:p>
      <text:p text:style-name="P4">
Також він додав, начебто росіяни воюють на полях «своєї» України зі«вселенським злом».</text:p>
      <text:p text:style-name="P4">
Цими словами кеосаян зруйнував багаторічний наратив роспропаганди про «братнійнарод України».</text:p>
      <text:p text:style-name="P4">
Опальний пропагандист також почав виправдовувати вбивства мирних українцівтерористами ПВК «вагнер», хоча раніше всі путінські ЗМІ заявляли, що російськівійськові не здатні скоювати подібні злочини</text:p>
      <text:p text:style-name="P4">
Зародження нових наративів говорить про те, що всі попередні не виправдалиочікувань кремля. Також із високою ймовірністю це є свідченням того, щороспропаганда намагається створити новий привід для масштабної мобілізаціїросіян».</text:p>
      <text:p text:style-name="P4">
Source: <text:a xlink:type="simple" xlink:href="https://armyinform.com.ua/2023/04/18/czpd-informuye-pro-osnovnyj-naratyv-shho-za-dobu-prosuvaly-roszmi-2/" text:style-name="Internet_20_link" text:visited-style-name="Visited_20_Internet_20_Link">
https://armyinform.com.ua/2023/04/18/czpd-informuye-pro-osnovnyj-naratyv-shho-za-dobu-prosuvaly-roszmi-2/</text:a>
</text:p>
      <!--NEWS-->
      <text:h text:style-name="P10" text:outline-level="1">
<text:span text:style-name="T4">
На Донеччині в епіцентрі бойових дій залишаються Бахмут та Мар’їнка</text:span>
</text:h>
      <text:p text:style-name="P4">
Author: ['АРМІЯINFORM']</text:p>
      <text:p text:style-name="P4">
Time: 2023-04-18T42:00:00-04:00</text:p>
      <text:p text:style-name="P4">
Description: Про це у Facebook повідомляє Генеральний штаб ЗСУ.    Противник зазнає чималих втр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text:p>
      <text:p text:style-name="P4">
Category: News</text:p>
      <!--METADATA-->
      <text:p text:style-name="P4">
<draw:frame draw:style-name="fr1" draw:name="Image355" text:anchor-type="as-char" svg:width="6.9236in" svg:height="4.615733in" draw:z-index="0">
<draw:image xlink:href="../Images/AРМІЯINFORM/2023-04-18T42-00-00-04-00/artylerys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Z22xqoWEzEeRLsAXBrvmMLAEC1Kq7piD4F2WK9M3qHcrjKQbC7h74CwirrTkDKeHl" text:style-name="Internet_20_link" text:visited-style-name="Visited_20_Internet_20_Link">
повідомляє</text:a>
Генеральний штаб ЗСУ.</text:p>
      <text:p text:style-name="P4">
Противник зазнає чималих втрат, але продовжує зосереджувати основні зусилля наведенні наступальних дій на Куп’янському, Лиманському, Бахмутському,Авдіївському та Мар’їнському напрямках. Активно застосовує оперативно-тактичнута армійську авіацію. Протягом доби, на зазначених ділянках фронту, відбитопонад 70 атак противника. В епіцентрі бойових дій залишаються Бахмут таМар’їнка.</text:p>
      <text:p text:style-name="P4">
Source: <text:a xlink:type="simple" xlink:href="https://armyinform.com.ua/2023/04/18/na-donechchyni-v-epiczentri-bojovyh-dij-zalyshayutsya-bahmut-ta-maryinka/" text:style-name="Internet_20_link" text:visited-style-name="Visited_20_Internet_20_Link">
https://armyinform.com.ua/2023/04/18/na-donechchyni-v-epiczentri-bojovyh-dij-zalyshayutsya-bahmut-ta-maryinka/</text:a>
</text:p>
      <!--NEWS-->
      <text:h text:style-name="P10" text:outline-level="1">
<text:span text:style-name="T4">
Сили оборони ліквідували майже 500 окупантів, знищили 6 артсистем та 11 ББМ</text:span>
</text:h>
      <text:p text:style-name="P4">
Author: ['АРМІЯINFORM']</text:p>
      <text:p text:style-name="P4">
Time: 2023-04-18T43:00:00-04:00</text:p>
      <text:p text:style-name="P4">
Description: Загальні бойові втрати противника з 24.02.22 по 18.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67fefcc-9253-4931-8485-5c7102beb94c-scaled.jpg" text:style-name="Internet_20_link" text:visited-style-name="Visited_20_Internet_20_Link">
967fefcc-9253-4931-8485-5c7102beb94c-scaled.jpg</text:a>
']</text:p>
      <text:p text:style-name="P4">
Tags: ['STOPRUSSIA', 'АГРЕСІЯ РФ', 'ВТОРГНЕННЯ РФ', 'ВТРАТИ ВОРОГА', 'ГШ ЗСУ']</text:p>
      <text:p text:style-name="P4">
Category: News</text:p>
      <!--METADATA-->
      <text:p text:style-name="P4">
<draw:frame draw:style-name="fr1" draw:name="Image356" text:anchor-type="as-char" svg:width="6.9236in" svg:height="6.981297in" draw:z-index="0">
<draw:image xlink:href="../Images/AРМІЯINFORM/2023-04-18T43-00-00-04-00/967fefcc-9253-4931-8485-5c7102beb94c-scaled.jpg" xlink:type="simple" xlink:show="embed" xlink:actuate="onLoad" draw:mime-type="image/jpeg"/>
</draw:frame>
</text:p>
      <text:p text:style-name="P4">
Загальні бойові втрати противника з 24.02.22 по 18.04.23 орієнтовностановлять:</text:p>
      <ul>
        <li>
<text:span text:style-name="T4">
особового складу ‒</text:span>
 183130 (+470) осіб ліквідовано  * <text:span text:style-name="T4">
танків ‒</text:span>
 3661 (+1)  * <text:span text:style-name="T4">
бойових броньованих машин ‒</text:span>
 7098 (+11)  * <text:span text:style-name="T4">
артилерійських систем ‒</text:span>
 2810 (+6)  * <text:span text:style-name="T4">
РСЗВ ‒</text:span>
 538 (0)  * <text:span text:style-name="T4">
засоби ППО ‒</text:span>
 285 (0)  * <text:span text:style-name="T4">
літаків ‒</text:span>
 308 (0)  * <text:span text:style-name="T4">
гелікоптерів ‒</text:span>
 293 (0)  * <text:span text:style-name="T4">
БПЛА оперативно-тактичного рівня ‒</text:span>
 2353 (+6)  * <text:span text:style-name="T4">
крилаті ракети ‒</text:span>
 911 (0)  * <text:span text:style-name="T4">
кораблі / катери ‒</text:span>
 18 (0)  * <text:span text:style-name="T4">
автомобільної техніки та автоцистерн ‒</text:span>
 5676 (+4)  * <text:span text:style-name="T4">
спеціальна техніка ‒</text:span>
 330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8.04.23.</text:p>
      <text:p text:style-name="P4">
Source: <text:a xlink:type="simple" xlink:href="https://armyinform.com.ua/2023/04/18/syly-oborony-likviduvaly-majzhe-500-okupantiv-znyshhyly-6-artsystem-ta-11-bbm/" text:style-name="Internet_20_link" text:visited-style-name="Visited_20_Internet_20_Link">
https://armyinform.com.ua/2023/04/18/syly-oborony-likviduvaly-majzhe-500-okupantiv-znyshhyly-6-artsystem-ta-11-bbm/</text:a>
</text:p>
      <!--NEWS-->
      <text:h text:style-name="P10" text:outline-level="1">
<text:span text:style-name="T4">
Напередодні чергового «Рамштайну» відбулася розмова міністрів оборони України та США</text:span>
</text:h>
      <text:p text:style-name="P4">
Author: ['АРМІЯINFORM']</text:p>
      <text:p text:style-name="P4">
Time: 2023-04-18T44:00:00-04:00</text:p>
      <text:p text:style-name="P4">
Description: Міністр оборони США Ллойд Остін поспілкувався з Міністром оборони України Олексіє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199c8be-2962-4619-8cf0-a0ef732649e2_w1080_h608.jpg" text:style-name="Internet_20_link" text:visited-style-name="Visited_20_Internet_20_Link">
c199c8be-2962-4619-8cf0-a0ef732649e2_w1080_h608.jpg</text:a>
']</text:p>
      <text:p text:style-name="P4">
Tags: ['ЛЛОЙД ОСТІН', 'МІНІСТР ОБОРОНИ УКРАЇНИ ОЛЕКСІЙ РЕЗНІКОВ', 'РАМШТАЙН']</text:p>
      <text:p text:style-name="P4">
Category: News</text:p>
      <!--METADATA-->
      <text:p text:style-name="P4">
<draw:frame draw:style-name="fr1" draw:name="Image357" text:anchor-type="as-char" svg:width="6.9236in" svg:height="3.89773in" draw:z-index="0">
<draw:image xlink:href="../Images/AРМІЯINFORM/2023-04-18T44-00-00-04-00/c199c8be-2962-4619-8cf0-a0ef732649e2_w1080_h608.jpg" xlink:type="simple" xlink:show="embed" xlink:actuate="onLoad" draw:mime-type="image/jpeg"/>
</draw:frame>
</text:p>
      <text:p text:style-name="P4">
Міністр оборони США Ллойд Остін поспілкувався з Міністром оборони УкраїниОлексієм Резніковим, аби обговорити пріоритети напередодні зустрічі Контактноїгрупи з питань оборони України, що<text:a xlink:type="simple" xlink:href="https://armyinform.com.ua/2023/04/14/stala-vidoma-data-nastupnoyi-zustrichi-kontaktnoyi-grupy-z-pytan-oborony-ukrayiny-u-formati-ramshtajn/" text:style-name="Internet_20_link" text:visited-style-name="Visited_20_Internet_20_Link">
відбудеться</text:a>
 цього тижня на авіабазі «Рамштайн» у Німеччині.</text:p>
      <text:p text:style-name="P4">
Про це<text:a xlink:type="simple" xlink:href="https://www.defense.gov/News/Releases/Release/Article/3365295/readout-of-secretary-of-defense-lloyd-j-austin-iiis-call-with-ukrainian-ministe/" text:style-name="Internet_20_link" text:visited-style-name="Visited_20_Internet_20_Link">
повідомляє</text:a>
пресслужба Пентагону.</text:p>
      <text:p text:style-name="P4">
Зустріч у «Рамштайні» відзначатиме рік після того, як Ллойд Остін впершескликав Контактну групу для координації допомоги у сфері безпеки, яка зараззібрала близько п’ятдесяти країн на підтримку України.</text:p>
      <text:p text:style-name="P4">
Обидва лідери пообіцяли підтримувати тісний контакт.</text:p>
      <text:p text:style-name="P4">
Source: <text:a xlink:type="simple" xlink:href="https://armyinform.com.ua/2023/04/18/naperedodni-chergovogo-ramshtajnu-vidbulasya-rozmova-ministriv-oborony-ukrayiny-ta-ssha/" text:style-name="Internet_20_link" text:visited-style-name="Visited_20_Internet_20_Link">
https://armyinform.com.ua/2023/04/18/naperedodni-chergovogo-ramshtajnu-vidbulasya-rozmova-ministriv-oborony-ukrayiny-ta-ssha/</text:a>
</text:p>
      <!--NEWS-->
      <text:h text:style-name="P10" text:outline-level="1">
<text:span text:style-name="T4">
Польща допоможе розслідувати випадки геноциду в Україні</text:span>
</text:h>
      <text:p text:style-name="P4">
Author: ['АРМІЯINFORM']</text:p>
      <text:p text:style-name="P4">
Time: 2023-04-18T45:00:00-04:00</text:p>
      <text:p text:style-name="P4">
Description: Національна прокуратура Польщі допоможе розслідувати випадки геноциду, що сталися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ukrpol-26922.jpg" text:style-name="Internet_20_link" text:visited-style-name="Visited_20_Internet_20_Link">
ukrpol-26922.jpg</text:a>
']</text:p>
      <text:p text:style-name="P4">
Tags: ['STOPRUSSIA', 'ВІЙСЬКОВІ ПРОКУРОРИ', 'ГЕНОЦИД', 'ПОЛЬЩА']</text:p>
      <text:p text:style-name="P4">
Category: News</text:p>
      <!--METADATA-->
      <text:p text:style-name="P4">
<draw:frame draw:style-name="fr1" draw:name="Image358" text:anchor-type="as-char" svg:width="6.9236in" svg:height="3.893308in" draw:z-index="0">
<draw:image xlink:href="../Images/AРМІЯINFORM/2023-04-18T45-00-00-04-00/ukrpol-26922.jpg" xlink:type="simple" xlink:show="embed" xlink:actuate="onLoad" draw:mime-type="image/jpeg"/>
</draw:frame>
</text:p>
      <text:p text:style-name="P4">
Національна прокуратура Польщі допоможе розслідувати випадки геноциду, щосталися під час загарбницької війни росії проти України.</text:p>
      <text:p text:style-name="P4">
Про це <text:a xlink:type="simple" xlink:href="https://www.gov.pl/web/prokuratura-krajowa/miedzynarodowy-zespol-sledczy-jit-bedzie-badal-przypadki-ludobojstwa-w-zwiazku-z-napascia-rosji-na-ukraine" text:style-name="Internet_20_link" text:visited-style-name="Visited_20_Internet_20_Link">
повідомляє</text:a>
 Національна прокуратура Польщі за результатами зустрічі уВільнюсі членів спільної слідчої групи з розслідування тяжких міжнароднихзлочинів в Україні.</text:p>
      <text:p text:style-name="P4">
Національний прокурор Польщі Даріуш Барскі підписав у Вільнюсі угоду, згідно зякою Спільна слідча групи з розслідування тяжких міжнародних злочинів вУкраїні (JIT) розслідуватиме випадки геноциду, які можуть статися чи сталися узв’язку з нападом росії на Україну.</text:p>
      <text:p text:style-name="P4">
«У рамках польської прокуратури справу розслідує слідча група у складіпрокурорів Мазовецького відділу боротьби з організованою злочинністю такорупцією Національної прокуратури у Варшаві, співробітників Агентствавнутрішньої безпеки та поліції. Польське слідство у справі російської агресіїпроти України відкрито 28 лютого 2022 року», — йдеться у повідомленні.</text:p>
      <text:p text:style-name="P4">
Зазначається, що польські прокурори підтримують постійний контакт зукраїнською прокуратурою та іншими членами спільної міжнародної слідчої групи.У рамках регулярних засідань обговорюються результати роботи членів команди таплануються наступні заходи.</text:p>
      <text:p text:style-name="P4">
Source: <text:a xlink:type="simple" xlink:href="https://armyinform.com.ua/2023/04/18/polshha-dopomozhe-rozsliduvaty-vypadky-genoczydu-v-ukrayini/" text:style-name="Internet_20_link" text:visited-style-name="Visited_20_Internet_20_Link">
https://armyinform.com.ua/2023/04/18/polshha-dopomozhe-rozsliduvaty-vypadky-genoczydu-v-ukrayini/</text:a>
</text:p>
      <!--NEWS-->
      <text:h text:style-name="P10" text:outline-level="1">
<text:span text:style-name="T4">
В Україні хвилина мовчання</text:span>
</text:h>
      <text:p text:style-name="P4">
Author: ['АРМІЯINFORM']</text:p>
      <text:p text:style-name="P4">
Time: 2023-04-18T46: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59" text:anchor-type="as-char" svg:width="6.9236in" svg:height="3.895992in" draw:z-index="0">
<draw:image xlink:href="../Images/AРМІЯINFORM/2023-04-18T46-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18/v-ukrayini-hvylyna-movchannya/" text:style-name="Internet_20_link" text:visited-style-name="Visited_20_Internet_20_Link">
https://armyinform.com.ua/2023/04/18/v-ukrayini-hvylyna-movchannya/</text:a>
</text:p>
      <!--NEWS-->
      <text:h text:style-name="P10" text:outline-level="1">
<text:span text:style-name="T4">
На Куп’янському та Лиманському напрямках окупанти намагались вести наступальні дії, але безуспішно — Олександр Сирський</text:span>
</text:h>
      <text:p text:style-name="P4">
Author: ['АРМІЯINFORM']</text:p>
      <text:p text:style-name="P4">
Time: 2023-04-18T47:00:00-04:00</text:p>
      <text:p text:style-name="P4">
Description: Противник веде наступальні дії на кількох напрямках одночасно. Але на більшості — воро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28007231515509458_y.jpg" text:style-name="Internet_20_link" text:visited-style-name="Visited_20_Internet_20_Link">
photo_5328007231515509458_y.jpg</text:a>
']</text:p>
      <text:p text:style-name="P4">
Tags: ['MILITARY MEDIA CENTER', 'STOPRUSSIA', 'ВТОРГНЕННЯ РФ', 'ОЛЕКСАНДР СИРСЬКИЙ']</text:p>
      <text:p text:style-name="P4">
Category: News</text:p>
      <!--METADATA-->
      <text:p text:style-name="P4">
<draw:frame draw:style-name="fr1" draw:name="Image360" text:anchor-type="as-char" svg:width="6.9236in" svg:height="4.32725in" draw:z-index="0">
<draw:image xlink:href="../Images/AРМІЯINFORM/2023-04-18T47-00-00-04-00/photo_5328007231515509458_y.jpg" xlink:type="simple" xlink:show="embed" xlink:actuate="onLoad" draw:mime-type="image/jpeg"/>
</draw:frame>
</text:p>
      <text:p text:style-name="P4">
Противник веде наступальні дії на кількох напрямках одночасно. Але набільшості — ворожі дії безуспішні.</text:p>
      <text:p text:style-name="P4">
На цьому наголосив командувач Сухопутних військ Збройних Сил України генерал-полковник Олександр Сирський,<text:a xlink:type="simple" xlink:href="https://t.me/militarymediacenter/1732" text:style-name="Internet_20_link" text:visited-style-name="Visited_20_Internet_20_Link">
 інформує</text:a>
Military Media Center.</text:p>
      <text:p text:style-name="P4">
«Попри високу активність ворога, нашим бійцям вдається стримувати йогопросування вперед та завдавати значних втрат», — заявив він.</text:p>
      <text:p text:style-name="P4">
Так, <text:span text:style-name="T4">
на Куп’янському напрямку</text:span>
 були спроби противника вести наступальнідії, але завдяки влучному вогню нашої артилерії підрозділи противника вдалисьдо втечі, навіть не діставшись рубежу переходу в атаку.</text:p>
      <text:p text:style-name="P4">
<text:span text:style-name="T4">
На Лиманському напрямку</text:span>
 дії ворога були також безуспішні.</text:p>
      <text:p text:style-name="P4">
«Усі спроби ворога провести наступальні дії розбились через стійкість нашихпозицій та мужність воїнів», — додав командувач Сухопутних військ Збройних СилУкраїни.</text:p>
      <text:p text:style-name="P4">
Проте, за словами генерал-полковника Олександра Сирського, епіцентром бойовихдій залишається Бахмутський напрямок.</text:p>
      <text:p text:style-name="P4">
«Там противник зосереджує найбільші свої зусилля і не полишає мету взяти містопід контроль за будь-яку ціну. Наразі ворог збільшує активність важкоїартилерії та кількість авіаційних ударів, перетворюючи місто на руїну. Разом зтим, наші бійці завдають противнику значних втрат і відчутно гальмують йогонаступальні дії. Бої за Бахмут тривають», — повідомив він.</text:p>
      <text:p text:style-name="P4">
Ситуація на цей час контрольована.</text:p>
      <text:p text:style-name="P4">
Source: <text:a xlink:type="simple" xlink:href="https://armyinform.com.ua/2023/04/18/na-kupyanskomu-ta-lymanskomu-napryamkah-okupanty-namagalys-vesty-nastupalni-diyi-ale-bezuspishno-oleksandr-syrskyj/" text:style-name="Internet_20_link" text:visited-style-name="Visited_20_Internet_20_Link">
https://armyinform.com.ua/2023/04/18/na-kupyanskomu-ta-lymanskomu-napryamkah-okupanty-namagalys-vesty-nastupalni-diyi-ale-bezuspishno-oleksandr-syrskyj/</text:a>
</text:p>
      <!--NEWS-->
      <text:h text:style-name="P10" text:outline-level="1">
<text:span text:style-name="T4">
Україна та США працюють над механізмами арешту закордонних активів пвк «вагнер» — Генпрокурор</text:span>
</text:h>
      <text:p text:style-name="P4">
Author: ['АРМІЯINFORM']</text:p>
      <text:p text:style-name="P4">
Time: 2023-04-18T48:00:00-04:00</text:p>
      <text:p text:style-name="P4">
Description: У рамках робочого візиту до США Генеральний прокурор Андрій Костін зустрі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9436-scaled.jpg" text:style-name="Internet_20_link" text:visited-style-name="Visited_20_Internet_20_Link">
img-9436-scaled.jpg</text:a>
']</text:p>
      <text:p text:style-name="P4">
Tags: ['АНДРІЙ КОСТІН', 'ГААГА', 'ОФІС ГЕНЕРАЛЬНОГО ПРОКУРОРА УКРАЇНИ', 'ПВК "ВАГНЕР"', 'САНКЦІЇ']</text:p>
      <text:p text:style-name="P4">
Category: News</text:p>
      <!--METADATA-->
      <text:p text:style-name="P4">
<draw:frame draw:style-name="fr1" draw:name="Image361" text:anchor-type="as-char" svg:width="6.9236in" svg:height="4.806132in" draw:z-index="0">
<draw:image xlink:href="../Images/AРМІЯINFORM/2023-04-18T48-00-00-04-00/img-9436-scaled.jpg" xlink:type="simple" xlink:show="embed" xlink:actuate="onLoad" draw:mime-type="image/jpeg"/>
</draw:frame>
</text:p>
      <text:p text:style-name="P4">
У рамках робочого візиту до США Генеральний прокурор Андрій Костін зустрівся зГенеральним прокурором США Мерріком Гарландом.</text:p>
      <text:p text:style-name="P4">
Про це <text:a xlink:type="simple" xlink:href="https://gp.gov.ua/ua/posts/andrii-kostin-nas-obovyazok-pozbaviti-zlocinnu-organizaciyu-pvk-vagner-resursiv-dlya-finansuvannya-boiovix-dii-v-ukrayini" text:style-name="Internet_20_link" text:visited-style-name="Visited_20_Internet_20_Link">
повідомляє</text:a>
 Офіс Генерального прокурора України.</text:p>
      <text:p text:style-name="P4">
Андрій Костін подякував пану Мерріку Гарланду та колегам з Міністерстваюстиції США за підтримку ініціатив України із розбудови глобальної мережівідповідальності та допомогу в розслідуванні й переслідуванні воєнних злочиніврф.</text:p>
      <text:p text:style-name="P4">
«Україна та США об’єднані спільною метою — забезпечити всеосяжнувідповідальність за міжнародні злочини, скоєні російськими військами вУкраїні», — констатував Андрій Костін.</text:p>
      <text:p text:style-name="P4">
Сторони обговорили напрацювання та наступні спільні кроки.</text:p>
      <text:p text:style-name="P4">
«Щиро вітаємо посилення співпраці з ФБР та рішення Мін’юсту США призначитипостійного радника з правових питань в Києві. Також серед наших пріоритетів —активізація зусиль для притягнення до відповідальності „групи Вагнера“ заміжнародні злочини», — заявив Андрій Костін.</text:p>
      <text:p text:style-name="P4">
Генпрокурор поінформував, що українські прокурори спільно з американськимиколегами працюють над механізмами арешту закордонних активів так званої ПВК«Вагнер».</text:p>
      <text:p text:style-name="P4">
«Наш обов’язок — позбавити цю злочинну організацію ресурсів для фінансуваннябойових дій в Україні та подальшого підриву миру і безпеки у світі», —наголосив Андрій Костін.</text:p>
      <text:p text:style-name="P4">
Source: <text:a xlink:type="simple" xlink:href="https://armyinform.com.ua/2023/04/18/ukrayina-ta-ssha-praczyuyut-nad-mehanizmamy-areshtu-zakordonnyh-aktyviv-pvk-vagner-genprokuror/" text:style-name="Internet_20_link" text:visited-style-name="Visited_20_Internet_20_Link">
https://armyinform.com.ua/2023/04/18/ukrayina-ta-ssha-praczyuyut-nad-mehanizmamy-areshtu-zakordonnyh-aktyviv-pvk-vagner-genprokuror/</text:a>
</text:p>
      <!--NEWS-->
      <text:h text:style-name="P10" text:outline-level="1">
<text:span text:style-name="T4">
Зимово-весняний наступ рф провалила та перейшла до оборони — Кирило Буданов</text:span>
</text:h>
      <text:p text:style-name="P4">
Author: ['АРМІЯINFORM']</text:p>
      <text:p text:style-name="P4">
Time: 2023-04-18T49:00:00-04:00</text:p>
      <text:p text:style-name="P4">
Description: Зимово-весняний наступ росіян офіційно провалився 31 березня 2023 року, вони перейшли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820609.jpg" text:style-name="Internet_20_link" text:visited-style-name="Visited_20_Internet_20_Link">
2820609.jpg</text:a>
']</text:p>
      <text:p text:style-name="P4">
Tags: ['STOPRUSSIA', 'АГРЕСІЯ РФ', 'ГУР МО УКРАЇНИ', 'КИРИЛО БУДАНОВ']</text:p>
      <text:p text:style-name="P4">
Category: News</text:p>
      <!--METADATA-->
      <text:p text:style-name="P4">
<draw:frame draw:style-name="fr1" draw:name="Image362" text:anchor-type="as-char" svg:width="6.9236in" svg:height="4.369813in" draw:z-index="0">
<draw:image xlink:href="../Images/AРМІЯINFORM/2023-04-18T49-00-00-04-00/2820609.jpg" xlink:type="simple" xlink:show="embed" xlink:actuate="onLoad" draw:mime-type="image/jpeg"/>
</draw:frame>
</text:p>
      <text:p text:style-name="P4">
Зимово-весняний наступ росіян офіційно провалився 31 березня 2023 року, вониперейшли до оборони.</text:p>
      <text:p text:style-name="P4">
Про це <text:a xlink:type="simple" xlink:href="https://gur.gov.ua/content/zymovo-vesnianyi-nastup-rf-provalyla-ta-pereishla-do-oborony.html" text:style-name="Internet_20_link" text:visited-style-name="Visited_20_Internet_20_Link">
заявив</text:a>
 начальник ГУР МО України генерал-майорКирило Буданов.</text:p>
      <text:p text:style-name="P4">
«31 березня 2023 року провалилася чергова спроба російського наступу, такзваного зимово-весняного. Вони мали вийти на адмінкордони Донецької таЛуганської області. Знову ж таки, це навіть не п’ята спроба, що провалилася.Наступального потенціалу щодо стратегічної наступальної операції у росіїстаном на даний момент немає. І найближчим часом не буде», — зазначив керівниквоєнної розвідки України.</text:p>
      <text:p text:style-name="P4">
Крім того, генерал-майор Кирило Буданов повідомив, що росія перейшла достратегічної оборонної операції, її завдання — утримати захоплені території,зірвавши український наступ щодо їхнього звільнення.</text:p>
      <text:p text:style-name="P4">
«Винятком є два райони. Перший — спроба захопити Бахмут. Треба також відвертосказати, що Бахмут вони майже завойовують, згідно з їхніми ж особистимизаявами, з червня 2022 року. Незабаром буде календарний рік. Там ситуаціяскладна, але все ж таки Бахмут як стояв, так і стоїть.</text:p>
      <text:p text:style-name="P4">
Друге — це спроба здійснити півохоплення Авдіївки з північного боку, там поручзнаходиться основний фронт Мар’їнки, в принципі спроба активних дій там. От івсе. Вся решта лінії стоїть в обороні», — підсумував начальник ГУР МО України.</text:p>
      <text:p text:style-name="P4">
Source: <text:a xlink:type="simple" xlink:href="https://armyinform.com.ua/2023/04/18/zymovo-vesnyanyj-nastup-rf-provalyla-ta-perejshla-do-oborony-nachalnyk-gur-mou/" text:style-name="Internet_20_link" text:visited-style-name="Visited_20_Internet_20_Link">
https://armyinform.com.ua/2023/04/18/zymovo-vesnyanyj-nastup-rf-provalyla-ta-perejshla-do-oborony-nachalnyk-gur-mou/</text:a>
</text:p>
      <!--NEWS-->
      <text:h text:style-name="P10" text:outline-level="1">
<text:span text:style-name="T4">
Відбулася зустріч міністрів оборони США та Британії — обговорили шляхи підтримки України</text:span>
</text:h>
      <text:p text:style-name="P4">
Author: ['АРМІЯINFORM']</text:p>
      <text:p text:style-name="P4">
Time: 2023-04-18T50:00:00-04:00</text:p>
      <text:p text:style-name="P4">
Description: У Пентагоні відбулася двостороння зустріч Міністра оборони США Ллойда Остіна з 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ustin_wallace.jpg" text:style-name="Internet_20_link" text:visited-style-name="Visited_20_Internet_20_Link">
austin_wallace.jpg</text:a>
']</text:p>
      <text:p text:style-name="P4">
Tags: ['STOPRUSSIA', 'АГРЕСІЯ РФ', 'ВЕЛИКА БРИТАНІЯ', 'СВІТ ПІДТРИМУЄ УКРАЇНУ', 'США']</text:p>
      <text:p text:style-name="P4">
Category: News</text:p>
      <!--METADATA-->
      <text:p text:style-name="P4">
<draw:frame draw:style-name="fr1" draw:name="Image363" text:anchor-type="as-char" svg:width="6.9236in" svg:height="3.894525in" draw:z-index="0">
<draw:image xlink:href="../Images/AРМІЯINFORM/2023-04-18T50-00-00-04-00/austin_wallace.jpg" xlink:type="simple" xlink:show="embed" xlink:actuate="onLoad" draw:mime-type="image/jpeg"/>
</draw:frame>
</text:p>
      <text:p text:style-name="P4">
У Пентагоні відбулася двостороння зустріч Міністра оборони США Ллойда Остіна зМіністром оборони Великої Британії Беном Воллесом.</text:p>
      <text:p text:style-name="P4">
Деталями бесіди<text:a xlink:type="simple" xlink:href="https://www.defense.gov/News/Releases/Release/Article/3365437/readout-of-secretary-of-defense-lloyd-j-austin-iiis-bilateral-meeting-with-uk-s/" text:style-name="Internet_20_link" text:visited-style-name="Visited_20_Internet_20_Link">
поділився</text:a>
прессекретар Пентагону бригадний генерал Пет Райдер.</text:p>
      <text:p text:style-name="P4">
Серед інших питань лідери оборонних відомств обговорили важливість поточноїроботи з підтримки України, зокрема шляхом надання допомоги у сфері безпеки,оскільки росія продовжує жорстоку та неспровоковану війну.</text:p>
      <text:p text:style-name="P4">
Лідери з нетерпінням чекають на повторну<text:a xlink:type="simple" xlink:href="https://armyinform.com.ua/2023/04/14/stala-vidoma-data-nastupnoyi-zustrichi-kontaktnoyi-grupy-z-pytan-oborony-ukrayiny-u-formati-ramshtajn/" text:style-name="Internet_20_link" text:visited-style-name="Visited_20_Internet_20_Link">
зустріч</text:a>
цього тижня в рамках Контактної групи з питань оборони України та продовженняпоглиблення особливих відносин між США та Великою Британією.</text:p>
      <text:p text:style-name="P4">
Source: <text:a xlink:type="simple" xlink:href="https://armyinform.com.ua/2023/04/18/vidbulasya-zustrich-ministriv-oborony-ssha-ta-brytaniyi-obgovoryly-shlyahy-pidtrymky-ukrayiny/" text:style-name="Internet_20_link" text:visited-style-name="Visited_20_Internet_20_Link">
https://armyinform.com.ua/2023/04/18/vidbulasya-zustrich-ministriv-oborony-ssha-ta-brytaniyi-obgovoryly-shlyahy-pidtrymky-ukrayiny/</text:a>
</text:p>
      <!--NEWS-->
      <text:h text:style-name="P10" text:outline-level="1">
<text:span text:style-name="T4">
За добу рятувальники майже двісті разів виїжджали на ліквідацію наслідків ворожих обстрілів</text:span>
</text:h>
      <text:p text:style-name="P4">
Author: ['АРМІЯINFORM']</text:p>
      <text:p text:style-name="P4">
Time: 2023-04-18T51:00:00-04:00</text:p>
      <text:p text:style-name="P4">
Description: Протягом минулої доби, 17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64" text:anchor-type="as-char" svg:width="6.9236in" svg:height="4.592655in" draw:z-index="0">
<draw:image xlink:href="../Images/AРМІЯINFORM/2023-04-18T51-00-00-04-00/ac9232d099cb3d54f7d73ef2deca81a2_l.jpg" xlink:type="simple" xlink:show="embed" xlink:actuate="onLoad" draw:mime-type="image/jpeg"/>
</draw:frame>
 Ілюстративнефото</text:p>
      <text:p text:style-name="P4">
Протягом минулої доби, <text:span text:style-name="T4">
17 квітня,</text:span>
 підрозділи Державної служби України знадзвичайних ситуацій <text:span text:style-name="T4">
здійснили 173 виїзди</text:span>
 на ліквідацію наслідківобстрілів окупантами населених пунктів та об’єктів інфраструктури. Ліквідовано5 пожеж. Надано психологічну допомогу 259 особам.</text:p>
      <text:p text:style-name="P4">
Про це йдеться у <text:a xlink:type="simple" xlink:href="https://dsns.gov.ua/uk/news/nadzvicaini-podiyi/operativna-informaciia-dsns-shhodo-naslidkiv-vedennia-boiovix-dii-rosiiskoiu-federacijeiu-130" text:style-name="Internet_20_link" text:visited-style-name="Visited_20_Internet_20_Link">
повідомленні</text:a>
 ДСНС України.</text:p>
      <text:p text:style-name="P4">
З початку війни здійснено 89 663 виїзди на ліквідацію наслідків обстрілів,ліквідовано 14 306 пожеж, врятовано 3 999 осіб, надано психологічну допомогу210 489 особам.</text:p>
      <text:p text:style-name="P4">
Source: <text:a xlink:type="simple" xlink:href="https://armyinform.com.ua/2023/04/18/za-dobu-ryatuvalnyky-majzhe-dvisti-raziv-vyyizhdzhaly-na-likvidacziyu-naslidkiv-vorozhyh-obstriliv-5/" text:style-name="Internet_20_link" text:visited-style-name="Visited_20_Internet_20_Link">
https://armyinform.com.ua/2023/04/18/za-dobu-ryatuvalnyky-majzhe-dvisti-raziv-vyyizhdzhaly-na-likvidacziyu-naslidkiv-vorozhyh-obstriliv-5/</text:a>
</text:p>
      <!--NEWS-->
      <text:h text:style-name="P10" text:outline-level="1">
<text:span text:style-name="T4">
Військовий став першим в Україні, кому імплантували протез у кістку</text:span>
</text:h>
      <text:p text:style-name="P4">
Author: ['АРМІЯINFORM']</text:p>
      <text:p text:style-name="P4">
Time: 2023-04-18T52:00:00-04:00</text:p>
      <text:p text:style-name="P4">
Description: В Україні у медичному об’єднанні Львова вперше здійснили остеоінтеграційне протез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743270_1299087354010859_1164969793528836377_n.jpg" text:style-name="Internet_20_link" text:visited-style-name="Visited_20_Internet_20_Link">
341743270_1299087354010859_1164969793528836377_n.jpg</text:a>
']</text:p>
      <text:p text:style-name="P4">
Tags: ['АГРЕСІЯ РФ', 'ІМПЛАНТАЦІЯ ПРОТЕЗА В КІСТКУ', 'МОЗ', 'ОСТЕОІНТЕГРАЦІЙНЕ ПРОТЕЗУВАННЯ']</text:p>
      <text:p text:style-name="P4">
Category: News</text:p>
      <!--METADATA-->
      <text:p text:style-name="P4">
<draw:frame draw:style-name="fr1" draw:name="Image365" text:anchor-type="as-char" svg:width="6.9236in" svg:height="4.615733in" draw:z-index="0">
<draw:image xlink:href="../Images/AРМІЯINFORM/2023-04-18T52-00-00-04-00/341743270_1299087354010859_1164969793528836377_n.jpg" xlink:type="simple" xlink:show="embed" xlink:actuate="onLoad" draw:mime-type="image/jpeg"/>
</draw:frame>
</text:p>
      <text:p text:style-name="P4">
В Україні у медичному об’єднанні Львова вперше здійснили остеоінтеграційнепротезування. Першим пацієнтом такої операції став 56-річний ветеранросійсько-української війни капітан ЗСУ Ігор Крупнов, який восени минулогороку під час виконання бойового завдання разом зі своїми побратимами на автонаскочив на міну. У результаті чоловік втратив обидві ноги.</text:p>
      <text:p text:style-name="P4">
Про це<text:a xlink:type="simple" xlink:href="https://www.facebook.com/moz.ukr/posts/pfbid02M7PZz8ZVysApN4eR4v1o7y41Dt3KSmyDmmcq11Ld2ntY4tTjvJeWrGETFYVqdFVEl" text:style-name="Internet_20_link" text:visited-style-name="Visited_20_Internet_20_Link">
повідомляє</text:a>
Міністерство охорони здоров’я України.</text:p>
      <text:p text:style-name="P4">
Імплантація протеза в кістку особливо актуальна для людей, які втратили обидвікінцівки, адже використовувати класичні протези їм складно й часто боляче.Завдяки остеоінтеграційному протезуванню робити перші кроки на імплантованихпротезах можна вже на другий день після операції та повноцінно ходити — вже зашість місяців.</text:p>
      <text:p text:style-name="P4">
«Цю та ще три остеоінтегрувальні операції українським лікарям допомагав робитиодин із провідних спеціалістів світу — австралійський ортопед-травматологМуньєд Аль Мудеріс. На його рахунку вже близько 1 500 операцій!» — йдеться вповідомленні.</text:p>
      <text:p text:style-name="P4">
Source: <text:a xlink:type="simple" xlink:href="https://armyinform.com.ua/2023/04/18/vijskovyj-stav-pershym-v-ukrayini-komu-implantuvaly-protez-v-kistku/" text:style-name="Internet_20_link" text:visited-style-name="Visited_20_Internet_20_Link">
https://armyinform.com.ua/2023/04/18/vijskovyj-stav-pershym-v-ukrayini-komu-implantuvaly-protez-v-kistku/</text:a>
</text:p>
      <!--NEWS-->
      <text:h text:style-name="P10" text:outline-level="1">
<text:span text:style-name="T4">
Ворог продовжує тероризувати Херсонщину, атакує об’єкти промисловості — Наталія Гуменюк</text:span>
</text:h>
      <text:p text:style-name="P4">
Author: ['Анастасія Олехнович']</text:p>
      <text:p text:style-name="P4">
Time: 2023-04-18T53:00:00-04:00</text:p>
      <text:p text:style-name="P4">
Description: Як наголосила під час телевізійного марафону керівниця об’єднаного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7_20-e1681803006725.jpg" text:style-name="Internet_20_link" text:visited-style-name="Visited_20_Internet_20_Link">
67_20-e1681803006725.jpg</text:a>
']</text:p>
      <text:p text:style-name="P4">
Tags: ['НАТАЛІЯ ГУМЕНЮК']</text:p>
      <text:p text:style-name="P4">
Category: News</text:p>
      <!--METADATA-->
      <text:p text:style-name="P4">
<draw:frame draw:style-name="fr1" draw:name="Image366" text:anchor-type="as-char" svg:width="6.9236in" svg:height="4.413795in" draw:z-index="0">
<draw:image xlink:href="../Images/AРМІЯINFORM/2023-04-18T53-00-00-04-00/67_20-e1681803006725.jpg" xlink:type="simple" xlink:show="embed" xlink:actuate="onLoad" draw:mime-type="image/jpeg"/>
</draw:frame>
</text:p>
      <text:p text:style-name="P4">
Як наголосила під час телевізійного марафону керівниця об’єднаногокоординаційного пресцентру Сил оборони півдня України Наталія Гуменюк, ворогпродовжує методично атакувати об’єкти промисловості Херсонщини.</text:p>
      <text:p text:style-name="P4">
— Найбільша загроза — з повітря. Ворог застосовує як тактичну авіацію, так іударні дрони. Вночі був атакований Бериславський район, знову летіли КАБи,знову постраждала промислова потужність регіону. На щастя, обійшлось безлюдських жертв. Ударними дронами вночі ворог атакував Снігурівську громаду,знову постраждав об’єкт промисловості. Люди не постраждали, але окупантинагадують, що втрачати пильність ні в якому разі не можна.</text:p>
      <text:p text:style-name="P4">
Попри постійні атаки регіон намагається відродитись після окупації. НаталіяГуменюк зауважила, що активність людей на полях не завжди відповідаєбезпековим компонентам, що, на жаль, призводить до жертв.</text:p>
      <text:p text:style-name="P4">
— Учора на Бериславщині відбувся підрив трактора. Люди, не дочекавшись роботифахівців, вийшли працювати на поле.</text:p>
      <text:p text:style-name="P4">
Наталія Гуменюк пояснила, що загалом спостерігається активна обороннадіяльність ворога на Лівому березі Херсонщини, окупанти зайняті інженернимоблаштуванням рубежів оборони, мінують ділянки, які можуть бути для нихдесантно-небезпечними.</text:p>
      <text:p text:style-name="P4">
Source: <text:a xlink:type="simple" xlink:href="https://armyinform.com.ua/2023/04/18/vorog-prodovzhuye-teroryzuvaty-hersonshhynu-atakuye-obyekty-promyslovosti-nataliya-gumenyuk/" text:style-name="Internet_20_link" text:visited-style-name="Visited_20_Internet_20_Link">
https://armyinform.com.ua/2023/04/18/vorog-prodovzhuye-teroryzuvaty-hersonshhynu-atakuye-obyekty-promyslovosti-nataliya-gumenyuk/</text:a>
</text:p>
      <!--NEWS-->
      <text:h text:style-name="P10" text:outline-level="1">
<text:span text:style-name="T4">
Минулої доби російські війська обстріляли територію 8 областей України: загинуло 3 особи, 20 поранено</text:span>
</text:h>
      <text:p text:style-name="P4">
Author: ['АРМІЯINFORM']</text:p>
      <text:p text:style-name="P4">
Time: 2023-04-18T54:00:00-04:00</text:p>
      <text:p text:style-name="P4">
Description: Протягом минулої доби російські війська обстріляли територію 8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28007231515509541_y.jpg" text:style-name="Internet_20_link" text:visited-style-name="Visited_20_Internet_20_Link">
photo_5328007231515509541_y.jpg</text:a>
']</text:p>
      <text:p text:style-name="P4">
Tags: ['MILITARY MEDIA CENTER', 'ВОРОЖІ ОБСТРІЛИ']</text:p>
      <text:p text:style-name="P4">
Category: News</text:p>
      <!--METADATA-->
      <text:p text:style-name="P4">
<draw:frame draw:style-name="fr1" draw:name="Image367" text:anchor-type="as-char" svg:width="6.9236in" svg:height="4.88441in" draw:z-index="0">
<draw:image xlink:href="../Images/AРМІЯINFORM/2023-04-18T54-00-00-04-00/photo_5328007231515509541_y.jpg" xlink:type="simple" xlink:show="embed" xlink:actuate="onLoad" draw:mime-type="image/jpeg"/>
</draw:frame>
</text:p>
      <text:p text:style-name="P4">
Протягом минулої доби російські війська обстріляли територію 8 областейУкраїни.</text:p>
      <text:p text:style-name="P4">
Про це <text:a xlink:type="simple" xlink:href="https://t.me/militarymediacenter/1733" text:style-name="Internet_20_link" text:visited-style-name="Visited_20_Internet_20_Link">
повідомляє</text:a>
 Military MadiaCenter.</text:p>
      <text:p text:style-name="P4">
«Загалом із різних видів озброєння (стрілецька зброя, міномети, артилерія,РСЗВ, ЗРК «С-300», крилата ракета «Х-31», БПЛА, тактична авіація) здійсненообстріли 108 населених пунктів, підтверджено ураження 84 об’єктівінфраструктури», — йдеться у повідомленні.</text:p>
      <text:p text:style-name="P4">
За попередньою інформацією, загинуло 3 особи, 20 осіб поранено.</text:p>
      <text:p text:style-name="P4">
Source: <text:a xlink:type="simple" xlink:href="https://armyinform.com.ua/2023/04/18/mynuloyi-doby-rosijski-vijska-obstrilyaly-terytoriyu-8-oblastej-ukrayiny-zagynulo-3-osoby-20-poraneno/" text:style-name="Internet_20_link" text:visited-style-name="Visited_20_Internet_20_Link">
https://armyinform.com.ua/2023/04/18/mynuloyi-doby-rosijski-vijska-obstrilyaly-terytoriyu-8-oblastej-ukrayiny-zagynulo-3-osoby-20-poraneno/</text:a>
</text:p>
      <!--NEWS-->
      <text:h text:style-name="P10" text:outline-level="1">
<text:span text:style-name="T4">
На бойовому чергуванні у Чорному морі перебувають три ракетоносії</text:span>
</text:h>
      <text:p text:style-name="P4">
Author: ['Анастасія Олехнович']</text:p>
      <text:p text:style-name="P4">
Time: 2023-04-18T55:00:00-04:00</text:p>
      <text:p text:style-name="P4">
Description: За словами керівниці об’єднаного координаційного пресцентру Сил оборони півдня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pidvodnyj-choven-kalibry.jpg" text:style-name="Internet_20_link" text:visited-style-name="Visited_20_Internet_20_Link">
pidvodnyj-choven-kalibry.jpg</text:a>
']</text:p>
      <text:p text:style-name="P4">
Tags: ['НАТАЛІЯ ГУМЕНЮК']</text:p>
      <text:p text:style-name="P4">
Category: News</text:p>
      <!--METADATA-->
      <text:p text:style-name="P4">
<draw:frame draw:style-name="fr1" draw:name="Image368" text:anchor-type="as-char" svg:width="6.9236in" svg:height="4.366107in" draw:z-index="0">
<draw:image xlink:href="../Images/AРМІЯINFORM/2023-04-18T55-00-00-04-00/pidvodnyj-choven-kalibry.jpg" xlink:type="simple" xlink:show="embed" xlink:actuate="onLoad" draw:mime-type="image/jpeg"/>
</draw:frame>
 Ілюстративне фото</text:p>
      <text:p text:style-name="P4">
За словами керівниці об’єднаного координаційного пресцентру Сил оборони півдняУкраїни Наталії Гуменюк, ракетна небезпека наразі є досить суттєвою. Про цевона повідомила в ефірі телевізійного марафону «Єдині новини».</text:p>
      <text:p text:style-name="P4">
— Ще вчора ворог наростив кількість ракетоносіїв до трьох, із них — одиннадводний, два підводних ракетоносії. Сумарний залп ракет типу «Калібр» можесягати 16 одиниць. З того часу ракетоносії не маневрували, — зауважила НаталіяГуменюк. — Разом із тим саме корабельне угруповання трішки зменшилось, наразіце 8 кораблів, вони продовжують маневри в ракетобезпековому для себе районі,ховаються за півостровом Крим, оскільки розуміють, що наближення доконтрольованого Україною берега для них може бути трагічним. Ворожі кораблітримаються на такому віддалені, щоб бути здатними завдати ураження, а під нашузброю не потрапити.</text:p>
      <text:p text:style-name="P4">
Наталія Гуменюк вкотре акцентувала, що на сигнали повітряної тривоги українцімають реагувати швидко.</text:p>
      <text:p text:style-name="P4">
— Підводні ракетоносії можуть випускати ракети досить непомітно для нашоїсистеми ППО, їх виявляють вже під час польоту.</text:p>
      <text:p text:style-name="P4">
Source: <text:a xlink:type="simple" xlink:href="https://armyinform.com.ua/2023/04/18/na-bojovomu-cherguvanni-u-chornomu-mori-perebuvayut-try-raketonosiyi-nataliya-gumenyuk/" text:style-name="Internet_20_link" text:visited-style-name="Visited_20_Internet_20_Link">
https://armyinform.com.ua/2023/04/18/na-bojovomu-cherguvanni-u-chornomu-mori-perebuvayut-try-raketonosiyi-nataliya-gumenyuk/</text:a>
</text:p>
      <!--NEWS-->
      <text:h text:style-name="P10" text:outline-level="1">
<text:span text:style-name="T4">
За добу піротехніки ДСНС знешкодили понад 1400 вибухонебезпечних предметів</text:span>
</text:h>
      <text:p text:style-name="P4">
Author: ['АРМІЯINFORM']</text:p>
      <text:p text:style-name="P4">
Time: 2023-04-18T56:00:00-04:00</text:p>
      <text:p text:style-name="P4">
Description: Протягом минулої доби, 17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7277429_689738459494321_7654901804177800015_n.jpg" text:style-name="Internet_20_link" text:visited-style-name="Visited_20_Internet_20_Link">
337277429_689738459494321_7654901804177800015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369" text:anchor-type="as-char" svg:width="6.9236in" svg:height="3.89773in" draw:z-index="0">
<draw:image xlink:href="../Images/AРМІЯINFORM/2023-04-18T56-00-00-04-00/051f0000-0aff-0242-be2f-08da173df50a_w1080_h608.png" xlink:type="simple" xlink:show="embed" xlink:actuate="onLoad" draw:mime-type="image/png"/>
</draw:frame>
Ілюстративне фото</text:p>
      <text:p text:style-name="P4">
<text:span text:style-name="T4">
Протягом минулої доби,</text:span>
 <text:span text:style-name="T4">
17 квітня</text:span>
 <text:span text:style-name="T4">
,</text:span>
 піротехнічні підрозділиДержавної служби України з надзвичайних ситуацій <text:span text:style-name="T4">
154 рази</text:span>
 залучалися довиконання завдань з розмінування.</text:p>
      <text:p text:style-name="P4">
Про це <text:span text:style-name="T5">
<text:a xlink:type="simple" xlink:href="https://dsns.gov.ua/uk/news/nadzvicaini-podiyi/operativna-informaciia-shhodo-roboti-pirotexnicnix-pidrozdiliv-dsns-ukrayini-32"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1438вибухонебезпечних</text:span>
 <text:span text:style-name="T4">
предметів.</text:span>
 Обстежено (очищено) територію площею <text:span text:style-name="T4">
161гектар</text:span>
.</text:p>
      <text:p text:style-name="P4">
Найчастіше піротехнічні підрозділи працювали: в Харківській області 16 872рази, Київщині — 7454, Донеччині — 4722, Чернігівщині — 4456, Миколаївщині —4435, Херсонщині — 4189, Сумщині — 1818, Черкащині — 1 085.</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51 208разів</text:span>
 до виконання завдань з розмінування. Знешкоджено <text:span text:style-name="T4">
346 899вибухонебезпечних предметів</text:span>
 , зокрема <text:span text:style-name="T4">
2206 авіаційних бомб</text:span>
. Обстежено(очищено) територію площею <text:span text:style-name="T4">
82 468 гектарів</text:span>
.</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370" text:anchor-type="as-char" svg:width="6.9236in" svg:height="5.804039in" draw:z-index="0">
<draw:image xlink:href="../Images/AРМІЯINFORM/2023-04-18T56-00-00-04-00/337277429_689738459494321_7654901804177800015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18/za-dobu-pirotehniky-dsns-zneshkodyly-ponad-1400-vybuhonebezpechnyh-predmetiv/" text:style-name="Internet_20_link" text:visited-style-name="Visited_20_Internet_20_Link">
https://armyinform.com.ua/2023/04/18/za-dobu-pirotehniky-dsns-zneshkodyly-ponad-1400-vybuhonebezpechnyh-predmetiv/</text:a>
</text:p>
      <!--NEWS-->
      <text:h text:style-name="P10" text:outline-level="1">
<text:span text:style-name="T4">
Канада і Британія обговорили потребу України в довгостроковій підтримці</text:span>
</text:h>
      <text:p text:style-name="P4">
Author: ['АРМІЯINFORM']</text:p>
      <text:p text:style-name="P4">
Time: 2023-04-18T57:00:00-04:00</text:p>
      <text:p text:style-name="P4">
Description: Велика Британія та Канада погодили свої позиції щодо довготермінової підтримки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t1iss4xgaa3suf.jpg" text:style-name="Internet_20_link" text:visited-style-name="Visited_20_Internet_20_Link">
ft1iss4xgaa3suf.jpg</text:a>
']</text:p>
      <text:p text:style-name="P4">
Tags: ['STOPRUSSIA', 'ВЕЛИКА БРИТАНІЯ', 'КАНАДА', 'ПІДТРИМКА УКРАЇНИ']</text:p>
      <text:p text:style-name="P4">
Category: News</text:p>
      <!--METADATA-->
      <text:p text:style-name="P4">
<draw:frame draw:style-name="fr1" draw:name="Image371" text:anchor-type="as-char" svg:width="6.9236in" svg:height="4.615733in" draw:z-index="0">
<draw:image xlink:href="../Images/AРМІЯINFORM/2023-04-18T57-00-00-04-00/ft1iss4xgaa3suf.jpg" xlink:type="simple" xlink:show="embed" xlink:actuate="onLoad" draw:mime-type="image/jpeg"/>
</draw:frame>
</text:p>
      <text:p text:style-name="P4">
Велика Британія та Канада погодили свої позиції щодо довготермінової підтримкиУкраїни.</text:p>
      <text:p text:style-name="P4">
Про це <text:a xlink:type="simple" xlink:href="https://twitter.com/melaniejoly/status/1647581570310520832" text:style-name="Internet_20_link" text:visited-style-name="Visited_20_Internet_20_Link">
написала</text:a>
міністр закордонних справ Канади Мелані Жолі у Твіттері.</text:p>
      <text:p text:style-name="P4">
«Розпочали міністерський саміт G7 разом із міністром закордонних справ ВеликоїБританії Джеймсом Клеверлі. Ми обговорили потребу в довготерміновій підтримціУкраїни, яка продовжує боротися за свою свободу», — йдеться у її дописі.</text:p>
      <text:p text:style-name="P4">
Мелані Жолі додала, що Канада й Об’єднане Королівство з першого дняпідтримують український народ.</text:p>
      <text:p text:style-name="P4">
«Ми маємо намір й надалі робити це стільки, скільки буде потрібно», —наголосила міністр.</text:p>
      <text:p text:style-name="P4">
Source: <text:a xlink:type="simple" xlink:href="https://armyinform.com.ua/2023/04/18/kanada-i-brytaniya-obgovoryly-potrebu-ukrayiny-v-dovgostrokovij-pidtrymczi/" text:style-name="Internet_20_link" text:visited-style-name="Visited_20_Internet_20_Link">
https://armyinform.com.ua/2023/04/18/kanada-i-brytaniya-obgovoryly-potrebu-ukrayiny-v-dovgostrokovij-pidtrymczi/</text:a>
</text:p>
      <!--NEWS-->
      <text:h text:style-name="P10" text:outline-level="1">
<text:span text:style-name="T4">
19 квітня відбудеться круглий стіл: «Пантеон Героїв: як увічнити пам’ять тих, хто віддав життя за Україну»</text:span>
</text:h>
      <text:p text:style-name="P4">
Author: ['АРМІЯINFORM']</text:p>
      <text:p text:style-name="P4">
Time: 2023-04-18T58:00:00-04:00</text:p>
      <text:p text:style-name="P4">
Description: 19 квітня о 11.00 у Military Media Center відбудеться тематичний круглий стіл на т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military-media-center-2-1.jpg" text:style-name="Internet_20_link" text:visited-style-name="Visited_20_Internet_20_Link">
military-media-center-2-1.jpg</text:a>
']</text:p>
      <text:p text:style-name="P4">
Tags: ['MILITARY MEDIA CENTER']</text:p>
      <text:p text:style-name="P4">
Category: News</text:p>
      <!--METADATA-->
      <text:p text:style-name="P4">
<draw:frame draw:style-name="fr1" draw:name="Image372" text:anchor-type="as-char" svg:width="6.9236in" svg:height="3.894525in" draw:z-index="0">
<draw:image xlink:href="../Images/AРМІЯINFORM/2023-04-18T58-00-00-04-00/military-media-center-2-1.jpg" xlink:type="simple" xlink:show="embed" xlink:actuate="onLoad" draw:mime-type="image/jpeg"/>
</draw:frame>
</text:p>
      <text:p text:style-name="P4">
<text:span text:style-name="T4">
19 квітня о 11.00</text:span>
<text:a xlink:type="simple" xlink:href="https://t.me/militarymediacenter/1735" text:style-name="Internet_20_link" text:visited-style-name="Visited_20_Internet_20_Link">
 у Military MediaCenter</text:a>
 відбудеться тематичний круглийстіл на тему: <text:span text:style-name="T4">
«Пантеон Героїв: як увічнити пам’ять тих, хто віддав життя заУкраїну»</text:span>
 за участю широкого кола представників громадськості.</text:p>
      <text:p text:style-name="P4">
<text:span text:style-name="T4">
Спікери заходу:</text:span>
</text:p>
      <text:p text:style-name="P4">
– Олександр Порхун, Перший заступник Міністра у справах ветеранів України;</text:p>
      <text:p text:style-name="P4">
– Ігор Гирич, доктор історичних наук;</text:p>
      <text:p text:style-name="P4">
– Роман Коваль, письменник, президент Історичного клубу «Холодний Яр»;</text:p>
      <text:p text:style-name="P4">
– Андрій Ковальов, речник ГШ ЗСУ;</text:p>
      <text:p text:style-name="P4">
– Сергій Кутняков, громадський активіст, Голова правління Фонду обороникраїни, редактор;</text:p>
      <text:p text:style-name="P4">
– Роман Малинков, провідний дослідник козацьких цвинтарів в Україні;</text:p>
      <text:p text:style-name="P4">
– Богдан Матківський, військовослужбовець, учасник російсько-українськоївійни;</text:p>
      <text:p text:style-name="P4">
– Віктор Моренець, історик;</text:p>
      <text:p text:style-name="P4">
– Василь Павлов, керівник експертної групи Директорату інформаційної політикиМОУ;</text:p>
      <text:p text:style-name="P4">
– Богдан Скопенко, Національний університет оборони України, кандидатісторичних наук;</text:p>
      <text:p text:style-name="P4">
– Богдан Червак, Перший заступник Голови Держкомтелерадіо;</text:p>
      <text:p text:style-name="P4">
– Леонтій Шепілов, громадський активіст.</text:p>
      <text:p text:style-name="P4">
<text:span text:style-name="T4">
Акредитація представників ЗМІ обов’язкова і триватиме до 10.00 19 квітня.</text:span>
</text:p>
      <text:p text:style-name="P4">
Заявки на акредитацію надсилайте на електронну адресу: <text:a xlink:type="simple" xlink:href="mailto:psmodu@post.mil.gov.ua" text:style-name="Internet_20_link" text:visited-style-name="Visited_20_Internet_20_Link">
[emailprotected]</text:a>
 із зазначенням прізвища, імені тапо батькові журналіста, назви видання, номер прескарти акредитації ЗСУ,контактного телефону.</text:p>
      <text:p text:style-name="P4">
Source: <text:a xlink:type="simple" xlink:href="https://armyinform.com.ua/2023/04/18/19-kvitnya-vidbudetsya-kruglyj-stil-panteon-geroyiv-yak-uvikovichyty-pamyat-tyh-hto-viddav-zhyttya-za-ukrayinu/" text:style-name="Internet_20_link" text:visited-style-name="Visited_20_Internet_20_Link">
https://armyinform.com.ua/2023/04/18/19-kvitnya-vidbudetsya-kruglyj-stil-panteon-geroyiv-yak-uvikovichyty-pamyat-tyh-hto-viddav-zhyttya-za-ukrayinu/</text:a>
</text:p>
      <!--NEWS-->
      <text:h text:style-name="P10" text:outline-level="1">
<text:span text:style-name="T4">
Ті, хто постачатиме зброю до росії, заплатять високу ціну — заява G7</text:span>
</text:h>
      <text:p text:style-name="P4">
Author: ['АРМІЯINFORM']</text:p>
      <text:p text:style-name="P4">
Time: 2023-04-18T59:00:00-04:00</text:p>
      <text:p text:style-name="P4">
Description: Країни, які підтримують російське вторгнення в Україну, заплатять  високу ціну.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7-symbol-und-flaggen.jpg" text:style-name="Internet_20_link" text:visited-style-name="Visited_20_Internet_20_Link">
g7-symbol-und-flaggen.jpg</text:a>
']</text:p>
      <text:p text:style-name="P4">
Tags: ['G7', 'STOPRUSSIA', 'АГРЕСІЯ РФ', 'ВТОРГНЕННЯ РФ', 'КОМЮНІКЕ']</text:p>
      <text:p text:style-name="P4">
Category: News</text:p>
      <!--METADATA-->
      <text:p text:style-name="P4">
<draw:frame draw:style-name="fr1" draw:name="Image373" text:anchor-type="as-char" svg:width="6.9236in" svg:height="3.63489in" draw:z-index="0">
<draw:image xlink:href="../Images/AРМІЯINFORM/2023-04-18T59-00-00-04-00/g7-symbol-und-flaggen.jpg" xlink:type="simple" xlink:show="embed" xlink:actuate="onLoad" draw:mime-type="image/jpeg"/>
</draw:frame>
</text:p>
      <text:p text:style-name="P4">
Країни, які підтримують російське вторгнення в Україну, заплатять високу ціну.</text:p>
      <text:p text:style-name="P4">
Про це зазначається у підсумковій<text:a xlink:type="simple" xlink:href="https://www.mofa.go.jp/files/100492731.pdf" text:style-name="Internet_20_link" text:visited-style-name="Visited_20_Internet_20_Link">
заяві</text:a>
 міністрів закордоннихсправ G7 в японській Каруїдзаві.</text:p>
      <text:p text:style-name="P4">
Учасники зустрічі пообіцяли посилити координацію щодо запобігання постачаннюзброї росії третіми країнами.</text:p>
      <text:p text:style-name="P4">
«Ми повторюємо наш заклик до третіх сторін припинити допомогу у війні росії,інакше зазнають серйозних витрат. Ми посилимо нашу координацію, щоб запобігтипостачанню зброї до росії третіми сторонами та реагувати на них, а такожпродовжувати вживати заходів проти тих, хто матеріально підтримує війну росіїпроти України», — йдеться в документі.</text:p>
      <text:p text:style-name="P4">
Учасники засідання міністрів закордонних справ країн «великої сімки»наголошують на тому, що будь-яке розв’язання конфлікту має гарантувати, щоросія заплатить за завдану нею шкоду.</text:p>
      <text:p text:style-name="P4">
«Ми сповнені рішучості, згідно з нашими відповідними правовими системами, щосуверенні активи росії в нашій юрисдикції залишатимуться нерухомими, доки небуде врегульовано конфлікт, який стосується порушення росією суверенітету татериторіальної цілісності України. Не можуть бути безкарними воєнні злочини таінші звірства, такі як напади росії на цивільне населення та критичну цивільнуінфраструктуру», — зазначили дипломати країн G7.</text:p>
      <text:p text:style-name="P4">
Глави зовнішньополітичних відомств рішуче засудили погрози москви розмістититактичну ядерну зброю в білорусі, назвавши це неприйнятним.</text:p>
      <text:p text:style-name="P4">
G7 висловили готовність до подальшого посилення санкцій за війну в Україні.</text:p>
      <text:p text:style-name="P4">
«Ми як і раніше віддані посиленню санкцій проти росії, координації та повномуїх дотриманню, зокрема через Механізм координації примусового виконання, іпротидії спробам росії та третіх сторін ухилитися від наших санкційних заходіві підірвати їх», — зазначено у фінальному Комюніке.</text:p>
      <text:p text:style-name="P4">
Учасники зустрічі закликали рф до негайного та беззастережного виведення всіхвійськ з України та зобов'язалися продовжити підтримку Києва у відновленнікраїни.</text:p>
      <text:p text:style-name="P4">
«Сьогодні ми знову зобов’язуємось підтримувати Україну стільки, скільки будепотрібно, а також надавати стійку безпекову, економічну та інституційнупідтримку, щоб допомогти Україні захистити себе, забезпечити своє вільне тадемократичне майбутнє та стримати майбутню російську агресію», — наголосилидипломати.</text:p>
      <text:p text:style-name="P4">
<text:span text:style-name="T5">
Підготував Віталій Литвин</text:span>
</text:p>
      <text:p text:style-name="P4">
Source: <text:a xlink:type="simple" xlink:href="https://armyinform.com.ua/2023/04/18/ti-hto-postachatyme-zbroyu-do-rosiyi-zaplatyat-vysoku-czinu-zayava-g7/" text:style-name="Internet_20_link" text:visited-style-name="Visited_20_Internet_20_Link">
https://armyinform.com.ua/2023/04/18/ti-hto-postachatyme-zbroyu-do-rosiyi-zaplatyat-vysoku-czinu-zayava-g7/</text:a>
</text:p>
      <!--NEWS-->
      <text:h text:style-name="P10" text:outline-level="1">
<text:span text:style-name="T4">
Війна прийшла до будинку кожного росіянина — Андрій Юсов</text:span>
</text:h>
      <text:p text:style-name="P4">
Author: ['АРМІЯINFORM']</text:p>
      <text:p text:style-name="P4">
Time: 2023-04-18T60:00:00-04:00</text:p>
      <text:p text:style-name="P4">
Description: В росії широкомасштабна війна, яку розв’язав путін, дійшла до кожного росі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yusov.jpg" text:style-name="Internet_20_link" text:visited-style-name="Visited_20_Internet_20_Link">
yusov.jpg</text:a>
']</text:p>
      <text:p text:style-name="P4">
Tags: ['STOPRUSSIA', 'АГРЕСІЯ РФ', 'АНДРІЙ ЮСОВ', 'ВТОРГНЕННЯ РФ', 'ГУР МОУ']</text:p>
      <text:p text:style-name="P4">
Category: News</text:p>
      <!--METADATA-->
      <text:p text:style-name="P4">
<draw:frame draw:style-name="fr1" draw:name="Image374" text:anchor-type="as-char" svg:width="6.9236in" svg:height="3.894525in" draw:z-index="0">
<draw:image xlink:href="../Images/AРМІЯINFORM/2023-04-18T60-00-00-04-00/yusov.jpg" xlink:type="simple" xlink:show="embed" xlink:actuate="onLoad" draw:mime-type="image/jpeg"/>
</draw:frame>
</text:p>
      <text:p text:style-name="P4">
В росії широкомасштабна війна, яку розв’язав путін, дійшла до кожногоросійського будинку. Про це <text:a xlink:type="simple" xlink:href="https://gur.gov.ua/content/viina-pryishla-do-budynku-kozhnoho-rosiianyna.html" text:style-name="Internet_20_link" text:visited-style-name="Visited_20_Internet_20_Link">
розповів</text:a>
 представник Головного управліннярозвідки Міністерства оборони України Андрій Юсов в ефірі телемарафону.</text:p>
      <text:p text:style-name="P4">
Представник воєнної розвідки України відповідав на запитання журналістів провибухи в Бєлгороді, зокрема — на електропідстанції, який стався напередодні.</text:p>
      <text:p text:style-name="P4">
«Очевидно, що для людей, які вірять у диво, живуть і творять добро, на нихсходить благодатний вогонь. Хто робить зло, то вогонь на Великдень буваєіншим… Війна вже прийшла до будинку кожного росіянина та кожного підданогорежиму путіна», — зазначив Андрій Юсов.</text:p>
      <text:p text:style-name="P4">
Source: <text:a xlink:type="simple" xlink:href="https://armyinform.com.ua/2023/04/18/vijna-pryjshla-do-budynku-kozhnogo-rosiyanyna-andrij-yusov/" text:style-name="Internet_20_link" text:visited-style-name="Visited_20_Internet_20_Link">
https://armyinform.com.ua/2023/04/18/vijna-pryjshla-do-budynku-kozhnogo-rosiyanyna-andrij-yusov/</text:a>
</text:p>
      <!--NEWS-->
      <text:h text:style-name="P10" text:outline-level="1">
<text:span text:style-name="T4">
США призначили прокурора в Гаагу, який зосередиться на злочинах рф проти України</text:span>
</text:h>
      <text:p text:style-name="P4">
Author: ['АРМІЯINFORM']</text:p>
      <text:p text:style-name="P4">
Time: 2023-04-18T61:00:00-04:00</text:p>
      <text:p text:style-name="P4">
Description: Під час робочого візиту до США Генеральний прокурор Андрій Костін привітав рішення СШ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haag.jpg" text:style-name="Internet_20_link" text:visited-style-name="Visited_20_Internet_20_Link">
haag.jpg</text:a>
']</text:p>
      <text:p text:style-name="P4">
Tags: ['STOPRUSSIA', 'АГРЕСІЯ РФ', 'ВОЄННІ ЗЛОЧИНИ РФ', 'ГААЗЬКИЙ ТРИБУНАЛ', 'США']</text:p>
      <text:p text:style-name="P4">
Category: News</text:p>
      <!--METADATA-->
      <text:p text:style-name="P4">
<draw:frame draw:style-name="fr1" draw:name="Image375" text:anchor-type="as-char" svg:width="6.9236in" svg:height="3.894525in" draw:z-index="0">
<draw:image xlink:href="../Images/AРМІЯINFORM/2023-04-18T61-00-00-04-00/haag.jpg" xlink:type="simple" xlink:show="embed" xlink:actuate="onLoad" draw:mime-type="image/jpeg"/>
</draw:frame>
</text:p>
      <text:p text:style-name="P4">
Під час робочого візиту до США Генеральний прокурор Андрій Костін привітаврішення США щодо призначення свого прокурора до Міжнародного центру зпереслідування злочину агресії (ІСРА), який запрацює влітку в Гаазі на базіЄвроюсту.</text:p>
      <text:p text:style-name="P4">
Про це <text:a xlink:type="simple" xlink:href="https://gp.gov.ua/ua/posts/andrii-kostin-nas-obovyazok-pozbaviti-zlocinnu-organizaciyu-pvk-vagner-resursiv-dlya-finansuvannya-boiovix-dii-v-ukrayini" text:style-name="Internet_20_link" text:visited-style-name="Visited_20_Internet_20_Link">
повідомляє</text:a>
 Офіс Генерального прокурора України.</text:p>
      <text:p text:style-name="P4">
«Це ще один чіткий сигнал незмінної підтримки з боку США. Запуск цьогоМіжнародного центру є важливою передумовою для створення Спеціальноготрибуналу щодо злочину агресії», — додав він.</text:p>
      <text:p text:style-name="P4">
Водночас, як <text:a xlink:type="simple" xlink:href="https://www.justice.gov/opa/speech/merrick-b-garland-delivers-remarks-following-meeting-ukrainian-prosecutor-general-andriy" text:style-name="Internet_20_link" text:visited-style-name="Visited_20_Internet_20_Link">
повідомили</text:a>
 в пресслужбі американського Мін'юсту, прокурор базуватиметься в Гаазів Євроюсті — Агентстві Європейського Союзу з питань співробітництва у сферікримінальної юстиції.</text:p>
      <text:p text:style-name="P4">
Міністерство юстиції також планує цього літа направити постійного юридичногорадника до Посольства США в Києві. Цей радник працюватиме з українськимипартнерами з низки складних питань сектору юстиції.</text:p>
      <text:p text:style-name="P4">
Прокурори, які працюють із групою з розслідування військових злочинівМіністерства юстиції США, продовжують тісно співпрацювати з колегами в ОфісіГенерального прокурора України для розслідування конкретних злочинів, скоєнихросійськими військами, включаючи незаконні напади на цивільних осіб.</text:p>
      <text:p text:style-name="P4">
Конгрес США нещодавно розширив повноваження Міністерства юстиції щодо судовогопереслідування ймовірних військових злочинців, які виявлені в СполученихШтатах. Це означає, що в наступні роки і десятиліття російські військовізлочинці, які потрапили в США, повинні очікувати, що вони опиниться передсудами США.</text:p>
      <text:p text:style-name="P4">
Крім того, Мін'юст США застосовує нові повноваження, надані Конгресом США, щобпередавати певні активи, які конфіскували в російських олігархів, длявикористання у відбудові України.</text:p>
      <text:p text:style-name="P4">
«Ми зробимо все можливе, щоб допомогти Україні досягти справедливості длясвого народу. І ми будемо працювати стільки, скільки потрібно, щоб притягнутидо відповідальності тих, хто несе відповідальність за жорстокі злочиниросійського режиму», — зазначив генеральний прокурор США Меррік Ґарланд.</text:p>
      <text:p text:style-name="P4">
Source: <text:a xlink:type="simple" xlink:href="https://armyinform.com.ua/2023/04/18/ssha-pryznachyly-prokurora-v-gaagu-yakyj-zoseredytsya-na-zlochynah-rf-proty-ukrayiny/" text:style-name="Internet_20_link" text:visited-style-name="Visited_20_Internet_20_Link">
https://armyinform.com.ua/2023/04/18/ssha-pryznachyly-prokurora-v-gaagu-yakyj-zoseredytsya-na-zlochynah-rf-proty-ukrayiny/</text:a>
</text:p>
      <!--NEWS-->
      <text:h text:style-name="P10" text:outline-level="1">
<text:span text:style-name="T4">
Офіс Генпрокурора України: задокументовано понад 17 тисяч злочинів проти нацбезпеки</text:span>
</text:h>
      <text:p text:style-name="P4">
Author: ['АРМІЯINFORM']</text:p>
      <text:p text:style-name="P4">
Time: 2023-04-18T62: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18042023ua.jpg" text:style-name="Internet_20_link" text:visited-style-name="Visited_20_Internet_20_Link">
warcrime-18042023ua.jpg</text:a>
', '<text:a xlink:type="simple" xlink:href="https://armyinform.com.ua/wp-content/uploads/2023/04/warcrime-18042023en.jpg" text:style-name="Internet_20_link" text:visited-style-name="Visited_20_Internet_20_Link">
warcrime-18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76" text:anchor-type="as-char" svg:width="6.9236in" svg:height="4.448413in" draw:z-index="0">
<draw:image xlink:href="../Images/AРМІЯINFORM/2023-04-18T62-00-00-04-00/warcrime-18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8 квітня</text:span>
 зареєстровано:</text:p>
      <ul>
        <li>
80 971 воєнний злочин,  * 17 068 злочинів проти національної безпеки України.</li>
      </ul>
      <text:p text:style-name="P4">
Крім того, за офіційними даними ювенальних прокурорів, <text:span text:style-name="T4">
1418 дітейпостраждали</text:span>
 внаслідок агресії рф, з них:</text:p>
      <ul>
        <li>
470 — дітей загинули,  * 948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77" text:anchor-type="as-char" svg:width="6.9236in" svg:height="4.448413in" draw:z-index="0">
<draw:image xlink:href="../Images/AРМІЯINFORM/2023-04-18T62-00-00-04-00/warcrime-18042023en.jpg" xlink:type="simple" xlink:show="embed" xlink:actuate="onLoad" draw:mime-type="image/jpeg"/>
</draw:frame>
</text:p>
      <text:p text:style-name="P4">
Source: <text:a xlink:type="simple" xlink:href="https://armyinform.com.ua/2023/04/18/ofis-genprokurora-ukrayiny-zadokumentovano-ponad-17-tysyach-zlochyniv-proty-naczbezpeky-2/" text:style-name="Internet_20_link" text:visited-style-name="Visited_20_Internet_20_Link">
https://armyinform.com.ua/2023/04/18/ofis-genprokurora-ukrayiny-zadokumentovano-ponad-17-tysyach-zlochyniv-proty-naczbezpeky-2/</text:a>
</text:p>
      <!--NEWS-->
      <text:h text:style-name="P10" text:outline-level="1">
<text:span text:style-name="T4">
Мінветеранів розробляє програми адаптації на робочому місці військових, які повертатимуться до цивільного життя</text:span>
</text:h>
      <text:p text:style-name="P4">
Author: ['АРМІЯINFORM']</text:p>
      <text:p text:style-name="P4">
Time: 2023-04-18T63:00:00-04:00</text:p>
      <text:p text:style-name="P4">
Description: Мінветеранів розробляє програми адаптації на робочому місці Захисників і Захисниць,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83466_l_vivs_kyj_czentr_nadannya_poslug_uchasnykam_bojovyh_dij_960x380_0.jpg" text:style-name="Internet_20_link" text:visited-style-name="Visited_20_Internet_20_Link">
183466_l_vivs_kyj_czentr_nadannya_poslug_uchasnykam_bojovyh_dij_960x380_0.jpg</text:a>
']</text:p>
      <text:p text:style-name="P4">
Tags: ['STOPRUSSIA', 'АГРЕСІЯ РФ', 'ВТОРГНЕННЯ РФ']</text:p>
      <text:p text:style-name="P4">
Category: News</text:p>
      <!--METADATA-->
      <text:p text:style-name="P4">
<draw:frame draw:style-name="fr1" draw:name="Image378" text:anchor-type="as-char" svg:width="6.9236in" svg:height="5.012398in" draw:z-index="0">
<draw:image xlink:href="../Images/AРМІЯINFORM/2023-04-18T63-00-00-04-00/183466_l_vivs_kyj_czentr_nadannya_poslug_uchasnykam_bojovyh_dij_960x380_0.jpg" xlink:type="simple" xlink:show="embed" xlink:actuate="onLoad" draw:mime-type="image/jpeg"/>
</draw:frame>
Ілюстративне фото</text:p>
      <text:p text:style-name="P4">
Мінветеранів розробляє програми адаптації на робочому місці Захисників іЗахисниць, які повертатимуться до цивільного життя. Про це повідомилагенеральний директор Директорату стратегічного планування та євроінтеграціїМінветеранів Світлана Березіна під час прямого ефіру на телеканалі «ПершийЗахідний». Про це <text:a xlink:type="simple" xlink:href="https://www.kmu.gov.ua/news/minveteraniv-rozrobliaie-prohramy-adaptatsii-na-robochomu-mistsi-zakhysnykiv-i-zakhysnyts-iaki-povertatymutsia-do-tsyvilnoho-zhyttia" text:style-name="Internet_20_link" text:visited-style-name="Visited_20_Internet_20_Link">
повідомляє</text:a>
 Урядовий портал.</text:p>
      <text:p text:style-name="P4">
«Один з проектів, над яким ми зараз працюємо в межах системи переходу відвійськової служби до цивільного життя — це розробка спеціальної програми, якколективам підприємств приймати ветерана-колегу. Вона сприятиме повноціннійадаптації на робочому місці Захисників і Захисниць, які повертатимуться доцивільного життя», — розповіла вона.</text:p>
      <text:p text:style-name="P4">
За словами Світлани Березіної, фахівці одного з центрів психосоціальноїреабілітації, що належить до сфери управління Мінветеранів, розробили низкутренінгів для працівників підприємств. Вони допомагатимуть колективу правильноприймати ветеранів й ветеранок після повернення їх з війни. Зокрема, такітренінги ми започатковуємо в «Укрзалізниці», де майже 10 тисяч її працівниківборонять Україну на фронті.</text:p>
      <text:p text:style-name="P4">
«Ці люди повернуться на свої робочі місця, треба напрацювати нові підходи дляїхньої повноцінної адаптації у своїх колективах. Наразі над цим ми іпрацюємо», — наголосила Світлана Березіна.</text:p>
      <text:p text:style-name="P4">
Source: <text:a xlink:type="simple" xlink:href="https://armyinform.com.ua/2023/04/18/minveteraniv-rozroblyaye-programy-adaptacziyi-na-robochomu-misczi-vijskovyh-yaki-povertatymutsya-do-czyvilnogo-zhyttya/" text:style-name="Internet_20_link" text:visited-style-name="Visited_20_Internet_20_Link">
https://armyinform.com.ua/2023/04/18/minveteraniv-rozroblyaye-programy-adaptacziyi-na-robochomu-misczi-vijskovyh-yaki-povertatymutsya-do-czyvilnogo-zhyttya/</text:a>
</text:p>
      <!--NEWS-->
      <text:h text:style-name="P10" text:outline-level="1">
<text:span text:style-name="T4">
Глава держави підписав указ про нагородження захисників України</text:span>
</text:h>
      <text:p text:style-name="P4">
Author: ['АРМІЯINFORM']</text:p>
      <text:p text:style-name="P4">
Time: 2023-04-18T64:00:00-04:00</text:p>
      <text:p text:style-name="P4">
Description: Президент України Володимир Зеленський відзначив державними нагородам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213cb444a7b4dddfd13032ccfd9f959_1648215665_extra_large.jpeg" text:style-name="Internet_20_link" text:visited-style-name="Visited_20_Internet_20_Link">
3213cb444a7b4dddfd13032ccfd9f959_1648215665_extra_large.jpeg</text:a>
']</text:p>
      <text:p text:style-name="P4">
Tags: []</text:p>
      <text:p text:style-name="P4">
Category: News</text:p>
      <!--METADATA-->
      <text:p text:style-name="P4">
<draw:frame draw:style-name="fr1" draw:name="Image379" text:anchor-type="as-char" svg:width="6.9236in" svg:height="4.613521in" draw:z-index="0">
<draw:image xlink:href="../Images/AРМІЯINFORM/2023-04-18T64-00-00-04-00/3213cb444a7b4dddfd13032ccfd9f959_1648215665_extra_large.jpeg" xlink:type="simple" xlink:show="embed" xlink:actuate="onLoad" draw:mime-type="image/jpeg"/>
</draw:frame>
</text:p>
      <text:p text:style-name="P4">
<text:span text:style-name="T4">
Президент України Володимир Зеленський відзначив державними нагородамивійськовослужбовців ЗСУ.</text:span>
</text:p>
      <text:p text:style-name="P4">
Відповідний <text:a xlink:type="simple" xlink:href="https://www.president.gov.ua/documents/2302023-46541" text:style-name="Internet_20_link" text:visited-style-name="Visited_20_Internet_20_Link">
Указ №230/2023</text:a>
 опублікованийна сайті глави держави.</text:p>
      <text:p text:style-name="P4">
Зазначається, що нагороди присвоєно «за особисту мужність і самовіддані дії,виявлені у захисті державного суверенітету та територіальної цілісностіУкраїни, вірність військовій присязі».</text:p>
      <text:p text:style-name="P4">
<text:span text:style-name="T4">
Нагородити орденом Богдана Хмельницького ІІ ступеня</text:span>
</text:p>
      <text:p text:style-name="P4">
ЛАПУ Олександра Івановича — старшого лейтенанта</text:p>
      <text:p text:style-name="P4">
ЯХНЕНКА Дмитра Олександровича — майора</text:p>
      <text:p text:style-name="P4">
<text:span text:style-name="T4">
Нагородити орденом Богдана Хмельницького ІІІ ступеня</text:span>
</text:p>
      <text:p text:style-name="P4">
ДАНИЛЬЧЕНКА Віталія Віталійовича (посмертно) — лейтенанта</text:p>
      <text:p text:style-name="P4">
ДУДАРЧУКА Віталія Вікторовича (посмертно) — лейтенанта</text:p>
      <text:p text:style-name="P4">
ЗУЄВА Валентина Олександровича (посмертно) — майора</text:p>
      <text:p text:style-name="P4">
КАДОЛА Віталія Віталійовича (посмертно) — молодшого лейтенанта</text:p>
      <text:p text:style-name="P4">
КИРИЛЮКА Віталія Васильовича (посмертно) — капітана</text:p>
      <text:p text:style-name="P4">
ЛЕНЯ Тараса Івановича (посмертно) — лейтенанта</text:p>
      <text:p text:style-name="P4">
СЕВЕРИЛОВА В’ячеслава Олексійовича — полковника</text:p>
      <text:p text:style-name="P4">
<text:span text:style-name="T4">
Нагородити орденом «За мужність» ІІ ступеня</text:span>
</text:p>
      <text:p text:style-name="P4">
ЛИТВИНЕНКА Олега Миколайовича — старшого солдата</text:p>
      <text:p text:style-name="P4">
МИКИЦЕЯ Тараса Дмитровича (посмертно) — старшого солдата</text:p>
      <text:p text:style-name="P4">
СТЕПАНОВА Анатолія Анатолійовича (посмертно) — старшого сержанта</text:p>
      <text:p text:style-name="P4">
<text:span text:style-name="T4">
Нагородити орденом «За мужність» ІІІ ступеня</text:span>
</text:p>
      <text:p text:style-name="P4">
АЛЬБЕРТА Ярослава Дмитровича (посмертно) — старшого солдата</text:p>
      <text:p text:style-name="P4">
АНАТІЙЧУКА Олега Степановича (посмертно) — солдата</text:p>
      <text:p text:style-name="P4">
АНДРУСИКА Сергія Івановича (посмертно) — солдата</text:p>
      <text:p text:style-name="P4">
АНІЩЕНКА Віталія Вікторовича (посмертно) — солдата</text:p>
      <text:p text:style-name="P4">
АНТОНЮКОВА Василя Миколайовича (посмертно) — сержанта</text:p>
      <text:p text:style-name="P4">
АЩЕУЛОВА Володимира Олександровича (посмертно) — молодшого сержанта</text:p>
      <text:p text:style-name="P4">
БАЙКЕНИЧА Олександра Богдановича (посмертно) — солдата</text:p>
      <text:p text:style-name="P4">
БАКУНА Андрія Васильовича — капітана</text:p>
      <text:p text:style-name="P4">
БАМБУЛЯКА Миколу Васильовича (посмертно) — молодшого сержанта</text:p>
      <text:p text:style-name="P4">
БАРДИГУЛУ Миколу Мирославовича (посмертно) — солдата</text:p>
      <text:p text:style-name="P4">
БАСКА Володимира Івановича — старшого сержанта</text:p>
      <text:p text:style-name="P4">
БАШИНСЬКОГО Юрія Сергійовича (посмертно) — солдата</text:p>
      <text:p text:style-name="P4">
БЕРЕЗОВСЬКОГО Миколу Васильовича (посмертно) — солдата</text:p>
      <text:p text:style-name="P4">
БІЛАНЕНКА Олексія Володимировича (посмертно) — старшого солдата</text:p>
      <text:p text:style-name="P4">
БОЄЧКА Іллю Васильовича (посмертно) — солдата</text:p>
      <text:p text:style-name="P4">
БУБИРА Олексія Ігоровича (посмертно) — сержанта</text:p>
      <text:p text:style-name="P4">
БУДЕЯ Миколу Пилиповича (посмертно) — старшого солдата</text:p>
      <text:p text:style-name="P4">
БУЛИГУ Олега Валентиновича (посмертно) — старшого солдата</text:p>
      <text:p text:style-name="P4">
БУРДЕЙНОГО Миколу Васильовича (посмертно) — солдата</text:p>
      <text:p text:style-name="P4">
БУРЛАЧЕНКА Анатолія (посмертно) — солдата</text:p>
      <text:p text:style-name="P4">
ВАЙПАНА Івана Михайловича (посмертно) — головного сержанта</text:p>
      <text:p text:style-name="P4">
ВАЩЕНКА Василя Миколайовича — майора</text:p>
      <text:p text:style-name="P4">
ВЕРХОВСЬКОГО Кирила Владиславовича (посмертно) — солдата</text:p>
      <text:p text:style-name="P4">
ВОЛОШИНЮКА Андрія Ілліча (посмертно) — солдата</text:p>
      <text:p text:style-name="P4">
ВОЛОЩУКА Миколу Йосиповича (посмертно) — солдата</text:p>
      <text:p text:style-name="P4">
ГАНЧЕРЮКА Дмитра Івановича (посмертно) — сержанта</text:p>
      <text:p text:style-name="P4">
ГАРМАТЮКА Олександра Вікторовича (посмертно) — головного сержанта</text:p>
      <text:p text:style-name="P4">
ГВОЗДЯНЧУКА Ярослава Івановича (посмертно) — солдата</text:p>
      <text:p text:style-name="P4">
ГЕВАКА Антона Леонідовича (посмертно) — старшого лейтенанта</text:p>
      <text:p text:style-name="P4">
ГЕРЕЛУ Василя Васильовича (посмертно) — старшого солдата</text:p>
      <text:p text:style-name="P4">
ГЛОБІНА Владислава Вікторовича — капітана</text:p>
      <text:p text:style-name="P4">
ГОРОВОГО Олексія Вячеславовича — штаб-сержанта</text:p>
      <text:p text:style-name="P4">
ГРИЩЕНКА Олександра Васильовича (посмертно) — старшого сержанта</text:p>
      <text:p text:style-name="P4">
ДІЛЬНОГО Василя Володимировича (посмертно) — сержанта</text:p>
      <text:p text:style-name="P4">
ДОЛГІХ Віталія Юрійовича (посмертно) — майстер-сержанта</text:p>
      <text:p text:style-name="P4">
ЄВЧУКА Руслана Федоровича — капітана</text:p>
      <text:p text:style-name="P4">
ЖАБУ Андрія Богдановича (посмертно) — солдата</text:p>
      <text:p text:style-name="P4">
ЖМУРКА Назара Євгеновича (посмертно) — солдата</text:p>
      <text:p text:style-name="P4">
ЗАКАЛАТУ Володимира Петровича (посмертно) — старшого солдата</text:p>
      <text:p text:style-name="P4">
ЗАХОВАЙКА Олега Анатолійовича — капітана</text:p>
      <text:p text:style-name="P4">
ЗДОРОВЦОВА Марка Ярославовича (посмертно) — старшого сержанта</text:p>
      <text:p text:style-name="P4">
ІВАСЮКА Василя Васильовича (посмертно) — старшого солдата</text:p>
      <text:p text:style-name="P4">
КАЗМІРЧУКА Едуарда Андрійовича (посмертно) — солдата</text:p>
      <text:p text:style-name="P4">
КІТРАЛЯ Ігоря Олексійовича (посмертно) — сержанта</text:p>
      <text:p text:style-name="P4">
КІШАКА Михайла Васильовича (посмертно) — сержанта</text:p>
      <text:p text:style-name="P4">
КОБЗЄВА Сергія Михайловича (посмертно) — старшого солдата</text:p>
      <text:p text:style-name="P4">
КОЗАКА Михайла Михайловича (посмертно) — солдата</text:p>
      <text:p text:style-name="P4">
КОЗАРЯ Олега Анатолійовича (посмертно) — молодшого сержанта</text:p>
      <text:p text:style-name="P4">
КОСОВИЧА Василя Дмитровича (посмертно) — солдата</text:p>
      <text:p text:style-name="P4">
КРАВЧУКА Олександра Миколайовича (посмертно) — старшого сержанта</text:p>
      <text:p text:style-name="P4">
КРУХОВСЬКОГО Романа Петровича (посмертно) — солдата</text:p>
      <text:p text:style-name="P4">
КУРИЛЕНКА Миколу Вікторовича (посмертно) — солдата</text:p>
      <text:p text:style-name="P4">
КУРОВСЬКОГО Віталія Володимировича (посмертно) — солдата</text:p>
      <text:p text:style-name="P4">
ЛЄДНЄВА Ростислава Євгенійовича (посмертно) — майстер-сержанта</text:p>
      <text:p text:style-name="P4">
ЛИТЮКА Сергія Сергійовича — сержанта</text:p>
      <text:p text:style-name="P4">
ЛОБОДУ Олександра Анатолійовича — капітана</text:p>
      <text:p text:style-name="P4">
ЛОПУШАКА Івана Васильовича (посмертно) — молодшого сержанта</text:p>
      <text:p text:style-name="P4">
ЛУЦАКА Любомира Васильовича (посмертно) — солдата</text:p>
      <text:p text:style-name="P4">
МАЗНІЦЬКОГО Віталія Васильовича (посмертно) — старшого солдата</text:p>
      <text:p text:style-name="P4">
МАКАРА Василя Дмитровича (посмертно) — молодшого сержанта</text:p>
      <text:p text:style-name="P4">
МАКОВСЬКОГО Віталія Ігоровича — старшого лейтенанта</text:p>
      <text:p text:style-name="P4">
МАЛОРОДОВА Анатолія Миколайовича (посмертно) — солдата</text:p>
      <text:p text:style-name="P4">
МОНЬКА Владислава Валерійовича (посмертно) — солдата</text:p>
      <text:p text:style-name="P4">
МЯГКИХ Руслана Олександровича — старшого солдата</text:p>
      <text:p text:style-name="P4">
ОГОРОДНІКОВА Євгена Олександровича (посмертно) — старшого матроса</text:p>
      <text:p text:style-name="P4">
ОКСЕНЮКА Віталія Івановича — капітана</text:p>
      <text:p text:style-name="P4">
ОЛІЙНИКА Ігоря Богдановича — майора</text:p>
      <text:p text:style-name="P4">
ОСАДЧОГО Максима Володимировича (посмертно) — старшого солдата</text:p>
      <text:p text:style-name="P4">
ПАКІНА Сергія Григоровича — старшого солдата</text:p>
      <text:p text:style-name="P4">
ПЕРМЯКОВА Олексія Миколайовича (посмертно) — штаб-сержанта</text:p>
      <text:p text:style-name="P4">
ПОСТОЛЬНИКА Андрія Анатолійовича — старшого солдата</text:p>
      <text:p text:style-name="P4">
РАДНЯНОГО Олександра Вікторовича (посмертно) — солдата</text:p>
      <text:p text:style-name="P4">
СЕНИКА Сергія Григоровича (посмертно) — молодшого сержанта</text:p>
      <text:p text:style-name="P4">
СКВАРСЬКОГО Олександра Олександровича (посмертно) — солдата</text:p>
      <text:p text:style-name="P4">
СМІРНОВА Дмитра Олександровича — старшого сержанта</text:p>
      <text:p text:style-name="P4">
СУХОВЄЄВА Дмитра Валерійовича — сержанта</text:p>
      <text:p text:style-name="P4">
ЧАНИШЕВА Рената Каміловича (посмертно) — солдата</text:p>
      <text:p text:style-name="P4">
ШЕСТЕРИНУ Андрія Євгенійовича — капітана</text:p>
      <text:p text:style-name="P4">
ЯКОВЛЕВА Артема Миколайовича — старшого сержанта</text:p>
      <text:p text:style-name="P4">
<text:span text:style-name="T4">
Нагородити орденом княгині Ольги ІІІ ступеня</text:span>
</text:p>
      <text:p text:style-name="P4">
ГАЛИЧ Світлану Родіонівну — старшого лейтенанта медичної служби</text:p>
      <text:p text:style-name="P4">
<text:span text:style-name="T4">
Нагородити орденом Данила Галицького</text:span>
</text:p>
      <text:p text:style-name="P4">
БЕСАРАБА Андрія Вадимовича — капітана</text:p>
      <text:p text:style-name="P4">
ВЛАСОВА Станіслава Юрійовича — капітана</text:p>
      <text:p text:style-name="P4">
ГАЙДАРЖИ Іллю Трифоновича — полковника медичної служби</text:p>
      <text:p text:style-name="P4">
ГЕЙКА Олександра Олександровича — підполковника медичної служби</text:p>
      <text:p text:style-name="P4">
ДОРУ Віталія Михайловича — капітана</text:p>
      <text:p text:style-name="P4">
ЄНІНА Романа Вікторовича — полковника медичної служби</text:p>
      <text:p text:style-name="P4">
КАБАКЧЕЯ Дмитра Васильовича — підполковника</text:p>
      <text:p text:style-name="P4">
КОЗАКА Сергія Борисовича — старшого лейтенанта</text:p>
      <text:p text:style-name="P4">
ПОПАДЮКА Андрія Михайловича — старшого лейтенанта</text:p>
      <text:p text:style-name="P4">
СИДОРКА Андрія Олександровича — майора</text:p>
      <text:p text:style-name="P4">
ЦАРЮКА Артура Юрійовича — старшого лейтенанта медичної служби</text:p>
      <text:p text:style-name="P4">
ЦЕЛОМУДРОГО Олександра Ілліча — полковника медичної служби</text:p>
      <text:p text:style-name="P4">
ЯКОВЕНКА Андрія Петровича — полковника</text:p>
      <text:p text:style-name="P4">
<text:span text:style-name="T4">
Нагородити медаллю «За військову службу Україні»</text:span>
</text:p>
      <text:p text:style-name="P4">
БОЛТЯН Жанну Павлівну — молодшого сержанта</text:p>
      <text:p text:style-name="P4">
БРЕДЮКА Сергія Леонідовича — старшого солдата</text:p>
      <text:p text:style-name="P4">
ГОДЕНЮКА Миколу Вікторовича — старшого лейтенанта медичної служби</text:p>
      <text:p text:style-name="P4">
ГРЕЧКА Андрія Валерійовича — полковника</text:p>
      <text:p text:style-name="P4">
ЖИМОЛОСТНОВА Олександра Петровича — старшого лейтенанта медичної служби</text:p>
      <text:p text:style-name="P4">
ЖИТЧЕНКА Олександра Васильовича — старшого солдата</text:p>
      <text:p text:style-name="P4">
ЛЄВІНА Михайла Борисовича — старшого лейтенанта медичної служби</text:p>
      <text:p text:style-name="P4">
МУЦКА Василя Михайловича — молодшого сержанта</text:p>
      <text:p text:style-name="P4">
НАЗАРЧУКА Андрія Сергійовича — майора медичної служби</text:p>
      <text:p text:style-name="P4">
ПИРОГОВА Вадима В’ячеславовича — лейтенанта медичної служби</text:p>
      <text:p text:style-name="P4">
СТЕГНІЯ Романа Сергійовича — сержанта</text:p>
      <text:p text:style-name="P4">
ХОМОВИЧ Олену Олександрівну — сержанта</text:p>
      <text:p text:style-name="P4">
<text:span text:style-name="T4">
Нагородити медаллю «За бездоганну службу» ІІІ ступеня</text:span>
</text:p>
      <text:p text:style-name="P4">
ЖЕПКА Андрія Володимировича — полковника</text:p>
      <text:p text:style-name="P4">
ЛАЗУКІНА Євгена Олександровича — полковника</text:p>
      <text:p text:style-name="P4">
ЧЕРНІЯ Максима Петровича — полковника</text:p>
      <text:p text:style-name="P4">
<text:span text:style-name="T4">
Нагородити медаллю «Захиснику Вітчизни»</text:span>
</text:p>
      <text:p text:style-name="P4">
КОРЧАКА Олексія Сергійовича — солдата</text:p>
      <text:p text:style-name="P4">
ОЛЕХА Євгенія Михайловича — солдата</text:p>
      <text:p text:style-name="P4">
РУДЕНКА Костянтина Миколайовича — матроса</text:p>
      <text:p text:style-name="P4">
САВЧЕНКА Андрія Сергійовича — молодшого сержанта</text:p>
      <text:p text:style-name="P4">
ФЕДОРИШИНА Андрія Івановича — матроса</text:p>
      <text:p text:style-name="P4">
ШЕСТЮКА Віталія Дмитровича — матроса</text:p>
      <text:p text:style-name="P4">
ЩЕРБАНЯ Миколу Валерійовича — старшого солдата.</text:p>
      <text:p text:style-name="P4">
<text:span text:style-name="T4">
Президент України В.ЗЕЛЕНСЬКИЙ</text:span>
</text:p>
      <text:p text:style-name="P4">
Source: <text:a xlink:type="simple" xlink:href="https://armyinform.com.ua/2023/04/18/glava-derzhavy-pidpysav-ukaz-pro-nagorodzhennya-zahysnykiv-ukrayiny-2/" text:style-name="Internet_20_link" text:visited-style-name="Visited_20_Internet_20_Link">
https://armyinform.com.ua/2023/04/18/glava-derzhavy-pidpysav-ukaz-pro-nagorodzhennya-zahysnykiv-ukrayiny-2/</text:a>
</text:p>
      <!--NEWS-->
      <text:h text:style-name="P10" text:outline-level="1">
<text:span text:style-name="T4">
Загиблий та поранені внаслідок чергового обстрілу середмістя Херсона — розпочато провадження</text:span>
</text:h>
      <text:p text:style-name="P4">
Author: ['АРМІЯINFORM']</text:p>
      <text:p text:style-name="P4">
Time: 2023-04-18T65:00:00-04:00</text:p>
      <text:p text:style-name="P4">
Description: За процесуального керівництва Херсон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8_13-23-41.jpg" text:style-name="Internet_20_link" text:visited-style-name="Visited_20_Internet_20_Link">
photo_2023-04-18_13-23-41.jpg</text:a>
']</text:p>
      <text:p text:style-name="P4">
Tags: ['STOPRUSSIA', 'АГРЕСІЯ РФ']</text:p>
      <text:p text:style-name="P4">
Category: News</text:p>
      <!--METADATA-->
      <text:p text:style-name="P4">
<draw:frame draw:style-name="fr1" draw:name="Image380" text:anchor-type="as-char" svg:width="6.9236in" svg:height="3.961292in" draw:z-index="0">
<draw:image xlink:href="../Images/AРМІЯINFORM/2023-04-18T65-00-00-04-00/photo_2023-04-18_13-23-41.jpg" xlink:type="simple" xlink:show="embed" xlink:actuate="onLoad" draw:mime-type="image/jpeg"/>
</draw:frame>
</text:p>
      <text:p text:style-name="P4">
За процесуального керівництва Херсонської обласної прокуратури розпочатодосудове розслідування у кримінальних провадженнях за фактом порушення законівта звичаїв війни (ч. 1, 2 ст. 438 КК України).</text:p>
      <text:p text:style-name="P4">
Про це у Telegram <text:a xlink:type="simple" xlink:href="https://t.me/pgo_gov_ua" text:style-name="Internet_20_link" text:visited-style-name="Visited_20_Internet_20_Link">
повідомляє</text:a>
 Офіс Генеральногопрокурора.</text:p>
      <text:p text:style-name="P4">
«За даними слідства, вранці 18 квітня 2023 року окупанти здійснили черговийобстріл середмістя Херсона, поціливши у місця з найбільш масовими скупченнямилюдей. Внаслідок цього загинув чоловік. Дев’ять цивільних дістали поранень.Пошкоджено об’єкти цивільної інфраструктури, серед яких житлові будинки таавтотранспорт. Прокурори спільно зі слідчими проводять першочергові заходи дляфіксування злочину, вчиненого армією рф», — йдеться у повідомленні.</text:p>
      <text:p text:style-name="P4">
Source: <text:a xlink:type="simple" xlink:href="https://armyinform.com.ua/2023/04/18/zagyblyj-ta-poraneni-vnaslidok-chergovogo-obstrilu-seredmistya-hersona-rozpochato-provadzhennya/" text:style-name="Internet_20_link" text:visited-style-name="Visited_20_Internet_20_Link">
https://armyinform.com.ua/2023/04/18/zagyblyj-ta-poraneni-vnaslidok-chergovogo-obstrilu-seredmistya-hersona-rozpochato-provadzhennya/</text:a>
</text:p>
      <!--NEWS-->
      <text:h text:style-name="P10" text:outline-level="1">
<text:span text:style-name="T4">
У Збройних силах Канади показали, як доставляли танки Leopard 2 для України</text:span>
</text:h>
      <text:p text:style-name="P4">
Author: ['АРМІЯINFORM']</text:p>
      <text:p text:style-name="P4">
Time: 2023-04-18T66:00:00-04:00</text:p>
      <text:p text:style-name="P4">
Description: Збройні сили Канади показали процес відправки до Польщі танків Leopard 2, які згод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714015_618102596876955_5369381344104399809_n.jpg" text:style-name="Internet_20_link" text:visited-style-name="Visited_20_Internet_20_Link">
341714015_618102596876955_5369381344104399809_n.jpg</text:a>
', '<text:a xlink:type="simple" xlink:href="https://armyinform.com.ua/wp-content/uploads/2023/04/342189710_939479100704154_2078894233871262997_n-150x150.jpg" text:style-name="Internet_20_link" text:visited-style-name="Visited_20_Internet_20_Link">
342189710_939479100704154_2078894233871262997_n-150x150.jpg</text:a>
', '<text:a xlink:type="simple" xlink:href="https://armyinform.com.ua/wp-content/uploads/2023/04/342193408_611214297545760_6539147046506352555_n-150x150.jpg" text:style-name="Internet_20_link" text:visited-style-name="Visited_20_Internet_20_Link">
342193408_611214297545760_6539147046506352555_n-150x150.jpg</text:a>
', '<text:a xlink:type="simple" xlink:href="https://armyinform.com.ua/wp-content/uploads/2023/04/342189651_890786588700533_4682466148261354526_n-150x150.jpg" text:style-name="Internet_20_link" text:visited-style-name="Visited_20_Internet_20_Link">
342189651_890786588700533_4682466148261354526_n-150x150.jpg</text:a>
', '<text:a xlink:type="simple" xlink:href="https://armyinform.com.ua/wp-content/uploads/2023/04/342182704_768094144666015_419286063261095859_n-150x150.jpg" text:style-name="Internet_20_link" text:visited-style-name="Visited_20_Internet_20_Link">
342182704_768094144666015_419286063261095859_n-150x150.jpg</text:a>
']</text:p>
      <text:p text:style-name="P4">
Tags: ['LEOPARD 2', 'КАНАДА']</text:p>
      <text:p text:style-name="P4">
Category: News</text:p>
      <!--METADATA-->
      <text:p text:style-name="P4">
<draw:frame draw:style-name="fr1" draw:name="Image381" text:anchor-type="as-char" svg:width="6.9236in" svg:height="4.615733in" draw:z-index="0">
<draw:image xlink:href="../Images/AРМІЯINFORM/2023-04-18T66-00-00-04-00/341714015_618102596876955_5369381344104399809_n.jpg" xlink:type="simple" xlink:show="embed" xlink:actuate="onLoad" draw:mime-type="image/jpeg"/>
</draw:frame>
</text:p>
      <text:p text:style-name="P4">
Збройні сили Канади показали процес відправки до Польщі танків Leopard 2, якізгодом будуть передані Україні.</text:p>
      <text:p text:style-name="P4">
Про це<text:a xlink:type="simple" xlink:href="https%3A%2F%2Fwww.facebook.com%2FCanadianForces%2Fposts%2Fpfbid0c7aReDBtfGeebgi2G9Q3TWQPiUPcbDw9prgHHHLjwfSfmY3kggmitynsgbf4XMmNl&amp;show_text=true&amp;width=500" text:style-name="Internet_20_link" text:visited-style-name="Visited_20_Internet_20_Link">
йдеться</text:a>
на сторінці Збройних сил Канади у Фейсбуці.</text:p>
      <text:p text:style-name="P4">
<text:a xlink:type="simple" xlink:href="https://armyinform.com.ua/wp-content/uploads/2023/04/342189710_939479100704154_2078894233871262997_n.jpg" text:style-name="Internet_20_link" text:visited-style-name="Visited_20_Internet_20_Link">
<draw:frame draw:style-name="fr1" draw:name="Image382" text:anchor-type="as-char" svg:width="6.9236in" svg:height="6.9236in" draw:z-index="0">
<draw:image xlink:href="../Images/AРМІЯINFORM/2023-04-18T66-00-00-04-00/342189710_939479100704154_2078894233871262997_n-150x150.jpg" xlink:type="simple" xlink:show="embed" xlink:actuate="onLoad" draw:mime-type="image/jpeg"/>
</draw:frame>
</text:a>
</text:p>
      <text:p text:style-name="P4">
<text:a xlink:type="simple" xlink:href="https://armyinform.com.ua/wp-content/uploads/2023/04/342193408_611214297545760_6539147046506352555_n.jpg" text:style-name="Internet_20_link" text:visited-style-name="Visited_20_Internet_20_Link">
<draw:frame draw:style-name="fr1" draw:name="Image383" text:anchor-type="as-char" svg:width="6.9236in" svg:height="6.9236in" draw:z-index="0">
<draw:image xlink:href="../Images/AРМІЯINFORM/2023-04-18T66-00-00-04-00/342193408_611214297545760_6539147046506352555_n-150x150.jpg" xlink:type="simple" xlink:show="embed" xlink:actuate="onLoad" draw:mime-type="image/jpeg"/>
</draw:frame>
</text:a>
</text:p>
      <text:p text:style-name="P4">
Повідомляється, що 11 квітня танки Leopard 2 були завантажені та перевезені напівденний захід Польщі літаком Королівських ВПС Канади Boeing C-17 GlobemasterIII у рамках програми Operation UNIFIER.</text:p>
      <text:p text:style-name="P4">
Наразі Канада доставила 8 танків Leopard 2 у рамках військової допомогиУкраїні.</text:p>
      <text:p text:style-name="P4">
<text:a xlink:type="simple" xlink:href="https://armyinform.com.ua/wp-content/uploads/2023/04/342189651_890786588700533_4682466148261354526_n.jpg" text:style-name="Internet_20_link" text:visited-style-name="Visited_20_Internet_20_Link">
<draw:frame draw:style-name="fr1" draw:name="Image384" text:anchor-type="as-char" svg:width="6.9236in" svg:height="6.9236in" draw:z-index="0">
<draw:image xlink:href="../Images/AРМІЯINFORM/2023-04-18T66-00-00-04-00/342189651_890786588700533_4682466148261354526_n-150x150.jpg" xlink:type="simple" xlink:show="embed" xlink:actuate="onLoad" draw:mime-type="image/jpeg"/>
</draw:frame>
</text:a>
</text:p>
      <text:p text:style-name="P4">
<text:a xlink:type="simple" xlink:href="https://armyinform.com.ua/wp-content/uploads/2023/04/342182704_768094144666015_419286063261095859_n.jpg" text:style-name="Internet_20_link" text:visited-style-name="Visited_20_Internet_20_Link">
<draw:frame draw:style-name="fr1" draw:name="Image385" text:anchor-type="as-char" svg:width="6.9236in" svg:height="6.9236in" draw:z-index="0">
<draw:image xlink:href="../Images/AРМІЯINFORM/2023-04-18T66-00-00-04-00/342182704_768094144666015_419286063261095859_n-150x150.jpg" xlink:type="simple" xlink:show="embed" xlink:actuate="onLoad" draw:mime-type="image/jpeg"/>
</draw:frame>
</text:a>
</text:p>
      <text:p text:style-name="P4">
Source: <text:a xlink:type="simple" xlink:href="https://armyinform.com.ua/2023/04/18/u-zbrojnyh-sylah-kanady-pokazaly-yak-dostavlyaly-tanky-leopard-2-dlya-ukrayiny/" text:style-name="Internet_20_link" text:visited-style-name="Visited_20_Internet_20_Link">
https://armyinform.com.ua/2023/04/18/u-zbrojnyh-sylah-kanady-pokazaly-yak-dostavlyaly-tanky-leopard-2-dlya-ukrayiny/</text:a>
</text:p>
      <!--NEWS-->
      <text:h text:style-name="P10" text:outline-level="1">
<text:span text:style-name="T4">
«Лише перемога життя зупиняє зло»: Президент у День пам’яті жертв Голокосту</text:span>
</text:h>
      <text:p text:style-name="P4">
Author: ['АРМІЯINFORM']</text:p>
      <text:p text:style-name="P4">
Time: 2023-04-18T67:00:00-04:00</text:p>
      <text:p text:style-name="P4">
Description: Президент України Володимир Зеленський вшанував пам'ять євреїв, убитих під час Голокос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8550000-0a00-0242-9a5c-08db006c4e42_w650_r0_s-1.jpg" text:style-name="Internet_20_link" text:visited-style-name="Visited_20_Internet_20_Link">
08550000-0a00-0242-9a5c-08db006c4e42_w650_r0_s-1.jpg</text:a>
']</text:p>
      <text:p text:style-name="P4">
Tags: ['ВОЛОДИМИР ЗЕЛЕНСЬКИЙ', 'ВШАНУВАВ МА', 'ГОЛОКОСТ']</text:p>
      <text:p text:style-name="P4">
Category: News</text:p>
      <!--METADATA-->
      <text:p text:style-name="P4">
<draw:frame draw:style-name="fr1" draw:name="Image386" text:anchor-type="as-char" svg:width="6.9236in" svg:height="4.09025in" draw:z-index="0">
<draw:image xlink:href="../Images/AРМІЯINFORM/2023-04-18T67-00-00-04-00/08550000-0a00-0242-9a5c-08db006c4e42_w650_r0_s-1.jpg" xlink:type="simple" xlink:show="embed" xlink:actuate="onLoad" draw:mime-type="image/jpeg"/>
</draw:frame>
</text:p>
      <text:p text:style-name="P4">
Президент України Володимир Зеленський вшанував пам'ять євреїв, убитих під часГолокосту й наголосив, що лише перемога життя зупиняє зло.</text:p>
      <text:p text:style-name="P4">
Про глава держави<text:a xlink:type="simple" xlink:href="https://twitter.com/ZelenskyyUa/status/1648245417509781511" text:style-name="Internet_20_link" text:visited-style-name="Visited_20_Internet_20_Link">
написав</text:a>
у Твіттері.</text:p>
      <text:p text:style-name="P4">
«Сьогодні вшановуємо пам'ять мільйонів євреїв, убитих під час Голокосту. Іпам'ятаємо: лише перемога життя зупиняє зло. Хоч би де ненависть піднімалаголову, життя має перемагати — законом і силою. Цінуємо всіх, хто бережепам'ять про Голокост. Цінуємо всіх, хто захищає життя», — йдеться у йогодописі.</text:p>
      <text:p text:style-name="P4">
Source: <text:a xlink:type="simple" xlink:href="https://armyinform.com.ua/2023/04/18/lyshe-peremoga-zhyttya-zupynyaye-zlo-prezydent-u-den-pamyati-zhertv-golokostu/" text:style-name="Internet_20_link" text:visited-style-name="Visited_20_Internet_20_Link">
https://armyinform.com.ua/2023/04/18/lyshe-peremoga-zhyttya-zupynyaye-zlo-prezydent-u-den-pamyati-zhertv-golokostu/</text:a>
</text:p>
      <!--NEWS-->
      <text:h text:style-name="P10" text:outline-level="1">
<text:span text:style-name="T4">
Окупанти вкотре обстріляли Чернігівщину та Сумщину</text:span>
</text:h>
      <text:p text:style-name="P4">
Author: ['АРМІЯINFORM']</text:p>
      <text:p text:style-name="P4">
Time: 2023-04-18T68:00:00-04:00</text:p>
      <text:p text:style-name="P4">
Description: Вранці 18 квітня російські війська тричі вдарили по прикордонню Сумської та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0499-1_large.jpg" text:style-name="Internet_20_link" text:visited-style-name="Visited_20_Internet_20_Link">
160499-1_large.jpg</text:a>
']</text:p>
      <text:p text:style-name="P4">
Tags: ['STOPRUSSIA', 'АГРЕСІЯ РФ', 'ОБСТРІЛИ', 'СУМЩИНА', 'ЧЕРНІГІВЩИНА']</text:p>
      <text:p text:style-name="P4">
Category: News</text:p>
      <!--METADATA-->
      <text:p text:style-name="P4">
<draw:frame draw:style-name="fr1" draw:name="Image387" text:anchor-type="as-char" svg:width="6.9236in" svg:height="4.615733in" draw:z-index="0">
<draw:image xlink:href="../Images/AРМІЯINFORM/2023-04-18T68-00-00-04-00/160499-1_large.jpg" xlink:type="simple" xlink:show="embed" xlink:actuate="onLoad" draw:mime-type="image/jpeg"/>
</draw:frame>
</text:p>
      <text:p text:style-name="P4">
Вранці 18 квітня російські війська тричі вдарили по прикордонню Сумської таЧернігівської областей, один з ударів загарбники завдали керованою авіаційноюбомбою.</text:p>
      <text:p text:style-name="P4">
Про це<text:a xlink:type="simple" xlink:href="https://www.facebook.com/kommander.nord/posts/pfbid0aQ61LpGJkpbbRW6or8x2ZsqfdWPyxKnGLUW6eQZ5Xzm9wtnHXDTsa5qbuPPh5odJl" text:style-name="Internet_20_link" text:visited-style-name="Visited_20_Internet_20_Link">
інформує</text:a>
оперативне командування «Північ».</text:p>
      <text:p text:style-name="P4">
Так, з 09:30 до 09:40 зафіксовано <text:span text:style-name="T4">
5 приходів</text:span>
 , ймовірно з міномета 120 мм,в районі н.п. Кореньок.</text:p>
      <text:p text:style-name="P4">
З 10:30 до 10:40 зафіксовано <text:span text:style-name="T4">
6 приходів</text:span>
 , ймовірно з міномета 82 мм, врайоні н.п. Бояро-Лежачі.</text:p>
      <text:p text:style-name="P4">
Близько 10:30 зафіксовано <text:span text:style-name="T4">
1 прихід</text:span>
 , ймовірно КАБ випущений з літакаворога «СУ-35», в район н.п. Тимоновичі.</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4/18/okupanty-vchergove-obstrilyaly-chernigivshhynu-ta-sumshhynu/" text:style-name="Internet_20_link" text:visited-style-name="Visited_20_Internet_20_Link">
https://armyinform.com.ua/2023/04/18/okupanty-vchergove-obstrilyaly-chernigivshhynu-ta-sumshhynu/</text:a>
</text:p>
      <!--NEWS-->
      <text:h text:style-name="P10" text:outline-level="1">
<text:span text:style-name="T4">
ОК «Південь»: росія збільшила кількість ракетоносіїв у Чорному морі</text:span>
</text:h>
      <text:p text:style-name="P4">
Author: ['АРМІЯINFORM']</text:p>
      <text:p text:style-name="P4">
Time: 2023-04-18T69:00:00-04:00</text:p>
      <text:p text:style-name="P4">
Description: Станом на 13:00 18 квітня росія збільшила кількість своїх ракетоносіїв у Чорному морі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0245790-453-1.jpeg" text:style-name="Internet_20_link" text:visited-style-name="Visited_20_Internet_20_Link">
630_360_1670245790-453-1.jpeg</text:a>
']</text:p>
      <text:p text:style-name="P4">
Tags: ['НАТАЛІЯ ГУМЕНЮК', 'РАКЕТИ «КАЛІБР»', 'ЧОРНЕ МОРЕ']</text:p>
      <text:p text:style-name="P4">
Category: News</text:p>
      <!--METADATA-->
      <text:p text:style-name="P4">
<draw:frame draw:style-name="fr1" draw:name="Image388" text:anchor-type="as-char" svg:width="6.9236in" svg:height="3.956343in" draw:z-index="0">
<draw:image xlink:href="../Images/AРМІЯINFORM/2023-04-18T69-00-00-04-00/630_360_1670245790-453-1.jpeg" xlink:type="simple" xlink:show="embed" xlink:actuate="onLoad" draw:mime-type="image/jpeg"/>
</draw:frame>
</text:p>
      <text:p text:style-name="P4">
Станом на 13:00 18 квітня росія збільшила кількість своїх ракетоносіїв уЧорному морі до чотирьох.</text:p>
      <text:p text:style-name="P4">
Про це<text:a xlink:type="simple" xlink:href="https://www.facebook.com/OperationalCommandSouth/posts/pfbid0a1b93q9dfzXfQDjV2x6hxHCNaJpgnE5n4vFcRZV6pEU2iL8sCwhPJHRyUd4BRUgSl" text:style-name="Internet_20_link" text:visited-style-name="Visited_20_Internet_20_Link">
повідомляє</text:a>
оперативне командування «Південь».</text:p>
      <text:p text:style-name="P4">
«Наразі два надводних і два підводних ракетоносії можуть мати загальний залпдо 2️4 «Калібрів», – йдеться у повідомленні.</text:p>
      <text:p text:style-name="P4">
Раніше керівниця Об’єднаного координаційного пресцентру Сил оборони півдняНаталія Гуменюк <text:a xlink:type="simple" xlink:href="https://armyinform.com.ua/2023/04/18/na-bojovomu-cherguvanni-u-chornomu-mori-perebuvayut-try-raketonosiyi-nataliya-gumenyuk/" text:style-name="Internet_20_link" text:visited-style-name="Visited_20_Internet_20_Link">
повідомляла</text:a>
, що станом на 11:00 18 квітня в Чорному морі на бойовому чергуваннібуло 11 російських кораблів, серед яких було три носії крилатих ракет.</text:p>
      <text:p text:style-name="P4">
Source: <text:a xlink:type="simple" xlink:href="https://armyinform.com.ua/2023/04/18/ok-pivden-rosiya-zbilshyla-kilkist-raketonosiyiv-u-chornomu-mori/" text:style-name="Internet_20_link" text:visited-style-name="Visited_20_Internet_20_Link">
https://armyinform.com.ua/2023/04/18/ok-pivden-rosiya-zbilshyla-kilkist-raketonosiyiv-u-chornomu-mori/</text:a>
</text:p>
      <!--NEWS-->
      <text:h text:style-name="P10" text:outline-level="1">
<text:span text:style-name="T4">
Для сержантів створять тижневі курси з психологічної підготовки — Назім Агаєв</text:span>
</text:h>
      <text:p text:style-name="P4">
Author: ['АРМІЯINFORM']</text:p>
      <text:p text:style-name="P4">
Time: 2023-04-18T70:00:00-04:00</text:p>
      <text:p text:style-name="P4">
Description: Міністерство оборони разом з Головним управлінням морально-психологічного забезпе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3-03-30-15.19.34.jpg" text:style-name="Internet_20_link" text:visited-style-name="Visited_20_Internet_20_Link">
2023-03-30-15.19.34.jpg</text:a>
']</text:p>
      <text:p text:style-name="P4">
Tags: []</text:p>
      <text:p text:style-name="P4">
Category: News</text:p>
      <!--METADATA-->
      <text:p text:style-name="P4">
<draw:frame draw:style-name="fr1" draw:name="Image389" text:anchor-type="as-char" svg:width="6.9236in" svg:height="4.611118in" draw:z-index="0">
<draw:image xlink:href="../Images/AРМІЯINFORM/2023-04-18T70-00-00-04-00/2023-03-30-15.19.34.jpg" xlink:type="simple" xlink:show="embed" xlink:actuate="onLoad" draw:mime-type="image/jpeg"/>
</draw:frame>
</text:p>
      <text:p text:style-name="P4">
Міністерство оборони разом з Головним управлінням морально-психологічногозабезпечення ЗСУ працює над проєктом з робочою назвою «Бойовий психолог». Проце повідомив в <text:a xlink:type="simple" xlink:href="https://armyinform.com.ua/2023/04/18/vseukrayinska-programa-mentalnogo-zdorovya-ty-yak-vijskovyj-aspekt/" text:style-name="Internet_20_link" text:visited-style-name="Visited_20_Internet_20_Link">
інтерв’ю</text:a>
 АрміяInform виконувачобов’язків директора Департаменту гуманітарного забезпечення Міністерстваоборони України кандидат психологічних наук Назім Агаєв.</text:p>
      <text:p text:style-name="P4">
— Для того, щоб ми мали психологічну інформацію з усіх підрозділів, мипропонуємо, щоб на головного сержанта взводу покладалась функція психологічноїпідтримки своїх підлеглих, — зазначив Назім Асафович. — Передбачається, що дляних будуть створені тижневі курси, де відпрацьовуватимуться суто практичнінавички: розуміння психологічних станів, які переживає людина під час загрозисвоєму життю, форми і методи підтримки особового складу на передовій,відстеження за зовнішніми ознаками стану людини.</text:p>
      <text:p text:style-name="P4">
Сержанти навчатимуться, як розгледіти людину із суїцидальними намірами та щопов’язує внутрішньо-психічну й зовнішньо-дієву складову вчинку. Вони маютьрозпізнати таку особу, утримати її від суїциду і передати до групи контролюбойового стресу.</text:p>
      <text:p text:style-name="P4">
Source: <text:a xlink:type="simple" xlink:href="https://armyinform.com.ua/2023/04/18/dlya-serzhantiv-stvoryat-tyzhnevi-kursy-z-psyhologichnoyi-pidgotovky-nazim-agayev/" text:style-name="Internet_20_link" text:visited-style-name="Visited_20_Internet_20_Link">
https://armyinform.com.ua/2023/04/18/dlya-serzhantiv-stvoryat-tyzhnevi-kursy-z-psyhologichnoyi-pidgotovky-nazim-agayev/</text:a>
</text:p>
      <!--NEWS-->
      <text:h text:style-name="P10" text:outline-level="1">
<text:span text:style-name="T4">
Глава держави відвідав передові позиції українських захисників на Донеччині ﻿</text:span>
</text:h>
      <text:p text:style-name="P4">
Author: ['АРМІЯINFORM']</text:p>
      <text:p text:style-name="P4">
Time: 2023-04-18T71:00:00-04:00</text:p>
      <text:p text:style-name="P4">
Description: Під час робочої поїздки в Донецьку область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256bca778f91ca0e1c94fa8e34938ea_1681815636_extra_large.jpeg" text:style-name="Internet_20_link" text:visited-style-name="Visited_20_Internet_20_Link">
a256bca778f91ca0e1c94fa8e34938ea_1681815636_extra_large.jpeg</text:a>
', '<text:a xlink:type="simple" xlink:href="https://armyinform.com.ua/wp-content/uploads/2023/04/1879cf37d4cc222ad120355ff4680992_1681815727_extra_large.jpeg" text:style-name="Internet_20_link" text:visited-style-name="Visited_20_Internet_20_Link">
1879cf37d4cc222ad120355ff4680992_1681815727_extra_large.jpeg</text:a>
', '<text:a xlink:type="simple" xlink:href="https://armyinform.com.ua/wp-content/uploads/2023/04/a9527375aa59d179ae47f5f9fda0610e_1681815725_extra_large.jpeg" text:style-name="Internet_20_link" text:visited-style-name="Visited_20_Internet_20_Link">
a9527375aa59d179ae47f5f9fda0610e_1681815725_extra_large.jpeg</text:a>
']</text:p>
      <text:p text:style-name="P4">
Tags: ['АВДІЇВКА', 'ВОЛОДИМИР ЗЕЛЕНСЬКИЙ']</text:p>
      <text:p text:style-name="P4">
Category: News</text:p>
      <!--METADATA-->
      <text:p text:style-name="P4">
<draw:frame draw:style-name="fr1" draw:name="Image390" text:anchor-type="as-char" svg:width="6.9236in" svg:height="4.617948in" draw:z-index="0">
<draw:image xlink:href="../Images/AРМІЯINFORM/2023-04-18T71-00-00-04-00/a256bca778f91ca0e1c94fa8e34938ea_1681815636_extra_large.jpeg" xlink:type="simple" xlink:show="embed" xlink:actuate="onLoad" draw:mime-type="image/jpeg"/>
</draw:frame>
</text:p>
      <text:p text:style-name="P4">
Під час робочої поїздки в Донецьку область Президент України ВолодимирЗеленський відвідав передові позиції українських захисників у Авдіївці.</text:p>
      <text:p text:style-name="P4">
Про це <text:a xlink:type="simple" xlink:href="https://www.president.gov.ua/news/glava-derzhavi-vidvidav-peredovi-poziciyi-ukrayinskih-zahisn-82321" text:style-name="Internet_20_link" text:visited-style-name="Visited_20_Internet_20_Link">
інформує</text:a>
 Офіс Президента України.</text:p>
      <text:p text:style-name="P4">
Глава держави заслухав доповідь командувача оперативно-тактичного угруповання«Донецьк» щодо ситуації в районі його відповідальності.</text:p>
      <text:p text:style-name="P4">
Володимир Зеленський поспілкувався з військовослужбовцями морської піхоти,десантно-штурмових, механізованих та артилерійських підрозділів і подякував їмза службу.</text:p>
      <text:p text:style-name="P4">
<draw:frame draw:style-name="fr1" draw:name="Image391" text:anchor-type="as-char" svg:width="6.9236in" svg:height="4.617948in" draw:z-index="0">
<draw:image xlink:href="../Images/AРМІЯINFORM/2023-04-18T71-00-00-04-00/1879cf37d4cc222ad120355ff4680992_1681815727_extra_large.jpeg" xlink:type="simple" xlink:show="embed" xlink:actuate="onLoad" draw:mime-type="image/jpeg"/>
</draw:frame>
</text:p>
      <text:p text:style-name="P4">
«Маю честь сьогодні бути тут, подякувати вам за службу, за те, що боронитенашу землю, Україну, наші сім’ї. Вітаю вас зі святами, з Великоднем, і бажаювам лише перемоги – того, чого бажаю кожному українцю, що дуже важливо для насусіх. Бажаю здоров’я всім вам і вашим сім’ям та щиро вдячний від кожногоукраїнця за той великий шлях, який ви проходите щоденно», – сказав він.</text:p>
      <text:p text:style-name="P4">
<draw:frame draw:style-name="fr1" draw:name="Image392" text:anchor-type="as-char" svg:width="6.9236in" svg:height="4.617948in" draw:z-index="0">
<draw:image xlink:href="../Images/AРМІЯINFORM/2023-04-18T71-00-00-04-00/a9527375aa59d179ae47f5f9fda0610e_1681815725_extra_large.jpeg" xlink:type="simple" xlink:show="embed" xlink:actuate="onLoad" draw:mime-type="image/jpeg"/>
</draw:frame>
</text:p>
      <text:p text:style-name="P4">
Source: <text:a xlink:type="simple" xlink:href="https://armyinform.com.ua/2023/04/18/glava-derzhavy-vidvidav-peredovi-pozycziyi-ukrayinskyh-zahysnykiv-na-donechchyni/" text:style-name="Internet_20_link" text:visited-style-name="Visited_20_Internet_20_Link">
https://armyinform.com.ua/2023/04/18/glava-derzhavy-vidvidav-peredovi-pozycziyi-ukrayinskyh-zahysnykiv-na-donechchyni/</text:a>
</text:p>
      <!--NEWS-->
      <text:h text:style-name="P10" text:outline-level="1">
<text:span text:style-name="T4">
Повідомлено про підозру «директору» Запорізької АЕС, який від’єднав станцію від енергосистеми України</text:span>
</text:h>
      <text:p text:style-name="P4">
Author: ['АРМІЯINFORM']</text:p>
      <text:p text:style-name="P4">
Time: 2023-04-18T72:00:00-04:00</text:p>
      <text:p text:style-name="P4">
Description: Зібрано доказову базу на ще одного російського чиновника, причетного до пошир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8_14-33-42.jpg" text:style-name="Internet_20_link" text:visited-style-name="Visited_20_Internet_20_Link">
photo_2023-04-18_14-33-42.jpg</text:a>
']</text:p>
      <text:p text:style-name="P4">
Tags: ['STOPRUSSIA', 'АГРЕСІЯ РФ', 'ЗАЕС', 'СБУ']</text:p>
      <text:p text:style-name="P4">
Category: News</text:p>
      <!--METADATA-->
      <text:p text:style-name="P4">
<draw:frame draw:style-name="fr1" draw:name="Image393" text:anchor-type="as-char" svg:width="6.9236in" svg:height="3.894525in" draw:z-index="0">
<draw:image xlink:href="../Images/AРМІЯINFORM/2023-04-18T72-00-00-04-00/photo_2023-04-18_14-33-42.jpg" xlink:type="simple" xlink:show="embed" xlink:actuate="onLoad" draw:mime-type="image/jpeg"/>
</draw:frame>
</text:p>
      <text:p text:style-name="P4">
Зібрано доказову базу на ще одного російського чиновника, причетного допоширення окупаційного режиму в тимчасово захопленій частині України. Зарезультатами слідчих дій повідомлено про підозру «директору» Запорізької АЕСолегу романенку.</text:p>
      <text:p text:style-name="P4">
До цього «призначення» росіянин був головним інженером Балаковської атомноїелектростанції у Саратовській області країни-агресора.</text:p>
      <text:p text:style-name="P4">
Після захоплення українського енергооб’єкта романенко став «директором»створеної загарбниками «експлуатуючої організації Запорізької АЕС», якавходить до структури росатому.</text:p>
      <text:p text:style-name="P4">
Встановлено, що у період з 11 березня до листопада минулого року вінзабезпечив виконання вказівки москви щодо відключення атомної електростанціївід об’єднаної енергосистеми України.</text:p>
      <text:p text:style-name="P4">
У подальшому «посадовець» організовував роботу атомного об’єкта в інтересахросії.</text:p>
      <text:p text:style-name="P4">
Для цього він підбурював працівників АЕС підтримати окупантів і співпрацюватиз ними.</text:p>
      <text:p text:style-name="P4">
У разі незгоди – погрожував «звільненням» та переслідуваннями з боку каральнихорганів рф.</text:p>
      <text:p text:style-name="P4">
На підставі зібраних доказів слідчі Служби безпеки повідомили романенкупідозру за порушення законів та звичаїв війни та державну зраду, вчинену вумовах воєнного стану.</text:p>
      <text:p text:style-name="P4">
Зловмиснику загрожує довічне позбавлення волі.</text:p>
      <text:p text:style-name="P4">
<text:span text:style-name="T4">
Джерело:</text:span>
 <text:a xlink:type="simple" xlink:href="https://ssu.gov.ua/novyny/sbu-povidomyla-pro-pidozru-okupatsiinomu-ochilnyku-zaporizkoi-aes-yakyi-vidiednav-stantsiiu-vid-enerhosystemy-ukrainy" text:style-name="Internet_20_link" text:visited-style-name="Visited_20_Internet_20_Link">
С <text:span text:style-name="T5">
БУ</text:span>
</text:a>
</text:p>
      <text:p text:style-name="P4">
Source: <text:a xlink:type="simple" xlink:href="https://armyinform.com.ua/2023/04/18/povidomleno-pro-pidozru-dyrektoru-zaporizkoyi-aes-rosiyanynu-olegu-romanenku/" text:style-name="Internet_20_link" text:visited-style-name="Visited_20_Internet_20_Link">
https://armyinform.com.ua/2023/04/18/povidomleno-pro-pidozru-dyrektoru-zaporizkoyi-aes-rosiyanynu-olegu-romanenku/</text:a>
</text:p>
      <!--NEWS-->
      <text:h text:style-name="P10" text:outline-level="1">
<text:span text:style-name="T4">
В Авдіївці військові подарували Володимиру Зеленському коїн та шеврон</text:span>
</text:h>
      <text:p text:style-name="P4">
Author: ['АРМІЯINFORM']</text:p>
      <text:p text:style-name="P4">
Time: 2023-04-18T73:00:00-04:00</text:p>
      <text:p text:style-name="P4">
Description: Під час робочої поїздки в Донецьку область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jpeg" text:style-name="Internet_20_link" text:visited-style-name="Visited_20_Internet_20_Link">
1-1.jpeg</text:a>
', '<text:a xlink:type="simple" xlink:href="https://armyinform.com.ua/wp-content/uploads/2023/04/4-3-150x150.jpeg" text:style-name="Internet_20_link" text:visited-style-name="Visited_20_Internet_20_Link">
4-3-150x150.jpeg</text:a>
', '<text:a xlink:type="simple" xlink:href="https://armyinform.com.ua/wp-content/uploads/2023/04/5-1-150x150.jpeg" text:style-name="Internet_20_link" text:visited-style-name="Visited_20_Internet_20_Link">
5-1-150x150.jpeg</text:a>
', '<text:a xlink:type="simple" xlink:href="https://armyinform.com.ua/wp-content/uploads/2023/04/6-2-150x150.jpeg" text:style-name="Internet_20_link" text:visited-style-name="Visited_20_Internet_20_Link">
6-2-150x150.jpeg</text:a>
']</text:p>
      <text:p text:style-name="P4">
Tags: ['АВДІЇВКА', 'ВОЛОДИМИР ЗЕЛЕНСЬКИЙ', 'НАГОРОДЖЕННЯ ВІЙСЬКОВОСЛУЖБОВЦІВ']</text:p>
      <text:p text:style-name="P4">
Category: News</text:p>
      <!--METADATA-->
      <text:p text:style-name="P4">
<draw:frame draw:style-name="fr1" draw:name="Image394" text:anchor-type="as-char" svg:width="6.9236in" svg:height="4.617948in" draw:z-index="0">
<draw:image xlink:href="../Images/AРМІЯINFORM/2023-04-18T73-00-00-04-00/1-1.jpeg" xlink:type="simple" xlink:show="embed" xlink:actuate="onLoad" draw:mime-type="image/jpeg"/>
</draw:frame>
</text:p>
      <text:p text:style-name="P4">
Під час робочої поїздки в Донецьку область Президент України ВолодимирЗеленський відвідав передові позиції українських захисників у Авдіївці, девручив військовослужбовцям державні нагороди.</text:p>
      <text:p text:style-name="P4">
Про це <text:a xlink:type="simple" xlink:href="https://www.president.gov.ua/news/glava-derzhavi-vidvidav-peredovi-poziciyi-ukrayinskih-zahisn-82321" text:style-name="Internet_20_link" text:visited-style-name="Visited_20_Internet_20_Link">
інформує</text:a>
 Офіс Президента України.</text:p>
      <text:p text:style-name="P4">
Захисники отримали ордени Богдана Хмельницького ІІ та ІІІ ступенів, а такожордени «За мужність» ІІ та ІІІ ступенів.</text:p>
      <text:p text:style-name="P4">
<text:a xlink:type="simple" xlink:href="https://armyinform.com.ua/wp-content/uploads/2023/04/4-3.jpeg" text:style-name="Internet_20_link" text:visited-style-name="Visited_20_Internet_20_Link">
<draw:frame draw:style-name="fr1" draw:name="Image395" text:anchor-type="as-char" svg:width="6.9236in" svg:height="6.9236in" draw:z-index="0">
<draw:image xlink:href="../Images/AРМІЯINFORM/2023-04-18T73-00-00-04-00/4-3-150x150.jpeg" xlink:type="simple" xlink:show="embed" xlink:actuate="onLoad" draw:mime-type="image/jpeg"/>
</draw:frame>
</text:a>
</text:p>
      <text:p text:style-name="P4">
<text:a xlink:type="simple" xlink:href="https://armyinform.com.ua/wp-content/uploads/2023/04/5-1.jpeg" text:style-name="Internet_20_link" text:visited-style-name="Visited_20_Internet_20_Link">
<draw:frame draw:style-name="fr1" draw:name="Image396" text:anchor-type="as-char" svg:width="6.9236in" svg:height="6.9236in" draw:z-index="0">
<draw:image xlink:href="../Images/AРМІЯINFORM/2023-04-18T73-00-00-04-00/5-1-150x150.jpeg" xlink:type="simple" xlink:show="embed" xlink:actuate="onLoad" draw:mime-type="image/jpeg"/>
</draw:frame>
</text:a>
</text:p>
      <text:p text:style-name="P4">
<text:a xlink:type="simple" xlink:href="https://armyinform.com.ua/wp-content/uploads/2023/04/6-2.jpeg" text:style-name="Internet_20_link" text:visited-style-name="Visited_20_Internet_20_Link">
<draw:frame draw:style-name="fr1" draw:name="Image397" text:anchor-type="as-char" svg:width="6.9236in" svg:height="6.9236in" draw:z-index="0">
<draw:image xlink:href="../Images/AРМІЯINFORM/2023-04-18T73-00-00-04-00/6-2-150x150.jpeg" xlink:type="simple" xlink:show="embed" xlink:actuate="onLoad" draw:mime-type="image/jpeg"/>
</draw:frame>
</text:a>
</text:p>
      <text:p text:style-name="P4">
Натомість військові подарували главі держави військовий коїн, шеврон і дошкуіз символікою 110-ї окремої механізованої бригади.</text:p>
      <text:p text:style-name="P4">
Source: <text:a xlink:type="simple" xlink:href="https://armyinform.com.ua/2023/04/18/v-avdiyivczi-vijskovi-podaruvaly-volodymyru-zelenskomu-koyin-ta-shevron/" text:style-name="Internet_20_link" text:visited-style-name="Visited_20_Internet_20_Link">
https://armyinform.com.ua/2023/04/18/v-avdiyivczi-vijskovi-podaruvaly-volodymyru-zelenskomu-koyin-ta-shevron/</text:a>
</text:p>
      <!--NEWS-->
      <text:h text:style-name="P10" text:outline-level="1">
<text:span text:style-name="T4">
Спецпризначенці біля Бахмута збили ворожий дрон «Гранат-1»</text:span>
</text:h>
      <text:p text:style-name="P4">
Author: ['АРМІЯINFORM']</text:p>
      <text:p text:style-name="P4">
Time: 2023-04-18T74:00:00-04:00</text:p>
      <text:p text:style-name="P4">
Description: Біля Бахмута операторами ССО був збитий російський БПЛА типу «Гранат-1».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8.jpg" text:style-name="Internet_20_link" text:visited-style-name="Visited_20_Internet_20_Link">
bez-imeni-8.jpg</text:a>
']</text:p>
      <text:p text:style-name="P4">
Tags: ['STOPRUSSIA', 'АГРЕСІЯ РФ', 'БПЛА', 'ГРАНАТ-1', 'ССО ЗСУ', 'ХРОНІКА ОБОРОНИ']</text:p>
      <text:p text:style-name="P4">
Category: News</text:p>
      <!--METADATA-->
      <text:p text:style-name="P4">
<draw:frame draw:style-name="fr1" draw:name="Image398" text:anchor-type="as-char" svg:width="6.9236in" svg:height="4.53438in" draw:z-index="0">
<draw:image xlink:href="../Images/AРМІЯINFORM/2023-04-18T74-00-00-04-00/bez-imeni-8.jpg" xlink:type="simple" xlink:show="embed" xlink:actuate="onLoad" draw:mime-type="image/jpeg"/>
</draw:frame>
</text:p>
      <text:p text:style-name="P4">
Біля Бахмута операторами ССО був збитий російський БПЛА типу «Гранат-1».</text:p>
      <text:p text:style-name="P4">
Про це <text:a xlink:type="simple" xlink:href="https://fb.watch/j_eyctdsHP/" text:style-name="Internet_20_link" text:visited-style-name="Visited_20_Internet_20_Link">
повідомляє</text:a>
 Командування Сил спеціальнихоперацій ЗСУ.</text:p>
      <text:p text:style-name="P4">
«Він довго надокучав нашим побратимам, гудів та заважав працювати, ми вказалийому напрямок корабля, він і полетів», — йдеться в повідомленні.</text:p>
      <text:p text:style-name="P4">
Source: <text:a xlink:type="simple" xlink:href="https://armyinform.com.ua/2023/04/18/speczpryznachenczi-bilya-bahmuta-zbyly-vorozhyj-dron-granat-1/" text:style-name="Internet_20_link" text:visited-style-name="Visited_20_Internet_20_Link">
https://armyinform.com.ua/2023/04/18/speczpryznachenczi-bilya-bahmuta-zbyly-vorozhyj-dron-granat-1/</text:a>
</text:p>
      <!--NEWS-->
      <text:h text:style-name="P10" text:outline-level="1">
<text:span text:style-name="T4">
Президент відвідав госпіталь на Донеччині й нагородив військовослужбовців</text:span>
</text:h>
      <text:p text:style-name="P4">
Author: ['АРМІЯINFORM']</text:p>
      <text:p text:style-name="P4">
Time: 2023-04-18T75:00:00-04:00</text:p>
      <text:p text:style-name="P4">
Description: Під час робочої поїздки в Донецьку область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c24241c37b36d73697d4bf0f3a008df_1681816457_extra_large.jpeg" text:style-name="Internet_20_link" text:visited-style-name="Visited_20_Internet_20_Link">
fc24241c37b36d73697d4bf0f3a008df_1681816457_extra_large.jpeg</text:a>
', '<text:a xlink:type="simple" xlink:href="https://armyinform.com.ua/wp-content/uploads/2023/04/c0aa0ab6bcf686a56a55ab20dc809fa8_1681816455_extra_large-150x150.jpeg" text:style-name="Internet_20_link" text:visited-style-name="Visited_20_Internet_20_Link">
c0aa0ab6bcf686a56a55ab20dc809fa8_1681816455_extra_large-150x150.jpeg</text:a>
', '<text:a xlink:type="simple" xlink:href="https://armyinform.com.ua/wp-content/uploads/2023/04/2e5e515a800201df4948a69356b48581_1681816455_extra_large-150x150.jpeg" text:style-name="Internet_20_link" text:visited-style-name="Visited_20_Internet_20_Link">
2e5e515a800201df4948a69356b48581_1681816455_extra_large-150x150.jpeg</text:a>
', '<text:a xlink:type="simple" xlink:href="https://armyinform.com.ua/wp-content/uploads/2023/04/0cb1db2203e2f67c2c5b1f8f17598850_1681816498_extra_large-150x150.jpeg" text:style-name="Internet_20_link" text:visited-style-name="Visited_20_Internet_20_Link">
0cb1db2203e2f67c2c5b1f8f17598850_1681816498_extra_large-150x150.jpeg</text:a>
']</text:p>
      <text:p text:style-name="P4">
Tags: ['ВОЛОДИМИР ЗЕЛЕНСЬКИЙ', 'ДОНЕЧЧИНА']</text:p>
      <text:p text:style-name="P4">
Category: News</text:p>
      <!--METADATA-->
      <text:p text:style-name="P4">
<draw:frame draw:style-name="fr1" draw:name="Image399" text:anchor-type="as-char" svg:width="6.9236in" svg:height="4.617948in" draw:z-index="0">
<draw:image xlink:href="../Images/AРМІЯINFORM/2023-04-18T75-00-00-04-00/fc24241c37b36d73697d4bf0f3a008df_1681816457_extra_large.jpeg" xlink:type="simple" xlink:show="embed" xlink:actuate="onLoad" draw:mime-type="image/jpeg"/>
</draw:frame>
</text:p>
      <text:p text:style-name="P4">
Під час робочої поїздки в Донецьку область Президент України ВолодимирЗеленський відвідав госпіталь, де лікуються українські захисники.</text:p>
      <text:p text:style-name="P4">
Про це <text:a xlink:type="simple" xlink:href="https://www.president.gov.ua/news/prezident-vidvidav-gospital-na-donechchini-j-nagorodiv-vijsk-82325" text:style-name="Internet_20_link" text:visited-style-name="Visited_20_Internet_20_Link">
інформує</text:a>
 Офіс Президента України.</text:p>
      <text:p text:style-name="P4">
Глава держави ознайомився з роботою передової хірургічної групи, зокремасортувального відділення, протишокової, операційної палат та палатиінтенсивної терапії. Президенту також продемонстрували евакуаційний автобусScania, здатний перевозити одночасно п’ятьох лежачих пацієнтів та 16 сидячих.Автобус, оснащений сучасним медичним обладнанням, уже виконав понад 90 рейсів.</text:p>
      <text:p text:style-name="P4">
Володимир Зеленський поспілкувався з військовослужбовцями та вручив їмдержавні нагороди.</text:p>
      <text:p text:style-name="P4">
«Дякую вам за службу. Бажаю якнайшвидшого одужання. Всього вам найкращого», –сказав глава держави.</text:p>
      <text:p text:style-name="P4">
<text:a xlink:type="simple" xlink:href="https://armyinform.com.ua/wp-content/uploads/2023/04/c0aa0ab6bcf686a56a55ab20dc809fa8_1681816455_extra_large.jpeg" text:style-name="Internet_20_link" text:visited-style-name="Visited_20_Internet_20_Link">
<draw:frame draw:style-name="fr1" draw:name="Image400" text:anchor-type="as-char" svg:width="6.9236in" svg:height="6.9236in" draw:z-index="0">
<draw:image xlink:href="../Images/AРМІЯINFORM/2023-04-18T75-00-00-04-00/c0aa0ab6bcf686a56a55ab20dc809fa8_1681816455_extra_large-150x150.jpeg" xlink:type="simple" xlink:show="embed" xlink:actuate="onLoad" draw:mime-type="image/jpeg"/>
</draw:frame>
</text:a>
</text:p>
      <text:p text:style-name="P4">
<text:a xlink:type="simple" xlink:href="https://armyinform.com.ua/wp-content/uploads/2023/04/2e5e515a800201df4948a69356b48581_1681816455_extra_large.jpeg" text:style-name="Internet_20_link" text:visited-style-name="Visited_20_Internet_20_Link">
<draw:frame draw:style-name="fr1" draw:name="Image401" text:anchor-type="as-char" svg:width="6.9236in" svg:height="6.9236in" draw:z-index="0">
<draw:image xlink:href="../Images/AРМІЯINFORM/2023-04-18T75-00-00-04-00/2e5e515a800201df4948a69356b48581_1681816455_extra_large-150x150.jpeg" xlink:type="simple" xlink:show="embed" xlink:actuate="onLoad" draw:mime-type="image/jpeg"/>
</draw:frame>
</text:a>
</text:p>
      <text:p text:style-name="P4">
<text:a xlink:type="simple" xlink:href="https://armyinform.com.ua/wp-content/uploads/2023/04/0cb1db2203e2f67c2c5b1f8f17598850_1681816498_extra_large.jpeg" text:style-name="Internet_20_link" text:visited-style-name="Visited_20_Internet_20_Link">
<draw:frame draw:style-name="fr1" draw:name="Image402" text:anchor-type="as-char" svg:width="6.9236in" svg:height="6.9236in" draw:z-index="0">
<draw:image xlink:href="../Images/AРМІЯINFORM/2023-04-18T75-00-00-04-00/0cb1db2203e2f67c2c5b1f8f17598850_1681816498_extra_large-150x150.jpeg" xlink:type="simple" xlink:show="embed" xlink:actuate="onLoad" draw:mime-type="image/jpeg"/>
</draw:frame>
</text:a>
</text:p>
      <text:p text:style-name="P4">
Президент також поспілкувався з медичним персоналом госпіталю й відзначивпредставників медичної служби ЗСУ орденами Данила Галицького за порятунокжиттів українських захисників.</text:p>
      <text:p text:style-name="P4">
«Хочу подякувати й побажати вам як частині тієї команди, яка виборює перемогудля України, здоров’я, яке ви даєте нашим хлопцям і дівчатам», – зазначивВолодимир Зеленський.</text:p>
      <text:p text:style-name="P4">
Source: <text:a xlink:type="simple" xlink:href="https://armyinform.com.ua/2023/04/18/prezydent-vidvidav-gospital-na-donechchyni-j-nagorodyv-vijskovosluzhbovcziv/" text:style-name="Internet_20_link" text:visited-style-name="Visited_20_Internet_20_Link">
https://armyinform.com.ua/2023/04/18/prezydent-vidvidav-gospital-na-donechchyni-j-nagorodyv-vijskovosluzhbovcziv/</text:a>
</text:p>
      <!--NEWS-->
      <text:h text:style-name="P10" text:outline-level="1">
<text:span text:style-name="T4">
«Снайперська гвинтівка на колесах»: Олексій Резніков показав, який вигляд мають французькі колісні танки</text:span>
</text:h>
      <text:p text:style-name="P4">
Author: ['АРМІЯINFORM']</text:p>
      <text:p text:style-name="P4">
Time: 2023-04-18T76:00:00-04:00</text:p>
      <text:p text:style-name="P4">
Description: Міністр оборони України Олексій Резніков показав колісні танки AMX-10, які Фран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3-1.jpg" text:style-name="Internet_20_link" text:visited-style-name="Visited_20_Internet_20_Link">
foto-1-3-1.jpg</text:a>
', '<text:a xlink:type="simple" xlink:href="https://armyinform.com.ua/wp-content/uploads/2023/04/amx-10rc_info-1-scaled-2.jpg" text:style-name="Internet_20_link" text:visited-style-name="Visited_20_Internet_20_Link">
amx-10rc_info-1-scaled-2.jpg</text:a>
']</text:p>
      <text:p text:style-name="P4">
Tags: []</text:p>
      <text:p text:style-name="P4">
Category: News</text:p>
      <!--METADATA-->
      <text:p text:style-name="P4">
<draw:frame draw:style-name="fr1" draw:name="Image403" text:anchor-type="as-char" svg:width="6.9236in" svg:height="4.615733in" draw:z-index="0">
<draw:image xlink:href="../Images/AРМІЯINFORM/2023-04-18T76-00-00-04-00/foto-1-3-1.jpg" xlink:type="simple" xlink:show="embed" xlink:actuate="onLoad" draw:mime-type="image/jpeg"/>
</draw:frame>
</text:p>
      <text:p text:style-name="P4">
Міністр оборони України Олексій Резніков показав колісні танки<text:a xlink:type="simple" xlink:href="https://armyinform.com.ua/2023/01/06/franczuzki-kolisni-tanky-amx-10-rc-yaki-otrymaye-ukrayina-shho-pro-nyh-vidomo/" text:style-name="Internet_20_link" text:visited-style-name="Visited_20_Internet_20_Link">
AMX-10</text:a>
, які Франція поставилаСилам оборони України.</text:p>
      <text:p text:style-name="P4">
Відео глава оборонного відомства<text:a xlink:type="simple" xlink:href="https://twitter.com/oleksiireznikov/status/1648295927478644737" text:style-name="Internet_20_link" text:visited-style-name="Visited_20_Internet_20_Link">
опублікував</text:a>
у своєму Твіттері.</text:p>
      <text:p text:style-name="P4">
Олексій Резніков зазначив, що AMX-10 отримали на озброєння українські морпіхиі порівняв ці машини зі снайперською гвинтівкою на швидких колесах.</text:p>
      <text:p text:style-name="P4">
«Ці швидкі сучасні машини з потужними гарматами допоможуть нам звільняти своютериторію. Так виглядають свобода, рівність і братерство», — йдеться у йогодописі.</text:p>
      <text:p text:style-name="Quotations">

<text:p text:style-name="P4">
Ukrainian Marines welcome their new French-made cavalry, the AMX-10s!  &gt;
  We took it for a spin together with our warriors, and we agreed to call the&gt;
 AMX-10 the "sniper rifle on the fast wheels."  &gt;
  Thank you to my colleague&gt;
 <text:a xlink:type="simple" xlink:href="https://twitter.com/SebLecornu" text:style-name="Internet_20_link" text:visited-style-name="Visited_20_Internet_20_Link">
@SebLecornu</text:a>
 and to&gt;
 <text:a xlink:type="simple" xlink:href="https://twitter.com/EmmanuelMacron" text:style-name="Internet_20_link" text:visited-style-name="Visited_20_Internet_20_Link">
@EmmanuelMacron</text:a>
&gt;
 with whom I had a chance to…&gt;
 <text:a xlink:type="simple" xlink:href="https://t.co/Ip4m152kk0" text:style-name="Internet_20_link" text:visited-style-name="Visited_20_Internet_20_Link">
pic.twitter.com/Ip4m152kk0</text:a>
&gt;
&gt;
 — Oleksii Reznikov (@oleksiireznikov) <text:a xlink:type="simple" xlink:href="https://twitter.com/oleksiireznikov/status/1648295927478644737" text:style-name="Internet_20_link" text:visited-style-name="Visited_20_Internet_20_Link">
April 18,&gt;
 2023</text:a>
</text:p>

</text:p>
      <text:p text:style-name="P4">
Міністр оборони України подякував французькому колезі Себастьєну Лекорню,президенту Франції Еммануелю Макрону та народу Франції.</text:p>
      <text:p text:style-name="P4">
<draw:frame draw:style-name="fr1" draw:name="Image404" text:anchor-type="as-char" svg:width="6.9236in" svg:height="5.106155in" draw:z-index="0">
<draw:image xlink:href="../Images/AРМІЯINFORM/2023-04-18T76-00-00-04-00/amx-10rc_info-1-scaled-2.jpg" xlink:type="simple" xlink:show="embed" xlink:actuate="onLoad" draw:mime-type="image/jpeg"/>
</draw:frame>
</text:p>
      <text:p text:style-name="P4">
Як повідомлялося, про рішення «вперше поставити (Україні) легкі бойові танкифранцузького виробництва»<text:a xlink:type="simple" xlink:href="https://armyinform.com.ua/2023/01/06/franczuzki-kolisni-tanky-amx-10-rc-yaki-otrymaye-ukrayina-shho-pro-nyh-vidomo/" text:style-name="Internet_20_link" text:visited-style-name="Visited_20_Internet_20_Link">
йдеться</text:a>
 й у повідомленні насайті Єлисейського палацу щодо підсумків телефонної розмови лідерів двохдержав.</text:p>
      <text:p text:style-name="P4">
Source: <text:a xlink:type="simple" xlink:href="https://armyinform.com.ua/2023/04/18/snajperska-gvyntivka-na-kolesah-oleksij-reznikov-pokazav-yak-vyglyadayut-franczuzki-kolisni-tanky-amx-10/" text:style-name="Internet_20_link" text:visited-style-name="Visited_20_Internet_20_Link">
https://armyinform.com.ua/2023/04/18/snajperska-gvyntivka-na-kolesah-oleksij-reznikov-pokazav-yak-vyglyadayut-franczuzki-kolisni-tanky-amx-10/</text:a>
</text:p>
      <!--NEWS-->
      <text:h text:style-name="P10" text:outline-level="1">
<text:span text:style-name="T4">
Судитимуть мешканця Херсона, який служив окупантам на посаді «слідчого»</text:span>
</text:h>
      <text:p text:style-name="P4">
Author: ['АРМІЯINFORM']</text:p>
      <text:p text:style-name="P4">
Time: 2023-04-18T77:00:00-04:00</text:p>
      <text:p text:style-name="P4">
Description: До суду скеровано обвинувальний акт стосовно мешканця Херсона за фактом колаборацій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hatsapp-image-2023-04-18-at-152928-e1681822135270.jpeg" text:style-name="Internet_20_link" text:visited-style-name="Visited_20_Internet_20_Link">
whatsapp-image-2023-04-18-at-152928-e1681822135270.jpeg</text:a>
']</text:p>
      <text:p text:style-name="P4">
Tags: ['STOPRUSSIA', 'АГРЕСІЯ РФ', 'КОЛАБОРАНТИ', 'ОФІС ГЕНЕРАЛЬНОГО ПРОКУРОРА УКРАЇНИ']</text:p>
      <text:p text:style-name="P4">
Category: News</text:p>
      <!--METADATA-->
      <text:p text:style-name="P4">
<draw:frame draw:style-name="fr1" draw:name="Image405" text:anchor-type="as-char" svg:width="6.9236in" svg:height="4.707315in" draw:z-index="0">
<draw:image xlink:href="../Images/AРМІЯINFORM/2023-04-18T77-00-00-04-00/whatsapp-image-2023-04-18-at-152928-e1681822135270.jpeg" xlink:type="simple" xlink:show="embed" xlink:actuate="onLoad" draw:mime-type="image/jpeg"/>
</draw:frame>
</text:p>
      <text:p text:style-name="P4">
До суду скеровано обвинувальний акт стосовно мешканця Херсона за фактомколабораційної діяльності. Він навесні 2022 року пішов на службу до незаконноствореного окупаційною владою правоохоронного органу — «главное управлениеминистерства внутренних дел Херсонской области».</text:p>
      <text:p text:style-name="P4">
На посаді так званого «слідчого» міського райвідділу зловмисник проводивогляди та обшуки у помешканнях херсонців, незаконно затримував та фабрикувавпроти них справи. Також він виконував інші завдання окупаційної адміністрації,спрямовані на встановлення та утвердження тимчасової окупації області.</text:p>
      <text:p text:style-name="P4">
Наразі обвинувачений утримується під вартою, де очікуватиме на вирок суду.</text:p>
      <text:p text:style-name="P4">
<text:span text:style-name="T4">
Джерело:</text:span>
 <text:a xlink:type="simple" xlink:href="https://www.gp.gov.ua/ua/posts/suditimut-meskancya-xersona-yakii-sluziv-okupantam-na-posadi-tak-zvanogo-slidcogo" text:style-name="Internet_20_link" text:visited-style-name="Visited_20_Internet_20_Link">
<text:span text:style-name="T5">
Офіс Генерального прокурораУкраїни</text:span>
</text:a>
</text:p>
      <text:p text:style-name="P4">
Source: <text:a xlink:type="simple" xlink:href="https://armyinform.com.ua/2023/04/18/sudytymut-meshkanczya-hersona-yakyj-sluzhyv-okupantam-na-posadi-tak-zvanogo-slidchogo/" text:style-name="Internet_20_link" text:visited-style-name="Visited_20_Internet_20_Link">
https://armyinform.com.ua/2023/04/18/sudytymut-meshkanczya-hersona-yakyj-sluzhyv-okupantam-na-posadi-tak-zvanogo-slidchogo/</text:a>
</text:p>
      <!--NEWS-->
      <text:h text:style-name="P10" text:outline-level="1">
<text:span text:style-name="T4">
В Ірані оголосили вироки ймовірним винуватцям у авіакатастрофі рейсу PS752</text:span>
</text:h>
      <text:p text:style-name="P4">
Author: ['АРМІЯINFORM']</text:p>
      <text:p text:style-name="P4">
Time: 2023-04-18T78:00:00-04:00</text:p>
      <text:p text:style-name="P4">
Description: Цього тижня Іран оголосив вердикти у кримінальних процесах проти ймовірних винуват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82a460b5ceaa39e.jpg" text:style-name="Internet_20_link" text:visited-style-name="Visited_20_Internet_20_Link">
082a460b5ceaa39e.jpg</text:a>
']</text:p>
      <text:p text:style-name="P4">
Tags: ['МЗС', 'РЕЙС PS752']</text:p>
      <text:p text:style-name="P4">
Category: News</text:p>
      <!--METADATA-->
      <text:p text:style-name="P4">
<draw:frame draw:style-name="fr1" draw:name="Image406" text:anchor-type="as-char" svg:width="6.9236in" svg:height="3.896222in" draw:z-index="0">
<draw:image xlink:href="../Images/AРМІЯINFORM/2023-04-18T78-00-00-04-00/082a460b5ceaa39e.jpg" xlink:type="simple" xlink:show="embed" xlink:actuate="onLoad" draw:mime-type="image/jpeg"/>
</draw:frame>
</text:p>
      <text:p text:style-name="P4">
Цього тижня Іран оголосив вердикти у кримінальних процесах проти ймовірнихвинуватців збиття літака рейсу PS752 над Тегераном.</text:p>
      <text:p text:style-name="P4">
Про це <text:a xlink:type="simple" xlink:href="https://mfa.gov.ua/news/spilna-zayava-mizhnarodnoyi-grupi-z-koordinaciyi-dopomogi-zhertvam-rejsu-ps752-shchodo-sudovih-procesiv-v-irani" text:style-name="Internet_20_link" text:visited-style-name="Visited_20_Internet_20_Link">
йдеться</text:a>
 успільній заяві Міжнародної групи з координації допомоги жертвам рейсу,повідомляє Міністерство закордонних справ України.</text:p>
      <text:p text:style-name="P4">
«Фіктивні судові процеси, які відбулися в Тегерані, не повинні відволікатиувагу світу від невиконання Іраном своїх міжнародних зобов’язань та уникненнявідповідальності за свої дії. Ані судові процеси, ані вироки, оголошені цьоготижня, не принесли правди чи справедливості сім’ям жертв. Весь процес,починаючи з розслідування Іраном обставин збиття, не був неупередженим тапрозорим», — йдеться у заяві.</text:p>
      <text:p text:style-name="P4">
У МЗС додали, що родини 176 невинних жертв все ще чекають на справедливість,яку вони заслуговують.</text:p>
      <text:p text:style-name="P4">
«Ми солідарні з родинами та близькими жертв збиття рейсу PS752 і докладатимемоусіх необхідних зусиль, допоки справедливість не буде забезпечена», —зазначили предстанвики Міжнародної групи.</text:p>
      <text:p text:style-name="P4">
Як відомо, 8 січня 2020 року Ісламська Республіка Іран цинічно збила літакрейс PS752 над Тегераном.</text:p>
      <text:p text:style-name="P4">
Source: <text:a xlink:type="simple" xlink:href="https://armyinform.com.ua/2023/04/18/v-irani-ogolosyly-vyroky-jmovirnym-vynuvatczyam-u-aviakatastrofi-rejsu-ps752/" text:style-name="Internet_20_link" text:visited-style-name="Visited_20_Internet_20_Link">
https://armyinform.com.ua/2023/04/18/v-irani-ogolosyly-vyroky-jmovirnym-vynuvatczyam-u-aviakatastrofi-rejsu-ps752/</text:a>
</text:p>
      <!--NEWS-->
      <text:h text:style-name="P10" text:outline-level="1">
<text:span text:style-name="T4">
Судитимуть військового рф, який знущався та катував мирних мешканців Херсонщини</text:span>
</text:h>
      <text:p text:style-name="P4">
Author: ['АРМІЯINFORM']</text:p>
      <text:p text:style-name="P4">
Time: 2023-04-18T79:00:00-04:00</text:p>
      <text:p text:style-name="P4">
Description: Скеровано до суду обвинувальний акт стосовно військовослужбовця рф за фактом поруш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5330383069984705023-x.jpg" text:style-name="Internet_20_link" text:visited-style-name="Visited_20_Internet_20_Link">
photo-5330383069984705023-x.jpg</text:a>
']</text:p>
      <text:p text:style-name="P4">
Tags: ['STOPRUSSIA', 'АГРЕСІЯ РФ', 'ВОЄННІ ЗЛОЧИНИ РФ', 'ВТОРГНЕННЯ РФ', 'ОФІС ГЕНЕРАЛЬНОГО ПРОКУРОРА УКРАЇНИ']</text:p>
      <text:p text:style-name="P4">
Category: News</text:p>
      <!--METADATA-->
      <text:p text:style-name="P4">
<draw:frame draw:style-name="fr1" draw:name="Image407" text:anchor-type="as-char" svg:width="6.9236in" svg:height="5.211583in" draw:z-index="0">
<draw:image xlink:href="../Images/AРМІЯINFORM/2023-04-18T79-00-00-04-00/photo-5330383069984705023-x.jpg" xlink:type="simple" xlink:show="embed" xlink:actuate="onLoad" draw:mime-type="image/jpeg"/>
</draw:frame>
</text:p>
      <text:p text:style-name="P4">
Скеровано до суду обвинувальний акт стосовно військовослужбовця рф за фактомпорушення законів та звичаїв війни.</text:p>
      <text:p text:style-name="P4">
Про це <text:a xlink:type="simple" xlink:href="https://gp.gov.ua/ua/posts/znushhavsya-ta-katuvav-mirnix-meskanciv-xersonshhini-suditimut-viiskovogo-rf" text:style-name="Internet_20_link" text:visited-style-name="Visited_20_Internet_20_Link">
повідомляє</text:a>
 Офіс Генерального прокурораУкраїни.</text:p>
      <text:p text:style-name="P4">
Слідством встановлено, що з початку окупації Херсонської областівійськовослужбовець одного з підрозділів збройних сил рф був призначений такзваним «комендантом - начальником гарнізону», який дислокувався у смт Лазурне.До підпорядкування псевдокомендатури увійшли населені пункти Лазурне,Приморське, Круглоозерка, Залізний Порт і територія Чорноморського біосферногозаповідника.</text:p>
      <text:p text:style-name="P4">
Він особисто, а також надаючи вказівки та накази, брав участь у затриманні ікатуванні місцевих мешканців із проукраїнською позицією, незаконно захоплювавнерухомість.</text:p>
      <text:p text:style-name="P4">
Обвинувачений разом зі своїми спільниками — військовими рф, затримали головуоднієї з селищних рад Скадовського району. Його утримували в підваліпансіонату, де систематично били, погрожували розправою та здійснювалипостріли над головою, імітуючи страту.</text:p>
      <text:p text:style-name="P4">
Від чоловіка вимагали надати інформацію щодо проукраїнських активістів тамісцевих мешканців, а також схиляли до співпраці. Наразі встановлюються іншівійськові рф, причетні до вчинення цих злочинів.</text:p>
      <text:p text:style-name="P4">
Source: <text:a xlink:type="simple" xlink:href="https://armyinform.com.ua/2023/04/18/sudytymut-vijskovogo-rf-yakyj-znushhavsya-ta-katuvav-myrnyh-meshkancziv-hersonshhyny/" text:style-name="Internet_20_link" text:visited-style-name="Visited_20_Internet_20_Link">
https://armyinform.com.ua/2023/04/18/sudytymut-vijskovogo-rf-yakyj-znushhavsya-ta-katuvav-myrnyh-meshkancziv-hersonshhyny/</text:a>
</text:p>
      <!--NEWS-->
      <text:h text:style-name="P10" text:outline-level="1">
<text:span text:style-name="T4">
Денис Шмигаль: росія має бути викинута з ланцюгів постачання ядерного палива</text:span>
</text:h>
      <text:p text:style-name="P4">
Author: ['АРМІЯINFORM']</text:p>
      <text:p text:style-name="P4">
Time: 2023-04-18T80:00:00-04:00</text:p>
      <text:p text:style-name="P4">
Description: «Під час нашого візиту США запровадили санкції проти структур „росатома“. Крім того, СШ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554_820_360_0_0_auto.jpg" text:style-name="Internet_20_link" text:visited-style-name="Visited_20_Internet_20_Link">
thumb_202554_820_360_0_0_auto.jpg</text:a>
']</text:p>
      <text:p text:style-name="P4">
Tags: ['G7', 'ДЕНИС ШМИГАЛЬ', 'РОСАТОМ', 'САНКЦІЇ']</text:p>
      <text:p text:style-name="P4">
Category: News</text:p>
      <!--METADATA-->
      <text:p text:style-name="P4">
<draw:frame draw:style-name="fr1" draw:name="Image408" text:anchor-type="as-char" svg:width="6.9236in" svg:height="4.610104in" draw:z-index="0">
<draw:image xlink:href="../Images/AРМІЯINFORM/2023-04-18T80-00-00-04-00/thumb_202554_820_360_0_0_auto.jpg" xlink:type="simple" xlink:show="embed" xlink:actuate="onLoad" draw:mime-type="image/jpeg"/>
</draw:frame>
</text:p>
      <text:p text:style-name="P4">
«Під час нашого візиту США запровадили санкції проти структур „росатома“. Крімтого, США, Канада, Японія, Велика Британія та Франція під час саміту G7домовилися активізувати роботу щодо ізоляції росії в питаннях ядерноїенергетики. росія має бути викинута з ланцюгів постачання ядерного палива.Вдячні партнерам, і особливо Японії, яка зараз головує в G7, за цей правильнийкрок», — йдеться в <text:a xlink:type="simple" xlink:href="https://t.me/Denys_Smyhal/5041" text:style-name="Internet_20_link" text:visited-style-name="Visited_20_Internet_20_Link">
повідомленні</text:a>
 Прем’єр-міністра України в телеграмі.</text:p>
      <text:p text:style-name="P4">
Source: <text:a xlink:type="simple" xlink:href="https://armyinform.com.ua/2023/04/18/denys-shmygal-rosiya-maye-buty-vykynuta-z-lanczyugiv-postachannya-yadernogo-palyva/" text:style-name="Internet_20_link" text:visited-style-name="Visited_20_Internet_20_Link">
https://armyinform.com.ua/2023/04/18/denys-shmygal-rosiya-maye-buty-vykynuta-z-lanczyugiv-postachannya-yadernogo-palyva/</text:a>
</text:p>
      <!--NEWS-->
      <text:h text:style-name="P10" text:outline-level="1">
<text:span text:style-name="T4">
Військові водолази-сапери візьмуться за розмінування акваторій та водойм</text:span>
</text:h>
      <text:p text:style-name="P4">
Author: ['АРМІЯINFORM']</text:p>
      <text:p text:style-name="P4">
Time: 2023-04-18T81:00:00-04:00</text:p>
      <text:p text:style-name="P4">
Description: Державна спеціальна служба транспорту Міністерства оборони України займається підготовк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ОДОЛАЗИ', 'ОЛЕКСАНДР ПАВЛЮК', 'РОЗМІНУВАННЯ', 'САПЕРИ']</text:p>
      <text:p text:style-name="P4">
Category: News</text:p>
      <!--METADATA-->
      <text:p text:style-name="P4">
Державна спеціальна служба транспорту Міністерства оборони України займаєтьсяпідготовкою професійних водолазів-саперів, які в подальшому здійснюютьрозмінування акваторій та водойм. Про це<text:a xlink:type="simple" xlink:href="https://t.me/Pavliuk_KSV/3999" text:style-name="Internet_20_link" text:visited-style-name="Visited_20_Internet_20_Link">
йдеться</text:a>
 в повідомленні першого заступникаМіністра оборони України генерал-лейтенанта Олександра Павлюка.</text:p>
      <text:p text:style-name="P4">
Військовослужбовців навчають швидко реагувати та виходити зі складних йнепередбачуваних ситуацій, що можуть статися під час їх роботи.</text:p>
      <text:p text:style-name="P4">
Бойові, вмотивовані й готові до розмінування та зачищення акваторії Чорного таАзовського морів.</text:p>
      <text:p text:style-name="P4">
Source: <text:a xlink:type="simple" xlink:href="https://armyinform.com.ua/2023/04/18/vijskovi-vodolazy-sapery-vizmutsya-za-rozminuvannya-akvatorij-ta-vodojm/" text:style-name="Internet_20_link" text:visited-style-name="Visited_20_Internet_20_Link">
https://armyinform.com.ua/2023/04/18/vijskovi-vodolazy-sapery-vizmutsya-za-rozminuvannya-akvatorij-ta-vodojm/</text:a>
</text:p>
      <!--NEWS-->
      <text:h text:style-name="P10" text:outline-level="1">
<text:span text:style-name="T4">
Діяльність територіальних центрів комплектування та соціальної підтримки здійснюється в рамках правового поля</text:span>
</text:h>
      <text:p text:style-name="P4">
Author: ['АРМІЯINFORM']</text:p>
      <text:p text:style-name="P4">
Time: 2023-04-18T82:00:00-04:00</text:p>
      <text:p text:style-name="P4">
Description: Періодично в інформаційному просторі з’являються різноманітні вкиди, що мають на ме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originalvijskovi.jpg" text:style-name="Internet_20_link" text:visited-style-name="Visited_20_Internet_20_Link">
originalvijskovi.jpg</text:a>
']</text:p>
      <text:p text:style-name="P4">
Tags: ['СУХОПУТНІ ВІЙСЬКА', 'ТЦК ТА СП']</text:p>
      <text:p text:style-name="P4">
Category: News</text:p>
      <!--METADATA-->
      <text:p text:style-name="P4">
<draw:frame draw:style-name="fr1" draw:name="Image409" text:anchor-type="as-char" svg:width="6.9236in" svg:height="3.894525in" draw:z-index="0">
<draw:image xlink:href="../Images/AРМІЯINFORM/2023-04-18T82-00-00-04-00/originalvijskovi.jpg" xlink:type="simple" xlink:show="embed" xlink:actuate="onLoad" draw:mime-type="image/jpeg"/>
</draw:frame>
</text:p>
      <text:p text:style-name="P4">
Періодично в інформаційному просторі з’являються різноманітні вкиди, що маютьна меті ввести в оману громадян України, або ж саботувати процес залученняукраїнців до Сил оборони, зокрема шляхом дискредитації територіальних центрівкомплектування. На один з таких вкидів схожа нещодавня заява однієї адвокатки,мовляв, територіальні центри комплектування не мають статусу юридичної особи.</text:p>
      <text:p text:style-name="P4">
Про це на своїй сторінці у Facebook<text:a xlink:type="simple" xlink:href="https://www.facebook.com/UALandForces/posts/pfbid02reMJiDDdJ4TwFbDW2t7NWbrSRB2gPCcauAEj9i6MCJtfQ7r9nxgCq2or8Gu81UpFl" text:style-name="Internet_20_link" text:visited-style-name="Visited_20_Internet_20_Link">
повідомляє</text:a>
командування Сухопутний військ Збройних Сил України.</text:p>
      <text:p text:style-name="P4">
Згідно з Положенням про територіальні центри комплектування та соціальноїпідтримки, затвердженим Постановою Кабінету Міністрів України від 23.02.2022 №154 (далі — Положення), територіальні центри комплектування та соціальноїпідтримки є органами військового управління, що забезпечують виконаннязаконодавства з питань військового обов’язку і військової служби,мобілізаційної підготовки та мобілізації.</text:p>
      <text:p text:style-name="P4">
Довідково. Відповідно до пункту 8 статті 1 Закону України «Про військовийобов’язок і військову службу» (зі змінами, відомості Верховної Ради України(ВВР), 1992, № 27, ст.385, введено в дію Постановою ВР № 2233-XII від25.03.92, ВВР, 1992, № 27, ст.386) положення про територіальні центрикомплектування та соціальної підтримки затверджується Кабінетом МіністрівУкраїни.</text:p>
      <text:p text:style-name="P4">
Відповідно до пункту 7 Положення територіальні центри комплектування тасоціальної підтримки Автономної Республіки Крим, областей, мм. Києва таСевастополя є юридичними особами публічного права, мають самостійний баланс,реєстраційні рахунки в органах Казначейства.</text:p>
      <text:p text:style-name="P4">
Районні територіальні центри комплектування та соціальної підтримки євідокремленими підрозділами відповідних територіальних центрів комплектуваннята соціальної підтримки Автономної Республіки Крим, областей, мм. Києва таСевастополя.</text:p>
      <text:p text:style-name="P4">
З метою забезпечення виконання завдань та визначених функцій районнихтериторіальних центрів комплектування та соціальної підтримки у їх складіутворюються структурні підрозділи (відділи, відділення, групи, служби), якіпровадять діяльність відповідно до положення про структурний підрозділрайонного територіального центру комплектування та соціальної підтримки, щозатверджується керівником районного територіального центру комплектування тасоціальної підтримки.</text:p>
      <text:p text:style-name="P4">
Положення про районні територіальні центри комплектування та соціальноїпідтримки затверджуються керівниками відповідних територіальних центрівкомплектування та соціальної підтримки Автономної Республіки Крим, областей,мм. Києва та Севастополя. Територіальний центр комплектування та соціальноїпідтримки має печатку із зображенням Державного Герба України і своїмнайменуванням.</text:p>
      <text:p text:style-name="P4">
Зі свого боку поняття відокремлених територіальних підрозділів врегульованост. 95 Цивільного Кодексу:</text:p>
      <ol>
        <li>
Філією є відокремлений підрозділ юридичної особи, що розташований поза її місцезнаходженням та здійснює всі або частину її функцій.  2. Представництвом є відокремлений підрозділ юридичної особи, що розташований поза її місцезнаходженням та здійснює представництво і захист інтересів юридичної особи.  3. Філії та представництва не є юридичними особами. Вони наділяються майном юридичної особи, що їх створила, і діють на підставі затвердженого нею положення.</li>
      </ol>
      <text:p text:style-name="P4">
Відповідно до наказу Міністерства оборони України від 30.12.2016 № 744 «Проорганізацію та ведення претензійно позовної роботи, самопредставництва,представництва інтересів Міністерства оборони України, Збройних Сил України усудах та інших державних органах, виконання судових рішень» районнітериторіальні центри комплектування та соціальної підтримки здійснюютьпредставництво у суді на основі довіреності відповідних районнихтериторіальних центрів комплектування та соціальної підтримки.</text:p>
      <text:p text:style-name="P4">
Із зазначеного стає зрозуміло, що діяльність територіальних центрівкомплектування та соціальної підтримки здійснюється в рамках правового поля,вони мають усі необхідні для своєї роботи права, статуси тощо.</text:p>
      <text:p text:style-name="P4">
А от безпідставні закиди на їхню адресу точно грають на руку нашим ворогам іможут</text:p>
      <text:p text:style-name="P4">
Source: <text:a xlink:type="simple" xlink:href="https://armyinform.com.ua/2023/04/18/diyalnist-terytorialnyh-czentriv-komplektuvannya-ta-soczialnoyi-pidtrymky-zdijsnyuyetsya-v-ramkah-pravovogo-polya/" text:style-name="Internet_20_link" text:visited-style-name="Visited_20_Internet_20_Link">
https://armyinform.com.ua/2023/04/18/diyalnist-terytorialnyh-czentriv-komplektuvannya-ta-soczialnoyi-pidtrymky-zdijsnyuyetsya-v-ramkah-pravovogo-polya/</text:a>
</text:p>
      <!--NEWS-->
      <text:h text:style-name="P10" text:outline-level="1">
<text:span text:style-name="T4">
Словацькі та польські МіГи підсилять існуючий авіапарк — Юрій Ігнат</text:span>
</text:h>
      <text:p text:style-name="P4">
Author: ['Анастасія Олехнович']</text:p>
      <text:p text:style-name="P4">
Time: 2023-04-18T83:00:00-04:00</text:p>
      <text:p text:style-name="P4">
Description: За словами речника Повітряних Сил Юрія Ігната, чотири словацькі МіГи прилетіли в Украї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МІГ', 'ЮРІЙ ІГНАТ']</text:p>
      <text:p text:style-name="P4">
Category: News</text:p>
      <!--METADATA-->
      <text:p text:style-name="P4">
<draw:frame draw:style-name="fr1" draw:name="Image410" text:anchor-type="as-char" svg:width="6.9236in" svg:height="4.32725in" draw:z-index="0">
<draw:image xlink:href="../Images/AРМІЯINFORM/2023-04-18T83-00-00-04-00/foto-1-krylati-aviabomby-yurij-ignat.jpg" xlink:type="simple" xlink:show="embed" xlink:actuate="onLoad" draw:mime-type="image/jpeg"/>
</draw:frame>
 Колаж: АрміяInform</text:p>
      <text:p text:style-name="P4">
За словами речника Повітряних Сил Юрія Ігната, чотири словацькі МіГи прилетілив Україну самостійно, решту доставили наземним шляхом. У якому стані ці літакита як саме використовуватимуться, наразі вивчають українські фахівці. Про цеЮрій Ігнат повідомив у ефірі телеканалу Еспресо.</text:p>
      <text:p text:style-name="P4">
— Навіть якщо літак не може стати до строю, його можна використати як донора,розібравши на запчастини. Це важливо, оскільки деталі є дефіцитними, більшістьіз них проблематично дістати, оскільки МіГ-29 виготовлявся в росії.</text:p>
      <text:p text:style-name="P4">
Словацькі та польські МіГи підсилять існуючий авіапарк. Однак це — літаки 70-хроків, не надто ефективні проти ракет та дронів, хоч українські пілоти іроблять все можливе, аби їх збивати.</text:p>
      <text:p text:style-name="P4">
— Для протидії російській авіації Україна потребує сучасних західнихбагатоцільових винищувачів, як ми неодноразово на цьому наголошували, — додаввін.</text:p>
      <text:p text:style-name="P4">
Source: <text:a xlink:type="simple" xlink:href="https://armyinform.com.ua/2023/04/18/slovaczki-ta-polski-migy-pidsylyat-isnuyuchyj-aviapark-yurij-ignat/" text:style-name="Internet_20_link" text:visited-style-name="Visited_20_Internet_20_Link">
https://armyinform.com.ua/2023/04/18/slovaczki-ta-polski-migy-pidsylyat-isnuyuchyj-aviapark-yurij-ignat/</text:a>
</text:p>
      <!--NEWS-->
      <text:h text:style-name="P10" text:outline-level="1">
<text:span text:style-name="T4">
Противник завдав 4 ракетних та 44 авіаудари, здійснив близько 20 обстрілів з РСЗВ</text:span>
</text:h>
      <text:p text:style-name="P4">
Author: ['АРМІЯINFORM']</text:p>
      <text:p text:style-name="P4">
Time: 2023-04-18T84: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2022-08-24-rankovi-obstrily-mist-ukrayiny-24-serpnya.jpg" text:style-name="Internet_20_link" text:visited-style-name="Visited_20_Internet_20_Link">
2022-08-24-rankovi-obstrily-mist-ukrayiny-24-serpnya.jpg</text:a>
']</text:p>
      <text:p text:style-name="P4">
Tags: ['STOPRUSSIA', 'АГРЕСІЯ РФ', 'ГШ ЗСУ']</text:p>
      <text:p text:style-name="P4">
Category: News</text:p>
      <!--METADATA-->
      <text:p text:style-name="P4">
<draw:frame draw:style-name="fr1" draw:name="Image411" text:anchor-type="as-char" svg:width="6.9236in" svg:height="4.615733in" draw:z-index="0">
<draw:image xlink:href="../Images/AРМІЯINFORM/2023-04-18T84-00-00-04-00/2022-08-24-rankovi-obstrily-mist-ukrayiny-24-serpnya.jpg" xlink:type="simple" xlink:show="embed" xlink:actuate="onLoad" draw:mime-type="image/jpeg"/>
</draw:frame>
 Ілюстративне фото <text:span text:style-name="T4">
🔥 Ситуація щодоросійського вторгнення</text:span>
</text:p>
      <text:p text:style-name="P4">
Про це<text:a xlink:type="simple" xlink:href="https://www.facebook.com/GeneralStaff.ua/posts/pfbid02mPSEV8MmT1e5moo9NmJXYAtwDupK4PVdB7yB5yFKCaNvSN3RFdkx9dFHpcPzVZDvl" text:style-name="Internet_20_link" text:visited-style-name="Visited_20_Internet_20_Link">
повідомляє</text:a>
Генеральний штаб Збройних Сил України в оперативній інформації станом на 18:0018.04.2023 щодо російського вторгнення.</text:p>
      <text:p text:style-name="P4">
«російська федерація продовжує ігнорувати Міжнародне гуманітарне право, завдаєударів, здійснює обстріли не лише по позиціях наших військ, а й по цивільнійінфраструктурі населених пунктів, тероризуючи мирних жителів.</text:p>
      <text:p text:style-name="P4">
«Протягом доби противник завдав 4 ракетних та 44 авіаційні удари, здійснивблизько 20 обстрілів із реактивних систем залпового вогню по позиціях нашихвійськ та населених пунктах, постраждали цивільні люди.</text:p>
      <text:p text:style-name="P4">
Ймовірність завдавання ракетних та авіаційних ударів по всій території Українизалишається досить високою», — йдеться в повідомленні.</text:p>
      <text:p text:style-name="P4">
Source: <text:a xlink:type="simple" xlink:href="https://armyinform.com.ua/2023/04/18/protyvnyk-zavdav-4-raketnyh-ta-44-aviaudary-zdijsnyv-blyzko-20-obstriliv-z-rszv/" text:style-name="Internet_20_link" text:visited-style-name="Visited_20_Internet_20_Link">
https://armyinform.com.ua/2023/04/18/protyvnyk-zavdav-4-raketnyh-ta-44-aviaudary-zdijsnyv-blyzko-20-obstriliv-z-rszv/</text:a>
</text:p>
      <!--NEWS-->
      <text:h text:style-name="P10" text:outline-level="1">
<text:span text:style-name="T4">
Українські захисники відбили близько 30 атак противника на чотирьох напрямках</text:span>
</text:h>
      <text:p text:style-name="P4">
Author: ['АРМІЯINFORM']</text:p>
      <text:p text:style-name="P4">
Time: 2023-04-18T85: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dcc1cc-zsu.jpg" text:style-name="Internet_20_link" text:visited-style-name="Visited_20_Internet_20_Link">
9dcc1cc-zsu.jpg</text:a>
']</text:p>
      <text:p text:style-name="P4">
Tags: ['STOPRUSSIA', 'ГШ ЗСУ']</text:p>
      <text:p text:style-name="P4">
Category: News</text:p>
      <!--METADATA-->
      <text:p text:style-name="P4">
<draw:frame draw:style-name="fr1" draw:name="Image412" text:anchor-type="as-char" svg:width="6.9236in" svg:height="3.883237in" draw:z-index="0">
<draw:image xlink:href="../Images/AРМІЯINFORM/2023-04-18T85-00-00-04-00/9dcc1cc-zsu.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mPSEV8MmT1e5moo9NmJXYAtwDupK4PVdB7yB5yFKCaNvSN3RFdkx9dFHpcPzVZDvl" text:style-name="Internet_20_link" text:visited-style-name="Visited_20_Internet_20_Link">
повідомляє</text:a>
Генеральний штаб Збройних Сил України в оперативній інформації станом на 18.0018.04.2023 щодо російського вторгнення.</text:p>
      <text:p text:style-name="P4">
«Противник, ціною великих втрат, продовжує вести загарбницьку війну. Основнізусилля зосереджує на веденні наступальних дій на Лиманському, Бахмутському,Авдіївському та Мар’їнському напрямках. Протягом доби, на зазначених ділянкахфронту, відбито близько 30 атак противника. Найзапекліші бої ведуться заБахмут та Мар’їнку», — йдеться у повідомленні.</text:p>
      <text:p text:style-name="P4">
Source: <text:a xlink:type="simple" xlink:href="https://armyinform.com.ua/2023/04/18/ukrayinski-zahysnyky-vidbyly-blyzko-30-atak-protyvnyka-na-chotyroh-napryamkah/" text:style-name="Internet_20_link" text:visited-style-name="Visited_20_Internet_20_Link">
https://armyinform.com.ua/2023/04/18/ukrayinski-zahysnyky-vidbyly-blyzko-30-atak-protyvnyka-na-chotyroh-napryamkah/</text:a>
</text:p>
      <!--NEWS-->
      <text:h text:style-name="P10" text:outline-level="1">
<text:span text:style-name="T4">
Велика Британія подарувала ЗСУ ескадрон з 14 потужних танків Challenger 2</text:span>
</text:h>
      <text:p text:style-name="P4">
Author: ['АРМІЯINFORM']</text:p>
      <text:p text:style-name="P4">
Time: 2023-04-18T86:00:00-04:00</text:p>
      <text:p text:style-name="P4">
Description: Про це у Facebook повідомляє Служба зв'язків з громадськістю Збройних Сил Вели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021622_1014099939560002_621430744139699902_n.jpg" text:style-name="Internet_20_link" text:visited-style-name="Visited_20_Internet_20_Link">
342021622_1014099939560002_621430744139699902_n.jpg</text:a>
']</text:p>
      <text:p text:style-name="P4">
Tags: ['STOPRUSSIA', 'АГРЕСІЯ РФ']</text:p>
      <text:p text:style-name="P4">
Category: News</text:p>
      <!--METADATA-->
      <text:p text:style-name="P4">
<draw:frame draw:style-name="fr1" draw:name="Image413" text:anchor-type="as-char" svg:width="6.9236in" svg:height="4.615733in" draw:z-index="0">
<draw:image xlink:href="../Images/AРМІЯINFORM/2023-04-18T86-00-00-04-00/342021622_1014099939560002_621430744139699902_n.jpg" xlink:type="simple" xlink:show="embed" xlink:actuate="onLoad" draw:mime-type="image/jpeg"/>
</draw:frame>
</text:p>
      <text:p text:style-name="P4">
Про це у Facebook <text:a xlink:type="simple" xlink:href="https://www.facebook.com/ukarmedforces" text:style-name="Internet_20_link" text:visited-style-name="Visited_20_Internet_20_Link">
повідомляє</text:a>
 Службазв'язків з громадськістю Збройних Сил Великої Британії.</text:p>
      <text:p text:style-name="P4">
«Велика Британія подарувала Збройним Силам України ескадрон з 14 потужнихтанків Challenger 2, якими інструктори Великої Британії навчиливійськовослужбовців, як керувати та як використовувати Challenger 2», —йдеться в повідомленні.</text:p>
      <text:p text:style-name="P4">
Source: <text:a xlink:type="simple" xlink:href="https://armyinform.com.ua/2023/04/18/velyka-brytaniya-podaruvala-zsu-eskadron-z-14-potuzhnyh-tankiv-challenger-2/" text:style-name="Internet_20_link" text:visited-style-name="Visited_20_Internet_20_Link">
https://armyinform.com.ua/2023/04/18/velyka-brytaniya-podaruvala-zsu-eskadron-z-14-potuzhnyh-tankiv-challenger-2/</text:a>
</text:p>
      <!--NEWS-->
      <text:h text:style-name="P10" text:outline-level="1">
<text:span text:style-name="T4">
Авіація Сил оборони за добу завдала 3 удари по районах зосередження ворога</text:span>
</text:h>
      <text:p text:style-name="P4">
Author: ['АРМІЯINFORM']</text:p>
      <text:p text:style-name="P4">
Time: 2023-04-18T87: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ГРЕСІЯ РФ', 'ГШ ЗСУ']</text:p>
      <text:p text:style-name="P4">
Category: News</text:p>
      <!--METADATA-->
      <text:p text:style-name="P4">
<draw:frame draw:style-name="fr1" draw:name="Image414" text:anchor-type="as-char" svg:width="6.9236in" svg:height="4.501139in" draw:z-index="0">
<draw:image xlink:href="../Images/AРМІЯINFORM/2023-04-18T87-00-00-04-00/war-1.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mPSEV8MmT1e5moo9NmJXYAtwDupK4PVdB7yB5yFKCaNvSN3RFdkx9dFHpcPzVZDvl" text:style-name="Internet_20_link" text:visited-style-name="Visited_20_Internet_20_Link">
повідомляє</text:a>
Генеральний штаб Збройних Сил України в оперативній інформації станом на 18:0018.04.2023 щодо російського вторгнення.</text:p>
      <text:p text:style-name="P4">
«Авіація Сил оборони за добу завдала 3 удари по районах зосередження особовогоскладу та удару по зенітно-ракетному комплексу противника.</text:p>
      <text:p text:style-name="P4">
Підрозділи ракетних військ і артилерії уразили 2 райони зосередження живоїсили, озброєння і військової техніки, станцію радіоелектронної боротьби та щеодин важливий військовий об’єкт окупантів», — йдеться в повідомленні.</text:p>
      <text:p text:style-name="P4">
Source: <text:a xlink:type="simple" xlink:href="https://armyinform.com.ua/2023/04/18/aviacziya-syl-oborony-za-dobu-zavdala-3-udariv-po-rajonah-zoseredzhennya-voroga/" text:style-name="Internet_20_link" text:visited-style-name="Visited_20_Internet_20_Link">
https://armyinform.com.ua/2023/04/18/aviacziya-syl-oborony-za-dobu-zavdala-3-udariv-po-rajonah-zoseredzhennya-voroga/</text:a>
</text:p>
      <!--NEWS-->
      <text:h text:style-name="P10" text:outline-level="1">
<text:span text:style-name="T4">
Львівський авіазавод зобов’язаний сплатити оборонному відомству майже 2,4 млн гривень штрафних санкції</text:span>
</text:h>
      <text:p text:style-name="P4">
Author: ['АРМІЯINFORM']</text:p>
      <text:p text:style-name="P4">
Time: 2023-04-18T88:00:00-04:00</text:p>
      <text:p text:style-name="P4">
Description: Відповідне рішення ухвалив 6 квітня 2023 року Господарський суд міста Києва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sud.jpg" text:style-name="Internet_20_link" text:visited-style-name="Visited_20_Internet_20_Link">
sud.jpg</text:a>
']</text:p>
      <text:p text:style-name="P4">
Tags: ['СПЕЦІАЛЬНА ПРОКУРАТУРА У СФЕРІ ОБОРОНИ', 'ШТРАФ']</text:p>
      <text:p text:style-name="P4">
Category: News</text:p>
      <!--METADATA-->
      <text:p text:style-name="P4">
<draw:frame draw:style-name="fr1" draw:name="Image415" text:anchor-type="as-char" svg:width="6.9236in" svg:height="3.894525in" draw:z-index="0">
<draw:image xlink:href="../Images/AРМІЯINFORM/2023-04-18T88-00-00-04-00/sud.jpg" xlink:type="simple" xlink:show="embed" xlink:actuate="onLoad" draw:mime-type="image/jpeg"/>
</draw:frame>
</text:p>
      <text:p text:style-name="P4">
Відповідне рішення ухвалив 6 квітня 2023 року Господарський суд міста Києва зарезультатами розгляду позовної заяви заступника керівника Спеціалізованоїпрокуратури у сфері оборони Західного регіону.</text:p>
      <text:p text:style-name="P4">
Йдеться про укладений у 2007 році між Міністерством оборони України тадержавним підприємством контракт про виконання дослідницько-конструкторськоїроботи з модернізації літака.</text:p>
      <text:p text:style-name="P4">
Однак підприємство допустило протермінування виконання робіт.</text:p>
      <text:p text:style-name="P4">
Відтак, завдяки втручанню прокуратури, завод сплатить вказану суму штрафу.</text:p>
      <text:p text:style-name="P4">
<text:span text:style-name="T4">
Джерело:</text:span>
 <text:a xlink:type="simple" xlink:href="https://vpzhr.gp.gov.ua/ua/news.html" text:style-name="Internet_20_link" text:visited-style-name="Visited_20_Internet_20_Link">
Пресслужба Спеціалізованої прокуратури у сфері оборони Західногорегіону</text:a>
</text:p>
      <text:p text:style-name="P4">
Source: <text:a xlink:type="simple" xlink:href="https://armyinform.com.ua/2023/04/18/lvivskyj-aviazavod-zobovyazanyj-splatyty-oboronnomu-vidomstvu-majzhe-24-mln-gryven-shtrafnyh-sankcziyi/" text:style-name="Internet_20_link" text:visited-style-name="Visited_20_Internet_20_Link">
https://armyinform.com.ua/2023/04/18/lvivskyj-aviazavod-zobovyazanyj-splatyty-oboronnomu-vidomstvu-majzhe-24-mln-gryven-shtrafnyh-sankcziyi/</text:a>
</text:p>
      <!--NEWS-->
      <text:h text:style-name="P10" text:outline-level="1">
<text:span text:style-name="T4">
Удосконалено механізм виплати державної допомоги евакуйованим із небезпечних регіонів</text:span>
</text:h>
      <text:p text:style-name="P4">
Author: ['АРМІЯINFORM']</text:p>
      <text:p text:style-name="P4">
Time: 2023-04-18T89:00:00-04:00</text:p>
      <text:p text:style-name="P4">
Description: Сьогодні Уряд підтримав зміни до постанови Кабінету Міністрів України № 1195, спрямова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1.jpg" text:style-name="Internet_20_link" text:visited-style-name="Visited_20_Internet_20_Link">
6-31.jpg</text:a>
']</text:p>
      <text:p text:style-name="P4">
Tags: ['STOPRUSSIA', 'АГРЕСІЯ РФ', 'ВТОРГНЕННЯ РФ']</text:p>
      <text:p text:style-name="P4">
Category: News</text:p>
      <!--METADATA-->
      <text:p text:style-name="P4">
<draw:frame draw:style-name="fr1" draw:name="Image416" text:anchor-type="as-char" svg:width="6.9236in" svg:height="4.708048in" draw:z-index="0">
<draw:image xlink:href="../Images/AРМІЯINFORM/2023-04-18T89-00-00-04-00/6-31.jpg" xlink:type="simple" xlink:show="embed" xlink:actuate="onLoad" draw:mime-type="image/jpeg"/>
</draw:frame>
Ілюстративне фото</text:p>
      <text:p text:style-name="P4">
Сьогодні Уряд підтримав зміни до постанови Кабінету Міністрів України № 1195,спрямовані на вдосконалення механізму виплат особам, котрі евакуюються знебезпечних територій.</text:p>
      <text:p text:style-name="P4">
Про це <text:a xlink:type="simple" xlink:href="https://minre.gov.ua/2023/04/18/udoskonaleno-mehanizm-vyplaty-derzhavnoyi-dopomogy-evakujovanym-iz-nebezpechnyh-regioniv/" text:style-name="Internet_20_link" text:visited-style-name="Visited_20_Internet_20_Link">
повідомляє</text:a>
Міністерство з питань реінтеграції тимчасово окупованих територій України.</text:p>
      <text:p text:style-name="P4">
Гарантовані грошові виплати зможуть отримувати як люди, які виїжджаютьевакуаційними потягами, так і ті, хто виїжджають спеціальними евакуаційнимиавтобусами.</text:p>
      <text:p text:style-name="P4">
Повідомляти про евакуацію слід завчасно до органів місцевої влади. Щоб вонизмогли передати обласній військовій адміністрації списки та категорії осіб,які евакуюються.</text:p>
      <text:p text:style-name="P4">
Люди гарантовано отримають одноразову фінансову допомогу у розмірі 2 тис.гривень на дорослого і 3 тис. гривень на дітей віком до 18 років та осіб зінвалідністю.</text:p>
      <text:p text:style-name="P4">
При отриманні коштів обов’язково необхідно пред’явити документ, що посвідчуєособу, ідентифікаційний код, свідоцтво про народження дитини, для осіб зінвалідністю — відповідний підтверджуючий документ.</text:p>
      <text:p text:style-name="P4">
Щоб уникнути дублювання виплат або зловживань, Укрпошта розробляє програмуверифікації осіб, які евакуюються.</text:p>
      <text:p text:style-name="P4">
З питань евакуації й отримання грошової допомоги від держави можна звернутисяна гарячу лінію кризового реагування: 15-48 або на гарячу лінію Уповноваженогоз питань ВПО за номером: (066) 813-62-39.</text:p>
      <text:p text:style-name="P4">
Source: <text:a xlink:type="simple" xlink:href="https://armyinform.com.ua/2023/04/18/udoskonaleno-mehanizm-vyplaty-derzhavnoyi-dopomogy-evakujovanym-iz-nebezpechnyh-regioniv/" text:style-name="Internet_20_link" text:visited-style-name="Visited_20_Internet_20_Link">
https://armyinform.com.ua/2023/04/18/udoskonaleno-mehanizm-vyplaty-derzhavnoyi-dopomogy-evakujovanym-iz-nebezpechnyh-regioniv/</text:a>
</text:p>
      <!--NEWS-->
      <text:h text:style-name="P10" text:outline-level="1">
<text:span text:style-name="T4">
Реформи та трансформація — це важливі складові успішного розвитку системи оборони — Олексій Резніков</text:span>
</text:h>
      <text:p text:style-name="P4">
Author: ['АРМІЯINFORM']</text:p>
      <text:p text:style-name="P4">
Time: 2023-04-18T90:00:00-04:00</text:p>
      <text:p text:style-name="P4">
Description: Сьогодні, 18 квітня, Міністр оборони України Олексій Резніков провів зустріч із Офіс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vv.jpeg" text:style-name="Internet_20_link" text:visited-style-name="Visited_20_Internet_20_Link">
reznikovvv.jpeg</text:a>
']</text:p>
      <text:p text:style-name="P4">
Tags: ['ОЛЕКСІЙ РЕЗНІКОВ', 'РЕФОРМИ']</text:p>
      <text:p text:style-name="P4">
Category: News</text:p>
      <!--METADATA-->
      <text:p text:style-name="P4">
<draw:frame draw:style-name="fr1" draw:name="Image417" text:anchor-type="as-char" svg:width="6.9236in" svg:height="4.32725in" draw:z-index="0">
<draw:image xlink:href="../Images/AРМІЯINFORM/2023-04-18T90-00-00-04-00/reznikovvv.jpeg" xlink:type="simple" xlink:show="embed" xlink:actuate="onLoad" draw:mime-type="image/jpeg"/>
</draw:frame>
</text:p>
      <text:p text:style-name="P4">
Сьогодні, 18 квітня, Міністр оборони України Олексій Резніков провів зустрічіз Офісом з підтримки змін.</text:p>
      <text:p text:style-name="P4">
На зустрічі були присутні усі члени Офісу: Юлія Марушевська, Арсен Жумаділов,Сергій Карпенко, Артур Переверзєв, Тетяна Харченко та Олег Шиманський.</text:p>
      <text:p text:style-name="P4">
«Реформи і трансформація — це важливі складові успішного розвитку системиоборони, зокрема й в рамках інтеграції стандартів НАТО. Я радий, що ви всідолучилися до роботи. Певен, це буде успішний проект», — наголосив ОлексійРезніков.</text:p>
      <text:p text:style-name="P4">
На зустрічі було визначено, що одна з першочергових задач Офісу — проекттрансформації системи оборонних закупівель.</text:p>
      <text:p text:style-name="P4">
Окрім того, необхідно зосередити зусилля на напрямах, які відповідатимутьвимогам цивільно-демократичного контролю, транспарентності тавзаємосумісності.</text:p>
      <text:p text:style-name="P4">
Завдання для команди Офісу — рухатися максимально швидко.</text:p>
      <text:p text:style-name="P4">
Нагадаємо, минулого тижня у системі Міністерства оборони України створено Офісз підтримки змін. Положення про консультативно-дорадчий орган затвердженоНаказом Міністра оборони України Олексія Резнікова.</text:p>
      <text:p text:style-name="P4">
Головою Офісу з підтримки змін призначено громадську та політичну діячку ЮліюМарушевську.  До команди Офісу також увійшли Арсен Жумаділов, Сергій Карпенко, АртурПереверзєв, Тетяна Харченко та Олег Шиманський.</text:p>
      <text:p text:style-name="P4">
Source: <text:a xlink:type="simple" xlink:href="https://armyinform.com.ua/2023/04/18/reformy-ta-transformacziya-cze-vazhlyvi-skladovi-uspishnogo-rozvytku-systemy-oborony-oleksij-reznikov/" text:style-name="Internet_20_link" text:visited-style-name="Visited_20_Internet_20_Link">
https://armyinform.com.ua/2023/04/18/reformy-ta-transformacziya-cze-vazhlyvi-skladovi-uspishnogo-rozvytku-systemy-oborony-oleksij-reznikov/</text:a>
</text:p>
      <!--NEWS-->
      <text:h text:style-name="P10" text:outline-level="1">
<text:span text:style-name="T4">
Володимир Зеленський провів телефонну розмову зі спікером Палати представників США</text:span>
</text:h>
      <text:p text:style-name="P4">
Author: ['АРМІЯINFORM']</text:p>
      <text:p text:style-name="P4">
Time: 2023-04-18T91:00:00-04:00</text:p>
      <text:p text:style-name="P4">
Description: Під час робочої поїздки на Полтавщину Президент України Володимир Зеленський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30422476309645649_y.jpg" text:style-name="Internet_20_link" text:visited-style-name="Visited_20_Internet_20_Link">
photo_5330422476309645649_y.jpg</text:a>
']</text:p>
      <text:p text:style-name="P4">
Tags: ['ВОЛОДИМИР ЗЕЛЕНСЬКИЙ', 'КЕВІН МАККАРТІ', 'САНКЦІЇ', 'ТЕЛЕФОННА РОЗМОВА']</text:p>
      <text:p text:style-name="P4">
Category: News</text:p>
      <!--METADATA-->
      <text:p text:style-name="P4">
<draw:frame draw:style-name="fr1" draw:name="Image418" text:anchor-type="as-char" svg:width="6.9236in" svg:height="4.61393in" draw:z-index="0">
<draw:image xlink:href="../Images/AРМІЯINFORM/2023-04-18T91-00-00-04-00/photo_5330422476309645649_y.jpg" xlink:type="simple" xlink:show="embed" xlink:actuate="onLoad" draw:mime-type="image/jpeg"/>
</draw:frame>
</text:p>
      <text:p text:style-name="P4">
Під час робочої поїздки на Полтавщину Президент України Володимир Зеленськийпровів телефонну розмову зі спікером Палати представників Конгресу США КевіномМаккарті. Про це <text:a xlink:type="simple" xlink:href="https://www.president.gov.ua/news/volodimir-zelenskij-proviv-telefonnu-rozmovu-zi-spikerom-pal-82329" text:style-name="Internet_20_link" text:visited-style-name="Visited_20_Internet_20_Link">
повідомляє</text:a>
 Офіс ПрезидентаУкраїни.</text:p>
      <text:p text:style-name="P4">
Глава Української держави висловив подяку за незмінну двопартійну підтримкуУкраїни з боку Конгресу Сполучених Штатів.</text:p>
      <text:p text:style-name="P4">
Володимир Зеленський поінформував співрозмовника про перебіг бойових дій наосновних напрямках фронту й про нагальні оборонні потреби нашої країни,зокрема у бронетехніці, далекобійній зброї, артилерії, ППО та авіації. Якзапевнив Президент, Україна готова звітувати за кожен долар американськоїдопомоги.</text:p>
      <text:p text:style-name="P4">
Крім того, Глава Української держави та спікер Палати представників СШАобговорили необхідність посилення санкційного тиску на росію, зокрема зниженняцінової стелі на російські нафту й газ.</text:p>
      <text:p text:style-name="P4">
Володимир Зеленський запросив Кевіна Маккарті відвідати Україну з візитом.</text:p>
      <text:p text:style-name="P4">
Source: <text:a xlink:type="simple" xlink:href="https://armyinform.com.ua/2023/04/18/volodymyr-zelenskyj-proviv-telefonnu-rozmovu-zi-spikerom-palaty-predstavnykiv-ssha/" text:style-name="Internet_20_link" text:visited-style-name="Visited_20_Internet_20_Link">
https://armyinform.com.ua/2023/04/18/volodymyr-zelenskyj-proviv-telefonnu-rozmovu-zi-spikerom-palaty-predstavnykiv-ssha/</text:a>
</text:p>
      <!--NEWS-->
      <text:h text:style-name="P10" text:outline-level="1">
<text:span text:style-name="T4">
Довіра — це головне в роботі та досягненні спільних цілей: Міністр оборони привітав новообраний склад Антикорради</text:span>
</text:h>
      <text:p text:style-name="P4">
Author: ['АРМІЯINFORM']</text:p>
      <text:p text:style-name="P4">
Time: 2023-04-18T92:00:00-04:00</text:p>
      <text:p text:style-name="P4">
Description: Сьогодні, 18 квітня, Міністр оборони України Олексій Резніков привітав новий скл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photo_2021-12-10_12-16-09.jpg" text:style-name="Internet_20_link" text:visited-style-name="Visited_20_Internet_20_Link">
photo_2021-12-10_12-16-09.jpg</text:a>
']</text:p>
      <text:p text:style-name="P4">
Tags: ['АНТИКОРУПЦІЙНА РАДА ПРИ МОУ', 'ОЛЕКСІЙ РЕЗНІКОВ', 'ПРИВІТАННЯ']</text:p>
      <text:p text:style-name="P4">
Category: News</text:p>
      <!--METADATA-->
      <text:p text:style-name="P4">
<draw:frame draw:style-name="fr1" draw:name="Image419" text:anchor-type="as-char" svg:width="6.9236in" svg:height="4.608521in" draw:z-index="0">
<draw:image xlink:href="../Images/AРМІЯINFORM/2023-04-18T92-00-00-04-00/photo_2021-12-10_12-16-09.jpg" xlink:type="simple" xlink:show="embed" xlink:actuate="onLoad" draw:mime-type="image/jpeg"/>
</draw:frame>
 Міністерство оборониУкраїни</text:p>
      <text:p text:style-name="P4">
Сьогодні, 18 квітня, Міністр оборони України Олексій Резніков привітав новийсклад і новообране керівництво Громадської антикорупційної ради приМіноборони.</text:p>
      <text:p text:style-name="P4">
В рамках зустрічі Олексій Резніков підкреслив важливість роботи Антикорради,мета якої, серед інших, — налагодити механізми відкритості у взаємодії зсуспільством.</text:p>
      <text:p text:style-name="P4">
За словами Міністра, важливими також є напрями, які наближають вступ Українидо НАТО.</text:p>
      <text:p text:style-name="P4">
Міністр попросив членів Антикорради сконцентруватися на формуванні плануроботи і тих напрямів, які важливі для суспільства і сектору оборони.</text:p>
      <text:p text:style-name="P4">
У свою чергу команда Антикорради висловила готовність до ефективної взаємодії.Сторони домовилися систематично зустрічатись, в тому числі за участіпрофільних заступників Міністра та керівників структурних підрозділівМіноборони.</text:p>
      <text:p text:style-name="P4">
Нагадаємо, 14 квітня відбулося установче засідання Громадської антикорупційноїради при Міністерстві оборони України, яка утворена за ініціативи Міністраоборонного відомства Олексія Резнікова.</text:p>
      <text:p text:style-name="P4">
Під час установчого засідання члени новообраної Громадської антикорупційноїради при Міноборони обрали головою Євгена Грушовця, заступником — АнастасіюШубу, а секретарем Ради — Віктора Прудковських.</text:p>
      <text:p text:style-name="P4">
<text:span text:style-name="T4">
Джерело:</text:span>
 <text:a xlink:type="simple" xlink:href="https://www.mil.gov.ua/news/2023/04/18/spilnih-czilej-ministr-oboroni-privitav-novoobranij-sklad-antikorradi/" text:style-name="Internet_20_link" text:visited-style-name="Visited_20_Internet_20_Link">
Міністерство оборониУкраїни</text:a>
</text:p>
      <text:p text:style-name="P4">
Source: <text:a xlink:type="simple" xlink:href="https://armyinform.com.ua/2023/04/18/dovira-cze-golovne-v-roboti-ta-dosyagnenni-spilnyh-czilej-ministr-oborony-pryvitav-novoobranyj-sklad-antykorrady/" text:style-name="Internet_20_link" text:visited-style-name="Visited_20_Internet_20_Link">
https://armyinform.com.ua/2023/04/18/dovira-cze-golovne-v-roboti-ta-dosyagnenni-spilnyh-czilej-ministr-oborony-pryvitav-novoobranyj-sklad-antykorrady/</text:a>
</text:p>
      <!--NEWS-->
      <text:h text:style-name="P10" text:outline-level="1">
<text:span text:style-name="T4">
На Полтавщині Президент України відвідав у лікарні поранених військовослужбовців та вручив нагороди</text:span>
</text:h>
      <text:p text:style-name="P4">
Author: ['АРМІЯINFORM']</text:p>
      <text:p text:style-name="P4">
Time: 2023-04-18T93:00:00-04:00</text:p>
      <text:p text:style-name="P4">
Description: Під час робочої поїздки у Полтавську область Володимир Зеленський відвідав один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7e29fb8f35e04e8d3e7370af7f75356_1681841188_extra_large.jpeg" text:style-name="Internet_20_link" text:visited-style-name="Visited_20_Internet_20_Link">
f7e29fb8f35e04e8d3e7370af7f75356_1681841188_extra_large.jpeg</text:a>
', '<text:a xlink:type="simple" xlink:href="https://armyinform.com.ua/wp-content/uploads/2023/04/e173356f5f7b645e400f38ab18986fb7_1681841190_extra_large.jpeg" text:style-name="Internet_20_link" text:visited-style-name="Visited_20_Internet_20_Link">
e173356f5f7b645e400f38ab18986fb7_1681841190_extra_large.jpeg</text:a>
']</text:p>
      <text:p text:style-name="P4">
Tags: ['ВОЛОДИМИР ЗЕЛЕНСЬКИЙ', 'ЛІКАРНЯ', 'НАГОРОДЖЕННЯ', 'ПОЛТАВЩИНА', 'ПОРАНЕНІ']</text:p>
      <text:p text:style-name="P4">
Category: News</text:p>
      <!--METADATA-->
      <text:p text:style-name="P4">
<draw:frame draw:style-name="fr1" draw:name="Image420" text:anchor-type="as-char" svg:width="6.9236in" svg:height="4.617948in" draw:z-index="0">
<draw:image xlink:href="../Images/AРМІЯINFORM/2023-04-18T93-00-00-04-00/f7e29fb8f35e04e8d3e7370af7f75356_1681841188_extra_large.jpeg" xlink:type="simple" xlink:show="embed" xlink:actuate="onLoad" draw:mime-type="image/jpeg"/>
</draw:frame>
</text:p>
      <text:p text:style-name="P4">
Під час робочої поїздки у Полтавську область Володимир Зеленський відвідаводин із медичних закладів, де лікуються українські військовослужбовці. Про це<text:a xlink:type="simple" xlink:href="https://www.president.gov.ua/news/na-poltavshini-prezident-vidvidav-u-likarni-poranenih-vijsko-82333" text:style-name="Internet_20_link" text:visited-style-name="Visited_20_Internet_20_Link">
повідомляє</text:a>
 офіс Глави держави.</text:p>
      <text:p text:style-name="P4">
Президент України поспілкувався з бійцями та вручив їм державні нагороди. Заособисту мужність і самовіддані дії, виявлені в захисті державногосуверенітету й територіальної цілісності України, захисники відзначенімедалями «За військову службу Україні».</text:p>
      <text:p text:style-name="P4">
«Дякую вам за службу. Одужуйте швидше. Перемога буде за нами», — сказавВолодимир Зеленський.</text:p>
      <text:p text:style-name="P4">
<draw:frame draw:style-name="fr1" draw:name="Image421" text:anchor-type="as-char" svg:width="6.9236in" svg:height="4.617948in" draw:z-index="0">
<draw:image xlink:href="../Images/AРМІЯINFORM/2023-04-18T93-00-00-04-00/e173356f5f7b645e400f38ab18986fb7_1681841190_extra_large.jpeg" xlink:type="simple" xlink:show="embed" xlink:actuate="onLoad" draw:mime-type="image/jpeg"/>
</draw:frame>
</text:p>
      <text:p text:style-name="P4">
Глава держави також оглянув рентгенологічне й нейрохірургічне відділеннялікарні та ознайомився з роботою центру реабілітаційної медицини. ПрезидентуУкраїни показали сучасне обладнання, яке допомагає провести якіснуреабілітацію пацієнтів.</text:p>
      <text:p text:style-name="P4">
Володимир Зеленський вручив представникам Медичних сил ЗСУ ордени ДанилаГалицького, княгині Ольги ІІІ ступеня, медалі «За військову службу Україні», атакож присвоїв їм почесні звання «Заслужений лікар України».</text:p>
      <text:p text:style-name="P4">
«Хочу подякувати вам. Ви робите велику роботу, яку цінують не лише хлопці йдівчата, які лікуються тут, а й усі громадяни України. Бажаю вам здоров’я, якеви даєте нашим воїнам і цивільним. Бажаю вам перемоги», — сказав ПрезидентУкраїни.</text:p>
      <text:p text:style-name="P4">
Source: <text:a xlink:type="simple" xlink:href="https://armyinform.com.ua/2023/04/18/na-poltavshhyni-prezydent-ukrayiny-vidvidav-u-likarni-poranenyh-vijskovosluzhbovcziv-ta-vruchyv-nagorody/" text:style-name="Internet_20_link" text:visited-style-name="Visited_20_Internet_20_Link">
https://armyinform.com.ua/2023/04/18/na-poltavshhyni-prezydent-ukrayiny-vidvidav-u-likarni-poranenyh-vijskovosluzhbovcziv-ta-vruchyv-nagorody/</text:a>
</text:p>
      <!--NEWS-->
      <text:h text:style-name="P10" text:outline-level="1">
<text:span text:style-name="T4">
Володимир Зеленський провів нараду щодо безпекової та соціально-економічної ситуації на Полтавщині</text:span>
</text:h>
      <text:p text:style-name="P4">
Author: ['АРМІЯINFORM']</text:p>
      <text:p text:style-name="P4">
Time: 2023-04-18T94:00:00-04:00</text:p>
      <text:p text:style-name="P4">
Description: Під час робочої поїздки у Полтавську область Президент України провів нараду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db8b61e7957cf98fe2b4f70160942f_1681841405_extra_large.jpeg" text:style-name="Internet_20_link" text:visited-style-name="Visited_20_Internet_20_Link">
badb8b61e7957cf98fe2b4f70160942f_1681841405_extra_large.jpeg</text:a>
']</text:p>
      <text:p text:style-name="P4">
Tags: ['БЕЗПЕКОВА СИТУАЦІЯ', 'ВОЛОДИМИР ЗЕЛЕНСЬКИЙ', 'ПОЛТАВЩИНА']</text:p>
      <text:p text:style-name="P4">
Category: News</text:p>
      <!--METADATA-->
      <text:p text:style-name="P4">
<draw:frame draw:style-name="fr1" draw:name="Image422" text:anchor-type="as-char" svg:width="6.9236in" svg:height="4.617948in" draw:z-index="0">
<draw:image xlink:href="../Images/AРМІЯINFORM/2023-04-18T94-00-00-04-00/badb8b61e7957cf98fe2b4f70160942f_1681841405_extra_large.jpeg" xlink:type="simple" xlink:show="embed" xlink:actuate="onLoad" draw:mime-type="image/jpeg"/>
</draw:frame>
</text:p>
      <text:p text:style-name="P4">
Під час робочої поїздки у Полтавську область Президент України провів нарадущодо безпекової, соціально-економічної та суспільно-політичної ситуації врегіоні.</text:p>
      <text:p text:style-name="P4">
Учасники заслухали інформацію від начальника Полтавської обласної військовоїадміністрації Дмитра Луніна про соціально-економічне становище в області.</text:p>
      <text:p text:style-name="P4">
Також було розглянуто питання щодо обстановки на Полтавщині в операційній зонівідповідальності оперативно-тактичного угруповання «Суми» та щодо готовностівійськових підрозділів до виконання завдань.</text:p>
      <text:p text:style-name="P4">
Крім того, під час наради учасники заслухали інформацію про оперативну такриміногенну ситуацію в регіоні.</text:p>
      <text:p text:style-name="P4">
<text:span text:style-name="T4">
Джерело:</text:span>
 <text:a xlink:type="simple" xlink:href="https://www.president.gov.ua/news/prezident-proviv-naradu-shodo-bezpekovoyi-ta-socialno-ekonom-82345" text:style-name="Internet_20_link" text:visited-style-name="Visited_20_Internet_20_Link">
Офіс ПрезидентаУкраїни</text:a>
</text:p>
      <text:p text:style-name="P4">
Source: <text:a xlink:type="simple" xlink:href="https://armyinform.com.ua/2023/04/18/volodymyr-zelenskyj-proviv-naradu-shhodo-bezpekovoyi-ta-soczialno-ekonomichnoyi-sytuacziyi-na-poltavshhyni/" text:style-name="Internet_20_link" text:visited-style-name="Visited_20_Internet_20_Link">
https://armyinform.com.ua/2023/04/18/volodymyr-zelenskyj-proviv-naradu-shhodo-bezpekovoyi-ta-soczialno-ekonomichnoyi-sytuacziyi-na-poltavshhyni/</text:a>
</text:p>
      <!--NEWS-->
      <text:h text:style-name="P10" text:outline-level="1">
<text:span text:style-name="T4">
Це надихає й підтримує, коли бачиш нашу українську рішучість і знаєш, що перемога буде — Президент України</text:span>
</text:h>
      <text:p text:style-name="P4">
Author: ['АРМІЯINFORM']</text:p>
      <text:p text:style-name="P4">
Time: 2023-04-18T95:00:00-04:00</text:p>
      <text:p text:style-name="P4">
Description: Бажаю здоровʼя, шановні українці!    Завершуємо цей день у Полтаві. Доволі довгий д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580bcd55e67dc5e3e730d8d11297879_1681842777_extra_large.jpeg" text:style-name="Internet_20_link" text:visited-style-name="Visited_20_Internet_20_Link">
6580bcd55e67dc5e3e730d8d11297879_1681842777_extra_large.jpeg</text:a>
']</text:p>
      <text:p text:style-name="P4">
Tags: ['ВІДЕОЗВЕРНЕННЯ', 'ПОЛТАВЩИНА', 'ПРЕЗИДЕНТ УКРАЇНИ']</text:p>
      <text:p text:style-name="P4">
Category: News</text:p>
      <!--METADATA-->
      <text:p text:style-name="P4">
<draw:frame draw:style-name="fr1" draw:name="Image423" text:anchor-type="as-char" svg:width="6.9236in" svg:height="4.067542in" draw:z-index="0">
<draw:image xlink:href="../Images/AРМІЯINFORM/2023-04-18T95-00-00-04-00/6580bcd55e67dc5e3e730d8d11297879_1681842777_extra_large.jpeg" xlink:type="simple" xlink:show="embed" xlink:actuate="onLoad" draw:mime-type="image/jpeg"/>
</draw:frame>
</text:p>
      <text:p text:style-name="P4">
<text:span text:style-name="T4">
<text:span text:style-name="T5">
Бажаю здоровʼя, шановні українці!</text:span>
</text:span>
</text:p>
      <text:p text:style-name="P4">
Завершуємо цей день у Полтаві. Доволі довгий день та емоційний.</text:p>
      <text:p text:style-name="P4">
Вранці був на Донеччині, у нашій Авдіївці. Важко бачити те, що російськітерористи зробили з цим містом…</text:p>
      <text:p text:style-name="P4">
І шана кожному нашому воїну, усім українцям і українкам, які вже 419 днів ідевʼять років стримують і поступово знищують це російське зло.</text:p>
      <text:p text:style-name="P4">
Мав честь привітати українських солдатів та офіцерів із Великоднем, вручитинагороди. Я часто у вечірніх зверненнях дякую саме їм за влучність іхоробрість, за знищення окупантів.</text:p>
      <text:p text:style-name="P4">
55-та окрема артилерійська бригада, морпіхи 35-ї й 36-ї окремих бригад,десантники 79-ї окремої бригади, воїни 110-ї окремої механізованої бригади…501-й окремий батальйон морської піхоти… Окрема президентська бригада іменіБогдана Хмельницького… Дякую всім вам за службу! І дякую вам всім за шеврони,які ви мені дали сьогодні, це справді почесно. Дякую, хлопці!</text:p>
      <text:p text:style-name="P4">
Особливо хочу подякувати нашим Медичним силам, усім лікарям, медичним сестрамі братам, які повертають наших захисників і захисниць до життя після поранень.І на Донеччині, і тут, у Полтаві, відвідав шпиталі. Гордість за наших людей,сильних навіть тоді, коли вони ще відновлюють свої сили. Честь і шана всім,хто лікує наших воїнів!</text:p>
      <text:p text:style-name="P4">
Провів у Полтаві тривалу, змістовну нараду щодо ситуації в регіоні. Військовекерівництво, місцева влада… Першочергово — безпекові та соціальні питання,безпека для закладів освіти, відбудова, забезпечення переселенців.</text:p>
      <text:p text:style-name="P4">
Є рішення щодо відновлення енергетики — генерації та мереж. Є різні дорученняробочого рівня — те, чим маємо підтримати Полтавщину. І обов’язково цезробимо.</text:p>
      <text:p text:style-name="P4">
Важливо, що жодного дня не втрачаємо у спілкуванні з нашими партнерами. І самезвідси, з Полтави, провів розмову зі спікером Палати представників КонгресуСША Кевіном Маккарті. Подякував за незмінну двопартійну підтримку. Щойно післяпоїздки на передову поінформував пана Маккарті про те, що відбувається заразна фронті, про наші оборонні потреби й можливості. Порушив питання F-16,далекобійної зброї, додаткової артилерії й трибуналу — трибуналу щодо агресіїросії проти нашої держави.</text:p>
      <text:p text:style-name="P4">
Ми разом робимо вільний світ міцнішим, і кожен долар інвестицій у такуміцність є абсолютно зрозумілим та підзвітним для наших партнерів. Запросивпана спікера відвідати Україну.</text:p>
      <text:p text:style-name="P4">
Це справді дуже надихає та підтримує — коли бачиш нашу українську рішучість ізнаєш, що перемога буде.</text:p>
      <text:p text:style-name="P4">
Дякую Донеччині й Полтавщині за сьогоднішній день!</text:p>
      <text:p text:style-name="P4">
Всім дякую, хто працює заради нашої перемоги! Слава кожному й кожній, хтозараз у бою, на бойових постах, на бойових завданнях!</text:p>
      <text:p text:style-name="P4">
І окремо хочу сьогодні відзначити тих наших бійців, які виявляють і знищуютьворожі позиції, ті позиції, із яких окупант обстрілює наші міста й села.російські удари по Херсону, по Бериславському району, по містах Донеччини —усі удари ворога отримають нашу відповідь. Відчутну відповідь.</text:p>
      <text:p text:style-name="P4">
<text:span text:style-name="T4">
<text:span text:style-name="T5">
Слава Україні!</text:span>
</text:span>
</text:p>
      <text:p text:style-name="P4">
<text:span text:style-name="T4">
Джерело:</text:span>
 <text:a xlink:type="simple" xlink:href="https://www.president.gov.ua/news/ce-nadihaye-j-pidtrimuye-koli-bachish-nashu-ukrayinsku-rishu-82337" text:style-name="Internet_20_link" text:visited-style-name="Visited_20_Internet_20_Link">
Офіс Президента України</text:a>
</text:p>
      <text:p text:style-name="P4">
Source: <text:a xlink:type="simple" xlink:href="https://armyinform.com.ua/2023/04/18/cze-nadyhaye-j-pidtrymuye-koly-bachysh-nashu-ukrayinsku-rishuchist-i-znayesh-shho-peremoga-bude-prezydent-ukrayiny/" text:style-name="Internet_20_link" text:visited-style-name="Visited_20_Internet_20_Link">
https://armyinform.com.ua/2023/04/18/cze-nadyhaye-j-pidtrymuye-koly-bachysh-nashu-ukrayinsku-rishuchist-i-znayesh-shho-peremoga-bude-prezydent-ukrayiny/</text:a>
</text:p>
      <!--NEWS-->
      <text:h text:style-name="P10" text:outline-level="1">
<text:span text:style-name="T4">
У Координаційному штабі відбулася онлайн-зустріч з родинами морпіхів</text:span>
</text:h>
      <text:p text:style-name="P4">
Author: ['АРМІЯINFORM']</text:p>
      <text:p text:style-name="P4">
Time: 2023-04-18T96:00:00-04:00</text:p>
      <text:p text:style-name="P4">
Description: У Координаційному штабі відбулася онлайн-зустріч з родинами військовослужбовців окрем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ksh3-10.jpg" text:style-name="Internet_20_link" text:visited-style-name="Visited_20_Internet_20_Link">
ksh3-10.jpg</text:a>
']</text:p>
      <text:p text:style-name="P4">
Tags: ['ЗУСТРІЧ', 'КООРДИНАЦІЙНИЙ ШТАБ З ПИТАНЬ ПОВОДЖЕННЯ З ВІЙСЬКОВОПОЛОНЕНИМИ', 'МОРПІХИ', 'РОДИНА']</text:p>
      <text:p text:style-name="P4">
Category: News</text:p>
      <!--METADATA-->
      <text:p text:style-name="P4">
<draw:frame draw:style-name="fr1" draw:name="Image424" text:anchor-type="as-char" svg:width="6.9236in" svg:height="4.823441in" draw:z-index="0">
<draw:image xlink:href="../Images/AРМІЯINFORM/2023-04-18T96-00-00-04-00/ksh3-10.jpg" xlink:type="simple" xlink:show="embed" xlink:actuate="onLoad" draw:mime-type="image/jpeg"/>
</draw:frame>
</text:p>
      <text:p text:style-name="P4">
У Координаційному штабі відбулася онлайн-зустріч з родинамивійськовослужбовців окремого батальйону морської піхоти окремої бригадиморської піхоти імені контрадмірала Михайла Білинського.</text:p>
      <text:p text:style-name="P4">
Участь в заході взяли представники Координаційного штабу та командуванняВійськово-морських сил Збройних сил України.</text:p>
      <text:p text:style-name="P4">
Одне з питань під час зустрічі стосувалося несення службивійськовослужбовцями, які повернулися з ворожого полону. За словамипредставника командування ВМС, обмеження щодо продовження служби можуть бутиза станом здоров’я.</text:p>
      <text:p text:style-name="P4">
Придатність до військової служби під час воєнного стану визначаєтьсяВійськово-лікарською комісією (ВЛК) після проходження медичного обстеження.</text:p>
      <text:p text:style-name="P4">
Згідно з висновком ВЛК військовослужбовець вважається придатним, обмеженопридатним чи непридатним до військової служби.</text:p>
      <text:p text:style-name="P4">
Якщо військовослужбовець обмежено придатний до військової служби, він можепродовжити службу, зокрема, в підрозділах забезпечення і виконувати завданнявідповідно до стану свого здоров’я.</text:p>
      <text:p text:style-name="P4">
У випадку, коли військовослужбовець згідно з висновком ВЛК непридатний, вінзвільняється зі служби.</text:p>
      <text:p text:style-name="P4">
Із представником юридичної служби командування ВМС обговорили питанняпоновлення грошового забезпечення у випадках, коли таке нарахування булопризупинено.</text:p>
      <text:p text:style-name="P4">
Представник Штабу зауважив, що інформація, яку збирають і передають родичі,важлива і долучається до роботи. Так само, як і відомості, що надходять зінших джерел, зокрема, від повернених з полону Захисників.</text:p>
      <text:p text:style-name="P4">
<text:span text:style-name="T4">
Джерело:</text:span>
 <text:a xlink:type="simple" xlink:href="https://www.facebook.com/koordshtab/posts/pfbid02nsbvxGV3miM2YWFrWGLGgKy3Y9Ty7SpmswSq8CymUU6NLVv3Cjcs3Hr76tzVXDzPl" text:style-name="Internet_20_link" text:visited-style-name="Visited_20_Internet_20_Link">
Координаційний штаб з питань поводження звійськовополоненими</text:a>
</text:p>
      <text:p text:style-name="P4">
Source: <text:a xlink:type="simple" xlink:href="https://armyinform.com.ua/2023/04/18/u-koordynaczijnomu-shtabi-vidbulasya-onlajn-zustrich-z-rodynamy-morpihiv/" text:style-name="Internet_20_link" text:visited-style-name="Visited_20_Internet_20_Link">
https://armyinform.com.ua/2023/04/18/u-koordynaczijnomu-shtabi-vidbulasya-onlajn-zustrich-z-rodynamy-morpihiv/</text:a>
</text:p>
      <!--NEWS-->
      <text:h text:style-name="P10" text:outline-level="1">
<text:span text:style-name="T4">
СБУ викрила російський схрон з озброєнням у прифронтових районах Луганщини</text:span>
</text:h>
      <text:p text:style-name="P4">
Author: ['АРМІЯINFORM']</text:p>
      <text:p text:style-name="P4">
Time: 2023-04-18T97:00:00-04:00</text:p>
      <text:p text:style-name="P4">
Description: Служба безпеки викрила ще один ворожий схрон з боєприпасами під час контрдиверсі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9c9f25e6effb18d1323ceca3762d281.jpeg" text:style-name="Internet_20_link" text:visited-style-name="Visited_20_Internet_20_Link">
c9c9f25e6effb18d1323ceca3762d281.jpeg</text:a>
', '<text:a xlink:type="simple" xlink:href="https://armyinform.com.ua/wp-content/uploads/2023/04/4446e10ab4d37a6c6521f61db5b7fa7c.jpeg" text:style-name="Internet_20_link" text:visited-style-name="Visited_20_Internet_20_Link">
4446e10ab4d37a6c6521f61db5b7fa7c.jpeg</text:a>
']</text:p>
      <text:p text:style-name="P4">
Tags: ['СБУ', 'СХРОН БОЄПРИПАСІВ']</text:p>
      <text:p text:style-name="P4">
Category: News</text:p>
      <!--METADATA-->
      <text:p text:style-name="P4">
<draw:frame draw:style-name="fr1" draw:name="Image425" text:anchor-type="as-char" svg:width="6.9236in" svg:height="4.615733in" draw:z-index="0">
<draw:image xlink:href="../Images/AРМІЯINFORM/2023-04-18T97-00-00-04-00/c9c9f25e6effb18d1323ceca3762d281.jpeg" xlink:type="simple" xlink:show="embed" xlink:actuate="onLoad" draw:mime-type="image/jpeg"/>
</draw:frame>
</text:p>
      <text:p text:style-name="P4">
Служба безпеки викрила ще один ворожий схрон з боєприпасами під часконтрдиверсійних заходів у фронтових районах Луганщини.</text:p>
      <text:p text:style-name="P4">
Серед вилученого — арсенал російських бойових гранат та стрілецької зброїсистеми Калашникова.</text:p>
      <text:p text:style-name="P4">
Схованку виявлено в одному із селищ Сватівського району, яке знаходиться за 3км від лінії бойового зіткнення.</text:p>
      <text:p text:style-name="P4">
За оперативними даними, тайник облаштували учасники окупаційних угруповань рфперед втечею від контрнаступу Сил оборони.</text:p>
      <text:p text:style-name="P4">
<draw:frame draw:style-name="fr1" draw:name="Image426" text:anchor-type="as-char" svg:width="6.9236in" svg:height="4.615733in" draw:z-index="0">
<draw:image xlink:href="../Images/AРМІЯINFORM/2023-04-18T97-00-00-04-00/4446e10ab4d37a6c6521f61db5b7fa7c.jpeg" xlink:type="simple" xlink:show="embed" xlink:actuate="onLoad" draw:mime-type="image/jpeg"/>
</draw:frame>
</text:p>
      <text:p text:style-name="P4">
Схрон розмістили у напівзруйнованому приміщенні покинутого домоволодіння.Співробітники СБУ вилучили там:</text:p>
      <ul>
        <li>
реактивну протитанкову гранату РПГ-22;  * реактивну штурмову гранату РГШ-1;  * ручний кулемет Калашникова;  * 4 автомати Калашникова;  * 32 гранати Ф-1;  * 20 гранат РГО;  * 4 ящики набоїв різного калібру загальною кількістю понад 4 тис. од.</li>
      </ul>
      <text:p text:style-name="P4">
Усі виявлені бойові засоби ураження передано на потреби Збройних Сил України.</text:p>
      <text:p text:style-name="P4">
Контрдиверсійні заходи проводили співробітники Служби безпеки у Донецькій таЛуганській областях спільно з підрозділами ЗСУ та Національної поліції.</text:p>
      <text:p text:style-name="P4">
<text:span text:style-name="T4">
Джерело:</text:span>
 <text:a xlink:type="simple" xlink:href="https://ssu.gov.ua/novyny/sbu-vykryla-rosiiskyi-skhron-z-ozbroienniam-u-pryfrontovykh-raionakh-luhanshchyny" text:style-name="Internet_20_link" text:visited-style-name="Visited_20_Internet_20_Link">
Служба безпеки України</text:a>
</text:p>
      <text:p text:style-name="P4">
Source: <text:a xlink:type="simple" xlink:href="https://armyinform.com.ua/2023/04/18/sbu-vykryla-rosijskyj-shron-z-ozbroyennyam-u-pryfrontovyh-rajonah-luganshhyny/" text:style-name="Internet_20_link" text:visited-style-name="Visited_20_Internet_20_Link">
https://armyinform.com.ua/2023/04/18/sbu-vykryla-rosijskyj-shron-z-ozbroyennyam-u-pryfrontovyh-rajonah-luganshhyny/</text:a>
</text:p>
      <!--NEWS-->
      <text:h text:style-name="P10" text:outline-level="1">
<text:span text:style-name="T4">
Українські захисники знищили шість «Шахедів» та один «Орлан»</text:span>
</text:h>
      <text:p text:style-name="P4">
Author: ['АРМІЯINFORM']</text:p>
      <text:p text:style-name="P4">
Time: 2023-04-18T98:00:00-04:00</text:p>
      <text:p text:style-name="P4">
Description: Про це у Facebook повідомляє Командування Повітряних Сил ЗСУ.    «18 квітня 2023 р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907436_782958746508837_1833625424772876340_n.jpg" text:style-name="Internet_20_link" text:visited-style-name="Visited_20_Internet_20_Link">
341907436_782958746508837_1833625424772876340_n.jpg</text:a>
']</text:p>
      <text:p text:style-name="P4">
Tags: ['STOPRUSSIA', 'БПЛА']</text:p>
      <text:p text:style-name="P4">
Category: News</text:p>
      <!--METADATA-->
      <text:p text:style-name="P4">
<draw:frame draw:style-name="fr1" draw:name="Image427" text:anchor-type="as-char" svg:width="6.9236in" svg:height="6.9236in" draw:z-index="0">
<draw:image xlink:href="../Images/AРМІЯINFORM/2023-04-18T98-00-00-04-00/341907436_782958746508837_1833625424772876340_n.jpg" xlink:type="simple" xlink:show="embed" xlink:actuate="onLoad" draw:mime-type="image/jpeg"/>
</draw:frame>
</text:p>
      <text:p text:style-name="P4">
Про це у Facebook <text:a xlink:type="simple" xlink:href="https://www.facebook.com/kpszsu/" text:style-name="Internet_20_link" text:visited-style-name="Visited_20_Internet_20_Link">
повідомляє</text:a>
 КомандуванняПовітряних Сил ЗСУ.</text:p>
      <text:p text:style-name="P4">
«18 квітня 2023 року противник атакував Україну з південно-східного напрямкуударними дронами «Shahed-136/131». Було застосовано 8 ударних дронів та одинрозвідувальний БпЛА «Орлан-10».</text:p>
      <text:p text:style-name="P4">
Силами та засобами протиповітряної оборони повітряного командування «Схід»Повітряних Сил ЗС України знищено шість дронів-камікадзе «Shahed-136/131» таБпЛА ОТР «Орлан-10», — йдеться у повідомленні.</text:p>
      <text:p text:style-name="P4">
Source: <text:a xlink:type="simple" xlink:href="https://armyinform.com.ua/2023/04/18/ukrayinski-zahysnyky-znyshhyly-shist-shahediv-ta-odyn-orlan/" text:style-name="Internet_20_link" text:visited-style-name="Visited_20_Internet_20_Link">
https://armyinform.com.ua/2023/04/18/ukrayinski-zahysnyky-znyshhyly-shist-shahediv-ta-odyn-orlan/</text:a>
</text:p>
      <!--NEWS-->
      <text:h text:style-name="P10" text:outline-level="1">
<text:span text:style-name="T4">
Коротко. Війна. День 419. Відеодайджест</text:span>
</text:h>
      <text:p text:style-name="P4">
Author: ['АРМІЯINFORM']</text:p>
      <text:p text:style-name="P4">
Time: 2023-04-18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ДАЙДЖЕСТ', 'ГШ ЗСУ']</text:p>
      <text:p text:style-name="P4">
Category: News</text:p>
      <!--METADATA-->
      <text:p text:style-name="P4">
Source: <text:a xlink:type="simple" xlink:href="https://armyinform.com.ua/2023/04/18/korotko-vijna-den-419-videodajdzhest/" text:style-name="Internet_20_link" text:visited-style-name="Visited_20_Internet_20_Link">
https://armyinform.com.ua/2023/04/18/korotko-vijna-den-419-videodajdzhest/</text:a>
</text:p>
      <!--NEWS-->
      <text:h text:style-name="P10" text:outline-level="1">
<text:span text:style-name="T4">
Спецслужби рф встановили на посольствах у Європі 182 системи радіорозвідки – ЗМІ</text:span>
</text:h>
      <text:p text:style-name="P4">
Authors: Ukrinform (Person)</text:p>
      <text:p text:style-name="P4">
Publisher: Укринформ (Organization)</text:p>
      <text:p text:style-name="P4">
Published Time: 2023-04-19T-31:13:00+03:00</text:p>
      <text:p text:style-name="P4">
Modified Time: 2023-04-19T00:13:00+03:00</text:p>
      <text:p text:style-name="P4">
Description: російські спецслужби встановлювали на дахах посольств у країнах Європи численні системи радіорозвідки, які обслуговували вислані з цих країн російські дипломати. — Укрінформ.</text:p>
      <text:p text:style-name="P4">
Images: ["<text:a xlink:type="simple" xlink:href="https://static.ukrinform.com/photos/2023_04/thumb_files/630_360_1681823879-729.jpg" text:style-name="Internet_20_link" text:visited-style-name="Visited_20_Internet_20_Link">
630_360_16818...</text:a>
", "<text:a xlink:type="simple" xlink:href="https://static.ukrinform.com/photos/2023_04/1681823878-697.jpg" text:style-name="Internet_20_link" text:visited-style-name="Visited_20_Internet_20_Link">
1681823878-69...</text:a>
", "<text:a xlink:type="simple" xlink:href="https://static.ukrinform.com/photos/2023_04/1681823878-594.jpg" text:style-name="Internet_20_link" text:visited-style-name="Visited_20_Internet_20_Link">
1681823878-59...</text:a>
", "<text:a xlink:type="simple" xlink:href="https://static.ukrinform.com/photos/2023_04/1681823878-738.jpg" text:style-name="Internet_20_link" text:visited-style-name="Visited_20_Internet_20_Link">
1681823878-73...</text:a>
", "<text:a xlink:type="simple" xlink:href="https://static.ukrinform.com/photos/2023_04/1681823878-119.jpg" text:style-name="Internet_20_link" text:visited-style-name="Visited_20_Internet_20_Link">
1681823878-11...</text:a>
"]</text:p>
      <text:p text:style-name="P4">
Tags: ['Європа', 'Посольство', 'Камера', 'Спецслужби рф']</text:p>
      <text:p text:style-name="P4">
Type: Article</text:p>
      <!--METADATA-->
      <text:p text:style-name="P4">
<draw:frame draw:style-name="fr1" draw:name="Image428" text:anchor-type="as-char" svg:width="6.9236in" svg:height="3.956343in" draw:z-index="0">
<draw:image xlink:href="../Images/yкринформ/2023-04-19T-31-13-00-03-00/630_360_1681823879-729.jpg" xlink:type="simple" xlink:show="embed" xlink:actuate="onLoad" draw:mime-type="image/jpeg"/>
</draw:frame>
 російськіспецслужби встановлювали на дахах посольств у країнах Європи численні системирадіорозвідки, які обслуговували вислані з цих країн російські дипломати.</text:p>
      <text:p text:style-name="P4">
Як повідомляє Укрінформ, про це йдеться у розслідуванні <text:a xlink:type="simple" xlink:href="https://fsb.dossier.center/antenna/" text:style-name="Internet_20_link" text:visited-style-name="Visited_20_Internet_20_Link">
</text:a>
 .</text:p>
      <text:p text:style-name="P4">
Зазначається, що найбільше таких антен встановлено на будівлі <text:a xlink:type="simple" xlink:href="https://www.ukrinform.ua/tag-posolstvo" text:style-name="Internet_20_link" text:visited-style-name="Visited_20_Internet_20_Link">
</text:a>
 рф у Брюсселі – 17. На дахахросійських посольств у Мадриді, Белграді, Лісабоні, Софії та Нікосії їх 10 ібільше. Всього на 39 будівлях російських посольств і консульств у Європірозміщено щонайменше 182 антени. Проте, як зазначають розслідувачі, зовнівидно далеко не всі, тому їхня реальна кількість, певно, ще більша.</text:p>
      <text:p text:style-name="P4">
<draw:frame draw:style-name="fr1" draw:name="Image429" text:anchor-type="as-char" svg:width="6.9236in" svg:height="9.231467in" draw:z-index="0">
<draw:image xlink:href="../Images/yкринформ/2023-04-19T-31-13-00-03-00/1681823878-697.jpg" xlink:type="simple" xlink:show="embed" xlink:actuate="onLoad" draw:mime-type="image/jpeg"/>
</draw:frame>
</text:p>
      <text:p text:style-name="P4">
Як наголошується в матеріалі, номінально ці антени використовують дляспецзв'язку. Насправді багато з них легко пристосувати для радіоперехоплення,наприклад розмов супутниковими телефонами. На дахах деяких посольств, зокремау Варшаві, помічені пристрої, які можуть прослуховувати і мобільний зв'язок.</text:p>
      <text:p text:style-name="P4">
<draw:frame draw:style-name="fr1" draw:name="Image430" text:anchor-type="as-char" svg:width="6.9236in" svg:height="4.472865in" draw:z-index="0">
<draw:image xlink:href="../Images/yкринформ/2023-04-19T-31-13-00-03-00/1681823878-594.jpg" xlink:type="simple" xlink:show="embed" xlink:actuate="onLoad" draw:mime-type="image/jpeg"/>
</draw:frame>
</text:p>
      <text:p text:style-name="P4">
Такі антени для радіоперехоплення супутникового і прослуховування мобільногозв'язку використовували співробітники російських посольств. Багато хто з 400висланих російських дипломатів, яких запідозрили в роботі на розвідку, здобувосвіту в галузі радіозв'язку та комп'ютерної техніки. Тільки в Бельгіїщонайменше п'ятеро висланих співробітників посольства мали освіту в галузірадіозв'язку або комп'ютерної техніки і служили в розвідці. Схожі прикладирозслідувачі виявили в Естонії та Швеції.</text:p>
      <text:p text:style-name="P4">
<draw:frame draw:style-name="fr1" draw:name="Image431" text:anchor-type="as-char" svg:width="6.9236in" svg:height="5.198195in" draw:z-index="0">
<draw:image xlink:href="../Images/yкринформ/2023-04-19T-31-13-00-03-00/1681823878-738.jpg" xlink:type="simple" xlink:show="embed" xlink:actuate="onLoad" draw:mime-type="image/jpeg"/>
</draw:frame>
</text:p>
      <text:p text:style-name="P4">
Як зазначається, посольства стежать не лише за спецслужбами та політикамиінших країн, а й за акціями протесту проти політики кремля. «Коли поблизупроходять мітинги, росіяни можуть відстежувати телефонний трафік і збиратидані та ідентифікатори, наприклад номери IMEI мобільних телефонів», – розповівколишній співробітник контррозвідки Угорщини.</text:p>
      <text:p text:style-name="P4">
<draw:frame draw:style-name="fr1" draw:name="Image432" text:anchor-type="as-char" svg:width="6.9236in" svg:height="5.198195in" draw:z-index="0">
<draw:image xlink:href="../Images/yкринформ/2023-04-19T-31-13-00-03-00/1681823878-119.jpg" xlink:type="simple" xlink:show="embed" xlink:actuate="onLoad" draw:mime-type="image/jpeg"/>
</draw:frame>
</text:p>
      <text:p text:style-name="P4">
За його словами, принаймні в цій країні росіяни використовують цю технологіюна повну потужність. Звіряючи перехоплення електронних комунікацій із камерамивідеоспостереження посольств, вони спостерігають за протестами і збираютьінформацію про місцевих критиків та українські групи.</text:p>
      <text:p text:style-name="P4">
<text:span text:style-name="T4">
Читайте також:</text:span>
 <text:a xlink:type="simple" xlink:href="https://www.ukrinform.ua/rubric-crimea/3697442-suputnik-zafiksuvav-rosijsku-radiolokacijnu-stanciu-bila-kerci.html" text:style-name="Internet_20_link" text:visited-style-name="Visited_20_Internet_20_Link">
 <text:span text:style-name="T4">
Керчі</text:span>
 </text:a>
</text:p>
      <text:p text:style-name="P4">
Боротися з подібним прослуховуванням, за словами експерта, практичнонеможливо. «Насправді ви нічого не можете зробити, це російська територія.Максимум – вимкнути або залишити телефон удома, якщо бачите, що дах посольствасхожий на Байконур», – порадив він.</text:p>
      <text:p text:style-name="P4">
Один з експертів заявив розслідувачам, що обладнання радіоелектронної розвідкив російських диппредставництвах входить до зони відповідальності ФСБ. Причомусиловики обслуговують обладнання, навіть якщо конкретне завдання виконуєтьсяна користь СЗР чи ГРУ. Технічний персонал фсб, за його словами, підтримує ісуто розвідувальні операції.</text:p>
      <text:p text:style-name="P4">
Як повідомляв <text:a xlink:type="simple" xlink:href="https://www.ukrinform.ua/rubric-world/3695933-norvegia-zaavlae-so-vislani-rosijski-diplomati-pracuvali-na-rozvidku-i-fsb.html" text:style-name="Internet_20_link" text:visited-style-name="Visited_20_Internet_20_Link">
 </text:a>
 ,напередодні в Норвегії заявили, що 15 російських дипломатів, висланихНорвегією минулого тижня, намагалися завербувати інформаторів, перехопитиповідомлення та придбати передові технології.</text:p>
      <text:p text:style-name="P4">
<text:span text:style-name="T5">
Фото: Google Earth / Expressen / ICJK</text:span>
</text:p>
      <text:p text:style-name="P4">
Source: <text:a xlink:type="simple" xlink:href="https://www.ukrinform.ua/rubric-world/3697526-specsluzbi-rf-vstanovili-na-posolstvah-u-evropi-182-sistemi-radiorozvidki-zmi.html" text:style-name="Internet_20_link" text:visited-style-name="Visited_20_Internet_20_Link">
https://www.ukrinform.ua/rubric-world/3697526-specsluzbi-rf-vstanovili-na-posolstvah-u-evropi-182-sistemi-radiorozvidki-zmi.html</text:a>
</text:p>
      <!--NEWS-->
      <text:h text:style-name="P10" text:outline-level="1">
<text:span text:style-name="T4">
ЛЧ: «Реал Мадрид» і «Мілан» пройшли до півфіналу змагань</text:span>
</text:h>
      <text:p text:style-name="P4">
Authors: Ukrinform (Person)</text:p>
      <text:p text:style-name="P4">
Publisher: Укринформ (Organization)</text:p>
      <text:p text:style-name="P4">
Published Time: 2023-04-19T-33:01:00+03:00</text:p>
      <text:p text:style-name="P4">
Modified Time: 2023-04-19T00:01:00+03:00</text:p>
      <text:p text:style-name="P4">
Description: «Реал Мадрид» і «Челсі» пройшли до 1/2 фіналу Ліги чемпіонів. — Укрінформ.</text:p>
      <text:p text:style-name="P4">
Images: ["<text:a xlink:type="simple" xlink:href="https://static.ukrinform.com/photos/2023_04/thumb_files/630_360_1681850981-878.jpg" text:style-name="Internet_20_link" text:visited-style-name="Visited_20_Internet_20_Link">
630_360_16818...</text:a>
"]</text:p>
      <text:p text:style-name="P4">
Tags: ['Челсі', 'Футбол', 'Ліга чемпіонів', 'Мілан', 'Реал Мадрид', 'Наполі']</text:p>
      <text:p text:style-name="P4">
Type: Article</text:p>
      <!--METADATA-->
      <text:p text:style-name="P4">
<draw:frame draw:style-name="fr1" draw:name="Image433" text:anchor-type="as-char" svg:width="6.9236in" svg:height="3.956343in" draw:z-index="0">
<draw:image xlink:href="../Images/yкринформ/2023-04-19T-33-01-00-03-00/630_360_1681850981-878.jpg" xlink:type="simple" xlink:show="embed" xlink:actuate="onLoad" draw:mime-type="image/jpeg"/>
</draw:frame>
 «РеалМадрид» і «Челсі» пройшли до 1/2 фіналу Ліги чемпіонів.</text:p>
      <text:p text:style-name="P4">
Завершилися перші дві гри-відповіді 1/4 фіналу Ліги чемпіонів, передаєУкрінформ.</text:p>
      <text:p text:style-name="P4">
«Мілан» мінімально зіграв внічию із «Наполі» - 1:1 (2:1 після двох матчів). Ускладі міланців відзначився Жиру. Неаполітанці відповіли голом Осімхена.</text:p>
      <text:p text:style-name="P4">
У паралельному поєдинку «Реал Мадрид» здолав «Челсі» - 2:0 (4:0 після двохматчів). Мадридці здобули перемогу зусиллями Родріго.</text:p>
      <text:p text:style-name="P4">
<text:span text:style-name="T4">
Читайте також:</text:span>
 <text:a xlink:type="simple" xlink:href="https://www.ukrinform.ua/rubric-sports/3696716-apl-arsenal-bez-zincenka-vtrativ-ocki-iz-vest-gemom.html" text:style-name="Internet_20_link" text:visited-style-name="Visited_20_Internet_20_Link">
 <text:span text:style-name="T4">
АПЛ</text:span>
 </text:a>
</text:p>
      <text:p text:style-name="P4">
«Реал Мадрид» зіграє у півфіналі із переможцем пари «Манчестер Сіті» -«Баварія». «Мілан» в 1/2 фіналу зустрінеться або з «Бенфікою», або з«Інтером».</text:p>
      <text:p text:style-name="P4">
Фото: twitter.com/acmilan</text:p>
      <text:p text:style-name="P4">
Source: <text:a xlink:type="simple" xlink:href="https://www.ukrinform.ua/rubric-sports/3697683-lc-real-madrid-i-milan-projsli-do-cvertfinalu-zmagan.html" text:style-name="Internet_20_link" text:visited-style-name="Visited_20_Internet_20_Link">
https://www.ukrinform.ua/rubric-sports/3697683-lc-real-madrid-i-milan-projsli-do-cvertfinalu-zmagan.html</text:a>
</text:p>
      <!--NEWS-->
      <text:h text:style-name="P10" text:outline-level="1">
<text:span text:style-name="T4">
ЛЧ: «Реал Мадрид» і «Мілан» пройшли до півфіналу змагань</text:span>
</text:h>
      <text:p text:style-name="P4">
Authors: Ukrinform (Person)</text:p>
      <text:p text:style-name="P4">
Publisher: Укринформ (Organization)</text:p>
      <text:p text:style-name="P4">
Published Time: 2023-04-19T00:01:00+03:00</text:p>
      <text:p text:style-name="P4">
Modified Time: 2023-04-19T00:01:00+03:00</text:p>
      <text:p text:style-name="P4">
Description: «Реал Мадрид» і «Челсі» пройшли до 1/2 фіналу Ліги чемпіонів. — Укрінформ.</text:p>
      <text:p text:style-name="P4">
Images: ["<text:a xlink:type="simple" xlink:href="https://static.ukrinform.com/photos/2023_04/thumb_files/630_360_1681850981-878.jpg" text:style-name="Internet_20_link" text:visited-style-name="Visited_20_Internet_20_Link">
630_360_16818...</text:a>
"]</text:p>
      <text:p text:style-name="P4">
Tags: ['Челсі', 'Футбол', 'Ліга чемпіонів', 'Мілан', 'Реал Мадрид', 'Наполі']</text:p>
      <text:p text:style-name="P4">
Type: Article</text:p>
      <!--METADATA-->
      <text:p text:style-name="P4">
<draw:frame draw:style-name="fr1" draw:name="Image434" text:anchor-type="as-char" svg:width="6.9236in" svg:height="3.956343in" draw:z-index="0">
<draw:image xlink:href="../Images/yкринформ/2023-04-19T00-01-00-03-00/630_360_1681850981-878.jpg" xlink:type="simple" xlink:show="embed" xlink:actuate="onLoad" draw:mime-type="image/jpeg"/>
</draw:frame>
 «РеалМадрид» і «Челсі» пройшли до 1/2 фіналу Ліги чемпіонів.</text:p>
      <text:p text:style-name="P4">
Завершилися перші дві гри-відповіді 1/4 фіналу Ліги чемпіонів, передаєУкрінформ.</text:p>
      <text:p text:style-name="P4">
«Мілан» мінімально зіграв внічию із «Наполі» - 1:1 (2:1 після двох матчів). Ускладі міланців відзначився Жиру. Неаполітанці відповіли голом Осімхена.</text:p>
      <text:p text:style-name="P4">
У паралельному поєдинку «Реал Мадрид» здолав «Челсі» - 2:0 (4:0 після двохматчів). Мадридці здобули перемогу зусиллями Родріго.</text:p>
      <text:p text:style-name="P4">
<text:span text:style-name="T4">
Читайте також:</text:span>
 <text:a xlink:type="simple" xlink:href="https://www.ukrinform.ua/rubric-sports/3696716-apl-arsenal-bez-zincenka-vtrativ-ocki-iz-vest-gemom.html" text:style-name="Internet_20_link" text:visited-style-name="Visited_20_Internet_20_Link">
 <text:span text:style-name="T4">
АПЛ</text:span>
 </text:a>
</text:p>
      <text:p text:style-name="P4">
«Реал Мадрид» зіграє у півфіналі із переможцем пари «Манчестер Сіті» -«Баварія». «Мілан» в 1/2 фіналу зустрінеться або з «Бенфікою», або з«Інтером».</text:p>
      <text:p text:style-name="P4">
Фото: twitter.com/acmilan</text:p>
      <text:p text:style-name="P4">
Source: <text:a xlink:type="simple" xlink:href="https://www.ukrinform.ua/rubric-sports/3697683-lc-real-madrid-i-milan-projsli-do-cvertfinalu-zmagan.html" text:style-name="Internet_20_link" text:visited-style-name="Visited_20_Internet_20_Link">
https://www.ukrinform.ua/rubric-sports/3697683-lc-real-madrid-i-milan-projsli-do-cvertfinalu-zmagan.html</text:a>
</text:p>
      <!--NEWS-->
      <text:h text:style-name="P10" text:outline-level="1">
<text:span text:style-name="T4">
Спецслужби рф встановили на посольствах у Європі 182 системи радіорозвідки – ЗМІ</text:span>
</text:h>
      <text:p text:style-name="P4">
Authors: Ukrinform (Person)</text:p>
      <text:p text:style-name="P4">
Publisher: Укринформ (Organization)</text:p>
      <text:p text:style-name="P4">
Published Time: 2023-04-19T00:13:00+03:00</text:p>
      <text:p text:style-name="P4">
Modified Time: 2023-04-19T00:13:00+03:00</text:p>
      <text:p text:style-name="P4">
Description: російські спецслужби встановлювали на дахах посольств у країнах Європи численні системи радіорозвідки, які обслуговували вислані з цих країн російські дипломати. — Укрінформ.</text:p>
      <text:p text:style-name="P4">
Images: ["<text:a xlink:type="simple" xlink:href="https://static.ukrinform.com/photos/2023_04/thumb_files/630_360_1681823879-729.jpg" text:style-name="Internet_20_link" text:visited-style-name="Visited_20_Internet_20_Link">
630_360_16818...</text:a>
", "<text:a xlink:type="simple" xlink:href="https://static.ukrinform.com/photos/2023_04/1681823878-697.jpg" text:style-name="Internet_20_link" text:visited-style-name="Visited_20_Internet_20_Link">
1681823878-69...</text:a>
", "<text:a xlink:type="simple" xlink:href="https://static.ukrinform.com/photos/2023_04/1681823878-594.jpg" text:style-name="Internet_20_link" text:visited-style-name="Visited_20_Internet_20_Link">
1681823878-59...</text:a>
", "<text:a xlink:type="simple" xlink:href="https://static.ukrinform.com/photos/2023_04/1681823878-738.jpg" text:style-name="Internet_20_link" text:visited-style-name="Visited_20_Internet_20_Link">
1681823878-73...</text:a>
", "<text:a xlink:type="simple" xlink:href="https://static.ukrinform.com/photos/2023_04/1681823878-119.jpg" text:style-name="Internet_20_link" text:visited-style-name="Visited_20_Internet_20_Link">
1681823878-11...</text:a>
"]</text:p>
      <text:p text:style-name="P4">
Tags: ['Європа', 'Посольство', 'Камера', 'Спецслужби рф']</text:p>
      <text:p text:style-name="P4">
Type: Article</text:p>
      <!--METADATA-->
      <text:p text:style-name="P4">
<draw:frame draw:style-name="fr1" draw:name="Image435" text:anchor-type="as-char" svg:width="6.9236in" svg:height="3.956343in" draw:z-index="0">
<draw:image xlink:href="../Images/yкринформ/2023-04-19T00-13-00-03-00/630_360_1681823879-729.jpg" xlink:type="simple" xlink:show="embed" xlink:actuate="onLoad" draw:mime-type="image/jpeg"/>
</draw:frame>
 російськіспецслужби встановлювали на дахах посольств у країнах Європи численні системирадіорозвідки, які обслуговували вислані з цих країн російські дипломати.</text:p>
      <text:p text:style-name="P4">
Як повідомляє Укрінформ, про це йдеться у розслідуванні <text:a xlink:type="simple" xlink:href="https://fsb.dossier.center/antenna/" text:style-name="Internet_20_link" text:visited-style-name="Visited_20_Internet_20_Link">
</text:a>
 .</text:p>
      <text:p text:style-name="P4">
Зазначається, що найбільше таких антен встановлено на будівлі <text:a xlink:type="simple" xlink:href="https://www.ukrinform.ua/tag-posolstvo" text:style-name="Internet_20_link" text:visited-style-name="Visited_20_Internet_20_Link">
</text:a>
 рф у Брюсселі – 17. На дахахросійських посольств у Мадриді, Белграді, Лісабоні, Софії та Нікосії їх 10 ібільше. Всього на 39 будівлях російських посольств і консульств у Європірозміщено щонайменше 182 антени. Проте, як зазначають розслідувачі, зовнівидно далеко не всі, тому їхня реальна кількість, певно, ще більша.</text:p>
      <text:p text:style-name="P4">
<draw:frame draw:style-name="fr1" draw:name="Image436" text:anchor-type="as-char" svg:width="6.9236in" svg:height="9.231467in" draw:z-index="0">
<draw:image xlink:href="../Images/yкринформ/2023-04-19T00-13-00-03-00/1681823878-697.jpg" xlink:type="simple" xlink:show="embed" xlink:actuate="onLoad" draw:mime-type="image/jpeg"/>
</draw:frame>
</text:p>
      <text:p text:style-name="P4">
Як наголошується в матеріалі, номінально ці антени використовують дляспецзв'язку. Насправді багато з них легко пристосувати для радіоперехоплення,наприклад розмов супутниковими телефонами. На дахах деяких посольств, зокремау Варшаві, помічені пристрої, які можуть прослуховувати і мобільний зв'язок.</text:p>
      <text:p text:style-name="P4">
<draw:frame draw:style-name="fr1" draw:name="Image437" text:anchor-type="as-char" svg:width="6.9236in" svg:height="4.472865in" draw:z-index="0">
<draw:image xlink:href="../Images/yкринформ/2023-04-19T00-13-00-03-00/1681823878-594.jpg" xlink:type="simple" xlink:show="embed" xlink:actuate="onLoad" draw:mime-type="image/jpeg"/>
</draw:frame>
</text:p>
      <text:p text:style-name="P4">
Такі антени для радіоперехоплення супутникового і прослуховування мобільногозв'язку використовували співробітники російських посольств. Багато хто з 400висланих російських дипломатів, яких запідозрили в роботі на розвідку, здобувосвіту в галузі радіозв'язку та комп'ютерної техніки. Тільки в Бельгіїщонайменше п'ятеро висланих співробітників посольства мали освіту в галузірадіозв'язку або комп'ютерної техніки і служили в розвідці. Схожі прикладирозслідувачі виявили в Естонії та Швеції.</text:p>
      <text:p text:style-name="P4">
<draw:frame draw:style-name="fr1" draw:name="Image438" text:anchor-type="as-char" svg:width="6.9236in" svg:height="5.198195in" draw:z-index="0">
<draw:image xlink:href="../Images/yкринформ/2023-04-19T00-13-00-03-00/1681823878-738.jpg" xlink:type="simple" xlink:show="embed" xlink:actuate="onLoad" draw:mime-type="image/jpeg"/>
</draw:frame>
</text:p>
      <text:p text:style-name="P4">
Як зазначається, посольства стежать не лише за спецслужбами та політикамиінших країн, а й за акціями протесту проти політики кремля. «Коли поблизупроходять мітинги, росіяни можуть відстежувати телефонний трафік і збиратидані та ідентифікатори, наприклад номери IMEI мобільних телефонів», – розповівколишній співробітник контррозвідки Угорщини.</text:p>
      <text:p text:style-name="P4">
<draw:frame draw:style-name="fr1" draw:name="Image439" text:anchor-type="as-char" svg:width="6.9236in" svg:height="5.198195in" draw:z-index="0">
<draw:image xlink:href="../Images/yкринформ/2023-04-19T00-13-00-03-00/1681823878-119.jpg" xlink:type="simple" xlink:show="embed" xlink:actuate="onLoad" draw:mime-type="image/jpeg"/>
</draw:frame>
</text:p>
      <text:p text:style-name="P4">
За його словами, принаймні в цій країні росіяни використовують цю технологіюна повну потужність. Звіряючи перехоплення електронних комунікацій із камерамивідеоспостереження посольств, вони спостерігають за протестами і збираютьінформацію про місцевих критиків та українські групи.</text:p>
      <text:p text:style-name="P4">
<text:span text:style-name="T4">
Читайте також:</text:span>
 <text:a xlink:type="simple" xlink:href="https://www.ukrinform.ua/rubric-crimea/3697442-suputnik-zafiksuvav-rosijsku-radiolokacijnu-stanciu-bila-kerci.html" text:style-name="Internet_20_link" text:visited-style-name="Visited_20_Internet_20_Link">
 <text:span text:style-name="T4">
Керчі</text:span>
 </text:a>
</text:p>
      <text:p text:style-name="P4">
Боротися з подібним прослуховуванням, за словами експерта, практичнонеможливо. «Насправді ви нічого не можете зробити, це російська територія.Максимум – вимкнути або залишити телефон удома, якщо бачите, що дах посольствасхожий на Байконур», – порадив він.</text:p>
      <text:p text:style-name="P4">
Один з експертів заявив розслідувачам, що обладнання радіоелектронної розвідкив російських диппредставництвах входить до зони відповідальності ФСБ. Причомусиловики обслуговують обладнання, навіть якщо конкретне завдання виконуєтьсяна користь СЗР чи ГРУ. Технічний персонал фсб, за його словами, підтримує ісуто розвідувальні операції.</text:p>
      <text:p text:style-name="P4">
Як повідомляв <text:a xlink:type="simple" xlink:href="https://www.ukrinform.ua/rubric-world/3695933-norvegia-zaavlae-so-vislani-rosijski-diplomati-pracuvali-na-rozvidku-i-fsb.html" text:style-name="Internet_20_link" text:visited-style-name="Visited_20_Internet_20_Link">
 </text:a>
 ,напередодні в Норвегії заявили, що 15 російських дипломатів, висланихНорвегією минулого тижня, намагалися завербувати інформаторів, перехопитиповідомлення та придбати передові технології.</text:p>
      <text:p text:style-name="P4">
<text:span text:style-name="T5">
Фото: Google Earth / Expressen / ICJK</text:span>
</text:p>
      <text:p text:style-name="P4">
Source: <text:a xlink:type="simple" xlink:href="https://www.ukrinform.ua/rubric-world/3697526-specsluzbi-rf-vstanovili-na-posolstvah-u-evropi-182-sistemi-radiorozvidki-zmi.html" text:style-name="Internet_20_link" text:visited-style-name="Visited_20_Internet_20_Link">
https://www.ukrinform.ua/rubric-world/3697526-specsluzbi-rf-vstanovili-na-posolstvah-u-evropi-182-sistemi-radiorozvidki-zmi.html</text:a>
</text:p>
      <!--NEWS-->
      <text:h text:style-name="P10" text:outline-level="1">
<text:span text:style-name="T4">
Суд закрив справу щодо завищених премій мера Тернополя Сергія Надала</text:span>
</text:h>
      <text:p text:style-name="P4">
Authors: Ukrinform (Person)</text:p>
      <text:p text:style-name="P4">
Publisher: Укринформ (Organization)</text:p>
      <text:p text:style-name="P4">
Published Time: 2023-04-19T00:24:00+03:00</text:p>
      <text:p text:style-name="P4">
Modified Time: 2023-04-19T00:24:00+03:00</text:p>
      <text:p text:style-name="P4">
Description: Суддя постановила закрити відносно Сергія Надала провадження у справі про адміністративне правопорушення, передбачене частинами 1-2 статті 172-7 КУпАП. — Укрінформ.</text:p>
      <text:p text:style-name="P4">
Images: ["<text:a xlink:type="simple" xlink:href="https://static.ukrinform.com/photos/2021_03/thumb_files/630_360_1615379264-354.jpg" text:style-name="Internet_20_link" text:visited-style-name="Visited_20_Internet_20_Link">
630_360_16153...</text:a>
"]</text:p>
      <text:p text:style-name="P4">
Tags: ['Мер', 'Суд', 'Тернопіль']</text:p>
      <text:p text:style-name="P4">
Type: Article</text:p>
      <!--METADATA-->
      <text:p text:style-name="P4">
<draw:frame draw:style-name="fr1" draw:name="Image440" text:anchor-type="as-char" svg:width="6.9236in" svg:height="3.956343in" draw:z-index="0">
<draw:image xlink:href="../Images/yкринформ/2023-04-19T00-24-00-03-00/630_360_1615379264-354.jpg" xlink:type="simple" xlink:show="embed" xlink:actuate="onLoad" draw:mime-type="image/jpeg"/>
</draw:frame>
 Суддяпостановила закрити відносно Сергія Надала провадження у справі проадміністративне правопорушення, передбачене частинами 1-2 статті 172-7 КУпАП.</text:p>
      <text:p text:style-name="P4">
Як повідомляє Укрінформ, про рішення суду в <text:a xlink:type="simple" xlink:href="https://t.me/nadal_online/4560" text:style-name="Internet_20_link" text:visited-style-name="Visited_20_Internet_20_Link">
</text:a>
 написав Сергій Надал.</text:p>
      <text:p text:style-name="P4">
Йдеться про протокол Нацагентства з питань запобігання корупції, де вказано,що міський голова Тернополя півтора року призначав собі максимальні премії, щостановили до 250% його посадового окладу, при цьому він не повідомлявагентство про конфлікт інтересів.</text:p>
      <text:p text:style-name="P4">
«У Тернопільському міськрайонному суді відбулось судове засідання по справі,згідно з якою НАЗК в особі Тернопільської обласної прокуратури звинувачуваломене, як міського голову, щодо т.з. «конфлікту інтересів». Суд виніспостанову, якою закрив провадження у зв’язку з відсутністю в моїх діяхадміністративного правопорушення. Тобто звинувачення в «захмарних преміях» таінших додаткових нарахуваннях є неправомірними та нікчемними», - йдеться вповідомленні.</text:p>
      <text:p text:style-name="P4">
<text:span text:style-name="T4">
Читайте також:</text:span>
 <text:span text:style-name="T4">
<text:a xlink:type="simple" xlink:href="https://www.ukrinform.ua/rubric-economy/3695987-vaks-povtorno-vidmoviv-u-prodovzenni-terminiv-slidstva-sodo-koboleva.html" text:style-name="Internet_20_link" text:visited-style-name="Visited_20_Internet_20_Link">
 </text:a>
 </text:span>
</text:p>
      <text:p text:style-name="P4">
Суддя зазначила, що згадані розпорядження про премії прийняті не тількистосовно міського голови, а й відносно працівників Тернопільської міськоїради.</text:p>
      <text:p text:style-name="P4">
«При цьому у всіх випадках розмір визначених міському голові премій, як іматеріальної допомоги, не перевищував максимально можливого рівня розміруматеріальної допомоги міського голови, дорівнював і був однаковим розмірамдоплат працівникам ради, а розмір премій навпаки був меншим від розміру премійокремих заступників міського голови та деяких керівників структурнихпідрозділів”, - йдеться в рішенні суду.</text:p>
      <text:p text:style-name="P4">
Також наголошується, що згідно із законодавством, НАЗК мало б складатипротокол про адміністративне правопорушення в присутності Сергія Надала, а ненадсилати копії поштою, пише Суспільне.</text:p>
      <text:p text:style-name="P4">
<text:span text:style-name="T4">
Читайте також:</text:span>
 <text:span text:style-name="T4">
<text:a xlink:type="simple" xlink:href="https://www.ukrinform.ua/rubric-economy/3697393-vaks-prodovziv-kobolevu-zapobiznij-zahid-se-na-dva-misaci.html" text:style-name="Internet_20_link" text:visited-style-name="Visited_20_Internet_20_Link">
 </text:a>
 </text:span>
</text:p>
      <text:p text:style-name="P4">
Під час судового засідання стало відомо, що 5 заступників міського голови тасекретар ради мали 400% премії, тоді як міський голова Надал – 250%.</text:p>
      <text:p text:style-name="P4">
«За лютий 2022 року Надал Сергій Віталійович - преміювання 200%”, – озвучиларозмір премій суддя Ірина Марциновська.</text:p>
      <text:p text:style-name="P4">
Прокурорка Тетяна Дедюх наголосила, що рішення суду не передбачає оскарження.Вона просила суд визнати Сергія Надала винним та призначити йому штраф 6 800гривень.</text:p>
      <text:p text:style-name="P4">
Source: <text:a xlink:type="simple" xlink:href="https://www.ukrinform.ua/rubric-regions/3697685-sud-zakriv-spravu-sodo-zavisenih-premij-mera-ternopola-sergia-nadala.html" text:style-name="Internet_20_link" text:visited-style-name="Visited_20_Internet_20_Link">
https://www.ukrinform.ua/rubric-regions/3697685-sud-zakriv-spravu-sodo-zavisenih-premij-mera-ternopola-sergia-nadala.html</text:a>
</text:p>
      <!--NEWS-->
      <text:h text:style-name="P10" text:outline-level="1">
<text:span text:style-name="T4">
Лавров обговорить українську зернову угоду з генеральним секретарем ООН</text:span>
</text:h>
      <text:p text:style-name="P4">
Authors: Ukrinform (Person)</text:p>
      <text:p text:style-name="P4">
Publisher: Укринформ (Organization)</text:p>
      <text:p text:style-name="P4">
Published Time: 2023-04-19T00:41:00+03:00</text:p>
      <text:p text:style-name="P4">
Modified Time: 2023-04-19T00:41:00+03:00</text:p>
      <text:p text:style-name="P4">
Description: Міністр закордонних справ рф сергій лавров наступного тижня відвідає США для зустрічі із генсеком ООН. — Укрінформ.</text:p>
      <text:p text:style-name="P4">
Images: ["<text:a xlink:type="simple" xlink:href="https://static.ukrinform.com/photos/2015_10/thumb_files/630_360_1443689745-6802-ministr-inostrannyih-del-rossii-sergey-lavrov.jpg" text:style-name="Internet_20_link" text:visited-style-name="Visited_20_Internet_20_Link">
630_360_14436...</text:a>
"]</text:p>
      <text:p text:style-name="P4">
Tags: ['Гутерреш', 'лавров', 'ООН', 'США', 'Візит', 'зерновий коридор']</text:p>
      <text:p text:style-name="P4">
Type: Article</text:p>
      <!--METADATA-->
      <text:p text:style-name="P4">
<draw:frame draw:style-name="fr1" draw:name="Image441" text:anchor-type="as-char" svg:width="6.9236in" svg:height="3.956343in" draw:z-index="0">
<draw:image xlink:href="../Images/yкринформ/2023-04-19T00-41-00-03-00/630_360_1443689745-6802-ministr-inostrannyih-del-rossii-sergey-lavrov.jpg" xlink:type="simple" xlink:show="embed" xlink:actuate="onLoad" draw:mime-type="image/jpeg"/>
</draw:frame>
 Міністр закордонних справ рф сергійлавров наступного тижня відвідає США для зустрічі із генсеком ООН.</text:p>
      <text:p text:style-name="P4">
Як повідомляє Укрінформ, про це пише <text:a xlink:type="simple" xlink:href="https://www.cnn.com/europe/live-news/russia-ukraine-war-news-04-18-23/index.html" text:style-name="Internet_20_link" text:visited-style-name="Visited_20_Internet_20_Link">
 </text:a>
 .</text:p>
      <text:p text:style-name="P4">
Зазначається, що лавров має намір обговорити із генеральним секретарем ООНАнтоніу Гутеррішем Чорноморську зернову ініціативу. Інші деталі візиту поки нерозголошуються</text:p>
      <text:p text:style-name="P4">
<text:span text:style-name="T4">
Читайте також:</text:span>
 <text:span text:style-name="T4">
<text:a xlink:type="simple" xlink:href="https://www.ukrinform.ua/rubric-uarazom/3697224-u-brazilii-lavrova-zustrili-z-plakatami-gaaga-cekae-na-tebe-ta-rosia-vbivca.html" text:style-name="Internet_20_link" text:visited-style-name="Visited_20_Internet_20_Link">
 </text:a>
 </text:span>
</text:p>
      <text:p text:style-name="P4">
Нагадаємо: минулого тижня посол рф у США анатолій антонов закликав Вашингтондозволити проліт і приземлення літака <text:span text:style-name="T4">
<text:a xlink:type="simple" xlink:href="https://www.ukrinform.ua/tag-lavrov" text:style-name="Internet_20_link" text:visited-style-name="Visited_20_Internet_20_Link">
 </text:a>
 </text:span>
 , а також надати візи членам російської делегації, які мають взятиучасть у засіданні Ради Безпеки ООН.</text:p>
      <text:p text:style-name="P4">
<text:span text:style-name="T4">
Читайте також:</text:span>
 <text:span text:style-name="T4">
<text:a xlink:type="simple" xlink:href="https://www.ukrinform.ua/rubric-ato/3697225-lavrov-zaaviv-so-rosia-zacikavlena-u-najskorisomu-zaversenni-vijni.html" text:style-name="Internet_20_link" text:visited-style-name="Visited_20_Internet_20_Link">
 </text:a>
 </text:span>
</text:p>
      <text:p text:style-name="P4">
У відповідь в держдепі США заявили, що дуже серйозно ставляться до своїхзобов’язань відповідно до угоди про розміщення штаб-квартири ООН, “в томучислі й у питанні видачі віз”.</text:p>
      <text:p text:style-name="P4">
Source: <text:a xlink:type="simple" xlink:href="https://www.ukrinform.ua/rubric-world/3697686-lavrov-obgovorit-ukrainsku-zernovu-ugodu-z-generalnim-sekretarem-oon.html" text:style-name="Internet_20_link" text:visited-style-name="Visited_20_Internet_20_Link">
https://www.ukrinform.ua/rubric-world/3697686-lavrov-obgovorit-ukrainsku-zernovu-ugodu-z-generalnim-sekretarem-oon.html</text:a>
</text:p>
      <!--NEWS-->
      <text:h text:style-name="P10" text:outline-level="1">
<text:span text:style-name="T4">
Українська ППО знищила сім безпілотників рф – командування «Схід»</text:span>
</text:h>
      <text:p text:style-name="P4">
Authors: Ukrinform (Person)</text:p>
      <text:p text:style-name="P4">
Publisher: Укринформ (Organization)</text:p>
      <text:p text:style-name="P4">
Published Time: 2023-04-19T00:57:00+03:00</text:p>
      <text:p text:style-name="P4">
Modified Time: 2023-04-19T00:57:00+03:00</text:p>
      <text:p text:style-name="P4">
Description: Українські військові ввечері 18 квітня знищили сім російських безпілотників. — Укрінформ.</text:p>
      <text:p text:style-name="P4">
Images: ["<text:a xlink:type="simple" xlink:href="https://static.ukrinform.com/photos/2022_10/thumb_files/630_360_1666840949-675.jpg" text:style-name="Internet_20_link" text:visited-style-name="Visited_20_Internet_20_Link">
630_360_16668...</text:a>
"]</text:p>
      <text:p text:style-name="P4">
Tags: ['Безпілотник', 'Агресія РФ', 'Дрон', 'Війна з росією', 'ППО']</text:p>
      <text:p text:style-name="P4">
Type: Article</text:p>
      <!--METADATA-->
      <text:p text:style-name="P4">
<draw:frame draw:style-name="fr1" draw:name="Image442" text:anchor-type="as-char" svg:width="6.9236in" svg:height="3.947448in" draw:z-index="0">
<draw:image xlink:href="../Images/yкринформ/2023-04-19T00-57-00-03-00/630_360_1666840949-675.jpg" xlink:type="simple" xlink:show="embed" xlink:actuate="onLoad" draw:mime-type="image/jpeg"/>
</draw:frame>
 Українськівійськові ввечері 18 квітня знищили сім російських безпілотників.</text:p>
      <text:p text:style-name="P4">
Про це <text:a xlink:type="simple" xlink:href="https://www.facebook.com/pvkshid/posts/pfbid02vJywba3izSAieemDhjgisEgVSsh1hSx6kv7beCfxLj2ZmJBUdaotUXbtMPPhJc34l" text:style-name="Internet_20_link" text:visited-style-name="Visited_20_Internet_20_Link">
</text:a>
Повітряне командування «Схід», передає Укрінформ.</text:p>
      <text:p text:style-name="P4">
«Станом на 22:00 підрозділами зенітних ракетних військ та мобільними вогневимигрупами повітряного командування «Схід» знищено 7 ворожих <text:span text:style-name="T4">
<text:a xlink:type="simple" xlink:href="https://www.ukrinform.ua/tag-bpla" text:style-name="Internet_20_link" text:visited-style-name="Visited_20_Internet_20_Link">
</text:a>
 </text:span>
 , з них 6 дронів-камікадзе типуShahed-136. У районі Запоріжжя знешкоджено 6 безпілотників, ще одного збито наоколицях Дніпра», – ідеться в повідомленні.</text:p>
      <text:p text:style-name="P4">
Про результативну роботу сил протиповітряної оборони раніше інформували такожголова Офісу президента України Андрій Єрмак та голова Запорізької ОВА ЮрійМалашко.</text:p>
      <text:p text:style-name="P4">
<text:span text:style-name="T4">
Читайте також:</text:span>
 <text:span text:style-name="T4">
<text:a xlink:type="simple" xlink:href="https://www.ukrinform.ua/rubric-regions/3697676-ppo-zbila-pat-dronivkamikadze-nad-zaporizzam-ermak.html" text:style-name="Internet_20_link" text:visited-style-name="Visited_20_Internet_20_Link">
 </text:a>
 </text:span>
</text:p>
      <text:p text:style-name="P4">
Нагадаємо: повітряна тривога в Запорізькій області тривала понад три години,про її відбій було оголошено о 22:40.</text:p>
      <text:p text:style-name="P4">
Source: <text:a xlink:type="simple" xlink:href="https://www.ukrinform.ua/rubric-ato/3697687-ukrainska-ppo-znisila-sim-bezpilotnikiv-rf-komanduvanna-shid.html" text:style-name="Internet_20_link" text:visited-style-name="Visited_20_Internet_20_Link">
https://www.ukrinform.ua/rubric-ato/3697687-ukrainska-ppo-znisila-sim-bezpilotnikiv-rf-komanduvanna-shid.html</text:a>
</text:p>
      <!--NEWS-->
      <text:h text:style-name="P10" text:outline-level="1">
<text:span text:style-name="T4">
У Комітеті з питань соціполітики та захисту прав ветеранів обговорили питання функціонування госпіталів ветеранів війни</text:span>
</text:h>
      <text:p text:style-name="P4">
Author: ['АРМІЯINFORM']</text:p>
      <text:p text:style-name="P4">
Time: 2023-04-19T98:00:00-04:00</text:p>
      <text:p text:style-name="P4">
Description: Народні депутати України — члени Комітету в порядку контролю розглянули заходи,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3/verhovna-rada-e1634729714540.jpg" text:style-name="Internet_20_link" text:visited-style-name="Visited_20_Internet_20_Link">
verhovna-rada-e1634729714540.jpg</text:a>
']</text:p>
      <text:p text:style-name="P4">
Tags: ['ГОСПІТАЛЬ ВЕТЕРАНІВ ВІЙНИ', 'МЕДИЧНА ДОПОМОГА', 'СОЦІАЛЬНИЙ ЗАХИСТ']</text:p>
      <text:p text:style-name="P4">
Category: News</text:p>
      <!--METADATA-->
      <text:p text:style-name="P4">
<draw:frame draw:style-name="fr1" draw:name="Image443" text:anchor-type="as-char" svg:width="6.9236in" svg:height="4.880826in" draw:z-index="0">
<draw:image xlink:href="../Images/AРМІЯINFORM/2023-04-19T98-00-00-04-00/verhovna-rada-e1634729714540.jpg" xlink:type="simple" xlink:show="embed" xlink:actuate="onLoad" draw:mime-type="image/jpeg"/>
</draw:frame>
</text:p>
      <text:p text:style-name="P4">
Народні депутати України — члени Комітету в порядку контролю розглянулизаходи, які вживаються щодо забезпечення належного функціонування госпіталівветеранів війни та удосконалення надання медичних послуг ветеранам війни. Булизаслухані виступи представників Міністерства соціальної політики, Міністерствау справах ветеранів, Збройних Сил України, Міністерства охорони здоров’я,Міністерства внутрішніх справ, Національної служби здоров’я України. Про це<text:a xlink:type="simple" xlink:href="https://www.rada.gov.ua/news/news_kom/235524.html" text:style-name="Internet_20_link" text:visited-style-name="Visited_20_Internet_20_Link">
повідомляє</text:a>
 Прес-службаАпарату Верховної Ради України.</text:p>
      <text:p text:style-name="P4">
Розгляд контрольного питання відбувся під головуванням Першого заступникаГолови Комітету Михайла Цимбалюка. «Питання функціонування госпіталівветеранів війни, надання медичних послуг ветеранам війни залишаєтьсяактуальним та потребує детального обговорення, — зауважив пан Цимбалюк. —Важливо насамперед встановити, як працюють госпіталі війни і інші військовімедичні заклади в період воєнного стану, проблеми, які виникають в їх роботі іпропозиції щодо вироблення єдиної державної політики в цьому напрямку впіслявоєнний період після нашої Перемоги».</text:p>
      <text:p text:style-name="P4">
У своїх виступах представники Уряду звітували про діяльність підвідомчихреабілітаційних центрів та власні/міжвідомчі напрацювання в сферіреабілітації.</text:p>
      <text:p text:style-name="P4">
Першим було заслухано виступ радниці Міністра соціальної політики ОлениКульчицької, яка наголосила на підтримці Міністерством ініціатив Міністерстваохорони здоров’я по впровадженню мультидисциплінарного підходу в процесреабілітації громадян як з числа цивільних осіб, так і з числа військових.Так, в одному з підвідомчих центрів комплексної реабілітації Міністерствасоціальної політики діє 2 мультидисциплінарні реабілітаційні команди, дороботи якої залучено 5 соціальних працівників. «Надається повний спектр послугреабілітації і стаціонарно, і амбулаторно. В закладі працює також ВЛК, яканадає відповідні висновки щодо необхідності продовжити реабілітацію чи впротезуванні, — повідомила Радниця Міністра соціальної політики. — Наразівідбувається побудова інформаційних обмінів між електронною системою охорониздоров’я, „реабілітаційним модулем“ і Єдиними інформаційними системамисоціальної сфери, зокрема, централізованим банком даних з проблемінвалідності. Це спростить та прискорить документообіг щодо надання тафінансування відповідних послуг».</text:p>
      <text:p text:style-name="P4">
За словами пані Кульчицької, серед пріоритетів Міністерства соціальноїполітики в сфері реабілітації — зміна системи оцінки функціонування людини таперехід системи на Міжнародну класифікацію функціонування. «В цій частині унас ще багато роботи. Що стосується домену соціальної сфери, потрібнонапрацювати перехід, щоб він був комфортний і легкий для соціальнихпрацівників, працівників мультидисциплінарних і реабілітаційних команд, атакож для пацієнтів», — резюмувала Радниця Міністра соціальної політики ОленаКульчицька.</text:p>
      <text:p text:style-name="P4">
Окремо народні депутати України — члени Комітету обговорили можливості наданнясоціальних послуг в громадах за рахунок Державного бюджету. Відповідний проектЗакону вже обговорюється в Кабінеті Міністрів України. По досягненнюузгодженої позиції міністерств, законопроект буде внесено на розгляд ВерховноїРади України.</text:p>
      <text:p text:style-name="P4">
Народний депутат України Юлія Тимошенко звернула увагу учасників засіданняКомітету на проблему неналежного стану низки військових госпіталів та потребуцих установ в ремонтних роботах. Також зазначалося про потребу районнихлікарень в «реабілітаційних пакетах» Національної служби здоров’я України.</text:p>
      <text:p text:style-name="P4">
В свою чергу Перший заступник Міністра охорони здоров’я Сергій Дуброввідзначив, що ті заклади охорони здоров’я, які укладають договори зНаціональною службою здоров’я України, є фінансово-спроможними. «Вонирозвиваються, в цих закладах проводяться закупівля обладнання та ремонти, —повідомив пан Дубров. — Маємо доволі великі залишки, які перевищують 150мільйонів на рахунках закладів».</text:p>
      <text:p text:style-name="P4">
Голова Національної служби здоров’я України Наталія Гусак також запевнилаучасників зібрання, що коштів, які сплачує НСЗУ за медичне обслуговування вгоспіталях ветеранів війни, достатньо для забезпечення безоплатного наданнямедичних послуг, виплати заробітної плати лікарям та медичним працівникам, атакож для розвитку відповідних закладів. «У 2023 році ми значно підняли тарифина реабілітацію. Наразі за стаціонарну комплексну реабілітацію однієї людиними готові сплачувати 33 600 гривень в місяць, якщо, звісно, заклад відповідаєпевним умовам. Це і наявність міждисциплінарної команди, спеціальнеобладнання, дотримання вимог і стандартів при відновленні людини», — зауважилапані Гусак.</text:p>
      <text:p text:style-name="P4">
В той же час низка госпіталів ветеранів війни перебувають на територіяхведення активних бойових дій. А відтак окремі послуги та довготривалелікування у таких закладах, зважаючи на безпекові умови, не можуть бутинадані. «Відповідним закладам Запорізької та Херсонської областей мизапропонували законтрактуватися за спеціальним пакетом, який дає можливість їмзберегти обсяг фінансування на рівні минулого року, — повідомила ГоловаНаціональної служби здоров’я України Наталія Гусак. — Це дає можливістьзберегти кадровий потенціал для надання медичної допомоги в майбутньому».</text:p>
      <text:p text:style-name="P4">
Учасники засідання відзначили високу ефективність державної політики у сферідержавних фінансових гарантій медичного обслуговування населення за програмоюмедичних гарантій, яку реалізує НСЗУ. «Завдяки системі надання „пакетівпослуг“, що підлягають оплаті НСЗУ, лікарні почали себе нормально почувати.Вони мають ремонти на належний рівень надання послуг», — відзначила народнийдепутат України — член Комітету Тетяна Циба.</text:p>
      <text:p text:style-name="P4">
Повертаючись до виступів представників Уряду, то Перший заступник Міністраохорони здоров’я Сергій Дубров повідомив, що станом на 07 квітня 2023 рокуштат 25 підвідомчих госпіталів ветеранів війни нараховує 3 тисячі медичнихпрацівників. «Госпіталі знаходяться на балансах місцевих рад. Два — на балансіМіністерства. Госпіталі ветеранів війни контрактуються на загальних підставах,відповідно до пакетів надання медичної допомоги, яким вони відповідають, —зазначив пан Дубров. — До топ-3 пакетів надання медичної допомоги в 2023 роцівходить реабілітаційна допомога дорослим та дітям у стаціонарних умовах. Мирозуміємо про необхідність розширення психологічної та реабілітаційноїдопомоги саме ветеранам війни».</text:p>
      <text:p text:style-name="P4">
У Міністерстві охорони здоров’я також наголосили на розширенні програми«Доступні ліки», яка дає можливість кожному українцю, зокрема, ветерану війни,отримати низку лікарських засобів безкоштовно або за невелику оплату. Наразі впереліку програми — 486 медичних препаратів. «Зараз напрацьовуємо забезпеченнядля паліативних пацієнтів наркотичних анальгетиків. В другій половині цьогороку будуть запроваджені такі наркотичні анальгетики, як фентанілові пластиріта смужки», — резюмував Сергій Дубров.</text:p>
      <text:p text:style-name="P4">
В свою чергу у Міністерстві у справах ветеранів повідомили про бажання взятина себе відповідальність за забезпечення ветеранів війни психологічноюдопомогою. За словами заступниці Міністерства з питань цифрового розвитку,цифрових трансформацій і цифровізації Тетяни Калити, Міністерство має окремебюджетне фінансування на психологічну допомогу. «Просимо МОЗ розблокувати намможливість її надавати. Ми готові попрацювати, щоб це не вкладалося в вашпакет», — зазначила пані Калита, нагадавши про існуючий в Міністерстві реєстрнадавачів психологічної допомоги.</text:p>
      <text:p text:style-name="P4">
З виступу заступниці Міністра внутрішніх справ Катерини Павліченко сталовідомо, що до сфери відання цього Міністерства належать 36 закладів, щонадають комплекс профілактичних, лікувальних, оздоровчих та реабілітаційнихзаходів як для ветеранів війни, так і для ветеранів системи МВС, учасниківбойових дій, військовослужбовців та певних пільгових категорій та членів їхродин. Крім того, в системі Міністерства діє 8 медичних реабілітаційнихцентрів. На жаль, низка закладів не функціонує через тимчасову окупацію,пошкодження або замінування. «З 24 лютого 2022 року в закладах охорониздоров’я МВС стаціонарне лікування пройшло вже більше 6 тисяч поранених,амбулаторне лікування — більше 2 тисяч поранених, — розповіла пані Павліченко.— Також в цих закладах діє ВЛК, надається медико-психологічна реабілітація.Напрацьовані окремі протоколи роботи з певними категоріями наших працівників,зокрема, таких, які звільнені з полону». МВС разом з МОЗ систематичнореалізовують заходи щодо направлення поранених на лікування та протезування закордон.</text:p>
      <text:p text:style-name="P4">
Щодо питання оптимізації процесів військово-лікарської експертизи тареформування системи медико-соціальної експертизи висловилася заступницяМіністра охорони здоров’я з питань цифрового розвитку, цифрових трансформаційі цифровізації Марія Карчевич.</text:p>
      <text:p text:style-name="P4">
Пані Карчевич розповіла про спільні напрацювання Міноборони, МОЗ, Мінцифри,Мінветеранів та експертів щодо зміни процесу проходження ВЛК, зокрема, вчастині цифровізації процесів та організаційно-ресурсних питань. «Враховуючизростання навантаження на ВЛК, мережа комісій розширюється, в тому числі зарахунок створення додаткових гарнізонних ВЛК та залучення цивільних закладівохорони здоров’я», — повідомляють в Міністерстві охорони здоров’я України. Впланах урядовців — запровадження електронного документообігу між військовимичастинами та військовими госпіталями, а також електронної черги у ВЛК. Окремонапрацьовується порядок інформування військовослужбовців щодо алгоритму дій впроцесі проходження ВЛК, а також наявних у них прав та гарантій, відповідно дозаконодавства.</text:p>
      <text:p text:style-name="P4">
Нагадаємо, що 11 квітня 2022 року Верховна Рада України прийняла за основу двазаконопроекти, які стосуються роботи ВЛК, а саме:</text:p>
      <text:p text:style-name="P4">
проект Закону України про внесення змін до статті 70 Основ законодавстваУкраїни про охорону здоров’я (щодо роботи військово-лікарських комісій);</text:p>
      <text:p text:style-name="P4">
проект Закону України про внесення змін до Статуту внутрішньої служби ЗбройнихСил України щодо удосконалення питань оформлення документів та лікуваннявійськовослужбовців під час дії воєнного стану.</text:p>
      <text:p text:style-name="P4">
«З початку повномасштабної агресії воюють не тільки Збройні Сили України, воюєдержава Україна. Дякую всім міністерствам, які залучені до надання медичноїдопомоги військовослужбовцям. Наразі міжвідомча співпраця досить плідна», —наголосила командувач Медичних сил Збройних Сил України, генерал-майормедичної служби Тетяна Остащенко.</text:p>
      <text:p text:style-name="P4">
За підсумками заходу Перший заступник Голови Комітету Михайло Цимбалюкподякував виступаючим за доповіді, висловивши при цьому жаль з приводувідсутності єдиного відомства, яке відповідало б за державну політику щодофункціонування ветеранських госпіталів та володіло вичерпною інформацією зтого чи іншого питання в цій сфері. «Тому чекаємо письмових пропозицій щодоудосконалення державної політики у сфері діяльності госпіталів та реформуваннясистеми управління госпіталями ветеранів війни», — резюмував пан Цимбалюк.</text:p>
      <text:p text:style-name="P4">
Source: <text:a xlink:type="simple" xlink:href="https://armyinform.com.ua/2023/04/19/u-komiteti-z-pytan-soczipolityky-ta-zahystu-prav-veteraniv-obgovoryly-pytannya-funkczionuvannya-gospitaliv-veteraniv-vijny/" text:style-name="Internet_20_link" text:visited-style-name="Visited_20_Internet_20_Link">
https://armyinform.com.ua/2023/04/19/u-komiteti-z-pytan-soczipolityky-ta-zahystu-prav-veteraniv-obgovoryly-pytannya-funkczionuvannya-gospitaliv-veteraniv-vijny/</text:a>
</text:p>
      <!--NEWS-->
      <text:h text:style-name="P10" text:outline-level="1">
<text:span text:style-name="T4">
Ухвалено порядок ведення Єдиного реєстру депортованих осіб, в тому числі дітей</text:span>
</text:h>
      <text:p text:style-name="P4">
Author: ['АРМІЯINFORM']</text:p>
      <text:p text:style-name="P4">
Time: 2023-04-19T99:00:00-04:00</text:p>
      <text:p text:style-name="P4">
Description: Уряд ухвалив Постанову «Деякі питання захисту осіб, в тому числі дітей, депортованих аб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minreintegracziyi.jpg" text:style-name="Internet_20_link" text:visited-style-name="Visited_20_Internet_20_Link">
minreintegracziyi.jpg</text:a>
']</text:p>
      <text:p text:style-name="P4">
Tags: ['ДЕПОРТОВАНІ УКРАЇНЦІ', 'МІНРЕІНТЕГРАЦІЇ']</text:p>
      <text:p text:style-name="P4">
Category: News</text:p>
      <!--METADATA-->
      <text:p text:style-name="P4">
<draw:frame draw:style-name="fr1" draw:name="Image444" text:anchor-type="as-char" svg:width="6.9236in" svg:height="6.9236in" draw:z-index="0">
<draw:image xlink:href="../Images/AРМІЯINFORM/2023-04-19T99-00-00-04-00/minreintegracziyi.jpg" xlink:type="simple" xlink:show="embed" xlink:actuate="onLoad" draw:mime-type="image/jpeg"/>
</draw:frame>
</text:p>
      <text:p text:style-name="P4">
Уряд ухвалив Постанову «Деякі питання захисту осіб, в тому числі дітей,депортованих або примусово переміщених у зв’язку із збройною агресієюросійської федерації проти України». Проєкт Постанови розроблено командоюМінреінтеграції.</text:p>
      <text:p text:style-name="P4">
Постановою затверджено Порядок створення, ведення та доступу до відомостейЄдиного реєстру депортованих осіб.</text:p>
      <text:p text:style-name="P4">
Так, міністерствам, центральним і місцевим органам влади, головам обласнихвійськових адміністрацій доручено щомісяця подавати до Національногоінформаційного бюро (НІБ) інформацію про депортованих осіб. Саме цей органвідповідатиме за збір і внесення таких даних до реєстру.</text:p>
      <text:p text:style-name="P4">
<text:span text:style-name="T4">
Відповідно до Постанови НІБ також</text:span>
 :</text:p>
      <text:p text:style-name="P4">
— забезпечуватиме обмін інформацією з Міжнародним Комітетом Червоного Хреста,Центральним агентством з розшуку й іншими міжнародними організаціями;</text:p>
      <text:p text:style-name="P4">
— представлятиме інтереси депортованих дітей, в тому числі дітей-сиріт ідітей, позбавлених батьківського піклування, з метою захисту їхніх прав таінтересів;</text:p>
      <text:p text:style-name="P4">
— надаватиме Міністерству закордонних справ (МЗС) усю необхідну інформацію длярозшуку та повернення таких осіб.</text:p>
      <text:p text:style-name="P4">
На МЗС покладено завдання забезпечити широку взаємодію в цих питаннях ізміжнародними організаціями.</text:p>
      <text:p text:style-name="P4">
Своєю чергою органи місцевої влади зобов’язані проводити роз’яснювальну роботусеред місцевого населення про важливість передачі будь-якої відомої інформаціїпро зниклих дорослих і дітей. Це дозволить зібрати якомога більше даних, авідтак — полегшить їх пошуки та повернення.</text:p>
      <text:p text:style-name="P4">
<text:span text:style-name="T4">
Джерело:</text:span>
 <text:a xlink:type="simple" xlink:href="https://minre.gov.ua/2023/04/18/uhvaleno-poryadok-vedennya-yedynogo-reyestru-deportovanyh-osib-v-tomu-chysli-ditej/" text:style-name="Internet_20_link" text:visited-style-name="Visited_20_Internet_20_Link">
Міністерство з питань реінтеграції тимчасово окупованихтериторій України</text:a>
</text:p>
      <text:p text:style-name="P4">
Source: <text:a xlink:type="simple" xlink:href="https://armyinform.com.ua/2023/04/19/uhvaleno-poryadok-vedennya-yedynogo-reyestru-deportovanyh-osib-v-tomu-chysli-ditej/" text:style-name="Internet_20_link" text:visited-style-name="Visited_20_Internet_20_Link">
https://armyinform.com.ua/2023/04/19/uhvaleno-poryadok-vedennya-yedynogo-reyestru-deportovanyh-osib-v-tomu-chysli-dite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